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ItcCenturyLight" svg:font-family="ItcCenturyLight, 'Times New Roman'"/>
    <style:font-face style:name="Mangal2" svg:font-family="Mangal"/>
    <style:font-face style:name="OpenSymbol" svg:font-family="OpenSymbol"/>
    <style:font-face style:name="Courier New" svg:font-family="'Courier New'" style:font-family-generic="modern"/>
    <style:font-face style:name="Tahoma1" svg:font-family="Tahoma" style:font-adornments="Standard" style:font-family-generic="swiss"/>
    <style:font-face style:name="UniversExBlkExt" svg:font-family="UniversExBlkExt"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utura" svg:font-family="Futura, 'Lucida Sans Unico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8.002cm" table:align="margins" style:writing-mode="lr-tb"/>
    </style:style>
    <style:style style:name="Tabelle1.A" style:family="table-column">
      <style:table-column-properties style:column-width="9.001cm" style:rel-column-width="32767*"/>
    </style:style>
    <style:style style:name="Tabelle1.B" style:family="table-column">
      <style:table-column-properties style:column-width="9.001cm" style:rel-column-width="32768*"/>
    </style:style>
    <style:style style:name="Tabelle1.1" style:family="table-row">
      <style:table-row-properties fo:keep-together="auto"/>
    </style:style>
    <style:style style:name="Tabelle1.A1" style:family="table-cell">
      <style:table-cell-properties style:vertical-align="middle" fo:padding-left="0.123cm" fo:padding-right="0.123cm" fo:padding-top="0cm" fo:padding-bottom="0cm" fo:border="none" style:writing-mode="lr-tb"/>
    </style:style>
    <style:style style:name="Tabelle1.A2" style:family="table-cell">
      <style:table-cell-properties style:vertical-align="top" fo:padding-left="0.123cm" fo:padding-right="0.123cm" fo:padding-top="0cm" fo:padding-bottom="0cm" fo:border="none" style:writing-mode="lr-tb"/>
    </style:style>
    <style:style style:name="Tabelle1.3" style:family="table-row">
      <style:table-row-properties style:min-row-height="4.8cm" fo:keep-together="auto"/>
    </style:style>
    <style:style style:name="Tabelle1.9" style:family="table-row">
      <style:table-row-properties style:min-row-height="0.621cm" fo:keep-together="auto"/>
    </style:style>
    <style:style style:name="AVgest"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AVgest.A" style:family="table-column">
      <style:table-column-properties style:column-width="7.084cm" style:rel-column-width="25790*"/>
    </style:style>
    <style:style style:name="AVgest.C" style:family="table-column">
      <style:table-column-properties style:column-width="3.833cm" style:rel-column-width="13955*"/>
    </style:style>
    <style:style style:name="AVgest.1" style:family="table-row">
      <style:table-row-properties style:min-row-height="0.199cm"/>
    </style:style>
    <style:style style:name="AVgest.A1" style:family="table-cell">
      <style:table-cell-properties fo:padding="0.097cm" fo:border-left="0.05pt solid #000000" fo:border-right="none" fo:border-top="0.05pt solid #000000" fo:border-bottom="0.05pt solid #000000"/>
    </style:style>
    <style:style style:name="AVgest.C1" style:family="table-cell">
      <style:table-cell-properties fo:padding="0.097cm" fo:border="0.05pt solid #000000"/>
    </style:style>
    <style:style style:name="Tabelle31" style:family="table">
      <style:table-properties style:width="18.002cm" table:align="margins" style:writing-mode="lr-tb"/>
    </style:style>
    <style:style style:name="Tabelle31.A" style:family="table-column">
      <style:table-column-properties style:column-width="9.001cm" style:rel-column-width="32767*"/>
    </style:style>
    <style:style style:name="Tabelle31.B" style:family="table-column">
      <style:table-column-properties style:column-width="9.001cm" style:rel-column-width="32768*"/>
    </style:style>
    <style:style style:name="Tabelle31.A1" style:family="table-cell">
      <style:table-cell-properties fo:background-color="transparent" fo:padding="0.097cm" fo:border="none" style:writing-mode="page">
        <style:background-image/>
      </style:table-cell-properties>
    </style:style>
    <style:style style:name="Tabelle33"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elle33.A" style:family="table-column">
      <style:table-column-properties style:column-width="9.001cm" style:rel-column-width="32767*"/>
    </style:style>
    <style:style style:name="Tabelle33.B" style:family="table-column">
      <style:table-column-properties style:column-width="9.001cm" style:rel-column-width="32768*"/>
    </style:style>
    <style:style style:name="Tabelle33.1" style:family="table-row">
      <style:table-row-properties fo:background-color="transparent" fo:keep-together="auto">
        <style:background-image/>
      </style:table-row-properties>
    </style:style>
    <style:style style:name="Tabelle33.A1" style:family="table-cell">
      <style:table-cell-properties style:vertical-align="" fo:background-color="transparent" fo:padding="0.097cm" fo:border="none" style:writing-mode="page">
        <style:background-image/>
      </style:table-cell-properties>
    </style:style>
    <style:style style:name="AV_5f_appl" style:display-name="AV_appl" style:family="table">
      <style:table-properties style:width="18.002cm" table:align="margins" style:writing-mode="lr-tb"/>
    </style:style>
    <style:style style:name="AV_5f_appl.A" style:display-name="AV_appl.A" style:family="table-column">
      <style:table-column-properties style:column-width="3.6cm" style:rel-column-width="13107*"/>
    </style:style>
    <style:style style:name="AV_5f_appl.A1" style:display-name="AV_appl.A1" style:family="table-cell">
      <style:table-cell-properties fo:padding="0.097cm" fo:border-left="0.05pt solid #000000" fo:border-right="none" fo:border-top="0.05pt solid #000000" fo:border-bottom="none"/>
    </style:style>
    <style:style style:name="AV_5f_appl.E1" style:display-name="AV_appl.E1" style:family="table-cell">
      <style:table-cell-properties fo:padding="0.097cm" fo:border-left="0.05pt solid #000000" fo:border-right="0.05pt solid #000000" fo:border-top="0.05pt solid #000000" fo:border-bottom="none"/>
    </style:style>
    <style:style style:name="AV_5f_appl.A2" style:display-name="AV_appl.A2" style:family="table-cell">
      <style:table-cell-properties fo:padding="0.097cm" fo:border-left="0.05pt solid #000000" fo:border-right="none" fo:border-top="0.05pt solid #000000" fo:border-bottom="0.05pt solid #000000"/>
    </style:style>
    <style:style style:name="AV_5f_appl.E2" style:display-name="AV_appl.E2" style:family="table-cell">
      <style:table-cell-properties fo:padding="0.097cm" fo:border="0.05pt solid #000000"/>
    </style:style>
    <style:style style:name="AV_5f_appl_5f_sum" style:display-name="AV_appl_sum" style:family="table">
      <style:table-properties style:width="18.002cm" table:align="margins" style:writing-mode="lr-tb"/>
    </style:style>
    <style:style style:name="AV_5f_appl_5f_sum.A" style:display-name="AV_appl_sum.A" style:family="table-column">
      <style:table-column-properties style:column-width="3.6cm" style:rel-column-width="13107*"/>
    </style:style>
    <style:style style:name="AV_5f_appl_5f_sum.A1" style:display-name="AV_appl_sum.A1" style:family="table-cell">
      <style:table-cell-properties fo:padding="0.097cm" fo:border-left="0.05pt solid #000000" fo:border-right="none" fo:border-top="0.05pt solid #000000" fo:border-bottom="0.05pt solid #000000"/>
    </style:style>
    <style:style style:name="AV_5f_appl_5f_sum.E1" style:display-name="AV_appl_sum.E1" style:family="table-cell">
      <style:table-cell-properties fo:padding="0.097cm" fo:border="0.05pt solid #000000"/>
    </style:style>
    <style:style style:name="Tabelle40" style:family="table">
      <style:table-properties style:width="18.002cm" table:align="margins" style:writing-mode="lr-tb"/>
    </style:style>
    <style:style style:name="Tabelle40.A" style:family="table-column">
      <style:table-column-properties style:column-width="8.823cm" style:rel-column-width="32119*"/>
    </style:style>
    <style:style style:name="Tabelle40.B" style:family="table-column">
      <style:table-column-properties style:column-width="9.179cm" style:rel-column-width="33416*"/>
    </style:style>
    <style:style style:name="Tabelle40.1" style:family="table-row">
      <style:table-row-properties fo:keep-together="auto"/>
    </style:style>
    <style:style style:name="Tabelle40.A1" style:family="table-cell">
      <style:table-cell-properties style:vertical-align="top" fo:padding-left="0.123cm" fo:padding-right="0.123cm" fo:padding-top="0cm" fo:padding-bottom="0cm" fo:border="none" style:writing-mode="lr-tb"/>
    </style:style>
    <style:style style:name="Cassa3Anni" style:family="table">
      <style:table-properties style:width="17.992cm" table:align="left" style:writing-mode="lr-tb"/>
    </style:style>
    <style:style style:name="Cassa3Anni.A" style:family="table-column">
      <style:table-column-properties style:column-width="4.443cm"/>
    </style:style>
    <style:style style:name="Cassa3Anni.B" style:family="table-column">
      <style:table-column-properties style:column-width="4.445cm"/>
    </style:style>
    <style:style style:name="Cassa3Anni.C" style:family="table-column">
      <style:table-column-properties style:column-width="3.018cm"/>
    </style:style>
    <style:style style:name="Cassa3Anni.D" style:family="table-column">
      <style:table-column-properties style:column-width="3.057cm"/>
    </style:style>
    <style:style style:name="Cassa3Anni.E" style:family="table-column">
      <style:table-column-properties style:column-width="3.029cm"/>
    </style:style>
    <style:style style:name="Cassa3Anni.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ssa3Anni.E1" style:family="table-cell">
      <style:table-cell-properties fo:background-color="transparent" fo:padding="0.097cm" fo:border="0.5pt solid #000000" style:writing-mode="page">
        <style:background-image/>
      </style:table-cell-properties>
    </style:style>
    <style:style style:name="Cassa3Anni.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ssa3Anni.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assa3Anni.C3" style:family="table-cell" style:data-style-name="N4">
      <style:table-cell-properties fo:background-color="transparent" fo:padding="0.097cm" fo:border-left="0.5pt solid #000000" fo:border-right="none" fo:border-top="none" fo:border-bottom="0.5pt solid #000000" style:writing-mode="page">
        <style:background-image/>
      </style:table-cell-properties>
    </style:style>
    <style:style style:name="Cassa3Anni.E3" style:family="table-cell" style:data-style-name="N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38" style:family="table">
      <style:table-properties style:width="18.002cm" table:align="margins" style:writing-mode="lr-tb"/>
    </style:style>
    <style:style style:name="Tabelle38.A" style:family="table-column">
      <style:table-column-properties style:column-width="8.823cm" style:rel-column-width="32119*"/>
    </style:style>
    <style:style style:name="Tabelle38.B" style:family="table-column">
      <style:table-column-properties style:column-width="9.179cm" style:rel-column-width="33416*"/>
    </style:style>
    <style:style style:name="Tabelle38.1" style:family="table-row">
      <style:table-row-properties fo:keep-together="auto"/>
    </style:style>
    <style:style style:name="Tabelle38.A1" style:family="table-cell">
      <style:table-cell-properties style:vertical-align="top" fo:padding-left="0.123cm" fo:padding-right="0.123cm" fo:padding-top="0cm" fo:padding-bottom="0cm" fo:border="none" style:writing-mode="lr-tb"/>
    </style:style>
    <style:style style:name="Avanzo" style:family="table">
      <style:table-properties style:width="18.002cm" table:align="margins" style:writing-mode="lr-tb"/>
    </style:style>
    <style:style style:name="Avanzo.A" style:family="table-column">
      <style:table-column-properties style:column-width="7.001cm" style:rel-column-width="25485*"/>
    </style:style>
    <style:style style:name="Avanzo.C" style:family="table-column">
      <style:table-column-properties style:column-width="4.001cm" style:rel-column-width="14565*"/>
    </style:style>
    <style:style style:name="Avanzo.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vanzo.C1" style:family="table-cell">
      <style:table-cell-properties fo:background-color="transparent" fo:padding="0.097cm" fo:border="0.5pt solid #000000" style:writing-mode="page">
        <style:background-image/>
      </style:table-cell-properties>
    </style:style>
    <style:style style:name="Avanzo.2" style:family="table-row">
      <style:table-row-properties style:min-row-height="0.944cm"/>
    </style:style>
    <style:style style:name="Avanzo.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vanzo.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vanzoCompos" style:family="table">
      <style:table-properties style:width="18.002cm" table:align="margins" style:writing-mode="lr-tb"/>
    </style:style>
    <style:style style:name="AvanzoCompos.A" style:family="table-column">
      <style:table-column-properties style:column-width="7.001cm" style:rel-column-width="25485*"/>
    </style:style>
    <style:style style:name="AvanzoCompos.C" style:family="table-column">
      <style:table-column-properties style:column-width="4.001cm" style:rel-column-width="14565*"/>
    </style:style>
    <style:style style:name="AvanzoCompo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vanzoCompos.C1" style:family="table-cell">
      <style:table-cell-properties fo:background-color="transparent" fo:padding="0.097cm" fo:border="0.5pt solid #000000" style:writing-mode="page">
        <style:background-image/>
      </style:table-cell-properties>
    </style:style>
    <style:style style:name="AvanzoCompo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vanzoCompos.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39" style:family="table">
      <style:table-properties style:width="18.002cm" table:align="margins" style:writing-mode="lr-tb"/>
    </style:style>
    <style:style style:name="Tabelle39.A" style:family="table-column">
      <style:table-column-properties style:column-width="8.823cm" style:rel-column-width="32118*"/>
    </style:style>
    <style:style style:name="Tabelle39.B" style:family="table-column">
      <style:table-column-properties style:column-width="9.179cm" style:rel-column-width="33417*"/>
    </style:style>
    <style:style style:name="Tabelle39.1" style:family="table-row">
      <style:table-row-properties fo:keep-together="auto"/>
    </style:style>
    <style:style style:name="Tabelle39.A1" style:family="table-cell">
      <style:table-cell-properties style:vertical-align="top" fo:padding-left="0.123cm" fo:padding-right="0.123cm" fo:padding-top="0cm" fo:padding-bottom="0cm" fo:border="none" style:writing-mode="lr-tb"/>
    </style:style>
    <style:style style:name="Tabelle41" style:family="table">
      <style:table-properties style:width="18.002cm" table:align="margins" style:writing-mode="lr-tb"/>
    </style:style>
    <style:style style:name="Tabelle41.A" style:family="table-column">
      <style:table-column-properties style:column-width="9.001cm" style:rel-column-width="32767*"/>
    </style:style>
    <style:style style:name="Tabelle41.B" style:family="table-column">
      <style:table-column-properties style:column-width="9.001cm" style:rel-column-width="32768*"/>
    </style:style>
    <style:style style:name="Tabelle41.1" style:family="table-row">
      <style:table-row-properties fo:keep-together="auto"/>
    </style:style>
    <style:style style:name="Tabelle41.A1" style:family="table-cell">
      <style:table-cell-properties style:vertical-align="top" fo:padding-left="0.123cm" fo:padding-right="0.123cm" fo:padding-top="0cm" fo:padding-bottom="0cm" fo:border="none" style:writing-mode="lr-tb"/>
    </style:style>
    <style:style style:name="E_5f_AV" style:display-name="E_AV" style:family="table">
      <style:table-properties style:width="18.002cm" fo:margin-left="0cm" table:align="left" style:writing-mode="lr-tb"/>
    </style:style>
    <style:style style:name="E_5f_AV.A" style:display-name="E_AV.A" style:family="table-column">
      <style:table-column-properties style:column-width="2.572cm"/>
    </style:style>
    <style:style style:name="E_5f_AV.A1" style:display-name="E_AV.A1" style:family="table-cell">
      <style:table-cell-properties style:vertical-align="middle" fo:padding="0.097cm" fo:border-left="0.05pt solid #000000" fo:border-right="none" fo:border-top="0.05pt solid #000000" fo:border-bottom="0.05pt solid #000000"/>
    </style:style>
    <style:style style:name="E_5f_AV.G1" style:display-name="E_AV.G1" style:family="table-cell">
      <style:table-cell-properties style:vertical-align="middle" fo:padding="0.097cm" fo:border="0.05pt solid #000000"/>
    </style:style>
    <style:style style:name="E_5f_AV.A2" style:display-name="E_AV.A2" style:family="table-cell">
      <style:table-cell-properties fo:padding="0.097cm" fo:border-left="0.05pt solid #000000" fo:border-right="none" fo:border-top="none" fo:border-bottom="0.05pt solid #000000"/>
    </style:style>
    <style:style style:name="E_5f_AV.B2" style:display-name="E_AV.B2" style:family="table-cell">
      <style:table-cell-properties fo:padding="0.097cm" fo:border-left="0.05pt solid #000000" fo:border-right="none" fo:border-top="none" fo:border-bottom="0.05pt solid #000000"/>
    </style:style>
    <style:style style:name="E_5f_AV.C2" style:display-name="E_AV.C2" style:family="table-cell">
      <style:table-cell-properties fo:padding="0.097cm" fo:border-left="0.05pt solid #000000" fo:border-right="none" fo:border-top="none" fo:border-bottom="0.05pt solid #000000"/>
    </style:style>
    <style:style style:name="E_5f_AV.D2" style:display-name="E_AV.D2" style:family="table-cell">
      <style:table-cell-properties fo:padding="0.097cm" fo:border-left="0.05pt solid #000000" fo:border-right="none" fo:border-top="none" fo:border-bottom="0.05pt solid #000000"/>
    </style:style>
    <style:style style:name="E_5f_AV.E2" style:display-name="E_AV.E2" style:family="table-cell">
      <style:table-cell-properties fo:padding="0.097cm" fo:border-left="0.05pt solid #000000" fo:border-right="none" fo:border-top="none" fo:border-bottom="0.05pt solid #000000"/>
    </style:style>
    <style:style style:name="E_5f_AV.F2" style:display-name="E_AV.F2" style:family="table-cell">
      <style:table-cell-properties fo:padding="0.097cm" fo:border-left="0.05pt solid #000000" fo:border-right="none" fo:border-top="none" fo:border-bottom="0.05pt solid #000000"/>
    </style:style>
    <style:style style:name="E_5f_AV.G2" style:display-name="E_AV.G2" style:family="table-cell">
      <style:table-cell-properties fo:padding="0.097cm" fo:border-left="0.05pt solid #000000" fo:border-right="0.05pt solid #000000" fo:border-top="none" fo:border-bottom="0.05pt solid #000000"/>
    </style:style>
    <style:style style:name="E_5f_AV_5f_sum" style:display-name="E_AV_sum" style:family="table">
      <style:table-properties style:width="18.002cm" fo:margin-left="0cm" table:align="left" style:writing-mode="lr-tb"/>
    </style:style>
    <style:style style:name="E_5f_AV_5f_sum.A" style:display-name="E_AV_sum.A" style:family="table-column">
      <style:table-column-properties style:column-width="2.572cm"/>
    </style:style>
    <style:style style:name="E_5f_AV_5f_sum.A1" style:display-name="E_AV_sum.A1" style:family="table-cell">
      <style:table-cell-properties fo:padding="0.097cm" fo:border-left="0.05pt solid #000000" fo:border-right="none" fo:border-top="0.05pt solid #000000" fo:border-bottom="0.05pt solid #000000"/>
    </style:style>
    <style:style style:name="E_5f_AV_5f_sum.G1" style:display-name="E_AV_sum.G1" style:family="table-cell">
      <style:table-cell-properties fo:padding="0.097cm" fo:border="0.05pt solid #000000"/>
    </style:style>
    <style:style style:name="Uscite" style:family="table">
      <style:table-properties style:width="18.002cm" table:align="margins" style:writing-mode="lr-tb"/>
    </style:style>
    <style:style style:name="Uscite.A" style:family="table-column">
      <style:table-column-properties style:column-width="2.572cm" style:rel-column-width="9362*"/>
    </style:style>
    <style:style style:name="Uscite.G" style:family="table-column">
      <style:table-column-properties style:column-width="2.572cm" style:rel-column-width="9363*"/>
    </style:style>
    <style:style style:name="Uscite.A1" style:family="table-cell">
      <style:table-cell-properties style:vertical-align="middle" fo:padding="0.097cm" fo:border-left="0.05pt solid #000000" fo:border-right="none" fo:border-top="0.05pt solid #000000" fo:border-bottom="0.05pt solid #000000"/>
    </style:style>
    <style:style style:name="Uscite.G1" style:family="table-cell">
      <style:table-cell-properties style:vertical-align="middle" fo:padding="0.097cm" fo:border="0.05pt solid #000000"/>
    </style:style>
    <style:style style:name="Uscite.A2" style:family="table-cell">
      <style:table-cell-properties fo:padding="0.097cm" fo:border-left="0.05pt solid #000000" fo:border-right="none" fo:border-top="none" fo:border-bottom="0.05pt solid #000000"/>
    </style:style>
    <style:style style:name="Uscite.B2" style:family="table-cell">
      <style:table-cell-properties fo:padding="0.097cm" fo:border-left="0.05pt solid #000000" fo:border-right="none" fo:border-top="none" fo:border-bottom="0.05pt solid #000000"/>
    </style:style>
    <style:style style:name="Uscite.C2" style:family="table-cell">
      <style:table-cell-properties fo:padding="0.097cm" fo:border-left="0.05pt solid #000000" fo:border-right="none" fo:border-top="none" fo:border-bottom="0.05pt solid #000000"/>
    </style:style>
    <style:style style:name="Uscite.D2" style:family="table-cell">
      <style:table-cell-properties fo:padding="0.097cm" fo:border-left="0.05pt solid #000000" fo:border-right="none" fo:border-top="none" fo:border-bottom="0.05pt solid #000000"/>
    </style:style>
    <style:style style:name="Uscite.E2" style:family="table-cell">
      <style:table-cell-properties fo:padding="0.097cm" fo:border-left="0.05pt solid #000000" fo:border-right="none" fo:border-top="none" fo:border-bottom="0.05pt solid #000000"/>
    </style:style>
    <style:style style:name="Uscite.F2" style:family="table-cell">
      <style:table-cell-properties fo:padding="0.097cm" fo:border-left="0.05pt solid #000000" fo:border-right="none" fo:border-top="none" fo:border-bottom="0.05pt solid #000000"/>
    </style:style>
    <style:style style:name="Uscite.G2" style:family="table-cell">
      <style:table-cell-properties fo:padding="0.097cm" fo:border-left="0.05pt solid #000000" fo:border-right="0.05pt solid #000000" fo:border-top="none" fo:border-bottom="0.05pt solid #000000"/>
    </style:style>
    <style:style style:name="Tabelle5" style:family="table">
      <style:table-properties style:width="18.002cm" table:align="margins" style:writing-mode="lr-tb"/>
    </style:style>
    <style:style style:name="Tabelle5.A" style:family="table-column">
      <style:table-column-properties style:column-width="9.001cm" style:rel-column-width="32767*"/>
    </style:style>
    <style:style style:name="Tabelle5.B" style:family="table-column">
      <style:table-column-properties style:column-width="9.001cm" style:rel-column-width="32768*"/>
    </style:style>
    <style:style style:name="Tabelle5.1" style:family="table-row">
      <style:table-row-properties fo:keep-together="auto"/>
    </style:style>
    <style:style style:name="Tabelle5.A1" style:family="table-cell">
      <style:table-cell-properties style:vertical-align="top" fo:padding-left="0.123cm" fo:padding-right="0.123cm" fo:padding-top="0cm" fo:padding-bottom="0cm" fo:border="none" style:writing-mode="lr-tb"/>
    </style:style>
    <style:style style:name="Entrate"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Entrate.A" style:family="table-column">
      <style:table-column-properties style:column-width="6.997cm" style:rel-column-width="25475*"/>
    </style:style>
    <style:style style:name="Entrate.C" style:family="table-column">
      <style:table-column-properties style:column-width="4.006cm" style:rel-column-width="14585*"/>
    </style:style>
    <style:style style:name="Entrate.1" style:family="table-row">
      <style:table-row-properties fo:background-color="transparent" fo:keep-together="auto">
        <style:background-image/>
      </style:table-row-properties>
    </style:style>
    <style:style style:name="Entrate.A1"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Entrate.C1" style:family="table-cell">
      <style:table-cell-properties style:vertical-align="" fo:background-color="transparent" fo:padding="0.097cm" fo:border="0.05pt solid #000000" style:writing-mode="lr-tb">
        <style:background-image/>
      </style:table-cell-properties>
    </style:style>
    <style:style style:name="Entrat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C2" style:family="table-cell" style:data-style-name="N4">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rate.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C3" style:family="table-cell" style:data-style-name="N4">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rate.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C4" style:family="table-cell" style:data-style-name="N4">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rate.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C5" style:family="table-cell" style:data-style-name="N4">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rate.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rate.C6" style:family="table-cell" style:data-style-name="N4">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18.002cm" table:align="margins" style:writing-mode="lr-tb"/>
    </style:style>
    <style:style style:name="Tabelle7.A" style:family="table-column">
      <style:table-column-properties style:column-width="9.001cm" style:rel-column-width="32767*"/>
    </style:style>
    <style:style style:name="Tabelle7.B" style:family="table-column">
      <style:table-column-properties style:column-width="9.001cm" style:rel-column-width="32768*"/>
    </style:style>
    <style:style style:name="Tabelle7.1" style:family="table-row">
      <style:table-row-properties fo:keep-together="auto"/>
    </style:style>
    <style:style style:name="Tabelle7.A1" style:family="table-cell">
      <style:table-cell-properties style:vertical-align="top" fo:padding-left="0.123cm" fo:padding-right="0.123cm" fo:padding-top="0cm" fo:padding-bottom="0cm" fo:border="none" style:writing-mode="lr-tb"/>
    </style:style>
    <style:style style:name="Equilibrio1Plur" style:family="table">
      <style:table-properties style:width="17.958cm" fo:margin-left="0.019cm" table:align="left" style:writing-mode="lr-tb"/>
    </style:style>
    <style:style style:name="Equilibrio1Plur.A" style:family="table-column">
      <style:table-column-properties style:column-width="4.597cm"/>
    </style:style>
    <style:style style:name="Equilibrio1Plur.B" style:family="table-column">
      <style:table-column-properties style:column-width="4.81cm"/>
    </style:style>
    <style:style style:name="Equilibrio1Plur.C" style:family="table-column">
      <style:table-column-properties style:column-width="2.85cm"/>
    </style:style>
    <style:style style:name="Equilibrio1Plur.A1" style:family="table-cell">
      <style:table-cell-properties fo:padding="0.097cm" fo:border-left="0.05pt solid #000000" fo:border-right="none" fo:border-top="0.05pt solid #000000" fo:border-bottom="0.05pt solid #000000"/>
    </style:style>
    <style:style style:name="Equilibrio1Plur.E1" style:family="table-cell">
      <style:table-cell-properties fo:padding="0.097cm" fo:border="0.05pt solid #000000"/>
    </style:style>
    <style:style style:name="Equilibrio1Plur.A2" style:family="table-cell">
      <style:table-cell-properties fo:padding="0.097cm" fo:border-left="0.05pt solid #000000" fo:border-right="none" fo:border-top="none" fo:border-bottom="0.05pt solid #000000"/>
    </style:style>
    <style:style style:name="Equilibrio1Plur.E2" style:family="table-cell">
      <style:table-cell-properties fo:padding="0.097cm" fo:border-left="0.05pt solid #000000" fo:border-right="0.05pt solid #000000" fo:border-top="none" fo:border-bottom="0.05pt solid #000000"/>
    </style:style>
    <style:style style:name="Equilibrio2Plur" style:family="table">
      <style:table-properties style:width="17.958cm" fo:margin-left="0.019cm" table:align="left" style:writing-mode="lr-tb"/>
    </style:style>
    <style:style style:name="Equilibrio2Plur.A" style:family="table-column">
      <style:table-column-properties style:column-width="4.597cm"/>
    </style:style>
    <style:style style:name="Equilibrio2Plur.B" style:family="table-column">
      <style:table-column-properties style:column-width="4.81cm"/>
    </style:style>
    <style:style style:name="Equilibrio2Plur.C" style:family="table-column">
      <style:table-column-properties style:column-width="2.85cm"/>
    </style:style>
    <style:style style:name="Equilibrio2Plur.A1" style:family="table-cell">
      <style:table-cell-properties fo:padding="0.097cm" fo:border-left="0.05pt solid #000000" fo:border-right="none" fo:border-top="0.05pt solid #000000" fo:border-bottom="0.05pt solid #000000"/>
    </style:style>
    <style:style style:name="Equilibrio2Plur.E1" style:family="table-cell">
      <style:table-cell-properties fo:padding="0.097cm" fo:border="0.05pt solid #000000"/>
    </style:style>
    <style:style style:name="Equilibrio2Plur.A2" style:family="table-cell">
      <style:table-cell-properties fo:padding="0.097cm" fo:border-left="0.05pt solid #000000" fo:border-right="none" fo:border-top="none" fo:border-bottom="0.05pt solid #000000"/>
    </style:style>
    <style:style style:name="Equilibrio2Plur.E2" style:family="table-cell">
      <style:table-cell-properties fo:padding="0.097cm" fo:border-left="0.05pt solid #000000" fo:border-right="0.05pt solid #000000" fo:border-top="none" fo:border-bottom="0.05pt solid #000000"/>
    </style:style>
    <style:style style:name="Tabelle6" style:family="table">
      <style:table-properties style:width="18.002cm" table:align="margins" style:writing-mode="lr-tb"/>
    </style:style>
    <style:style style:name="Tabelle6.A" style:family="table-column">
      <style:table-column-properties style:column-width="9.001cm" style:rel-column-width="32767*"/>
    </style:style>
    <style:style style:name="Tabelle6.B" style:family="table-column">
      <style:table-column-properties style:column-width="9.001cm" style:rel-column-width="32768*"/>
    </style:style>
    <style:style style:name="Tabelle6.1" style:family="table-row">
      <style:table-row-properties fo:keep-together="auto"/>
    </style:style>
    <style:style style:name="Tabelle6.A1" style:family="table-cell">
      <style:table-cell-properties style:vertical-align="top" fo:padding-left="0.123cm" fo:padding-right="0.123cm" fo:padding-top="0cm" fo:padding-bottom="0cm" fo:border="none" style:writing-mode="lr-tb"/>
    </style:style>
    <style:style style:name="Tabelle34" style:family="table">
      <style:table-properties style:width="17.985cm" fo:margin-left="-0.016cm" fo:margin-top="0cm" fo:margin-bottom="0cm" table:align="left" style:writing-mode="lr-tb"/>
    </style:style>
    <style:style style:name="Tabelle34.A" style:family="table-column">
      <style:table-column-properties style:column-width="5.749cm"/>
    </style:style>
    <style:style style:name="Tabelle34.B" style:family="table-column">
      <style:table-column-properties style:column-width="5.5cm"/>
    </style:style>
    <style:style style:name="Tabelle34.C" style:family="table-column">
      <style:table-column-properties style:column-width="2.252cm"/>
    </style:style>
    <style:style style:name="Tabelle34.D" style:family="table-column">
      <style:table-column-properties style:column-width="2.249cm"/>
    </style:style>
    <style:style style:name="Tabelle34.E" style:family="table-column">
      <style:table-column-properties style:column-width="2.235cm"/>
    </style:style>
    <style:style style:name="Tabelle34.1" style:family="table-row">
      <style:table-row-properties style:min-row-height="1.633cm" fo:keep-together="auto"/>
    </style:style>
    <style:style style:name="Tabelle34.A1" style:family="table-cell">
      <style:table-cell-properties style:vertical-align="middle" fo:padding="0.097cm" fo:border="0.5pt solid #000000" style:writing-mode="lr-tb"/>
    </style:style>
    <style:style style:name="Tabelle34.D1" style:family="table-cell">
      <style:table-cell-properties style:vertical-align="middle" fo:padding-left="0.018cm" fo:padding-right="0.018cm" fo:padding-top="0cm" fo:padding-bottom="0cm" fo:border="0.5pt solid #000000" style:writing-mode="lr-tb"/>
    </style:style>
    <style:style style:name="Tabelle34.2" style:family="table-row">
      <style:table-row-properties fo:keep-together="auto"/>
    </style:style>
    <style:style style:name="Tabelle34.3" style:family="table-row">
      <style:table-row-properties fo:keep-together="auto"/>
    </style:style>
    <style:style style:name="Tabelle34.4" style:family="table-row">
      <style:table-row-properties fo:keep-together="auto"/>
    </style:style>
    <style:style style:name="Tabelle34.5" style:family="table-row">
      <style:table-row-properties fo:keep-together="auto"/>
    </style:style>
    <style:style style:name="Tabelle34.6" style:family="table-row">
      <style:table-row-properties fo:keep-together="auto"/>
    </style:style>
    <style:style style:name="Tabelle34.7" style:family="table-row">
      <style:table-row-properties style:min-row-height="0.804cm" fo:keep-together="auto"/>
    </style:style>
    <style:style style:name="Tabelle34.8" style:family="table-row">
      <style:table-row-properties fo:keep-together="auto"/>
    </style:style>
    <style:style style:name="Tabelle34.9" style:family="table-row">
      <style:table-row-properties style:min-row-height="0.053cm" fo:keep-together="auto"/>
    </style:style>
    <style:style style:name="Tabelle34.11" style:family="table-row">
      <style:table-row-properties fo:keep-together="auto"/>
    </style:style>
    <style:style style:name="Tabelle34.12" style:family="table-row">
      <style:table-row-properties fo:keep-together="auto"/>
    </style:style>
    <style:style style:name="Tabelle34.13" style:family="table-row">
      <style:table-row-properties fo:keep-together="auto"/>
    </style:style>
    <style:style style:name="Tabelle34.14" style:family="table-row">
      <style:table-row-properties fo:keep-together="auto"/>
    </style:style>
    <style:style style:name="Tabelle34.15" style:family="table-row">
      <style:table-row-properties fo:keep-together="auto"/>
    </style:style>
    <style:style style:name="Tabelle34.16" style:family="table-row">
      <style:table-row-properties fo:keep-together="auto"/>
    </style:style>
    <style:style style:name="Tabelle35" style:family="table">
      <style:table-properties style:width="17.985cm" fo:margin-left="-0.016cm" fo:margin-top="0cm" fo:margin-bottom="0cm" table:align="left" style:writing-mode="lr-tb"/>
    </style:style>
    <style:style style:name="Tabelle35.A" style:family="table-column">
      <style:table-column-properties style:column-width="5.749cm"/>
    </style:style>
    <style:style style:name="Tabelle35.B" style:family="table-column">
      <style:table-column-properties style:column-width="5.5cm"/>
    </style:style>
    <style:style style:name="Tabelle35.C" style:family="table-column">
      <style:table-column-properties style:column-width="2.252cm"/>
    </style:style>
    <style:style style:name="Tabelle35.D" style:family="table-column">
      <style:table-column-properties style:column-width="2.249cm"/>
    </style:style>
    <style:style style:name="Tabelle35.E" style:family="table-column">
      <style:table-column-properties style:column-width="2.235cm"/>
    </style:style>
    <style:style style:name="Tabelle35.1" style:family="table-row">
      <style:table-row-properties fo:keep-together="auto"/>
    </style:style>
    <style:style style:name="Tabelle35.A1" style:family="table-cell">
      <style:table-cell-properties style:vertical-align="middle" fo:padding="0.097cm" fo:border="0.5pt solid #000000" style:writing-mode="lr-tb"/>
    </style:style>
    <style:style style:name="Tabelle35.D1" style:family="table-cell">
      <style:table-cell-properties style:vertical-align="middle" fo:padding-left="0.018cm" fo:padding-right="0.018cm" fo:padding-top="0cm" fo:padding-bottom="0cm" fo:border="0.5pt solid #000000" style:writing-mode="lr-tb"/>
    </style:style>
    <style:style style:name="Tabelle45" style:family="table">
      <style:table-properties style:width="17.985cm" fo:margin-left="-0.016cm" fo:margin-top="0cm" fo:margin-bottom="0cm" table:align="left" style:writing-mode="lr-tb"/>
    </style:style>
    <style:style style:name="Tabelle45.A" style:family="table-column">
      <style:table-column-properties style:column-width="5.749cm"/>
    </style:style>
    <style:style style:name="Tabelle45.B" style:family="table-column">
      <style:table-column-properties style:column-width="5.5cm"/>
    </style:style>
    <style:style style:name="Tabelle45.C" style:family="table-column">
      <style:table-column-properties style:column-width="2.252cm"/>
    </style:style>
    <style:style style:name="Tabelle45.D" style:family="table-column">
      <style:table-column-properties style:column-width="2.249cm"/>
    </style:style>
    <style:style style:name="Tabelle45.E" style:family="table-column">
      <style:table-column-properties style:column-width="2.235cm"/>
    </style:style>
    <style:style style:name="Tabelle45.1" style:family="table-row">
      <style:table-row-properties fo:keep-together="auto"/>
    </style:style>
    <style:style style:name="Tabelle45.A1" style:family="table-cell">
      <style:table-cell-properties style:vertical-align="middle" fo:padding="0.097cm" fo:border="0.5pt solid #000000" style:writing-mode="lr-tb"/>
    </style:style>
    <style:style style:name="Tabelle45.D1" style:family="table-cell">
      <style:table-cell-properties style:vertical-align="middle" fo:padding-left="0.018cm" fo:padding-right="0.018cm" fo:padding-top="0cm" fo:padding-bottom="0cm" fo:border="0.5pt solid #000000" style:writing-mode="lr-tb"/>
    </style:style>
    <style:style style:name="Tabelle8" style:family="table">
      <style:table-properties style:width="18.002cm" table:align="margins" style:writing-mode="lr-tb"/>
    </style:style>
    <style:style style:name="Tabelle8.A" style:family="table-column">
      <style:table-column-properties style:column-width="9.001cm" style:rel-column-width="32767*"/>
    </style:style>
    <style:style style:name="Tabelle8.B" style:family="table-column">
      <style:table-column-properties style:column-width="9.001cm" style:rel-column-width="32768*"/>
    </style:style>
    <style:style style:name="Tabelle8.1" style:family="table-row">
      <style:table-row-properties fo:keep-together="auto"/>
    </style:style>
    <style:style style:name="Tabelle8.A1" style:family="table-cell">
      <style:table-cell-properties style:vertical-align="top" fo:padding-left="0.123cm" fo:padding-right="0.123cm" fo:padding-top="0cm" fo:padding-bottom="0cm" fo:border="none" style:writing-mode="lr-tb"/>
    </style:style>
    <style:style style:name="CAPEUT" style:family="table">
      <style:table-properties style:width="17.965cm" fo:margin-left="0.019cm" table:align="left" style:writing-mode="lr-tb"/>
    </style:style>
    <style:style style:name="CAPEUT.A" style:family="table-column">
      <style:table-column-properties style:column-width="4.597cm"/>
    </style:style>
    <style:style style:name="CAPEUT.B" style:family="table-column">
      <style:table-column-properties style:column-width="4.81cm"/>
    </style:style>
    <style:style style:name="CAPEUT.C" style:family="table-column">
      <style:table-column-properties style:column-width="2.85cm"/>
    </style:style>
    <style:style style:name="CAPEUT.E" style:family="table-column">
      <style:table-column-properties style:column-width="2.858cm"/>
    </style:style>
    <style:style style:name="CAPEUT.A1" style:family="table-cell">
      <style:table-cell-properties fo:padding="0.097cm" fo:border-left="0.05pt solid #000000" fo:border-right="none" fo:border-top="0.05pt solid #000000" fo:border-bottom="0.05pt solid #000000"/>
    </style:style>
    <style:style style:name="CAPEUT.E1" style:family="table-cell">
      <style:table-cell-properties fo:padding="0.097cm" fo:border="0.05pt solid #000000"/>
    </style:style>
    <style:style style:name="CAPEUT.A2" style:family="table-cell">
      <style:table-cell-properties fo:padding="0.097cm" fo:border-left="0.05pt solid #000000" fo:border-right="none" fo:border-top="none" fo:border-bottom="0.05pt solid #000000"/>
    </style:style>
    <style:style style:name="CAPEUT.E2" style:family="table-cell">
      <style:table-cell-properties fo:padding="0.097cm" fo:border-left="0.05pt solid #000000" fo:border-right="0.05pt solid #000000" fo:border-top="none" fo:border-bottom="0.05pt solid #000000"/>
    </style:style>
    <style:style style:name="CAPEUT_5f_sum" style:display-name="CAPEUT_sum" style:family="table">
      <style:table-properties style:width="17.965cm" fo:margin-left="0.019cm" table:align="left" style:writing-mode="lr-tb"/>
    </style:style>
    <style:style style:name="CAPEUT_5f_sum.A" style:display-name="CAPEUT_sum.A" style:family="table-column">
      <style:table-column-properties style:column-width="4.597cm"/>
    </style:style>
    <style:style style:name="CAPEUT_5f_sum.B" style:display-name="CAPEUT_sum.B" style:family="table-column">
      <style:table-column-properties style:column-width="4.81cm"/>
    </style:style>
    <style:style style:name="CAPEUT_5f_sum.C" style:display-name="CAPEUT_sum.C" style:family="table-column">
      <style:table-column-properties style:column-width="2.85cm"/>
    </style:style>
    <style:style style:name="CAPEUT_5f_sum.E" style:display-name="CAPEUT_sum.E" style:family="table-column">
      <style:table-column-properties style:column-width="2.858cm"/>
    </style:style>
    <style:style style:name="CAPEUT_5f_sum.A1" style:display-name="CAPEUT_sum.A1" style:family="table-cell">
      <style:table-cell-properties fo:padding="0.097cm" fo:border-left="0.05pt solid #000000" fo:border-right="none" fo:border-top="0.05pt solid #000000" fo:border-bottom="0.05pt solid #000000"/>
    </style:style>
    <style:style style:name="CAPEUT_5f_sum.E1" style:display-name="CAPEUT_sum.E1" style:family="table-cell">
      <style:table-cell-properties fo:padding="0.097cm" fo:border="0.05pt solid #000000"/>
    </style:style>
    <style:style style:name="capUUT" style:family="table">
      <style:table-properties style:width="17.958cm" fo:margin-left="0.019cm" table:align="left" style:writing-mode="lr-tb"/>
    </style:style>
    <style:style style:name="capUUT.A" style:family="table-column">
      <style:table-column-properties style:column-width="4.597cm"/>
    </style:style>
    <style:style style:name="capUUT.B" style:family="table-column">
      <style:table-column-properties style:column-width="4.81cm"/>
    </style:style>
    <style:style style:name="capUUT.C" style:family="table-column">
      <style:table-column-properties style:column-width="2.85cm"/>
    </style:style>
    <style:style style:name="capUUT.A1" style:family="table-cell">
      <style:table-cell-properties fo:padding="0.097cm" fo:border-left="0.05pt solid #000000" fo:border-right="none" fo:border-top="0.05pt solid #000000" fo:border-bottom="0.05pt solid #000000"/>
    </style:style>
    <style:style style:name="capUUT.E1" style:family="table-cell">
      <style:table-cell-properties fo:padding="0.097cm" fo:border="0.05pt solid #000000"/>
    </style:style>
    <style:style style:name="capUUT.A2" style:family="table-cell">
      <style:table-cell-properties fo:padding="0.097cm" fo:border-left="0.05pt solid #000000" fo:border-right="none" fo:border-top="none" fo:border-bottom="0.05pt solid #000000"/>
    </style:style>
    <style:style style:name="capUUT.E2" style:family="table-cell">
      <style:table-cell-properties fo:padding="0.097cm" fo:border-left="0.05pt solid #000000" fo:border-right="0.05pt solid #000000" fo:border-top="none" fo:border-bottom="0.05pt solid #000000"/>
    </style:style>
    <style:style style:name="Tabelle49" style:family="table">
      <style:table-properties style:width="18.002cm" table:align="margins" style:writing-mode="lr-tb"/>
    </style:style>
    <style:style style:name="Tabelle49.A" style:family="table-column">
      <style:table-column-properties style:column-width="9.001cm" style:rel-column-width="32767*"/>
    </style:style>
    <style:style style:name="Tabelle49.B" style:family="table-column">
      <style:table-column-properties style:column-width="9.001cm" style:rel-column-width="32768*"/>
    </style:style>
    <style:style style:name="Tabelle49.1" style:family="table-row">
      <style:table-row-properties fo:keep-together="auto"/>
    </style:style>
    <style:style style:name="Tabelle49.A1" style:family="table-cell">
      <style:table-cell-properties style:vertical-align="top" fo:padding-left="0.123cm" fo:padding-right="0.123cm" fo:padding-top="0cm" fo:padding-bottom="0cm" fo:border="none" style:writing-mode="lr-tb"/>
    </style:style>
    <style:style style:name="Tabelle53" style:family="table">
      <style:table-properties style:width="18.124cm" fo:margin-left="-0.123cm" fo:margin-top="0cm" fo:margin-bottom="0cm" table:align="left" style:writing-mode="lr-tb"/>
    </style:style>
    <style:style style:name="Tabelle53.A" style:family="table-column">
      <style:table-column-properties style:column-width="6.5cm"/>
    </style:style>
    <style:style style:name="Tabelle53.B" style:family="table-column">
      <style:table-column-properties style:column-width="5.001cm"/>
    </style:style>
    <style:style style:name="Tabelle53.C" style:family="table-column">
      <style:table-column-properties style:column-width="2.251cm"/>
    </style:style>
    <style:style style:name="Tabelle53.D" style:family="table-column">
      <style:table-column-properties style:column-width="2.249cm"/>
    </style:style>
    <style:style style:name="Tabelle53.E" style:family="table-column">
      <style:table-column-properties style:column-width="2.124cm"/>
    </style:style>
    <style:style style:name="Tabelle53.1" style:family="table-row">
      <style:table-row-properties style:min-row-height="0.529cm" fo:keep-together="auto"/>
    </style:style>
    <style:style style:name="Tabelle53.A1" style:family="table-cell">
      <style:table-cell-properties style:vertical-align="middle" fo:padding-left="0.123cm" fo:padding-right="0.123cm" fo:padding-top="0cm" fo:padding-bottom="0cm" fo:border="0.5pt solid #000000" style:writing-mode="lr-tb"/>
    </style:style>
    <style:style style:name="Tabelle53.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53.2" style:family="table-row">
      <style:table-row-properties style:min-row-height="0.101cm" fo:keep-together="auto"/>
    </style:style>
    <style:style style:name="Tabelle53.C2" style:family="table-cell">
      <style:table-cell-properties style:vertical-align="bottom" fo:padding-left="0.123cm" fo:padding-right="0.123cm" fo:padding-top="0cm" fo:padding-bottom="0cm" fo:border-left="none" fo:border-right="0.5pt solid #000000" fo:border-top="0.5pt solid #000000" fo:border-bottom="0.5pt solid #000000" style:writing-mode="lr-tb"/>
    </style:style>
    <style:style style:name="Tabelle53.3" style:family="table-row">
      <style:table-row-properties style:min-row-height="0.305cm" fo:keep-together="auto"/>
    </style:style>
    <style:style style:name="Tabelle53.4" style:family="table-row">
      <style:table-row-properties style:min-row-height="0.236cm" fo:keep-together="auto"/>
    </style:style>
    <style:style style:name="Tabelle53.5" style:family="table-row">
      <style:table-row-properties style:min-row-height="0.191cm" fo:keep-together="auto"/>
    </style:style>
    <style:style style:name="Tabelle53.6" style:family="table-row">
      <style:table-row-properties style:min-row-height="0.118cm" fo:keep-together="auto"/>
    </style:style>
    <style:style style:name="Tabelle53.7" style:family="table-row">
      <style:table-row-properties style:min-row-height="0.088cm" fo:keep-together="auto"/>
    </style:style>
    <style:style style:name="Tabelle53.8" style:family="table-row">
      <style:table-row-properties style:min-row-height="0.279cm" fo:keep-together="auto"/>
    </style:style>
    <style:style style:name="Tabelle53.9" style:family="table-row">
      <style:table-row-properties style:min-row-height="0.231cm" fo:keep-together="auto"/>
    </style:style>
    <style:style style:name="Tabelle6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elle61.A" style:family="table-column">
      <style:table-column-properties style:column-width="9.001cm" style:rel-column-width="32767*"/>
    </style:style>
    <style:style style:name="Tabelle61.B" style:family="table-column">
      <style:table-column-properties style:column-width="9.001cm" style:rel-column-width="32768*"/>
    </style:style>
    <style:style style:name="Tabelle61.1" style:family="table-row">
      <style:table-row-properties fo:background-color="transparent" fo:keep-together="auto">
        <style:background-image/>
      </style:table-row-properties>
    </style:style>
    <style:style style:name="Tabelle61.A1"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Tabelle61.A2"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AVPresAppl" style:family="table">
      <style:table-properties style:width="17.649cm" fo:margin-left="-0.011cm" fo:margin-top="0cm" fo:margin-bottom="0cm" table:align="left" style:writing-mode="lr-tb"/>
    </style:style>
    <style:style style:name="AVPresAppl.A" style:family="table-column">
      <style:table-column-properties style:column-width="7.761cm"/>
    </style:style>
    <style:style style:name="AVPresAppl.B" style:family="table-column">
      <style:table-column-properties style:column-width="6.576cm"/>
    </style:style>
    <style:style style:name="AVPresAppl.C" style:family="table-column">
      <style:table-column-properties style:column-width="3.313cm"/>
    </style:style>
    <style:style style:name="AVPresAppl.1" style:family="table-row">
      <style:table-row-properties fo:keep-together="auto"/>
    </style:style>
    <style:style style:name="AVPresAppl.A1" style:family="table-cell">
      <style:table-cell-properties style:vertical-align="" fo:padding="0.097cm" fo:border-left="0.25pt solid #000000" fo:border-right="none" fo:border-top="0.25pt solid #000000" fo:border-bottom="0.25pt solid #000000" style:writing-mode="lr-tb"/>
    </style:style>
    <style:style style:name="AVPresAppl.C1" style:family="table-cell">
      <style:table-cell-properties style:vertical-align="" fo:padding="0.097cm" fo:border="0.25pt solid #000000" style:writing-mode="lr-tb"/>
    </style:style>
    <style:style style:name="Tabelle63"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elle63.A" style:family="table-column">
      <style:table-column-properties style:column-width="9.001cm" style:rel-column-width="32767*"/>
    </style:style>
    <style:style style:name="Tabelle63.B" style:family="table-column">
      <style:table-column-properties style:column-width="9.001cm" style:rel-column-width="32768*"/>
    </style:style>
    <style:style style:name="Tabelle63.1" style:family="table-row">
      <style:table-row-properties fo:background-color="transparent" fo:keep-together="auto">
        <style:background-image/>
      </style:table-row-properties>
    </style:style>
    <style:style style:name="Tabelle63.A1" style:family="table-cell">
      <style:table-cell-properties style:vertical-align="middle" fo:background-color="transparent" fo:padding-left="0.123cm" fo:padding-right="0.123cm" fo:padding-top="0cm" fo:padding-bottom="0cm" fo:border="none" style:writing-mode="lr-tb">
        <style:background-image/>
      </style:table-cell-properties>
    </style:style>
    <style:style style:name="Tabelle63.A2" style:family="table-cell">
      <style:table-cell-properties style:vertical-align="" fo:background-color="transparent" fo:padding-left="0.123cm" fo:padding-right="0.123cm" fo:padding-top="0cm" fo:padding-bottom="0cm" fo:border="none" style:writing-mode="lr-tb">
        <style:background-image/>
      </style:table-cell-properties>
    </style:style>
    <style:style style:name="Tabelle13" style:family="table">
      <style:table-properties style:width="18.002cm" table:align="margins" style:writing-mode="lr-tb"/>
    </style:style>
    <style:style style:name="Tabelle13.A" style:family="table-column">
      <style:table-column-properties style:column-width="8.999cm" style:rel-column-width="32761*"/>
    </style:style>
    <style:style style:name="Tabelle13.B" style:family="table-column">
      <style:table-column-properties style:column-width="9.003cm" style:rel-column-width="32774*"/>
    </style:style>
    <style:style style:name="Tabelle13.1" style:family="table-row">
      <style:table-row-properties fo:keep-together="auto"/>
    </style:style>
    <style:style style:name="Tabelle13.A1" style:family="table-cell">
      <style:table-cell-properties style:vertical-align="top" fo:padding-left="0.123cm" fo:padding-right="0.123cm" fo:padding-top="0cm" fo:padding-bottom="0cm" fo:border="none" style:writing-mode="lr-tb"/>
    </style:style>
    <style:style style:name="Tabelle13.21" style:family="table-row">
      <style:table-row-properties fo:keep-together="always"/>
    </style:style>
    <style:style style:name="E_5f_Tit1" style:display-name="E_Tit1" style:family="table">
      <style:table-properties style:width="17.99cm" fo:margin-left="0cm" table:align="left" style:writing-mode="lr-tb"/>
    </style:style>
    <style:style style:name="E_5f_Tit1.A" style:display-name="E_Tit1.A" style:family="table-column">
      <style:table-column-properties style:column-width="1.388cm"/>
    </style:style>
    <style:style style:name="E_5f_Tit1.B" style:display-name="E_Tit1.B" style:family="table-column">
      <style:table-column-properties style:column-width="3.799cm"/>
    </style:style>
    <style:style style:name="E_5f_Tit1.C" style:display-name="E_Tit1.C" style:family="table-column">
      <style:table-column-properties style:column-width="3.812cm"/>
    </style:style>
    <style:style style:name="E_5f_Tit1.D" style:display-name="E_Tit1.D" style:family="table-column">
      <style:table-column-properties style:column-width="2.155cm"/>
    </style:style>
    <style:style style:name="E_5f_Tit1.E" style:display-name="E_Tit1.E" style:family="table-column">
      <style:table-column-properties style:column-width="2.342cm"/>
    </style:style>
    <style:style style:name="E_5f_Tit1.F" style:display-name="E_Tit1.F" style:family="table-column">
      <style:table-column-properties style:column-width="2.251cm"/>
    </style:style>
    <style:style style:name="E_5f_Tit1.G" style:display-name="E_Tit1.G" style:family="table-column">
      <style:table-column-properties style:column-width="2.242cm"/>
    </style:style>
    <style:style style:name="E_5f_Tit1.A1" style:display-name="E_Tit1.A1" style:family="table-cell">
      <style:table-cell-properties style:vertical-align="middle" fo:padding="0.097cm" fo:border-left="0.05pt solid #000000" fo:border-right="none" fo:border-top="0.05pt solid #000000" fo:border-bottom="0.05pt solid #000000"/>
    </style:style>
    <style:style style:name="E_5f_Tit1.G1" style:display-name="E_Tit1.G1" style:family="table-cell">
      <style:table-cell-properties style:vertical-align="middle" fo:padding="0.097cm" fo:border="0.05pt solid #000000"/>
    </style:style>
    <style:style style:name="E_5f_Tit1.A2" style:display-name="E_Tit1.A2" style:family="table-cell">
      <style:table-cell-properties fo:padding="0.097cm" fo:border-left="0.05pt solid #000000" fo:border-right="none" fo:border-top="none" fo:border-bottom="0.05pt solid #000000"/>
    </style:style>
    <style:style style:name="E_5f_Tit1.B2" style:display-name="E_Tit1.B2" style:family="table-cell">
      <style:table-cell-properties fo:padding="0.097cm" fo:border-left="0.05pt solid #000000" fo:border-right="none" fo:border-top="none" fo:border-bottom="0.05pt solid #000000"/>
    </style:style>
    <style:style style:name="E_5f_Tit1.C2" style:display-name="E_Tit1.C2" style:family="table-cell">
      <style:table-cell-properties fo:padding="0.097cm" fo:border-left="0.05pt solid #000000" fo:border-right="none" fo:border-top="none" fo:border-bottom="0.05pt solid #000000"/>
    </style:style>
    <style:style style:name="E_5f_Tit1.D2" style:display-name="E_Tit1.D2" style:family="table-cell">
      <style:table-cell-properties fo:padding="0.097cm" fo:border-left="0.05pt solid #000000" fo:border-right="none" fo:border-top="none" fo:border-bottom="0.05pt solid #000000"/>
    </style:style>
    <style:style style:name="E_5f_Tit1.E2" style:display-name="E_Tit1.E2" style:family="table-cell">
      <style:table-cell-properties fo:padding="0.097cm" fo:border-left="0.05pt solid #000000" fo:border-right="none" fo:border-top="none" fo:border-bottom="0.05pt solid #000000"/>
    </style:style>
    <style:style style:name="E_5f_Tit1.F2" style:display-name="E_Tit1.F2" style:family="table-cell">
      <style:table-cell-properties fo:padding="0.097cm" fo:border-left="0.05pt solid #000000" fo:border-right="none" fo:border-top="none" fo:border-bottom="0.05pt solid #000000"/>
    </style:style>
    <style:style style:name="E_5f_Tit1.G2" style:display-name="E_Tit1.G2" style:family="table-cell">
      <style:table-cell-properties fo:padding="0.097cm" fo:border-left="0.05pt solid #000000" fo:border-right="0.05pt solid #000000" fo:border-top="none" fo:border-bottom="0.05pt solid #000000"/>
    </style:style>
    <style:style style:name="E_5f_Tit1.A3" style:display-name="E_Tit1.A3" style:family="table-cell">
      <style:table-cell-properties fo:padding="0.097cm" fo:border-left="0.05pt solid #000000" fo:border-right="none" fo:border-top="none" fo:border-bottom="0.05pt solid #000000"/>
    </style:style>
    <style:style style:name="E_5f_Tit1.B3" style:display-name="E_Tit1.B3" style:family="table-cell">
      <style:table-cell-properties fo:padding="0.097cm" fo:border-left="0.05pt solid #000000" fo:border-right="none" fo:border-top="none" fo:border-bottom="0.05pt solid #000000"/>
    </style:style>
    <style:style style:name="E_5f_Tit1.C3" style:display-name="E_Tit1.C3" style:family="table-cell">
      <style:table-cell-properties fo:padding="0.097cm" fo:border-left="0.05pt solid #000000" fo:border-right="none" fo:border-top="none" fo:border-bottom="0.05pt solid #000000"/>
    </style:style>
    <style:style style:name="E_5f_Tit1.D3" style:display-name="E_Tit1.D3" style:family="table-cell">
      <style:table-cell-properties fo:padding="0.097cm" fo:border-left="0.05pt solid #000000" fo:border-right="none" fo:border-top="none" fo:border-bottom="0.05pt solid #000000"/>
    </style:style>
    <style:style style:name="E_5f_Tit1.E3" style:display-name="E_Tit1.E3" style:family="table-cell">
      <style:table-cell-properties fo:padding="0.097cm" fo:border-left="0.05pt solid #000000" fo:border-right="none" fo:border-top="none" fo:border-bottom="0.05pt solid #000000"/>
    </style:style>
    <style:style style:name="E_5f_Tit1.F3" style:display-name="E_Tit1.F3" style:family="table-cell">
      <style:table-cell-properties fo:padding="0.097cm" fo:border-left="0.05pt solid #000000" fo:border-right="none" fo:border-top="none" fo:border-bottom="0.05pt solid #000000"/>
    </style:style>
    <style:style style:name="E_5f_Tit1.G3" style:display-name="E_Tit1.G3" style:family="table-cell">
      <style:table-cell-properties fo:padding="0.097cm" fo:border-left="0.05pt solid #000000" fo:border-right="0.05pt solid #000000" fo:border-top="none" fo:border-bottom="0.05pt solid #000000"/>
    </style:style>
    <style:style style:name="E_5f_Tit1" style:display-name="E_Tit1" style:family="table">
      <style:table-properties style:width="17.99cm" fo:margin-left="0cm" table:align="left" style:writing-mode="lr-tb"/>
    </style:style>
    <style:style style:name="E_5f_Tit1.A" style:display-name="E_Tit1.A" style:family="table-column">
      <style:table-column-properties style:column-width="1.388cm"/>
    </style:style>
    <style:style style:name="E_5f_Tit1.B" style:display-name="E_Tit1.B" style:family="table-column">
      <style:table-column-properties style:column-width="3.799cm"/>
    </style:style>
    <style:style style:name="E_5f_Tit1.C" style:display-name="E_Tit1.C" style:family="table-column">
      <style:table-column-properties style:column-width="3.812cm"/>
    </style:style>
    <style:style style:name="E_5f_Tit1.D" style:display-name="E_Tit1.D" style:family="table-column">
      <style:table-column-properties style:column-width="2.155cm"/>
    </style:style>
    <style:style style:name="E_5f_Tit1.E" style:display-name="E_Tit1.E" style:family="table-column">
      <style:table-column-properties style:column-width="2.342cm"/>
    </style:style>
    <style:style style:name="E_5f_Tit1.F" style:display-name="E_Tit1.F" style:family="table-column">
      <style:table-column-properties style:column-width="2.251cm"/>
    </style:style>
    <style:style style:name="E_5f_Tit1.G" style:display-name="E_Tit1.G" style:family="table-column">
      <style:table-column-properties style:column-width="2.242cm"/>
    </style:style>
    <style:style style:name="E_5f_Tit1.A1" style:display-name="E_Tit1.A1" style:family="table-cell">
      <style:table-cell-properties style:vertical-align="middle" fo:padding="0.097cm" fo:border-left="0.05pt solid #000000" fo:border-right="none" fo:border-top="0.05pt solid #000000" fo:border-bottom="0.05pt solid #000000"/>
    </style:style>
    <style:style style:name="E_5f_Tit1.G1" style:display-name="E_Tit1.G1" style:family="table-cell">
      <style:table-cell-properties style:vertical-align="middle" fo:padding="0.097cm" fo:border="0.05pt solid #000000"/>
    </style:style>
    <style:style style:name="E_5f_Tit1.A2" style:display-name="E_Tit1.A2" style:family="table-cell">
      <style:table-cell-properties fo:padding="0.097cm" fo:border-left="0.05pt solid #000000" fo:border-right="none" fo:border-top="none" fo:border-bottom="0.05pt solid #000000"/>
    </style:style>
    <style:style style:name="E_5f_Tit1.B2" style:display-name="E_Tit1.B2" style:family="table-cell">
      <style:table-cell-properties fo:padding="0.097cm" fo:border-left="0.05pt solid #000000" fo:border-right="none" fo:border-top="none" fo:border-bottom="0.05pt solid #000000"/>
    </style:style>
    <style:style style:name="E_5f_Tit1.C2" style:display-name="E_Tit1.C2" style:family="table-cell">
      <style:table-cell-properties fo:padding="0.097cm" fo:border-left="0.05pt solid #000000" fo:border-right="none" fo:border-top="none" fo:border-bottom="0.05pt solid #000000"/>
    </style:style>
    <style:style style:name="E_5f_Tit1.D2" style:display-name="E_Tit1.D2" style:family="table-cell">
      <style:table-cell-properties fo:padding="0.097cm" fo:border-left="0.05pt solid #000000" fo:border-right="none" fo:border-top="none" fo:border-bottom="0.05pt solid #000000"/>
    </style:style>
    <style:style style:name="E_5f_Tit1.E2" style:display-name="E_Tit1.E2" style:family="table-cell">
      <style:table-cell-properties fo:padding="0.097cm" fo:border-left="0.05pt solid #000000" fo:border-right="none" fo:border-top="none" fo:border-bottom="0.05pt solid #000000"/>
    </style:style>
    <style:style style:name="E_5f_Tit1.F2" style:display-name="E_Tit1.F2" style:family="table-cell">
      <style:table-cell-properties fo:padding="0.097cm" fo:border-left="0.05pt solid #000000" fo:border-right="none" fo:border-top="none" fo:border-bottom="0.05pt solid #000000"/>
    </style:style>
    <style:style style:name="E_5f_Tit1.G2" style:display-name="E_Tit1.G2" style:family="table-cell">
      <style:table-cell-properties fo:padding="0.097cm" fo:border-left="0.05pt solid #000000" fo:border-right="0.05pt solid #000000" fo:border-top="none" fo:border-bottom="0.05pt solid #000000"/>
    </style:style>
    <style:style style:name="E_5f_Tit1.A3" style:display-name="E_Tit1.A3" style:family="table-cell">
      <style:table-cell-properties fo:padding="0.097cm" fo:border-left="0.05pt solid #000000" fo:border-right="none" fo:border-top="none" fo:border-bottom="0.05pt solid #000000"/>
    </style:style>
    <style:style style:name="E_5f_Tit1.B3" style:display-name="E_Tit1.B3" style:family="table-cell">
      <style:table-cell-properties fo:padding="0.097cm" fo:border-left="0.05pt solid #000000" fo:border-right="none" fo:border-top="none" fo:border-bottom="0.05pt solid #000000"/>
    </style:style>
    <style:style style:name="E_5f_Tit1.C3" style:display-name="E_Tit1.C3" style:family="table-cell">
      <style:table-cell-properties fo:padding="0.097cm" fo:border-left="0.05pt solid #000000" fo:border-right="none" fo:border-top="none" fo:border-bottom="0.05pt solid #000000"/>
    </style:style>
    <style:style style:name="E_5f_Tit1.D3" style:display-name="E_Tit1.D3" style:family="table-cell">
      <style:table-cell-properties fo:padding="0.097cm" fo:border-left="0.05pt solid #000000" fo:border-right="none" fo:border-top="none" fo:border-bottom="0.05pt solid #000000"/>
    </style:style>
    <style:style style:name="E_5f_Tit1.E3" style:display-name="E_Tit1.E3" style:family="table-cell">
      <style:table-cell-properties fo:padding="0.097cm" fo:border-left="0.05pt solid #000000" fo:border-right="none" fo:border-top="none" fo:border-bottom="0.05pt solid #000000"/>
    </style:style>
    <style:style style:name="E_5f_Tit1.F3" style:display-name="E_Tit1.F3" style:family="table-cell">
      <style:table-cell-properties fo:padding="0.097cm" fo:border-left="0.05pt solid #000000" fo:border-right="none" fo:border-top="none" fo:border-bottom="0.05pt solid #000000"/>
    </style:style>
    <style:style style:name="E_5f_Tit1.G3" style:display-name="E_Tit1.G3" style:family="table-cell">
      <style:table-cell-properties fo:padding="0.097cm" fo:border-left="0.05pt solid #000000" fo:border-right="0.05pt solid #000000" fo:border-top="none" fo:border-bottom="0.05pt solid #000000"/>
    </style:style>
    <style:style style:name="E_5f_Steuerkontrollen" style:display-name="E_Steuerkontrollen" style:family="table">
      <style:table-properties style:width="17.985cm" table:align="left" style:writing-mode="lr-tb"/>
    </style:style>
    <style:style style:name="E_5f_Steuerkontrollen.A" style:display-name="E_Steuerkontrollen.A" style:family="table-column">
      <style:table-column-properties style:column-width="2.902cm"/>
    </style:style>
    <style:style style:name="E_5f_Steuerkontrollen.C" style:display-name="E_Steuerkontrollen.C" style:family="table-column">
      <style:table-column-properties style:column-width="2.438cm"/>
    </style:style>
    <style:style style:name="E_5f_Steuerkontrollen.D" style:display-name="E_Steuerkontrollen.D" style:family="table-column">
      <style:table-column-properties style:column-width="2.434cm"/>
    </style:style>
    <style:style style:name="E_5f_Steuerkontrollen.E" style:display-name="E_Steuerkontrollen.E" style:family="table-column">
      <style:table-column-properties style:column-width="2.436cm"/>
    </style:style>
    <style:style style:name="E_5f_Steuerkontrollen.A1" style:display-name="E_Steuerkontrollen.A1" style:family="table-cell">
      <style:table-cell-properties fo:padding="0.097cm" fo:border="none"/>
    </style:style>
    <style:style style:name="E_5f_Steuerkontrollen.C1" style:display-name="E_Steuerkontrollen.C1" style:family="table-cell">
      <style:table-cell-properties fo:padding="0.097cm" fo:border-left="0.05pt solid #000000" fo:border-right="none" fo:border-top="0.05pt solid #000000" fo:border-bottom="0.05pt solid #000000"/>
    </style:style>
    <style:style style:name="E_5f_Steuerkontrollen.G1" style:display-name="E_Steuerkontrollen.G1" style:family="table-cell">
      <style:table-cell-properties fo:padding="0.097cm" fo:border="0.05pt solid #000000"/>
    </style:style>
    <style:style style:name="E_5f_Steuerkontrollen.2" style:display-name="E_Steuerkontrollen.2" style:family="table-row">
      <style:table-row-properties style:min-row-height="0.6cm"/>
    </style:style>
    <style:style style:name="Tabelle14" style:family="table">
      <style:table-properties style:width="18.002cm" style:rel-width="100%" fo:margin-left="0cm" table:align="left" style:writing-mode="lr-tb"/>
    </style:style>
    <style:style style:name="Tabelle14.A" style:family="table-column">
      <style:table-column-properties style:column-width="9.001cm" style:rel-column-width="5103*"/>
    </style:style>
    <style:style style:name="Tabelle14.1" style:family="table-row">
      <style:table-row-properties fo:keep-together="auto"/>
    </style:style>
    <style:style style:name="Tabelle14.A1" style:family="table-cell">
      <style:table-cell-properties style:vertical-align="top" fo:padding-left="0.123cm" fo:padding-right="0.123cm" fo:padding-top="0cm" fo:padding-bottom="0cm" fo:border="none" style:writing-mode="lr-tb"/>
    </style:style>
    <style:style style:name="FunzioniDelegate" style:family="table">
      <style:table-properties style:width="18.002cm" style:rel-width="100%" table:align="left" style:writing-mode="lr-tb"/>
    </style:style>
    <style:style style:name="FunzioniDelegate.A" style:family="table-column">
      <style:table-column-properties style:column-width="1.621cm" style:rel-column-width="919*"/>
    </style:style>
    <style:style style:name="FunzioniDelegate.B" style:family="table-column">
      <style:table-column-properties style:column-width="4.501cm" style:rel-column-width="2552*"/>
    </style:style>
    <style:style style:name="FunzioniDelegate.C" style:family="table-column">
      <style:table-column-properties style:column-width="2.879cm" style:rel-column-width="1632*"/>
    </style:style>
    <style:style style:name="FunzioniDelegate.A1" style:family="table-cell">
      <style:table-cell-properties fo:padding="0.097cm" fo:border-left="0.05pt solid #000000" fo:border-right="none" fo:border-top="0.05pt solid #000000" fo:border-bottom="0.05pt solid #000000"/>
    </style:style>
    <style:style style:name="FunzioniDelegate.F1" style:family="table-cell">
      <style:table-cell-properties fo:padding="0.097cm" fo:border="0.05pt solid #000000"/>
    </style:style>
    <style:style style:name="FunzioniDelegate.A2" style:family="table-cell">
      <style:table-cell-properties fo:padding="0.097cm" fo:border-left="0.05pt solid #000000" fo:border-right="none" fo:border-top="none" fo:border-bottom="0.05pt solid #000000"/>
    </style:style>
    <style:style style:name="FunzioniDelegate.C2" style:family="table-cell" style:data-style-name="N4">
      <style:table-cell-properties fo:padding="0.097cm" fo:border-left="0.05pt solid #000000" fo:border-right="none" fo:border-top="none" fo:border-bottom="0.05pt solid #000000"/>
    </style:style>
    <style:style style:name="FunzioniDelegate.F2" style:family="table-cell" style:data-style-name="N4">
      <style:table-cell-properties fo:padding="0.097cm" fo:border-left="0.05pt solid #000000" fo:border-right="0.05pt solid #000000" fo:border-top="none" fo:border-bottom="0.05pt solid #000000"/>
    </style:style>
    <style:style style:name="FunzioniDelegate.C4" style:family="table-cell" style:data-style-name="N4">
      <style:table-cell-properties fo:padding="0.097cm" fo:border-left="0.05pt solid #000000" fo:border-right="none" fo:border-top="0.05pt solid #000000" fo:border-bottom="0.05pt solid #000000"/>
    </style:style>
    <style:style style:name="FunzioniDelegate.F4" style:family="table-cell" style:data-style-name="N4">
      <style:table-cell-properties fo:padding="0.097cm" fo:border="0.05pt solid #000000"/>
    </style:style>
    <style:style style:name="Tabelle15" style:family="table">
      <style:table-properties style:width="18.002cm" table:align="margins" style:writing-mode="lr-tb"/>
    </style:style>
    <style:style style:name="Tabelle15.A" style:family="table-column">
      <style:table-column-properties style:column-width="9.001cm" style:rel-column-width="32767*"/>
    </style:style>
    <style:style style:name="Tabelle15.B" style:family="table-column">
      <style:table-column-properties style:column-width="9.001cm" style:rel-column-width="32768*"/>
    </style:style>
    <style:style style:name="Tabelle15.1" style:family="table-row">
      <style:table-row-properties fo:keep-together="auto"/>
    </style:style>
    <style:style style:name="Tabelle15.A1" style:family="table-cell">
      <style:table-cell-properties style:vertical-align="top" fo:padding-left="0.123cm" fo:padding-right="0.123cm" fo:padding-top="0cm" fo:padding-bottom="0cm" fo:border="none" style:writing-mode="lr-tb"/>
    </style:style>
    <style:style style:name="Tabelle64" style:family="table">
      <style:table-properties style:width="17.963cm" fo:margin-left="-0.118cm" fo:margin-top="0cm" fo:margin-bottom="0cm" table:align="left" style:writing-mode="lr-tb"/>
    </style:style>
    <style:style style:name="Tabelle64.A" style:family="table-column">
      <style:table-column-properties style:column-width="4.778cm"/>
    </style:style>
    <style:style style:name="Tabelle64.B" style:family="table-column">
      <style:table-column-properties style:column-width="1.27cm"/>
    </style:style>
    <style:style style:name="Tabelle64.C" style:family="table-column">
      <style:table-column-properties style:column-width="2.328cm"/>
    </style:style>
    <style:style style:name="Tabelle64.D" style:family="table-column">
      <style:table-column-properties style:column-width="5.293cm"/>
    </style:style>
    <style:style style:name="Tabelle64.E" style:family="table-column">
      <style:table-column-properties style:column-width="1.482cm"/>
    </style:style>
    <style:style style:name="Tabelle64.F" style:family="table-column">
      <style:table-column-properties style:column-width="2.812cm"/>
    </style:style>
    <style:style style:name="Tabelle64.1" style:family="table-row">
      <style:table-row-properties fo:keep-together="auto"/>
    </style:style>
    <style:style style:name="Tabelle64.A1" style:family="table-cell">
      <style:table-cell-properties style:vertical-align="" fo:padding-left="0.018cm" fo:padding-right="0.018cm" fo:padding-top="0cm" fo:padding-bottom="0cm" fo:border-left="0.25pt solid #000000" fo:border-right="none" fo:border-top="0.25pt solid #000000" fo:border-bottom="0.25pt solid #000000" style:writing-mode="lr-tb"/>
    </style:style>
    <style:style style:name="Tabelle64.B1" style:family="table-cell">
      <style:table-cell-properties style:vertical-align="" fo:padding-left="0.018cm" fo:padding-right="0.018cm" fo:padding-top="0cm" fo:padding-bottom="0cm" fo:border="0.25pt solid #000000" style:writing-mode="lr-tb"/>
    </style:style>
    <style:style style:name="Tabelle64.C1" style:family="table-cell">
      <style:table-cell-properties style:vertical-align="" fo:padding="0.097cm" fo:border-left="0.25pt solid #000000" fo:border-right="none" fo:border-top="0.25pt solid #000000" fo:border-bottom="0.25pt solid #000000" style:writing-mode="lr-tb"/>
    </style:style>
    <style:style style:name="Tabelle64.F1" style:family="table-cell">
      <style:table-cell-properties style:vertical-align="" fo:padding="0.097cm" fo:border="0.25pt solid #000000" style:writing-mode="lr-tb"/>
    </style:style>
    <style:style style:name="Tabelle64.A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elle64.B2" style:family="table-cell">
      <style:table-cell-properties style:vertical-align="" fo:padding-left="0.018cm" fo:padding-right="0.018cm" fo:padding-top="0cm" fo:padding-bottom="0cm" fo:border-left="0.25pt solid #000000" fo:border-right="0.25pt solid #000000" fo:border-top="none" fo:border-bottom="0.25pt solid #000000" style:writing-mode="lr-tb"/>
    </style:style>
    <style:style style:name="Tabelle64.C2" style:family="table-cell">
      <style:table-cell-properties style:vertical-align="middle" fo:padding="0.097cm" fo:border-left="0.25pt solid #000000" fo:border-right="none" fo:border-top="none" fo:border-bottom="0.25pt solid #000000" style:writing-mode="lr-tb"/>
    </style:style>
    <style:style style:name="Tabelle64.F2" style:family="table-cell">
      <style:table-cell-properties style:vertical-align="middle" fo:padding="0.097cm" fo:border-left="0.25pt solid #000000" fo:border-right="0.25pt solid #000000" fo:border-top="none" fo:border-bottom="0.25pt solid #000000" style:writing-mode="lr-tb"/>
    </style:style>
    <style:style style:name="Tabelle64" style:family="table">
      <style:table-properties style:width="17.963cm" fo:margin-left="-0.118cm" fo:margin-top="0cm" fo:margin-bottom="0cm" table:align="left" style:writing-mode="lr-tb"/>
    </style:style>
    <style:style style:name="Tabelle64.A" style:family="table-column">
      <style:table-column-properties style:column-width="4.778cm"/>
    </style:style>
    <style:style style:name="Tabelle64.B" style:family="table-column">
      <style:table-column-properties style:column-width="1.27cm"/>
    </style:style>
    <style:style style:name="Tabelle64.C" style:family="table-column">
      <style:table-column-properties style:column-width="2.328cm"/>
    </style:style>
    <style:style style:name="Tabelle64.D" style:family="table-column">
      <style:table-column-properties style:column-width="5.293cm"/>
    </style:style>
    <style:style style:name="Tabelle64.E" style:family="table-column">
      <style:table-column-properties style:column-width="1.482cm"/>
    </style:style>
    <style:style style:name="Tabelle64.F" style:family="table-column">
      <style:table-column-properties style:column-width="2.812cm"/>
    </style:style>
    <style:style style:name="Tabelle64.1" style:family="table-row">
      <style:table-row-properties fo:keep-together="auto"/>
    </style:style>
    <style:style style:name="Tabelle64.A1" style:family="table-cell">
      <style:table-cell-properties style:vertical-align="" fo:padding-left="0.018cm" fo:padding-right="0.018cm" fo:padding-top="0cm" fo:padding-bottom="0cm" fo:border-left="0.25pt solid #000000" fo:border-right="none" fo:border-top="0.25pt solid #000000" fo:border-bottom="0.25pt solid #000000" style:writing-mode="lr-tb"/>
    </style:style>
    <style:style style:name="Tabelle64.B1" style:family="table-cell">
      <style:table-cell-properties style:vertical-align="" fo:padding-left="0.018cm" fo:padding-right="0.018cm" fo:padding-top="0cm" fo:padding-bottom="0cm" fo:border="0.25pt solid #000000" style:writing-mode="lr-tb"/>
    </style:style>
    <style:style style:name="Tabelle64.C1" style:family="table-cell">
      <style:table-cell-properties style:vertical-align="" fo:padding="0.097cm" fo:border-left="0.25pt solid #000000" fo:border-right="none" fo:border-top="0.25pt solid #000000" fo:border-bottom="0.25pt solid #000000" style:writing-mode="lr-tb"/>
    </style:style>
    <style:style style:name="Tabelle64.F1" style:family="table-cell">
      <style:table-cell-properties style:vertical-align="" fo:padding="0.097cm" fo:border="0.25pt solid #000000" style:writing-mode="lr-tb"/>
    </style:style>
    <style:style style:name="Tabelle64.A2" style:family="table-cell">
      <style:table-cell-properties style:vertical-align="middle" fo:padding-left="0.018cm" fo:padding-right="0.018cm" fo:padding-top="0cm" fo:padding-bottom="0cm" fo:border-left="0.25pt solid #000000" fo:border-right="none" fo:border-top="none" fo:border-bottom="0.25pt solid #000000" style:writing-mode="lr-tb"/>
    </style:style>
    <style:style style:name="Tabelle64.B2" style:family="table-cell">
      <style:table-cell-properties style:vertical-align="" fo:padding-left="0.018cm" fo:padding-right="0.018cm" fo:padding-top="0cm" fo:padding-bottom="0cm" fo:border-left="0.25pt solid #000000" fo:border-right="0.25pt solid #000000" fo:border-top="none" fo:border-bottom="0.25pt solid #000000" style:writing-mode="lr-tb"/>
    </style:style>
    <style:style style:name="Tabelle64.C2" style:family="table-cell">
      <style:table-cell-properties style:vertical-align="middle" fo:padding="0.097cm" fo:border-left="0.25pt solid #000000" fo:border-right="none" fo:border-top="none" fo:border-bottom="0.25pt solid #000000" style:writing-mode="lr-tb"/>
    </style:style>
    <style:style style:name="Tabelle64.F2" style:family="table-cell">
      <style:table-cell-properties style:vertical-align="middle" fo:padding="0.097cm" fo:border-left="0.25pt solid #000000" fo:border-right="0.25pt solid #000000" fo:border-top="none" fo:border-bottom="0.25pt solid #000000" style:writing-mode="lr-tb"/>
    </style:style>
    <style:style style:name="Tabelle46" style:family="table">
      <style:table-properties style:width="17.988cm" table:align="left" style:writing-mode="lr-tb"/>
    </style:style>
    <style:style style:name="Tabelle46.A" style:family="table-column">
      <style:table-column-properties style:column-width="3.969cm"/>
    </style:style>
    <style:style style:name="Tabelle46.C" style:family="table-column">
      <style:table-column-properties style:column-width="2.925cm"/>
    </style:style>
    <style:style style:name="Tabelle46.E" style:family="table-column">
      <style:table-column-properties style:column-width="2.085cm"/>
    </style:style>
    <style:style style:name="Tabelle46.F" style:family="table-column">
      <style:table-column-properties style:column-width="2.117cm"/>
    </style:style>
    <style:style style:name="Tabelle46.A1" style:family="table-cell">
      <style:table-cell-properties fo:padding="0.097cm" fo:border-left="0.05pt solid #000000" fo:border-right="none" fo:border-top="0.05pt solid #000000" fo:border-bottom="0.05pt solid #000000"/>
    </style:style>
    <style:style style:name="Tabelle46.F1" style:family="table-cell">
      <style:table-cell-properties fo:padding="0.097cm" fo:border="0.05pt solid #000000"/>
    </style:style>
    <style:style style:name="Tabelle46.2" style:family="table-row">
      <style:table-row-properties style:min-row-height="0.6cm"/>
    </style:style>
    <style:style style:name="Tabelle46.A2" style:family="table-cell">
      <style:table-cell-properties fo:padding="0.097cm" fo:border-left="0.05pt solid #000000" fo:border-right="none" fo:border-top="none" fo:border-bottom="0.05pt solid #000000"/>
    </style:style>
    <style:style style:name="Tabelle46.F2" style:family="table-cell">
      <style:table-cell-properties fo:padding="0.097cm" fo:border-left="0.05pt solid #000000" fo:border-right="0.05pt solid #000000" fo:border-top="none" fo:border-bottom="0.05pt solid #000000"/>
    </style:style>
    <style:style style:name="Tabelle47" style:family="table">
      <style:table-properties style:width="17.988cm" table:align="left" style:writing-mode="lr-tb"/>
    </style:style>
    <style:style style:name="Tabelle47.A" style:family="table-column">
      <style:table-column-properties style:column-width="3.969cm"/>
    </style:style>
    <style:style style:name="Tabelle47.C" style:family="table-column">
      <style:table-column-properties style:column-width="2.925cm"/>
    </style:style>
    <style:style style:name="Tabelle47.E" style:family="table-column">
      <style:table-column-properties style:column-width="2.085cm"/>
    </style:style>
    <style:style style:name="Tabelle47.F" style:family="table-column">
      <style:table-column-properties style:column-width="2.117cm"/>
    </style:style>
    <style:style style:name="Tabelle47.1" style:family="table-row">
      <style:table-row-properties style:min-row-height="0.6cm"/>
    </style:style>
    <style:style style:name="Tabelle47.A1" style:family="table-cell">
      <style:table-cell-properties fo:padding="0.097cm" fo:border-left="0.05pt solid #000000" fo:border-right="none" fo:border-top="0.05pt solid #000000" fo:border-bottom="0.05pt solid #000000"/>
    </style:style>
    <style:style style:name="Tabelle47.F1" style:family="table-cell">
      <style:table-cell-properties fo:padding="0.097cm" fo:border="0.05pt solid #000000"/>
    </style:style>
    <style:style style:name="Tabelle47.A2" style:family="table-cell">
      <style:table-cell-properties fo:padding="0.097cm" fo:border-left="0.05pt solid #000000" fo:border-right="none" fo:border-top="none" fo:border-bottom="0.05pt solid #000000"/>
    </style:style>
    <style:style style:name="Tabelle47.F2" style:family="table-cell">
      <style:table-cell-properties fo:padding="0.097cm" fo:border-left="0.05pt solid #000000" fo:border-right="0.05pt solid #000000" fo:border-top="none" fo:border-bottom="0.05pt solid #000000"/>
    </style:style>
    <style:style style:name="Tabelle16" style:family="table">
      <style:table-properties style:width="18.002cm" table:align="margins" style:writing-mode="lr-tb"/>
    </style:style>
    <style:style style:name="Tabelle16.A" style:family="table-column">
      <style:table-column-properties style:column-width="9.001cm" style:rel-column-width="32767*"/>
    </style:style>
    <style:style style:name="Tabelle16.B" style:family="table-column">
      <style:table-column-properties style:column-width="9.001cm" style:rel-column-width="32768*"/>
    </style:style>
    <style:style style:name="Tabelle16.1" style:family="table-row">
      <style:table-row-properties fo:keep-together="auto"/>
    </style:style>
    <style:style style:name="Tabelle16.A1" style:family="table-cell">
      <style:table-cell-properties style:vertical-align="top" fo:padding-left="0.123cm" fo:padding-right="0.123cm" fo:padding-top="0cm" fo:padding-bottom="0cm" fo:border="none" style:writing-mode="lr-tb"/>
    </style:style>
    <style:style style:name="Zweck" style:family="table">
      <style:table-properties style:width="17.995cm" fo:break-before="auto" fo:break-after="auto" table:align="left" fo:background-color="transparent" fo:keep-with-next="auto" style:may-break-between-rows="true" style:writing-mode="lr-tb">
        <style:background-image/>
      </style:table-properties>
    </style:style>
    <style:style style:name="Zweck.A" style:family="table-column">
      <style:table-column-properties style:column-width="2.552cm"/>
    </style:style>
    <style:style style:name="Zweck.C" style:family="table-column">
      <style:table-column-properties style:column-width="2.148cm"/>
    </style:style>
    <style:style style:name="Zweck.A1" style:family="table-cell">
      <style:table-cell-properties fo:padding="0.097cm" fo:border="none"/>
    </style:style>
    <style:style style:name="Zweck.C1" style:family="table-cell">
      <style:table-cell-properties fo:padding="0.097cm" fo:border-left="0.05pt solid #000000" fo:border-right="none" fo:border-top="0.05pt solid #000000" fo:border-bottom="0.05pt solid #000000"/>
    </style:style>
    <style:style style:name="Zweck.H1" style:family="table-cell">
      <style:table-cell-properties fo:padding="0.097cm" fo:border="0.05pt solid #000000"/>
    </style:style>
    <style:style style:name="Zweck.C2" style:family="table-cell">
      <style:table-cell-properties fo:padding="0.097cm" fo:border-left="0.05pt solid #000000" fo:border-right="none" fo:border-top="none" fo:border-bottom="0.05pt solid #000000"/>
    </style:style>
    <style:style style:name="Zweck.H2" style:family="table-cell">
      <style:table-cell-properties fo:padding="0.097cm" fo:border-left="0.05pt solid #000000" fo:border-right="0.05pt solid #000000" fo:border-top="none" fo:border-bottom="0.05pt solid #000000"/>
    </style:style>
    <style:style style:name="Tabelle9" style:family="table">
      <style:table-properties style:width="18.002cm" table:align="margins" style:writing-mode="lr-tb"/>
    </style:style>
    <style:style style:name="Tabelle9.A" style:family="table-column">
      <style:table-column-properties style:column-width="9.001cm" style:rel-column-width="32767*"/>
    </style:style>
    <style:style style:name="Tabelle9.B" style:family="table-column">
      <style:table-column-properties style:column-width="9.001cm" style:rel-column-width="32768*"/>
    </style:style>
    <style:style style:name="Tabelle9.1" style:family="table-row">
      <style:table-row-properties fo:keep-together="auto"/>
    </style:style>
    <style:style style:name="Tabelle9.A1" style:family="table-cell">
      <style:table-cell-properties style:vertical-align="top" fo:padding-left="0.123cm" fo:padding-right="0.123cm" fo:padding-top="0cm" fo:padding-bottom="0cm" fo:border="none" style:writing-mode="lr-tb"/>
    </style:style>
    <style:style style:name="Tabelle48" style:family="table">
      <style:table-properties style:width="17.992cm" fo:margin-top="0cm" fo:margin-bottom="0cm" table:align="center" style:writing-mode="lr-tb"/>
    </style:style>
    <style:style style:name="Tabelle48.A" style:family="table-column">
      <style:table-column-properties style:column-width="5.65cm"/>
    </style:style>
    <style:style style:name="Tabelle48.C" style:family="table-column">
      <style:table-column-properties style:column-width="2.233cm"/>
    </style:style>
    <style:style style:name="Tabelle48.D" style:family="table-column">
      <style:table-column-properties style:column-width="2.23cm"/>
    </style:style>
    <style:style style:name="Tabelle48.1" style:family="table-row">
      <style:table-row-properties style:min-row-height="0.635cm" fo:keep-together="auto"/>
    </style:style>
    <style:style style:name="Tabelle48.A1" style:family="table-cell">
      <style:table-cell-properties style:vertical-align="middle" fo:padding="0.097cm" fo:border="0.5pt solid #000000" style:writing-mode="lr-tb"/>
    </style:style>
    <style:style style:name="Tabelle48.C1" style:family="table-cell">
      <style:table-cell-properties style:vertical-align="middle" fo:padding-left="0.018cm" fo:padding-right="0.018cm" fo:padding-top="0cm" fo:padding-bottom="0cm" fo:border="0.5pt solid #000000" style:writing-mode="lr-tb"/>
    </style:style>
    <style:style style:name="Tabelle48.2" style:family="table-row">
      <style:table-row-properties fo:keep-together="auto"/>
    </style:style>
    <style:style style:name="Tabelle48.3" style:family="table-row">
      <style:table-row-properties fo:keep-together="auto"/>
    </style:style>
    <style:style style:name="Tabelle48.4" style:family="table-row">
      <style:table-row-properties fo:keep-together="auto"/>
    </style:style>
    <style:style style:name="Tabelle10" style:family="table">
      <style:table-properties style:width="17.992cm" table:align="left" style:writing-mode="lr-tb"/>
    </style:style>
    <style:style style:name="Tabelle10.A" style:family="table-column">
      <style:table-column-properties style:column-width="8.999cm"/>
    </style:style>
    <style:style style:name="Tabelle10.B" style:family="table-column">
      <style:table-column-properties style:column-width="8.992cm"/>
    </style:style>
    <style:style style:name="Tabelle10.1" style:family="table-row">
      <style:table-row-properties fo:keep-together="auto"/>
    </style:style>
    <style:style style:name="Tabelle10.A1" style:family="table-cell">
      <style:table-cell-properties style:vertical-align="top" fo:padding-left="0.123cm" fo:padding-right="0.123cm" fo:padding-top="0cm" fo:padding-bottom="0cm" fo:border="none" style:writing-mode="lr-tb"/>
    </style:style>
    <style:style style:name="Tabelle65" style:family="table">
      <style:table-properties style:width="17.992cm" fo:margin-left="-0.123cm" fo:margin-top="0cm" fo:margin-bottom="0cm" table:align="left" style:writing-mode="lr-tb"/>
    </style:style>
    <style:style style:name="Tabelle65.A" style:family="table-column">
      <style:table-column-properties style:column-width="5.653cm"/>
    </style:style>
    <style:style style:name="Tabelle65.B" style:family="table-column">
      <style:table-column-properties style:column-width="5.65cm"/>
    </style:style>
    <style:style style:name="Tabelle65.C" style:family="table-column">
      <style:table-column-properties style:column-width="2.23cm"/>
    </style:style>
    <style:style style:name="Tabelle65.1" style:family="table-row">
      <style:table-row-properties style:min-row-height="0.15cm" fo:keep-together="auto"/>
    </style:style>
    <style:style style:name="Tabelle65.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le65.B1"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elle65.C1" style:family="table-cell">
      <style:table-cell-properties style:vertical-align="middle" fo:padding-left="0.123cm" fo:padding-right="0.123cm" fo:padding-top="0cm" fo:padding-bottom="0cm" fo:border="0.5pt solid #000000" style:writing-mode="lr-tb"/>
    </style:style>
    <style:style style:name="Tabelle65.2" style:family="table-row">
      <style:table-row-properties style:min-row-height="0.335cm" fo:keep-together="auto"/>
    </style:style>
    <style:style style:name="Tabelle65.A3"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le65.4" style:family="table-row">
      <style:table-row-properties style:min-row-height="0.529cm" fo:keep-together="auto"/>
    </style:style>
    <style:style style:name="Tabelle65.5" style:family="table-row">
      <style:table-row-properties style:min-row-height="0.088cm" fo:keep-together="auto"/>
    </style:style>
    <style:style style:name="Tabelle65.6" style:family="table-row">
      <style:table-row-properties style:min-row-height="1.235cm" fo:keep-together="auto"/>
    </style:style>
    <style:style style:name="Tabelle65.39" style:family="table-row">
      <style:table-row-properties style:min-row-height="0.106cm" fo:keep-together="auto"/>
    </style:style>
    <style:style style:name="Tabelle65" style:family="table">
      <style:table-properties style:width="17.992cm" fo:margin-left="-0.123cm" fo:margin-top="0cm" fo:margin-bottom="0cm" table:align="left" style:writing-mode="lr-tb"/>
    </style:style>
    <style:style style:name="Tabelle65.A" style:family="table-column">
      <style:table-column-properties style:column-width="5.653cm"/>
    </style:style>
    <style:style style:name="Tabelle65.B" style:family="table-column">
      <style:table-column-properties style:column-width="5.65cm"/>
    </style:style>
    <style:style style:name="Tabelle65.C" style:family="table-column">
      <style:table-column-properties style:column-width="2.23cm"/>
    </style:style>
    <style:style style:name="Tabelle65.1" style:family="table-row">
      <style:table-row-properties style:min-row-height="0.15cm" fo:keep-together="auto"/>
    </style:style>
    <style:style style:name="Tabelle65.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le65.B1"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elle65.C1" style:family="table-cell">
      <style:table-cell-properties style:vertical-align="middle" fo:padding-left="0.123cm" fo:padding-right="0.123cm" fo:padding-top="0cm" fo:padding-bottom="0cm" fo:border="0.5pt solid #000000" style:writing-mode="lr-tb"/>
    </style:style>
    <style:style style:name="Tabelle65.2" style:family="table-row">
      <style:table-row-properties style:min-row-height="0.335cm" fo:keep-together="auto"/>
    </style:style>
    <style:style style:name="Tabelle65.A3" style:family="table-cell">
      <style:table-cell-properties style:vertical-align="middle" fo:padding-left="0.123cm" fo:padding-right="0.123cm" fo:padding-top="0cm" fo:padding-bottom="0cm" fo:border-left="none" fo:border-right="none" fo:border-top="0.5pt solid #000000" fo:border-bottom="0.5pt solid #000000" style:writing-mode="lr-tb"/>
    </style:style>
    <style:style style:name="Tabelle65.4" style:family="table-row">
      <style:table-row-properties style:min-row-height="0.529cm" fo:keep-together="auto"/>
    </style:style>
    <style:style style:name="Tabelle65.5" style:family="table-row">
      <style:table-row-properties style:min-row-height="0.088cm" fo:keep-together="auto"/>
    </style:style>
    <style:style style:name="Tabelle65.6" style:family="table-row">
      <style:table-row-properties style:min-row-height="1.235cm" fo:keep-together="auto"/>
    </style:style>
    <style:style style:name="Tabelle65.39" style:family="table-row">
      <style:table-row-properties style:min-row-height="0.106cm" fo:keep-together="auto"/>
    </style:style>
    <style:style style:name="EGueter" style:family="table">
      <style:table-properties style:width="17.985cm" table:align="left" style:writing-mode="lr-tb"/>
    </style:style>
    <style:style style:name="EGueter.A" style:family="table-column">
      <style:table-column-properties style:column-width="4.299cm"/>
    </style:style>
    <style:style style:name="EGueter.C" style:family="table-column">
      <style:table-column-properties style:column-width="3.129cm"/>
    </style:style>
    <style:style style:name="EGueter.A1" style:family="table-cell">
      <style:table-cell-properties fo:padding="0.097cm" fo:border-left="0.05pt solid #000000" fo:border-right="none" fo:border-top="0.05pt solid #000000" fo:border-bottom="0.05pt solid #000000"/>
    </style:style>
    <style:style style:name="EGueter.E1" style:family="table-cell">
      <style:table-cell-properties fo:padding="0.097cm" fo:border="0.05pt solid #000000"/>
    </style:style>
    <style:style style:name="EGueter.2" style:family="table-row">
      <style:table-row-properties style:min-row-height="0.6cm"/>
    </style:style>
    <style:style style:name="EGueter.A2" style:family="table-cell">
      <style:table-cell-properties fo:padding="0.097cm" fo:border-left="0.05pt solid #000000" fo:border-right="none" fo:border-top="none" fo:border-bottom="0.05pt solid #000000"/>
    </style:style>
    <style:style style:name="EGueter.E2" style:family="table-cell">
      <style:table-cell-properties fo:padding="0.097cm" fo:border-left="0.05pt solid #000000" fo:border-right="0.05pt solid #000000" fo:border-top="none" fo:border-bottom="0.05pt solid #000000"/>
    </style:style>
    <style:style style:name="Tabelle17"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elle17.A" style:family="table-column">
      <style:table-column-properties style:column-width="8.999cm" style:rel-column-width="32761*"/>
    </style:style>
    <style:style style:name="Tabelle17.B" style:family="table-column">
      <style:table-column-properties style:column-width="9.003cm" style:rel-column-width="32774*"/>
    </style:style>
    <style:style style:name="Tabelle17.1" style:family="table-row">
      <style:table-row-properties fo:keep-together="auto"/>
    </style:style>
    <style:style style:name="Tabelle17.A1" style:family="table-cell">
      <style:table-cell-properties style:vertical-align="top" fo:padding-left="0.123cm" fo:padding-right="0.123cm" fo:padding-top="0cm" fo:padding-bottom="0cm" fo:border="none" style:writing-mode="lr-tb"/>
    </style:style>
    <style:style style:name="Tabelle17.7" style:family="table-row">
      <style:table-row-properties fo:background-color="transparent" fo:keep-together="auto">
        <style:background-image/>
      </style:table-row-properties>
    </style:style>
    <style:style style:name="Tabelle17.A7" style:family="table-cell">
      <style:table-cell-properties style:vertical-align="top" fo:background-color="transparent" fo:padding-left="0.123cm" fo:padding-right="0.123cm" fo:padding-top="0cm" fo:padding-bottom="0cm" fo:border="none" style:writing-mode="lr-tb">
        <style:background-image/>
      </style:table-cell-properties>
    </style:style>
    <style:style style:name="ertrag_5f_beteiligung" style:display-name="ertrag_beteiligung" style:family="table">
      <style:table-properties style:width="17.801cm" fo:margin-left="-0.018cm" fo:margin-top="0cm" fo:margin-bottom="0cm" table:align="left" style:writing-mode="lr-tb"/>
    </style:style>
    <style:style style:name="ertrag_5f_beteiligung.A" style:display-name="ertrag_beteiligung.A" style:family="table-column">
      <style:table-column-properties style:column-width="9.497cm"/>
    </style:style>
    <style:style style:name="ertrag_5f_beteiligung.B" style:display-name="ertrag_beteiligung.B" style:family="table-column">
      <style:table-column-properties style:column-width="2.75cm"/>
    </style:style>
    <style:style style:name="ertrag_5f_beteiligung.C" style:display-name="ertrag_beteiligung.C" style:family="table-column">
      <style:table-column-properties style:column-width="5.5cm"/>
    </style:style>
    <style:style style:name="ertrag_5f_beteiligung.D" style:display-name="ertrag_beteiligung.D" style:family="table-column">
      <style:table-column-properties style:column-width="0.055cm"/>
    </style:style>
    <style:style style:name="ertrag_5f_beteiligung.1" style:display-name="ertrag_beteiligung.1" style:family="table-row">
      <style:table-row-properties fo:keep-together="auto"/>
    </style:style>
    <style:style style:name="ertrag_5f_beteiligung.A1" style:display-name="ertrag_beteiligung.A1" style:family="table-cell">
      <style:table-cell-properties style:vertical-align="" fo:padding="0.097cm" fo:border-left="0.25pt solid #000000" fo:border-right="none" fo:border-top="0.25pt solid #000000" fo:border-bottom="0.25pt solid #000000" style:writing-mode="lr-tb"/>
    </style:style>
    <style:style style:name="ertrag_5f_beteiligung.C1" style:display-name="ertrag_beteiligung.C1" style:family="table-cell">
      <style:table-cell-properties style:vertical-align="" fo:padding="0.097cm" fo:border="0.25pt solid #000000" style:writing-mode="lr-tb"/>
    </style:style>
    <style:style style:name="ertrag_5f_beteiligung.2" style:display-name="ertrag_beteiligung.2" style:family="table-row">
      <style:table-row-properties style:row-height="0.6cm" fo:keep-together="auto"/>
    </style:style>
    <style:style style:name="ertrag_5f_beteiligung.A2" style:display-name="ertrag_beteiligung.A2" style:family="table-cell">
      <style:table-cell-properties style:vertical-align="" fo:padding="0.097cm" fo:border-left="0.25pt solid #000000" fo:border-right="none" fo:border-top="none" fo:border-bottom="0.25pt solid #000000" style:writing-mode="lr-tb"/>
    </style:style>
    <style:style style:name="ertrag_5f_beteiligung.C2" style:display-name="ertrag_beteiligung.C2" style:family="table-cell">
      <style:table-cell-properties style:vertical-align="" fo:padding="0.097cm" fo:border-left="0.25pt solid #000000" fo:border-right="0.25pt solid #000000" fo:border-top="none" fo:border-bottom="0.25pt solid #000000" style:writing-mode="lr-tb"/>
    </style:style>
    <style:style style:name="Tabelle12" style:family="table">
      <style:table-properties style:width="18.002cm" table:align="margins" style:writing-mode="lr-tb"/>
    </style:style>
    <style:style style:name="Tabelle12.A" style:family="table-column">
      <style:table-column-properties style:column-width="9.001cm" style:rel-column-width="32767*"/>
    </style:style>
    <style:style style:name="Tabelle12.B" style:family="table-column">
      <style:table-column-properties style:column-width="9.001cm" style:rel-column-width="32768*"/>
    </style:style>
    <style:style style:name="Tabelle12.1" style:family="table-row">
      <style:table-row-properties fo:keep-together="auto"/>
    </style:style>
    <style:style style:name="Tabelle12.A1" style:family="table-cell">
      <style:table-cell-properties style:vertical-align="top" fo:padding-left="0.123cm" fo:padding-right="0.123cm" fo:padding-top="0cm" fo:padding-bottom="0cm" fo:border="none" style:writing-mode="lr-tb"/>
    </style:style>
    <style:style style:name="Tabelle18" style:family="table">
      <style:table-properties style:width="18.002cm" table:align="margins" style:writing-mode="lr-tb"/>
    </style:style>
    <style:style style:name="Tabelle18.A" style:family="table-column">
      <style:table-column-properties style:column-width="8.999cm" style:rel-column-width="32761*"/>
    </style:style>
    <style:style style:name="Tabelle18.B" style:family="table-column">
      <style:table-column-properties style:column-width="9.003cm" style:rel-column-width="32774*"/>
    </style:style>
    <style:style style:name="Tabelle18.1" style:family="table-row">
      <style:table-row-properties fo:keep-together="auto"/>
    </style:style>
    <style:style style:name="Tabelle18.A1" style:family="table-cell">
      <style:table-cell-properties style:vertical-align="top" fo:padding-left="0.123cm" fo:padding-right="0.123cm" fo:padding-top="0cm" fo:padding-bottom="0cm" fo:border="none" style:writing-mode="lr-tb"/>
    </style:style>
    <style:style style:name="UMisTit1" style:family="table">
      <style:table-properties style:width="17.985cm" table:align="left" style:writing-mode="lr-tb"/>
    </style:style>
    <style:style style:name="UMisTit1.A" style:family="table-column">
      <style:table-column-properties style:column-width="3.796cm"/>
    </style:style>
    <style:style style:name="UMisTit1.B" style:family="table-column">
      <style:table-column-properties style:column-width="3.902cm"/>
    </style:style>
    <style:style style:name="UMisTit1.C" style:family="table-column">
      <style:table-column-properties style:column-width="2.572cm"/>
    </style:style>
    <style:style style:name="UMisTit1.A1" style:family="table-cell">
      <style:table-cell-properties fo:padding="0.097cm" fo:border-left="0.05pt solid #000000" fo:border-right="none" fo:border-top="0.05pt solid #000000" fo:border-bottom="0.05pt solid #000000"/>
    </style:style>
    <style:style style:name="UMisTit1.F1" style:family="table-cell">
      <style:table-cell-properties fo:padding="0.097cm" fo:border="0.05pt solid #000000"/>
    </style:style>
    <style:style style:name="UMisTit1.A2" style:family="table-cell">
      <style:table-cell-properties fo:padding="0.097cm" fo:border-left="0.05pt solid #000000" fo:border-right="none" fo:border-top="none" fo:border-bottom="0.05pt solid #000000"/>
    </style:style>
    <style:style style:name="UMisTit1.F2" style:family="table-cell">
      <style:table-cell-properties fo:padding="0.097cm" fo:border-left="0.05pt solid #000000" fo:border-right="0.05pt solid #000000" fo:border-top="none" fo:border-bottom="0.05pt solid #000000"/>
    </style:style>
    <style:style style:name="Tabelle42" style:family="table">
      <style:table-properties style:width="18.002cm" table:align="margins" style:writing-mode="lr-tb"/>
    </style:style>
    <style:style style:name="Tabelle42.A" style:family="table-column">
      <style:table-column-properties style:column-width="9.001cm" style:rel-column-width="32767*"/>
    </style:style>
    <style:style style:name="Tabelle42.B" style:family="table-column">
      <style:table-column-properties style:column-width="9.001cm" style:rel-column-width="32768*"/>
    </style:style>
    <style:style style:name="Tabelle42.1" style:family="table-row">
      <style:table-row-properties fo:keep-together="auto"/>
    </style:style>
    <style:style style:name="Tabelle42.A1" style:family="table-cell">
      <style:table-cell-properties style:vertical-align="top" fo:padding-left="0.123cm" fo:padding-right="0.123cm" fo:padding-top="0cm" fo:padding-bottom="0cm" fo:border="none" style:writing-mode="lr-tb"/>
    </style:style>
    <style:style style:name="UMacTit1" style:family="table">
      <style:table-properties style:width="17.905cm" fo:margin-left="0.078cm" table:align="left" style:writing-mode="lr-tb"/>
    </style:style>
    <style:style style:name="UMacTit1.A" style:family="table-column">
      <style:table-column-properties style:column-width="3.688cm"/>
    </style:style>
    <style:style style:name="UMacTit1.B" style:family="table-column">
      <style:table-column-properties style:column-width="3.902cm"/>
    </style:style>
    <style:style style:name="UMacTit1.C" style:family="table-column">
      <style:table-column-properties style:column-width="2.579cm"/>
    </style:style>
    <style:style style:name="UMacTit1.A1" style:family="table-cell">
      <style:table-cell-properties fo:padding="0.097cm" fo:border-left="0.05pt solid #000000" fo:border-right="none" fo:border-top="0.05pt solid #000000" fo:border-bottom="0.05pt solid #000000"/>
    </style:style>
    <style:style style:name="UMacTit1.F1" style:family="table-cell">
      <style:table-cell-properties fo:padding="0.097cm" fo:border="0.05pt solid #000000"/>
    </style:style>
    <style:style style:name="UMacTit1.A2" style:family="table-cell">
      <style:table-cell-properties fo:padding="0.097cm" fo:border-left="0.05pt solid #000000" fo:border-right="none" fo:border-top="none" fo:border-bottom="0.05pt solid #000000"/>
    </style:style>
    <style:style style:name="UMacTit1.F2" style:family="table-cell">
      <style:table-cell-properties fo:padding="0.097cm" fo:border-left="0.05pt solid #000000" fo:border-right="0.05pt solid #000000" fo:border-top="none" fo:border-bottom="0.05pt solid #000000"/>
    </style:style>
    <style:style style:name="Tabelle19" style:family="table">
      <style:table-properties style:width="18.002cm" table:align="margins" style:writing-mode="lr-tb"/>
    </style:style>
    <style:style style:name="Tabelle19.A" style:family="table-column">
      <style:table-column-properties style:column-width="8.998cm" style:rel-column-width="32754*"/>
    </style:style>
    <style:style style:name="Tabelle19.B" style:family="table-column">
      <style:table-column-properties style:column-width="9.005cm" style:rel-column-width="32781*"/>
    </style:style>
    <style:style style:name="Tabelle19.1" style:family="table-row">
      <style:table-row-properties fo:keep-together="auto"/>
    </style:style>
    <style:style style:name="Tabelle19.A1" style:family="table-cell">
      <style:table-cell-properties style:vertical-align="top" fo:padding-left="0.123cm" fo:padding-right="0.123cm" fo:padding-top="0cm" fo:padding-bottom="0cm" fo:border="none" style:writing-mode="lr-tb"/>
    </style:style>
    <style:style style:name="PersAusgaben" style:family="table">
      <style:table-properties style:width="17.761cm" fo:margin-left="0cm" fo:margin-top="0cm" fo:margin-bottom="0cm" table:align="left" style:writing-mode="lr-tb"/>
    </style:style>
    <style:style style:name="PersAusgaben.A" style:family="table-column">
      <style:table-column-properties style:column-width="3.72cm"/>
    </style:style>
    <style:style style:name="PersAusgaben.C" style:family="table-column">
      <style:table-column-properties style:column-width="2.581cm"/>
    </style:style>
    <style:style style:name="PersAusgaben.F" style:family="table-column">
      <style:table-column-properties style:column-width="2.579cm"/>
    </style:style>
    <style:style style:name="PersAusgaben.1" style:family="table-row">
      <style:table-row-properties style:min-row-height="0.503cm" fo:keep-together="auto"/>
    </style:style>
    <style:style style:name="PersAusgaben.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PersAusgaben.B1"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PersAusgaben.C1" style:family="table-cell">
      <style:table-cell-properties style:vertical-align="middle" fo:padding-left="0.123cm" fo:padding-right="0.123cm" fo:padding-top="0cm" fo:padding-bottom="0cm" fo:border="0.5pt solid #000000" style:writing-mode="lr-tb"/>
    </style:style>
    <style:style style:name="PersAusgaben.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PersAusgaben.A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8.002cm" table:align="margins" style:writing-mode="lr-tb"/>
    </style:style>
    <style:style style:name="Tabelle20.A" style:family="table-column">
      <style:table-column-properties style:column-width="8.998cm" style:rel-column-width="32754*"/>
    </style:style>
    <style:style style:name="Tabelle20.B" style:family="table-column">
      <style:table-column-properties style:column-width="9.005cm" style:rel-column-width="32781*"/>
    </style:style>
    <style:style style:name="Tabelle20.1" style:family="table-row">
      <style:table-row-properties fo:keep-together="auto"/>
    </style:style>
    <style:style style:name="Tabelle20.A1" style:family="table-cell">
      <style:table-cell-properties style:vertical-align="top" fo:padding-left="0.123cm" fo:padding-right="0.123cm" fo:padding-top="0cm" fo:padding-bottom="0cm" fo:border="none" style:writing-mode="lr-tb"/>
    </style:style>
    <style:style style:name="Tabelle70" style:family="table">
      <style:table-properties style:width="18.002cm" fo:margin-left="-0.123cm" fo:margin-top="0cm" fo:margin-bottom="0cm" table:align="left" style:writing-mode="lr-tb"/>
    </style:style>
    <style:style style:name="Tabelle70.A" style:family="table-column">
      <style:table-column-properties style:column-width="4.759cm"/>
    </style:style>
    <style:style style:name="Tabelle70.B" style:family="table-column">
      <style:table-column-properties style:column-width="5.008cm"/>
    </style:style>
    <style:style style:name="Tabelle70.C" style:family="table-column">
      <style:table-column-properties style:column-width="2.757cm"/>
    </style:style>
    <style:style style:name="Tabelle70.D" style:family="table-column">
      <style:table-column-properties style:column-width="2.753cm"/>
    </style:style>
    <style:style style:name="Tabelle70.E" style:family="table-column">
      <style:table-column-properties style:column-width="2.725cm"/>
    </style:style>
    <style:style style:name="Tabelle70.1" style:family="table-row">
      <style:table-row-properties style:min-row-height="0.503cm" fo:keep-together="auto"/>
    </style:style>
    <style:style style:name="Tabelle70.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le70.B1"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elle70.C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70.A2" style:family="table-cell">
      <style:table-cell-properties style:vertical-align="middle" fo:padding-left="0.123cm" fo:padding-right="0.123cm" fo:padding-top="0cm" fo:padding-bottom="0cm" fo:border="0.5pt solid #000000" style:writing-mode="lr-tb"/>
    </style:style>
    <style:style style:name="Reservefond" style:family="table">
      <style:table-properties style:width="17.967cm" table:align="right" style:writing-mode="lr-tb"/>
    </style:style>
    <style:style style:name="Reservefond.A" style:family="table-column">
      <style:table-column-properties style:column-width="4.313cm"/>
    </style:style>
    <style:style style:name="Reservefond.B" style:family="table-column">
      <style:table-column-properties style:column-width="4.366cm"/>
    </style:style>
    <style:style style:name="Reservefond.C" style:family="table-column">
      <style:table-column-properties style:column-width="3.096cm"/>
    </style:style>
    <style:style style:name="Reservefond.E" style:family="table-column">
      <style:table-column-properties style:column-width="3.097cm"/>
    </style:style>
    <style:style style:name="Reservefond.A1" style:family="table-cell">
      <style:table-cell-properties fo:background-color="transparent" fo:padding="0.097cm" fo:border-left="none" fo:border-right="none" fo:border-top="none" fo:border-bottom="0.5pt solid #000000" style:writing-mode="page">
        <style:background-image/>
      </style:table-cell-properties>
    </style:style>
    <style:style style:name="Reservefond.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ervefond.E1" style:family="table-cell">
      <style:table-cell-properties fo:background-color="transparent" fo:padding="0.097cm" fo:border="0.5pt solid #000000" style:writing-mode="page">
        <style:background-image/>
      </style:table-cell-properties>
    </style:style>
    <style:style style:name="Reservefond.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ervefond.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ervefond.C4" style:family="table-cell" style:data-style-name="N124">
      <style:table-cell-properties fo:background-color="transparent" fo:padding="0.097cm" fo:border-left="0.5pt solid #000000" fo:border-right="none" fo:border-top="none" fo:border-bottom="0.5pt solid #000000" style:writing-mode="page">
        <style:background-image/>
      </style:table-cell-properties>
    </style:style>
    <style:style style:name="Reservefond.E4" style:family="table-cell" style:data-style-name="N124">
      <style:table-cell-properties fo:background-color="transparent" fo:padding="0.097cm" fo:border-left="0.5pt solid #000000" fo:border-right="0.5pt solid #000000" fo:border-top="none" fo:border-bottom="0.5pt solid #000000" style:writing-mode="page">
        <style:background-image/>
      </style:table-cell-properties>
    </style:style>
    <style:style style:name="Kassenreservefond" style:family="table">
      <style:table-properties style:width="17.986cm" fo:margin-left="-0.116cm" fo:margin-top="0cm" fo:margin-bottom="0cm" table:align="left" style:writing-mode="lr-tb"/>
    </style:style>
    <style:style style:name="Kassenreservefond.A" style:family="table-column">
      <style:table-column-properties style:column-width="2.385cm"/>
    </style:style>
    <style:style style:name="Kassenreservefond.B" style:family="table-column">
      <style:table-column-properties style:column-width="5.535cm"/>
    </style:style>
    <style:style style:name="Kassenreservefond.C" style:family="table-column">
      <style:table-column-properties style:column-width="3.272cm"/>
    </style:style>
    <style:style style:name="Kassenreservefond.D" style:family="table-column">
      <style:table-column-properties style:column-width="4.279cm"/>
    </style:style>
    <style:style style:name="Kassenreservefond.E" style:family="table-column">
      <style:table-column-properties style:column-width="2.515cm"/>
    </style:style>
    <style:style style:name="Kassenreservefond.1" style:family="table-row">
      <style:table-row-properties style:min-row-height="0.651cm" fo:keep-together="auto"/>
    </style:style>
    <style:style style:name="Kassenreservefond.A1" style:family="table-cell">
      <style:table-cell-properties style:vertical-align="middle" fo:padding-left="0.123cm" fo:padding-right="0.123cm" fo:padding-top="0cm" fo:padding-bottom="0cm" fo:border="0.5pt solid #000000" style:writing-mode="lr-tb"/>
    </style:style>
    <style:style style:name="Kassenreservefond.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Kassenreservefond.2" style:family="table-row">
      <style:table-row-properties style:min-row-height="0.494cm" fo:keep-together="auto"/>
    </style:style>
    <style:style style:name="Tabelle70" style:family="table">
      <style:table-properties style:width="18.002cm" fo:margin-left="-0.123cm" fo:margin-top="0cm" fo:margin-bottom="0cm" table:align="left" style:writing-mode="lr-tb"/>
    </style:style>
    <style:style style:name="Tabelle70.A" style:family="table-column">
      <style:table-column-properties style:column-width="4.759cm"/>
    </style:style>
    <style:style style:name="Tabelle70.B" style:family="table-column">
      <style:table-column-properties style:column-width="5.008cm"/>
    </style:style>
    <style:style style:name="Tabelle70.C" style:family="table-column">
      <style:table-column-properties style:column-width="2.757cm"/>
    </style:style>
    <style:style style:name="Tabelle70.D" style:family="table-column">
      <style:table-column-properties style:column-width="2.753cm"/>
    </style:style>
    <style:style style:name="Tabelle70.E" style:family="table-column">
      <style:table-column-properties style:column-width="2.725cm"/>
    </style:style>
    <style:style style:name="Tabelle70.1" style:family="table-row">
      <style:table-row-properties style:min-row-height="0.503cm" fo:keep-together="auto"/>
    </style:style>
    <style:style style:name="Tabelle70.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elle70.B1"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elle70.C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70.A2" style:family="table-cell">
      <style:table-cell-properties style:vertical-align="middle" fo:padding-left="0.123cm" fo:padding-right="0.123cm" fo:padding-top="0cm" fo:padding-bottom="0cm" fo:border="0.5pt solid #000000" style:writing-mode="lr-tb"/>
    </style:style>
    <style:style style:name="Reservefond" style:family="table">
      <style:table-properties style:width="17.967cm" table:align="right" style:writing-mode="lr-tb"/>
    </style:style>
    <style:style style:name="Reservefond.A" style:family="table-column">
      <style:table-column-properties style:column-width="4.313cm"/>
    </style:style>
    <style:style style:name="Reservefond.B" style:family="table-column">
      <style:table-column-properties style:column-width="4.366cm"/>
    </style:style>
    <style:style style:name="Reservefond.C" style:family="table-column">
      <style:table-column-properties style:column-width="3.096cm"/>
    </style:style>
    <style:style style:name="Reservefond.E" style:family="table-column">
      <style:table-column-properties style:column-width="3.097cm"/>
    </style:style>
    <style:style style:name="Reservefond.A1" style:family="table-cell">
      <style:table-cell-properties fo:background-color="transparent" fo:padding="0.097cm" fo:border-left="none" fo:border-right="none" fo:border-top="none" fo:border-bottom="0.5pt solid #000000" style:writing-mode="page">
        <style:background-image/>
      </style:table-cell-properties>
    </style:style>
    <style:style style:name="Reservefond.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ervefond.E1" style:family="table-cell">
      <style:table-cell-properties fo:background-color="transparent" fo:padding="0.097cm" fo:border="0.5pt solid #000000" style:writing-mode="page">
        <style:background-image/>
      </style:table-cell-properties>
    </style:style>
    <style:style style:name="Reservefond.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ervefond.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Reservefond.C4" style:family="table-cell" style:data-style-name="N124">
      <style:table-cell-properties fo:background-color="transparent" fo:padding="0.097cm" fo:border-left="0.5pt solid #000000" fo:border-right="none" fo:border-top="none" fo:border-bottom="0.5pt solid #000000" style:writing-mode="page">
        <style:background-image/>
      </style:table-cell-properties>
    </style:style>
    <style:style style:name="Reservefond.E4" style:family="table-cell" style:data-style-name="N124">
      <style:table-cell-properties fo:background-color="transparent" fo:padding="0.097cm" fo:border-left="0.5pt solid #000000" fo:border-right="0.5pt solid #000000" fo:border-top="none" fo:border-bottom="0.5pt solid #000000" style:writing-mode="page">
        <style:background-image/>
      </style:table-cell-properties>
    </style:style>
    <style:style style:name="Kassenreservefond" style:family="table">
      <style:table-properties style:width="17.986cm" fo:margin-left="-0.116cm" fo:margin-top="0cm" fo:margin-bottom="0cm" table:align="left" style:writing-mode="lr-tb"/>
    </style:style>
    <style:style style:name="Kassenreservefond.A" style:family="table-column">
      <style:table-column-properties style:column-width="2.385cm"/>
    </style:style>
    <style:style style:name="Kassenreservefond.B" style:family="table-column">
      <style:table-column-properties style:column-width="5.535cm"/>
    </style:style>
    <style:style style:name="Kassenreservefond.C" style:family="table-column">
      <style:table-column-properties style:column-width="3.272cm"/>
    </style:style>
    <style:style style:name="Kassenreservefond.D" style:family="table-column">
      <style:table-column-properties style:column-width="4.279cm"/>
    </style:style>
    <style:style style:name="Kassenreservefond.E" style:family="table-column">
      <style:table-column-properties style:column-width="2.515cm"/>
    </style:style>
    <style:style style:name="Kassenreservefond.1" style:family="table-row">
      <style:table-row-properties style:min-row-height="0.651cm" fo:keep-together="auto"/>
    </style:style>
    <style:style style:name="Kassenreservefond.A1" style:family="table-cell">
      <style:table-cell-properties style:vertical-align="middle" fo:padding-left="0.123cm" fo:padding-right="0.123cm" fo:padding-top="0cm" fo:padding-bottom="0cm" fo:border="0.5pt solid #000000" style:writing-mode="lr-tb"/>
    </style:style>
    <style:style style:name="Kassenreservefond.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Kassenreservefond.2" style:family="table-row">
      <style:table-row-properties style:min-row-height="0.494cm" fo:keep-together="auto"/>
    </style:style>
    <style:style style:name="FCDE_5f_A" style:display-name="FCDE_A" style:family="table">
      <style:table-properties style:width="17.732cm" fo:margin-left="-0.159cm" fo:margin-top="0cm" fo:margin-bottom="0cm" table:align="left" style:writing-mode="lr-tb"/>
    </style:style>
    <style:style style:name="FCDE_5f_A.A" style:display-name="FCDE_A.A" style:family="table-column">
      <style:table-column-properties style:column-width="4.293cm"/>
    </style:style>
    <style:style style:name="FCDE_5f_A.C" style:display-name="FCDE_A.C" style:family="table-column">
      <style:table-column-properties style:column-width="3.048cm"/>
    </style:style>
    <style:style style:name="FCDE_5f_A.E" style:display-name="FCDE_A.E" style:family="table-column">
      <style:table-column-properties style:column-width="3.05cm"/>
    </style:style>
    <style:style style:name="FCDE_5f_A.1" style:display-name="FCDE_A.1" style:family="table-row">
      <style:table-row-properties style:min-row-height="0.529cm" fo:keep-together="auto"/>
    </style:style>
    <style:style style:name="FCDE_5f_A.A1" style:display-name="FCDE_A.A1" style:family="table-cell">
      <style:table-cell-properties style:vertical-align="" fo:padding-left="0.123cm" fo:padding-right="0.123cm" fo:padding-top="0cm" fo:padding-bottom="0cm" fo:border-left="0.5pt solid #000000" fo:border-right="none" fo:border-top="0.5pt solid #000000" fo:border-bottom="0.5pt solid #000000" style:writing-mode="lr-tb"/>
    </style:style>
    <style:style style:name="FCDE_5f_A.B1" style:display-name="FCDE_A.B1" style:family="table-cell">
      <style:table-cell-properties style:vertical-align="" fo:padding-left="0.123cm" fo:padding-right="0.123cm" fo:padding-top="0cm" fo:padding-bottom="0cm" fo:border="0.5pt solid #000000" style:writing-mode="lr-tb"/>
    </style:style>
    <style:style style:name="FCDE_5f_A.C1" style:display-name="FCDE_A.C1" style:family="table-cell">
      <style:table-cell-properties style:vertical-align="middle" fo:padding-left="0.123cm" fo:padding-right="0.123cm" fo:padding-top="0cm" fo:padding-bottom="0cm" fo:border="0.5pt solid #000000" style:writing-mode="lr-tb"/>
    </style:style>
    <style:style style:name="FCDE_5f_A.D1" style:display-name="FCDE_A.D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FCDE_5f_A.A2" style:display-name="FCDE_A.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54" style:family="table">
      <style:table-properties style:width="18.002cm" table:align="margins" style:writing-mode="lr-tb"/>
    </style:style>
    <style:style style:name="Tabelle54.A" style:family="table-column">
      <style:table-column-properties style:column-width="8.999cm" style:rel-column-width="32761*"/>
    </style:style>
    <style:style style:name="Tabelle54.B" style:family="table-column">
      <style:table-column-properties style:column-width="9.003cm" style:rel-column-width="32774*"/>
    </style:style>
    <style:style style:name="Tabelle54.1" style:family="table-row">
      <style:table-row-properties fo:keep-together="auto"/>
    </style:style>
    <style:style style:name="Tabelle54.A1" style:family="table-cell">
      <style:table-cell-properties style:vertical-align="top" fo:padding-left="0.123cm" fo:padding-right="0.123cm" fo:padding-top="0cm" fo:padding-bottom="0cm" fo:border="none" style:writing-mode="lr-tb"/>
    </style:style>
    <style:style style:name="RFond_5f_pot_5f_A" style:display-name="RFond_pot_A" style:family="table">
      <style:table-properties style:width="17.967cm" table:align="right" style:writing-mode="lr-tb"/>
    </style:style>
    <style:style style:name="RFond_5f_pot_5f_A.A" style:display-name="RFond_pot_A.A" style:family="table-column">
      <style:table-column-properties style:column-width="4.313cm"/>
    </style:style>
    <style:style style:name="RFond_5f_pot_5f_A.B" style:display-name="RFond_pot_A.B" style:family="table-column">
      <style:table-column-properties style:column-width="4.366cm"/>
    </style:style>
    <style:style style:name="RFond_5f_pot_5f_A.C" style:display-name="RFond_pot_A.C" style:family="table-column">
      <style:table-column-properties style:column-width="3.096cm"/>
    </style:style>
    <style:style style:name="RFond_5f_pot_5f_A.E" style:display-name="RFond_pot_A.E" style:family="table-column">
      <style:table-column-properties style:column-width="3.097cm"/>
    </style:style>
    <style:style style:name="RFond_5f_pot_5f_A.A1" style:display-name="RFond_pot_A.A1" style:family="table-cell">
      <style:table-cell-properties fo:background-color="transparent" fo:padding="0.097cm" fo:border-left="none" fo:border-right="none" fo:border-top="none" fo:border-bottom="0.5pt solid #000000" style:writing-mode="page">
        <style:background-image/>
      </style:table-cell-properties>
    </style:style>
    <style:style style:name="RFond_5f_pot_5f_A.C1" style:display-name="RFond_pot_A.C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Fond_5f_pot_5f_A.E1" style:display-name="RFond_pot_A.E1" style:family="table-cell">
      <style:table-cell-properties fo:background-color="transparent" fo:padding="0.097cm" fo:border="0.5pt solid #000000" style:writing-mode="page">
        <style:background-image/>
      </style:table-cell-properties>
    </style:style>
    <style:style style:name="RFond_5f_pot_5f_A.A2" style:display-name="RFond_pot_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Fond_5f_pot_5f_A.E2" style:display-name="RFond_pot_A.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3" style:family="table">
      <style:table-properties style:width="18.002cm" table:align="margins" style:writing-mode="lr-tb"/>
    </style:style>
    <style:style style:name="Tabelle43.A" style:family="table-column">
      <style:table-column-properties style:column-width="8.999cm" style:rel-column-width="32761*"/>
    </style:style>
    <style:style style:name="Tabelle43.B" style:family="table-column">
      <style:table-column-properties style:column-width="9.003cm" style:rel-column-width="32774*"/>
    </style:style>
    <style:style style:name="Tabelle43.1" style:family="table-row">
      <style:table-row-properties fo:keep-together="auto"/>
    </style:style>
    <style:style style:name="Tabelle43.A1" style:family="table-cell">
      <style:table-cell-properties style:vertical-align="top" fo:padding-left="0.123cm" fo:padding-right="0.123cm" fo:padding-top="0cm" fo:padding-bottom="0cm" fo:border="none" style:writing-mode="lr-tb"/>
    </style:style>
    <style:style style:name="BetDirekt" style:family="table">
      <style:table-properties style:width="18.26cm" fo:margin-left="-0.192cm" fo:margin-top="0cm" fo:margin-bottom="0cm" table:align="left" style:writing-mode="lr-tb"/>
    </style:style>
    <style:style style:name="BetDirekt.A" style:family="table-column">
      <style:table-column-properties style:column-width="6.369cm"/>
    </style:style>
    <style:style style:name="BetDirekt.B" style:family="table-column">
      <style:table-column-properties style:column-width="8.25cm"/>
    </style:style>
    <style:style style:name="BetDirekt.C" style:family="table-column">
      <style:table-column-properties style:column-width="3.641cm"/>
    </style:style>
    <style:style style:name="BetDirekt.1" style:family="table-row">
      <style:table-row-properties fo:keep-together="auto"/>
    </style:style>
    <style:style style:name="BetDirekt.A1" style:family="table-cell">
      <style:table-cell-properties style:vertical-align="middle" fo:padding-left="0.191cm" fo:padding-right="0.191cm" fo:padding-top="0cm" fo:padding-bottom="0cm" fo:border="0.5pt solid #000000" style:writing-mode="lr-tb"/>
    </style:style>
    <style:style style:name="BetDirekt.C1" style:family="table-cell">
      <style:table-cell-properties style:vertical-align="" fo:padding-left="0.191cm" fo:padding-right="0.191cm" fo:padding-top="0cm" fo:padding-bottom="0cm" fo:border="0.5pt solid #000000" style:writing-mode="lr-tb"/>
    </style:style>
    <style:style style:name="BetDirekt" style:family="table">
      <style:table-properties style:width="18.26cm" fo:margin-left="-0.192cm" fo:margin-top="0cm" fo:margin-bottom="0cm" table:align="left" style:writing-mode="lr-tb"/>
    </style:style>
    <style:style style:name="BetDirekt.A" style:family="table-column">
      <style:table-column-properties style:column-width="6.369cm"/>
    </style:style>
    <style:style style:name="BetDirekt.B" style:family="table-column">
      <style:table-column-properties style:column-width="8.25cm"/>
    </style:style>
    <style:style style:name="BetDirekt.C" style:family="table-column">
      <style:table-column-properties style:column-width="3.641cm"/>
    </style:style>
    <style:style style:name="BetDirekt.1" style:family="table-row">
      <style:table-row-properties fo:keep-together="auto"/>
    </style:style>
    <style:style style:name="BetDirekt.A1" style:family="table-cell">
      <style:table-cell-properties style:vertical-align="middle" fo:padding-left="0.191cm" fo:padding-right="0.191cm" fo:padding-top="0cm" fo:padding-bottom="0cm" fo:border="0.5pt solid #000000" style:writing-mode="lr-tb"/>
    </style:style>
    <style:style style:name="BetDirekt.C1" style:family="table-cell">
      <style:table-cell-properties style:vertical-align="" fo:padding-left="0.191cm" fo:padding-right="0.191cm" fo:padding-top="0cm" fo:padding-bottom="0cm" fo:border="0.5pt solid #000000" style:writing-mode="lr-tb"/>
    </style:style>
    <style:style style:name="Tabelle51" style:family="table">
      <style:table-properties style:width="17.992cm" fo:margin-left="-0.021cm" fo:margin-top="0cm" fo:margin-bottom="0cm" table:align="left" style:writing-mode="lr-tb"/>
    </style:style>
    <style:style style:name="Tabelle51.A" style:family="table-column">
      <style:table-column-properties style:column-width="6.197cm"/>
    </style:style>
    <style:style style:name="Tabelle51.B" style:family="table-column">
      <style:table-column-properties style:column-width="8.246cm"/>
    </style:style>
    <style:style style:name="Tabelle51.C" style:family="table-column">
      <style:table-column-properties style:column-width="3.549cm"/>
    </style:style>
    <style:style style:name="Tabelle51.1" style:family="table-row">
      <style:table-row-properties fo:keep-together="auto"/>
    </style:style>
    <style:style style:name="Tabelle51.A1" style:family="table-cell">
      <style:table-cell-properties style:vertical-align="middle" fo:padding-left="0.191cm" fo:padding-right="0.191cm" fo:padding-top="0cm" fo:padding-bottom="0cm" fo:border="0.5pt solid #000000" style:writing-mode="lr-tb"/>
    </style:style>
    <style:style style:name="Tabelle51.C1" style:family="table-cell">
      <style:table-cell-properties style:vertical-align="" fo:padding-left="0.191cm" fo:padding-right="0.191cm" fo:padding-top="0cm" fo:padding-bottom="0cm" fo:border="0.5pt solid #000000" style:writing-mode="lr-tb"/>
    </style:style>
    <style:style style:name="Tabelle22" style:family="table">
      <style:table-properties style:width="18.002cm" table:align="margins" style:writing-mode="lr-tb"/>
    </style:style>
    <style:style style:name="Tabelle22.A" style:family="table-column">
      <style:table-column-properties style:column-width="9.001cm" style:rel-column-width="32767*"/>
    </style:style>
    <style:style style:name="Tabelle22.B" style:family="table-column">
      <style:table-column-properties style:column-width="9.001cm" style:rel-column-width="32768*"/>
    </style:style>
    <style:style style:name="Tabelle22.1" style:family="table-row">
      <style:table-row-properties fo:keep-together="auto"/>
    </style:style>
    <style:style style:name="Tabelle22.A1" style:family="table-cell">
      <style:table-cell-properties style:vertical-align="top" fo:padding-left="0.123cm" fo:padding-right="0.123cm" fo:padding-top="0cm" fo:padding-bottom="0cm" fo:border="none" style:writing-mode="lr-tb"/>
    </style:style>
    <style:style style:name="Tabelle74" style:family="table">
      <style:table-properties style:width="17.992cm" fo:margin-left="-0.012cm" fo:margin-top="0cm" fo:margin-bottom="0cm" table:align="left" style:writing-mode="lr-tb"/>
    </style:style>
    <style:style style:name="Tabelle74.A" style:family="table-column">
      <style:table-column-properties style:column-width="2.381cm"/>
    </style:style>
    <style:style style:name="Tabelle74.B" style:family="table-column">
      <style:table-column-properties style:column-width="4.526cm"/>
    </style:style>
    <style:style style:name="Tabelle74.C" style:family="table-column">
      <style:table-column-properties style:column-width="3.205cm"/>
    </style:style>
    <style:style style:name="Tabelle74.D" style:family="table-column">
      <style:table-column-properties style:column-width="2.323cm"/>
    </style:style>
    <style:style style:name="Tabelle74.E" style:family="table-column">
      <style:table-column-properties style:column-width="3.298cm"/>
    </style:style>
    <style:style style:name="Tabelle74.F" style:family="table-column">
      <style:table-column-properties style:column-width="2.258cm"/>
    </style:style>
    <style:style style:name="Tabelle74.1" style:family="table-row">
      <style:table-row-properties fo:keep-together="auto"/>
    </style:style>
    <style:style style:name="Tabelle74.A1" style:family="table-cell">
      <style:table-cell-properties style:vertical-align="" fo:padding="0.097cm" fo:border-left="0.25pt solid #000000" fo:border-right="none" fo:border-top="0.25pt solid #000000" fo:border-bottom="0.25pt solid #000000" style:writing-mode="lr-tb"/>
    </style:style>
    <style:style style:name="Tabelle74.F1" style:family="table-cell">
      <style:table-cell-properties style:vertical-align="" fo:padding="0.097cm" fo:border="0.25pt solid #000000" style:writing-mode="lr-tb"/>
    </style:style>
    <style:style style:name="Tabelle74.2" style:family="table-row">
      <style:table-row-properties style:row-height="0.6cm" fo:keep-together="auto"/>
    </style:style>
    <style:style style:name="Tabelle74.A2" style:family="table-cell">
      <style:table-cell-properties style:vertical-align="" fo:padding="0.097cm" fo:border-left="0.25pt solid #000000" fo:border-right="none" fo:border-top="none" fo:border-bottom="0.25pt solid #000000" style:writing-mode="lr-tb"/>
    </style:style>
    <style:style style:name="Tabelle74.F2" style:family="table-cell">
      <style:table-cell-properties style:vertical-align="" fo:padding="0.097cm" fo:border-left="0.25pt solid #000000" fo:border-right="0.25pt solid #000000" fo:border-top="none" fo:border-bottom="0.25pt solid #000000" style:writing-mode="lr-tb"/>
    </style:style>
    <style:style style:name="Tabelle74" style:family="table">
      <style:table-properties style:width="17.992cm" fo:margin-left="-0.012cm" fo:margin-top="0cm" fo:margin-bottom="0cm" table:align="left" style:writing-mode="lr-tb"/>
    </style:style>
    <style:style style:name="Tabelle74.A" style:family="table-column">
      <style:table-column-properties style:column-width="2.381cm"/>
    </style:style>
    <style:style style:name="Tabelle74.B" style:family="table-column">
      <style:table-column-properties style:column-width="4.526cm"/>
    </style:style>
    <style:style style:name="Tabelle74.C" style:family="table-column">
      <style:table-column-properties style:column-width="3.205cm"/>
    </style:style>
    <style:style style:name="Tabelle74.D" style:family="table-column">
      <style:table-column-properties style:column-width="2.323cm"/>
    </style:style>
    <style:style style:name="Tabelle74.E" style:family="table-column">
      <style:table-column-properties style:column-width="3.298cm"/>
    </style:style>
    <style:style style:name="Tabelle74.F" style:family="table-column">
      <style:table-column-properties style:column-width="2.258cm"/>
    </style:style>
    <style:style style:name="Tabelle74.1" style:family="table-row">
      <style:table-row-properties fo:keep-together="auto"/>
    </style:style>
    <style:style style:name="Tabelle74.A1" style:family="table-cell">
      <style:table-cell-properties style:vertical-align="" fo:padding="0.097cm" fo:border-left="0.25pt solid #000000" fo:border-right="none" fo:border-top="0.25pt solid #000000" fo:border-bottom="0.25pt solid #000000" style:writing-mode="lr-tb"/>
    </style:style>
    <style:style style:name="Tabelle74.F1" style:family="table-cell">
      <style:table-cell-properties style:vertical-align="" fo:padding="0.097cm" fo:border="0.25pt solid #000000" style:writing-mode="lr-tb"/>
    </style:style>
    <style:style style:name="Tabelle74.2" style:family="table-row">
      <style:table-row-properties style:row-height="0.6cm" fo:keep-together="auto"/>
    </style:style>
    <style:style style:name="Tabelle74.A2" style:family="table-cell">
      <style:table-cell-properties style:vertical-align="" fo:padding="0.097cm" fo:border-left="0.25pt solid #000000" fo:border-right="none" fo:border-top="none" fo:border-bottom="0.25pt solid #000000" style:writing-mode="lr-tb"/>
    </style:style>
    <style:style style:name="Tabelle74.F2" style:family="table-cell">
      <style:table-cell-properties style:vertical-align="" fo:padding="0.097cm" fo:border-left="0.25pt solid #000000" fo:border-right="0.25pt solid #000000" fo:border-top="none" fo:border-bottom="0.25pt solid #000000" style:writing-mode="lr-tb"/>
    </style:style>
    <style:style style:name="UMisTit2" style:family="table">
      <style:table-properties style:width="17.981cm" table:align="left" style:writing-mode="lr-tb"/>
    </style:style>
    <style:style style:name="UMisTit2.A" style:family="table-column">
      <style:table-column-properties style:column-width="3.755cm"/>
    </style:style>
    <style:style style:name="UMisTit2.C" style:family="table-column">
      <style:table-column-properties style:column-width="2.618cm"/>
    </style:style>
    <style:style style:name="UMisTit2.A1" style:family="table-cell">
      <style:table-cell-properties fo:padding="0.097cm" fo:border-left="0.05pt solid #000000" fo:border-right="none" fo:border-top="0.05pt solid #000000" fo:border-bottom="0.05pt solid #000000"/>
    </style:style>
    <style:style style:name="UMisTit2.F1" style:family="table-cell">
      <style:table-cell-properties fo:padding="0.097cm" fo:border="0.05pt solid #000000"/>
    </style:style>
    <style:style style:name="UMisTit2.A2" style:family="table-cell">
      <style:table-cell-properties fo:padding="0.097cm" fo:border-left="0.05pt solid #000000" fo:border-right="none" fo:border-top="none" fo:border-bottom="0.05pt solid #000000"/>
    </style:style>
    <style:style style:name="UMisTit2.F2" style:family="table-cell">
      <style:table-cell-properties fo:padding="0.097cm" fo:border-left="0.05pt solid #000000" fo:border-right="0.05pt solid #000000" fo:border-top="none" fo:border-bottom="0.05pt solid #000000"/>
    </style:style>
    <style:style style:name="Tabelle21" style:family="table">
      <style:table-properties style:width="18.002cm" table:align="margins" style:writing-mode="lr-tb"/>
    </style:style>
    <style:style style:name="Tabelle21.A" style:family="table-column">
      <style:table-column-properties style:column-width="9.001cm" style:rel-column-width="32767*"/>
    </style:style>
    <style:style style:name="Tabelle21.B" style:family="table-column">
      <style:table-column-properties style:column-width="9.001cm" style:rel-column-width="32768*"/>
    </style:style>
    <style:style style:name="Tabelle21.1" style:family="table-row">
      <style:table-row-properties fo:keep-together="auto"/>
    </style:style>
    <style:style style:name="Tabelle21.A1" style:family="table-cell">
      <style:table-cell-properties style:vertical-align="top" fo:padding-left="0.123cm" fo:padding-right="0.123cm" fo:padding-top="0cm" fo:padding-bottom="0cm" fo:border="none" style:writing-mode="lr-tb"/>
    </style:style>
    <style:style style:name="Tabelle32" style:family="table">
      <style:table-properties style:width="17.992cm" fo:margin-left="-0.044cm" fo:margin-top="0cm" fo:margin-bottom="0cm" table:align="left" style:writing-mode="lr-tb"/>
    </style:style>
    <style:style style:name="Tabelle32.A" style:family="table-column">
      <style:table-column-properties style:column-width="5.359cm"/>
    </style:style>
    <style:style style:name="Tabelle32.B" style:family="table-column">
      <style:table-column-properties style:column-width="5.248cm"/>
    </style:style>
    <style:style style:name="Tabelle32.C" style:family="table-column">
      <style:table-column-properties style:column-width="2.514cm"/>
    </style:style>
    <style:style style:name="Tabelle32.D" style:family="table-column">
      <style:table-column-properties style:column-width="2.491cm"/>
    </style:style>
    <style:style style:name="Tabelle32.E" style:family="table-column">
      <style:table-column-properties style:column-width="2.381cm"/>
    </style:style>
    <style:style style:name="Tabelle32.1" style:family="table-row">
      <style:table-row-properties fo:keep-together="auto"/>
    </style:style>
    <style:style style:name="Tabelle32.A1" style:family="table-cell">
      <style:table-cell-properties style:vertical-align="" fo:padding-left="0.191cm" fo:padding-right="0.191cm" fo:padding-top="0cm" fo:padding-bottom="0cm" fo:border="0.5pt solid #000000" style:writing-mode="lr-tb"/>
    </style:style>
    <style:style style:name="Tabelle32.C1" style:family="table-cell">
      <style:table-cell-properties style:vertical-align="middle" fo:padding-left="0.191cm" fo:padding-right="0.191cm" fo:padding-top="0cm" fo:padding-bottom="0cm" fo:border="0.5pt solid #000000" style:writing-mode="lr-tb"/>
    </style:style>
    <style:style style:name="Tabelle32.C3" style:family="table-cell">
      <style:table-cell-properties style:vertical-align="bottom" fo:padding-left="0.191cm" fo:padding-right="0.191cm" fo:padding-top="0cm" fo:padding-bottom="0cm" fo:border="0.5pt solid #000000" style:writing-mode="lr-tb"/>
    </style:style>
    <style:style style:name="Tabelle23" style:family="table">
      <style:table-properties style:width="18.002cm" table:align="margins" style:writing-mode="lr-tb"/>
    </style:style>
    <style:style style:name="Tabelle23.A" style:family="table-column">
      <style:table-column-properties style:column-width="9.001cm" style:rel-column-width="32767*"/>
    </style:style>
    <style:style style:name="Tabelle23.B" style:family="table-column">
      <style:table-column-properties style:column-width="9.001cm" style:rel-column-width="32768*"/>
    </style:style>
    <style:style style:name="Tabelle23.1" style:family="table-row">
      <style:table-row-properties fo:keep-together="auto"/>
    </style:style>
    <style:style style:name="Tabelle23.A1" style:family="table-cell">
      <style:table-cell-properties style:vertical-align="top" fo:padding-left="0.123cm" fo:padding-right="0.123cm" fo:padding-top="0cm" fo:padding-bottom="0cm" fo:border="none" style:writing-mode="lr-tb"/>
    </style:style>
    <style:style style:name="Baukonzession" style:family="table">
      <style:table-properties style:width="18.147cm" fo:margin-left="-0.145cm" table:align="left" style:writing-mode="lr-tb"/>
    </style:style>
    <style:style style:name="Baukonzession.A" style:family="table-column">
      <style:table-column-properties style:column-width="3.066cm"/>
    </style:style>
    <style:style style:name="Baukonzession.B" style:family="table-column">
      <style:table-column-properties style:column-width="2.887cm"/>
    </style:style>
    <style:style style:name="Baukonzession.C" style:family="table-column">
      <style:table-column-properties style:column-width="2.448cm"/>
    </style:style>
    <style:style style:name="Baukonzession.D" style:family="table-column">
      <style:table-column-properties style:column-width="2.425cm"/>
    </style:style>
    <style:style style:name="Baukonzession.E" style:family="table-column">
      <style:table-column-properties style:column-width="2.447cm"/>
    </style:style>
    <style:style style:name="Baukonzession.A1" style:family="table-cell">
      <style:table-cell-properties fo:padding="0.097cm" fo:border="none"/>
    </style:style>
    <style:style style:name="Baukonzession.C1" style:family="table-cell">
      <style:table-cell-properties fo:padding="0.097cm" fo:border-left="0.05pt solid #000000" fo:border-right="none" fo:border-top="0.05pt solid #000000" fo:border-bottom="0.05pt solid #000000"/>
    </style:style>
    <style:style style:name="Baukonzession.G1" style:family="table-cell">
      <style:table-cell-properties fo:padding="0.097cm" fo:border="0.05pt solid #000000"/>
    </style:style>
    <style:style style:name="Baukonzession.2" style:family="table-row">
      <style:table-row-properties style:min-row-height="0.6cm"/>
    </style:style>
    <style:style style:name="Baukonzession" style:family="table">
      <style:table-properties style:width="18.147cm" fo:margin-left="-0.145cm" table:align="left" style:writing-mode="lr-tb"/>
    </style:style>
    <style:style style:name="Baukonzession.A" style:family="table-column">
      <style:table-column-properties style:column-width="3.066cm"/>
    </style:style>
    <style:style style:name="Baukonzession.B" style:family="table-column">
      <style:table-column-properties style:column-width="2.887cm"/>
    </style:style>
    <style:style style:name="Baukonzession.C" style:family="table-column">
      <style:table-column-properties style:column-width="2.448cm"/>
    </style:style>
    <style:style style:name="Baukonzession.D" style:family="table-column">
      <style:table-column-properties style:column-width="2.425cm"/>
    </style:style>
    <style:style style:name="Baukonzession.E" style:family="table-column">
      <style:table-column-properties style:column-width="2.447cm"/>
    </style:style>
    <style:style style:name="Baukonzession.A1" style:family="table-cell">
      <style:table-cell-properties fo:padding="0.097cm" fo:border="none"/>
    </style:style>
    <style:style style:name="Baukonzession.C1" style:family="table-cell">
      <style:table-cell-properties fo:padding="0.097cm" fo:border-left="0.05pt solid #000000" fo:border-right="none" fo:border-top="0.05pt solid #000000" fo:border-bottom="0.05pt solid #000000"/>
    </style:style>
    <style:style style:name="Baukonzession.G1" style:family="table-cell">
      <style:table-cell-properties fo:padding="0.097cm" fo:border="0.05pt solid #000000"/>
    </style:style>
    <style:style style:name="Baukonzession.2" style:family="table-row">
      <style:table-row-properties style:min-row-height="0.6cm"/>
    </style:style>
    <style:style style:name="CessImm" style:family="table">
      <style:table-properties style:width="17.859cm" fo:margin-left="0.023cm" fo:margin-top="0cm" fo:margin-bottom="0cm" table:align="left" style:writing-mode="lr-tb"/>
    </style:style>
    <style:style style:name="CessImm.A" style:family="table-column">
      <style:table-column-properties style:column-width="4.609cm"/>
    </style:style>
    <style:style style:name="CessImm.B" style:family="table-column">
      <style:table-column-properties style:column-width="5.004cm"/>
    </style:style>
    <style:style style:name="CessImm.C" style:family="table-column">
      <style:table-column-properties style:column-width="2.757cm"/>
    </style:style>
    <style:style style:name="CessImm.D" style:family="table-column">
      <style:table-column-properties style:column-width="2.755cm"/>
    </style:style>
    <style:style style:name="CessImm.E" style:family="table-column">
      <style:table-column-properties style:column-width="2.734cm"/>
    </style:style>
    <style:style style:name="CessImm.1" style:family="table-row">
      <style:table-row-properties style:min-row-height="0.503cm" fo:keep-together="auto"/>
    </style:style>
    <style:style style:name="CessImm.A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CessImm.B1"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CessImm.C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CessImm.A2" style:family="table-cell">
      <style:table-cell-properties style:vertical-align="middle" fo:padding-left="0.123cm" fo:padding-right="0.123cm" fo:padding-top="0cm" fo:padding-bottom="0cm" fo:border="0.5pt solid #000000" style:writing-mode="lr-tb"/>
    </style:style>
    <style:style style:name="Tabelle24" style:family="table">
      <style:table-properties style:width="18.002cm" table:align="margins" style:writing-mode="lr-tb"/>
    </style:style>
    <style:style style:name="Tabelle24.A" style:family="table-column">
      <style:table-column-properties style:column-width="9.001cm" style:rel-column-width="32767*"/>
    </style:style>
    <style:style style:name="Tabelle24.B" style:family="table-column">
      <style:table-column-properties style:column-width="9.001cm" style:rel-column-width="32768*"/>
    </style:style>
    <style:style style:name="Tabelle24.1" style:family="table-row">
      <style:table-row-properties fo:keep-together="auto"/>
    </style:style>
    <style:style style:name="Tabelle24.A1" style:family="table-cell">
      <style:table-cell-properties style:vertical-align="top" fo:padding-left="0.123cm" fo:padding-right="0.123cm" fo:padding-top="0cm" fo:padding-bottom="0cm" fo:border="none" style:writing-mode="lr-tb"/>
    </style:style>
    <style:style style:name="Tabelle59" style:family="table">
      <style:table-properties style:width="17.988cm" table:align="left" style:writing-mode="lr-tb"/>
    </style:style>
    <style:style style:name="Tabelle59.A" style:family="table-column">
      <style:table-column-properties style:column-width="5.066cm"/>
    </style:style>
    <style:style style:name="Tabelle59.C" style:family="table-column">
      <style:table-column-properties style:column-width="3.928cm"/>
    </style:style>
    <style:style style:name="Tabelle59.A1" style:family="table-cell">
      <style:table-cell-properties fo:padding="0.097cm" fo:border-left="0.05pt solid #000000" fo:border-right="none" fo:border-top="0.05pt solid #000000" fo:border-bottom="0.05pt solid #000000"/>
    </style:style>
    <style:style style:name="Tabelle59.D1" style:family="table-cell">
      <style:table-cell-properties fo:padding="0.097cm" fo:border="0.05pt solid #000000"/>
    </style:style>
    <style:style style:name="Tabelle59.2" style:family="table-row">
      <style:table-row-properties style:row-height="0.6cm"/>
    </style:style>
    <style:style style:name="Tabelle59.A2" style:family="table-cell">
      <style:table-cell-properties fo:padding="0.097cm" fo:border-left="0.05pt solid #000000" fo:border-right="none" fo:border-top="none" fo:border-bottom="0.05pt solid #000000"/>
    </style:style>
    <style:style style:name="Tabelle59.C2" style:family="table-cell" style:data-style-name="N20004">
      <style:table-cell-properties fo:padding="0.097cm" fo:border-left="0.05pt solid #000000" fo:border-right="none" fo:border-top="none" fo:border-bottom="0.05pt solid #000000"/>
    </style:style>
    <style:style style:name="Tabelle59.D2" style:family="table-cell" style:data-style-name="N20004">
      <style:table-cell-properties fo:padding="0.097cm" fo:border-left="0.05pt solid #000000" fo:border-right="0.05pt solid #000000" fo:border-top="none" fo:border-bottom="0.05pt solid #000000"/>
    </style:style>
    <style:style style:name="Tabelle56" style:family="table">
      <style:table-properties style:width="18.002cm" table:align="margins" style:writing-mode="lr-tb"/>
    </style:style>
    <style:style style:name="Tabelle56.A" style:family="table-column">
      <style:table-column-properties style:column-width="9.001cm" style:rel-column-width="32767*"/>
    </style:style>
    <style:style style:name="Tabelle56.B" style:family="table-column">
      <style:table-column-properties style:column-width="9.001cm" style:rel-column-width="32768*"/>
    </style:style>
    <style:style style:name="Tabelle56.1" style:family="table-row">
      <style:table-row-properties fo:keep-together="auto"/>
    </style:style>
    <style:style style:name="Tabelle56.A1" style:family="table-cell">
      <style:table-cell-properties style:vertical-align="top" fo:padding-left="0.123cm" fo:padding-right="0.123cm" fo:padding-top="0cm" fo:padding-bottom="0cm" fo:border="none" style:writing-mode="lr-tb"/>
    </style:style>
    <style:style style:name="Tabelle60" style:family="table">
      <style:table-properties style:width="17.988cm" table:align="left" style:writing-mode="lr-tb"/>
    </style:style>
    <style:style style:name="Tabelle60.A" style:family="table-column">
      <style:table-column-properties style:column-width="5.066cm"/>
    </style:style>
    <style:style style:name="Tabelle60.C" style:family="table-column">
      <style:table-column-properties style:column-width="3.928cm"/>
    </style:style>
    <style:style style:name="Tabelle60.A1" style:family="table-cell">
      <style:table-cell-properties fo:padding="0.097cm" fo:border-left="0.05pt solid #000000" fo:border-right="none" fo:border-top="0.05pt solid #000000" fo:border-bottom="0.05pt solid #000000"/>
    </style:style>
    <style:style style:name="Tabelle60.D1" style:family="table-cell">
      <style:table-cell-properties fo:padding="0.097cm" fo:border="0.05pt solid #000000"/>
    </style:style>
    <style:style style:name="Tabelle60.2" style:family="table-row">
      <style:table-row-properties style:row-height="0.6cm"/>
    </style:style>
    <style:style style:name="Tabelle60.A2" style:family="table-cell">
      <style:table-cell-properties fo:padding="0.097cm" fo:border-left="0.05pt solid #000000" fo:border-right="none" fo:border-top="none" fo:border-bottom="0.05pt solid #000000"/>
    </style:style>
    <style:style style:name="Tabelle60.C2" style:family="table-cell" style:data-style-name="N20004">
      <style:table-cell-properties fo:padding="0.097cm" fo:border-left="0.05pt solid #000000" fo:border-right="none" fo:border-top="none" fo:border-bottom="0.05pt solid #000000"/>
    </style:style>
    <style:style style:name="Tabelle60.D2" style:family="table-cell" style:data-style-name="N20004">
      <style:table-cell-properties fo:padding="0.097cm" fo:border-left="0.05pt solid #000000" fo:border-right="0.05pt solid #000000" fo:border-top="none" fo:border-bottom="0.05pt solid #000000"/>
    </style:style>
    <style:style style:name="Tabelle55" style:family="table">
      <style:table-properties style:width="18.002cm" table:align="margins" style:writing-mode="lr-tb"/>
    </style:style>
    <style:style style:name="Tabelle55.A" style:family="table-column">
      <style:table-column-properties style:column-width="9.001cm" style:rel-column-width="32767*"/>
    </style:style>
    <style:style style:name="Tabelle55.B" style:family="table-column">
      <style:table-column-properties style:column-width="9.001cm" style:rel-column-width="32768*"/>
    </style:style>
    <style:style style:name="Tabelle55.1" style:family="table-row">
      <style:table-row-properties fo:keep-together="auto"/>
    </style:style>
    <style:style style:name="Tabelle55.A1" style:family="table-cell">
      <style:table-cell-properties style:vertical-align="top" fo:padding-left="0.123cm" fo:padding-right="0.123cm" fo:padding-top="0cm" fo:padding-bottom="0cm" fo:border="none" style:writing-mode="lr-tb"/>
    </style:style>
    <style:style style:name="DarlehenRestschuld" style:family="table">
      <style:table-properties style:width="17.986cm" table:align="left" style:writing-mode="lr-tb"/>
    </style:style>
    <style:style style:name="DarlehenRestschuld.A" style:family="table-column">
      <style:table-column-properties style:column-width="3.207cm"/>
    </style:style>
    <style:style style:name="DarlehenRestschuld.B" style:family="table-column">
      <style:table-column-properties style:column-width="3.501cm"/>
    </style:style>
    <style:style style:name="DarlehenRestschuld.C" style:family="table-column">
      <style:table-column-properties style:column-width="2.191cm"/>
    </style:style>
    <style:style style:name="DarlehenRestschuld.D" style:family="table-column">
      <style:table-column-properties style:column-width="2.298cm"/>
    </style:style>
    <style:style style:name="DarlehenRestschuld.E" style:family="table-column">
      <style:table-column-properties style:column-width="2.3cm"/>
    </style:style>
    <style:style style:name="DarlehenRestschuld.A1" style:family="table-cell">
      <style:table-cell-properties fo:padding="0.097cm" fo:border="none"/>
    </style:style>
    <style:style style:name="DarlehenRestschuld.C1" style:family="table-cell">
      <style:table-cell-properties fo:padding="0.097cm" fo:border-left="0.05pt solid #000000" fo:border-right="none" fo:border-top="0.05pt solid #000000" fo:border-bottom="0.05pt solid #000000"/>
    </style:style>
    <style:style style:name="DarlehenRestschuld.G1" style:family="table-cell">
      <style:table-cell-properties fo:padding="0.097cm" fo:border="0.05pt solid #000000"/>
    </style:style>
    <style:style style:name="DarlehenRestschuld.C2" style:family="table-cell">
      <style:table-cell-properties fo:padding="0.097cm" fo:border-left="0.05pt solid #000000" fo:border-right="none" fo:border-top="none" fo:border-bottom="0.05pt solid #000000"/>
    </style:style>
    <style:style style:name="DarlehenRestschuld.G2" style:family="table-cell">
      <style:table-cell-properties fo:padding="0.097cm" fo:border-left="0.05pt solid #000000" fo:border-right="0.05pt solid #000000" fo:border-top="none" fo:border-bottom="0.05pt solid #000000"/>
    </style:style>
    <style:style style:name="verschuldung" style:family="table">
      <style:table-properties style:width="17.861cm" fo:margin-left="0cm" fo:margin-top="0cm" fo:margin-bottom="0cm" table:align="left" style:writing-mode="lr-tb"/>
    </style:style>
    <style:style style:name="verschuldung.A" style:family="table-column">
      <style:table-column-properties style:column-width="4.128cm"/>
    </style:style>
    <style:style style:name="verschuldung.B" style:family="table-column">
      <style:table-column-properties style:column-width="3.748cm"/>
    </style:style>
    <style:style style:name="verschuldung.C" style:family="table-column">
      <style:table-column-properties style:column-width="2.503cm"/>
    </style:style>
    <style:style style:name="verschuldung.D" style:family="table-column">
      <style:table-column-properties style:column-width="2.498cm"/>
    </style:style>
    <style:style style:name="verschuldung.F" style:family="table-column">
      <style:table-column-properties style:column-width="2.482cm"/>
    </style:style>
    <style:style style:name="verschuldung.1" style:family="table-row">
      <style:table-row-properties style:min-row-height="0.529cm" fo:keep-together="auto"/>
    </style:style>
    <style:style style:name="verschuldung.A1" style:family="table-cell">
      <style:table-cell-properties style:vertical-align="middle" fo:padding-left="0.123cm" fo:padding-right="0.123cm" fo:padding-top="0cm" fo:padding-bottom="0cm" fo:border="0.5pt solid #000000" style:writing-mode="lr-tb"/>
    </style:style>
    <style:style style:name="Tabelle76" style:family="table">
      <style:table-properties style:width="17.905cm" fo:margin-left="-0.028cm" fo:margin-top="0cm" fo:margin-bottom="0cm" table:align="left" style:writing-mode="lr-tb"/>
    </style:style>
    <style:style style:name="Tabelle76.A" style:family="table-column">
      <style:table-column-properties style:column-width="5.405cm"/>
    </style:style>
    <style:style style:name="Tabelle76.B" style:family="table-column">
      <style:table-column-properties style:column-width="5.5cm"/>
    </style:style>
    <style:style style:name="Tabelle76.C" style:family="table-column">
      <style:table-column-properties style:column-width="1.752cm"/>
    </style:style>
    <style:style style:name="Tabelle76.D" style:family="table-column">
      <style:table-column-properties style:column-width="1.75cm"/>
    </style:style>
    <style:style style:name="Tabelle76.F" style:family="table-column">
      <style:table-column-properties style:column-width="1.748cm"/>
    </style:style>
    <style:style style:name="Tabelle76.1" style:family="table-row">
      <style:table-row-properties style:min-row-height="0.529cm" fo:keep-together="auto"/>
    </style:style>
    <style:style style:name="Tabelle76.A1" style:family="table-cell">
      <style:table-cell-properties style:vertical-align="bottom" fo:padding-left="0.123cm" fo:padding-right="0.123cm" fo:padding-top="0cm" fo:padding-bottom="0cm" fo:border="0.5pt solid #000000" style:writing-mode="lr-tb"/>
    </style:style>
    <style:style style:name="Tabelle76.B1" style:family="table-cell">
      <style:table-cell-properties style:vertical-align="middle" fo:padding-left="0.123cm" fo:padding-right="0.123cm" fo:padding-top="0cm" fo:padding-bottom="0cm" fo:border="0.5pt solid #000000" style:writing-mode="lr-tb"/>
    </style:style>
    <style:style style:name="Tabelle76.C1" style:family="table-cell">
      <style:table-cell-properties style:vertical-align="" fo:padding-left="0.123cm" fo:padding-right="0.123cm" fo:padding-top="0cm" fo:padding-bottom="0cm" fo:border="0.5pt solid #000000" style:writing-mode="lr-tb"/>
    </style:style>
    <style:style style:name="Tabelle76.2" style:family="table-row">
      <style:table-row-properties style:min-row-height="0.035cm" fo:keep-together="auto"/>
    </style:style>
    <style:style style:name="Tabelle76.4" style:family="table-row">
      <style:table-row-properties style:min-row-height="0.859cm" fo:keep-together="auto"/>
    </style:style>
    <style:style style:name="Tabelle25" style:family="table">
      <style:table-properties style:width="18.002cm" table:align="margins" style:writing-mode="lr-tb"/>
    </style:style>
    <style:style style:name="Tabelle25.A" style:family="table-column">
      <style:table-column-properties style:column-width="9.001cm" style:rel-column-width="32767*"/>
    </style:style>
    <style:style style:name="Tabelle25.B" style:family="table-column">
      <style:table-column-properties style:column-width="9.001cm" style:rel-column-width="32768*"/>
    </style:style>
    <style:style style:name="Tabelle25.1" style:family="table-row">
      <style:table-row-properties fo:keep-together="auto"/>
    </style:style>
    <style:style style:name="Tabelle25.A1" style:family="table-cell">
      <style:table-cell-properties style:vertical-align="top" fo:padding-left="0.123cm" fo:padding-right="0.123cm" fo:padding-top="0cm" fo:padding-bottom="0cm" fo:border="none" style:writing-mode="lr-tb"/>
    </style:style>
    <style:style style:name="ZinsJahre" style:family="table">
      <style:table-properties style:width="5.505cm" table:align="left" style:writing-mode="lr-tb"/>
    </style:style>
    <style:style style:name="ZinsJahre.A" style:family="table-column">
      <style:table-column-properties style:column-width="2.593cm"/>
    </style:style>
    <style:style style:name="ZinsJahre.B" style:family="table-column">
      <style:table-column-properties style:column-width="2.912cm"/>
    </style:style>
    <style:style style:name="ZinsJahre.A1" style:family="table-cell">
      <style:table-cell-properties fo:padding="0.097cm" fo:border-left="0.05pt solid #000000" fo:border-right="none" fo:border-top="0.05pt solid #000000" fo:border-bottom="0.05pt solid #000000"/>
    </style:style>
    <style:style style:name="ZinsJahre.B1" style:family="table-cell">
      <style:table-cell-properties fo:padding="0.097cm" fo:border="0.05pt solid #000000"/>
    </style:style>
    <style:style style:name="Tabelle26" style:family="table">
      <style:table-properties style:width="18.002cm" table:align="margins" style:writing-mode="lr-tb"/>
    </style:style>
    <style:style style:name="Tabelle26.A" style:family="table-column">
      <style:table-column-properties style:column-width="8.999cm" style:rel-column-width="32761*"/>
    </style:style>
    <style:style style:name="Tabelle26.B" style:family="table-column">
      <style:table-column-properties style:column-width="9.003cm" style:rel-column-width="32774*"/>
    </style:style>
    <style:style style:name="Tabelle26.1" style:family="table-row">
      <style:table-row-properties fo:keep-together="auto"/>
    </style:style>
    <style:style style:name="Tabelle26.A1" style:family="table-cell">
      <style:table-cell-properties style:vertical-align="top" fo:padding-left="0.123cm" fo:padding-right="0.123cm" fo:padding-top="0cm" fo:padding-bottom="0cm" fo:border="none" style:writing-mode="lr-tb"/>
    </style:style>
    <style:style style:name="DarlehenNeu" style:family="table">
      <style:table-properties style:width="17.755cm" style:rel-width="100%" table:align="left" style:writing-mode="lr-tb"/>
    </style:style>
    <style:style style:name="DarlehenNeu.A" style:family="table-column">
      <style:table-column-properties style:column-width="0.893cm" style:rel-column-width="513*"/>
    </style:style>
    <style:style style:name="DarlehenNeu.B" style:family="table-column">
      <style:table-column-properties style:column-width="5.154cm" style:rel-column-width="2963*"/>
    </style:style>
    <style:style style:name="DarlehenNeu.C" style:family="table-column">
      <style:table-column-properties style:column-width="5.151cm" style:rel-column-width="2961*"/>
    </style:style>
    <style:style style:name="DarlehenNeu.D" style:family="table-column">
      <style:table-column-properties style:column-width="2.189cm" style:rel-column-width="1258*"/>
    </style:style>
    <style:style style:name="DarlehenNeu.E" style:family="table-column">
      <style:table-column-properties style:column-width="2.185cm" style:rel-column-width="1256*"/>
    </style:style>
    <style:style style:name="DarlehenNeu.F" style:family="table-column">
      <style:table-column-properties style:column-width="2.184cm" style:rel-column-width="1255*"/>
    </style:style>
    <style:style style:name="DarlehenNeu.A1" style:family="table-cell">
      <style:table-cell-properties fo:padding="0.097cm" fo:border-left="0.05pt solid #000000" fo:border-right="none" fo:border-top="0.05pt solid #000000" fo:border-bottom="0.05pt solid #000000"/>
    </style:style>
    <style:style style:name="DarlehenNeu.F1" style:family="table-cell">
      <style:table-cell-properties fo:padding="0.097cm" fo:border="0.05pt solid #000000"/>
    </style:style>
    <style:style style:name="DarlehenNeu.2" style:family="table-row">
      <style:table-row-properties style:min-row-height="0.6cm"/>
    </style:style>
    <style:style style:name="DarlehenNeu.A2" style:family="table-cell">
      <style:table-cell-properties fo:padding="0.097cm" fo:border-left="0.05pt solid #000000" fo:border-right="none" fo:border-top="none" fo:border-bottom="0.05pt solid #000000"/>
    </style:style>
    <style:style style:name="DarlehenNeu.F2" style:family="table-cell">
      <style:table-cell-properties fo:padding="0.097cm" fo:border-left="0.05pt solid #000000" fo:border-right="0.05pt solid #000000" fo:border-top="none" fo:border-bottom="0.05pt solid #000000"/>
    </style:style>
    <style:style style:name="Tabelle77" style:family="table">
      <style:table-properties style:width="18.006cm" fo:margin-left="-0.145cm" fo:margin-top="0cm" fo:margin-bottom="0cm" table:align="left" style:writing-mode="lr-tb"/>
    </style:style>
    <style:style style:name="Tabelle77.A" style:family="table-column">
      <style:table-column-properties style:column-width="5.064cm"/>
    </style:style>
    <style:style style:name="Tabelle77.B" style:family="table-column">
      <style:table-column-properties style:column-width="4.21cm"/>
    </style:style>
    <style:style style:name="Tabelle77.C" style:family="table-column">
      <style:table-column-properties style:column-width="1.02cm"/>
    </style:style>
    <style:style style:name="Tabelle77.D" style:family="table-column">
      <style:table-column-properties style:column-width="2.284cm"/>
    </style:style>
    <style:style style:name="Tabelle77.E" style:family="table-column">
      <style:table-column-properties style:column-width="2.716cm"/>
    </style:style>
    <style:style style:name="Tabelle77.F" style:family="table-column">
      <style:table-column-properties style:column-width="2.711cm"/>
    </style:style>
    <style:style style:name="Tabelle77.1" style:family="table-row">
      <style:table-row-properties style:min-row-height="2.17cm" fo:keep-together="auto"/>
    </style:style>
    <style:style style:name="Tabelle77.A1" style:family="table-cell">
      <style:table-cell-properties style:vertical-align="middle" style:border-line-width-left="0.026cm 0.026cm 0.026cm" style:border-line-width-top="0.026cm 0.026cm 0.026cm" fo:padding-left="0.123cm" fo:padding-right="0.123cm" fo:padding-top="0cm" fo:padding-bottom="0cm" fo:border-left="2.25pt double #000000" fo:border-right="0.5pt solid #000000" fo:border-top="2.25pt double #000000" fo:border-bottom="0.5pt solid #000000" style:writing-mode="lr-tb"/>
    </style:style>
    <style:style style:name="Tabelle77.B1" style:family="table-cell">
      <style:table-cell-properties style:vertical-align="middle" style:border-line-width-top="0.026cm 0.026cm 0.026cm" fo:padding-left="0.123cm" fo:padding-right="0.123cm" fo:padding-top="0cm" fo:padding-bottom="0cm" fo:border-left="none" fo:border-right="none" fo:border-top="2.25pt double #000000" fo:border-bottom="0.5pt solid #000000" style:writing-mode="lr-tb"/>
    </style:style>
    <style:style style:name="Tabelle77.C1" style:family="table-cell">
      <style:table-cell-properties style:vertical-align="middle" style:border-line-width-top="0.026cm 0.026cm 0.026cm" fo:padding-left="0.123cm" fo:padding-right="0.123cm" fo:padding-top="0cm" fo:padding-bottom="0cm" fo:border-left="none" fo:border-right="0.5pt solid #000000" fo:border-top="2.25pt double #000000" fo:border-bottom="0.5pt solid #000000" style:writing-mode="lr-tb"/>
    </style:style>
    <style:style style:name="Tabelle77.F1" style:family="table-cell">
      <style:table-cell-properties style:vertical-align="middle" style:border-line-width-right="0.026cm 0.026cm 0.026cm" style:border-line-width-top="0.026cm 0.026cm 0.026cm" fo:padding-left="0.123cm" fo:padding-right="0.123cm" fo:padding-top="0cm" fo:padding-bottom="0cm" fo:border-left="none" fo:border-right="2.25pt double #000000" fo:border-top="2.25pt double #000000" fo:border-bottom="0.5pt solid #000000" style:writing-mode="lr-tb"/>
    </style:style>
    <style:style style:name="Tabelle77.2" style:family="table-row">
      <style:table-row-properties style:min-row-height="1.252cm" fo:keep-together="auto"/>
    </style:style>
    <style:style style:name="Tabelle77.A2" style:family="table-cell">
      <style:table-cell-properties style:vertical-align="middle" style:border-line-width-left="0.026cm 0.026cm 0.026cm" fo:padding-left="0.123cm" fo:padding-right="0.123cm" fo:padding-top="0cm" fo:padding-bottom="0cm" fo:border-left="2.25pt double #000000" fo:border-right="0.5pt solid #000000" fo:border-top="none" fo:border-bottom="none" style:writing-mode="lr-tb"/>
    </style:style>
    <style:style style:name="Tabelle77.B2"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elle77.F2" style:family="table-cell">
      <style:table-cell-properties style:vertical-align="middle" style:border-line-width-right="0.026cm 0.026cm 0.026cm" fo:padding-left="0.123cm" fo:padding-right="0.123cm" fo:padding-top="0cm" fo:padding-bottom="0cm" fo:border-left="none" fo:border-right="2.25pt double #000000" fo:border-top="none" fo:border-bottom="none" style:writing-mode="lr-tb"/>
    </style:style>
    <style:style style:name="Tabelle77.3" style:family="table-row">
      <style:table-row-properties style:min-row-height="0.794cm" fo:keep-together="auto"/>
    </style:style>
    <style:style style:name="Tabelle77.6" style:family="table-row">
      <style:table-row-properties style:min-row-height="1.08cm" fo:keep-together="auto"/>
    </style:style>
    <style:style style:name="Tabelle77.A6" style:family="table-cell">
      <style:table-cell-properties style:vertical-align="middle"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elle77.B6"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77.F6" style:family="table-cell">
      <style:table-cell-properties style:vertical-align="middle" style:border-line-width-right="0.026cm 0.026cm 0.026cm" fo:padding-left="0.123cm" fo:padding-right="0.123cm" fo:padding-top="0cm" fo:padding-bottom="0cm" fo:border-left="none" fo:border-right="2.25pt double #000000" fo:border-top="0.5pt solid #000000" fo:border-bottom="0.5pt solid #000000" style:writing-mode="lr-tb"/>
    </style:style>
    <style:style style:name="Tabelle77.8" style:family="table-row">
      <style:table-row-properties style:min-row-height="2.448cm" fo:keep-together="auto"/>
    </style:style>
    <style:style style:name="Tabelle77.9" style:family="table-row">
      <style:table-row-properties style:min-row-height="2.26cm" fo:keep-together="auto"/>
    </style:style>
    <style:style style:name="Tabelle77.10" style:family="table-row">
      <style:table-row-properties style:min-row-height="0.991cm" fo:keep-together="auto"/>
    </style:style>
    <style:style style:name="Tabelle77.11" style:family="table-row">
      <style:table-row-properties style:min-row-height="1.505cm" fo:keep-together="auto"/>
    </style:style>
    <style:style style:name="Tabelle77.12" style:family="table-row">
      <style:table-row-properties style:min-row-height="0.529cm" fo:keep-together="auto"/>
    </style:style>
    <style:style style:name="Tabelle77.A12" style:family="table-cell">
      <style:table-cell-properties style:vertical-align="middle"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elle77.B1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elle77.F12" style:family="table-cell">
      <style:table-cell-properties style:vertical-align="middle" style:border-line-width-right="0.026cm 0.026cm 0.026cm" fo:padding-left="0.123cm" fo:padding-right="0.123cm" fo:padding-top="0cm" fo:padding-bottom="0cm" fo:border-left="none" fo:border-right="2.25pt double #000000" fo:border-top="none" fo:border-bottom="0.5pt solid #000000" style:writing-mode="lr-tb"/>
    </style:style>
    <style:style style:name="Tabelle78" style:family="table">
      <style:table-properties style:width="18.006cm" fo:margin-left="-0.145cm" fo:margin-top="0cm" fo:margin-bottom="0cm" table:align="left" style:writing-mode="lr-tb"/>
    </style:style>
    <style:style style:name="Tabelle78.A" style:family="table-column">
      <style:table-column-properties style:column-width="5.064cm"/>
    </style:style>
    <style:style style:name="Tabelle78.B" style:family="table-column">
      <style:table-column-properties style:column-width="4.21cm"/>
    </style:style>
    <style:style style:name="Tabelle78.C" style:family="table-column">
      <style:table-column-properties style:column-width="0.924cm"/>
    </style:style>
    <style:style style:name="Tabelle78.D" style:family="table-column">
      <style:table-column-properties style:column-width="2.379cm"/>
    </style:style>
    <style:style style:name="Tabelle78.E" style:family="table-column">
      <style:table-column-properties style:column-width="2.716cm"/>
    </style:style>
    <style:style style:name="Tabelle78.F" style:family="table-column">
      <style:table-column-properties style:column-width="2.711cm"/>
    </style:style>
    <style:style style:name="Tabelle78.1" style:family="table-row">
      <style:table-row-properties style:min-row-height="0.603cm" fo:keep-together="auto"/>
    </style:style>
    <style:style style:name="Tabelle78.A1" style:family="table-cell">
      <style:table-cell-properties style:vertical-align="middle"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elle78.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78.F1" style:family="table-cell">
      <style:table-cell-properties style:vertical-align="middle" style:border-line-width-right="0.026cm 0.026cm 0.026cm" fo:padding-left="0.123cm" fo:padding-right="0.123cm" fo:padding-top="0cm" fo:padding-bottom="0cm" fo:border-left="none" fo:border-right="2.25pt double #000000" fo:border-top="0.5pt solid #000000" fo:border-bottom="0.5pt solid #000000" style:writing-mode="lr-tb"/>
    </style:style>
    <style:style style:name="Tabelle78.2" style:family="table-row">
      <style:table-row-properties style:min-row-height="0.917cm" fo:keep-together="auto"/>
    </style:style>
    <style:style style:name="Tabelle78.A2" style:family="table-cell">
      <style:table-cell-properties style:vertical-align="middle" style:border-line-width-left="0.026cm 0.026cm 0.026cm" fo:padding-left="0.123cm" fo:padding-right="0.123cm" fo:padding-top="0cm" fo:padding-bottom="0cm" fo:border-left="2.25pt double #000000" fo:border-right="0.5pt solid #000000" fo:border-top="none" fo:border-bottom="none" style:writing-mode="lr-tb"/>
    </style:style>
    <style:style style:name="Tabelle78.B2"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elle78.F2" style:family="table-cell">
      <style:table-cell-properties style:vertical-align="middle" style:border-line-width-right="0.026cm 0.026cm 0.026cm" fo:padding-left="0.123cm" fo:padding-right="0.123cm" fo:padding-top="0cm" fo:padding-bottom="0cm" fo:border-left="none" fo:border-right="2.25pt double #000000" fo:border-top="none" fo:border-bottom="none" style:writing-mode="lr-tb"/>
    </style:style>
    <style:style style:name="Tabelle78.3" style:family="table-row">
      <style:table-row-properties style:min-row-height="0.998cm" fo:keep-together="auto"/>
    </style:style>
    <style:style style:name="Tabelle78.4" style:family="table-row">
      <style:table-row-properties style:min-row-height="0.397cm" fo:keep-together="auto"/>
    </style:style>
    <style:style style:name="Tabelle78.5" style:family="table-row">
      <style:table-row-properties style:min-row-height="0.095cm" fo:keep-together="auto"/>
    </style:style>
    <style:style style:name="Tabelle78.6" style:family="table-row">
      <style:table-row-properties style:min-row-height="1.503cm" fo:keep-together="auto"/>
    </style:style>
    <style:style style:name="Tabelle78.7" style:family="table-row">
      <style:table-row-properties style:min-row-height="1.014cm" fo:keep-together="auto"/>
    </style:style>
    <style:style style:name="Tabelle78.8" style:family="table-row">
      <style:table-row-properties style:min-row-height="0.73cm" fo:keep-together="auto"/>
    </style:style>
    <style:style style:name="Tabelle78.A8" style:family="table-cell">
      <style:table-cell-properties style:vertical-align="middle" style:border-line-width-left="0.026cm 0.026cm 0.026cm" style:border-line-width-bottom="0.026cm 0.026cm 0.026cm" fo:padding-left="0.123cm" fo:padding-right="0.123cm" fo:padding-top="0cm" fo:padding-bottom="0cm" fo:border-left="2.25pt double #000000" fo:border-right="0.5pt solid #000000" fo:border-top="none" fo:border-bottom="2.25pt double #000000" style:writing-mode="lr-tb"/>
    </style:style>
    <style:style style:name="Tabelle78.B8" style:family="table-cell">
      <style:table-cell-properties style:vertical-align="middle" style:border-line-width-bottom="0.026cm 0.026cm 0.026cm" fo:padding-left="0.123cm" fo:padding-right="0.123cm" fo:padding-top="0cm" fo:padding-bottom="0cm" fo:border-left="none" fo:border-right="0.5pt solid #000000" fo:border-top="none" fo:border-bottom="2.25pt double #000000" style:writing-mode="lr-tb"/>
    </style:style>
    <style:style style:name="Tabelle78.F8" style:family="table-cell">
      <style:table-cell-properties style:vertical-align="middle" style:border-line-width-right="0.026cm 0.026cm 0.026cm" style:border-line-width-bottom="0.026cm 0.026cm 0.026cm" fo:padding-left="0.123cm" fo:padding-right="0.123cm" fo:padding-top="0cm" fo:padding-bottom="0cm" fo:border-left="none" fo:border-right="2.25pt double #000000" fo:border-top="none" fo:border-bottom="2.25pt double #000000" style:writing-mode="lr-tb"/>
    </style:style>
    <style:style style:name="Tabelle79" style:family="table">
      <style:table-properties style:width="17.845cm" fo:margin-left="-0.039cm" fo:margin-top="0cm" fo:margin-bottom="0cm" table:align="left" style:writing-mode="lr-tb"/>
    </style:style>
    <style:style style:name="Tabelle79.A" style:family="table-column">
      <style:table-column-properties style:column-width="2.829cm"/>
    </style:style>
    <style:style style:name="Tabelle79.B" style:family="table-column">
      <style:table-column-properties style:column-width="2.736cm"/>
    </style:style>
    <style:style style:name="Tabelle79.C" style:family="table-column">
      <style:table-column-properties style:column-width="2.482cm"/>
    </style:style>
    <style:style style:name="Tabelle79.D" style:family="table-column">
      <style:table-column-properties style:column-width="3.48cm"/>
    </style:style>
    <style:style style:name="Tabelle79.E" style:family="table-column">
      <style:table-column-properties style:column-width="3.154cm"/>
    </style:style>
    <style:style style:name="Tabelle79.F" style:family="table-column">
      <style:table-column-properties style:column-width="3.164cm"/>
    </style:style>
    <style:style style:name="Tabelle79.1" style:family="table-row">
      <style:table-row-properties style:min-row-height="1.498cm" fo:keep-together="auto"/>
    </style:style>
    <style:style style:name="Tabelle79.A1" style:family="table-cell">
      <style:table-cell-properties style:vertical-align="middle" fo:padding="0.097cm" fo:border-left="0.25pt solid #000000" fo:border-right="none" fo:border-top="0.25pt solid #000000" fo:border-bottom="0.25pt solid #000000" style:writing-mode="lr-tb"/>
    </style:style>
    <style:style style:name="Tabelle79.B1" style:family="table-cell">
      <style:table-cell-properties style:vertical-align="middle" fo:padding="0.097cm" fo:border-left="0.25pt solid #000000" fo:border-right="0.5pt solid #000000" fo:border-top="0.25pt solid #000000" fo:border-bottom="0.25pt solid #000000" style:writing-mode="lr-tb"/>
    </style:style>
    <style:style style:name="Tabelle79.C1" style:family="table-cell">
      <style:table-cell-properties style:vertical-align="middle" fo:padding="0.097cm" fo:border-left="0.5pt solid #000000" fo:border-right="none" fo:border-top="none" fo:border-bottom="0.5pt solid #000000" style:writing-mode="lr-tb"/>
    </style:style>
    <style:style style:name="Tabelle79.D1" style:family="table-cell">
      <style:table-cell-properties style:vertical-align="middle" fo:padding="0.097cm" fo:border-left="none" fo:border-right="none" fo:border-top="none" fo:border-bottom="0.5pt solid #000000" style:writing-mode="lr-tb"/>
    </style:style>
    <style:style style:name="Tabelle79.E1" style:family="table-cell">
      <style:table-cell-properties style:vertical-align="middle" fo:padding-left="0.018cm" fo:padding-right="0.018cm" fo:padding-top="0cm" fo:padding-bottom="0cm" fo:border-left="none" fo:border-right="none" fo:border-top="none" fo:border-bottom="0.5pt solid #000000" style:writing-mode="lr-tb"/>
    </style:style>
    <style:style style:name="Tabelle79.2" style:family="table-row">
      <style:table-row-properties fo:keep-together="auto"/>
    </style:style>
    <style:style style:name="Tabelle79.A2" style:family="table-cell">
      <style:table-cell-properties style:vertical-align="middle" fo:padding="0.097cm" fo:border-left="0.25pt solid #000000" fo:border-right="none" fo:border-top="none" fo:border-bottom="0.25pt solid #000000" style:writing-mode="lr-tb"/>
    </style:style>
    <style:style style:name="Tabelle79.E2" style:family="table-cell">
      <style:table-cell-properties style:vertical-align="middle" fo:padding-left="0.018cm" fo:padding-right="0.018cm" fo:padding-top="0cm" fo:padding-bottom="0cm" fo:border="0.25pt solid #000000" style:writing-mode="lr-tb"/>
    </style:style>
    <style:style style:name="Tabelle79.F2" style:family="table-cell">
      <style:table-cell-properties style:vertical-align="middle" fo:padding="0.097cm" fo:border="0.25pt solid #000000" style:writing-mode="lr-tb"/>
    </style:style>
    <style:style style:name="Tabelle79.3" style:family="table-row">
      <style:table-row-properties fo:keep-together="auto"/>
    </style:style>
    <style:style style:name="Tabelle79.4" style:family="table-row">
      <style:table-row-properties fo:keep-together="auto"/>
    </style:style>
    <style:style style:name="Tabelle79.5" style:family="table-row">
      <style:table-row-properties fo:keep-together="auto"/>
    </style:style>
    <style:style style:name="Tabelle79.6" style:family="table-row">
      <style:table-row-properties fo:keep-together="auto"/>
    </style:style>
    <style:style style:name="Tabelle79.E6"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elle79.F6" style:family="table-cell">
      <style:table-cell-properties style:vertical-align="middle" fo:padding="0.097cm" fo:border-left="0.25pt solid #000000" fo:border-right="0.25pt solid #000000" fo:border-top="none" fo:border-bottom="0.25pt solid #000000" style:writing-mode="lr-tb"/>
    </style:style>
    <style:style style:name="DarlehenNeu" style:family="table">
      <style:table-properties style:width="17.755cm" style:rel-width="100%" table:align="left" style:writing-mode="lr-tb"/>
    </style:style>
    <style:style style:name="DarlehenNeu.A" style:family="table-column">
      <style:table-column-properties style:column-width="0.893cm" style:rel-column-width="513*"/>
    </style:style>
    <style:style style:name="DarlehenNeu.B" style:family="table-column">
      <style:table-column-properties style:column-width="5.154cm" style:rel-column-width="2963*"/>
    </style:style>
    <style:style style:name="DarlehenNeu.C" style:family="table-column">
      <style:table-column-properties style:column-width="5.151cm" style:rel-column-width="2961*"/>
    </style:style>
    <style:style style:name="DarlehenNeu.D" style:family="table-column">
      <style:table-column-properties style:column-width="2.189cm" style:rel-column-width="1258*"/>
    </style:style>
    <style:style style:name="DarlehenNeu.E" style:family="table-column">
      <style:table-column-properties style:column-width="2.185cm" style:rel-column-width="1256*"/>
    </style:style>
    <style:style style:name="DarlehenNeu.F" style:family="table-column">
      <style:table-column-properties style:column-width="2.184cm" style:rel-column-width="1255*"/>
    </style:style>
    <style:style style:name="DarlehenNeu.A1" style:family="table-cell">
      <style:table-cell-properties fo:padding="0.097cm" fo:border-left="0.05pt solid #000000" fo:border-right="none" fo:border-top="0.05pt solid #000000" fo:border-bottom="0.05pt solid #000000"/>
    </style:style>
    <style:style style:name="DarlehenNeu.F1" style:family="table-cell">
      <style:table-cell-properties fo:padding="0.097cm" fo:border="0.05pt solid #000000"/>
    </style:style>
    <style:style style:name="DarlehenNeu.2" style:family="table-row">
      <style:table-row-properties style:min-row-height="0.6cm"/>
    </style:style>
    <style:style style:name="DarlehenNeu.A2" style:family="table-cell">
      <style:table-cell-properties fo:padding="0.097cm" fo:border-left="0.05pt solid #000000" fo:border-right="none" fo:border-top="none" fo:border-bottom="0.05pt solid #000000"/>
    </style:style>
    <style:style style:name="DarlehenNeu.F2" style:family="table-cell">
      <style:table-cell-properties fo:padding="0.097cm" fo:border-left="0.05pt solid #000000" fo:border-right="0.05pt solid #000000" fo:border-top="none" fo:border-bottom="0.05pt solid #000000"/>
    </style:style>
    <style:style style:name="Tabelle77" style:family="table">
      <style:table-properties style:width="18.006cm" fo:margin-left="-0.145cm" fo:margin-top="0cm" fo:margin-bottom="0cm" table:align="left" style:writing-mode="lr-tb"/>
    </style:style>
    <style:style style:name="Tabelle77.A" style:family="table-column">
      <style:table-column-properties style:column-width="5.064cm"/>
    </style:style>
    <style:style style:name="Tabelle77.B" style:family="table-column">
      <style:table-column-properties style:column-width="4.21cm"/>
    </style:style>
    <style:style style:name="Tabelle77.C" style:family="table-column">
      <style:table-column-properties style:column-width="1.02cm"/>
    </style:style>
    <style:style style:name="Tabelle77.D" style:family="table-column">
      <style:table-column-properties style:column-width="2.284cm"/>
    </style:style>
    <style:style style:name="Tabelle77.E" style:family="table-column">
      <style:table-column-properties style:column-width="2.716cm"/>
    </style:style>
    <style:style style:name="Tabelle77.F" style:family="table-column">
      <style:table-column-properties style:column-width="2.711cm"/>
    </style:style>
    <style:style style:name="Tabelle77.1" style:family="table-row">
      <style:table-row-properties style:min-row-height="2.17cm" fo:keep-together="auto"/>
    </style:style>
    <style:style style:name="Tabelle77.A1" style:family="table-cell">
      <style:table-cell-properties style:vertical-align="middle" style:border-line-width-left="0.026cm 0.026cm 0.026cm" style:border-line-width-top="0.026cm 0.026cm 0.026cm" fo:padding-left="0.123cm" fo:padding-right="0.123cm" fo:padding-top="0cm" fo:padding-bottom="0cm" fo:border-left="2.25pt double #000000" fo:border-right="0.5pt solid #000000" fo:border-top="2.25pt double #000000" fo:border-bottom="0.5pt solid #000000" style:writing-mode="lr-tb"/>
    </style:style>
    <style:style style:name="Tabelle77.B1" style:family="table-cell">
      <style:table-cell-properties style:vertical-align="middle" style:border-line-width-top="0.026cm 0.026cm 0.026cm" fo:padding-left="0.123cm" fo:padding-right="0.123cm" fo:padding-top="0cm" fo:padding-bottom="0cm" fo:border-left="none" fo:border-right="none" fo:border-top="2.25pt double #000000" fo:border-bottom="0.5pt solid #000000" style:writing-mode="lr-tb"/>
    </style:style>
    <style:style style:name="Tabelle77.C1" style:family="table-cell">
      <style:table-cell-properties style:vertical-align="middle" style:border-line-width-top="0.026cm 0.026cm 0.026cm" fo:padding-left="0.123cm" fo:padding-right="0.123cm" fo:padding-top="0cm" fo:padding-bottom="0cm" fo:border-left="none" fo:border-right="0.5pt solid #000000" fo:border-top="2.25pt double #000000" fo:border-bottom="0.5pt solid #000000" style:writing-mode="lr-tb"/>
    </style:style>
    <style:style style:name="Tabelle77.F1" style:family="table-cell">
      <style:table-cell-properties style:vertical-align="middle" style:border-line-width-right="0.026cm 0.026cm 0.026cm" style:border-line-width-top="0.026cm 0.026cm 0.026cm" fo:padding-left="0.123cm" fo:padding-right="0.123cm" fo:padding-top="0cm" fo:padding-bottom="0cm" fo:border-left="none" fo:border-right="2.25pt double #000000" fo:border-top="2.25pt double #000000" fo:border-bottom="0.5pt solid #000000" style:writing-mode="lr-tb"/>
    </style:style>
    <style:style style:name="Tabelle77.2" style:family="table-row">
      <style:table-row-properties style:min-row-height="1.252cm" fo:keep-together="auto"/>
    </style:style>
    <style:style style:name="Tabelle77.A2" style:family="table-cell">
      <style:table-cell-properties style:vertical-align="middle" style:border-line-width-left="0.026cm 0.026cm 0.026cm" fo:padding-left="0.123cm" fo:padding-right="0.123cm" fo:padding-top="0cm" fo:padding-bottom="0cm" fo:border-left="2.25pt double #000000" fo:border-right="0.5pt solid #000000" fo:border-top="none" fo:border-bottom="none" style:writing-mode="lr-tb"/>
    </style:style>
    <style:style style:name="Tabelle77.B2"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elle77.F2" style:family="table-cell">
      <style:table-cell-properties style:vertical-align="middle" style:border-line-width-right="0.026cm 0.026cm 0.026cm" fo:padding-left="0.123cm" fo:padding-right="0.123cm" fo:padding-top="0cm" fo:padding-bottom="0cm" fo:border-left="none" fo:border-right="2.25pt double #000000" fo:border-top="none" fo:border-bottom="none" style:writing-mode="lr-tb"/>
    </style:style>
    <style:style style:name="Tabelle77.3" style:family="table-row">
      <style:table-row-properties style:min-row-height="0.794cm" fo:keep-together="auto"/>
    </style:style>
    <style:style style:name="Tabelle77.6" style:family="table-row">
      <style:table-row-properties style:min-row-height="1.08cm" fo:keep-together="auto"/>
    </style:style>
    <style:style style:name="Tabelle77.A6" style:family="table-cell">
      <style:table-cell-properties style:vertical-align="middle"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elle77.B6"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77.F6" style:family="table-cell">
      <style:table-cell-properties style:vertical-align="middle" style:border-line-width-right="0.026cm 0.026cm 0.026cm" fo:padding-left="0.123cm" fo:padding-right="0.123cm" fo:padding-top="0cm" fo:padding-bottom="0cm" fo:border-left="none" fo:border-right="2.25pt double #000000" fo:border-top="0.5pt solid #000000" fo:border-bottom="0.5pt solid #000000" style:writing-mode="lr-tb"/>
    </style:style>
    <style:style style:name="Tabelle77.8" style:family="table-row">
      <style:table-row-properties style:min-row-height="2.448cm" fo:keep-together="auto"/>
    </style:style>
    <style:style style:name="Tabelle77.9" style:family="table-row">
      <style:table-row-properties style:min-row-height="2.26cm" fo:keep-together="auto"/>
    </style:style>
    <style:style style:name="Tabelle77.10" style:family="table-row">
      <style:table-row-properties style:min-row-height="0.991cm" fo:keep-together="auto"/>
    </style:style>
    <style:style style:name="Tabelle77.11" style:family="table-row">
      <style:table-row-properties style:min-row-height="1.505cm" fo:keep-together="auto"/>
    </style:style>
    <style:style style:name="Tabelle77.12" style:family="table-row">
      <style:table-row-properties style:min-row-height="0.529cm" fo:keep-together="auto"/>
    </style:style>
    <style:style style:name="Tabelle77.A12" style:family="table-cell">
      <style:table-cell-properties style:vertical-align="middle" style:border-line-width-left="0.026cm 0.026cm 0.026cm" fo:padding-left="0.123cm" fo:padding-right="0.123cm" fo:padding-top="0cm" fo:padding-bottom="0cm" fo:border-left="2.25pt double #000000" fo:border-right="0.5pt solid #000000" fo:border-top="none" fo:border-bottom="0.5pt solid #000000" style:writing-mode="lr-tb"/>
    </style:style>
    <style:style style:name="Tabelle77.B12"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elle77.F12" style:family="table-cell">
      <style:table-cell-properties style:vertical-align="middle" style:border-line-width-right="0.026cm 0.026cm 0.026cm" fo:padding-left="0.123cm" fo:padding-right="0.123cm" fo:padding-top="0cm" fo:padding-bottom="0cm" fo:border-left="none" fo:border-right="2.25pt double #000000" fo:border-top="none" fo:border-bottom="0.5pt solid #000000" style:writing-mode="lr-tb"/>
    </style:style>
    <style:style style:name="Tabelle78" style:family="table">
      <style:table-properties style:width="18.006cm" fo:margin-left="-0.145cm" fo:margin-top="0cm" fo:margin-bottom="0cm" table:align="left" style:writing-mode="lr-tb"/>
    </style:style>
    <style:style style:name="Tabelle78.A" style:family="table-column">
      <style:table-column-properties style:column-width="5.064cm"/>
    </style:style>
    <style:style style:name="Tabelle78.B" style:family="table-column">
      <style:table-column-properties style:column-width="4.21cm"/>
    </style:style>
    <style:style style:name="Tabelle78.C" style:family="table-column">
      <style:table-column-properties style:column-width="0.924cm"/>
    </style:style>
    <style:style style:name="Tabelle78.D" style:family="table-column">
      <style:table-column-properties style:column-width="2.379cm"/>
    </style:style>
    <style:style style:name="Tabelle78.E" style:family="table-column">
      <style:table-column-properties style:column-width="2.716cm"/>
    </style:style>
    <style:style style:name="Tabelle78.F" style:family="table-column">
      <style:table-column-properties style:column-width="2.711cm"/>
    </style:style>
    <style:style style:name="Tabelle78.1" style:family="table-row">
      <style:table-row-properties style:min-row-height="0.603cm" fo:keep-together="auto"/>
    </style:style>
    <style:style style:name="Tabelle78.A1" style:family="table-cell">
      <style:table-cell-properties style:vertical-align="middle" style:border-line-width-left="0.026cm 0.026cm 0.026cm" fo:padding-left="0.123cm" fo:padding-right="0.123cm" fo:padding-top="0cm" fo:padding-bottom="0cm" fo:border-left="2.25pt double #000000" fo:border-right="0.5pt solid #000000" fo:border-top="0.5pt solid #000000" fo:border-bottom="0.5pt solid #000000" style:writing-mode="lr-tb"/>
    </style:style>
    <style:style style:name="Tabelle78.B1" style:family="table-cell">
      <style:table-cell-properties style:vertical-align="middle" fo:padding-left="0.123cm" fo:padding-right="0.123cm" fo:padding-top="0cm" fo:padding-bottom="0cm" fo:border-left="none" fo:border-right="0.5pt solid #000000" fo:border-top="0.5pt solid #000000" fo:border-bottom="0.5pt solid #000000" style:writing-mode="lr-tb"/>
    </style:style>
    <style:style style:name="Tabelle78.F1" style:family="table-cell">
      <style:table-cell-properties style:vertical-align="middle" style:border-line-width-right="0.026cm 0.026cm 0.026cm" fo:padding-left="0.123cm" fo:padding-right="0.123cm" fo:padding-top="0cm" fo:padding-bottom="0cm" fo:border-left="none" fo:border-right="2.25pt double #000000" fo:border-top="0.5pt solid #000000" fo:border-bottom="0.5pt solid #000000" style:writing-mode="lr-tb"/>
    </style:style>
    <style:style style:name="Tabelle78.2" style:family="table-row">
      <style:table-row-properties style:min-row-height="0.917cm" fo:keep-together="auto"/>
    </style:style>
    <style:style style:name="Tabelle78.A2" style:family="table-cell">
      <style:table-cell-properties style:vertical-align="middle" style:border-line-width-left="0.026cm 0.026cm 0.026cm" fo:padding-left="0.123cm" fo:padding-right="0.123cm" fo:padding-top="0cm" fo:padding-bottom="0cm" fo:border-left="2.25pt double #000000" fo:border-right="0.5pt solid #000000" fo:border-top="none" fo:border-bottom="none" style:writing-mode="lr-tb"/>
    </style:style>
    <style:style style:name="Tabelle78.B2"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elle78.F2" style:family="table-cell">
      <style:table-cell-properties style:vertical-align="middle" style:border-line-width-right="0.026cm 0.026cm 0.026cm" fo:padding-left="0.123cm" fo:padding-right="0.123cm" fo:padding-top="0cm" fo:padding-bottom="0cm" fo:border-left="none" fo:border-right="2.25pt double #000000" fo:border-top="none" fo:border-bottom="none" style:writing-mode="lr-tb"/>
    </style:style>
    <style:style style:name="Tabelle78.3" style:family="table-row">
      <style:table-row-properties style:min-row-height="0.998cm" fo:keep-together="auto"/>
    </style:style>
    <style:style style:name="Tabelle78.4" style:family="table-row">
      <style:table-row-properties style:min-row-height="0.397cm" fo:keep-together="auto"/>
    </style:style>
    <style:style style:name="Tabelle78.5" style:family="table-row">
      <style:table-row-properties style:min-row-height="0.095cm" fo:keep-together="auto"/>
    </style:style>
    <style:style style:name="Tabelle78.6" style:family="table-row">
      <style:table-row-properties style:min-row-height="1.503cm" fo:keep-together="auto"/>
    </style:style>
    <style:style style:name="Tabelle78.7" style:family="table-row">
      <style:table-row-properties style:min-row-height="1.014cm" fo:keep-together="auto"/>
    </style:style>
    <style:style style:name="Tabelle78.8" style:family="table-row">
      <style:table-row-properties style:min-row-height="0.73cm" fo:keep-together="auto"/>
    </style:style>
    <style:style style:name="Tabelle78.A8" style:family="table-cell">
      <style:table-cell-properties style:vertical-align="middle" style:border-line-width-left="0.026cm 0.026cm 0.026cm" style:border-line-width-bottom="0.026cm 0.026cm 0.026cm" fo:padding-left="0.123cm" fo:padding-right="0.123cm" fo:padding-top="0cm" fo:padding-bottom="0cm" fo:border-left="2.25pt double #000000" fo:border-right="0.5pt solid #000000" fo:border-top="none" fo:border-bottom="2.25pt double #000000" style:writing-mode="lr-tb"/>
    </style:style>
    <style:style style:name="Tabelle78.B8" style:family="table-cell">
      <style:table-cell-properties style:vertical-align="middle" style:border-line-width-bottom="0.026cm 0.026cm 0.026cm" fo:padding-left="0.123cm" fo:padding-right="0.123cm" fo:padding-top="0cm" fo:padding-bottom="0cm" fo:border-left="none" fo:border-right="0.5pt solid #000000" fo:border-top="none" fo:border-bottom="2.25pt double #000000" style:writing-mode="lr-tb"/>
    </style:style>
    <style:style style:name="Tabelle78.F8" style:family="table-cell">
      <style:table-cell-properties style:vertical-align="middle" style:border-line-width-right="0.026cm 0.026cm 0.026cm" style:border-line-width-bottom="0.026cm 0.026cm 0.026cm" fo:padding-left="0.123cm" fo:padding-right="0.123cm" fo:padding-top="0cm" fo:padding-bottom="0cm" fo:border-left="none" fo:border-right="2.25pt double #000000" fo:border-top="none" fo:border-bottom="2.25pt double #000000" style:writing-mode="lr-tb"/>
    </style:style>
    <style:style style:name="Tabelle79" style:family="table">
      <style:table-properties style:width="17.845cm" fo:margin-left="-0.039cm" fo:margin-top="0cm" fo:margin-bottom="0cm" table:align="left" style:writing-mode="lr-tb"/>
    </style:style>
    <style:style style:name="Tabelle79.A" style:family="table-column">
      <style:table-column-properties style:column-width="2.829cm"/>
    </style:style>
    <style:style style:name="Tabelle79.B" style:family="table-column">
      <style:table-column-properties style:column-width="2.736cm"/>
    </style:style>
    <style:style style:name="Tabelle79.C" style:family="table-column">
      <style:table-column-properties style:column-width="2.482cm"/>
    </style:style>
    <style:style style:name="Tabelle79.D" style:family="table-column">
      <style:table-column-properties style:column-width="3.48cm"/>
    </style:style>
    <style:style style:name="Tabelle79.E" style:family="table-column">
      <style:table-column-properties style:column-width="3.154cm"/>
    </style:style>
    <style:style style:name="Tabelle79.F" style:family="table-column">
      <style:table-column-properties style:column-width="3.164cm"/>
    </style:style>
    <style:style style:name="Tabelle79.1" style:family="table-row">
      <style:table-row-properties style:min-row-height="1.498cm" fo:keep-together="auto"/>
    </style:style>
    <style:style style:name="Tabelle79.A1" style:family="table-cell">
      <style:table-cell-properties style:vertical-align="middle" fo:padding="0.097cm" fo:border-left="0.25pt solid #000000" fo:border-right="none" fo:border-top="0.25pt solid #000000" fo:border-bottom="0.25pt solid #000000" style:writing-mode="lr-tb"/>
    </style:style>
    <style:style style:name="Tabelle79.B1" style:family="table-cell">
      <style:table-cell-properties style:vertical-align="middle" fo:padding="0.097cm" fo:border-left="0.25pt solid #000000" fo:border-right="0.5pt solid #000000" fo:border-top="0.25pt solid #000000" fo:border-bottom="0.25pt solid #000000" style:writing-mode="lr-tb"/>
    </style:style>
    <style:style style:name="Tabelle79.C1" style:family="table-cell">
      <style:table-cell-properties style:vertical-align="middle" fo:padding="0.097cm" fo:border-left="0.5pt solid #000000" fo:border-right="none" fo:border-top="none" fo:border-bottom="0.5pt solid #000000" style:writing-mode="lr-tb"/>
    </style:style>
    <style:style style:name="Tabelle79.D1" style:family="table-cell">
      <style:table-cell-properties style:vertical-align="middle" fo:padding="0.097cm" fo:border-left="none" fo:border-right="none" fo:border-top="none" fo:border-bottom="0.5pt solid #000000" style:writing-mode="lr-tb"/>
    </style:style>
    <style:style style:name="Tabelle79.E1" style:family="table-cell">
      <style:table-cell-properties style:vertical-align="middle" fo:padding-left="0.018cm" fo:padding-right="0.018cm" fo:padding-top="0cm" fo:padding-bottom="0cm" fo:border-left="none" fo:border-right="none" fo:border-top="none" fo:border-bottom="0.5pt solid #000000" style:writing-mode="lr-tb"/>
    </style:style>
    <style:style style:name="Tabelle79.2" style:family="table-row">
      <style:table-row-properties fo:keep-together="auto"/>
    </style:style>
    <style:style style:name="Tabelle79.A2" style:family="table-cell">
      <style:table-cell-properties style:vertical-align="middle" fo:padding="0.097cm" fo:border-left="0.25pt solid #000000" fo:border-right="none" fo:border-top="none" fo:border-bottom="0.25pt solid #000000" style:writing-mode="lr-tb"/>
    </style:style>
    <style:style style:name="Tabelle79.E2" style:family="table-cell">
      <style:table-cell-properties style:vertical-align="middle" fo:padding-left="0.018cm" fo:padding-right="0.018cm" fo:padding-top="0cm" fo:padding-bottom="0cm" fo:border="0.25pt solid #000000" style:writing-mode="lr-tb"/>
    </style:style>
    <style:style style:name="Tabelle79.F2" style:family="table-cell">
      <style:table-cell-properties style:vertical-align="middle" fo:padding="0.097cm" fo:border="0.25pt solid #000000" style:writing-mode="lr-tb"/>
    </style:style>
    <style:style style:name="Tabelle79.3" style:family="table-row">
      <style:table-row-properties fo:keep-together="auto"/>
    </style:style>
    <style:style style:name="Tabelle79.4" style:family="table-row">
      <style:table-row-properties fo:keep-together="auto"/>
    </style:style>
    <style:style style:name="Tabelle79.5" style:family="table-row">
      <style:table-row-properties fo:keep-together="auto"/>
    </style:style>
    <style:style style:name="Tabelle79.6" style:family="table-row">
      <style:table-row-properties fo:keep-together="auto"/>
    </style:style>
    <style:style style:name="Tabelle79.E6"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elle79.F6" style:family="table-cell">
      <style:table-cell-properties style:vertical-align="middle" fo:padding="0.097cm" fo:border-left="0.25pt solid #000000" fo:border-right="0.25pt solid #000000" fo:border-top="none" fo:border-bottom="0.25pt solid #000000" style:writing-mode="lr-tb"/>
    </style:style>
    <style:style style:name="Tabelle66" style:family="table">
      <style:table-properties style:width="17.99cm" fo:margin-left="0cm" table:align="left" style:writing-mode="lr-tb"/>
    </style:style>
    <style:style style:name="Tabelle66.A" style:family="table-column">
      <style:table-column-properties style:column-width="1.111cm"/>
    </style:style>
    <style:style style:name="Tabelle66.B" style:family="table-column">
      <style:table-column-properties style:column-width="3.69cm"/>
    </style:style>
    <style:style style:name="Tabelle66.D" style:family="table-column">
      <style:table-column-properties style:column-width="2.619cm"/>
    </style:style>
    <style:style style:name="Tabelle66.E" style:family="table-column">
      <style:table-column-properties style:column-width="1.984cm"/>
    </style:style>
    <style:style style:name="Tabelle66.F" style:family="table-column">
      <style:table-column-properties style:column-width="2.011cm"/>
    </style:style>
    <style:style style:name="Tabelle66.G" style:family="table-column">
      <style:table-column-properties style:column-width="2.884cm"/>
    </style:style>
    <style:style style:name="Tabelle66.1" style:family="table-row">
      <style:table-row-properties fo:keep-together="auto"/>
    </style:style>
    <style:style style:name="Tabelle6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6.G1" style:family="table-cell">
      <style:table-cell-properties style:vertical-align="top" fo:padding-left="0.191cm" fo:padding-right="0.191cm" fo:padding-top="0cm" fo:padding-bottom="0cm" fo:border="0.5pt solid #000000" style:writing-mode="lr-tb"/>
    </style:style>
    <style:style style:name="Tabelle66.D2" style:family="table-cell" style:data-style-name="N121">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6.G2" style:family="table-cell" style:data-style-name="N121">
      <style:table-cell-properties style:vertical-align="top" fo:padding-left="0.191cm" fo:padding-right="0.191cm" fo:padding-top="0cm" fo:padding-bottom="0cm" fo:border="0.5pt solid #000000" style:writing-mode="lr-tb"/>
    </style:style>
    <style:style style:name="Tabelle27" style:family="table">
      <style:table-properties style:width="18.002cm" table:align="margins" style:writing-mode="lr-tb"/>
    </style:style>
    <style:style style:name="Tabelle27.A" style:family="table-column">
      <style:table-column-properties style:column-width="9.001cm" style:rel-column-width="32767*"/>
    </style:style>
    <style:style style:name="Tabelle27.B" style:family="table-column">
      <style:table-column-properties style:column-width="9.001cm" style:rel-column-width="32768*"/>
    </style:style>
    <style:style style:name="Tabelle27.1" style:family="table-row">
      <style:table-row-properties fo:keep-together="auto"/>
    </style:style>
    <style:style style:name="Tabelle27.A1" style:family="table-cell">
      <style:table-cell-properties style:vertical-align="top" fo:padding-left="0.123cm" fo:padding-right="0.123cm" fo:padding-top="0cm" fo:padding-bottom="0cm" fo:border="none" style:writing-mode="lr-tb"/>
    </style:style>
    <style:style style:name="Tabelle27.5" style:family="table-row">
      <style:table-row-properties style:min-row-height="1.685cm" fo:keep-together="auto"/>
    </style:style>
    <style:style style:name="Tabelle80" style:family="table">
      <style:table-properties style:width="17.992cm" fo:margin-top="0cm" fo:margin-bottom="0cm" table:align="left" style:writing-mode="lr-tb"/>
    </style:style>
    <style:style style:name="Tabelle80.A" style:family="table-column">
      <style:table-column-properties style:column-width="2.14cm"/>
    </style:style>
    <style:style style:name="Tabelle80.B" style:family="table-column">
      <style:table-column-properties style:column-width="3.99cm"/>
    </style:style>
    <style:style style:name="Tabelle80.C" style:family="table-column">
      <style:table-column-properties style:column-width="3.748cm"/>
    </style:style>
    <style:style style:name="Tabelle80.D" style:family="table-column">
      <style:table-column-properties style:column-width="2.757cm"/>
    </style:style>
    <style:style style:name="Tabelle80.E" style:family="table-column">
      <style:table-column-properties style:column-width="2.755cm"/>
    </style:style>
    <style:style style:name="Tabelle80.F" style:family="table-column">
      <style:table-column-properties style:column-width="2.602cm"/>
    </style:style>
    <style:style style:name="Tabelle80.1" style:family="table-row">
      <style:table-row-properties style:min-row-height="0.9cm" fo:keep-together="auto"/>
    </style:style>
    <style:style style:name="Tabelle80.A1" style:family="table-cell">
      <style:table-cell-properties style:vertical-align="middle" fo:padding-left="0.123cm" fo:padding-right="0.123cm" fo:padding-top="0cm" fo:padding-bottom="0cm" fo:border="0.5pt solid #000000" style:writing-mode="lr-tb"/>
    </style:style>
    <style:style style:name="Tabelle80.B1" style:family="table-cell">
      <style:table-cell-properties style:vertical-align="" fo:padding-left="0.123cm" fo:padding-right="0.123cm" fo:padding-top="0cm" fo:padding-bottom="0cm" fo:border="0.5pt solid #000000" style:writing-mode="lr-tb"/>
    </style:style>
    <style:style style:name="Tabelle80.2" style:family="table-row">
      <style:table-row-properties style:min-row-height="0.556cm" fo:keep-together="auto"/>
    </style:style>
    <style:style style:name="Tabelle28" style:family="table">
      <style:table-properties style:width="18.002cm" table:align="margins" style:writing-mode="lr-tb"/>
    </style:style>
    <style:style style:name="Tabelle28.A" style:family="table-column">
      <style:table-column-properties style:column-width="9.001cm" style:rel-column-width="32767*"/>
    </style:style>
    <style:style style:name="Tabelle28.B" style:family="table-column">
      <style:table-column-properties style:column-width="9.001cm" style:rel-column-width="32768*"/>
    </style:style>
    <style:style style:name="Tabelle28.1" style:family="table-row">
      <style:table-row-properties fo:keep-together="auto"/>
    </style:style>
    <style:style style:name="Tabelle28.A1" style:family="table-cell">
      <style:table-cell-properties style:vertical-align="top" fo:padding-left="0.123cm" fo:padding-right="0.123cm" fo:padding-top="0cm" fo:padding-bottom="0cm" fo:border="none" style:writing-mode="lr-tb"/>
    </style:style>
    <style:style style:name="Tabelle81" style:family="table">
      <style:table-properties style:width="17.985cm" fo:margin-left="-0.182cm" fo:margin-top="0cm" fo:margin-bottom="0cm" table:align="left" style:writing-mode="lr-tb"/>
    </style:style>
    <style:style style:name="Tabelle81.A" style:family="table-column">
      <style:table-column-properties style:column-width="4.992cm"/>
    </style:style>
    <style:style style:name="Tabelle81.B" style:family="table-column">
      <style:table-column-properties style:column-width="4.999cm"/>
    </style:style>
    <style:style style:name="Tabelle81.C" style:family="table-column">
      <style:table-column-properties style:column-width="2.752cm"/>
    </style:style>
    <style:style style:name="Tabelle81.D" style:family="table-column">
      <style:table-column-properties style:column-width="2.75cm"/>
    </style:style>
    <style:style style:name="Tabelle81.E" style:family="table-column">
      <style:table-column-properties style:column-width="2.492cm"/>
    </style:style>
    <style:style style:name="Tabelle81.1" style:family="table-row">
      <style:table-row-properties fo:keep-together="auto"/>
    </style:style>
    <style:style style:name="Tabelle81.A1" style:family="table-cell">
      <style:table-cell-properties style:vertical-align="" fo:padding-left="0.191cm" fo:padding-right="0.191cm" fo:padding-top="0cm" fo:padding-bottom="0cm" fo:border="0.5pt solid #000000" style:writing-mode="lr-tb"/>
    </style:style>
    <style:style style:name="Tabelle81" style:family="table">
      <style:table-properties style:width="17.985cm" fo:margin-left="-0.182cm" fo:margin-top="0cm" fo:margin-bottom="0cm" table:align="left" style:writing-mode="lr-tb"/>
    </style:style>
    <style:style style:name="Tabelle81.A" style:family="table-column">
      <style:table-column-properties style:column-width="4.992cm"/>
    </style:style>
    <style:style style:name="Tabelle81.B" style:family="table-column">
      <style:table-column-properties style:column-width="4.999cm"/>
    </style:style>
    <style:style style:name="Tabelle81.C" style:family="table-column">
      <style:table-column-properties style:column-width="2.752cm"/>
    </style:style>
    <style:style style:name="Tabelle81.D" style:family="table-column">
      <style:table-column-properties style:column-width="2.75cm"/>
    </style:style>
    <style:style style:name="Tabelle81.E" style:family="table-column">
      <style:table-column-properties style:column-width="2.492cm"/>
    </style:style>
    <style:style style:name="Tabelle81.1" style:family="table-row">
      <style:table-row-properties fo:keep-together="auto"/>
    </style:style>
    <style:style style:name="Tabelle81.A1" style:family="table-cell">
      <style:table-cell-properties style:vertical-align="" fo:padding-left="0.191cm" fo:padding-right="0.191cm" fo:padding-top="0cm" fo:padding-bottom="0cm" fo:border="0.5pt solid #000000" style:writing-mode="lr-tb"/>
    </style:style>
    <style:style style:name="Tabelle67" style:family="table">
      <style:table-properties style:width="17.99cm" fo:margin-left="0cm" table:align="left" style:writing-mode="lr-tb"/>
    </style:style>
    <style:style style:name="Tabelle67.A" style:family="table-column">
      <style:table-column-properties style:column-width="4.087cm"/>
    </style:style>
    <style:style style:name="Tabelle67.C" style:family="table-column">
      <style:table-column-properties style:column-width="3.272cm"/>
    </style:style>
    <style:style style:name="Tabelle67.1" style:family="table-row">
      <style:table-row-properties fo:keep-together="auto"/>
    </style:style>
    <style:style style:name="Tabelle6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7.E1" style:family="table-cell">
      <style:table-cell-properties style:vertical-align="top" fo:padding-left="0.191cm" fo:padding-right="0.191cm" fo:padding-top="0cm" fo:padding-bottom="0cm" fo:border="0.5pt solid #000000" style:writing-mode="lr-tb"/>
    </style:style>
    <style:style style:name="Tabelle67.C2" style:family="table-cell" style:data-style-name="N121">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67.E2" style:family="table-cell" style:data-style-name="N121">
      <style:table-cell-properties style:vertical-align="top" fo:padding-left="0.191cm" fo:padding-right="0.191cm" fo:padding-top="0cm" fo:padding-bottom="0cm" fo:border="0.5pt solid #000000" style:writing-mode="lr-tb"/>
    </style:style>
    <style:style style:name="Tabelle29" style:family="table">
      <style:table-properties style:width="18.002cm" table:align="margins" style:writing-mode="lr-tb"/>
    </style:style>
    <style:style style:name="Tabelle29.A" style:family="table-column">
      <style:table-column-properties style:column-width="9.001cm" style:rel-column-width="32767*"/>
    </style:style>
    <style:style style:name="Tabelle29.B" style:family="table-column">
      <style:table-column-properties style:column-width="9.001cm" style:rel-column-width="32768*"/>
    </style:style>
    <style:style style:name="Tabelle29.1" style:family="table-row">
      <style:table-row-properties fo:keep-together="auto"/>
    </style:style>
    <style:style style:name="Tabelle29.A1" style:family="table-cell">
      <style:table-cell-properties style:vertical-align="top" fo:padding-left="0.123cm" fo:padding-right="0.123cm" fo:padding-top="0cm" fo:padding-bottom="0cm" fo:border="none" style:writing-mode="lr-tb"/>
    </style:style>
    <style:style style:name="Tabelle30" style:family="table">
      <style:table-properties style:width="18.002cm" fo:break-before="page" table:align="margins" style:writing-mode="lr-tb"/>
    </style:style>
    <style:style style:name="Tabelle30.A" style:family="table-column">
      <style:table-column-properties style:column-width="9.001cm" style:rel-column-width="32767*"/>
    </style:style>
    <style:style style:name="Tabelle30.B" style:family="table-column">
      <style:table-column-properties style:column-width="9.001cm" style:rel-column-width="32768*"/>
    </style:style>
    <style:style style:name="Tabelle30.1" style:family="table-row">
      <style:table-row-properties fo:keep-together="auto"/>
    </style:style>
    <style:style style:name="Tabelle30.A1" style:family="table-cell">
      <style:table-cell-properties style:vertical-align="top" fo:padding-left="0.123cm" fo:padding-right="0.123cm" fo:padding-top="0cm" fo:padding-bottom="0cm" fo:border="none" style:writing-mode="lr-tb"/>
    </style:style>
    <style:style style:name="Tabelle30.23" style:family="table-row">
      <style:table-row-properties style:min-row-height="0.268cm" fo:keep-together="auto"/>
    </style:style>
    <style:style style:name="Tabelle82" style:family="table">
      <style:table-properties style:width="18.002cm" fo:break-before="page" table:align="margins" style:writing-mode="lr-tb"/>
    </style:style>
    <style:style style:name="Tabelle82.A" style:family="table-column">
      <style:table-column-properties style:column-width="9.001cm" style:rel-column-width="32767*"/>
    </style:style>
    <style:style style:name="Tabelle82.B" style:family="table-column">
      <style:table-column-properties style:column-width="9.001cm" style:rel-column-width="32768*"/>
    </style:style>
    <style:style style:name="Tabelle82.1" style:family="table-row">
      <style:table-row-properties fo:keep-together="auto"/>
    </style:style>
    <style:style style:name="Tabelle82.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margin-left="0cm" fo:margin-right="0.635cm" fo:text-indent="0cm" style:auto-text-indent="false" fo:padding="0cm" fo:border="none"/>
    </style:style>
    <style:style style:name="P2" style:family="paragraph" style:parent-style-name="Footer">
      <style:paragraph-properties fo:margin-left="0cm" fo:margin-right="0.635cm" fo:text-align="start" style:justify-single-word="false" fo:text-indent="0cm" style:auto-text-indent="false" fo:padding="0cm" fo:border="none"/>
    </style:style>
    <style:style style:name="P3" style:family="paragraph" style:parent-style-name="Footer">
      <style:paragraph-properties fo:margin-left="0cm" fo:margin-right="0.635cm" fo:text-indent="0cm" style:auto-text-indent="false" fo:padding="0cm" fo:border="none" style:snap-to-layout-grid="false"/>
    </style:style>
    <style:style style:name="P4" style:family="paragraph" style:parent-style-name="Header">
      <style:text-properties style:font-name="Trebuchet MS" fo:font-size="8pt" fo:font-weight="bold" style:font-size-asian="8pt" style:font-weight-asian="bold" style:font-name-complex="Trebuchet MS" style:font-size-complex="8pt"/>
    </style:style>
    <style:style style:name="P5" style:family="paragraph" style:parent-style-name="Header">
      <style:paragraph-properties fo:margin-left="0cm" fo:margin-right="0cm" fo:margin-top="0cm" fo:margin-bottom="0cm" style:contextual-spacing="false" fo:text-align="center" style:justify-single-word="false" fo:text-indent="0cm" style:auto-text-indent="false"/>
      <style:text-properties style:font-name="Arial1" fo:font-size="8pt" fo:language="de" fo:country="DE" fo:font-weight="bold" style:font-size-asian="8pt" style:font-weight-asian="bold" style:font-name-complex="Trebuchet MS" style:font-size-complex="8pt" style:language-complex="ar" style:country-complex="SA"/>
    </style:style>
    <style:style style:name="P6" style:family="paragraph" style:parent-style-name="Header">
      <style:paragraph-properties fo:margin-left="0cm" fo:margin-right="0cm" fo:margin-top="0cm" fo:margin-bottom="0cm" style:contextual-spacing="false" fo:text-align="center" style:justify-single-word="false" fo:text-indent="0cm" style:auto-text-indent="false"/>
      <style:text-properties style:font-name="Arial1" fo:font-size="8pt" fo:language="de" fo:country="DE" fo:font-weight="bold" officeooo:paragraph-rsid="028bfefe" style:font-size-asian="8pt" style:font-weight-asian="bold" style:font-name-complex="Trebuchet MS" style:font-size-complex="8pt" style:language-complex="ar" style:country-complex="SA"/>
    </style:style>
    <style:style style:name="P7" style:family="paragraph" style:parent-style-name="Table_20_Contents">
      <style:paragraph-properties fo:margin-left="0cm" fo:margin-right="0cm" fo:margin-top="0cm" fo:margin-bottom="0cm" style:contextual-spacing="false" style:line-height-at-least="0.041cm" fo:text-align="center" style:justify-single-word="false"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8pt" fo:language="de" fo:country="DE" fo:font-weight="bold" style:font-size-asian="8pt" style:font-weight-asian="bold" style:font-name-complex="Trebuchet MS" style:font-size-complex="8pt" style:language-complex="ar" style:country-complex="SA" style:font-weight-complex="bold"/>
    </style:style>
    <style:style style:name="P8" style:family="paragraph" style:parent-style-name="Table_20_Contents">
      <style:paragraph-properties fo:margin-left="0cm" fo:margin-right="0cm" fo:margin-top="0cm" fo:margin-bottom="0cm" style:contextual-spacing="false" style:line-height-at-least="0.041cm" fo:text-align="center" style:justify-single-word="false" fo:text-indent="0cm" style:auto-text-indent="false" style:writing-mode="lr-tb">
        <style:tab-stops/>
      </style:paragraph-properties>
      <style:text-properties style:font-name="Arial1" fo:font-size="8pt" fo:font-weight="bold" style:font-size-asian="8pt" style:font-weight-asian="bold" style:font-size-complex="8pt" style:font-weight-complex="bold"/>
    </style:style>
    <style:style style:name="P9" style:family="paragraph" style:parent-style-name="Table_20_Contents">
      <style:paragraph-properties fo:margin-left="0cm" fo:margin-right="0cm" fo:margin-top="0cm" fo:margin-bottom="0cm" style:contextual-spacing="false" style:line-height-at-least="0.041cm" fo:text-align="center" style:justify-single-word="false" fo:hyphenation-ladder-count="no-limit" fo:text-indent="0cm" style:auto-text-indent="false" style:writing-mode="lr-tb">
        <style:tab-stops/>
      </style:paragraph-properties>
      <style:text-properties style:font-name="Arial1" fo:font-size="8pt" fo:font-weight="bold" style:font-size-asian="8pt" style:font-weight-asian="bold" style:font-size-complex="8pt" style:font-weight-complex="bold" fo:hyphenate="false" fo:hyphenation-remain-char-count="2" fo:hyphenation-push-char-count="2" loext:hyphenation-no-caps="false"/>
    </style:style>
    <style:style style:name="P10" style:family="paragraph" style:parent-style-name="Table_20_Contents">
      <style:paragraph-properties fo:margin-left="0cm" fo:margin-right="0cm" fo:margin-top="0cm" fo:margin-bottom="0cm" style:contextual-spacing="false" style:line-height-at-least="0.041cm" fo:text-align="center" style:justify-single-word="false" fo:hyphenation-ladder-count="no-limit" fo:text-indent="0cm" style:auto-text-indent="false" style:writing-mode="lr-tb">
        <style:tab-stops/>
      </style:paragraph-properties>
      <style:text-properties style:font-name="Arial1" fo:font-size="8pt" fo:font-weight="bold" style:font-size-asian="8pt" style:font-weight-asian="bold" style:font-name-complex="Arial2" style:font-size-complex="8pt" style:font-weight-complex="bold" fo:hyphenate="false" fo:hyphenation-remain-char-count="2" fo:hyphenation-push-char-count="2" loext:hyphenation-no-caps="false"/>
    </style:style>
    <style:style style:name="P11" style:family="paragraph" style:parent-style-name="Table_20_Contents">
      <style:paragraph-properties fo:margin-left="0cm" fo:margin-right="0cm" fo:margin-top="0cm" fo:margin-bottom="0cm" style:contextual-spacing="false" style:line-height-at-least="0.041cm" fo:text-align="center" style:justify-single-word="false" fo:orphans="0" fo:widows="0" fo:hyphenation-ladder-count="no-limit" fo:text-indent="0cm" style:auto-text-indent="false" style:writing-mode="lr-tb">
        <style:tab-stops/>
      </style:paragraph-properties>
      <style:text-properties style:font-name="Arial1" fo:font-size="8pt" fo:language="zxx" fo:country="none" fo:font-weight="bold" style:font-size-asian="8pt" style:language-asian="zxx" style:country-asian="none" style:font-weight-asian="bold" style:font-size-complex="8pt" style:language-complex="zxx" style:country-complex="none" style:font-weight-complex="bold" fo:hyphenate="false" fo:hyphenation-remain-char-count="2" fo:hyphenation-push-char-count="2" loext:hyphenation-no-caps="false"/>
    </style:style>
    <style:style style:name="P12" style:family="paragraph" style:parent-style-name="Table_20_Contents">
      <style:paragraph-properties fo:margin-left="0cm" fo:margin-right="0cm" fo:margin-top="0cm" fo:margin-bottom="0cm" style:contextual-spacing="false" fo:text-align="center" style:justify-single-word="false" fo:orphans="2" fo:widows="2" fo:text-indent="0cm" style:auto-text-indent="false" style:vertical-align="auto" style:writing-mode="lr-tb">
        <style:tab-stops/>
      </style:paragraph-properties>
      <style:text-properties fo:color="#000000" loext:opacity="100%" style:font-name="Arial1" fo:font-size="7pt" fo:language="de" fo:country="DE" fo:font-weight="normal" style:letter-kerning="false" style:font-name-asian="Times New Roman" style:font-size-asian="7pt" style:language-asian="de" style:country-asian="DE" style:font-weight-asian="normal" style:font-name-complex="Arial2" style:font-size-complex="7pt" style:language-complex="ar" style:country-complex="SA" style:font-weight-complex="normal"/>
    </style:style>
    <style:style style:name="P13" style:family="paragraph" style:parent-style-name="Standard1">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font-size="10pt" fo:font-weight="bold" style:font-size-asian="10pt" style:font-weight-asian="bold" style:font-size-complex="10pt"/>
    </style:style>
    <style:style style:name="P14" style:family="paragraph" style:parent-style-name="Standard1">
      <style:paragraph-properties fo:margin-left="0cm" fo:margin-right="0cm" fo:margin-top="0cm" fo:margin-bottom="0cm" style:contextual-spacing="false" style:line-height-at-least="0.041cm" fo:text-indent="0cm" style:auto-text-indent="false" style:writing-mode="lr-tb">
        <style:tab-stops/>
      </style:paragraph-properties>
      <style:text-properties fo:background-color="#ffff00"/>
    </style:style>
    <style:style style:name="P15" style:family="paragraph" style:parent-style-name="Standard">
      <style:paragraph-properties fo:margin-left="0cm" fo:margin-right="0cm" fo:margin-top="0cm" fo:margin-bottom="0cm" style:contextual-spacing="false" fo:text-align="center" style:justify-single-word="false" fo:hyphenation-ladder-count="no-limit" fo:text-indent="0cm" style:auto-text-indent="false"/>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P16" style:family="paragraph" style:parent-style-name="Footer">
      <style:paragraph-properties fo:margin-left="0cm" fo:margin-right="0cm" fo:margin-top="0.101cm" fo:margin-bottom="0.101cm" style:contextual-spacing="false" fo:text-indent="0cm" style:auto-text-indent="false" fo:padding="0cm" fo:border="none" style:snap-to-layout-grid="false"/>
    </style:style>
    <style:style style:name="P17" style:family="paragraph" style:parent-style-name="Footer">
      <style:paragraph-properties fo:margin-left="0cm" fo:margin-right="0cm" fo:margin-top="0.101cm" fo:margin-bottom="0.101cm" style:contextual-spacing="false" style:line-height-at-least="0.041cm" fo:text-align="center" style:justify-single-word="false"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8pt" fo:language="de" fo:country="DE" fo:font-weight="bold" style:font-size-asian="8pt" style:font-weight-asian="bold" style:font-name-complex="Trebuchet MS" style:font-size-complex="8pt" style:language-complex="ar" style:country-complex="SA" style:font-weight-complex="bold"/>
    </style:style>
    <style:style style:name="P18" style:family="paragraph" style:parent-style-name="Footer">
      <style:paragraph-properties fo:margin-left="0cm" fo:margin-right="0cm" fo:margin-top="0.101cm" fo:margin-bottom="0.101cm" style:contextual-spacing="false" style:line-height-at-least="0.041cm" fo:text-align="center" style:justify-single-word="false"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8pt" fo:language="de" fo:country="DE" fo:font-weight="bold" style:font-size-asian="8pt" style:font-weight-asian="bold" style:font-name-complex="Trebuchet MS" style:font-size-complex="8pt" style:font-weight-complex="bold"/>
    </style:style>
    <style:style style:name="P19" style:family="paragraph" style:parent-style-name="Footer">
      <style:paragraph-properties fo:margin-left="0cm" fo:margin-right="0cm" fo:margin-top="0.101cm" fo:margin-bottom="0.101cm" style:contextual-spacing="false" style:line-height-at-least="0.041cm" fo:text-align="center" style:justify-single-word="false" fo:hyphenation-ladder-count="no-limit"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8pt" fo:language="de" fo:country="DE" fo:font-weight="bold" style:font-size-asian="8pt" style:font-weight-asian="bold" style:font-name-complex="Trebuchet MS" style:font-size-complex="8pt" style:font-weight-complex="bold" fo:hyphenate="false" fo:hyphenation-remain-char-count="2" fo:hyphenation-push-char-count="2" loext:hyphenation-no-caps="false"/>
    </style:style>
    <style:style style:name="P20" style:family="paragraph" style:parent-style-name="Footer">
      <style:paragraph-properties fo:margin-left="0cm" fo:margin-right="0cm" fo:margin-top="0.101cm" fo:margin-bottom="0.101cm" style:contextual-spacing="false" fo:text-align="center" style:justify-single-word="false" fo:hyphenation-ladder-count="no-limit"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8pt" fo:language="de" fo:country="DE" fo:font-weight="bold" style:font-size-asian="8pt" style:font-weight-asian="bold" style:font-name-complex="Trebuchet MS" style:font-size-complex="8pt" style:font-weight-complex="bold" fo:hyphenate="false" fo:hyphenation-remain-char-count="2" fo:hyphenation-push-char-count="2" loext:hyphenation-no-caps="false"/>
    </style:style>
    <style:style style:name="P21" style:family="paragraph" style:parent-style-name="Footer">
      <style:paragraph-properties fo:margin-left="0cm" fo:margin-right="0cm" fo:margin-top="0.101cm" fo:margin-bottom="0.101cm" style:contextual-spacing="false" style:line-height-at-least="0.041cm" fo:text-align="center" style:justify-single-word="false" fo:hyphenation-ladder-count="no-limit"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8pt" fo:language="de" fo:country="DE" style:font-size-asian="8pt" style:font-name-complex="Trebuchet MS" style:font-size-complex="8pt" fo:hyphenate="false" fo:hyphenation-remain-char-count="2" fo:hyphenation-push-char-count="2" loext:hyphenation-no-caps="false"/>
    </style:style>
    <style:style style:name="P22" style:family="paragraph" style:parent-style-name="Footer">
      <style:paragraph-properties fo:margin-left="0cm" fo:margin-right="0cm" fo:margin-top="0.101cm" fo:margin-bottom="0.101cm" style:contextual-spacing="false" fo:text-align="center" style:justify-single-word="false" fo:hyphenation-ladder-count="no-limit"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9pt" fo:language="de" fo:country="DE" fo:font-weight="bold" style:font-size-asian="9pt" style:font-weight-asian="bold" style:font-name-complex="Trebuchet MS" style:font-size-complex="9pt" fo:hyphenate="false" fo:hyphenation-remain-char-count="2" fo:hyphenation-push-char-count="2" loext:hyphenation-no-caps="false"/>
    </style:style>
    <style:style style:name="P23" style:family="paragraph" style:parent-style-name="Footer">
      <style:paragraph-properties fo:margin-left="0cm" fo:margin-right="0cm" fo:margin-top="0.101cm" fo:margin-bottom="0.101cm" style:contextual-spacing="false" fo:text-align="center" style:justify-single-word="false" fo:hyphenation-ladder-count="no-limit"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style:font-name="Arial1" fo:font-size="9pt" fo:language="de" fo:country="DE" fo:font-weight="bold" style:font-size-asian="9pt" style:font-weight-asian="bold" style:font-name-complex="Trebuchet MS" style:font-size-complex="9pt" style:language-complex="ar" style:country-complex="SA" fo:hyphenate="false" fo:hyphenation-remain-char-count="2" fo:hyphenation-push-char-count="2" loext:hyphenation-no-caps="false"/>
    </style:style>
    <style:style style:name="P24" style:family="paragraph" style:parent-style-name="Footer">
      <style:paragraph-properties fo:margin-left="0cm" fo:margin-right="0cm" fo:margin-top="0.101cm" fo:margin-bottom="0.101cm" style:contextual-spacing="false" fo:text-align="center" style:justify-single-word="false" fo:hyphenation-ladder-count="no-limit" fo:text-indent="0cm" style:auto-text-indent="false" fo:padding="0cm" fo:border="none" style:shadow="none" style:snap-to-layout-grid="false" style:writing-mode="lr-tb">
        <style:tab-stops>
          <style:tab-stop style:position="0cm"/>
          <style:tab-stop style:position="16cm" style:type="right"/>
        </style:tab-stops>
      </style:paragraph-properties>
      <style:text-properties fo:color="#000000" loext:opacity="100%" style:font-name="Arial1" fo:font-size="8pt" fo:language="de" fo:country="DE" fo:font-weight="bold" style:font-name-asian="Times New Roman" style:font-size-asian="8pt" style:language-asian="de" style:country-asian="DE" style:font-weight-asian="bold" style:font-name-complex="Arial2" style:font-size-complex="8pt" style:font-weight-complex="bold" fo:hyphenate="false" fo:hyphenation-remain-char-count="2" fo:hyphenation-push-char-count="2" loext:hyphenation-no-caps="false"/>
    </style:style>
    <style:style style:name="P25" style:family="paragraph" style:parent-style-name="Footer">
      <style:paragraph-properties fo:margin-left="0cm" fo:margin-right="0cm" fo:margin-top="0.101cm" fo:margin-bottom="0.101cm" style:contextual-spacing="false" fo:text-align="center" style:justify-single-word="false" fo:orphans="2" fo:widows="2" fo:text-indent="0cm" style:auto-text-indent="false" fo:padding="0cm" fo:border="none" style:shadow="none" style:vertical-align="auto" style:snap-to-layout-grid="false" style:writing-mode="lr-tb">
        <style:tab-stops>
          <style:tab-stop style:position="0cm"/>
          <style:tab-stop style:position="16cm" style:type="right"/>
        </style:tab-stops>
      </style:paragraph-properties>
      <style:text-properties fo:color="#000000" loext:opacity="100%" style:font-name="Arial1" fo:font-size="8pt" fo:language="de" fo:country="DE" fo:font-weight="bold" style:letter-kerning="false" style:font-name-asian="Times New Roman" style:font-size-asian="8pt" style:language-asian="de" style:country-asian="DE" style:font-weight-asian="bold" style:font-name-complex="Arial2" style:font-size-complex="8pt" style:language-complex="ar" style:country-complex="SA"/>
    </style:style>
    <style:style style:name="P26"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9pt" fo:language="de" fo:country="DE" fo:font-weight="bold" style:letter-kerning="false" style:font-name-asian="Times New Roman" style:font-size-asian="9pt" style:language-asian="de" style:country-asian="DE" style:font-weight-asian="bold" style:font-name-complex="Arial2" style:font-size-complex="9pt" style:language-complex="ar" style:country-complex="SA" style:font-weight-complex="bold"/>
    </style:style>
    <style:style style:name="P27"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9pt" fo:language="de" fo:country="DE" style:letter-kerning="false" style:font-name-asian="Times New Roman" style:font-size-asian="9pt" style:language-asian="de" style:country-asian="DE" style:font-name-complex="Arial2" style:font-size-complex="9pt" style:language-complex="ar" style:country-complex="SA"/>
    </style:style>
    <style:style style:name="P28" style:family="paragraph" style:parent-style-name="Standard">
      <style:paragraph-properties fo:margin-left="0cm" fo:margin-right="0cm" fo:orphans="2" fo:widows="2" fo:text-indent="0cm" style:auto-text-indent="false" style:vertical-align="auto" style:writing-mode="lr-tb"/>
      <style:text-properties fo:color="#000000" loext:opacity="100%" fo:font-size="9pt" fo:language="de" fo:country="DE" style:letter-kerning="false" style:font-name-asian="Times New Roman" style:font-size-asian="9pt" style:language-asian="de" style:country-asian="DE" style:font-name-complex="Arial2" style:font-size-complex="9pt" style:language-complex="ar" style:country-complex="SA"/>
    </style:style>
    <style:style style:name="P29"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9pt" fo:language="de" fo:country="DE" style:letter-kerning="false" style:font-name-asian="Times New Roman" style:font-size-asian="9pt" style:language-asian="de" style:country-asian="DE" style:font-name-complex="Arial2" style:font-size-complex="9pt" style:language-complex="ar" style:country-complex="SA"/>
    </style:style>
    <style:style style:name="P30" style:family="paragraph" style:parent-style-name="Standard">
      <style:paragraph-properties fo:margin-left="0cm" fo:margin-right="0cm" fo:text-align="end" style:justify-single-word="false" fo:orphans="2" fo:widows="2" fo:text-indent="0cm" style:auto-text-indent="false" style:vertical-align="auto" style:writing-mode="lr-tb"/>
      <style:text-properties fo:color="#000000" loext:opacity="100%" fo:font-size="9pt" fo:language="de" fo:country="DE" style:letter-kerning="false" style:font-name-asian="Times New Roman" style:font-size-asian="9pt" style:language-asian="de" style:country-asian="DE" style:font-name-complex="Arial2" style:font-size-complex="9pt" style:language-complex="ar" style:country-complex="SA"/>
    </style:style>
    <style:style style:name="P31"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9pt" fo:font-weight="bold" style:letter-kerning="false" style:font-name-asian="Times New Roman" style:font-size-asian="9pt" style:language-asian="de" style:country-asian="DE" style:font-weight-asian="bold" style:font-name-complex="Arial2" style:font-size-complex="9pt" style:language-complex="ar" style:country-complex="SA" style:font-weight-complex="bold"/>
    </style:style>
    <style:style style:name="P32"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8pt" fo:language="de" fo:country="DE" fo:font-weight="bold" style:font-name-asian="Times New Roman" style:font-size-asian="8pt" style:language-asian="de" style:country-asian="DE" style:font-weight-asian="bold" style:font-name-complex="Arial2" style:font-size-complex="8pt" style:font-weight-complex="bold"/>
    </style:style>
    <style:style style:name="P33" style:family="paragraph" style:parent-style-name="Standard">
      <style:paragraph-properties fo:margin-left="0cm" fo:margin-right="0cm" fo:text-indent="0cm" style:auto-text-indent="false" style:writing-mode="lr-tb">
        <style:tab-stops/>
      </style:paragraph-properties>
      <style:text-properties fo:color="#000000" loext:opacity="100%" fo:font-size="8pt" fo:language="de" fo:country="DE" fo:font-weight="bold" style:font-name-asian="Times New Roman" style:font-size-asian="8pt" style:language-asian="de" style:country-asian="DE" style:font-weight-asian="bold" style:font-name-complex="Arial2" style:font-size-complex="8pt" style:font-weight-complex="bold"/>
    </style:style>
    <style:style style:name="P34" style:family="paragraph" style:parent-style-name="Standard">
      <style:paragraph-properties fo:margin-left="0cm" fo:margin-right="0cm" fo:text-indent="0cm" style:auto-text-indent="false" style:writing-mode="lr-tb">
        <style:tab-stops/>
      </style:paragraph-properties>
      <style:text-properties fo:color="#000000" loext:opacity="100%" fo:font-size="8pt" fo:language="de" fo:country="DE" fo:font-weight="bold" style:font-name-asian="Times New Roman" style:font-size-asian="8pt" style:language-asian="de" style:country-asian="DE" style:font-weight-asian="bold" style:font-name-complex="Arial2" style:font-size-complex="8pt"/>
    </style:style>
    <style:style style:name="P35"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8pt" fo:language="de" fo:country="DE"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36"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fo:color="#000000" loext:opacity="100%" fo:font-size="8pt" fo:language="de" fo:country="DE"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37"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8pt" fo:language="de" fo:country="DE"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38"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8pt" fo:language="de" fo:country="DE" fo:font-weight="bold" style:letter-kerning="false" style:font-name-asian="Times New Roman" style:font-size-asian="8pt" style:language-asian="de" style:country-asian="DE" style:font-weight-asian="bold" style:font-name-complex="Arial2" style:font-size-complex="8pt" style:language-complex="ar" style:country-complex="SA"/>
    </style:style>
    <style:style style:name="P39" style:family="paragraph" style:parent-style-name="Standard">
      <style:paragraph-properties fo:margin-left="0cm" fo:margin-right="0cm" fo:text-align="end" style:justify-single-word="false" fo:orphans="2" fo:widows="2" fo:text-indent="0cm" style:auto-text-indent="false" style:vertical-align="auto" style:writing-mode="lr-tb">
        <style:tab-stops>
          <style:tab-stop style:position="2cm"/>
        </style:tab-stops>
      </style:paragraph-properties>
      <style:text-properties fo:color="#000000" loext:opacity="100%" fo:font-size="8pt" fo:language="de" fo:country="DE" fo:font-weight="bold" style:letter-kerning="false" style:font-name-asian="Times New Roman" style:font-size-asian="8pt" style:language-asian="de" style:country-asian="DE" style:font-weight-asian="bold" style:font-name-complex="Arial2" style:font-size-complex="8pt" style:language-complex="ar" style:country-complex="SA"/>
    </style:style>
    <style:style style:name="P40"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fo:font-size="8pt" fo:language="de" fo:country="DE" fo:font-weight="bold" style:font-size-asian="8pt" style:font-weight-asian="bold" style:font-name-complex="Arial2" style:font-size-complex="8pt"/>
    </style:style>
    <style:style style:name="P41" style:family="paragraph" style:parent-style-name="Standard">
      <style:paragraph-properties fo:margin-left="0cm" fo:margin-right="0cm" fo:text-indent="0cm" style:auto-text-indent="false" style:writing-mode="lr-tb"/>
      <style:text-properties fo:color="#000000" loext:opacity="100%" fo:font-size="8pt" fo:language="de" fo:country="DE" style:font-name-asian="Times New Roman" style:font-size-asian="8pt" style:language-asian="de" style:country-asian="DE" style:font-name-complex="Arial2" style:font-size-complex="8pt"/>
    </style:style>
    <style:style style:name="P42" style:family="paragraph" style:parent-style-name="Standard">
      <style:paragraph-properties fo:margin-left="0cm" fo:margin-right="0cm" fo:text-indent="0cm" style:auto-text-indent="false" style:writing-mode="lr-tb">
        <style:tab-stops/>
      </style:paragraph-properties>
      <style:text-properties fo:color="#000000" loext:opacity="100%" fo:font-size="8pt" fo:language="de" fo:country="DE" style:font-name-asian="Times New Roman" style:font-size-asian="8pt" style:language-asian="de" style:country-asian="DE" style:font-name-complex="Arial2" style:font-size-complex="8pt"/>
    </style:style>
    <style:style style:name="P43" style:family="paragraph" style:parent-style-name="Standard">
      <style:paragraph-properties fo:margin-left="0cm" fo:margin-right="0cm" fo:text-indent="0cm" style:auto-text-indent="false" style:writing-mode="lr-tb">
        <style:tab-stops/>
      </style:paragraph-properties>
      <style:text-properties fo:color="#000000" loext:opacity="100%" fo:font-size="8pt" fo:language="de" fo:country="DE" fo:font-style="italic" style:font-name-asian="Times New Roman" style:font-size-asian="8pt" style:language-asian="de" style:country-asian="DE" style:font-style-asian="italic" style:font-name-complex="Arial2" style:font-size-complex="8pt"/>
    </style:style>
    <style:style style:name="P44"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8pt" fo:language="de" fo:country="DE" style:letter-kerning="false" style:font-name-asian="Times New Roman" style:font-size-asian="8pt" style:language-asian="de" style:country-asian="DE" style:font-name-complex="Arial2" style:font-size-complex="8pt" style:language-complex="ar" style:country-complex="SA"/>
    </style:style>
    <style:style style:name="P45" style:family="paragraph" style:parent-style-name="Standard">
      <style:paragraph-properties fo:margin-left="0cm" fo:margin-right="0cm" fo:orphans="2" fo:widows="2" fo:text-indent="0cm" style:auto-text-indent="false" style:vertical-align="auto" style:writing-mode="lr-tb"/>
      <style:text-properties fo:color="#000000" loext:opacity="100%" fo:font-size="8pt" fo:language="de" fo:country="DE" style:letter-kerning="false" style:font-name-asian="Times New Roman" style:font-size-asian="8pt" style:language-asian="de" style:country-asian="DE" style:font-name-complex="Arial2" style:font-size-complex="8pt" style:language-complex="ar" style:country-complex="SA"/>
    </style:style>
    <style:style style:name="P46" style:family="paragraph" style:parent-style-name="Standard">
      <style:paragraph-properties fo:margin-left="0cm" fo:margin-right="0cm" fo:text-align="end" style:justify-single-word="false" fo:orphans="2" fo:widows="2" fo:text-indent="0cm" style:auto-text-indent="false" style:vertical-align="auto" style:writing-mode="lr-tb">
        <style:tab-stops>
          <style:tab-stop style:position="2cm"/>
        </style:tab-stops>
      </style:paragraph-properties>
      <style:text-properties fo:color="#000000" loext:opacity="100%" fo:font-size="8pt" fo:language="de" fo:country="DE" style:letter-kerning="false" style:font-name-asian="Times New Roman" style:font-size-asian="8pt" style:language-asian="de" style:country-asian="DE" style:font-name-complex="Arial2" style:font-size-complex="8pt" style:language-complex="ar" style:country-complex="SA"/>
    </style:style>
    <style:style style:name="P47"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8pt" fo:language="de" fo:country="DE" style:letter-kerning="false" style:font-name-asian="Times New Roman" style:font-size-asian="8pt" style:language-asian="de" style:country-asian="DE" style:font-name-complex="Arial2" style:font-size-complex="8pt" style:language-complex="ar" style:country-complex="SA"/>
    </style:style>
    <style:style style:name="P48" style:family="paragraph" style:parent-style-name="Standard">
      <style:paragraph-properties fo:margin-left="0cm" fo:margin-right="0cm"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font-weight-complex="bold"/>
    </style:style>
    <style:style style:name="P49" style:family="paragraph" style:parent-style-name="Standard">
      <style:paragraph-properties fo:margin-left="0cm" fo:margin-right="0cm" fo:text-align="end" style:justify-single-word="false" fo:text-indent="0cm" style:auto-text-indent="false" style:writing-mode="lr-tb"/>
      <style:text-properties fo:color="#000000" loext:opacity="100%" fo:font-size="8pt" fo:font-weight="bold" style:font-name-asian="Times New Roman" style:font-size-asian="8pt" style:language-asian="de" style:country-asian="DE" style:font-weight-asian="bold" style:font-name-complex="Arial2" style:font-size-complex="8pt" style:font-weight-complex="bold"/>
    </style:style>
    <style:style style:name="P50" style:family="paragraph" style:parent-style-name="Standard">
      <style:paragraph-properties fo:margin-left="0cm" fo:margin-right="0cm" fo:text-align="end" style:justify-single-word="false"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font-weight-complex="bold"/>
    </style:style>
    <style:style style:name="P51"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font-weight-complex="bold"/>
    </style:style>
    <style:style style:name="P52" style:family="paragraph" style:parent-style-name="Standard">
      <style:paragraph-properties fo:margin-left="0cm" fo:margin-right="0cm"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style>
    <style:style style:name="P53" style:family="paragraph" style:parent-style-name="Standard">
      <style:paragraph-properties fo:margin-left="0cm" fo:margin-right="0cm" fo:text-align="end" style:justify-single-word="false" fo:text-indent="0cm" style:auto-text-indent="false" style:writing-mode="lr-tb"/>
      <style:text-properties fo:color="#000000" loext:opacity="100%" fo:font-size="8pt" fo:font-weight="bold" style:font-name-asian="Times New Roman" style:font-size-asian="8pt" style:language-asian="de" style:country-asian="DE" style:font-weight-asian="bold" style:font-name-complex="Arial2" style:font-size-complex="8pt"/>
    </style:style>
    <style:style style:name="P54" style:family="paragraph" style:parent-style-name="Standard">
      <style:paragraph-properties fo:margin-left="0cm" fo:margin-right="0cm" fo:text-align="end" style:justify-single-word="false"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style>
    <style:style style:name="P55"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8pt"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56"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fo:color="#000000" loext:opacity="100%" fo:font-size="8pt"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57"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8pt"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58"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8pt"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P59"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fo:font-size="8pt" fo:font-weight="bold" style:font-size-asian="8pt" style:font-weight-asian="bold" style:font-name-complex="Arial2" style:font-size-complex="8pt"/>
    </style:style>
    <style:style style:name="P60" style:family="paragraph" style:parent-style-name="Standard">
      <style:paragraph-properties fo:margin-left="0cm" fo:margin-right="0cm" fo:text-align="end" style:justify-single-word="false" fo:text-indent="0cm" style:auto-text-indent="false" style:writing-mode="lr-tb"/>
      <style:text-properties fo:color="#000000" loext:opacity="100%" fo:font-size="8pt" fo:font-weight="bold" style:font-size-asian="8pt" style:font-weight-asian="bold" style:font-name-complex="Arial2" style:font-size-complex="8pt"/>
    </style:style>
    <style:style style:name="P61" style:family="paragraph" style:parent-style-name="Standard">
      <style:paragraph-properties fo:margin-left="0cm" fo:margin-right="0cm" fo:text-align="end" style:justify-single-word="false" fo:text-indent="0cm" style:auto-text-indent="false" style:writing-mode="lr-tb">
        <style:tab-stops/>
      </style:paragraph-properties>
      <style:text-properties fo:color="#000000" loext:opacity="100%" fo:font-size="8pt" fo:font-weight="bold" style:font-size-asian="8pt" style:font-weight-asian="bold" style:font-name-complex="Arial2" style:font-size-complex="8pt"/>
    </style:style>
    <style:style style:name="P62" style:family="paragraph" style:parent-style-name="Standard">
      <style:paragraph-properties fo:margin-left="0cm" fo:margin-right="0cm" fo:text-indent="0cm" style:auto-text-indent="false" style:writing-mode="lr-tb"/>
      <style:text-properties fo:color="#000000" loext:opacity="100%" fo:font-size="8pt" style:font-name-asian="Times New Roman" style:font-size-asian="8pt" style:language-asian="de" style:country-asian="DE" style:font-name-complex="Arial2" style:font-size-complex="8pt"/>
    </style:style>
    <style:style style:name="P63" style:family="paragraph" style:parent-style-name="Standard">
      <style:paragraph-properties fo:margin-left="0cm" fo:margin-right="0cm" fo:text-indent="0cm" style:auto-text-indent="false" style:writing-mode="lr-tb">
        <style:tab-stops/>
      </style:paragraph-properties>
      <style:text-properties fo:color="#000000" loext:opacity="100%" fo:font-size="8pt" style:font-name-asian="Times New Roman" style:font-size-asian="8pt" style:language-asian="de" style:country-asian="DE" style:font-name-complex="Arial2" style:font-size-complex="8pt"/>
    </style:style>
    <style:style style:name="P64" style:family="paragraph" style:parent-style-name="Standard">
      <style:paragraph-properties fo:margin-left="0cm" fo:margin-right="0cm" fo:text-align="end" style:justify-single-word="false" fo:text-indent="0cm" style:auto-text-indent="false" style:writing-mode="lr-tb"/>
      <style:text-properties fo:color="#000000" loext:opacity="100%" fo:font-size="8pt" style:font-name-asian="Times New Roman" style:font-size-asian="8pt" style:language-asian="de" style:country-asian="DE" style:font-name-complex="Arial2" style:font-size-complex="8pt"/>
    </style:style>
    <style:style style:name="P65" style:family="paragraph" style:parent-style-name="Standard">
      <style:paragraph-properties fo:margin-left="0cm" fo:margin-right="0cm" fo:text-align="end" style:justify-single-word="false" fo:text-indent="0cm" style:auto-text-indent="false" style:writing-mode="lr-tb">
        <style:tab-stops/>
      </style:paragraph-properties>
      <style:text-properties fo:color="#000000" loext:opacity="100%" fo:font-size="8pt" style:font-name-asian="Times New Roman" style:font-size-asian="8pt" style:language-asian="de" style:country-asian="DE" style:font-name-complex="Arial2" style:font-size-complex="8pt"/>
    </style:style>
    <style:style style:name="P66" style:family="paragraph" style:parent-style-name="Standard">
      <style:paragraph-properties fo:margin-left="0cm" fo:margin-right="0cm" fo:text-align="end" style:justify-single-word="false" fo:text-indent="0cm" style:auto-text-indent="false" style:writing-mode="lr-tb">
        <style:tab-stops/>
      </style:paragraph-properties>
      <style:text-properties fo:color="#000000" loext:opacity="100%" fo:font-size="8pt" fo:font-style="italic" style:font-name-asian="Times New Roman" style:font-size-asian="8pt" style:language-asian="de" style:country-asian="DE" style:font-style-asian="italic" style:font-name-complex="Arial2" style:font-size-complex="8pt"/>
    </style:style>
    <style:style style:name="P67" style:family="paragraph" style:parent-style-name="Standard">
      <style:paragraph-properties fo:margin-left="0cm" fo:margin-right="0cm" fo:text-indent="0cm" style:auto-text-indent="false" style:writing-mode="lr-tb">
        <style:tab-stops/>
      </style:paragraph-properties>
      <style:text-properties fo:color="#000000" loext:opacity="100%" fo:font-size="8pt" fo:font-style="italic" style:font-name-asian="Times New Roman" style:font-size-asian="8pt" style:language-asian="de" style:country-asian="DE" style:font-style-asian="italic" style:font-name-complex="Arial2" style:font-size-complex="8pt"/>
    </style:style>
    <style:style style:name="P68"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8pt" style:letter-kerning="false" fo:background-color="#ffff00" style:font-name-asian="Times New Roman" style:font-size-asian="8pt" style:language-asian="de" style:country-asian="DE" style:font-name-complex="Arial2" style:font-size-complex="8pt" style:language-complex="ar" style:country-complex="SA"/>
    </style:style>
    <style:style style:name="P69"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P70" style:family="paragraph" style:parent-style-name="Standard">
      <style:paragraph-properties fo:margin-left="0cm" fo:margin-right="0cm" fo:orphans="2" fo:widows="2" fo:text-indent="0cm" style:auto-text-indent="false" style:vertical-align="auto" style:writing-mode="lr-tb"/>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P71"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P72" style:family="paragraph" style:parent-style-name="Standard">
      <style:paragraph-properties fo:margin-left="0cm" fo:margin-right="0cm" fo:text-align="end" style:justify-single-word="false" fo:orphans="2" fo:widows="2" fo:text-indent="0cm" style:auto-text-indent="false" style:vertical-align="auto" style:writing-mode="lr-tb"/>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P73"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P74"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P75"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fo:font-size="8pt" style:font-size-asian="8pt" style:font-name-complex="Arial2" style:font-size-complex="8pt"/>
    </style:style>
    <style:style style:name="P76" style:family="paragraph" style:parent-style-name="Standard">
      <style:paragraph-properties fo:margin-left="0cm" fo:margin-right="0cm" fo:text-align="end" style:justify-single-word="false" fo:text-indent="0cm" style:auto-text-indent="false" style:writing-mode="lr-tb"/>
      <style:text-properties fo:color="#000000" loext:opacity="100%" fo:font-size="8pt" style:font-size-asian="8pt" style:font-name-complex="Arial2" style:font-size-complex="8pt"/>
    </style:style>
    <style:style style:name="P77"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8pt" style:font-size-asian="8pt" style:font-name-complex="Arial2" style:font-size-complex="8pt"/>
    </style:style>
    <style:style style:name="P78" style:family="paragraph" style:parent-style-name="Standard">
      <style:paragraph-properties fo:margin-left="0cm" fo:margin-right="0cm" fo:text-align="end" style:justify-single-word="false" fo:text-indent="0cm" style:auto-text-indent="false" style:writing-mode="lr-tb">
        <style:tab-stops/>
      </style:paragraph-properties>
      <style:text-properties fo:color="#000000" loext:opacity="100%" fo:font-size="8pt" style:font-size-asian="8pt" style:font-name-complex="Arial2" style:font-size-complex="8pt"/>
    </style:style>
    <style:style style:name="P79" style:family="paragraph" style:parent-style-name="Standard">
      <style:paragraph-properties fo:margin-left="0cm" fo:margin-right="0cm" fo:text-align="end" style:justify-single-word="false" fo:orphans="0" fo:widows="0" fo:hyphenation-ladder-count="no-limit" fo:text-indent="0cm" style:auto-text-indent="false" style:writing-mode="lr-tb"/>
      <style:text-properties fo:color="#000000" loext:opacity="100%" fo:font-size="8pt" style:font-name-asian="SimSun1" style:font-size-asian="8pt" style:font-name-complex="Arial2" style:font-size-complex="8pt" style:language-complex="hi" style:country-complex="IN" fo:hyphenate="false" fo:hyphenation-remain-char-count="2" fo:hyphenation-push-char-count="2" loext:hyphenation-no-caps="false"/>
    </style:style>
    <style:style style:name="P80"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fo:font-size="7pt" style:letter-kerning="false" style:font-name-asian="Times New Roman" style:font-size-asian="7pt" style:language-asian="de" style:country-asian="DE" style:font-name-complex="Arial2" style:font-size-complex="7pt" style:language-complex="ar" style:country-complex="SA"/>
    </style:style>
    <style:style style:name="P81"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7pt" fo:language="de" fo:country="DE" style:letter-kerning="false" style:font-name-asian="Times New Roman" style:font-size-asian="7pt" style:language-asian="de" style:country-asian="DE" style:font-name-complex="Arial2" style:font-size-complex="7pt" style:language-complex="ar" style:country-complex="SA"/>
    </style:style>
    <style:style style:name="P82"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fo:font-size="7pt" fo:language="de" fo:country="DE" fo:font-weight="normal" style:letter-kerning="false" style:font-name-asian="Times New Roman" style:font-size-asian="7pt" style:language-asian="de" style:country-asian="DE" style:font-weight-asian="normal" style:font-name-complex="Arial2" style:font-size-complex="7pt" style:language-complex="ar" style:country-complex="SA" style:font-weight-complex="normal"/>
    </style:style>
    <style:style style:name="P83"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1" fo:font-size="8pt" fo:language="de" fo:country="DE" style:letter-kerning="false" style:font-name-asian="Times New Roman" style:font-size-asian="8pt" style:language-asian="de" style:country-asian="DE" style:font-name-complex="Arial2" style:font-size-complex="8pt" style:language-complex="ar" style:country-complex="SA"/>
    </style:style>
    <style:style style:name="P84"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1" fo:font-size="8pt" style:letter-kerning="false" fo:background-color="#ffff00" style:font-name-asian="Times New Roman" style:font-size-asian="8pt" style:language-asian="de" style:country-asian="DE" style:font-name-complex="Arial2" style:font-size-complex="8pt" style:language-complex="ar" style:country-complex="SA"/>
    </style:style>
    <style:style style:name="P85"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1" fo:font-size="8pt" style:letter-kerning="false" style:font-name-asian="Times New Roman" style:font-size-asian="8pt" style:language-asian="de" style:country-asian="DE" style:font-name-complex="Arial2" style:font-size-complex="8pt" style:language-complex="ar" style:country-complex="SA"/>
    </style:style>
    <style:style style:name="P86"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style:font-name="Arial1" fo:font-size="8pt" style:letter-kerning="false" style:font-name-asian="Times New Roman" style:font-size-asian="8pt" style:language-asian="de" style:country-asian="DE" style:font-name-complex="Arial2" style:font-size-complex="8pt" style:language-complex="ar" style:country-complex="SA"/>
    </style:style>
    <style:style style:name="P87"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 fo:font-size="7pt" fo:language="de" fo:country="DE" style:letter-kerning="false" style:font-name-asian="Times New Roman" style:font-size-asian="7pt" style:language-asian="de" style:country-asian="DE" style:font-name-complex="Arial2" style:font-size-complex="7pt" style:language-complex="ar" style:country-complex="SA"/>
    </style:style>
    <style:style style:name="P88"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 fo:font-size="7pt" fo:language="it" fo:country="IT" style:letter-kerning="false" style:font-name-asian="Times New Roman" style:font-size-asian="7pt" style:language-asian="de" style:country-asian="DE" style:font-name-complex="Arial2" style:font-size-complex="7pt" style:language-complex="ar" style:country-complex="SA"/>
    </style:style>
    <style:style style:name="P89" style:family="paragraph" style:parent-style-name="Standard">
      <style:paragraph-properties fo:margin-left="0cm" fo:margin-right="0cm" fo:text-align="center" style:justify-single-word="false" fo:text-indent="0cm" style:auto-text-indent="false" style:writing-mode="lr-tb">
        <style:tab-stops/>
      </style:paragraph-properties>
      <style:text-properties fo:color="#000000" loext:opacity="100%" style:font-name="Arial" fo:font-size="8pt" fo:language="it" fo:country="IT" style:font-name-asian="Times New Roman" style:font-size-asian="8pt" style:font-name-complex="Arial2" style:font-size-complex="8pt" style:language-complex="ar" style:country-complex="SA"/>
    </style:style>
    <style:style style:name="P90"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 fo:font-size="6pt" fo:language="de" fo:country="DE" style:letter-kerning="false" style:font-name-asian="Times New Roman" style:font-size-asian="6pt" style:language-asian="de" style:country-asian="DE" style:font-name-complex="Arial2" style:font-size-complex="6pt" style:language-complex="ar" style:country-complex="SA"/>
    </style:style>
    <style:style style:name="P91" style:family="paragraph" style:parent-style-name="Standard">
      <style:paragraph-properties fo:margin-left="0cm" fo:margin-right="0cm" fo:orphans="2" fo:widows="2" fo:text-indent="0cm" style:auto-text-indent="false" style:vertical-align="auto" style:writing-mode="lr-tb">
        <style:tab-stops/>
      </style:paragraph-properties>
      <style:text-properties fo:color="#000000" loext:opacity="100%" style:font-name="Arial" fo:font-size="6pt" fo:language="it" fo:country="IT" style:letter-kerning="false" style:font-name-asian="Times New Roman" style:font-size-asian="6pt" style:language-asian="de" style:country-asian="DE" style:font-name-complex="Arial2" style:font-size-complex="6pt" style:language-complex="ar" style:country-complex="SA"/>
    </style:style>
    <style:style style:name="P92"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6pt" fo:language="de" fo:country="DE" style:letter-kerning="false" style:font-name-asian="Times New Roman" style:font-size-asian="6pt" style:language-asian="de" style:country-asian="DE" style:font-name-complex="Arial2" style:font-size-complex="6pt" style:language-complex="ar" style:country-complex="SA"/>
    </style:style>
    <style:style style:name="P93" style:family="paragraph" style:parent-style-name="Standard">
      <style:paragraph-properties fo:margin-left="0cm" fo:margin-right="0cm" fo:text-indent="0cm" style:auto-text-indent="false" style:writing-mode="lr-tb"/>
      <style:text-properties fo:font-size="8pt" style:font-size-asian="8pt" style:font-size-complex="8pt"/>
    </style:style>
    <style:style style:name="P94" style:family="paragraph" style:parent-style-name="Standard">
      <style:paragraph-properties fo:margin-left="0cm" fo:margin-right="0cm" fo:text-indent="0cm" style:auto-text-indent="false" style:writing-mode="lr-tb">
        <style:tab-stops/>
      </style:paragraph-properties>
      <style:text-properties fo:font-size="8pt" style:font-size-asian="8pt" style:font-size-complex="8pt"/>
    </style:style>
    <style:style style:name="P95"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8pt" style:font-size-asian="8pt" style:font-size-complex="8pt"/>
    </style:style>
    <style:style style:name="P96" style:family="paragraph" style:parent-style-name="Standard">
      <style:paragraph-properties fo:margin-left="0cm" fo:margin-right="0cm" fo:text-indent="0cm" style:auto-text-indent="false" style:writing-mode="lr-tb">
        <style:tab-stops/>
      </style:paragraph-properties>
      <style:text-properties fo:font-size="8pt" fo:language="de" fo:country="DE" style:font-name-asian="Times New Roman" style:font-size-asian="8pt" style:font-name-complex="Arial2" style:font-size-complex="8pt" style:language-complex="ar" style:country-complex="SA"/>
    </style:style>
    <style:style style:name="P97" style:family="paragraph" style:parent-style-name="Standard">
      <style:paragraph-properties fo:margin-left="0cm" fo:margin-right="0cm" fo:text-align="end" style:justify-single-word="false" fo:text-indent="0cm" style:auto-text-indent="false" style:writing-mode="lr-tb">
        <style:tab-stops/>
      </style:paragraph-properties>
      <style:text-properties fo:font-size="8pt" fo:font-weight="bold" style:font-size-asian="8pt" style:font-weight-asian="bold" style:font-size-complex="8pt" style:language-complex="ar" style:country-complex="SA"/>
    </style:style>
    <style:style style:name="P98" style:family="paragraph" style:parent-style-name="Standard">
      <style:paragraph-properties fo:margin-left="0cm" fo:margin-right="0cm" fo:text-align="end" style:justify-single-word="false" fo:orphans="0" fo:widows="0" fo:hyphenation-ladder-count="no-limit" fo:text-indent="0cm" style:auto-text-indent="false" style:writing-mode="lr-tb"/>
      <style:text-properties fo:font-size="8pt" style:font-name-asian="SimSun1" style:font-size-asian="8pt" style:font-name-complex="Arial2" style:font-size-complex="8pt" style:language-complex="hi" style:country-complex="IN" fo:hyphenate="false" fo:hyphenation-remain-char-count="2" fo:hyphenation-push-char-count="2" loext:hyphenation-no-caps="false"/>
    </style:style>
    <style:style style:name="P99" style:family="paragraph" style:parent-style-name="Standard">
      <style:paragraph-properties fo:margin-left="0cm" fo:margin-right="0cm" fo:text-indent="0cm" style:auto-text-indent="false" style:writing-mode="lr-tb">
        <style:tab-stops/>
      </style:paragraph-properties>
      <style:text-properties fo:font-size="8pt" style:font-name-asian="Times New Roman" style:font-size-asian="8pt" style:font-name-complex="Arial2" style:font-size-complex="8pt" style:language-complex="ar" style:country-complex="SA"/>
    </style:style>
    <style:style style:name="P100"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style>
    <style:style style:name="P101" style:family="paragraph" style:parent-style-name="Standard">
      <style:paragraph-properties fo:margin-left="0cm" fo:margin-right="0cm" fo:text-indent="0cm" style:auto-text-indent="false" style:writing-mode="lr-tb"/>
      <style:text-properties fo:font-size="10pt" fo:background-color="#00ffff" style:font-size-asian="10pt" style:font-size-complex="10pt"/>
    </style:style>
    <style:style style:name="P102"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10pt" fo:font-weight="bold" style:font-size-asian="10pt" style:font-weight-asian="bold" style:font-size-complex="10pt" style:font-weight-complex="bold"/>
    </style:style>
    <style:style style:name="P103" style:family="paragraph" style:parent-style-name="Standard">
      <style:paragraph-properties fo:margin-left="0cm" fo:margin-right="0cm" fo:text-indent="0cm" style:auto-text-indent="false" style:writing-mode="lr-tb"/>
      <style:text-properties fo:font-size="10pt" style:font-size-asian="10pt" style:font-size-complex="10pt"/>
    </style:style>
    <style:style style:name="P104" style:family="paragraph" style:parent-style-name="Standard">
      <style:paragraph-properties fo:margin-left="0cm" fo:margin-right="0cm" fo:text-indent="0cm" style:auto-text-indent="false" style:writing-mode="lr-tb">
        <style:tab-stops/>
      </style:paragraph-properties>
      <style:text-properties fo:font-size="10pt" style:font-size-asian="10pt" style:font-size-complex="10pt"/>
    </style:style>
    <style:style style:name="P105" style:family="paragraph" style:parent-style-name="Standard">
      <style:paragraph-properties fo:margin-left="0cm" fo:margin-right="0cm" fo:text-align="center" style:justify-single-word="false" fo:text-indent="0cm" style:auto-text-indent="false" style:writing-mode="lr-tb"/>
      <style:text-properties fo:font-size="10pt" style:font-size-asian="10pt" style:font-size-complex="10pt"/>
    </style:style>
    <style:style style:name="P106"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10pt" style:font-size-asian="10pt" style:font-size-complex="10pt"/>
    </style:style>
    <style:style style:name="P107" style:family="paragraph" style:parent-style-name="Standard">
      <style:paragraph-properties fo:margin-left="0cm" fo:margin-right="0cm" fo:text-indent="0cm" style:auto-text-indent="false" style:writing-mode="lr-tb">
        <style:tab-stops>
          <style:tab-stop style:position="1.951cm"/>
        </style:tab-stops>
      </style:paragraph-properties>
      <style:text-properties fo:font-size="10pt" style:font-size-asian="10pt" style:font-size-complex="10pt"/>
    </style:style>
    <style:style style:name="P108" style:family="paragraph" style:parent-style-name="Standard">
      <style:paragraph-properties fo:margin-left="0cm" fo:margin-right="0cm" fo:text-indent="0cm" style:auto-text-indent="false" style:writing-mode="lr-tb">
        <style:tab-stops/>
      </style:paragraph-properties>
      <style:text-properties fo:font-size="9pt" fo:font-weight="bold" style:font-size-asian="9pt" style:font-weight-asian="bold" style:font-size-complex="9pt"/>
    </style:style>
    <style:style style:name="P109" style:family="paragraph" style:parent-style-name="Standard">
      <style:paragraph-properties fo:margin-left="0cm" fo:margin-right="0cm" fo:text-align="end" style:justify-single-word="false" fo:orphans="2" fo:widows="2" fo:text-indent="0cm" style:auto-text-indent="false" style:vertical-align="auto" style:writing-mode="lr-tb">
        <style:tab-stops>
          <style:tab-stop style:position="2cm"/>
        </style:tab-stops>
      </style:paragraph-properties>
    </style:style>
    <style:style style:name="P110" style:family="paragraph" style:parent-style-name="Standard">
      <style:paragraph-properties fo:margin-left="0cm" fo:margin-right="0cm" fo:orphans="2" fo:widows="2" fo:text-indent="0cm" style:auto-text-indent="false" style:vertical-align="auto" style:writing-mode="lr-tb">
        <style:tab-stops/>
      </style:paragraph-properties>
    </style:style>
    <style:style style:name="P111" style:family="paragraph" style:parent-style-name="Table_20_Contents">
      <style:paragraph-properties fo:margin-left="0cm" fo:margin-right="0cm" fo:text-align="end" style:justify-single-word="false" fo:orphans="0" fo:widows="0" fo:hyphenation-ladder-count="no-limit" fo:text-indent="0cm" style:auto-text-indent="false" style:writing-mode="lr-tb">
        <style:tab-stops/>
      </style:paragraph-properties>
      <style:text-properties fo:color="#000000" loext:opacity="100%" fo:font-size="8pt" style:font-name-asian="SimSun1" style:font-size-asian="8pt" style:font-name-complex="Arial2" style:font-size-complex="8pt" style:language-complex="hi" style:country-complex="IN" fo:hyphenate="false" fo:hyphenation-remain-char-count="2" fo:hyphenation-push-char-count="2" loext:hyphenation-no-caps="false"/>
    </style:style>
    <style:style style:name="P112" style:family="paragraph" style:parent-style-name="Table_20_Contents">
      <style:paragraph-properties fo:margin-left="0cm" fo:margin-right="0cm" fo:text-align="center" style:justify-single-word="false" fo:orphans="2" fo:widows="2" fo:text-indent="0cm" style:auto-text-indent="false" style:vertical-align="auto" style:writing-mode="lr-tb">
        <style:tab-stops/>
      </style:paragraph-properties>
      <style:text-properties fo:color="#000000" loext:opacity="100%" style:font-name="Arial1" fo:font-size="7pt" fo:language="de" fo:country="DE" fo:font-weight="normal" style:letter-kerning="false" style:font-name-asian="Times New Roman" style:font-size-asian="7pt" style:language-asian="de" style:country-asian="DE" style:font-weight-asian="normal" style:font-name-complex="Arial2" style:font-size-complex="7pt" style:language-complex="ar" style:country-complex="SA" style:font-weight-complex="normal"/>
    </style:style>
    <style:style style:name="P113" style:family="paragraph" style:parent-style-name="Table_20_Contents">
      <style:paragraph-properties fo:margin-left="0cm" fo:margin-right="0cm" style:line-height-at-least="0.041cm" fo:text-indent="0cm" style:auto-text-indent="false" style:writing-mode="lr-tb">
        <style:tab-stops/>
      </style:paragraph-properties>
      <style:text-properties style:use-window-font-color="true" loext:opacity="0%" style:font-name="Arial" fo:font-size="9pt" fo:language="it" fo:country="IT" style:font-name-asian="Times New Roman" style:font-size-asian="9pt" style:font-name-complex="Times New Roman" style:font-size-complex="9pt" style:language-complex="ar" style:country-complex="SA"/>
    </style:style>
    <style:style style:name="P114" style:family="paragraph" style:parent-style-name="Table_20_Contents">
      <style:paragraph-properties fo:margin-left="0cm" fo:margin-right="0cm" style:line-height-at-least="0.041cm" fo:text-align="center" style:justify-single-word="false" fo:text-indent="0cm" style:auto-text-indent="false" style:writing-mode="lr-tb"/>
      <style:text-properties fo:font-size="8pt" style:font-size-asian="8pt" style:font-size-complex="8pt"/>
    </style:style>
    <style:style style:name="P115"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8pt" style:font-size-asian="8pt" style:font-size-complex="8pt"/>
    </style:style>
    <style:style style:name="P116" style:family="paragraph" style:parent-style-name="Table_20_Contents">
      <style:paragraph-properties fo:margin-left="0cm" fo:margin-right="0cm" style:line-height-at-least="0.041cm" fo:text-align="end" style:justify-single-word="false" fo:text-indent="0cm" style:auto-text-indent="false" style:writing-mode="lr-tb"/>
      <style:text-properties fo:font-size="8pt" style:font-size-asian="8pt" style:font-size-complex="8pt"/>
    </style:style>
    <style:style style:name="P117" style:family="paragraph" style:parent-style-name="Table_20_Contents">
      <style:paragraph-properties fo:margin-left="0cm" fo:margin-right="0cm" style:line-height-at-least="0.041cm" fo:text-align="end" style:justify-single-word="false" fo:text-indent="0cm" style:auto-text-indent="false" style:writing-mode="lr-tb">
        <style:tab-stops/>
      </style:paragraph-properties>
      <style:text-properties fo:font-size="8pt" style:font-size-asian="8pt" style:font-size-complex="8pt"/>
    </style:style>
    <style:style style:name="P118" style:family="paragraph" style:parent-style-name="Table_20_Contents">
      <style:paragraph-properties fo:margin-left="0cm" fo:margin-right="0cm" style:line-height-at-least="0.041cm" fo:text-align="start" style:justify-single-word="false" fo:text-indent="0cm" style:auto-text-indent="false" style:writing-mode="lr-tb"/>
      <style:text-properties fo:font-size="8pt" style:font-size-asian="8pt" style:font-size-complex="8pt"/>
    </style:style>
    <style:style style:name="P119"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text-properties fo:font-size="8pt" style:font-size-asian="8pt" style:font-size-complex="8pt"/>
    </style:style>
    <style:style style:name="P120" style:family="paragraph" style:parent-style-name="Table_20_Contents">
      <style:paragraph-properties fo:margin-left="0cm" fo:margin-right="0cm" style:line-height-at-least="0.041cm" fo:text-align="start" style:justify-single-word="false" fo:text-indent="0cm" style:auto-text-indent="false" style:writing-mode="lr-tb"/>
      <style:text-properties fo:font-size="8pt" fo:language="de" fo:country="DE" style:font-size-asian="8pt" style:font-size-complex="8pt"/>
    </style:style>
    <style:style style:name="P121"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text-properties fo:font-size="8pt" fo:language="de" fo:country="DE" style:font-size-asian="8pt" style:font-size-complex="8pt"/>
    </style:style>
    <style:style style:name="P122" style:family="paragraph" style:parent-style-name="Table_20_Contents">
      <style:paragraph-properties fo:margin-left="0cm" fo:margin-right="0cm" style:line-height-at-least="0.041cm" fo:text-align="end" style:justify-single-word="false" fo:text-indent="0cm" style:auto-text-indent="false" style:writing-mode="lr-tb"/>
      <style:text-properties fo:font-size="8pt" fo:language="de" fo:country="DE" style:font-size-asian="8pt" style:font-size-complex="8pt"/>
    </style:style>
    <style:style style:name="P123" style:family="paragraph" style:parent-style-name="Table_20_Contents">
      <style:paragraph-properties fo:margin-left="0cm" fo:margin-right="0cm" style:line-height-at-least="0.041cm" fo:text-align="end" style:justify-single-word="false" fo:text-indent="0cm" style:auto-text-indent="false" style:writing-mode="lr-tb">
        <style:tab-stops/>
      </style:paragraph-properties>
      <style:text-properties fo:font-size="8pt" fo:language="de" fo:country="DE" style:font-size-asian="8pt" style:font-size-complex="8pt"/>
    </style:style>
    <style:style style:name="P124"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8pt" fo:language="de" fo:country="DE" fo:font-weight="bold" style:font-size-asian="8pt" style:font-weight-asian="bold" style:font-size-complex="8pt" style:font-weight-complex="bold"/>
    </style:style>
    <style:style style:name="P125" style:family="paragraph" style:parent-style-name="Table_20_Contents">
      <style:paragraph-properties fo:margin-left="0cm" fo:margin-right="0cm" style:line-height-at-least="0.041cm" fo:text-align="center" style:justify-single-word="false" fo:hyphenation-ladder-count="no-limit" fo:text-indent="0cm" style:auto-text-indent="false" style:writing-mode="lr-tb">
        <style:tab-stops/>
      </style:paragraph-properties>
      <style:text-properties fo:font-size="8pt" fo:language="de" fo:country="DE" fo:font-weight="bold" style:font-size-asian="8pt" style:font-weight-asian="bold" style:font-size-complex="8pt" style:font-weight-complex="bold" fo:hyphenate="false" fo:hyphenation-remain-char-count="2" fo:hyphenation-push-char-count="2" loext:hyphenation-no-caps="false"/>
    </style:style>
    <style:style style:name="P126"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text-properties fo:font-size="8pt" fo:language="de" fo:country="DE" fo:font-weight="bold" style:font-size-asian="8pt" style:font-weight-asian="bold" style:font-size-complex="8pt"/>
    </style:style>
    <style:style style:name="P127"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8pt" fo:language="de" fo:country="DE" fo:font-style="italic" style:font-size-asian="8pt" style:font-style-asian="italic" style:font-size-complex="8pt" style:font-weight-complex="bold"/>
    </style:style>
    <style:style style:name="P128"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8pt" fo:font-weight="bold" style:font-size-asian="8pt" style:font-weight-asian="bold" style:font-size-complex="8pt" style:font-weight-complex="bold"/>
    </style:style>
    <style:style style:name="P129" style:family="paragraph" style:parent-style-name="Table_20_Contents">
      <style:paragraph-properties fo:margin-left="0cm" fo:margin-right="0cm" style:line-height-at-least="0.041cm" fo:text-align="center" style:justify-single-word="false" fo:hyphenation-ladder-count="no-limit" fo:text-indent="0cm" style:auto-text-indent="false" style:writing-mode="lr-tb">
        <style:tab-stops/>
      </style:paragraph-properties>
      <style:text-properties fo:font-size="8pt" fo:font-weight="bold" style:font-size-asian="8pt" style:font-weight-asian="bold" style:font-size-complex="8pt" style:font-weight-complex="bold" fo:hyphenate="false" fo:hyphenation-remain-char-count="2" fo:hyphenation-push-char-count="2" loext:hyphenation-no-caps="false"/>
    </style:style>
    <style:style style:name="P130"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8pt" fo:font-weight="bold" style:font-size-asian="8pt" style:font-weight-asian="bold" style:font-size-complex="8pt"/>
    </style:style>
    <style:style style:name="P131" style:family="paragraph" style:parent-style-name="Table_20_Contents">
      <style:paragraph-properties fo:margin-left="0cm" fo:margin-right="0cm" style:line-height-at-least="0.041cm" fo:text-align="start" style:justify-single-word="false" fo:text-indent="0cm" style:auto-text-indent="false" style:writing-mode="lr-tb"/>
      <style:text-properties fo:font-size="8pt" fo:font-weight="bold" style:font-size-asian="8pt" style:font-weight-asian="bold" style:font-size-complex="8pt"/>
    </style:style>
    <style:style style:name="P132" style:family="paragraph" style:parent-style-name="Table_20_Contents">
      <style:paragraph-properties fo:margin-left="0cm" fo:margin-right="0cm" style:line-height-at-least="0.041cm" fo:text-align="end" style:justify-single-word="false" fo:text-indent="0cm" style:auto-text-indent="false" style:writing-mode="lr-tb"/>
      <style:text-properties fo:font-size="8pt" fo:font-weight="bold" style:font-size-asian="8pt" style:font-weight-asian="bold" style:font-size-complex="8pt"/>
    </style:style>
    <style:style style:name="P133"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8pt" fo:font-weight="bold" style:font-size-asian="8pt" style:font-weight-asian="bold" style:font-name-complex="Arial2" style:font-size-complex="8pt" style:font-weight-complex="bold"/>
    </style:style>
    <style:style style:name="P134" style:family="paragraph" style:parent-style-name="Table_20_Contents">
      <style:paragraph-properties fo:margin-left="0cm" fo:margin-right="0cm" style:line-height-at-least="0.041cm" fo:text-align="end" style:justify-single-word="false" fo:text-indent="0cm" style:auto-text-indent="false" style:writing-mode="lr-tb">
        <style:tab-stops/>
      </style:paragraph-properties>
      <style:text-properties fo:font-size="8pt" fo:font-weight="bold" style:font-size-asian="8pt" style:font-weight-asian="bold" style:font-name-complex="Arial2" style:font-size-complex="8pt" style:font-weight-complex="bold"/>
    </style:style>
    <style:style style:name="P135" style:family="paragraph" style:parent-style-name="Table_20_Contents">
      <style:paragraph-properties fo:margin-left="0cm" fo:margin-right="0cm" fo:text-align="end" style:justify-single-word="false" fo:orphans="0" fo:widows="0" fo:hyphenation-ladder-count="no-limit" fo:text-indent="0cm" style:auto-text-indent="false" style:writing-mode="lr-tb">
        <style:tab-stops/>
      </style:paragraph-properties>
      <style:text-properties fo:font-size="8pt" fo:font-weight="bold" style:font-name-asian="SimSun1" style:font-size-asian="8pt" style:font-weight-asian="bold" style:font-name-complex="Arial2" style:font-size-complex="8pt" style:language-complex="hi" style:country-complex="IN" fo:hyphenate="false" fo:hyphenation-remain-char-count="2" fo:hyphenation-push-char-count="2" loext:hyphenation-no-caps="false"/>
    </style:style>
    <style:style style:name="P136" style:family="paragraph" style:parent-style-name="Table_20_Contents">
      <style:paragraph-properties fo:margin-left="0cm" fo:margin-right="0cm" fo:text-align="end" style:justify-single-word="false" fo:orphans="0" fo:widows="0" fo:hyphenation-ladder-count="no-limit" fo:text-indent="0cm" style:auto-text-indent="false" style:writing-mode="lr-tb">
        <style:tab-stops/>
      </style:paragraph-properties>
      <style:text-properties fo:font-size="8pt" fo:font-weight="bold" style:font-name-asian="SimSun1" style:font-size-asian="8pt" style:font-weight-asian="bold" style:font-name-complex="Arial2" style:font-size-complex="8pt" style:language-complex="hi" style:country-complex="IN" style:font-weight-complex="bold" fo:hyphenate="false" fo:hyphenation-remain-char-count="2" fo:hyphenation-push-char-count="2" loext:hyphenation-no-caps="false"/>
    </style:style>
    <style:style style:name="P137" style:family="paragraph" style:parent-style-name="Table_20_Contents">
      <style:paragraph-properties fo:margin-left="0cm" fo:margin-right="0cm" fo:text-align="end" style:justify-single-word="false" fo:orphans="0" fo:widows="0" fo:hyphenation-ladder-count="no-limit" fo:text-indent="0cm" style:auto-text-indent="false" style:writing-mode="lr-tb">
        <style:tab-stops/>
      </style:paragraph-properties>
      <style:text-properties fo:font-size="8pt" style:font-name-asian="SimSun1" style:font-size-asian="8pt" style:font-name-complex="Arial2" style:font-size-complex="8pt" style:language-complex="hi" style:country-complex="IN" fo:hyphenate="false" fo:hyphenation-remain-char-count="2" fo:hyphenation-push-char-count="2" loext:hyphenation-no-caps="false"/>
    </style:style>
    <style:style style:name="P138" style:family="paragraph" style:parent-style-name="Table_20_Contents">
      <style:paragraph-properties fo:margin-left="0cm" fo:margin-right="0cm" fo:text-align="end" style:justify-single-word="false" fo:orphans="0" fo:widows="0" fo:hyphenation-ladder-count="no-limit" fo:text-indent="0cm" style:auto-text-indent="false" style:writing-mode="lr-tb">
        <style:tab-stops/>
      </style:paragraph-properties>
      <style:text-properties fo:font-size="8pt" style:font-name-asian="SimSun1" style:font-size-asian="8pt" style:font-size-complex="8pt" fo:hyphenate="false" fo:hyphenation-remain-char-count="2" fo:hyphenation-push-char-count="2" loext:hyphenation-no-caps="false"/>
    </style:style>
    <style:style style:name="P139" style:family="paragraph" style:parent-style-name="Table_20_Contents">
      <style:paragraph-properties fo:margin-left="0cm" fo:margin-right="0cm" fo:text-align="end" style:justify-single-word="false" fo:orphans="0" fo:widows="0" fo:hyphenation-ladder-count="no-limit" fo:text-indent="0cm" style:auto-text-indent="false" style:writing-mode="lr-tb">
        <style:tab-stops/>
      </style:paragraph-properties>
      <style:text-properties fo:font-size="8pt" fo:font-style="italic" style:font-name-asian="SimSun1" style:font-size-asian="8pt" style:font-style-asian="italic" style:font-name-complex="Arial2" style:font-size-complex="8pt" style:language-complex="hi" style:country-complex="IN" fo:hyphenate="false" fo:hyphenation-remain-char-count="2" fo:hyphenation-push-char-count="2" loext:hyphenation-no-caps="false"/>
    </style:style>
    <style:style style:name="P140"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7pt" fo:language="de" fo:country="DE" fo:font-style="italic" fo:font-weight="bold" style:font-size-asian="7pt" style:font-style-asian="italic" style:font-weight-asian="bold" style:font-size-complex="7pt" style:font-weight-complex="bold"/>
    </style:style>
    <style:style style:name="P141"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text-properties fo:font-size="9pt" fo:font-weight="bold" style:font-size-asian="9pt" style:font-weight-asian="bold" style:font-size-complex="9pt" style:font-weight-complex="bold"/>
    </style:style>
    <style:style style:name="P142"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9pt" fo:font-weight="bold" style:font-size-asian="9pt" style:font-weight-asian="bold" style:font-size-complex="9pt"/>
    </style:style>
    <style:style style:name="P143" style:family="paragraph" style:parent-style-name="Table_20_Contents">
      <style:paragraph-properties fo:margin-left="0cm" fo:margin-right="0cm" fo:text-align="start" style:justify-single-word="false" fo:text-indent="0cm" style:auto-text-indent="false" style:vertical-align="auto" style:writing-mode="lr-tb">
        <style:tab-stops/>
      </style:paragraph-properties>
      <style:text-properties fo:font-size="9pt" fo:font-weight="bold" style:font-name-asian="SimSun1" style:font-size-asian="9pt" style:font-weight-asian="bold" style:font-size-complex="9pt" style:language-complex="hi" style:country-complex="IN" style:font-weight-complex="bold"/>
    </style:style>
    <style:style style:name="P144" style:family="paragraph" style:parent-style-name="Table_20_Contents">
      <style:paragraph-properties fo:margin-left="0cm" fo:margin-right="0cm" style:line-height-at-least="0.041cm" fo:text-indent="0cm" style:auto-text-indent="false" style:writing-mode="lr-tb"/>
      <style:text-properties fo:font-size="9pt" style:font-size-asian="9pt" style:font-size-complex="9pt"/>
    </style:style>
    <style:style style:name="P145" style:family="paragraph" style:parent-style-name="Table_20_Contents">
      <style:paragraph-properties fo:margin-left="0cm" fo:margin-right="0cm" style:line-height-at-least="0.041cm" fo:text-align="end" style:justify-single-word="false" fo:text-indent="0cm" style:auto-text-indent="false" style:writing-mode="lr-tb"/>
      <style:text-properties fo:font-size="9pt" style:font-size-asian="9pt" style:font-size-complex="9pt"/>
    </style:style>
    <style:style style:name="P146" style:family="paragraph" style:parent-style-name="Table_20_Contents">
      <style:paragraph-properties fo:margin-left="0cm" fo:margin-right="0cm" style:line-height-at-least="0.041cm" fo:text-align="end" style:justify-single-word="false" fo:text-indent="0cm" style:auto-text-indent="false" style:writing-mode="lr-tb">
        <style:tab-stops/>
      </style:paragraph-properties>
      <style:text-properties fo:font-size="9pt" style:font-size-asian="9pt" style:font-size-complex="9pt"/>
    </style:style>
    <style:style style:name="P147" style:family="paragraph" style:parent-style-name="Table_20_Contents">
      <style:paragraph-properties fo:margin-left="0cm" fo:margin-right="0cm" style:line-height-at-least="0.041cm" fo:text-indent="0cm" style:auto-text-indent="false" style:writing-mode="lr-tb">
        <style:tab-stops/>
      </style:paragraph-properties>
      <style:text-properties fo:font-size="9pt" style:font-size-asian="9pt" style:font-size-complex="9pt"/>
    </style:style>
    <style:style style:name="P148" style:family="paragraph" style:parent-style-name="Table_20_Contents">
      <style:paragraph-properties fo:margin-left="0cm" fo:margin-right="0cm" style:line-height-at-least="0.041cm" fo:text-align="start" style:justify-single-word="false" fo:text-indent="0cm" style:auto-text-indent="false" style:writing-mode="lr-tb"/>
      <style:text-properties fo:font-size="9pt" style:font-size-asian="9pt" style:font-size-complex="9pt"/>
    </style:style>
    <style:style style:name="P149"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text-properties fo:font-size="9pt" style:font-size-asian="9pt" style:font-size-complex="9pt"/>
    </style:style>
    <style:style style:name="P150" style:family="paragraph" style:parent-style-name="Table_20_Contents">
      <style:paragraph-properties fo:margin-left="0cm" fo:margin-right="0cm" style:line-height-at-least="0.041cm" fo:text-align="center" style:justify-single-word="false" fo:text-indent="0cm" style:auto-text-indent="false" style:writing-mode="lr-tb">
        <style:tab-stops/>
      </style:paragraph-properties>
      <style:text-properties fo:font-size="9pt" style:font-size-asian="9pt" style:font-size-complex="9pt"/>
    </style:style>
    <style:style style:name="P151"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text-properties fo:font-size="9pt" fo:language="de" fo:country="DE" fo:font-weight="bold" style:font-size-asian="9pt" style:font-weight-asian="bold" style:font-size-complex="9pt" style:font-weight-complex="bold"/>
    </style:style>
    <style:style style:name="P152" style:family="paragraph" style:parent-style-name="Table_20_Contents">
      <style:paragraph-properties fo:margin-left="0cm" fo:margin-right="0cm" style:line-height-at-least="0.041cm" fo:text-indent="0cm" style:auto-text-indent="false" style:writing-mode="lr-tb">
        <style:tab-stops/>
      </style:paragraph-properties>
      <style:text-properties fo:font-size="9pt" fo:language="de" fo:country="DE" style:font-size-asian="9pt" style:font-size-complex="9pt"/>
    </style:style>
    <style:style style:name="P153" style:family="paragraph" style:parent-style-name="Table_20_Contents">
      <style:paragraph-properties fo:margin-left="0cm" fo:margin-right="0cm" fo:text-align="start" style:justify-single-word="false" fo:text-indent="0cm" style:auto-text-indent="false" style:vertical-align="auto" style:writing-mode="lr-tb">
        <style:tab-stops/>
      </style:paragraph-properties>
      <style:text-properties fo:font-size="9pt" style:font-name-asian="SimSun1" style:font-size-asian="9pt" style:font-size-complex="9pt" style:language-complex="hi" style:country-complex="IN"/>
    </style:style>
    <style:style style:name="P154" style:family="paragraph" style:parent-style-name="Table_20_Contents">
      <style:paragraph-properties fo:margin-left="0cm" fo:margin-right="0cm" style:line-height-at-least="0.041cm" fo:text-align="start" style:justify-single-word="false" fo:text-indent="0cm" style:auto-text-indent="false" style:writing-mode="lr-tb">
        <style:tab-stops/>
      </style:paragraph-properties>
    </style:style>
    <style:style style:name="P155" style:family="paragraph" style:parent-style-name="Standard">
      <style:paragraph-properties fo:margin-left="0cm" fo:margin-right="0cm" fo:margin-top="0.169cm" fo:margin-bottom="0.169cm" style:contextual-spacing="false" fo:text-indent="0cm" style:auto-text-indent="false" style:writing-mode="lr-tb">
        <style:tab-stops/>
      </style:paragraph-properties>
      <style:text-properties fo:color="#000000" loext:opacity="100%" fo:font-size="8pt" fo:language="de" fo:country="DE" fo:font-weight="bold" style:font-name-asian="Times New Roman" style:font-size-asian="8pt" style:language-asian="de" style:country-asian="DE" style:font-weight-asian="bold" style:font-name-complex="Arial2" style:font-size-complex="8pt" style:font-weight-complex="bold"/>
    </style:style>
    <style:style style:name="P156" style:family="paragraph" style:parent-style-name="Standard">
      <style:paragraph-properties fo:margin-left="0cm" fo:margin-right="0cm" fo:margin-top="0.169cm" fo:margin-bottom="0.169cm" style:contextual-spacing="false"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style>
    <style:style style:name="P157" style:family="paragraph" style:parent-style-name="Standard">
      <style:paragraph-properties fo:margin-left="0cm" fo:margin-right="0cm" fo:margin-top="0.169cm" fo:margin-bottom="0.169cm" style:contextual-spacing="false" fo:text-indent="0cm" style:auto-text-indent="false" style:writing-mode="lr-tb"/>
      <style:text-properties fo:font-size="8pt" fo:language="de" fo:country="DE" style:font-name-asian="Times New Roman" style:font-size-asian="8pt" style:language-asian="en" style:country-asian="US" style:font-name-complex="Arial2" style:font-size-complex="8pt"/>
    </style:style>
    <style:style style:name="P158" style:family="paragraph" style:parent-style-name="Standard">
      <style:paragraph-properties fo:margin-left="0cm" fo:margin-right="0cm" fo:margin-top="0.169cm" fo:margin-bottom="0.169cm" style:contextual-spacing="false" fo:text-indent="0cm" style:auto-text-indent="false" style:writing-mode="lr-tb"/>
      <style:text-properties fo:font-size="8pt" fo:language="de" fo:country="DE" fo:font-weight="bold" style:font-name-asian="Times New Roman" style:font-size-asian="8pt" style:language-asian="en" style:country-asian="US" style:font-weight-asian="bold" style:font-name-complex="Arial2" style:font-size-complex="8pt"/>
    </style:style>
    <style:style style:name="P159" style:family="paragraph" style:parent-style-name="Standard">
      <style:paragraph-properties fo:margin-left="0cm" fo:margin-right="0cm" fo:margin-top="0.169cm" fo:margin-bottom="0.169cm" style:contextual-spacing="false" fo:text-indent="0cm" style:auto-text-indent="false" style:writing-mode="lr-tb"/>
      <style:text-properties fo:font-size="8pt" fo:font-weight="bold" style:font-name-asian="Times New Roman" style:font-size-asian="8pt" style:language-asian="en" style:country-asian="US" style:font-weight-asian="bold" style:font-name-complex="Arial2" style:font-size-complex="8pt"/>
    </style:style>
    <style:style style:name="P160" style:family="paragraph" style:parent-style-name="Standard">
      <style:paragraph-properties fo:margin-left="0cm" fo:margin-right="0cm" fo:margin-top="0.169cm" fo:margin-bottom="0.169cm" style:contextual-spacing="false" fo:text-indent="0cm" style:auto-text-indent="false" style:writing-mode="lr-tb"/>
      <style:text-properties fo:font-size="8pt" style:font-name-asian="Times New Roman" style:font-size-asian="8pt" style:language-asian="en" style:country-asian="US" style:font-name-complex="Arial2" style:font-size-complex="8pt"/>
    </style:style>
    <style:style style:name="P161" style:family="paragraph" style:parent-style-name="Standard">
      <style:paragraph-properties fo:margin-left="0cm" fo:margin-right="0cm" fo:margin-top="0.071cm" fo:margin-bottom="0.169cm" style:contextual-spacing="false" fo:text-indent="0cm" style:auto-text-indent="false" style:writing-mode="lr-tb">
        <style:tab-stops/>
      </style:paragraph-properties>
      <style:text-properties fo:color="#000000" loext:opacity="100%" fo:font-size="8pt" fo:language="de" fo:country="DE" fo:font-weight="bold" style:font-name-asian="Times New Roman" style:font-size-asian="8pt" style:language-asian="de" style:country-asian="DE" style:font-weight-asian="bold" style:font-name-complex="Arial2" style:font-size-complex="8pt" style:font-weight-complex="bold"/>
    </style:style>
    <style:style style:name="P162" style:family="paragraph" style:parent-style-name="Standard">
      <style:paragraph-properties fo:margin-left="0cm" fo:margin-right="0cm" fo:margin-top="0.071cm" fo:margin-bottom="0.169cm" style:contextual-spacing="false" fo:text-indent="0cm" style:auto-text-indent="false" style:writing-mode="lr-tb">
        <style:tab-stops/>
      </style:paragraph-properties>
      <style:text-properties fo:color="#000000" loext:opacity="100%" fo:font-size="8pt" fo:font-weight="bold" style:font-name-asian="Times New Roman" style:font-size-asian="8pt" style:language-asian="de" style:country-asian="DE" style:font-weight-asian="bold" style:font-name-complex="Arial2" style:font-size-complex="8pt" style:font-weight-complex="bold"/>
    </style:style>
    <style:style style:name="P163" style:family="paragraph" style:parent-style-name="Standard">
      <style:paragraph-properties fo:margin-left="0cm" fo:margin-right="0cm" fo:margin-top="0.071cm" fo:margin-bottom="0.169cm" style:contextual-spacing="false" fo:text-indent="0cm" style:auto-text-indent="false" style:writing-mode="lr-tb">
        <style:tab-stops/>
      </style:paragraph-properties>
      <style:text-properties fo:font-size="8pt" fo:language="de" fo:country="DE" style:font-name-asian="Times New Roman" style:font-size-asian="8pt" style:language-asian="en" style:country-asian="US" style:font-name-complex="Arial2" style:font-size-complex="8pt"/>
    </style:style>
    <style:style style:name="P164" style:family="paragraph" style:parent-style-name="Standard">
      <style:paragraph-properties fo:margin-left="0cm" fo:margin-right="0cm" fo:margin-top="0.071cm" fo:margin-bottom="0.169cm" style:contextual-spacing="false" fo:text-indent="0cm" style:auto-text-indent="false" style:writing-mode="lr-tb">
        <style:tab-stops/>
      </style:paragraph-properties>
      <style:text-properties fo:font-size="8pt" style:font-name-asian="Times New Roman" style:font-size-asian="8pt" style:language-asian="en" style:country-asian="US" style:font-name-complex="Arial2" style:font-size-complex="8pt"/>
    </style:style>
    <style:style style:name="P165" style:family="paragraph" style:parent-style-name="Standard">
      <style:paragraph-properties fo:margin-left="0cm" fo:margin-right="0cm" fo:margin-top="0.071cm" fo:margin-bottom="0cm" style:contextual-spacing="false" fo:text-indent="0cm" style:auto-text-indent="false" style:writing-mode="lr-tb"/>
      <style:text-properties fo:font-size="8pt" fo:language="de" fo:country="DE" style:font-name-asian="Times New Roman" style:font-size-asian="8pt" style:language-asian="en" style:country-asian="US" style:font-name-complex="Arial2" style:font-size-complex="8pt"/>
    </style:style>
    <style:style style:name="P166" style:family="paragraph" style:parent-style-name="Standard">
      <style:paragraph-properties fo:margin-left="0cm" fo:margin-right="0cm" fo:margin-top="0.071cm" fo:margin-bottom="0cm" style:contextual-spacing="false" fo:text-indent="0cm" style:auto-text-indent="false" style:writing-mode="lr-tb">
        <style:tab-stops/>
      </style:paragraph-properties>
      <style:text-properties fo:font-size="8pt" fo:language="de" fo:country="DE" style:font-name-asian="Times New Roman" style:font-size-asian="8pt" style:language-asian="en" style:country-asian="US" style:font-name-complex="Arial2" style:font-size-complex="8pt"/>
    </style:style>
    <style:style style:name="P167" style:family="paragraph" style:parent-style-name="Standard">
      <style:paragraph-properties fo:margin-left="0cm" fo:margin-right="0cm" fo:margin-top="0.071cm" fo:margin-bottom="0cm" style:contextual-spacing="false" fo:text-indent="0cm" style:auto-text-indent="false" style:writing-mode="lr-tb"/>
      <style:text-properties fo:font-size="8pt" style:font-name-asian="Times New Roman" style:font-size-asian="8pt" style:language-asian="en" style:country-asian="US" style:font-name-complex="Arial2" style:font-size-complex="8pt"/>
    </style:style>
    <style:style style:name="P168" style:family="paragraph" style:parent-style-name="Footer">
      <style:paragraph-properties fo:margin-top="0.101cm" fo:margin-bottom="0.101cm" style:contextual-spacing="false" fo:padding="0cm" fo:border="none" style:shadow="none" style:snap-to-layout-grid="false">
        <style:tab-stops>
          <style:tab-stop style:position="0cm"/>
          <style:tab-stop style:position="16cm" style:type="right"/>
        </style:tab-stops>
      </style:paragraph-properties>
      <style:text-properties style:font-name="Arial1" fo:font-size="8pt" fo:language="de" fo:country="DE" officeooo:paragraph-rsid="0293a80d" style:font-size-asian="8pt" style:font-name-complex="Trebuchet MS" style:font-size-complex="8pt"/>
    </style:style>
    <style:style style:name="P169" style:family="paragraph" style:parent-style-name="Footer">
      <style:paragraph-properties fo:margin-top="0.101cm" fo:margin-bottom="0.101cm" style:contextual-spacing="false" fo:text-align="center" style:justify-single-word="false" fo:padding="0cm" fo:border="none" style:shadow="none" style:snap-to-layout-grid="false">
        <style:tab-stops>
          <style:tab-stop style:position="0cm"/>
          <style:tab-stop style:position="16cm" style:type="right"/>
        </style:tab-stops>
      </style:paragraph-properties>
      <style:text-properties style:use-window-font-color="true" loext:opacity="0%" style:font-name="Arial1" fo:font-size="8pt" fo:language="de" fo:country="DE" fo:font-weight="bold" officeooo:paragraph-rsid="0294b43a" style:font-name-asian="Times New Roman" style:font-size-asian="8pt" style:font-weight-asian="bold" style:font-name-complex="Trebuchet MS" style:font-size-complex="8pt" style:language-complex="ar" style:country-complex="SA" style:font-weight-complex="bold"/>
    </style:style>
    <style:style style:name="P170" style:family="paragraph" style:parent-style-name="Footer">
      <style:paragraph-properties fo:margin-top="0.101cm" fo:margin-bottom="0.101cm" style:contextual-spacing="false" fo:text-align="center" style:justify-single-word="false" fo:padding="0cm" fo:border="none" style:shadow="none" style:snap-to-layout-grid="false">
        <style:tab-stops>
          <style:tab-stop style:position="0cm"/>
          <style:tab-stop style:position="16cm" style:type="right"/>
        </style:tab-stops>
      </style:paragraph-properties>
      <style:text-properties style:use-window-font-color="true" loext:opacity="0%" style:font-name="Arial1" fo:font-size="8pt" fo:language="de" fo:country="DE" fo:font-weight="bold" officeooo:paragraph-rsid="0298a0eb" style:font-name-asian="Times New Roman" style:font-size-asian="8pt" style:font-weight-asian="bold" style:font-name-complex="Trebuchet MS" style:font-size-complex="8pt" style:language-complex="ar" style:country-complex="SA" style:font-weight-complex="bold"/>
    </style:style>
    <style:style style:name="P171" style:family="paragraph" style:parent-style-name="Footer">
      <style:paragraph-properties fo:margin-top="0.101cm" fo:margin-bottom="0.101cm" style:contextual-spacing="false" fo:padding="0cm" fo:border="none" style:snap-to-layout-grid="false"/>
      <style:text-properties style:font-name="Arial1" fo:font-size="8pt" officeooo:paragraph-rsid="0293a80d" style:font-size-asian="8pt" style:font-size-complex="8pt"/>
    </style:style>
    <style:style style:name="P172" style:family="paragraph" style:parent-style-name="Footer">
      <style:paragraph-properties style:snap-to-layout-grid="false">
        <style:tab-stops>
          <style:tab-stop style:position="0cm"/>
          <style:tab-stop style:position="16cm" style:type="right"/>
        </style:tab-stops>
      </style:paragraph-properties>
      <style:text-properties style:font-name="Trebuchet MS" fo:font-size="8pt" fo:language="de" fo:country="DE" style:font-size-asian="8pt" style:font-name-complex="Trebuchet MS" style:font-size-complex="8pt"/>
    </style:style>
    <style:style style:name="P173" style:family="paragraph" style:parent-style-name="Footer">
      <style:paragraph-properties fo:padding="0cm" fo:border="none"/>
      <style:text-properties fo:font-size="8pt" style:font-size-asian="8pt" style:font-size-complex="8pt"/>
    </style:style>
    <style:style style:name="P174" style:family="paragraph" style:parent-style-name="Footer">
      <style:paragraph-properties fo:padding="0cm" fo:border="none" style:snap-to-layout-grid="false"/>
      <style:text-properties fo:font-size="8pt" style:font-size-asian="8pt" style:font-size-complex="8pt"/>
    </style:style>
    <style:style style:name="P175" style:family="paragraph" style:parent-style-name="Table_20_Contents">
      <style:paragraph-properties fo:margin-top="0cm" fo:margin-bottom="0cm" style:contextual-spacing="false"/>
      <style:text-properties style:font-name="Arial1" fo:font-size="8pt" fo:language="de" fo:country="DE" fo:font-weight="bold" style:font-size-asian="8pt" style:font-weight-asian="bold" style:font-size-complex="8pt" style:language-complex="ar" style:country-complex="SA" style:font-weight-complex="bold"/>
    </style:style>
    <style:style style:name="P176" style:family="paragraph" style:parent-style-name="Table_20_Contents">
      <style:paragraph-properties fo:margin-top="0cm" fo:margin-bottom="0cm" style:contextual-spacing="false" fo:text-align="center" style:justify-single-word="false"/>
      <style:text-properties style:font-name="Arial1" fo:font-size="8pt" fo:language="de" fo:country="DE" fo:font-weight="bold" style:font-size-asian="8pt" style:font-weight-asian="bold" style:font-size-complex="8pt" style:language-complex="ar" style:country-complex="SA" style:font-weight-complex="bold"/>
    </style:style>
    <style:style style:name="P177" style:family="paragraph" style:parent-style-name="Table_20_Contents">
      <style:paragraph-properties fo:margin-top="0cm" fo:margin-bottom="0cm" style:contextual-spacing="false"/>
      <style:text-properties style:font-name="Arial1" fo:font-size="8pt" fo:font-weight="bold" style:font-size-asian="8pt" style:font-weight-asian="bold" style:font-size-complex="8pt" style:font-weight-complex="bold"/>
    </style:style>
    <style:style style:name="P178" style:family="paragraph" style:parent-style-name="Table_20_Contents">
      <style:paragraph-properties fo:margin-top="0cm" fo:margin-bottom="0cm" style:contextual-spacing="false" fo:text-align="center" style:justify-single-word="false"/>
      <style:text-properties style:font-name="Arial1" fo:font-size="8pt" fo:font-weight="bold" style:font-size-asian="8pt" style:font-weight-asian="bold" style:font-size-complex="8pt" style:font-weight-complex="bold"/>
    </style:style>
    <style:style style:name="P179" style:family="paragraph" style:parent-style-name="Table_20_Contents">
      <style:paragraph-properties fo:margin-top="0cm" fo:margin-bottom="0cm" style:contextual-spacing="false" fo:text-align="center" style:justify-single-word="false" fo:hyphenation-ladder-count="no-limit"/>
      <style:text-properties style:font-name="Arial1" fo:font-size="8pt" fo:font-weight="bold" officeooo:paragraph-rsid="02b3f417" style:font-size-asian="8pt" style:font-weight-asian="bold" style:font-size-complex="8pt" style:font-weight-complex="bold" fo:hyphenate="false" fo:hyphenation-remain-char-count="2" fo:hyphenation-push-char-count="2" loext:hyphenation-no-caps="false"/>
    </style:style>
    <style:style style:name="P180" style:family="paragraph" style:parent-style-name="Table_20_Contents">
      <style:paragraph-properties fo:margin-top="0cm" fo:margin-bottom="0cm" style:contextual-spacing="false"/>
      <style:text-properties style:font-name="Arial1" fo:font-size="8pt" style:font-size-asian="8pt" style:font-size-complex="8pt"/>
    </style:style>
    <style:style style:name="P181" style:family="paragraph" style:parent-style-name="Table_20_Contents">
      <style:paragraph-properties fo:margin-top="0cm" fo:margin-bottom="0cm" style:contextual-spacing="false"/>
      <style:text-properties style:font-name="Arial1" fo:font-size="9pt" fo:language="de" fo:country="DE" fo:font-weight="bold" style:font-size-asian="9pt" style:font-weight-asian="bold" style:font-size-complex="9pt" style:language-complex="ar" style:country-complex="SA" style:font-weight-complex="bold"/>
    </style:style>
    <style:style style:name="P182" style:family="paragraph" style:parent-style-name="Table_20_Contents">
      <style:paragraph-properties fo:margin-top="0cm" fo:margin-bottom="0cm" style:contextual-spacing="false" fo:text-align="center" style:justify-single-word="false" fo:hyphenation-ladder-count="no-limit"/>
      <style:text-properties style:font-name="Arial1" fo:font-size="9pt" fo:language="de" fo:country="DE" fo:font-weight="bold" style:font-size-asian="9pt" style:font-weight-asian="bold" style:font-size-complex="9pt" style:language-complex="ar" style:country-complex="SA" style:font-weight-complex="bold" fo:hyphenate="false" fo:hyphenation-remain-char-count="2" fo:hyphenation-push-char-count="2" loext:hyphenation-no-caps="false"/>
    </style:style>
    <style:style style:name="P183" style:family="paragraph" style:parent-style-name="Table_20_Contents">
      <style:paragraph-properties fo:margin-top="0cm" fo:margin-bottom="0cm" style:contextual-spacing="false"/>
      <style:text-properties style:font-name="Arial1" fo:font-size="9pt" fo:language="de" fo:country="DE" style:font-size-asian="9pt" style:font-size-complex="9pt" style:language-complex="ar" style:country-complex="SA"/>
    </style:style>
    <style:style style:name="P184" style:family="paragraph" style:parent-style-name="Table_20_Contents">
      <style:paragraph-properties fo:margin-top="0cm" fo:margin-bottom="0cm" style:contextual-spacing="false"/>
      <style:text-properties style:font-name="Arial1" fo:font-size="9pt" fo:font-weight="bold" style:font-size-asian="9pt" style:font-weight-asian="bold" style:font-size-complex="9pt" style:font-weight-complex="bold"/>
    </style:style>
    <style:style style:name="P185" style:family="paragraph" style:parent-style-name="Table_20_Contents">
      <style:paragraph-properties fo:margin-top="0cm" fo:margin-bottom="0cm" style:contextual-spacing="false"/>
      <style:text-properties style:font-name="Arial1" fo:font-size="9pt" style:font-size-asian="9pt" style:font-size-complex="9pt"/>
    </style:style>
    <style:style style:name="P186" style:family="paragraph" style:parent-style-name="Table_20_Contents">
      <style:paragraph-properties fo:margin-top="0cm" fo:margin-bottom="0cm" style:contextual-spacing="false" fo:text-align="end" style:justify-single-word="false"/>
      <style:text-properties style:font-name="Arial1" fo:font-size="9pt" style:font-size-asian="9pt" style:font-size-complex="9pt"/>
    </style:style>
    <style:style style:name="P187" style:family="paragraph" style:parent-style-name="Table_20_Contents">
      <style:paragraph-properties fo:margin-top="0cm" fo:margin-bottom="0cm" style:contextual-spacing="false"/>
      <style:text-properties fo:color="#000000" loext:opacity="100%" style:text-outline="false" style:text-line-through-style="none" style:text-line-through-type="none" style:font-name="Arial1" fo:font-size="8pt" fo:language="de" fo:country="DE" fo:font-style="normal" fo:text-shadow="none" style:text-underline-style="none" fo:font-weight="normal" style:font-size-asian="8pt" style:font-style-asian="normal" style:font-weight-asian="normal" style:font-size-complex="8pt" style:language-complex="ar" style:country-complex="SA" style:font-style-complex="normal" style:font-weight-complex="normal" style:text-overline-style="none" style:text-overline-color="font-color"/>
    </style:style>
    <style:style style:name="P188" style:family="paragraph" style:parent-style-name="Standard">
      <style:paragraph-properties fo:margin-top="0cm" fo:margin-bottom="0cm" style:contextual-spacing="false" fo:text-align="start" style:justify-single-word="false"/>
      <style:text-properties fo:font-size="7pt" style:font-size-asian="6.09999990463257pt" style:font-size-complex="7pt"/>
    </style:style>
    <style:style style:name="P189" style:family="paragraph" style:parent-style-name="Standard">
      <style:paragraph-properties fo:margin-top="0cm" fo:margin-bottom="0cm" style:contextual-spacing="false" fo:text-align="center" style:justify-single-word="false" fo:hyphenation-ladder-count="no-limit"/>
      <style:text-properties fo:font-size="12pt" fo:font-weight="bold" style:font-size-asian="12pt" style:font-weight-asian="bold" style:font-size-complex="12pt" style:font-weight-complex="bold" fo:hyphenate="false" fo:hyphenation-remain-char-count="2" fo:hyphenation-push-char-count="2" loext:hyphenation-no-caps="false"/>
    </style:style>
    <style:style style:name="P190" style:family="paragraph" style:parent-style-name="Table_20_Contents">
      <style:paragraph-properties fo:margin-top="0cm" fo:margin-bottom="0cm" style:contextual-spacing="false" fo:text-align="end" style:justify-single-word="false" fo:orphans="0" fo:widows="0" fo:hyphenation-ladder-count="no-limit" style:text-autospace="none" style:punctuation-wrap="simple" style:vertical-align="baseline" style:writing-mode="lr-tb"/>
      <style:text-properties style:use-window-font-color="true" loext:opacity="0%" style:font-name="Arial1" fo:font-size="9pt" fo:language="it" fo:country="IT"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191" style:family="paragraph" style:parent-style-name="Table_20_Contents">
      <style:paragraph-properties fo:margin-top="0cm" fo:margin-bottom="0cm" style:contextual-spacing="false" fo:text-align="end" style:justify-single-word="false" fo:orphans="0" fo:widows="0" fo:hyphenation-ladder-count="no-limit" style:text-autospace="none" style:punctuation-wrap="simple" style:vertical-align="baseline" style:writing-mode="lr-tb"/>
      <style:text-properties style:use-window-font-color="true" loext:opacity="0%" style:font-name="Arial1" fo:font-size="9pt" fo:language="it" fo:country="IT" fo:font-weight="bold" style:font-name-asian="Times New Roman" style:font-size-asian="9pt" style:font-weight-asian="bold" style:font-name-complex="Arial1" style:font-size-complex="9pt" style:language-complex="ar" style:country-complex="SA" style:font-weight-complex="bold" fo:hyphenate="true" fo:hyphenation-remain-char-count="2" fo:hyphenation-push-char-count="2" loext:hyphenation-no-caps="false"/>
    </style:style>
    <style:style style:name="P192" style:family="paragraph" style:parent-style-name="Table_20_Contents">
      <style:paragraph-properties fo:margin-top="0cm" fo:margin-bottom="0cm" style:contextual-spacing="false" fo:text-align="end" style:justify-single-word="false" fo:orphans="0" fo:widows="0" fo:hyphenation-ladder-count="no-limit" style:text-autospace="none" style:punctuation-wrap="simple" style:vertical-align="baseline" style:writing-mode="lr-tb"/>
      <style:text-properties style:use-window-font-color="true" loext:opacity="0%" style:font-name="Arial1" fo:font-size="8pt" fo:language="it" fo:country="IT" style:font-name-asian="Times New Roman" style:font-size-asian="8pt" style:font-name-complex="Arial1" style:font-size-complex="8pt" style:language-complex="ar" style:country-complex="SA" fo:hyphenate="true" fo:hyphenation-remain-char-count="2" fo:hyphenation-push-char-count="2" loext:hyphenation-no-caps="false"/>
    </style:style>
    <style:style style:name="P193" style:family="paragraph" style:parent-style-name="Table_20_Contents">
      <style:paragraph-properties fo:margin-top="0cm" fo:margin-bottom="0cm" style:contextual-spacing="false" fo:text-align="end" style:justify-single-word="false" fo:orphans="0" fo:widows="0" fo:hyphenation-ladder-count="no-limit" style:text-autospace="none" style:punctuation-wrap="simple" style:vertical-align="baseline" style:writing-mode="lr-tb"/>
      <style:text-properties style:use-window-font-color="true" loext:opacity="0%" style:font-name="Arial1" fo:font-size="8pt" fo:language="it" fo:country="IT" fo:font-weight="bold" style:font-name-asian="Times New Roman" style:font-size-asian="8pt" style:font-weight-asian="bold" style:font-name-complex="Arial1" style:font-size-complex="8pt" style:language-complex="ar" style:country-complex="SA" style:font-weight-complex="bold" fo:hyphenate="true" fo:hyphenation-remain-char-count="2" fo:hyphenation-push-char-count="2" loext:hyphenation-no-caps="false"/>
    </style:style>
    <style:style style:name="P194" style:family="paragraph" style:parent-style-name="Standard">
      <style:paragraph-properties fo:text-align="start" style:justify-single-word="false"/>
    </style:style>
    <style:style style:name="P195" style:family="paragraph" style:parent-style-name="Standard">
      <style:text-properties fo:language="it" fo:country="IT" style:language-complex="ar" style:country-complex="SA"/>
    </style:style>
    <style:style style:name="P196" style:family="paragraph" style:parent-style-name="Standard">
      <style:paragraph-properties fo:text-align="center" style:justify-single-word="false"/>
      <style:text-properties fo:language="it" fo:country="IT" style:language-complex="ar" style:country-complex="SA"/>
    </style:style>
    <style:style style:name="P197" style:family="paragraph" style:parent-style-name="Standard">
      <style:text-properties fo:language="it" fo:country="IT" style:language-complex="ar" style:country-complex="SA" style:font-style-complex="italic"/>
    </style:style>
    <style:style style:name="P198" style:family="paragraph" style:parent-style-name="Standard">
      <style:text-properties fo:language="it" fo:country="IT" style:language-complex="ar" style:country-complex="SA" style:font-weight-complex="bold"/>
    </style:style>
    <style:style style:name="P199" style:family="paragraph" style:parent-style-name="Standard">
      <style:text-properties fo:language="it" fo:country="IT" officeooo:paragraph-rsid="02bc4cbb" style:language-complex="ar" style:country-complex="SA"/>
    </style:style>
    <style:style style:name="P200" style:family="paragraph" style:parent-style-name="Standard">
      <style:text-properties fo:language="it" fo:country="IT" officeooo:paragraph-rsid="02bd69ba" style:language-complex="ar" style:country-complex="SA"/>
    </style:style>
    <style:style style:name="P201" style:family="paragraph" style:parent-style-name="Standard">
      <style:text-properties fo:language="it" fo:country="IT" officeooo:paragraph-rsid="02be091e" style:language-complex="ar" style:country-complex="SA"/>
    </style:style>
    <style:style style:name="P202" style:family="paragraph" style:parent-style-name="Standard">
      <style:text-properties fo:language="it" fo:country="IT" fo:font-weight="bold" style:font-weight-asian="bold" style:language-complex="ar" style:country-complex="SA" style:font-weight-complex="bold"/>
    </style:style>
    <style:style style:name="P203" style:family="paragraph" style:parent-style-name="Standard">
      <style:text-properties fo:language="it" fo:country="IT" fo:font-style="italic" style:font-style-asian="italic" style:language-complex="ar" style:country-complex="SA"/>
    </style:style>
    <style:style style:name="P204" style:family="paragraph" style:parent-style-name="Standard">
      <style:text-properties fo:language="it" fo:country="IT" fo:font-style="italic" style:font-style-asian="italic" style:language-complex="ar" style:country-complex="SA" style:font-style-complex="italic"/>
    </style:style>
    <style:style style:name="P205" style:family="paragraph" style:parent-style-name="Standard">
      <style:paragraph-properties fo:text-align="center" style:justify-single-word="false"/>
      <style:text-properties fo:language="it" fo:country="IT" fo:font-style="italic" style:font-style-asian="italic" style:language-complex="ar" style:country-complex="SA" style:font-style-complex="italic"/>
    </style:style>
    <style:style style:name="P206" style:family="paragraph" style:parent-style-name="Standard">
      <style:paragraph-properties fo:text-align="center" style:justify-single-word="false"/>
      <style:text-properties fo:language="it" fo:country="IT" fo:font-style="italic" style:font-style-asian="italic" style:language-complex="ar" style:country-complex="SA"/>
    </style:style>
    <style:style style:name="P207" style:family="paragraph" style:parent-style-name="Standard">
      <style:text-properties fo:language="it" fo:country="IT" style:font-name-complex="Arial2" style:language-complex="ar" style:country-complex="SA"/>
    </style:style>
    <style:style style:name="P208" style:family="paragraph" style:parent-style-name="Standard">
      <style:text-properties fo:language="it" fo:country="IT" style:font-size-complex="10pt" style:language-complex="ar" style:country-complex="SA"/>
    </style:style>
    <style:style style:name="P209" style:family="paragraph" style:parent-style-name="Standard">
      <style:text-properties fo:language="it" fo:country="IT" style:text-underline-style="solid" style:text-underline-width="auto" style:text-underline-color="font-color" fo:font-weight="bold" style:font-weight-asian="bold" style:language-complex="ar" style:country-complex="SA"/>
    </style:style>
    <style:style style:name="P210" style:family="paragraph" style:parent-style-name="Standard">
      <style:text-properties style:font-name="Arial1" style:font-name-complex="Arial1"/>
    </style:style>
    <style:style style:name="P211" style:family="paragraph" style:parent-style-name="Standard">
      <style:paragraph-properties fo:text-align="center" style:justify-single-word="false"/>
      <style:text-properties style:font-name="Arial1" fo:font-size="8pt" fo:language="de" fo:country="DE" fo:font-weight="bold" style:font-size-asian="8pt" style:font-weight-asian="bold" style:font-size-complex="8pt" style:language-complex="ar" style:country-complex="SA" style:font-weight-complex="bold"/>
    </style:style>
    <style:style style:name="P212" style:family="paragraph" style:parent-style-name="Standard">
      <style:paragraph-properties fo:text-align="end" style:justify-single-word="false"/>
      <style:text-properties fo:color="#000000" loext:opacity="1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213" style:family="paragraph" style:parent-style-name="Standard">
      <style:text-properties fo:color="#000000" loext:opacity="100%" style:text-outline="false" style:text-line-through-style="none" style:text-line-through-type="none" style:font-name="Arial1" fo:font-size="11pt" fo:language="de" fo:country="DE" fo:font-style="normal" fo:text-shadow="none" style:text-underline-style="none"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214" style:family="paragraph" style:parent-style-name="Standard">
      <style:text-properties fo:color="#000000" loext:opacity="100%" fo:font-size="10pt" fo:language="de" fo:country="DE" fo:font-weight="bold" style:letter-kerning="false" style:font-name-asian="Times New Roman" style:font-size-asian="10pt" style:language-asian="de" style:country-asian="DE" style:font-weight-asian="bold" style:font-name-complex="Arial2" style:font-size-complex="10pt" style:language-complex="ar" style:country-complex="SA" style:font-weight-complex="bold"/>
    </style:style>
    <style:style style:name="P215" style:family="paragraph" style:parent-style-name="Standard">
      <style:text-properties fo:color="#000000" loext:opacity="100%" fo:font-size="10pt" fo:language="it" fo:country="IT" fo:font-weight="bold" style:letter-kerning="false" style:font-name-asian="Times New Roman" style:font-size-asian="10pt" style:language-asian="de" style:country-asian="DE" style:font-weight-asian="bold" style:font-name-complex="Arial2" style:font-size-complex="10pt" style:language-complex="ar" style:country-complex="SA" style:font-weight-complex="bold"/>
    </style:style>
    <style:style style:name="P216" style:family="paragraph" style:parent-style-name="Standard">
      <style:text-properties style:use-window-font-color="true" loext:opacity="0%" style:font-name="Arial" fo:font-size="11pt" fo:language="de" fo:country="DE" style:font-name-asian="Times New Roman" style:font-size-asian="12pt" style:font-name-complex="Times New Roman" style:font-size-complex="12pt" style:language-complex="ar" style:country-complex="SA"/>
    </style:style>
    <style:style style:name="P217" style:family="paragraph" style:parent-style-name="Standard">
      <style:text-properties style:use-window-font-color="true" loext:opacity="0%" style:font-name="Arial" fo:font-size="11pt" fo:language="de" fo:country="DE" style:font-name-asian="Times New Roman" style:font-name-complex="Times New Roman" style:language-complex="ar" style:country-complex="SA"/>
    </style:style>
    <style:style style:name="P218" style:family="paragraph" style:parent-style-name="Standard">
      <style:text-properties style:use-window-font-color="true" loext:opacity="0%" style:font-name="Arial" fo:font-size="11pt" fo:language="de" fo:country="DE"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19" style:family="paragraph" style:parent-style-name="Standard">
      <style:text-properties style:use-window-font-color="true" loext:opacity="0%" style:font-name="Arial" fo:font-size="11pt" fo:language="it" fo:country="IT" style:font-name-asian="Times New Roman" style:font-size-asian="12pt" style:font-name-complex="Times New Roman" style:font-size-complex="12pt" style:language-complex="ar" style:country-complex="SA"/>
    </style:style>
    <style:style style:name="P220" style:family="paragraph" style:parent-style-name="Standard">
      <style:text-properties style:use-window-font-color="true" loext:opacity="0%" style:font-name="Arial" fo:font-size="11pt" fo:language="it" fo:country="IT" style:font-name-asian="Times New Roman" style:font-name-complex="Times New Roman" style:language-complex="ar" style:country-complex="SA"/>
    </style:style>
    <style:style style:name="P221" style:family="paragraph" style:parent-style-name="Standard">
      <style:text-properties style:use-window-font-color="true" loext:opacity="0%" style:font-name="Arial" fo:font-size="11pt" fo:language="it" fo:country="IT" fo:font-style="italic" style:font-name-asian="Times New Roman" style:font-style-asian="italic" style:font-name-complex="Times New Roman" style:language-complex="ar" style:country-complex="SA"/>
    </style:style>
    <style:style style:name="P222" style:family="paragraph" style:parent-style-name="Standard">
      <style:text-properties style:use-window-font-color="true" loext:opacity="0%" style:font-name="Arial" fo:font-size="11pt"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23" style:family="paragraph" style:parent-style-name="Standard">
      <style:paragraph-properties fo:text-align="center" style:justify-single-word="false"/>
      <style:text-properties style:use-window-font-color="true" loext:opacity="0%" style:font-name="Arial1" fo:font-size="8pt" fo:language="de" fo:country="DE" fo:font-weight="bold" style:font-name-asian="Times New Roman" style:font-size-asian="8pt" style:font-weight-asian="bold" style:font-name-complex="Times New Roman" style:font-size-complex="8pt" style:language-complex="ar" style:country-complex="SA" style:font-weight-complex="bold"/>
    </style:style>
    <style:style style:name="P224" style:family="paragraph" style:parent-style-name="Standard">
      <style:text-properties fo:font-size="8pt" fo:language="de" fo:country="DE" style:font-size-asian="8pt" style:font-size-complex="8pt" style:language-complex="ar" style:country-complex="SA"/>
    </style:style>
    <style:style style:name="P225" style:family="paragraph" style:parent-style-name="Standard">
      <style:text-properties fo:font-size="8pt" fo:language="it" fo:country="IT" style:font-size-asian="8pt" style:font-size-complex="8pt" style:language-complex="ar" style:country-complex="SA"/>
    </style:style>
    <style:style style:name="P226" style:family="paragraph" style:parent-style-name="Standard">
      <style:text-properties fo:language="de" fo:country="DE"/>
    </style:style>
    <style:style style:name="P227" style:family="paragraph" style:parent-style-name="Standard">
      <style:text-properties fo:language="de" fo:country="DE" style:language-complex="ar" style:country-complex="SA"/>
    </style:style>
    <style:style style:name="P228" style:family="paragraph" style:parent-style-name="Standard">
      <style:paragraph-properties fo:text-align="center" style:justify-single-word="false"/>
      <style:text-properties fo:language="de" fo:country="DE" style:language-complex="ar" style:country-complex="SA"/>
    </style:style>
    <style:style style:name="P229" style:family="paragraph" style:parent-style-name="Standard">
      <style:text-properties fo:language="de" fo:country="DE" style:language-complex="ar" style:country-complex="SA" style:font-style-complex="italic"/>
    </style:style>
    <style:style style:name="P230" style:family="paragraph" style:parent-style-name="Standard">
      <style:text-properties fo:language="de" fo:country="DE" style:language-complex="ar" style:country-complex="SA" style:font-weight-complex="bold"/>
    </style:style>
    <style:style style:name="P231" style:family="paragraph" style:parent-style-name="Standard">
      <style:text-properties fo:language="de" fo:country="DE" officeooo:paragraph-rsid="02be091e" style:language-complex="ar" style:country-complex="SA"/>
    </style:style>
    <style:style style:name="P232" style:family="paragraph" style:parent-style-name="Standard">
      <style:text-properties fo:language="de" fo:country="DE" style:text-underline-style="solid" style:text-underline-width="auto" style:text-underline-color="font-color" fo:font-weight="bold" style:font-weight-asian="bold" style:language-complex="ar" style:country-complex="SA"/>
    </style:style>
    <style:style style:name="P233" style:family="paragraph" style:parent-style-name="Standard">
      <style:text-properties fo:language="de" fo:country="DE" style:text-underline-style="solid" style:text-underline-width="auto" style:text-underline-color="font-color" fo:font-weight="bold" style:font-weight-asian="bold" style:language-complex="ar" style:country-complex="SA" style:font-weight-complex="bold"/>
    </style:style>
    <style:style style:name="P234" style:family="paragraph" style:parent-style-name="Standard">
      <style:text-properties fo:language="de" fo:country="DE" fo:font-weight="bold" style:font-weight-asian="bold" style:language-complex="ar" style:country-complex="SA" style:font-weight-complex="bold"/>
    </style:style>
    <style:style style:name="P235" style:family="paragraph" style:parent-style-name="Standard">
      <style:text-properties fo:language="de" fo:country="DE" fo:font-style="italic" style:font-style-asian="italic" style:language-complex="ar" style:country-complex="SA"/>
    </style:style>
    <style:style style:name="P236" style:family="paragraph" style:parent-style-name="Standard">
      <style:text-properties fo:language="de" fo:country="DE" fo:font-style="italic" style:font-style-asian="italic" style:language-complex="ar" style:country-complex="SA" style:font-style-complex="italic"/>
    </style:style>
    <style:style style:name="P237" style:family="paragraph" style:parent-style-name="Standard">
      <style:paragraph-properties fo:text-align="center" style:justify-single-word="false"/>
      <style:text-properties fo:language="de" fo:country="DE" fo:font-style="italic" style:font-style-asian="italic" style:language-complex="ar" style:country-complex="SA" style:font-style-complex="italic"/>
    </style:style>
    <style:style style:name="P238" style:family="paragraph" style:parent-style-name="Standard">
      <style:paragraph-properties fo:text-align="center" style:justify-single-word="false"/>
      <style:text-properties fo:language="de" fo:country="DE" fo:font-style="italic" style:font-style-asian="italic" style:language-complex="ar" style:country-complex="SA"/>
    </style:style>
    <style:style style:name="P239" style:family="paragraph" style:parent-style-name="Standard">
      <style:text-properties fo:language="de" fo:country="DE" style:font-size-complex="10pt" style:language-complex="ar" style:country-complex="SA"/>
    </style:style>
    <style:style style:name="P240" style:family="paragraph" style:parent-style-name="Standard">
      <style:text-properties fo:language="de" fo:country="DE" style:font-name-complex="Arial2" style:language-complex="ar" style:country-complex="SA"/>
    </style:style>
    <style:style style:name="P241" style:family="paragraph" style:parent-style-name="Standard">
      <style:text-properties fo:font-size="16pt" fo:language="de" fo:country="DE" style:font-size-asian="16pt" style:font-size-complex="16pt" style:language-complex="ar" style:country-complex="SA"/>
    </style:style>
    <style:style style:name="P242" style:family="paragraph" style:parent-style-name="Standard">
      <style:text-properties style:text-underline-style="solid" style:text-underline-width="auto" style:text-underline-color="font-color" fo:font-weight="bold" style:font-weight-asian="bold" style:font-weight-complex="bold"/>
    </style:style>
    <style:style style:name="P243" style:family="paragraph" style:parent-style-name="Standard">
      <style:text-properties fo:background-color="#fff200"/>
    </style:style>
    <style:style style:name="P244" style:family="paragraph" style:parent-style-name="Standard">
      <style:text-properties fo:background-color="#fe7f00"/>
    </style:style>
    <style:style style:name="P245" style:family="paragraph" style:parent-style-name="Standard">
      <style:paragraph-properties fo:line-height="100%"/>
    </style:style>
    <style:style style:name="P246" style:family="paragraph" style:parent-style-name="Standard">
      <style:text-properties fo:font-size="7pt" style:font-size-asian="7pt" style:font-size-complex="7pt"/>
    </style:style>
    <style:style style:name="P247" style:family="paragraph" style:parent-style-name="Standard">
      <style:text-properties fo:background-color="#9999cc"/>
    </style:style>
    <style:style style:name="P248" style:family="paragraph" style:parent-style-name="Standard">
      <style:paragraph-properties fo:text-align="center" style:justify-single-word="false"/>
      <style:text-properties fo:font-style="italic" style:font-style-asian="italic"/>
    </style:style>
    <style:style style:name="P249" style:family="paragraph" style:parent-style-name="Standard">
      <style:paragraph-properties fo:hyphenation-ladder-count="no-limit"/>
      <style:text-properties fo:hyphenate="false" fo:hyphenation-remain-char-count="2" fo:hyphenation-push-char-count="2" loext:hyphenation-no-caps="false"/>
    </style:style>
    <style:style style:name="P250" style:family="paragraph" style:parent-style-name="Standard">
      <style:text-properties officeooo:paragraph-rsid="02bd69ba"/>
    </style:style>
    <style:style style:name="P251" style:family="paragraph" style:parent-style-name="Text_20_body">
      <style:text-properties fo:background-color="#fe7f00"/>
    </style:style>
    <style:style style:name="P252" style:family="paragraph" style:parent-style-name="Text_20_body">
      <style:text-properties fo:background-color="#9999cc"/>
    </style:style>
    <style:style style:name="P253" style:family="paragraph" style:parent-style-name="Text_20_body">
      <style:paragraph-properties fo:text-align="center" style:justify-single-word="false"/>
    </style:style>
    <style:style style:name="P254" style:family="paragraph" style:parent-style-name="Text_20_body">
      <style:paragraph-properties fo:text-align="center" style:justify-single-word="false"/>
      <style:text-properties style:font-name="Liberation Serif" fo:font-size="16pt" fo:letter-spacing="-0.018cm" fo:language="de" fo:country="DE" fo:font-weight="bold" officeooo:paragraph-rsid="023e7d54" style:letter-kerning="true" style:font-name-asian="Times New Roman" style:font-size-asian="16pt" style:font-weight-asian="bold" style:font-size-complex="16pt" style:language-complex="ar" style:country-complex="SA" style:font-weight-complex="bold"/>
    </style:style>
    <style:style style:name="P255" style:family="paragraph" style:parent-style-name="Text_20_body">
      <style:text-properties fo:background-color="#fff200"/>
    </style:style>
    <style:style style:name="P256" style:family="paragraph" style:parent-style-name="Standard1">
      <style:paragraph-properties fo:margin-left="0cm" fo:margin-right="0.247cm" fo:margin-top="0cm" fo:margin-bottom="0cm" style:contextual-spacing="false" fo:text-align="end" style:justify-single-word="false" fo:text-indent="0cm" style:auto-text-indent="false" style:writing-mode="lr-tb"/>
      <style:text-properties fo:font-size="8pt" fo:language="de" fo:country="DE" style:font-size-asian="8pt" style:font-size-complex="8pt"/>
    </style:style>
    <style:style style:name="P257" style:family="paragraph" style:parent-style-name="Standard1">
      <style:paragraph-properties fo:margin-left="0cm" fo:margin-right="0.247cm" fo:margin-top="0cm" fo:margin-bottom="0cm" style:contextual-spacing="false" fo:text-align="start" style:justify-single-word="false" fo:text-indent="0cm" style:auto-text-indent="false" style:writing-mode="lr-tb"/>
      <style:text-properties style:font-name="Arial2" fo:font-size="8pt" fo:language="de" fo:country="DE" style:letter-kerning="true" style:font-name-asian="SimSun" style:font-size-asian="8pt" style:language-asian="zh" style:country-asian="CN" style:font-name-complex="Times New Roman1" style:font-size-complex="8pt" style:language-complex="ar" style:country-complex="SA"/>
    </style:style>
    <style:style style:name="P258" style:family="paragraph" style:parent-style-name="Table_20_Contents">
      <style:paragraph-properties fo:margin-left="0cm" fo:margin-right="0.247cm" fo:margin-top="0cm" fo:margin-bottom="0cm" style:contextual-spacing="false" fo:text-align="center" style:justify-single-word="false" fo:text-indent="0cm" style:auto-text-indent="false" style:writing-mode="lr-tb">
        <style:tab-stops/>
      </style:paragraph-properties>
      <style:text-properties fo:color="#000000" loext:opacity="100%" style:text-outline="false" style:text-line-through-style="none" style:text-line-through-type="none" style:font-name="Arial1" fo:font-size="8pt" fo:language="de" fo:country="DE"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259" style:family="paragraph" style:parent-style-name="ÜberschriftUnterstrichen">
      <style:text-properties fo:language="it" fo:country="IT" style:language-complex="ar" style:country-complex="SA"/>
    </style:style>
    <style:style style:name="P260" style:family="paragraph" style:parent-style-name="ÜberschriftUnterstrichen">
      <style:text-properties fo:language="de" fo:country="DE" style:language-complex="ar" style:country-complex="SA"/>
    </style:style>
    <style:style style:name="P261" style:family="paragraph" style:parent-style-name="ÜberschriftUnterstrichen">
      <style:text-properties style:text-underline-style="solid" style:text-underline-width="auto" style:text-underline-color="font-color" fo:font-weight="bold" style:font-weight-asian="bold" style:font-weight-complex="bold"/>
    </style:style>
    <style:style style:name="P262" style:family="paragraph" style:parent-style-name="Title">
      <style:text-properties fo:language="it" fo:country="IT" style:language-complex="ar" style:country-complex="SA"/>
    </style:style>
    <style:style style:name="P263" style:family="paragraph" style:parent-style-name="Title">
      <style:paragraph-properties style:snap-to-layout-grid="false"/>
      <style:text-properties fo:language="it" fo:country="IT" fo:font-weight="normal" style:font-weight-asian="normal" style:language-complex="ar" style:country-complex="SA"/>
    </style:style>
    <style:style style:name="P264" style:family="paragraph" style:parent-style-name="Title">
      <style:text-properties fo:language="de" fo:country="DE" style:language-complex="ar" style:country-complex="SA"/>
    </style:style>
    <style:style style:name="P265" style:family="paragraph" style:parent-style-name="Title">
      <style:paragraph-properties fo:text-align="center" style:justify-single-word="false" fo:hyphenation-ladder-count="no-limit" style:snap-to-layout-grid="false"/>
      <style:text-properties fo:font-size="20pt" fo:language="de" fo:country="DE" fo:font-style="normal" style:font-size-asian="20pt" style:font-style-asian="normal" style:font-size-complex="26pt" style:language-complex="ar" style:country-complex="SA" fo:hyphenate="true" fo:hyphenation-remain-char-count="2" fo:hyphenation-push-char-count="2" loext:hyphenation-no-caps="false"/>
    </style:style>
    <style:style style:name="P266" style:family="paragraph" style:parent-style-name="Title">
      <style:paragraph-properties style:snap-to-layout-grid="false"/>
      <style:text-properties fo:font-size="20pt" fo:language="de" fo:country="DE" fo:font-style="normal" fo:font-weight="bold" style:font-size-asian="20pt" style:font-style-asian="normal" style:font-weight-asian="bold" style:font-name-complex="Arial1" style:language-complex="ar" style:country-complex="SA"/>
    </style:style>
    <style:style style:name="P267" style:family="paragraph" style:parent-style-name="Title">
      <style:paragraph-properties style:snap-to-layout-grid="false"/>
      <style:text-properties fo:font-size="20pt" fo:language="de" fo:country="DE" fo:font-style="normal" fo:font-weight="normal" style:font-size-asian="20pt" style:font-style-asian="normal" style:font-weight-asian="normal" style:font-name-complex="Arial1" style:language-complex="ar" style:country-complex="SA"/>
    </style:style>
    <style:style style:name="P268" style:family="paragraph" style:parent-style-name="Title">
      <style:paragraph-properties fo:text-align="center" style:justify-single-word="false" style:snap-to-layout-grid="false">
        <style:tab-stops>
          <style:tab-stop style:position="1.64cm"/>
        </style:tab-stops>
      </style:paragraph-properties>
      <style:text-properties fo:font-size="20pt" fo:language="it" fo:country="IT" fo:font-style="normal" style:font-size-asian="20pt" style:font-style-asian="normal" style:font-size-complex="26pt" style:language-complex="ar" style:country-complex="SA"/>
    </style:style>
    <style:style style:name="P269" style:family="paragraph" style:parent-style-name="Title">
      <style:paragraph-properties style:snap-to-layout-grid="false"/>
      <style:text-properties fo:font-size="20pt" fo:language="it" fo:country="IT" fo:font-style="normal" style:font-size-asian="20pt" style:font-style-asian="normal" style:language-complex="ar" style:country-complex="SA"/>
    </style:style>
    <style:style style:name="P270" style:family="paragraph" style:parent-style-name="Title">
      <style:paragraph-properties style:snap-to-layout-grid="false"/>
      <style:text-properties fo:font-size="14pt" fo:language="de" fo:country="DE" fo:font-style="normal" fo:font-weight="bold" style:font-size-asian="14pt" style:font-style-asian="normal" style:font-weight-asian="bold" style:font-name-complex="Arial1" style:language-complex="ar" style:country-complex="SA"/>
    </style:style>
    <style:style style:name="P271" style:family="paragraph" style:parent-style-name="Title">
      <style:paragraph-properties style:snap-to-layout-grid="false"/>
      <style:text-properties fo:font-size="14pt" fo:language="it" fo:country="IT" fo:font-style="normal" style:font-size-asian="14pt" style:font-style-asian="normal" style:language-complex="ar" style:country-complex="SA"/>
    </style:style>
    <style:style style:name="P272" style:family="paragraph" style:parent-style-name="standardfett">
      <style:text-properties fo:language="it" fo:country="IT" style:language-complex="ar" style:country-complex="SA"/>
    </style:style>
    <style:style style:name="P273" style:family="paragraph" style:parent-style-name="standardfett">
      <style:text-properties fo:language="de" fo:country="DE" style:language-complex="ar" style:country-complex="SA"/>
    </style:style>
    <style:style style:name="P274" style:family="paragraph" style:parent-style-name="Standard1">
      <style:paragraph-properties fo:margin-left="0cm" fo:margin-right="0.101cm" style:line-height-at-least="0.041cm" fo:text-indent="0cm" style:auto-text-indent="false" style:writing-mode="lr-tb"/>
      <style:text-properties fo:language="it" fo:country="IT" style:language-complex="ar" style:country-complex="SA"/>
    </style:style>
    <style:style style:name="P275" style:family="paragraph" style:parent-style-name="Standard1">
      <style:paragraph-properties fo:margin-left="0cm" fo:margin-right="0.101cm" fo:margin-top="0.212cm" fo:margin-bottom="0cm" style:contextual-spacing="false" style:line-height-at-least="0.041cm" fo:text-indent="0cm" style:auto-text-indent="false" style:writing-mode="lr-tb"/>
      <style:text-properties fo:language="it" fo:country="IT" style:language-complex="ar" style:country-complex="SA"/>
    </style:style>
    <style:style style:name="P276" style:family="paragraph" style:parent-style-name="Standard1">
      <style:paragraph-properties fo:margin-left="0cm" fo:margin-right="0.101cm" fo:margin-top="0cm" fo:margin-bottom="0cm" style:contextual-spacing="false" style:line-height-at-least="0.041cm" fo:text-indent="0cm" style:auto-text-indent="false" style:writing-mode="lr-tb"/>
      <style:text-properties style:use-window-font-color="true" loext:opacity="0%" style:font-name="Arial" fo:font-size="11pt" fo:language="de" fo:country="DE" fo:font-style="italic" style:font-name-asian="Times New Roman" style:font-style-asian="italic" style:font-name-complex="Times New Roman" style:language-complex="ar" style:country-complex="SA"/>
    </style:style>
    <style:style style:name="P277" style:family="paragraph" style:parent-style-name="Table_20_Contents">
      <style:paragraph-properties fo:text-align="end" style:justify-single-word="false"/>
      <style:text-properties style:font-name="Arial1" fo:font-size="7pt" fo:font-weight="bold" officeooo:paragraph-rsid="026ffa56" style:font-size-asian="7pt" style:font-weight-asian="bold" style:font-size-complex="7pt" style:font-weight-complex="bold"/>
    </style:style>
    <style:style style:name="P278" style:family="paragraph" style:parent-style-name="Table_20_Contents">
      <style:text-properties style:font-name="Arial1" fo:font-size="8pt" fo:language="de" fo:country="DE" fo:font-weight="bold" style:font-size-asian="8pt" style:font-weight-asian="bold" style:font-size-complex="8pt" style:language-complex="ar" style:country-complex="SA" style:font-weight-complex="bold"/>
    </style:style>
    <style:style style:name="P279" style:family="paragraph" style:parent-style-name="Table_20_Contents">
      <style:paragraph-properties fo:text-align="center" style:justify-single-word="false"/>
      <style:text-properties style:font-name="Arial1" fo:font-size="8pt" fo:language="de" fo:country="DE" fo:font-weight="bold" style:font-size-asian="8pt" style:font-weight-asian="bold" style:font-size-complex="8pt" style:language-complex="ar" style:country-complex="SA" style:font-weight-complex="bold"/>
    </style:style>
    <style:style style:name="P280" style:family="paragraph" style:parent-style-name="Table_20_Contents">
      <style:text-properties style:font-name="Arial1" fo:font-size="8pt" fo:language="de" fo:country="DE" style:font-size-asian="8pt" style:font-size-complex="8pt" style:language-complex="ar" style:country-complex="SA"/>
    </style:style>
    <style:style style:name="P281" style:family="paragraph" style:parent-style-name="Table_20_Contents">
      <style:text-properties style:font-name="Arial1" fo:font-size="8pt" fo:language="de" fo:country="DE" fo:font-weight="normal" style:font-size-asian="8pt" style:font-weight-asian="normal" style:font-size-complex="8pt" style:language-complex="ar" style:country-complex="SA" style:font-weight-complex="normal"/>
    </style:style>
    <style:style style:name="P282" style:family="paragraph" style:parent-style-name="Table_20_Contents">
      <style:text-properties style:font-name="Arial1" fo:font-size="8pt" fo:language="de" fo:country="DE" fo:font-weight="normal" officeooo:paragraph-rsid="02a394e5" style:font-size-asian="8pt" style:font-weight-asian="normal" style:font-size-complex="8pt" style:language-complex="ar" style:country-complex="SA" style:font-weight-complex="normal"/>
    </style:style>
    <style:style style:name="P283" style:family="paragraph" style:parent-style-name="Table_20_Contents">
      <style:text-properties style:font-name="Arial1" fo:font-size="8pt" fo:font-weight="bold" style:font-size-asian="8pt" style:font-weight-asian="bold" style:font-size-complex="8pt" style:font-weight-complex="bold"/>
    </style:style>
    <style:style style:name="P284" style:family="paragraph" style:parent-style-name="Table_20_Contents">
      <style:paragraph-properties fo:text-align="center" style:justify-single-word="false"/>
      <style:text-properties style:font-name="Arial1" fo:font-size="8pt" fo:font-weight="bold" style:font-size-asian="8pt" style:font-weight-asian="bold" style:font-size-complex="8pt" style:font-weight-complex="bold"/>
    </style:style>
    <style:style style:name="P285" style:family="paragraph" style:parent-style-name="Table_20_Contents">
      <style:paragraph-properties fo:text-align="center" style:justify-single-word="false"/>
      <style:text-properties style:font-name="Arial1" fo:font-size="8pt" fo:font-weight="bold" officeooo:paragraph-rsid="029994ce" style:font-size-asian="8pt" style:font-weight-asian="bold" style:font-size-complex="8pt" style:font-weight-complex="bold"/>
    </style:style>
    <style:style style:name="P286" style:family="paragraph" style:parent-style-name="Table_20_Contents">
      <style:paragraph-properties fo:text-align="center" style:justify-single-word="false" fo:hyphenation-ladder-count="no-limit"/>
      <style:text-properties style:font-name="Arial1" fo:font-size="8pt" fo:font-weight="bold" officeooo:paragraph-rsid="02b3f417" style:font-size-asian="8pt" style:font-weight-asian="bold" style:font-size-complex="8pt" style:font-weight-complex="bold" fo:hyphenate="false" fo:hyphenation-remain-char-count="2" fo:hyphenation-push-char-count="2" loext:hyphenation-no-caps="false"/>
    </style:style>
    <style:style style:name="P287" style:family="paragraph" style:parent-style-name="Table_20_Contents">
      <style:paragraph-properties fo:text-align="end" style:justify-single-word="false"/>
      <style:text-properties style:font-name="Arial1" fo:font-size="8pt" fo:font-weight="bold" style:font-size-asian="8pt" style:font-weight-asian="bold" style:font-size-complex="8pt" style:font-weight-complex="bold"/>
    </style:style>
    <style:style style:name="P288" style:family="paragraph" style:parent-style-name="Table_20_Contents">
      <style:paragraph-properties fo:text-align="end" style:justify-single-word="false"/>
      <style:text-properties style:font-name="Arial1" fo:font-size="8pt" fo:font-weight="bold" officeooo:paragraph-rsid="026ffa56" style:font-size-asian="8pt" style:font-weight-asian="bold" style:font-size-complex="8pt" style:font-weight-complex="bold"/>
    </style:style>
    <style:style style:name="P289" style:family="paragraph" style:parent-style-name="Table_20_Contents">
      <style:paragraph-properties fo:text-align="end" style:justify-single-word="false"/>
      <style:text-properties style:font-name="Arial1" fo:font-size="8pt" fo:font-weight="bold" officeooo:paragraph-rsid="02a07f27" style:font-size-asian="8pt" style:font-weight-asian="bold" style:font-size-complex="8pt" style:font-weight-complex="bold"/>
    </style:style>
    <style:style style:name="P290" style:family="paragraph" style:parent-style-name="Table_20_Contents">
      <style:paragraph-properties fo:text-align="end" style:justify-single-word="false"/>
      <style:text-properties style:font-name="Arial1" fo:font-size="8pt" fo:font-weight="bold" officeooo:paragraph-rsid="02a9e450" style:font-size-asian="8pt" style:font-weight-asian="bold" style:font-size-complex="8pt" style:font-weight-complex="bold"/>
    </style:style>
    <style:style style:name="P291" style:family="paragraph" style:parent-style-name="Table_20_Contents">
      <style:text-properties style:font-name="Arial1" fo:font-size="8pt" fo:font-weight="bold" officeooo:paragraph-rsid="026d799b" style:font-size-asian="8pt" style:font-weight-asian="bold" style:font-size-complex="8pt" style:font-weight-complex="bold"/>
    </style:style>
    <style:style style:name="P292" style:family="paragraph" style:parent-style-name="Table_20_Contents">
      <style:paragraph-properties fo:text-align="end" style:justify-single-word="false"/>
      <style:text-properties style:font-name="Arial1" fo:font-size="8pt" fo:font-weight="bold" officeooo:rsid="0270d784" officeooo:paragraph-rsid="0270d784" style:font-size-asian="8pt" style:font-weight-asian="bold" style:font-size-complex="8pt" style:font-weight-complex="bold"/>
    </style:style>
    <style:style style:name="P293" style:family="paragraph" style:parent-style-name="Table_20_Contents">
      <style:text-properties style:font-name="Arial1" fo:font-size="8pt" style:font-size-asian="8pt" style:font-size-complex="8pt"/>
    </style:style>
    <style:style style:name="P294" style:family="paragraph" style:parent-style-name="Table_20_Contents">
      <style:paragraph-properties fo:text-align="end" style:justify-single-word="false"/>
      <style:text-properties style:font-name="Arial1" fo:font-size="8pt" style:font-size-asian="8pt" style:font-size-complex="8pt"/>
    </style:style>
    <style:style style:name="P295" style:family="paragraph" style:parent-style-name="Table_20_Contents">
      <style:paragraph-properties fo:text-align="end" style:justify-single-word="false"/>
      <style:text-properties style:font-name="Arial1" fo:font-size="8pt" officeooo:paragraph-rsid="02661c82" style:font-size-asian="8pt" style:font-size-complex="8pt"/>
    </style:style>
    <style:style style:name="P296" style:family="paragraph" style:parent-style-name="Table_20_Contents">
      <style:paragraph-properties fo:text-align="end" style:justify-single-word="false"/>
      <style:text-properties style:font-name="Arial1" fo:font-size="8pt" officeooo:paragraph-rsid="026593cd" style:font-size-asian="8pt" style:font-size-complex="8pt"/>
    </style:style>
    <style:style style:name="P297" style:family="paragraph" style:parent-style-name="Table_20_Contents">
      <style:paragraph-properties fo:text-align="end" style:justify-single-word="false"/>
      <style:text-properties style:font-name="Arial1" fo:font-size="8pt" officeooo:paragraph-rsid="026435dd" style:font-size-asian="8pt" style:font-size-complex="8pt"/>
    </style:style>
    <style:style style:name="P298" style:family="paragraph" style:parent-style-name="Table_20_Contents">
      <style:text-properties style:font-name="Arial1" fo:font-size="8pt" fo:font-weight="normal" style:font-size-asian="8pt" style:font-weight-asian="normal" style:font-size-complex="8pt" style:font-weight-complex="normal"/>
    </style:style>
    <style:style style:name="P299" style:family="paragraph" style:parent-style-name="Table_20_Contents">
      <style:paragraph-properties fo:text-align="end" style:justify-single-word="false"/>
      <style:text-properties style:font-name="Arial1" fo:font-size="8pt" fo:font-weight="normal" style:font-size-asian="8pt" style:font-weight-asian="normal" style:font-size-complex="8pt" style:font-weight-complex="normal"/>
    </style:style>
    <style:style style:name="P300" style:family="paragraph" style:parent-style-name="Table_20_Contents">
      <style:paragraph-properties fo:text-align="end" style:justify-single-word="false"/>
      <style:text-properties style:font-name="Arial1" fo:font-size="8pt" fo:font-weight="normal" officeooo:paragraph-rsid="022b981b" style:font-size-asian="8pt" style:font-weight-asian="normal" style:font-size-complex="8pt" style:font-weight-complex="normal"/>
    </style:style>
    <style:style style:name="P301" style:family="paragraph" style:parent-style-name="Table_20_Contents">
      <style:paragraph-properties fo:text-align="end" style:justify-single-word="false"/>
      <style:text-properties style:font-name="Arial1" fo:font-size="8pt" fo:font-weight="normal" officeooo:paragraph-rsid="022bb8ad" style:font-size-asian="8pt" style:font-weight-asian="normal" style:font-size-complex="8pt" style:font-weight-complex="normal"/>
    </style:style>
    <style:style style:name="P302" style:family="paragraph" style:parent-style-name="Table_20_Contents">
      <style:paragraph-properties fo:text-align="end" style:justify-single-word="false"/>
      <style:text-properties style:font-name="Arial1" fo:font-size="8pt" fo:font-weight="normal" officeooo:paragraph-rsid="02a394e5" style:font-size-asian="8pt" style:font-weight-asian="normal" style:font-size-complex="8pt" style:font-weight-complex="normal"/>
    </style:style>
    <style:style style:name="P303" style:family="paragraph" style:parent-style-name="Table_20_Contents">
      <style:paragraph-properties fo:text-align="end" style:justify-single-word="false"/>
      <style:text-properties style:font-name="Arial1" fo:font-size="8pt" fo:font-weight="normal" officeooo:paragraph-rsid="02661c82" style:font-size-asian="8pt" style:font-weight-asian="normal" style:font-size-complex="8pt" style:font-weight-complex="normal"/>
    </style:style>
    <style:style style:name="P304" style:family="paragraph" style:parent-style-name="Table_20_Contents">
      <style:paragraph-properties fo:text-align="end" style:justify-single-word="false"/>
      <style:text-properties style:font-name="Arial1" fo:font-size="8pt" fo:font-weight="normal" officeooo:rsid="02598da4" officeooo:paragraph-rsid="02598da4" style:font-size-asian="8pt" style:font-weight-asian="normal" style:font-size-complex="8pt" style:font-weight-complex="normal"/>
    </style:style>
    <style:style style:name="P305" style:family="paragraph" style:parent-style-name="Table_20_Contents">
      <style:text-properties style:font-name="Arial1" fo:font-size="8pt" fo:language="it" fo:country="IT" fo:font-weight="bold" style:font-size-asian="8pt" style:font-weight-asian="bold" style:font-size-complex="8pt" style:language-complex="ar" style:country-complex="SA" style:font-weight-complex="bold"/>
    </style:style>
    <style:style style:name="P306" style:family="paragraph" style:parent-style-name="Table_20_Contents">
      <style:paragraph-properties fo:text-align="center" style:justify-single-word="false"/>
      <style:text-properties style:font-name="Arial1" fo:font-size="8pt" fo:language="it" fo:country="IT" fo:font-weight="bold" style:font-size-asian="8pt" style:font-weight-asian="bold" style:font-size-complex="8pt" style:language-complex="ar" style:country-complex="SA" style:font-weight-complex="bold"/>
    </style:style>
    <style:style style:name="P307" style:family="paragraph" style:parent-style-name="Table_20_Contents">
      <style:paragraph-properties fo:text-align="end" style:justify-single-word="false"/>
      <style:text-properties style:font-name="Arial1" fo:font-size="8pt" style:text-underline-style="none" officeooo:paragraph-rsid="0269e5f9" style:font-size-asian="8pt" style:font-size-complex="8pt"/>
    </style:style>
    <style:style style:name="P308" style:family="paragraph" style:parent-style-name="Table_20_Contents">
      <style:paragraph-properties fo:text-align="end" style:justify-single-word="false"/>
      <style:text-properties style:font-name="Arial1" fo:font-size="8pt" style:text-underline-style="none" officeooo:paragraph-rsid="02664ca9" style:font-size-asian="8pt" style:font-size-complex="8pt"/>
    </style:style>
    <style:style style:name="P309" style:family="paragraph" style:parent-style-name="Table_20_Contents">
      <style:text-properties style:font-name="Arial1" fo:font-size="9pt" fo:language="de" fo:country="DE" fo:font-weight="bold" style:font-size-asian="9pt" style:font-weight-asian="bold" style:font-size-complex="9pt" style:language-complex="ar" style:country-complex="SA" style:font-weight-complex="bold"/>
    </style:style>
    <style:style style:name="P310" style:family="paragraph" style:parent-style-name="Table_20_Contents">
      <style:paragraph-properties fo:text-align="center" style:justify-single-word="false"/>
      <style:text-properties style:font-name="Arial1" fo:font-size="9pt" fo:language="de" fo:country="DE" fo:font-weight="bold" style:font-size-asian="9pt" style:font-weight-asian="bold" style:font-size-complex="9pt" style:language-complex="ar" style:country-complex="SA" style:font-weight-complex="bold"/>
    </style:style>
    <style:style style:name="P311" style:family="paragraph" style:parent-style-name="Table_20_Contents">
      <style:paragraph-properties fo:text-align="center" style:justify-single-word="false" fo:hyphenation-ladder-count="no-limit"/>
      <style:text-properties style:font-name="Arial1" fo:font-size="9pt" fo:language="de" fo:country="DE" fo:font-weight="bold" style:font-size-asian="9pt" style:font-weight-asian="bold" style:font-size-complex="9pt" style:language-complex="ar" style:country-complex="SA" style:font-weight-complex="bold" fo:hyphenate="false" fo:hyphenation-remain-char-count="2" fo:hyphenation-push-char-count="2" loext:hyphenation-no-caps="false"/>
    </style:style>
    <style:style style:name="P312" style:family="paragraph" style:parent-style-name="Table_20_Contents">
      <style:text-properties style:font-name="Arial1" fo:font-size="9pt" fo:language="de" fo:country="DE" fo:font-weight="normal" style:font-size-asian="9pt" style:font-weight-asian="normal" style:font-size-complex="9pt" style:language-complex="ar" style:country-complex="SA" style:font-weight-complex="normal"/>
    </style:style>
    <style:style style:name="P313" style:family="paragraph" style:parent-style-name="Table_20_Contents">
      <style:text-properties style:font-name="Arial1" fo:font-size="9pt" fo:font-weight="bold" style:font-size-asian="9pt" style:font-weight-asian="bold" style:font-size-complex="9pt" style:font-weight-complex="bold"/>
    </style:style>
    <style:style style:name="P314" style:family="paragraph" style:parent-style-name="Table_20_Contents">
      <style:paragraph-properties fo:text-align="center" style:justify-single-word="false"/>
      <style:text-properties style:font-name="Arial1" fo:font-size="9pt" fo:font-weight="bold" style:font-size-asian="9pt" style:font-weight-asian="bold" style:font-size-complex="9pt" style:font-weight-complex="bold"/>
    </style:style>
    <style:style style:name="P315" style:family="paragraph" style:parent-style-name="Table_20_Contents">
      <style:paragraph-properties fo:text-align="center" style:justify-single-word="false" fo:hyphenation-ladder-count="no-limit"/>
      <style:text-properties style:font-name="Arial1" fo:font-size="9pt" fo:font-weight="bold" style:font-size-asian="9pt" style:font-weight-asian="bold" style:font-size-complex="9pt" style:font-weight-complex="bold" fo:hyphenate="false" fo:hyphenation-remain-char-count="2" fo:hyphenation-push-char-count="2" loext:hyphenation-no-caps="false"/>
    </style:style>
    <style:style style:name="P316" style:family="paragraph" style:parent-style-name="Table_20_Contents">
      <style:text-properties style:font-name="Arial1" fo:font-size="9pt" style:font-size-asian="9pt" style:font-size-complex="9pt"/>
    </style:style>
    <style:style style:name="P317" style:family="paragraph" style:parent-style-name="Table_20_Contents">
      <style:paragraph-properties fo:text-align="end" style:justify-single-word="false"/>
      <style:text-properties style:font-name="Arial1" fo:font-size="9pt" style:font-size-asian="9pt" style:font-size-complex="9pt"/>
    </style:style>
    <style:style style:name="P318" style:family="paragraph" style:parent-style-name="Table_20_Contents">
      <style:text-properties style:font-name="Arial1" fo:font-size="9pt" fo:font-weight="normal" style:font-size-asian="9pt" style:font-weight-asian="normal" style:font-size-complex="9pt" style:font-weight-complex="normal"/>
    </style:style>
    <style:style style:name="P319" style:family="paragraph" style:parent-style-name="Table_20_Contents">
      <style:paragraph-properties fo:text-align="end" style:justify-single-word="false"/>
      <style:text-properties style:font-name="Arial1" fo:font-size="9pt" fo:font-weight="normal" style:font-size-asian="9pt" style:font-weight-asian="normal" style:font-size-complex="9pt" style:font-weight-complex="normal"/>
    </style:style>
    <style:style style:name="P320" style:family="paragraph" style:parent-style-name="Table_20_Contents">
      <style:text-properties style:font-name="Arial1" fo:font-size="10pt" fo:language="de" fo:country="DE" fo:font-weight="normal" style:font-size-asian="10pt" style:font-weight-asian="normal" style:font-size-complex="10pt" style:language-complex="ar" style:country-complex="SA" style:font-weight-complex="normal"/>
    </style:style>
    <style:style style:name="P321"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9pt" fo:language="de" fo:country="DE" fo:font-style="normal" fo:text-shadow="none" style:text-underline-style="none" fo:font-weight="normal" style:font-size-asian="9pt" style:font-style-asian="normal" style:font-weight-asian="normal" style:font-size-complex="9pt" style:language-complex="ar" style:country-complex="SA"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9pt" fo:language="de" fo:country="DE" fo:font-style="normal" fo:text-shadow="none" style:text-underline-style="none" fo:font-weight="bold" style:font-size-asian="9pt" style:font-style-asian="normal" style:font-weight-asian="bold" style:font-size-complex="9pt" style:language-complex="ar" style:country-complex="SA" style:font-style-complex="normal" style:font-weight-complex="bold" style:text-overline-style="none" style:text-overline-color="font-color"/>
    </style:style>
    <style:style style:name="P327" style:family="paragraph" style:parent-style-name="Table_20_Contents">
      <style:text-properties fo:color="#000000" loext:opacity="100%" style:text-outline="false" style:text-line-through-style="none" style:text-line-through-type="none" style:font-name="Arial1" fo:font-size="11pt" fo:language="it" fo:country="IT" fo:font-style="normal" fo:text-shadow="none" style:text-underline-style="none"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bold" style:font-size-asian="8pt" style:font-style-asian="normal" style:font-weight-asian="bold" style:font-size-complex="8pt" style:language-complex="ar" style:country-complex="SA"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text-overline-style="none" style:text-overline-color="font-color"/>
    </style:style>
    <style:style style:name="P3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style:font-size-asian="8pt" style:font-style-asian="normal" style:font-weight-asian="normal" style:font-size-complex="8pt" style:language-complex="ar" style:country-complex="SA"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officeooo:paragraph-rsid="02027d68" style:font-size-asian="8pt" style:font-style-asian="normal" style:font-weight-asian="normal" style:font-size-complex="8pt" style:language-complex="ar" style:country-complex="SA"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officeooo:paragraph-rsid="0252eaee"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36"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officeooo:rsid="025509cc" officeooo:paragraph-rsid="025509cc"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37"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officeooo:paragraph-rsid="02598da4"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38"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officeooo:paragraph-rsid="02a394e5"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39"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language="de" fo:country="DE" fo:font-style="normal" fo:text-shadow="none" style:text-underline-style="none" fo:font-weight="normal" officeooo:paragraph-rsid="02664ca9"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41"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4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8pt" fo:font-style="normal" fo:text-shadow="none" style:text-underline-style="none" fo:font-weight="bold" officeooo:paragraph-rsid="0283581b" style:font-size-asian="8pt" style:font-style-asian="normal" style:font-weight-asian="bold" style:font-size-complex="8pt"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45"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it" fo:country="IT" fo:font-style="normal" fo:text-shadow="none" style:text-underline-style="none" fo:font-weight="normal" style:font-name-asian="Times New Roman" style:font-size-asian="8pt" style:font-style-asian="normal" style:font-weight-asian="normal" style:font-name-complex="Times New Roman" style:font-size-complex="8pt" style:language-complex="ar" style:country-complex="SA"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8pt" fo:language="zxx" fo:country="none" fo:font-style="normal" fo:text-shadow="none" style:text-underline-style="none" fo:font-weight="normal" officeooo:paragraph-rsid="0252f74c" style:font-name-asian="Times New Roman" style:font-size-asian="8pt" style:language-asian="zxx" style:country-asian="none" style:font-style-asian="normal" style:font-weight-asian="normal" style:font-name-complex="Times New Roman" style:font-size-complex="8pt" style:language-complex="zxx" style:country-complex="none" style:font-style-complex="normal" style:font-weight-complex="normal" style:text-overline-style="none" style:text-overline-color="font-color"/>
    </style:style>
    <style:style style:name="P348" style:family="paragraph" style:parent-style-name="Table_20_Contents">
      <style:text-properties style:use-window-font-color="true" loext:opacity="0%" style:font-name="Arial" fo:font-size="11pt" fo:language="it" fo:country="IT" style:font-name-asian="Times New Roman" style:font-name-complex="Times New Roman" style:language-complex="ar" style:country-complex="SA"/>
    </style:style>
    <style:style style:name="P349" style:family="paragraph" style:parent-style-name="Table_20_Contents">
      <style:paragraph-properties fo:text-align="center" style:justify-single-word="false"/>
      <style:text-properties style:use-window-font-color="true" loext:opacity="0%" style:font-name="Arial" fo:font-size="11pt" fo:language="it" fo:country="IT" fo:font-style="italic" style:font-name-asian="Times New Roman" style:font-style-asian="italic" style:font-name-complex="Times New Roman" style:language-complex="ar" style:country-complex="SA" style:font-style-complex="italic"/>
    </style:style>
    <style:style style:name="P350" style:family="paragraph" style:parent-style-name="Table_20_Contents">
      <style:text-properties style:use-window-font-color="true" loext:opacity="0%" style:font-name="Arial" fo:font-size="11pt" style:font-name-asian="Times New Roman" style:font-size-asian="12pt" style:font-name-complex="Times New Roman" style:font-size-complex="12pt" style:language-complex="ar" style:country-complex="SA"/>
    </style:style>
    <style:style style:name="P351" style:family="paragraph" style:parent-style-name="Table_20_Contents">
      <style:paragraph-properties fo:text-align="center" style:justify-single-word="false" fo:hyphenation-ladder-count="no-limit"/>
      <style:text-properties style:use-window-font-color="true" loext:opacity="0%" style:font-name="Arial" fo:font-size="9pt" fo:language="de" fo:country="DE" fo:font-weight="bold" style:font-name-asian="Times New Roman" style:font-size-asian="9pt" style:font-weight-asian="bold" style:font-name-complex="Times New Roman" style:font-size-complex="9pt" style:language-complex="ar" style:country-complex="SA" style:font-weight-complex="bold" fo:hyphenate="false" fo:hyphenation-remain-char-count="2" fo:hyphenation-push-char-count="2" loext:hyphenation-no-caps="false"/>
    </style:style>
    <style:style style:name="P35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9pt" fo:language="it" fo:country="IT" fo:font-style="normal" fo:text-shadow="none" style:text-underline-style="none"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P353"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1" fo:font-size="9pt" fo:language="it" fo:country="IT" fo:font-style="normal" fo:text-shadow="none" style:text-underline-style="none"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P35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9pt" fo:language="it" fo:country="IT" fo:font-style="normal" fo:text-shadow="none"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text-overline-style="none" style:text-overline-color="font-color"/>
    </style:style>
    <style:style style:name="P355" style:family="paragraph" style:parent-style-name="Table_20_Contents">
      <style:paragraph-properties fo:text-align="end" style:justify-single-word="false"/>
      <style:text-properties style:use-window-font-color="true" loext:opacity="0%" style:text-outline="false" style:text-line-through-style="none" style:text-line-through-type="none" style:font-name="Arial1" fo:font-size="9pt" fo:language="it" fo:country="IT" fo:font-style="normal" fo:text-shadow="none"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9pt" fo:font-style="normal" fo:text-shadow="none" style:text-underline-style="none"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P35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9pt" fo:language="de" fo:country="DE" fo:font-style="normal" fo:text-shadow="none" style:text-underline-style="none" fo:font-weight="bold" style:font-name-asian="Times New Roman" style:font-size-asian="9pt" style:font-style-asian="normal" style:font-weight-asian="bold" style:font-name-complex="Times New Roman" style:font-size-complex="9pt" style:language-complex="ar" style:country-complex="SA" style:font-style-complex="normal" style:font-weight-complex="bold" style:text-overline-style="none" style:text-overline-color="font-color"/>
    </style:style>
    <style:style style:name="P35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9pt" fo:language="de" fo:country="DE" fo:font-style="normal" fo:text-shadow="none"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style:use-window-font-color="true" loext:opacity="0%" style:font-name="Arial1" fo:font-size="8pt" fo:font-weight="bold" style:font-name-asian="Times New Roman" style:font-size-asian="8pt" style:font-weight-asian="bold" style:font-name-complex="Times New Roman" style:font-size-complex="8pt" style:language-complex="ar" style:country-complex="SA" style:font-weight-complex="bold"/>
    </style:style>
    <style:style style:name="P360" style:family="paragraph" style:parent-style-name="Table_20_Contents">
      <style:text-properties style:use-window-font-color="true" loext:opacity="0%" style:font-name="Arial1" fo:font-size="8pt" fo:language="de" fo:country="DE" fo:font-weight="bold" style:font-name-asian="Times New Roman" style:font-size-asian="8pt" style:font-weight-asian="bold" style:font-name-complex="Times New Roman" style:font-size-complex="8pt" style:language-complex="ar" style:country-complex="SA" style:font-weight-complex="bold"/>
    </style:style>
    <style:style style:name="P361" style:family="paragraph" style:parent-style-name="Table_20_Contents">
      <style:paragraph-properties fo:text-align="center" style:justify-single-word="false"/>
      <style:text-properties style:use-window-font-color="true" loext:opacity="0%" style:font-name="Arial1" fo:font-size="8pt" fo:language="de" fo:country="DE" fo:font-weight="bold" officeooo:paragraph-rsid="02a314ec" style:font-name-asian="Times New Roman" style:font-size-asian="8pt" style:font-weight-asian="bold" style:font-name-complex="Trebuchet MS" style:font-size-complex="8pt" style:language-complex="ar" style:country-complex="SA" style:font-weight-complex="bold"/>
    </style:style>
    <style:style style:name="P362" style:family="paragraph" style:parent-style-name="Table_20_Contents">
      <style:text-properties style:use-window-font-color="true" loext:opacity="0%" style:font-name="Arial1" fo:font-size="8pt" fo:language="it" fo:country="IT" fo:font-weight="bold" style:font-name-asian="Times New Roman" style:font-size-asian="8pt" style:font-weight-asian="bold" style:font-name-complex="Times New Roman" style:font-size-complex="8pt" style:language-complex="ar" style:country-complex="SA" style:font-weight-complex="bold"/>
    </style:style>
    <style:style style:name="P363" style:family="paragraph" style:parent-style-name="Table_20_Contents">
      <style:paragraph-properties fo:text-align="center" style:justify-single-word="false"/>
      <style:text-properties style:use-window-font-color="true" loext:opacity="0%" style:font-name="Arial1" fo:font-size="8pt" fo:language="it" fo:country="IT" fo:font-weight="bold" officeooo:paragraph-rsid="029a1c56" style:font-name-asian="Times New Roman" style:font-size-asian="8pt" style:font-weight-asian="bold" style:font-name-complex="Times New Roman" style:font-size-complex="8pt" style:language-complex="ar" style:country-complex="SA" style:font-weight-complex="bold"/>
    </style:style>
    <style:style style:name="P364" style:family="paragraph" style:parent-style-name="Table_20_Contents">
      <style:text-properties fo:font-size="8pt" style:font-size-asian="8pt" style:font-size-complex="8pt"/>
    </style:style>
    <style:style style:name="P365" style:family="paragraph" style:parent-style-name="Table_20_Contents">
      <style:paragraph-properties fo:text-align="end" style:justify-single-word="false"/>
      <style:text-properties fo:font-size="8pt" style:font-size-asian="8pt" style:font-size-complex="8pt"/>
    </style:style>
    <style:style style:name="P366" style:family="paragraph" style:parent-style-name="Table_20_Contents">
      <style:paragraph-properties fo:text-align="start" style:justify-single-word="false"/>
      <style:text-properties fo:font-size="8pt" style:font-size-asian="8pt" style:font-size-complex="8pt"/>
    </style:style>
    <style:style style:name="P367" style:family="paragraph" style:parent-style-name="Table_20_Contents">
      <style:paragraph-properties fo:text-align="end" style:justify-single-word="false"/>
      <style:text-properties fo:font-size="8pt" fo:language="zxx" fo:country="none" style:font-size-asian="8pt" style:language-asian="zxx" style:country-asian="none" style:font-size-complex="8pt" style:language-complex="zxx" style:country-complex="none"/>
    </style:style>
    <style:style style:name="P368" style:family="paragraph" style:parent-style-name="Table_20_Contents">
      <style:paragraph-properties fo:text-align="start" style:justify-single-word="false"/>
      <style:text-properties fo:font-size="8pt" fo:language="zxx" fo:country="none" style:font-size-asian="8pt" style:language-asian="zxx" style:country-asian="none" style:font-size-complex="8pt" style:language-complex="zxx" style:country-complex="none"/>
    </style:style>
    <style:style style:name="P369" style:family="paragraph" style:parent-style-name="Table_20_Contents">
      <style:paragraph-properties fo:text-align="start" style:justify-single-word="false"/>
      <style:text-properties fo:font-size="8pt" fo:language="zxx" fo:country="none" officeooo:paragraph-rsid="024179a1" style:font-size-asian="8pt" style:language-asian="zxx" style:country-asian="none" style:font-size-complex="8pt" style:language-complex="zxx" style:country-complex="none"/>
    </style:style>
    <style:style style:name="P370" style:family="paragraph" style:parent-style-name="Table_20_Contents">
      <style:text-properties fo:font-size="11pt" style:font-size-asian="11pt" style:font-size-complex="11pt"/>
    </style:style>
    <style:style style:name="P371" style:family="paragraph" style:parent-style-name="Table_20_Contents">
      <style:text-properties fo:font-size="9pt" fo:font-weight="bold" style:font-size-asian="9pt" style:font-weight-asian="bold" style:font-size-complex="9pt" style:font-weight-complex="bold"/>
    </style:style>
    <style:style style:name="P37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373" style:family="paragraph" style:parent-style-name="Table_20_Contents">
      <style:text-properties fo:font-size="9pt" style:font-size-asian="9pt" style:font-size-complex="9pt"/>
    </style:style>
    <style:style style:name="P374" style:family="paragraph" style:parent-style-name="Table_20_Contents">
      <style:paragraph-properties fo:text-align="end" style:justify-single-word="false"/>
      <style:text-properties fo:font-size="9pt" style:font-size-asian="9pt" style:font-size-complex="9pt"/>
    </style:style>
    <style:style style:name="P375" style:family="paragraph" style:parent-style-name="Table_20_Contents">
      <style:text-properties fo:font-size="9pt" fo:language="de" fo:country="DE" fo:font-weight="bold" style:font-size-asian="9pt" style:font-weight-asian="bold" style:font-size-complex="9pt" style:language-complex="ar" style:country-complex="SA" style:font-weight-complex="bold"/>
    </style:style>
    <style:style style:name="P376" style:family="paragraph" style:parent-style-name="Table_20_Contents">
      <style:paragraph-properties fo:text-align="center" style:justify-single-word="false"/>
      <style:text-properties fo:font-size="9pt" fo:language="de" fo:country="DE" fo:font-weight="bold" style:font-size-asian="9pt" style:font-weight-asian="bold" style:font-size-complex="9pt" style:language-complex="ar" style:country-complex="SA" style:font-weight-complex="bold"/>
    </style:style>
    <style:style style:name="P377" style:family="paragraph" style:parent-style-name="Table_20_Contents">
      <style:paragraph-properties fo:text-align="center" style:justify-single-word="false" fo:hyphenation-ladder-count="no-limit"/>
      <style:text-properties fo:font-size="9pt" fo:language="br" fo:country="FR" fo:font-weight="bold" style:font-size-asian="9pt" style:font-weight-asian="bold" style:font-size-complex="9pt" style:language-complex="ar" style:country-complex="SA" style:font-weight-complex="bold" fo:hyphenate="false" fo:hyphenation-remain-char-count="2" fo:hyphenation-push-char-count="2" loext:hyphenation-no-caps="false"/>
    </style:style>
    <style:style style:name="P378" style:family="paragraph" style:parent-style-name="Standard">
      <style:paragraph-properties fo:margin-left="0.199cm" fo:margin-right="0.199cm" fo:text-align="start" style:justify-single-word="false" fo:text-indent="0cm" style:auto-text-indent="false"/>
      <style:text-properties style:font-name="Arial1" fo:font-size="14pt" fo:language="de" fo:country="DE" fo:font-weight="bold" style:font-size-asian="14pt" style:font-weight-asian="bold" style:font-name-complex="Arial1" style:language-complex="ar" style:country-complex="SA"/>
    </style:style>
    <style:style style:name="P379" style:family="paragraph" style:parent-style-name="Standard">
      <style:paragraph-properties fo:margin-left="0.199cm" fo:margin-right="0.199cm" fo:text-align="start" style:justify-single-word="false" fo:text-indent="0cm" style:auto-text-indent="false"/>
      <style:text-properties style:font-name="Arial1" fo:font-size="14pt" fo:language="it" fo:country="IT" fo:font-weight="bold" style:font-size-asian="14pt" style:font-weight-asian="bold" style:font-name-complex="Arial1" style:font-size-complex="16pt" style:language-complex="ar" style:country-complex="SA"/>
    </style:style>
    <style:style style:name="P380" style:family="paragraph" style:parent-style-name="Table_20_Contents">
      <style:paragraph-properties fo:margin-top="0cm" fo:margin-bottom="0.212cm" style:contextual-spacing="false" fo:text-align="end" style:justify-single-word="false" fo:orphans="0" fo:widows="0" fo:hyphenation-ladder-count="no-limit" style:text-autospace="none" style:punctuation-wrap="simple" style:vertical-align="baseline" style:writing-mode="lr-tb"/>
      <style:text-properties style:use-window-font-color="true" loext:opacity="0%" style:font-name="Arial1" fo:font-size="9pt" fo:language="it" fo:country="IT"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381" style:family="paragraph" style:parent-style-name="Table_20_Contents">
      <style:paragraph-properties fo:margin-top="0cm" fo:margin-bottom="0.212cm" style:contextual-spacing="false" fo:text-align="justify" style:justify-single-word="false" fo:orphans="0" fo:widows="0" fo:hyphenation-ladder-count="no-limit" style:text-autospace="none" style:punctuation-wrap="simple" style:vertical-align="baseline" style:writing-mode="lr-tb"/>
      <style:text-properties style:use-window-font-color="true" loext:opacity="0%" style:font-name="Arial1" fo:font-size="9pt" fo:language="it" fo:country="IT"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382" style:family="paragraph" style:parent-style-name="Table_20_Contents">
      <style:paragraph-properties fo:margin-left="0cm" fo:margin-right="0.03cm" fo:text-align="end" style:justify-single-word="false" fo:orphans="0" fo:widows="0" fo:hyphenation-ladder-count="no-limit" fo:text-indent="0cm" style:auto-text-indent="false" style:writing-mode="lr-tb">
        <style:tab-stops/>
      </style:paragraph-properties>
      <style:text-properties fo:font-size="8pt" fo:font-weight="bold" style:font-name-asian="SimSun1" style:font-size-asian="8pt" style:font-weight-asian="bold" style:font-name-complex="Arial2" style:font-size-complex="8pt" style:language-complex="hi" style:country-complex="IN" fo:hyphenate="false" fo:hyphenation-remain-char-count="2" fo:hyphenation-push-char-count="2" loext:hyphenation-no-caps="false"/>
    </style:style>
    <style:style style:name="P383" style:family="paragraph" style:parent-style-name="Standard">
      <style:paragraph-properties fo:margin-left="0cm" fo:margin-right="0.199cm" fo:text-indent="0cm" style:auto-text-indent="false"/>
    </style:style>
    <style:style style:name="P384" style:family="paragraph" style:parent-style-name="Text_20_body" style:master-page-name="">
      <style:paragraph-properties style:page-number="auto"/>
      <style:text-properties style:text-position="super 58%"/>
    </style:style>
    <style:style style:name="P385" style:family="paragraph" style:parent-style-name="Text_20_body" style:master-page-name="meineSeite">
      <style:paragraph-properties style:page-number="auto"/>
      <style:text-properties style:use-window-font-color="true" loext:opacity="0%" fo:background-color="#9999cc"/>
    </style:style>
    <style:style style:name="P386" style:family="paragraph" style:parent-style-name="ÜberschriftSchatten">
      <style:text-properties fo:language="de" fo:country="DE" style:language-complex="ar" style:country-complex="SA"/>
    </style:style>
    <style:style style:name="P387" style:family="paragraph" style:parent-style-name="ÜberschriftSchatten">
      <style:text-properties fo:language="it" fo:country="IT" style:language-complex="ar" style:country-complex="SA"/>
    </style:style>
    <style:style style:name="P388" style:family="paragraph" style:parent-style-name="Heading_20_1">
      <style:text-properties fo:language="de" fo:country="DE" fo:font-style="italic" fo:font-weight="normal" style:font-style-asian="italic" style:font-weight-asian="normal" style:language-complex="ar" style:country-complex="SA" style:font-style-complex="italic" style:font-weight-complex="normal"/>
    </style:style>
    <style:style style:name="P389" style:family="paragraph" style:parent-style-name="Heading_20_1">
      <style:text-properties fo:language="it" fo:country="IT" fo:font-style="italic" fo:font-weight="normal" style:font-style-asian="italic" style:font-weight-asian="normal" style:language-complex="ar" style:country-complex="SA" style:font-style-complex="italic" style:font-weight-complex="normal"/>
    </style:style>
    <style:style style:name="P390" style:family="paragraph" style:parent-style-name="Heading_20_2">
      <style:text-properties fo:language="de" fo:country="DE" style:language-complex="ar" style:country-complex="SA"/>
    </style:style>
    <style:style style:name="P391" style:family="paragraph" style:parent-style-name="Heading_20_2">
      <style:paragraph-properties fo:text-align="center" style:justify-single-word="false"/>
      <style:text-properties fo:language="de" fo:country="DE" style:language-complex="ar" style:country-complex="SA"/>
    </style:style>
    <style:style style:name="P392" style:family="paragraph" style:parent-style-name="Heading_20_2">
      <style:text-properties fo:language="it" fo:country="IT" style:language-complex="ar" style:country-complex="SA"/>
    </style:style>
    <style:style style:name="P393" style:family="paragraph" style:parent-style-name="Heading_20_2">
      <style:paragraph-properties fo:text-align="center" style:justify-single-word="false"/>
      <style:text-properties fo:language="it" fo:country="IT" style:language-complex="ar" style:country-complex="SA"/>
    </style:style>
    <style:style style:name="P394" style:family="paragraph" style:parent-style-name="Heading_20_2">
      <style:paragraph-properties fo:text-align="start" style:justify-single-word="false"/>
    </style:style>
    <style:style style:name="P395" style:family="paragraph" style:parent-style-name="Heading_20_2">
      <style:paragraph-properties fo:text-align="start" style:justify-single-word="false"/>
      <style:text-properties style:use-window-font-color="true" loext:opacity="0%" style:font-name="Arial1" fo:font-size="12pt" fo:language="it" fo:country="IT" fo:font-weight="bold" style:font-name-asian="Times New Roman" style:font-size-asian="18pt" style:font-weight-asian="bold" style:font-name-complex="Arial1" style:font-size-complex="10pt" style:language-complex="ar" style:country-complex="SA"/>
    </style:style>
    <style:style style:name="P396" style:family="paragraph" style:parent-style-name="Heading_20_2">
      <style:paragraph-properties fo:margin-left="0cm" fo:margin-right="0cm" fo:margin-top="0.3cm" fo:margin-bottom="0cm" style:contextual-spacing="false" fo:text-indent="0cm" style:auto-text-indent="false"/>
    </style:style>
    <style:style style:name="P397" style:family="paragraph" style:parent-style-name="Heading_20_2">
      <style:paragraph-properties fo:margin-top="0.3cm" fo:margin-bottom="0cm" style:contextual-spacing="false"/>
    </style:style>
    <style:style style:name="P398" style:family="paragraph" style:parent-style-name="Standard" style:list-style-name="minus">
      <style:text-properties fo:language="de" fo:country="DE" style:language-complex="ar" style:country-complex="SA"/>
    </style:style>
    <style:style style:name="P399" style:family="paragraph" style:parent-style-name="Standard" style:list-style-name="L1">
      <style:text-properties fo:language="de" fo:country="DE" style:language-complex="ar" style:country-complex="SA"/>
    </style:style>
    <style:style style:name="P400" style:family="paragraph" style:parent-style-name="Standard" style:list-style-name="L2">
      <style:text-properties fo:language="de" fo:country="DE" style:language-complex="ar" style:country-complex="SA"/>
    </style:style>
    <style:style style:name="P401" style:family="paragraph" style:parent-style-name="Standard" style:list-style-name="buch1">
      <style:text-properties fo:language="de" fo:country="DE" fo:font-weight="bold" style:font-weight-asian="bold" style:language-complex="ar" style:country-complex="SA" style:font-weight-complex="bold"/>
    </style:style>
    <style:style style:name="P402" style:family="paragraph" style:parent-style-name="Standard" style:list-style-name="minus">
      <style:text-properties fo:language="it" fo:country="IT" style:language-complex="ar" style:country-complex="SA"/>
    </style:style>
    <style:style style:name="P403" style:family="paragraph" style:parent-style-name="Standard" style:list-style-name="buch2">
      <style:text-properties fo:language="it" fo:country="IT" fo:font-weight="bold" style:font-weight-asian="bold" style:language-complex="ar" style:country-complex="SA" style:font-weight-complex="bold"/>
    </style:style>
    <style:style style:name="P404" style:family="paragraph" style:parent-style-name="Standard" style:list-style-name="L2">
      <style:paragraph-properties fo:line-height="100%"/>
    </style:style>
    <style:style style:name="P405" style:family="paragraph" style:parent-style-name="Standard">
      <style:text-properties officeooo:paragraph-rsid="02cc6cf2"/>
    </style:style>
    <style:style style:name="P406" style:family="paragraph" style:parent-style-name="Standard">
      <style:text-properties officeooo:paragraph-rsid="02d14eb1"/>
    </style:style>
    <style:style style:name="P407" style:family="paragraph" style:parent-style-name="Standard">
      <style:text-properties officeooo:paragraph-rsid="02d2d16a"/>
    </style:style>
    <style:style style:name="P408" style:family="paragraph" style:parent-style-name="Standard">
      <style:paragraph-properties fo:text-align="end" style:justify-single-word="false"/>
      <style:text-properties fo:color="#000000" loext:opacity="100%" style:text-outline="false" style:text-line-through-style="none" style:text-line-through-type="none" style:font-name="Arial1" fo:font-size="9pt" fo:font-style="normal" fo:text-shadow="none" style:text-underline-style="none" fo:font-weight="normal" officeooo:paragraph-rsid="02d48ca2" style:font-size-asian="9pt" style:font-style-asian="normal" style:font-weight-asian="normal" style:font-size-complex="9pt" style:font-style-complex="normal" style:font-weight-complex="normal" style:text-overline-style="none" style:text-overline-color="font-color"/>
    </style:style>
    <style:style style:name="P409" style:family="paragraph" style:parent-style-name="Standard">
      <style:paragraph-properties fo:text-align="end" style:justify-single-word="false"/>
      <style:text-properties fo:color="#000000" loext:opacity="100%" style:text-outline="false" style:text-line-through-style="none" style:text-line-through-type="none" style:font-name="Arial1" fo:font-size="9pt" fo:font-style="normal" fo:text-shadow="none" style:text-underline-style="none" fo:font-weight="normal" officeooo:paragraph-rsid="02d59eb9" style:font-size-asian="9pt" style:font-style-asian="normal" style:font-weight-asian="normal" style:font-size-complex="9pt" style:font-style-complex="normal" style:font-weight-complex="normal" style:text-overline-style="none" style:text-overline-color="font-color"/>
    </style:style>
    <style:style style:name="P410" style:family="paragraph" style:parent-style-name="Standard">
      <style:text-properties officeooo:paragraph-rsid="02d48ca2"/>
    </style:style>
    <style:style style:name="P411" style:family="paragraph" style:parent-style-name="Standard">
      <style:text-properties officeooo:paragraph-rsid="02d59eb9"/>
    </style:style>
    <style:style style:name="P412" style:family="paragraph" style:parent-style-name="Standard">
      <style:paragraph-properties fo:margin-left="0cm" fo:margin-right="0cm" fo:text-align="end" style:justify-single-word="false" fo:orphans="2" fo:widows="2" fo:text-indent="0cm" style:auto-text-indent="false" style:vertical-align="auto" style:writing-mode="lr-tb">
        <style:tab-stops/>
      </style:paragraph-properties>
      <style:text-properties fo:color="#000000" loext:opacity="100%" fo:font-size="7pt" fo:language="de" fo:country="DE" officeooo:paragraph-rsid="02d2d16a" style:letter-kerning="false" style:font-name-asian="Times New Roman" style:font-size-asian="7pt" style:language-asian="de" style:country-asian="DE" style:font-name-complex="Arial2" style:font-size-complex="7pt" style:language-complex="ar" style:country-complex="SA"/>
    </style:style>
    <style:style style:name="P413" style:family="paragraph" style:parent-style-name="Table_20_Contents">
      <style:text-properties style:font-name="Arial1" fo:font-size="8pt" fo:language="de" fo:country="DE" fo:font-weight="normal" officeooo:paragraph-rsid="02c93a7d" style:font-size-asian="8pt" style:font-weight-asian="normal" style:font-size-complex="8pt" style:language-complex="ar" style:country-complex="SA" style:font-weight-complex="normal"/>
    </style:style>
    <style:style style:name="P414" style:family="paragraph" style:parent-style-name="Table_20_Contents">
      <style:text-properties style:font-name="Arial1" fo:font-size="8pt" fo:language="de" fo:country="DE" fo:font-weight="normal" officeooo:paragraph-rsid="02cc6cf2" style:font-size-asian="8pt" style:font-weight-asian="normal" style:font-size-complex="8pt" style:language-complex="ar" style:country-complex="SA" style:font-weight-complex="normal"/>
    </style:style>
    <style:style style:name="P415" style:family="paragraph" style:parent-style-name="Table_20_Contents">
      <style:text-properties style:font-name="Arial1" fo:font-size="8pt" fo:font-weight="normal" officeooo:paragraph-rsid="02c93a7d" style:font-size-asian="8pt" style:font-weight-asian="normal" style:font-size-complex="8pt" style:font-weight-complex="normal"/>
    </style:style>
    <style:style style:name="P416" style:family="paragraph" style:parent-style-name="Table_20_Contents">
      <style:paragraph-properties fo:text-align="end" style:justify-single-word="false"/>
      <style:text-properties style:font-name="Arial1" fo:font-size="8pt" fo:font-weight="normal" style:font-size-asian="8pt" style:font-weight-asian="normal" style:font-size-complex="8pt" style:font-weight-complex="normal"/>
    </style:style>
    <style:style style:name="P417" style:family="paragraph" style:parent-style-name="Table_20_Contents">
      <style:paragraph-properties fo:text-align="end" style:justify-single-word="false"/>
      <style:text-properties style:font-name="Arial1" fo:font-size="8pt" fo:font-weight="normal" officeooo:paragraph-rsid="02c93a7d" style:font-size-asian="8pt" style:font-weight-asian="normal" style:font-size-complex="8pt" style:font-weight-complex="normal"/>
    </style:style>
    <style:style style:name="P418" style:family="paragraph" style:parent-style-name="Table_20_Contents">
      <style:paragraph-properties fo:text-align="end" style:justify-single-word="false"/>
      <style:text-properties style:font-name="Arial1" fo:font-size="8pt" fo:font-weight="normal" officeooo:paragraph-rsid="02c9db78" style:font-size-asian="8pt" style:font-weight-asian="normal" style:font-size-complex="8pt" style:font-weight-complex="normal"/>
    </style:style>
    <style:style style:name="P419" style:family="paragraph" style:parent-style-name="Table_20_Contents">
      <style:paragraph-properties fo:text-align="end" style:justify-single-word="false"/>
      <style:text-properties style:font-name="Arial1" fo:font-size="8pt" fo:font-weight="normal" officeooo:paragraph-rsid="02cc6cf2" style:font-size-asian="8pt" style:font-weight-asian="normal" style:font-size-complex="8pt" style:font-weight-complex="normal"/>
    </style:style>
    <style:style style:name="P420" style:family="paragraph" style:parent-style-name="Table_20_Contents">
      <style:text-properties style:font-name="Arial1" fo:font-size="8pt" fo:font-weight="normal" officeooo:paragraph-rsid="02cc6cf2" style:font-size-asian="8pt" style:font-weight-asian="normal" style:font-size-complex="8pt" style:font-weight-complex="normal"/>
    </style:style>
    <style:style style:name="P421" style:family="paragraph" style:parent-style-name="Table_20_Contents">
      <style:paragraph-properties fo:text-align="end" style:justify-single-word="false"/>
      <style:text-properties style:font-name="Arial1" fo:font-size="8pt" style:font-size-asian="8pt" style:font-size-complex="8pt"/>
    </style:style>
    <style:style style:name="P422" style:family="paragraph" style:parent-style-name="Table_20_Contents">
      <style:paragraph-properties fo:text-align="end" style:justify-single-word="false"/>
      <style:text-properties style:font-name="Arial1" fo:font-size="8pt" officeooo:paragraph-rsid="026435dd" style:font-size-asian="8pt" style:font-size-complex="8pt"/>
    </style:style>
    <style:style style:name="P423" style:family="paragraph" style:parent-style-name="Table_20_Contents">
      <style:paragraph-properties fo:text-align="end" style:justify-single-word="false"/>
      <style:text-properties style:font-name="Arial1" fo:font-size="8pt" officeooo:paragraph-rsid="02d48ca2" style:font-size-asian="8pt" style:font-size-complex="8pt"/>
    </style:style>
    <style:style style:name="P424" style:family="paragraph" style:parent-style-name="Table_20_Contents">
      <style:paragraph-properties fo:text-align="end" style:justify-single-word="false"/>
      <style:text-properties style:font-name="Arial1" fo:font-size="8pt" officeooo:paragraph-rsid="02d59eb9" style:font-size-asian="8pt" style:font-size-complex="8pt"/>
    </style:style>
    <style:style style:name="P425" style:family="paragraph" style:parent-style-name="Table_20_Contents">
      <style:paragraph-properties fo:text-align="end" style:justify-single-word="false"/>
      <style:text-properties fo:color="#000000" loext:opacity="100%" style:text-outline="false" style:text-line-through-style="none" style:text-line-through-type="none" style:font-name="Arial1" fo:font-size="8pt" fo:font-style="normal" fo:text-shadow="none" style:text-underline-style="none" fo:font-weight="normal" officeooo:paragraph-rsid="02d664f9" style:font-size-asian="8pt" style:font-style-asian="normal" style:font-weight-asian="normal" style:font-size-complex="8pt" style:font-style-complex="normal" style:font-weight-complex="normal" style:text-overline-style="none" style:text-overline-color="font-color"/>
    </style:style>
    <style:style style:name="P426" style:family="paragraph" style:parent-style-name="Table_20_Contents">
      <style:paragraph-properties fo:margin-left="0cm" fo:margin-right="0cm" style:line-height-at-least="0.041cm" fo:text-indent="0cm" style:auto-text-indent="false" style:writing-mode="lr-tb">
        <style:tab-stops/>
      </style:paragraph-properties>
      <style:text-properties style:font-name="Arial1" fo:font-size="8pt" fo:language="de" fo:country="DE" fo:font-weight="normal" officeooo:paragraph-rsid="02cc77fa" style:font-size-asian="8pt" style:font-weight-asian="normal" style:font-size-complex="8pt" style:language-complex="ar" style:country-complex="SA" style:font-weight-complex="normal"/>
    </style:style>
    <style:style style:name="P427" style:family="paragraph" style:parent-style-name="Table_20_Contents">
      <style:paragraph-properties fo:margin-left="0cm" fo:margin-right="0cm" style:line-height-at-least="0.041cm" fo:text-align="end" style:justify-single-word="false" fo:text-indent="0cm" style:auto-text-indent="false" style:writing-mode="lr-tb">
        <style:tab-stops/>
      </style:paragraph-properties>
      <style:text-properties fo:font-size="9pt" officeooo:paragraph-rsid="02cc77fa" style:font-size-asian="9pt" style:font-size-complex="9pt"/>
    </style:style>
    <style:style style:name="P428" style:family="paragraph" style:parent-style-name="Table_20_Contents">
      <style:paragraph-properties fo:margin-left="0cm" fo:margin-right="0cm" fo:margin-top="0cm" fo:margin-bottom="0cm" style:contextual-spacing="false" style:line-height-at-least="0.041cm" fo:text-align="end" style:justify-single-word="false" fo:orphans="0" fo:widows="0" fo:hyphenation-ladder-count="no-limit" fo:text-indent="0cm" style:auto-text-indent="false" style:text-autospace="none" style:punctuation-wrap="simple" style:vertical-align="baseline" style:writing-mode="lr-tb">
        <style:tab-stops/>
      </style:paragraph-properties>
      <style:text-properties style:use-window-font-color="true" loext:opacity="0%" style:font-name="Arial1" fo:font-size="9pt" fo:language="it" fo:country="IT" officeooo:paragraph-rsid="02ce9d93"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429" style:family="paragraph" style:parent-style-name="Table_20_Contents">
      <style:paragraph-properties fo:margin-left="0cm" fo:margin-right="0cm" fo:margin-top="0cm" fo:margin-bottom="0cm" style:contextual-spacing="false" style:line-height-at-least="0.041cm" fo:text-align="end" style:justify-single-word="false" fo:orphans="0" fo:widows="0" fo:hyphenation-ladder-count="no-limit" fo:text-indent="0cm" style:auto-text-indent="false" style:text-autospace="none" style:punctuation-wrap="simple" style:vertical-align="baseline" style:writing-mode="lr-tb">
        <style:tab-stops/>
      </style:paragraph-properties>
      <style:text-properties style:use-window-font-color="true" loext:opacity="0%" style:font-name="Arial1" fo:font-size="9pt" fo:language="it" fo:country="IT" officeooo:paragraph-rsid="02cfa1ce"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430" style:family="paragraph" style:parent-style-name="Table_20_Contents">
      <style:paragraph-properties fo:margin-left="0cm" fo:margin-right="0cm" fo:margin-top="0cm" fo:margin-bottom="0cm" style:contextual-spacing="false" style:line-height-at-least="0.041cm" fo:text-align="end" style:justify-single-word="false" fo:orphans="0" fo:widows="0" fo:hyphenation-ladder-count="no-limit" fo:text-indent="0cm" style:auto-text-indent="false" style:text-autospace="none" style:punctuation-wrap="simple" style:vertical-align="baseline" style:writing-mode="lr-tb">
        <style:tab-stops/>
      </style:paragraph-properties>
      <style:text-properties style:use-window-font-color="true" loext:opacity="0%" style:font-name="Arial1" fo:font-size="9pt" fo:language="it" fo:country="IT" officeooo:paragraph-rsid="02d14eb1"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431" style:family="paragraph" style:parent-style-name="Table_20_Contents">
      <style:paragraph-properties fo:margin-left="0cm" fo:margin-right="0cm" fo:margin-top="0cm" fo:margin-bottom="0cm" style:contextual-spacing="false" style:line-height-at-least="0.041cm" fo:text-align="end" style:justify-single-word="false" fo:orphans="0" fo:widows="0" fo:hyphenation-ladder-count="no-limit" fo:text-indent="0cm" style:auto-text-indent="false" style:text-autospace="none" style:punctuation-wrap="simple" style:vertical-align="baseline" style:writing-mode="lr-tb">
        <style:tab-stops/>
      </style:paragraph-properties>
      <style:text-properties style:use-window-font-color="true" loext:opacity="0%" style:font-name="Arial1" fo:font-size="9pt" fo:language="it" fo:country="IT" officeooo:paragraph-rsid="02d2d16a" style:font-name-asian="Times New Roman" style:font-size-asian="9pt" style:font-name-complex="Arial1" style:font-size-complex="9pt" style:language-complex="ar" style:country-complex="SA" fo:hyphenate="true" fo:hyphenation-remain-char-count="2" fo:hyphenation-push-char-count="2" loext:hyphenation-no-caps="false"/>
    </style:style>
    <style:style style:name="P432" style:family="paragraph" style:parent-style-name="Table_20_Contents">
      <style:paragraph-properties fo:margin-top="0cm" fo:margin-bottom="0cm" style:contextual-spacing="false"/>
      <style:text-properties style:font-name="Arial1" fo:font-size="8pt" fo:language="de" fo:country="DE" fo:font-weight="normal" officeooo:paragraph-rsid="02ce9d93" style:font-size-asian="8pt" style:font-weight-asian="normal" style:font-size-complex="8pt" style:language-complex="ar" style:country-complex="SA" style:font-weight-complex="normal"/>
    </style:style>
    <style:style style:name="P433" style:family="paragraph" style:parent-style-name="Table_20_Contents">
      <style:paragraph-properties fo:margin-top="0cm" fo:margin-bottom="0cm" style:contextual-spacing="false"/>
      <style:text-properties style:font-name="Arial1" fo:font-size="8pt" fo:language="de" fo:country="DE" fo:font-weight="normal" officeooo:paragraph-rsid="02d14eb1" style:font-size-asian="8pt" style:font-weight-asian="normal" style:font-size-complex="8pt" style:language-complex="ar" style:country-complex="SA" style:font-weight-complex="normal"/>
    </style:style>
    <style:style style:name="P434" style:family="paragraph" style:parent-style-name="Table_20_Contents">
      <style:paragraph-properties fo:margin-top="0cm" fo:margin-bottom="0cm" style:contextual-spacing="false"/>
      <style:text-properties style:font-name="Arial1" fo:font-size="8pt" fo:language="de" fo:country="DE" fo:font-weight="normal" officeooo:paragraph-rsid="02d2d16a" style:font-size-asian="8pt" style:font-weight-asian="normal" style:font-size-complex="8pt" style:language-complex="ar" style:country-complex="SA" style:font-weight-complex="normal"/>
    </style:style>
    <style:style style:name="P435" style:family="paragraph" style:parent-style-name="Table_20_Contents">
      <style:paragraph-properties fo:margin-top="0cm" fo:margin-bottom="0cm" style:contextual-spacing="false"/>
      <style:text-properties style:font-name="Arial1" fo:font-size="8pt" officeooo:paragraph-rsid="02ce9d93" style:font-size-asian="8pt" style:font-size-complex="8pt"/>
    </style:style>
    <style:style style:name="P436" style:family="paragraph" style:parent-style-name="Table_20_Contents">
      <style:paragraph-properties fo:margin-top="0cm" fo:margin-bottom="0cm" style:contextual-spacing="false"/>
      <style:text-properties style:font-name="Arial1" fo:font-size="8pt" officeooo:paragraph-rsid="02d14eb1" style:font-size-asian="8pt" style:font-size-complex="8pt"/>
    </style:style>
    <style:style style:name="P437" style:family="paragraph" style:parent-style-name="Table_20_Contents">
      <style:paragraph-properties fo:margin-top="0cm" fo:margin-bottom="0cm" style:contextual-spacing="false"/>
      <style:text-properties style:font-name="Arial1" fo:font-size="8pt" officeooo:paragraph-rsid="02d2d16a" style:font-size-asian="8pt" style:font-size-complex="8pt"/>
    </style:style>
    <style:style style:name="P438" style:family="paragraph" style:parent-style-name="Table_20_Contents">
      <style:paragraph-properties fo:margin-top="0cm" fo:margin-bottom="0cm" style:contextual-spacing="false" fo:text-align="end" style:justify-single-word="false" fo:orphans="0" fo:widows="0" fo:hyphenation-ladder-count="no-limit" style:text-autospace="none" style:punctuation-wrap="simple" style:vertical-align="baseline" style:writing-mode="lr-tb"/>
      <style:text-properties style:use-window-font-color="true" loext:opacity="0%" style:font-name="Arial1" fo:font-size="8pt" fo:language="it" fo:country="IT" officeooo:paragraph-rsid="02d14eb1" style:font-name-asian="Times New Roman" style:font-size-asian="8pt" style:font-name-complex="Arial1" style:font-size-complex="8pt" style:language-complex="ar" style:country-complex="SA" fo:hyphenate="true" fo:hyphenation-remain-char-count="2" fo:hyphenation-push-char-count="2" loext:hyphenation-no-caps="false"/>
    </style:style>
    <style:style style:name="T1" style:family="text">
      <style:text-properties fo:font-weight="normal" style:font-weight-asian="normal" style:font-weight-complex="normal"/>
    </style:style>
    <style:style style:name="T2" style:family="text">
      <style:text-properties fo:font-weight="normal" style:font-weight-asian="normal" style:language-complex="ar" style:country-complex="SA" style:font-weight-complex="normal"/>
    </style:style>
    <style:style style:name="T3" style:family="text">
      <style:text-properties fo:language="de" fo:country="DE"/>
    </style:style>
    <style:style style:name="T4" style:family="text">
      <style:text-properties fo:language="de" fo:country="DE" fo:font-weight="normal" style:font-weight-asian="normal" style:font-name-complex="Trebuchet MS" style:language-complex="ar" style:country-complex="SA" style:font-weight-complex="normal"/>
    </style:style>
    <style:style style:name="T5" style:family="text">
      <style:text-properties fo:language="de" fo:country="DE" fo:font-weight="normal" style:font-weight-asian="normal" style:language-complex="ar" style:country-complex="SA" style:font-weight-complex="normal"/>
    </style:style>
    <style:style style:name="T6" style:family="text">
      <style:text-properties fo:language="de" fo:country="DE" style:font-name-complex="Trebuchet MS"/>
    </style:style>
    <style:style style:name="T7" style:family="text">
      <style:text-properties fo:language="de" fo:country="DE" style:language-complex="ar" style:country-complex="SA"/>
    </style:style>
    <style:style style:name="T8" style:family="text">
      <style:text-properties fo:language="de" fo:country="DE" style:language-complex="ar" style:country-complex="SA" style:font-style-complex="italic"/>
    </style:style>
    <style:style style:name="T9" style:family="text">
      <style:text-properties fo:language="de" fo:country="DE" style:font-name-complex="Arial2"/>
    </style:style>
    <style:style style:name="T10" style:family="text">
      <style:text-properties fo:language="de" fo:country="DE" style:font-size-complex="10pt"/>
    </style:style>
    <style:style style:name="T11" style:family="text">
      <style:text-properties fo:language="de" fo:country="DE" style:font-size-complex="10pt" style:language-complex="ar" style:country-complex="SA"/>
    </style:style>
    <style:style style:name="T12" style:family="text">
      <style:text-properties fo:language="de" fo:country="DE" style:font-name-asian="Times New Roman" style:font-name-complex="Times New Roman" style:language-complex="ar" style:country-complex="SA"/>
    </style:style>
    <style:style style:name="T13" style:family="text">
      <style:text-properties fo:language="de" fo:country="DE" fo:font-weight="bold" style:font-weight-asian="bold" style:font-weight-complex="bold"/>
    </style:style>
    <style:style style:name="T14" style:family="text">
      <style:text-properties fo:language="de" fo:country="DE" style:font-style-complex="italic"/>
    </style:style>
    <style:style style:name="T15" style:family="text">
      <style:text-properties style:font-name="Arial1"/>
    </style:style>
    <style:style style:name="T16" style:family="text">
      <style:text-properties style:font-name="Arial1" fo:font-size="8pt" style:font-size-asian="8pt" style:font-size-complex="8pt"/>
    </style:style>
    <style:style style:name="T17" style:family="text">
      <style:text-properties style:font-name="Arial1" fo:font-size="8pt" fo:language="de" fo:country="DE" fo:font-weight="normal" style:font-size-asian="8pt" style:font-weight-asian="normal" style:font-size-complex="8pt" style:language-complex="ar" style:country-complex="SA" style:font-weight-complex="normal"/>
    </style:style>
    <style:style style:name="T18" style:family="text">
      <style:text-properties style:font-name="Arial1" fo:font-size="11pt" style:font-size-asian="11pt" style:font-name-complex="Trebuchet MS" style:font-size-complex="11pt"/>
    </style:style>
    <style:style style:name="T19" style:family="text">
      <style:text-properties style:font-name="Arial1" fo:font-size="11pt" fo:language="de" fo:country="DE" style:font-size-asian="11pt" style:font-name-complex="Trebuchet MS" style:font-size-complex="11pt"/>
    </style:style>
    <style:style style:name="T20" style:family="text">
      <style:text-properties style:font-name="Arial1" fo:font-size="11pt" fo:language="de" fo:country="DE" fo:font-weight="normal" style:font-size-asian="11pt" style:font-weight-asian="normal" style:font-size-complex="11pt" style:font-weight-complex="normal"/>
    </style:style>
    <style:style style:name="T21" style:family="text">
      <style:text-properties style:font-name="Arial1" fo:font-size="11pt" fo:font-weight="normal" style:font-size-asian="11pt" style:font-weight-asian="normal" style:font-size-complex="11pt" style:font-weight-complex="normal"/>
    </style:style>
    <style:style style:name="T22" style:family="text">
      <style:text-properties style:font-name="Arial1" fo:font-weight="normal" style:font-weight-asian="normal" style:font-weight-complex="normal"/>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it" fo:country="IT"/>
    </style:style>
    <style:style style:name="T25" style:family="text">
      <style:text-properties fo:language="it" fo:country="IT" style:text-underline-style="solid" style:text-underline-width="auto" style:text-underline-color="font-color" fo:font-weight="bold" style:font-weight-asian="bold" style:font-weight-complex="bold"/>
    </style:style>
    <style:style style:name="T26" style:family="text">
      <style:text-properties fo:language="it" fo:country="IT" style:language-complex="ar" style:country-complex="SA"/>
    </style:style>
    <style:style style:name="T27" style:family="text">
      <style:text-properties fo:language="it" fo:country="IT" style:language-complex="ar" style:country-complex="SA" style:font-weight-complex="bold"/>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style:font-name-complex="Arial2"/>
    </style:style>
    <style:style style:name="T31" style:family="text">
      <style:text-properties style:use-window-font-color="true" loext:opacity="0%" style:font-name="Arial1" fo:language="it" fo:country="IT" fo:font-weight="normal" style:font-name-asian="Times New Roman" style:font-weight-asian="normal" style:font-name-complex="Times New Roman" style:language-complex="ar" style:country-complex="SA" style:font-weight-complex="normal"/>
    </style:style>
    <style:style style:name="T32" style:family="text">
      <style:text-properties style:use-window-font-color="true" loext:opacity="0%" style:font-name="Arial" fo:font-size="11pt" style:font-name-asian="Times New Roman" style:font-size-asian="12pt" style:font-name-complex="Times New Roman" style:font-size-complex="12pt"/>
    </style:style>
    <style:style style:name="T33" style:family="text">
      <style:text-properties style:use-window-font-color="true" loext:opacity="0%" style:font-name="Arial" fo:font-size="11pt" fo:language="de" fo:country="DE" style:font-name-asian="Times New Roman" style:font-size-asian="12pt" style:font-name-complex="Times New Roman" style:font-size-complex="12pt" style:language-complex="ar" style:country-complex="SA"/>
    </style:style>
    <style:style style:name="T34" style:family="text">
      <style:text-properties style:use-window-font-color="true" loext:opacity="0%" fo:language="de" fo:country="DE" style:font-name-asian="Times New Roman" style:font-name-complex="Trebuchet MS" style:language-complex="ar" style:country-complex="SA"/>
    </style:style>
    <style:style style:name="T35" style:family="text">
      <style:text-properties fo:language="en" fo:country="US"/>
    </style:style>
    <style:style style:name="T36" style:family="text">
      <style:text-properties style:font-size-complex="10pt"/>
    </style:style>
    <style:style style:name="T37" style:family="text">
      <style:text-properties fo:color="#000000" loext:opacity="100%" style:text-outline="false" style:text-line-through-style="none" style:text-line-through-type="none" style:font-name="Arial1"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Arial1" fo:language="de" fo:country="DE" fo:font-style="normal" fo:text-shadow="none" style:text-underline-style="none" fo:font-weight="normal" style:font-name-asian="Times New Roman" style:font-style-asian="normal" style:font-weight-asian="normal" style:font-name-complex="Times New Roman" style:language-complex="ar" style:country-complex="SA"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40"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fo:font-size="9pt" fo:font-style="normal" fo:text-shadow="none" style:text-underline-style="none" style:font-size-asian="9pt" style:font-style-asian="normal" style:font-size-complex="9pt" style:font-style-complex="normal" style:text-overline-style="none" style:text-overline-color="font-color"/>
    </style:style>
    <style:style style:name="T42" style:family="text">
      <style:text-properties fo:color="#000000" loext:opacity="100%" style:text-outline="false" style:text-line-through-style="none" style:text-line-through-type="none" fo:language="de" fo:country="DE" fo:font-style="normal" fo:text-shadow="none" style:text-underline-style="none" fo:font-weight="normal" style:font-name-asian="Times New Roman" style:font-style-asian="normal" style:font-weight-asian="normal" style:font-name-complex="Times New Roman" style:language-complex="ar" style:country-complex="SA"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fo:language="de" fo:country="DE" fo:font-style="normal" fo:text-shadow="none" style:text-underline-style="none" fo:font-weight="normal" style:font-style-asian="normal" style:font-weight-asian="normal" style:font-name-complex="Times New Roman"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fo:language="de" fo:country="DE" fo:font-style="normal" fo:text-shadow="none" style:text-underline-style="none" style:font-name-asian="Times New Roman" style:font-style-asian="normal" style:font-name-complex="Times New Roman" style:language-complex="ar" style:country-complex="SA" style:font-style-complex="normal" style:text-overline-style="none" style:text-overline-color="font-color"/>
    </style:style>
    <style:style style:name="T45" style:family="text">
      <style:text-properties fo:color="#000000" loext:opacity="100%" style:text-outline="false" style:text-line-through-style="none" style:text-line-through-type="none" fo:language="de" fo:country="DE" fo:font-style="normal" fo:text-shadow="none" fo:font-weight="normal" style:font-name-asian="Times New Roman" style:font-style-asian="normal" style:font-weight-asian="normal" style:font-name-complex="Times New Roman" style:language-complex="ar" style:country-complex="SA" style:font-style-complex="normal" style:font-weight-complex="normal" style:text-overline-style="none" style:text-overline-color="font-color"/>
    </style:style>
    <style:style style:name="T46" style:family="text">
      <style:text-properties fo:color="#000000" loext:opacity="100%" fo:font-size="8pt" fo:language="de" fo:country="DE" style:letter-kerning="false" style:font-name-asian="Times New Roman" style:font-size-asian="8pt" style:language-asian="de" style:country-asian="DE" style:font-name-complex="Arial2" style:font-size-complex="8pt" style:language-complex="ar" style:country-complex="SA"/>
    </style:style>
    <style:style style:name="T47" style:family="text">
      <style:text-properties fo:color="#000000" loext:opacity="100%" fo:font-size="8pt" fo:font-weight="bold" style:letter-kerning="false" style:font-name-asian="Times New Roman" style:font-size-asian="8pt" style:language-asian="de" style:country-asian="DE" style:font-weight-asian="bold" style:font-name-complex="Arial2" style:font-size-complex="8pt" style:language-complex="ar" style:country-complex="SA" style:font-weight-complex="bold"/>
    </style:style>
    <style:style style:name="T48" style:family="text">
      <style:text-properties fo:color="#000000" loext:opacity="100%" fo:font-size="8pt" style:letter-kerning="false" style:font-name-asian="Times New Roman" style:font-size-asian="8pt" style:language-asian="de" style:country-asian="DE" style:font-name-complex="Arial2" style:font-size-complex="8pt" style:language-complex="ar" style:country-complex="SA"/>
    </style:style>
    <style:style style:name="T49" style:family="text">
      <style:text-properties fo:color="#000000" loext:opacity="100%" fo:font-size="9pt" fo:font-weight="bold" style:letter-kerning="false" style:font-name-asian="Times New Roman" style:font-size-asian="9pt" style:language-asian="de" style:country-asian="DE" style:font-weight-asian="bold" style:font-name-complex="Arial2" style:font-size-complex="9pt" style:language-complex="ar" style:country-complex="SA" style:font-weight-complex="bold"/>
    </style:style>
    <style:style style:name="T50" style:family="text">
      <style:text-properties fo:font-size="9pt" fo:language="de" fo:country="DE" fo:font-weight="bold" style:font-size-asian="9pt" style:font-weight-asian="bold" style:font-size-complex="9pt" style:font-weight-complex="bold"/>
    </style:style>
    <style:style style:name="T51" style:family="text">
      <style:text-properties fo:font-size="9pt" fo:font-weight="bold" style:font-size-asian="9pt" style:font-weight-asian="bold" style:font-size-complex="9pt" style:font-weight-complex="bold"/>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font-weight-asian="bold" style:font-size-complex="10pt" style:font-weight-complex="bold"/>
    </style:style>
    <style:style style:name="T55" style:family="text">
      <style:text-properties fo:font-weight="bold" style:font-weight-asian="bold" style:font-name-complex="Arial2"/>
    </style:style>
    <style:style style:name="T56" style:family="text">
      <style:text-properties style:font-style-complex="italic"/>
    </style:style>
    <style:style style:name="T57" style:family="text">
      <style:text-properties fo:font-size="16pt" fo:language="it" fo:country="IT" style:font-size-asian="16pt" style:font-size-complex="16pt" style:language-complex="ar" style:country-complex="SA"/>
    </style:style>
    <style:style style:name="T58" style:family="text">
      <style:text-properties fo:font-size="16pt" fo:language="it" fo:country="IT" style:font-size-asian="16pt" style:language-asian="zxx" style:country-asian="none" style:font-size-complex="16pt" style:language-complex="zxx" style:country-complex="none"/>
    </style:style>
    <style:style style:name="T59" style:family="text">
      <style:text-properties fo:font-size="16pt" fo:font-weight="bold" style:font-size-asian="16pt" style:font-weight-asian="bold" style:font-size-complex="16pt" style:font-weight-complex="bold"/>
    </style:style>
    <style:style style:name="T60" style:family="text">
      <style:text-properties officeooo:rsid="01f83e65"/>
    </style:style>
    <style:style style:name="T61" style:family="text">
      <style:text-properties fo:language="zxx" fo:country="none" style:language-asian="zxx" style:country-asian="none" style:language-complex="zxx" style:country-complex="none"/>
    </style:style>
    <style:style style:name="T62" style:family="text">
      <style:text-properties fo:language="zxx" fo:country="none" fo:font-weight="normal" style:language-asian="zxx" style:country-asian="none" style:font-weight-asian="normal" style:language-complex="zxx" style:country-complex="none" style:font-weight-complex="normal"/>
    </style:style>
    <style:style style:name="T63" style:family="text">
      <style:text-properties officeooo:rsid="02598da4"/>
    </style:style>
    <style:style style:name="T64" style:family="text">
      <style:text-properties officeooo:rsid="0270d784"/>
    </style:style>
    <style:style style:name="T65" style:family="text">
      <style:text-properties fo:font-size="8pt" fo:language="de" fo:country="DE" fo:font-weight="normal" style:font-size-asian="8pt" style:font-weight-asian="normal" style:font-size-complex="8pt" style:font-weight-complex="normal"/>
    </style:style>
    <style:style style:name="T66"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flow-with-text="true"/>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number:number-style style:name="N4">
      <number:number number:decimal-places="2" number:min-decimal-places="2" number:min-integer-digits="1" number:grouping="true"/>
    </number:number-style>
    <number:number-style style:name="N20004" number:language="it" number:country="IT">
      <number:number number:decimal-places="2" number: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text:s text:c="3"/></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53"><text:span text:style-name="Source_20_Text"><text:span text:style-name="T59"><text:text-input text:description="">$ente.nameDE</text:text-input></text:span></text:span></text:p>
          </table:table-cell>
          <table:table-cell table:style-name="Tabelle1.A1" office:value-type="string">
            <text:p text:style-name="P254"><text:span text:style-name="Source_20_Text"><text:text-input text:description="">$ente.nameIT</text:text-input></text:span><text:span text:style-name="Source_20_Text"><text:s/></text:span></text:p>
          </table:table-cell>
        </table:table-row>
        <table:table-row table:style-name="Tabelle1.1">
          <table:table-cell table:style-name="Tabelle1.A2" office:value-type="string">
            <text:h text:style-name="P388" text:outline-level="1">Provinz Bozen</text:h>
          </table:table-cell>
          <table:table-cell table:style-name="Tabelle1.A2" office:value-type="string">
            <text:h text:style-name="P389" text:outline-level="1">Provincia di Bolzano</text:h>
          </table:table-cell>
        </table:table-row>
        <table:table-row table:style-name="Tabelle1.3">
          <table:table-cell table:style-name="Tabelle1.A2" office:value-type="string">
            <text:p text:style-name="P264"/>
          </table:table-cell>
          <table:table-cell table:style-name="Tabelle1.A2" office:value-type="string">
            <text:p text:style-name="P262"/>
          </table:table-cell>
        </table:table-row>
        <table:table-row table:style-name="Tabelle1.1">
          <table:table-cell table:style-name="Tabelle1.A2" office:value-type="string">
            <text:p text:style-name="P265">Bericht des Revisors / der Revisorin / des Revisorenkollegiums</text:p>
          </table:table-cell>
          <table:table-cell table:style-name="Tabelle1.A2" office:value-type="string">
            <text:p text:style-name="P268">Relazione del revisore / della revisora / dell’organo di revisione</text:p>
          </table:table-cell>
        </table:table-row>
        <table:table-row table:style-name="Tabelle1.1">
          <table:table-cell table:style-name="Tabelle1.A2" office:value-type="string">
            <text:p text:style-name="P266"/>
          </table:table-cell>
          <table:table-cell table:style-name="Tabelle1.A2" office:value-type="string">
            <text:p text:style-name="P269"/>
          </table:table-cell>
        </table:table-row>
        <table:table-row table:style-name="Tabelle1.1">
          <table:table-cell table:style-name="Tabelle1.A2" office:value-type="string">
            <text:p text:style-name="P241">zum Beschlussvorschlag zur Genehmigung des Haushaltsvoranschlages <text:text-input text:description="">$report.yearFrom – $report.yearTo</text:text-input><text:s/>durch den Gemeinderat</text:p>
          </table:table-cell>
          <table:table-cell table:style-name="Tabelle1.A2" office:value-type="string">
            <text:p text:style-name="P249"><text:span text:style-name="T57">sulla proposta di deliberazione consiliare del bilancio di previsione</text:span> <text:span text:style-name="T58"><text:text-input text:description="">$report.yearFrom – $report.yearTo</text:text-input></text:span><text:s/></text:p>
          </table:table-cell>
        </table:table-row>
        <table:table-row table:style-name="Tabelle1.1">
          <table:table-cell table:style-name="Tabelle1.A2" office:value-type="string">
            <text:p text:style-name="P267"/>
          </table:table-cell>
          <table:table-cell table:style-name="Tabelle1.A2" office:value-type="string">
            <text:p text:style-name="P263"/>
          </table:table-cell>
        </table:table-row>
        <table:table-row table:style-name="Tabelle1.1">
          <table:table-cell table:style-name="Tabelle1.A2" office:value-type="string">
            <text:p text:style-name="P378">Der Revisor / Die Revisorin /</text:p>
            <text:p text:style-name="P378">Das Revisorenkollegium</text:p>
          </table:table-cell>
          <table:table-cell table:style-name="Tabelle1.A2" office:value-type="string">
            <text:p text:style-name="P379">Il revisore / La revisora /</text:p>
            <text:p text:style-name="P379">L’organo di revisione</text:p>
          </table:table-cell>
        </table:table-row>
        <table:table-row table:style-name="Tabelle1.9">
          <table:table-cell table:style-name="Tabelle1.A2" office:value-type="string">
            <text:p text:style-name="P270"/>
          </table:table-cell>
          <table:table-cell table:style-name="Tabelle1.A2" office:value-type="string">
            <text:p text:style-name="P271"/>
          </table:table-cell>
        </table:table-row>
        <table:table-row table:style-name="Tabelle1.9">
          <table:table-cell table:style-name="Tabelle1.A2" office:value-type="string">
            <text:p text:style-name="P270"/>
          </table:table-cell>
          <table:table-cell table:style-name="Tabelle1.A2" office:value-type="string">
            <text:p text:style-name="P271"/>
          </table:table-cell>
        </table:table-row>
        <table:table-row table:style-name="Tabelle1.9">
          <table:table-cell table:style-name="Tabelle1.A2" office:value-type="string">
            <text:p text:style-name="P273">Protokoll Nr. <text:span text:style-name="T24">___</text:span> vom __.__.____ </text:p>
          </table:table-cell>
          <table:table-cell table:style-name="Tabelle1.A2" office:value-type="string">
            <text:p text:style-name="P272">Verbale n. ___ del __.__.____</text:p>
            <text:p text:style-name="P272"/>
          </table:table-cell>
        </table:table-row>
      </table:table>
      <text:p text:style-name="P385"/>
      <table:table table:name="AVgest" table:style-name="AVgest">
        <table:table-column table:style-name="AVgest.A" table:number-columns-repeated="2"/>
        <table:table-column table:style-name="AVgest.C"/>
        <table:table-row table:style-name="AVgest.1">
          <table:table-cell table:style-name="AVgest.A1" office:value-type="string">
            <text:p text:style-name="P369"><text:span text:style-name="T60"><text:text-input text:description="">@before-row#foreach($a in $AVgest)</text:text-input></text:span><text:span text:style-name="T60"><text:text-input text:description="">$a.DES2</text:text-input></text:span><text:text-input text:description="">@after-row#end</text:text-input><text:s/></text:p>
          </table:table-cell>
          <table:table-cell table:style-name="AVgest.A1" office:value-type="string">
            <text:p text:style-name="P364"><text:text-input text:description="">$a.DES</text:text-input></text:p>
          </table:table-cell>
          <table:table-cell table:style-name="AVgest.C1" office:value-type="string">
            <text:p text:style-name="P365"><text:span text:style-name="T7"><text:text-input text:description="">$a.IMPORTO</text:text-input></text:span><text:s/><text:span text:style-name="T7">€</text:span> </text:p>
          </table:table-cell>
        </table:table-row>
      </table:table>
      <text:p text:style-name="P255"/>
      <table:table table:name="Tabelle31" table:style-name="Tabelle31">
        <table:table-column table:style-name="Tabelle31.A"/>
        <table:table-column table:style-name="Tabelle31.B"/>
        <table:table-row table:style-name="TableLine94441562983904">
          <table:table-cell table:style-name="Tabelle31.A1" office:value-type="string">
            <text:p text:style-name="P328">Der eventuelle Verwaltungsabgang ist gemäß den Modalitäten laut Art. 188 des GvD 267/2000 mit Ratsbeschluss Nr. <text:s text:c="5"/>vom <text:s text:c="6"/>abgedeckt worden. </text:p>
          </table:table-cell>
          <table:table-cell table:style-name="Tabelle31.A1" office:value-type="string">
            <text:p text:style-name="P328">L’eventuale disavanzo è stato ripianato secondo le modalità dell’art. 188 del D.legs. 267/2000 con atto consiliare n. <text:s text:c="9"/>dd. <text:s text:c="11"/></text:p>
          </table:table-cell>
        </table:table-row>
      </table:table>
      <text:p text:style-name="Text_20_body"/>
      <table:table table:name="Tabelle33" table:style-name="Tabelle33">
        <table:table-column table:style-name="Tabelle33.A"/>
        <table:table-column table:style-name="Tabelle33.B"/>
        <table:table-row table:style-name="Tabelle33.1">
          <table:table-cell table:style-name="Tabelle33.A1" office:value-type="string">
            <text:p text:style-name="ÜberschriftUnterstrichen">Verwendung des Verwaltungsüberschusses</text:p>
          </table:table-cell>
          <table:table-cell table:style-name="Tabelle33.A1" office:value-type="string">
            <text:p text:style-name="ÜberschriftUnterstrichen">Utilizzo avanzo di amministrazione</text:p>
          </table:table-cell>
        </table:table-row>
        <table:table-row table:style-name="Tabelle33.1">
          <table:table-cell table:style-name="Tabelle33.A1" office:value-type="string">
            <text:p text:style-name="P213">Im Laufe des Finanzjahres <text:text-input text:description="">$report.reportYearMin1</text:text-input><text:s/>wurde folgender Verwaltungsüberschusses aus der Abschlussrechnung <text:text-input text:description="">$report.reportYearMin2</text:text-input><text:s/>verwendet:</text:p>
          </table:table-cell>
          <table:table-cell table:style-name="Tabelle33.A1" office:value-type="string">
            <text:p text:style-name="P327"><text:span text:style-name="T3">Nel</text:span> corso dell’esercizio <text:span text:style-name="T3"><text:text-input text:description="">$report.reportYearMin1</text:text-input></text:span><text:s/>è stato applicato al bilancio la seguente parte dell’avanzo risultante dal rendiconto per l’esercizio <text:span text:style-name="T3"><text:text-input text:description="">$report.reportYearMin2</text:text-input></text:span><text:s/>: </text:p>
          </table:table-cell>
        </table:table-row>
      </table:table>
      <text:p text:style-name="Text_20_body"/>
      <table:table table:name="AV_appl" table:style-name="AV_5f_appl">
        <table:table-column table:style-name="AV_5f_appl.A" table:number-columns-repeated="5"/>
        <table:table-row table:style-name="TableLine94441562998240">
          <table:table-cell table:style-name="AV_5f_appl.A1" office:value-type="string">
            <text:p text:style-name="P293"/>
          </table:table-cell>
          <table:table-cell table:style-name="AV_5f_appl.A1" office:value-type="string">
            <text:p text:style-name="P293"/>
          </table:table-cell>
          <table:table-cell table:style-name="AV_5f_appl.A1" office:value-type="string">
            <text:p text:style-name="P283">31.12.<text:text-input text:description="">$report.reportYearMin2</text:text-input></text:p>
          </table:table-cell>
          <table:table-cell table:style-name="AV_5f_appl.A1" office:value-type="string">
            <text:p text:style-name="P283">Verwendet - applicato</text:p>
          </table:table-cell>
          <table:table-cell table:style-name="AV_5f_appl.E1" office:value-type="string">
            <text:p text:style-name="P283">Nicht verwendet – non applicato</text:p>
          </table:table-cell>
        </table:table-row>
        <table:table-row table:style-name="TableLine94441563025776">
          <table:table-cell table:style-name="AV_5f_appl.A2" office:value-type="string">
            <text:p text:style-name="P366"><text:span text:style-name="T61"><text:text-input text:description="">@before-row#foreach($a in $AV_appl)</text:text-input></text:span><text:span text:style-name="T61"><text:text-input text:description="">$a.DESCRIZIONE_1</text:text-input></text:span><text:span text:style-name="T61"><text:text-input text:description="">@after-row#end</text:text-input></text:span></text:p>
          </table:table-cell>
          <table:table-cell table:style-name="AV_5f_appl.A2" office:value-type="string">
            <text:p text:style-name="P366"><text:text-input text:description="">$a.DESCRIZIONE</text:text-input></text:p>
          </table:table-cell>
          <table:table-cell table:style-name="AV_5f_appl.A2" office:value-type="string">
            <text:p text:style-name="P365"><text:text-input text:description="">$a.AV</text:text-input><text:s/>€</text:p>
          </table:table-cell>
          <table:table-cell table:style-name="AV_5f_appl.A2" office:value-type="string">
            <text:p text:style-name="P365"><text:text-input text:description="">$a.AV_APPL</text:text-input><text:s/>€</text:p>
          </table:table-cell>
          <table:table-cell table:style-name="AV_5f_appl.E2" office:value-type="string">
            <text:p text:style-name="P365"><text:text-input text:description="">$a.NON_APPL </text:text-input>€</text:p>
          </table:table-cell>
        </table:table-row>
      </table:table>
      <table:table table:name="AV_appl_sum" table:style-name="AV_5f_appl_5f_sum">
        <table:table-column table:style-name="AV_5f_appl_5f_sum.A" table:number-columns-repeated="5"/>
        <table:table-row table:style-name="TableLine94441563010912">
          <table:table-cell table:style-name="AV_5f_appl_5f_sum.A1" office:value-type="string">
            <text:p text:style-name="P291"><text:span text:style-name="T62"><text:text-input text:description=""/></text:span>Gesamt</text:p>
          </table:table-cell>
          <table:table-cell table:style-name="AV_5f_appl_5f_sum.A1" office:value-type="string">
            <text:p text:style-name="P283">Complessivo</text:p>
          </table:table-cell>
          <table:table-cell table:style-name="AV_5f_appl_5f_sum.A1" office:value-type="string">
            <text:p text:style-name="P292"><text:text-input text:description="">#set ( $a= $AV_appl_sum[0] )
$a.AV €</text:text-input></text:p>
          </table:table-cell>
          <table:table-cell table:style-name="AV_5f_appl_5f_sum.A1" office:value-type="string">
            <text:p text:style-name="P288"><text:text-input text:description="">$a.AV_APPL</text:text-input><text:s/>€</text:p>
          </table:table-cell>
          <table:table-cell table:style-name="AV_5f_appl_5f_sum.E1" office:value-type="string">
            <text:p text:style-name="P288"><text:text-input text:description="">$a.NON_APPL</text:text-input><text:s/>€</text:p>
          </table:table-cell>
        </table:table-row>
      </table:table>
      <text:p text:style-name="Text_20_body"/>
      <text:p text:style-name="Text_20_body"/>
      <table:table table:name="Tabelle40" table:style-name="Tabelle40">
        <table:table-column table:style-name="Tabelle40.A"/>
        <table:table-column table:style-name="Tabelle40.B"/>
        <table:table-row table:style-name="Tabelle40.1">
          <table:table-cell table:style-name="Tabelle40.A1" office:value-type="string">
            <text:p text:style-name="ÜberschriftUnterstrichen">Kassastand</text:p>
          </table:table-cell>
          <table:table-cell table:style-name="Tabelle40.A1" office:value-type="string">
            <text:p text:style-name="P259">Fondo cassa</text:p>
          </table:table-cell>
        </table:table-row>
        <table:table-row table:style-name="Tabelle40.1">
          <table:table-cell table:style-name="Tabelle40.A1" office:value-type="string">
            <text:p text:style-name="P227">Der Kassastand der Körperschaft jeweils am 31. Dezember der letzten drei Jahre war folgender:</text:p>
          </table:table-cell>
          <table:table-cell table:style-name="Tabelle40.A1" office:value-type="string">
            <text:p text:style-name="P195">La situazione di cassa dell´Ente al 31 dicembre degli ultimi tre esercizi presenta i seguenti risultati:</text:p>
          </table:table-cell>
        </table:table-row>
      </table:table>
      <text:p text:style-name="P251"/>
      <table:table table:name="Cassa3Anni" table:style-name="Cassa3Anni">
        <table:table-column table:style-name="Cassa3Anni.A"/>
        <table:table-column table:style-name="Cassa3Anni.B"/>
        <table:table-column table:style-name="Cassa3Anni.C"/>
        <table:table-column table:style-name="Cassa3Anni.D"/>
        <table:table-column table:style-name="Cassa3Anni.E"/>
        <table:table-row table:style-name="TableLine94441563038336">
          <table:table-cell table:style-name="Cassa3Anni.A1" office:value-type="string">
            <text:p text:style-name="P332"/>
          </table:table-cell>
          <table:table-cell table:style-name="Cassa3Anni.A1" office:value-type="string">
            <text:p text:style-name="P340"/>
          </table:table-cell>
          <table:table-cell table:style-name="Cassa3Anni.A1" office:value-type="string">
            <text:p text:style-name="P342"><text:text-input text:description="">$Cassa3Anni[0].ANNO</text:text-input></text:p>
          </table:table-cell>
          <table:table-cell table:style-name="Cassa3Anni.A1" office:value-type="string">
            <text:p text:style-name="P343"><text:text-input text:description="">$Cassa3Anni[1].ANNO</text:text-input></text:p>
          </table:table-cell>
          <table:table-cell table:style-name="Cassa3Anni.E1" office:value-type="string">
            <text:p text:style-name="P343"><text:text-input text:description="">$Cassa3Anni[2].ANNO</text:text-input></text:p>
          </table:table-cell>
        </table:table-row>
        <table:table-row table:style-name="TableLine94441563066736">
          <table:table-cell table:style-name="Cassa3Anni.A2" office:value-type="string">
            <text:p text:style-name="P333">Verfügbarkeit</text:p>
          </table:table-cell>
          <table:table-cell table:style-name="Cassa3Anni.A2" office:value-type="string">
            <text:p text:style-name="P340">Disponibilità</text:p>
          </table:table-cell>
          <table:table-cell table:style-name="Cassa3Anni.A2" office:value-type="string">
            <text:p text:style-name="P367"><text:text-input text:description="">$Cassa3Anni[0].CASSA</text:text-input><text:s/>€ </text:p>
          </table:table-cell>
          <table:table-cell table:style-name="Cassa3Anni.A2" office:value-type="string">
            <text:p text:style-name="P367"><text:text-input text:description="">$Cassa3Anni[1].CASSA</text:text-input><text:s/>€ </text:p>
          </table:table-cell>
          <table:table-cell table:style-name="Cassa3Anni.E2" office:value-type="string">
            <text:p text:style-name="P367"><text:text-input text:description="">$Cassa3Anni[2].CASSA</text:text-input><text:s/>€ </text:p>
          </table:table-cell>
        </table:table-row>
        <table:table-row table:style-name="TableLine94441563070528">
          <table:table-cell table:style-name="Cassa3Anni.A2" office:value-type="string">
            <text:p text:style-name="P332">Davon vinkuliert</text:p>
          </table:table-cell>
          <table:table-cell table:style-name="Cassa3Anni.A2" office:value-type="string">
            <text:p text:style-name="P340">Di cui vincolata</text:p>
          </table:table-cell>
          <table:table-cell table:style-name="Cassa3Anni.C3">
            <text:p text:style-name="P341"/>
          </table:table-cell>
          <table:table-cell table:style-name="Cassa3Anni.C3">
            <text:p text:style-name="P341"/>
          </table:table-cell>
          <table:table-cell table:style-name="Cassa3Anni.E3">
            <text:p text:style-name="P341"/>
          </table:table-cell>
        </table:table-row>
        <table:table-row table:style-name="TableLine94441563073280">
          <table:table-cell table:style-name="Cassa3Anni.A2" office:value-type="string">
            <text:p text:style-name="P332">Nicht abgedeckte Bevorschussung</text:p>
          </table:table-cell>
          <table:table-cell table:style-name="Cassa3Anni.A2" office:value-type="string">
            <text:p text:style-name="P340">Anticipazioni non estinta</text:p>
          </table:table-cell>
          <table:table-cell table:style-name="Cassa3Anni.C3">
            <text:p text:style-name="P341"/>
          </table:table-cell>
          <table:table-cell table:style-name="Cassa3Anni.C3">
            <text:p text:style-name="P341"/>
          </table:table-cell>
          <table:table-cell table:style-name="Cassa3Anni.E3">
            <text:p text:style-name="P341"/>
          </table:table-cell>
        </table:table-row>
      </table:table>
      <text:p text:style-name="Text_20_body"/>
      <table:table table:name="Tabelle38" table:style-name="Tabelle38">
        <table:table-column table:style-name="Tabelle38.A"/>
        <table:table-column table:style-name="Tabelle38.B"/>
        <table:table-row table:style-name="Tabelle38.1">
          <table:table-cell table:style-name="Tabelle38.A1" office:value-type="string">
            <text:p text:style-name="ÜberschriftUnterstrichen">Voraussichtlicher Verwaltungsüberschuss / -abgang</text:p>
          </table:table-cell>
          <table:table-cell table:style-name="Tabelle38.A1" office:value-type="string">
            <text:p text:style-name="P259">Presunto avanzo / disavanzo di amministrazione</text:p>
          </table:table-cell>
        </table:table-row>
        <table:table-row table:style-name="Tabelle38.1">
          <table:table-cell table:style-name="Tabelle38.A1" office:value-type="string">
            <text:p text:style-name="P227">Die Gebarung des Finanzjahres <text:text-input text:description="">$report.reportYearMin1</text:text-input><text:s/>ergibt einen voraussichtlichen Überschuss / <text:s/>Abgang und gliedert sich wie folgt: </text:p>
          </table:table-cell>
          <table:table-cell table:style-name="Tabelle38.A1" office:value-type="string">
            <text:p text:style-name="P195">Il risultato della gestione dell’esercizio finanziario <text:text-input text:description="">$report.reportYearMin1</text:text-input><text:s/>presenta un avanzo/ disavanzo <text:s/>previsto come segue: </text:p>
          </table:table-cell>
        </table:table-row>
      </table:table>
      <text:p text:style-name="P244"/>
      <table:table table:name="Avanzo" table:style-name="Avanzo">
        <table:table-column table:style-name="Avanzo.A" table:number-columns-repeated="2"/>
        <table:table-column table:style-name="Avanzo.C"/>
        <table:table-row table:style-name="TableLine94441563076496">
          <table:table-cell table:style-name="Avanzo.A1" office:value-type="string">
            <text:p text:style-name="P330"/>
          </table:table-cell>
          <table:table-cell table:style-name="Avanzo.A1" office:value-type="string">
            <text:p text:style-name="P330"/>
          </table:table-cell>
          <table:table-cell table:style-name="Avanzo.C1" office:value-type="string">
            <text:p text:style-name="P331">Gesamt <text:line-break/> Complessivo </text:p>
          </table:table-cell>
        </table:table-row>
        <table:table-row table:style-name="Avanzo.2">
          <table:table-cell table:style-name="Avanzo.A2" office:value-type="string">
            <text:p text:style-name="P366"><text:span text:style-name="T61"><text:text-input text:description="">@before-row#foreach($a in $Avanzo)</text:text-input></text:span><text:span text:style-name="T61"><text:text-input text:description="">$a.DES1</text:text-input></text:span><text:span text:style-name="T61"><text:text-input text:description="">@after-row#end</text:text-input></text:span></text:p>
          </table:table-cell>
          <table:table-cell table:style-name="Avanzo.A2" office:value-type="string">
            <text:p text:style-name="P368"><text:text-input text:description="">$a.DES2</text:text-input></text:p>
          </table:table-cell>
          <table:table-cell table:style-name="Avanzo.C2" office:value-type="string">
            <text:p text:style-name="P365"><text:text-input text:description="">$a.TOT</text:text-input><text:s/>€</text:p>
          </table:table-cell>
        </table:table-row>
      </table:table>
      <text:p text:style-name="Standard"><text:s text:c="2"/></text:p>
      <text:p text:style-name="P247"/>
      <table:table table:name="AvanzoCompos" table:style-name="AvanzoCompos">
        <table:table-column table:style-name="AvanzoCompos.A" table:number-columns-repeated="2"/>
        <table:table-column table:style-name="AvanzoCompos.C"/>
        <table:table-row table:style-name="TableLine94441563084096">
          <table:table-cell table:style-name="AvanzoCompos.A1" office:value-type="string">
            <text:p text:style-name="P330"/>
          </table:table-cell>
          <table:table-cell table:style-name="AvanzoCompos.A1" office:value-type="string">
            <text:p text:style-name="P330"/>
          </table:table-cell>
          <table:table-cell table:style-name="AvanzoCompos.C1" office:value-type="string">
            <text:p text:style-name="P331">Gesamt <text:line-break/> Complessivo </text:p>
          </table:table-cell>
        </table:table-row>
        <table:table-row table:style-name="TableLine94441563108368">
          <table:table-cell table:style-name="AvanzoCompos.A2" office:value-type="string">
            <text:p text:style-name="P335"><text:span text:style-name="T61"><text:text-input text:description="">@before-row#foreach($a in $AvanzoCompos)</text:text-input></text:span><text:span text:style-name="T61"><text:text-input text:description="">$a.DES1</text:text-input></text:span><text:span text:style-name="T61"><text:text-input text:description="">@after-row#end</text:text-input></text:span></text:p>
          </table:table-cell>
          <table:table-cell table:style-name="AvanzoCompos.A2" office:value-type="string">
            <text:p text:style-name="P347"><text:text-input text:description="">$a.DES2</text:text-input></text:p>
          </table:table-cell>
          <table:table-cell table:style-name="AvanzoCompos.C2" office:value-type="string">
            <text:p text:style-name="P336"><text:text-input text:description="">$a.APPL</text:text-input><text:text-input text:description=""/><text:s/>€</text:p>
          </table:table-cell>
        </table:table-row>
      </table:table>
      <text:p text:style-name="Standard"/>
      <table:table table:name="Tabelle39" table:style-name="Tabelle39">
        <table:table-column table:style-name="Tabelle39.A"/>
        <table:table-column table:style-name="Tabelle39.B"/>
        <table:table-row table:style-name="Tabelle39.1">
          <table:table-cell table:style-name="Tabelle39.A1" office:value-type="string">
            <text:p text:style-name="ÜberschriftUnterstrichen">Überwachung des Haushaltsausgleiches</text:p>
          </table:table-cell>
          <table:table-cell table:style-name="Tabelle39.A1" office:value-type="string">
            <text:p text:style-name="P259">Monitoraggi relativi al pareggio di bilancio</text:p>
          </table:table-cell>
        </table:table-row>
        <table:table-row table:style-name="Tabelle39.1">
          <table:table-cell table:style-name="Tabelle39.A1" office:value-type="string">
            <text:p text:style-name="P227">Die Überwachung der öffentlichen Finanzsalden für das Jahr <text:text-input text:description="">$report.reportYearMin1</text:text-input><text:s/>bringt voraussichtlich ein positives/negatives Ergebnis.</text:p>
          </table:table-cell>
          <table:table-cell table:style-name="Tabelle39.A1" office:value-type="string">
            <text:p text:style-name="P195">Il monitoraggio dei saldi di finanza pubblica per l’anno <text:span text:style-name="T3"><text:text-input text:description="">$report.reportYearMin1</text:text-input></text:span><text:s/>probabilmente porta un risultato positivo/negativo. </text:p>
          </table:table-cell>
        </table:table-row>
        <table:table-row table:style-name="Tabelle39.1">
          <table:table-cell table:style-name="Tabelle39.A1" office:value-type="string">
            <text:p text:style-name="Standard"><text:span text:style-name="T7">Das</text:span> <text:span text:style-name="T3">Rechnungsprüfungsorgan</text:span> <text:span text:style-name="T7">stellt daher fest, dass die gesamte Finanzgebarung der Körperschaft im Jahr </text:span><text:span text:style-name="T7"><text:text-input text:description="">$report.reportYearMin1</text:text-input></text:span><text:span text:style-name="T7"><text:s/>im Ausgleich ist und die Körperschaft die Ziele des öffentlichen Finanzwesens einhalten kann.</text:span> </text:p>
          </table:table-cell>
          <table:table-cell table:style-name="Tabelle39.A1" office:value-type="string">
            <text:p text:style-name="P195">L’organo di revisione rileva, pertanto, che la gestione finanziaria complessiva dell’ente nel <text:span text:style-name="T3"><text:text-input text:description="">$report.reportYearMin1</text:text-input></text:span><text:s/>risulta in equilibrio e che l’ente potrà rispettare gli obiettivi di finanza pubblica. </text:p>
          </table:table-cell>
        </table:table-row>
        <table:table-row table:style-name="Tabelle39.1">
          <table:table-cell table:style-name="Tabelle39.A1" office:value-type="string">
            <text:p text:style-name="P228">oder</text:p>
          </table:table-cell>
          <table:table-cell table:style-name="Tabelle39.A1" office:value-type="string">
            <text:p text:style-name="P196">oppure</text:p>
          </table:table-cell>
        </table:table-row>
        <table:table-row table:style-name="Tabelle39.1">
          <table:table-cell table:style-name="Tabelle39.A1" office:value-type="string">
            <text:p text:style-name="Standard"><text:span text:style-name="T7">Das</text:span> <text:span text:style-name="T3">Rechnungsprüfungsorgan</text:span> <text:span text:style-name="T7">stellt fest, dass die Finanzgebarung der Körperschaft für das Jahr </text:span><text:span text:style-name="T7"><text:text-input text:description="">$report.reportYearMin1</text:text-input></text:span><text:span text:style-name="T7"><text:s/>aus folgenden Gründen nicht im Gleichgewicht erscheint .................... und daher die Vorgaben des öffentlichen Finanzwesens nicht eingehalten werden können und fordert die Körperschaft daher auf, ...................</text:span> </text:p>
          </table:table-cell>
          <table:table-cell table:style-name="Tabelle39.A1" office:value-type="string">
            <text:p text:style-name="P195">L’organo di revisione nel rilevare che la gestione finanziaria complessiva dell’ente nel <text:span text:style-name="T3"><text:text-input text:description="">$report.reportYearMin1</text:text-input></text:span><text:s/>è in squilibrio per i seguenti motivi ……………………. e che non sarà possibile rispettare i vincoli di finanza pubblica ed invita perciò l’ente a…………………… </text:p>
          </table:table-cell>
        </table:table-row>
      </table:table>
      <text:p text:style-name="Standard"/>
      <table:table table:name="Tabelle41" table:style-name="Tabelle41">
        <table:table-column table:style-name="Tabelle41.A"/>
        <table:table-column table:style-name="Tabelle41.B"/>
        <table:table-row table:style-name="Tabelle41.1">
          <table:table-cell table:style-name="Tabelle41.A1" office:value-type="string">
            <text:h text:style-name="P396" text:outline-level="2">HAUSHALTSVORANSCHLAG</text:h>
            <text:p text:style-name="P15"><text:text-input text:description="">$report.reportYear</text:text-input><text:s/>- <text:text-input text:description="">$report.reportYearPlus2</text:text-input></text:p>
          </table:table-cell>
          <table:table-cell table:style-name="Tabelle41.A1" office:value-type="string">
            <text:h text:style-name="P397" text:outline-level="2">BILANCIO DI PREVISIONE</text:h>
            <text:p text:style-name="P189"><text:text-input text:description="">$report.reportYear</text:text-input><text:s/>- <text:text-input text:description="">$report.reportYearPlus2</text:text-input></text:p>
          </table:table-cell>
        </table:table-row>
        <table:table-row table:style-name="Tabelle41.1">
          <table:table-cell table:style-name="Tabelle41.A1" office:value-type="string">
            <text:p text:style-name="P227">Das Rechnungsprüfungsorgan hat die Dokumente geprüft und festgestellt, dass der Haushalt nach den Kriterien der. harmonisierten Bilanz gegliedert ist</text:p>
          </table:table-cell>
          <table:table-cell table:style-name="Tabelle41.A1" office:value-type="string">
            <text:p text:style-name="P195">L’Organo di revisione ha verificato che tutti i documenti contabili sono stati predisposti e redatti sulla base del sistema di codifica della contabilità armonizzata.</text:p>
          </table:table-cell>
        </table:table-row>
        <table:table-row table:style-name="Tabelle41.1">
          <table:table-cell table:style-name="Tabelle41.A1" office:value-type="string">
            <text:p text:style-name="P261">1) Überprüfung des Finanzausgleichs und des <text:soft-page-break/>Ausgleichs der Durchgangsposten</text:p>
          </table:table-cell>
          <table:table-cell table:style-name="Tabelle41.A1" office:value-type="string">
            <text:p text:style-name="ÜberschriftUnterstrichen">1) Verifica pareggio finanziario ed equivalenza <text:soft-page-break/>dei servizi per c/terzi</text:p>
          </table:table-cell>
        </table:table-row>
        <table:table-row table:style-name="Tabelle41.1">
          <table:table-cell table:style-name="Tabelle41.A1" office:value-type="string">
            <text:p text:style-name="P227"><text:span text:style-name="T36">Der Haushaltsvoranschlag </text:span><text:span text:style-name="T36"><text:text-input text:description="">$report.reportYearMin1</text:text-input></text:span><text:span text:style-name="T36"><text:s/>– </text:span><text:span text:style-name="T36"><text:text-input text:description="">$report.reportYearPlus1</text:text-input></text:span><text:span text:style-name="T36"><text:s/>ist so angelegt, dass die Gleichgewichte gemäß Art. 162 des Einheitstextes</text:span> <text:s/><text:span text:style-name="T36">(GvD 267/2000)</text:span> <text:span text:style-name="T54">(nicht)</text:span> <text:span text:style-name="T36">eingehalten werden.</text:span> </text:p>
          </table:table-cell>
          <table:table-cell table:style-name="Tabelle41.A1" office:value-type="string">
            <text:p text:style-name="P199">L’impostazione del bilancio di previsione <text:span text:style-name="T10"><text:text-input text:description="">$report.reportYearMin1</text:text-input></text:span><text:s/>- <text:span text:style-name="T10"><text:text-input text:description="">$report.reportYearPlus1</text:text-input></text:span><text:s/>è tale da <text:span text:style-name="T53">(non)</text:span> garantire il rispetto degli equilibri nei termini previ <text:s/>sti dall’art. 162 del TUEL (D.Lgs. 267/2000) </text:p>
          </table:table-cell>
        </table:table-row>
        <table:table-row table:style-name="Tabelle41.1">
          <table:table-cell table:style-name="Tabelle41.A1" office:value-type="string">
            <text:p text:style-name="P250"><text:span text:style-name="T11">Der Haushaltsvoranschlag </text:span><text:span text:style-name="T11"><text:text-input text:description="">$report.reportYearMin1</text:text-input></text:span><text:span text:style-name="T11"><text:s/>– </text:span><text:span text:style-name="T11"><text:text-input text:description="">$report.reportYearPlus1</text:text-input></text:span><text:span text:style-name="T11"><text:s/>ist so angelegt, dass ein nicht negativer Kompetenzsaldo im Sinne von Art. 1, Abs. 821 des Gesetzes 145/2018</text:span> <text:span text:style-name="T10">unter Bezugnahme auf die Übersichten der Ausgleiche gemäß</text:span> <text:s text:c="2"/><text:span text:style-name="T10">MD vom 01. August 2019 erreicht wird</text:span> <text:span text:style-name="T11">.</text:span> </text:p>
          </table:table-cell>
          <table:table-cell table:style-name="Tabelle41.A1" office:value-type="string">
            <text:p text:style-name="P200">L’impostazione del bilancio di previsione <text:span text:style-name="T10"><text:text-input text:description="">$report.reportYearMin1</text:text-input></text:span><text:span text:style-name="T10"><text:s/>– </text:span><text:span text:style-name="T10"><text:text-input text:description="">$report.reportYearPlus1</text:text-input></text:span><text:s/>è tale <text:span text:style-name="T53">(non)</text:span> garantire il rispetto del saldo di competenza d'esercizio non negativo ai sensi art. 1, comma 821, legge n. 145/2018 con riferimento ai prospetti degli equi <text:s text:c="2"/>libri di cui al DM 1 agosto 2019. </text:p>
          </table:table-cell>
        </table:table-row>
        <table:table-row table:style-name="Tabelle41.1">
          <table:table-cell table:style-name="Tabelle41.A1" office:value-type="string">
            <text:p text:style-name="P231">Die Ansätze für die Jahre <text:span text:style-name="T36"><text:text-input text:description="">$report.reportYear</text:text-input></text:span><text:span text:style-name="T36"><text:s/>– </text:span><text:span text:style-name="T36"><text:text-input text:description="">$report.reportYearPlus2</text:text-input></text:span><text:s/>im Vergleich zu den endgültigen Ansätzen für das Jahr <text:text-input text:description="">$report.reportYearMin1</text:text-input><text:s/>sind folgende:</text:p>
          </table:table-cell>
          <table:table-cell table:style-name="Tabelle41.A1" office:value-type="string">
            <text:p text:style-name="P201">Le previsioni di competenza per gli anni <text:span text:style-name="T10"><text:text-input text:description="">$report.reportYear</text:text-input></text:span><text:span text:style-name="T10"><text:s/>– </text:span><text:span text:style-name="T10"><text:text-input text:description="">$report.reportYearPlus2</text:text-input></text:span><text:s/>confrontate con le previsioni definitive per l’anno <text:span text:style-name="T3"><text:text-input text:description="">$report.reportYearMin1</text:text-input></text:span><text:s/>sono così formulate: </text:p>
          </table:table-cell>
        </table:table-row>
      </table:table>
      <text:p text:style-name="P244"/>
      <table:table table:name="E_AV" table:style-name="E_5f_AV">
        <table:table-column table:style-name="E_5f_AV.A" table:number-columns-repeated="7"/>
        <table:table-row table:style-name="TableLine94441563132560">
          <table:table-cell table:style-name="E_5f_AV.A1" office:value-type="string">
            <text:p text:style-name="P278">Einnahmen</text:p>
          </table:table-cell>
          <table:table-cell table:style-name="E_5f_AV.A1" office:value-type="string">
            <text:p text:style-name="P283">Entrate</text:p>
          </table:table-cell>
          <table:table-cell table:style-name="E_5f_AV.A1" office:value-type="string">
            <text:p text:style-name="P284">Kassa</text:p>
            <text:p text:style-name="P279">Cassa</text:p>
          </table:table-cell>
          <table:table-cell table:style-name="E_5f_AV.A1" office:value-type="string">
            <text:p text:style-name="P223">Ansatz</text:p>
            <text:p text:style-name="P359">Stanziamento</text:p>
            <text:p text:style-name="P169"><text:text-input text:description="">$report.reportYearMin1</text:text-input></text:p>
          </table:table-cell>
          <table:table-cell table:style-name="E_5f_AV.A1" office:value-type="string">
            <text:p text:style-name="P211">Vorschau</text:p>
            <text:p text:style-name="P284">Previsione</text:p>
            <text:p text:style-name="P169"><text:text-input text:description="">$report.reportYear</text:text-input></text:p>
          </table:table-cell>
          <table:table-cell table:style-name="E_5f_AV.A1" office:value-type="string">
            <text:p text:style-name="P279">Vorschau</text:p>
            <text:p text:style-name="P284">Previsione</text:p>
            <text:p text:style-name="P169"><text:text-input text:description="">$report.reportYearPlus1</text:text-input></text:p>
          </table:table-cell>
          <table:table-cell table:style-name="E_5f_AV.G1" office:value-type="string">
            <text:p text:style-name="P279">Vorschau</text:p>
            <text:p text:style-name="P284">Previsione</text:p>
            <text:p text:style-name="P169"><text:text-input text:description="">$report.reportYearPlus2</text:text-input></text:p>
          </table:table-cell>
        </table:table-row>
        <table:table-row table:style-name="TableLine94441563203248">
          <table:table-cell table:style-name="E_5f_AV.B2" office:value-type="string">
            <text:p text:style-name="P281"><text:text-input text:description="">@before-row#foreach($d in $E_AV)</text:text-input><text:text-input text:description=""/><text:text-input text:description="">$d.DESTIT_1</text:text-input><text:text-input text:description="">@after-row#end</text:text-input></text:p>
          </table:table-cell>
          <table:table-cell table:style-name="E_5f_AV.B2" office:value-type="string">
            <text:p text:style-name="P298"><text:text-input text:description="">$d.DESTIT</text:text-input></text:p>
          </table:table-cell>
          <table:table-cell table:style-name="E_5f_AV.C2" office:value-type="string">
            <text:p text:style-name="P304"><text:text-input text:description="">$d.CASSA €</text:text-input></text:p>
          </table:table-cell>
          <table:table-cell table:style-name="E_5f_AV.D2" office:value-type="string">
            <text:p text:style-name="P337"><text:text-input text:description="">$d.STANZCORSO</text:text-input><text:s/><text:span text:style-name="T63">€</text:span></text:p>
          </table:table-cell>
          <table:table-cell table:style-name="E_5f_AV.E2" office:value-type="string">
            <text:p text:style-name="P337"><text:text-input text:description="">$d.PREV</text:text-input><text:s/><text:span text:style-name="T63">€</text:span></text:p>
          </table:table-cell>
          <table:table-cell table:style-name="E_5f_AV.F2" office:value-type="string">
            <text:p text:style-name="P300"><text:text-input text:description="">$d.PREV1</text:text-input><text:s/><text:span text:style-name="T63">€</text:span></text:p>
          </table:table-cell>
          <table:table-cell table:style-name="E_5f_AV.G2" office:value-type="string">
            <text:p text:style-name="P301"><text:text-input text:description="">$d.PREV2 €</text:text-input></text:p>
          </table:table-cell>
        </table:table-row>
      </table:table>
      <table:table table:name="E_AV_sum" table:style-name="E_5f_AV_5f_sum">
        <table:table-column table:style-name="E_5f_AV_5f_sum.A" table:number-columns-repeated="7"/>
        <table:table-row table:style-name="TableLine94441563179216">
          <table:table-cell table:style-name="E_5f_AV_5f_sum.A1" office:value-type="string">
            <text:p text:style-name="P278">Gesamt</text:p>
          </table:table-cell>
          <table:table-cell table:style-name="E_5f_AV_5f_sum.A1" office:value-type="string">
            <text:p text:style-name="P283">Complessivo</text:p>
          </table:table-cell>
          <table:table-cell table:style-name="E_5f_AV_5f_sum.A1" office:value-type="string">
            <text:p text:style-name="P292"><text:text-input text:description="">#set ( $a= $E_AV_sum[0] )
$a.CASSA €</text:text-input></text:p>
          </table:table-cell>
          <table:table-cell table:style-name="E_5f_AV_5f_sum.A1" office:value-type="string">
            <text:p text:style-name="P288"><text:text-input text:description="">$a.STANZCORSO</text:text-input><text:s/>€</text:p>
          </table:table-cell>
          <table:table-cell table:style-name="E_5f_AV_5f_sum.A1" office:value-type="string">
            <text:p text:style-name="P288"><text:text-input text:description="">$a.PREV</text:text-input><text:s/>€</text:p>
          </table:table-cell>
          <table:table-cell table:style-name="E_5f_AV_5f_sum.A1" office:value-type="string">
            <text:p text:style-name="P288"><text:text-input text:description="">$a.PREV1</text:text-input><text:s/>€</text:p>
          </table:table-cell>
          <table:table-cell table:style-name="E_5f_AV_5f_sum.G1" office:value-type="string">
            <text:p text:style-name="P277"><text:text-input text:description="">$a.PREV2</text:text-input><text:s/>€</text:p>
          </table:table-cell>
        </table:table-row>
      </table:table>
      <text:p text:style-name="P188"/>
      <table:table table:name="Uscite" table:style-name="Uscite">
        <table:table-column table:style-name="Uscite.A" table:number-columns-repeated="6"/>
        <table:table-column table:style-name="Uscite.G"/>
        <table:table-row table:style-name="TableLine94441563207952">
          <table:table-cell table:style-name="Uscite.A1" office:value-type="string">
            <text:p text:style-name="P278">Ausgaben</text:p>
          </table:table-cell>
          <table:table-cell table:style-name="Uscite.A1" office:value-type="string">
            <text:p text:style-name="P305">Spese</text:p>
          </table:table-cell>
          <table:table-cell table:style-name="Uscite.A1" office:value-type="string">
            <text:p text:style-name="P284">Kassa</text:p>
            <text:p text:style-name="P279">Cassa</text:p>
          </table:table-cell>
          <table:table-cell table:style-name="Uscite.A1" office:value-type="string">
            <text:p text:style-name="P223">Ansatz</text:p>
            <text:p text:style-name="P359">Stanziamento</text:p>
            <text:p text:style-name="P169"><text:text-input text:description="">$report.reportYearMin1</text:text-input></text:p>
          </table:table-cell>
          <table:table-cell table:style-name="Uscite.A1" office:value-type="string">
            <text:p text:style-name="P211">Vorschau</text:p>
            <text:p text:style-name="P284">Previsione</text:p>
            <text:p text:style-name="P169"><text:text-input text:description="">$report.reportYear</text:text-input></text:p>
          </table:table-cell>
          <table:table-cell table:style-name="Uscite.A1" office:value-type="string">
            <text:p text:style-name="P279">Vorschau</text:p>
            <text:p text:style-name="P284">Previsione</text:p>
            <text:p text:style-name="P169"><text:text-input text:description="">$report.reportYearPlus1</text:text-input></text:p>
          </table:table-cell>
          <table:table-cell table:style-name="Uscite.G1" office:value-type="string">
            <text:p text:style-name="P279">Vorschau</text:p>
            <text:p text:style-name="P284">Previsione</text:p>
            <text:p text:style-name="P169"><text:text-input text:description="">$report.reportYearPlus2</text:text-input></text:p>
          </table:table-cell>
        </table:table-row>
        <table:table-row table:style-name="TableLine94441563245584">
          <table:table-cell table:style-name="Uscite.F2" office:value-type="string">
            <text:p text:style-name="P281"><text:text-input text:description="">@before-row#foreach($d in $Uscite)</text:text-input><text:text-input text:description=""/><text:text-input text:description="">$d.DESTIT_1</text:text-input><text:text-input text:description="">@after-row#end</text:text-input></text:p>
          </table:table-cell>
          <table:table-cell table:style-name="Uscite.F2" office:value-type="string">
            <text:p text:style-name="P298"><text:text-input text:description="">$d.DESTIT</text:text-input></text:p>
          </table:table-cell>
          <table:table-cell table:style-name="Uscite.F2" office:value-type="string">
            <text:p text:style-name="P304"><text:text-input text:description="">$d.CASSA €</text:text-input></text:p>
          </table:table-cell>
          <table:table-cell table:style-name="Uscite.F2" office:value-type="string">
            <text:p text:style-name="P337"><text:text-input text:description="">$d.STANZCORSO</text:text-input><text:s/><text:span text:style-name="T63">€</text:span></text:p>
          </table:table-cell>
          <table:table-cell table:style-name="Uscite.F2" office:value-type="string">
            <text:p text:style-name="P337"><text:text-input text:description="">$d.PREV</text:text-input><text:s/><text:span text:style-name="T63">€</text:span></text:p>
          </table:table-cell>
          <table:table-cell table:style-name="Uscite.F2" office:value-type="string">
            <text:p text:style-name="P300"><text:text-input text:description="">$d.PREV1</text:text-input><text:s/><text:span text:style-name="T63">€</text:span></text:p>
          </table:table-cell>
          <table:table-cell table:style-name="Uscite.G2" office:value-type="string">
            <text:p text:style-name="P301"><text:text-input text:description="">$d.PREV2 €</text:text-input></text:p>
          </table:table-cell>
        </table:table-row>
      </table:table>
      <text:p text:style-name="Standard"/>
      <table:table table:name="Tabelle5" table:style-name="Tabelle5">
        <table:table-column table:style-name="Tabelle5.A"/>
        <table:table-column table:style-name="Tabelle5.B"/>
        <table:table-row table:style-name="Tabelle5.1">
          <table:table-cell table:style-name="Tabelle5.A1" office:value-type="string">
            <text:p text:style-name="Standard"><text:span text:style-name="T7">Die Kompetenzansätze berücksichtigen den im</text:span> <text:span text:style-name="T33">GvD</text:span> <text:span text:style-name="T7">118/2011</text:span> <text:span text:style-name="T10">vorgesehenen</text:span> <text:span text:style-name="T7">Grundsatz Nr. 16 der finanziellen Kompetenz und sehen die Einnahmen und Ausgaben vor, die in den jeweiligen Jahren fällig werden, auch wenn die rechtliche Grundlage in einem der vorhergehenden Jahre entstanden ist.</text:span> </text:p>
          </table:table-cell>
          <table:table-cell table:style-name="Tabelle5.A1" office:value-type="string">
            <text:p text:style-name="P195">Le previsioni di competenza rispettano il principio generale n. 16 della competenza finanziaria di cui al D.Lgs. n. 118/2011, e rappresentano le entrate e le spese che si prevede saranno esigibili in ciascuno degli esercizi considerati anche se l’obbligazione giuridica è sorta in esercizi precedenti</text:p>
          </table:table-cell>
        </table:table-row>
        <table:table-row table:style-name="Tabelle5.1">
          <table:table-cell table:style-name="Tabelle5.A1" office:value-type="string">
            <text:p text:style-name="P233">Zweckgebundener Mehrjahresfond (ZMJF)</text:p>
          </table:table-cell>
          <table:table-cell table:style-name="Tabelle5.A1" office:value-type="string">
            <text:p text:style-name="P242">Fondo pluriennale vincolato (FPV)</text:p>
          </table:table-cell>
        </table:table-row>
        <text:soft-page-break/>
        <table:table-row table:style-name="Tabelle5.1">
          <table:table-cell table:style-name="Tabelle5.A1" office:value-type="string">
            <text:p text:style-name="P227">Der zweckgebundene Mehrjahresfond betrifft die Ausgaben, die mit Zweckbindung für die folgenden Jahre verpflichtet werden oder bereits in vorhergehenden Jahren mit Anlastung in den Folgejahren verpflichtet worden sind, deren Deckung durch Einnahmen erfolgt, die im Laufe des Jahres festgestellt werden oder in den Vorjahren festgestellt wurden und dem zweckgebundenen Mehrjahresfond für die Einnahmen zugeschrieben werden.</text:p>
          </table:table-cell>
          <table:table-cell table:style-name="Tabelle5.A1" office:value-type="string">
            <text:p text:style-name="P195">Il Fondo pluriennale vincolato indica le spese che si prevede di impegnare nell’esercizio con imputazione agli esercizi successivi, o già impegnate negli esercizi precedenti con imputazione agli esercizi successivi, la cui copertura è costituita da entrate che si prevede di accertare nel corso dell’esercizio, o da entrate già accertate negli esercizi precedenti e iscritte nel fondo pluriennale previsto tra le entrate.</text:p>
          </table:table-cell>
        </table:table-row>
        <table:table-row table:style-name="Tabelle5.1">
          <table:table-cell table:style-name="Tabelle5.A1" office:value-type="string">
            <text:p text:style-name="P227">Der Fond deckt die Ausgaben für die Folgejahre und dient der Notwendigkeit, den in der Anlage 4/2 des GvD. 118/2011 vorgesehenen Grundsatz der finanziellen Kompetenz anzuwenden und den <text:s/>zeitlichen Zusammenhang zwischen dem Erwerb der finanziellen Mittel und der Tätigung der Ausgabe herzustellen. </text:p>
          </table:table-cell>
          <table:table-cell table:style-name="Tabelle5.A1" office:value-type="string">
            <text:p text:style-name="P195">Il Fondo garantisce la copertura di spese imputate agli esercizi successivi a quello in corso, in cui il Fondo si è generato a seguito dell’esigenza di applicare il principio della competenza finanziaria di <text:s/>cui all’allegato 4/2 al d.lgs.118/2011 e di rendere evidente la distanza temporale intercorrente tra l’acquisizione dei finanziamenti e l’effettivo impiego di tali risorse. </text:p>
          </table:table-cell>
        </table:table-row>
        <table:table-row table:style-name="Tabelle5.1">
          <table:table-cell table:style-name="Tabelle5.A1" office:value-type="string">
            <text:p text:style-name="P227">Stichprobenartig wurde Folgendes überprüft:</text:p>
          </table:table-cell>
          <table:table-cell table:style-name="Tabelle5.A1" office:value-type="string">
            <text:p text:style-name="P195">Si è provveduto a verificare a campione:</text:p>
          </table:table-cell>
        </table:table-row>
        <table:table-row table:style-name="Tabelle5.1">
          <table:table-cell table:style-name="Tabelle5.A1" office:value-type="string">
            <text:list xml:id="list1799201095" text:style-name="minus">
              <text:list-item>
                <text:p text:style-name="P398">die Finanzierungsquellen des ZMF für den laufenden und den Investitionsteil;</text:p>
              </text:list-item>
            </text:list>
          </table:table-cell>
          <table:table-cell table:style-name="Tabelle5.A1" office:value-type="string">
            <text:list xml:id="list164260165815523" text:continue-numbering="true" text:style-name="minus">
              <text:list-item>
                <text:p text:style-name="P402">la fonte di finanziamento del FPV di parte corrente e di parte capitale;</text:p>
              </text:list-item>
            </text:list>
          </table:table-cell>
        </table:table-row>
        <table:table-row table:style-name="Tabelle5.1">
          <table:table-cell table:style-name="Tabelle5.A1" office:value-type="string">
            <text:list xml:id="list164260320058754" text:continue-numbering="true" text:style-name="minus">
              <text:list-item>
                <text:p text:style-name="P398">die Einnahmefeststellungen von fälligen Forderungen, die zur Bildung des ZMF beitragen;</text:p>
              </text:list-item>
            </text:list>
          </table:table-cell>
          <table:table-cell table:style-name="Tabelle5.A1" office:value-type="string">
            <text:list xml:id="list164258990704040" text:continue-numbering="true" text:style-name="minus">
              <text:list-item>
                <text:p text:style-name="P402">la sussistenza dell’accertamento di entrata relativo a obbligazioni attive scadute ed esigibili che contribuiscono alla formazione del <text:s text:c="3"/>FPV; </text:p>
              </text:list-item>
            </text:list>
          </table:table-cell>
        </table:table-row>
        <table:table-row table:style-name="Tabelle5.1">
          <table:table-cell table:style-name="Tabelle5.A1" office:value-type="string">
            <text:list xml:id="list164260645412478" text:continue-numbering="true" text:style-name="minus">
              <text:list-item>
                <text:p text:style-name="P398">die Bildung des ZMF aufgrund von rechtlichen passiven Verbindlichkeiten;</text:p>
              </text:list-item>
            </text:list>
          </table:table-cell>
          <table:table-cell table:style-name="Tabelle5.A1" office:value-type="string">
            <text:list xml:id="list164259093026294" text:continue-numbering="true" text:style-name="minus">
              <text:list-item>
                <text:p text:style-name="P402">la costituzione del FPV in presenza di obbligazioni giuridiche passive perfezionate;</text:p>
              </text:list-item>
            </text:list>
          </table:table-cell>
        </table:table-row>
        <table:table-row table:style-name="Tabelle5.1">
          <table:table-cell table:style-name="Tabelle5.A1" office:value-type="string">
            <text:list xml:id="list164259846554978" text:continue-numbering="true" text:style-name="minus">
              <text:list-item>
                <text:p text:style-name="P398">die Bildung des ZMF bezüglich der erteilten öffentlichen Aufträge;</text:p>
              </text:list-item>
            </text:list>
          </table:table-cell>
          <table:table-cell table:style-name="Tabelle5.A1" office:value-type="string">
            <text:list xml:id="list164258613104901" text:continue-numbering="true" text:style-name="minus">
              <text:list-item>
                <text:p text:style-name="P402">la costituzione del FPV riferito agli appalti pubblici;</text:p>
              </text:list-item>
            </text:list>
          </table:table-cell>
        </table:table-row>
        <table:table-row table:style-name="Tabelle5.1">
          <table:table-cell table:style-name="Tabelle5.A1" office:value-type="string">
            <text:list xml:id="list164258933324721" text:continue-numbering="true" text:style-name="minus">
              <text:list-item>
                <text:p text:style-name="P398">die Verfassung von angemessenen Zeitplänen für die Neuzuweisung von Passivrückständen, die durch den ZMF gedeckt sind;</text:p>
              </text:list-item>
            </text:list>
          </table:table-cell>
          <table:table-cell table:style-name="Tabelle5.A1" office:value-type="string">
            <text:list xml:id="list164260371472225" text:continue-numbering="true" text:style-name="minus">
              <text:list-item>
                <text:p text:style-name="P402">la formulazione di adeguati cronoprogrammi di spesa in ordine alla reimputazione di residui passivi coperti dal FPV;</text:p>
              </text:list-item>
            </text:list>
          </table:table-cell>
        </table:table-row>
        <table:table-row table:style-name="Tabelle5.1">
          <table:table-cell table:style-name="Tabelle5.A1" office:value-type="string">
            <text:list xml:id="list164258690423930" text:continue-numbering="true" text:style-name="minus">
              <text:list-item>
                <text:p text:style-name="P398">die Einbringlichkeit von Passivrückständen, die durch den ZMF gedeckt sind.</text:p>
              </text:list-item>
            </text:list>
          </table:table-cell>
          <table:table-cell table:style-name="Tabelle5.A1" office:value-type="string">
            <text:list xml:id="list164260367030636" text:continue-numbering="true" text:style-name="minus">
              <text:list-item>
                <text:p text:style-name="P402">l’esigibilità dei residui passivi coperti da FPV.</text:p>
              </text:list-item>
            </text:list>
          </table:table-cell>
        </table:table-row>
        <table:table-row table:style-name="Tabelle5.1">
          <table:table-cell table:style-name="Tabelle5.A1" office:value-type="string">
            <text:p text:style-name="P227">Die Bildung des im Einnahmenteil eingeschriebenen ZMF erfolgt wie folgt:</text:p>
          </table:table-cell>
          <table:table-cell table:style-name="Tabelle5.A1" office:value-type="string">
            <text:p text:style-name="P195">Il fondo pluriennale vincolato iscritto nella parte entrata é compost dale seguenti fonti:</text:p>
          </table:table-cell>
        </table:table-row>
      </table:table>
      <text:p text:style-name="P210"/>
      <table:table table:name="Entrate" table:style-name="Entrate">
        <table:table-column table:style-name="Entrate.A" table:number-columns-repeated="2"/>
        <table:table-column table:style-name="Entrate.C"/>
        <table:table-row table:style-name="Entrate.1">
          <table:table-cell table:style-name="Entrate.A1" office:value-type="string">
            <text:p text:style-name="P357">Bildung des ZMF</text:p>
          </table:table-cell>
          <table:table-cell table:style-name="Entrate.A1" office:value-type="string">
            <text:p text:style-name="P352">Fonti del FPV</text:p>
          </table:table-cell>
          <table:table-cell table:style-name="Entrate.C1" office:value-type="string">
            <text:p text:style-name="P356"/>
          </table:table-cell>
        </table:table-row>
        <table:table-row table:style-name="TableLine94441563311424">
          <table:table-cell table:style-name="Entrate.A4" office:value-type="string">
            <text:p text:style-name="P358">Laufende Einnahmen</text:p>
          </table:table-cell>
          <table:table-cell table:style-name="Entrate.B4" office:value-type="string">
            <text:p text:style-name="P354">Entrate correnti</text:p>
          </table:table-cell>
          <table:table-cell table:style-name="Entrate.C2">
            <text:p text:style-name="P355"/>
          </table:table-cell>
        </table:table-row>
        <table:table-row table:style-name="TableLine94441563313680">
          <table:table-cell table:style-name="Entrate.A5" office:value-type="string">
            <text:p text:style-name="P358">Einnahmen auf Kapitalkonto</text:p>
          </table:table-cell>
          <table:table-cell table:style-name="Entrate.B5" office:value-type="string">
            <text:p text:style-name="P354">Entrate in conto capitale</text:p>
          </table:table-cell>
          <table:table-cell table:style-name="Entrate.C3">
            <text:p text:style-name="P355"/>
          </table:table-cell>
        </table:table-row>
        <table:table-row table:style-name="TableLine94441563315984">
          <table:table-cell table:style-name="Entrate.A4" office:value-type="string">
            <text:p text:style-name="P358">Aufnahme von Darlehen</text:p>
          </table:table-cell>
          <table:table-cell table:style-name="Entrate.B4" office:value-type="string">
            <text:p text:style-name="P354">Assunzione di mutui</text:p>
          </table:table-cell>
          <table:table-cell table:style-name="Entrate.C4">
            <text:p text:style-name="P355"/>
          </table:table-cell>
        </table:table-row>
        <table:table-row table:style-name="TableLine94441563317408">
          <table:table-cell table:style-name="Entrate.A5" office:value-type="string">
            <text:p text:style-name="P358">Andere Einnahmen</text:p>
          </table:table-cell>
          <table:table-cell table:style-name="Entrate.B5" office:value-type="string">
            <text:p text:style-name="P354">Altre risorse</text:p>
          </table:table-cell>
          <table:table-cell table:style-name="Entrate.C5">
            <text:p text:style-name="P355"/>
          </table:table-cell>
        </table:table-row>
        <table:table-row table:style-name="TableLine94441563318944">
          <table:table-cell table:style-name="Entrate.A6" office:value-type="string">
            <text:p text:style-name="P357">Gesamt</text:p>
          </table:table-cell>
          <table:table-cell table:style-name="Entrate.B6" office:value-type="string">
            <text:p text:style-name="P352">Totale</text:p>
          </table:table-cell>
          <table:table-cell table:style-name="Entrate.C6" table:formula="ooow:sum&lt;C2:C5&gt;" office:value-type="float" office:value="0">
            <text:p text:style-name="P353">0.00</text:p>
          </table:table-cell>
        </table:table-row>
      </table:table>
      <text:p text:style-name="Standard"/>
      <table:table table:name="Tabelle7" table:style-name="Tabelle7">
        <table:table-column table:style-name="Tabelle7.A"/>
        <table:table-column table:style-name="Tabelle7.B"/>
        <text:soft-page-break/>
        <table:table-row table:style-name="Tabelle7.1">
          <table:table-cell table:style-name="Tabelle7.A1" office:value-type="string">
            <text:p text:style-name="P233">2) Überprüfung der Haushaltsgeleichgewichte</text:p>
          </table:table-cell>
          <table:table-cell table:style-name="Tabelle7.A1" office:value-type="string">
            <text:p text:style-name="P242">2) Verifica equilibri di bilancio</text:p>
          </table:table-cell>
        </table:table-row>
        <table:table-row table:style-name="Tabelle7.1">
          <table:table-cell table:style-name="Tabelle7.A1" office:value-type="string">
            <text:p text:style-name="P227">Wie aus der folgenden Zusammenfassung hervorgeht, ist das wirtschaftliche, finanzielle Gleichgewicht <text:span text:style-name="T52">(nicht)</text:span> eingehalten: </text:p>
          </table:table-cell>
          <table:table-cell table:style-name="Tabelle7.A1" office:value-type="string">
            <text:p text:style-name="Standard">L’equilibrio economico finanziario <text:span text:style-name="T52">(non)</text:span> risulta rispettato, come si evince dal seguente quadro riassuntivo </text:p>
          </table:table-cell>
        </table:table-row>
      </table:table>
      <text:p text:style-name="P252"/>
      <table:table table:name="Equilibrio1Plur" table:style-name="Equilibrio1Plur">
        <table:table-column table:style-name="Equilibrio1Plur.A"/>
        <table:table-column table:style-name="Equilibrio1Plur.B"/>
        <table:table-column table:style-name="Equilibrio1Plur.C" table:number-columns-repeated="3"/>
        <table:table-row table:style-name="TableLine94441563323504">
          <table:table-cell table:style-name="Equilibrio1Plur.A1" office:value-type="string">
            <text:p text:style-name="P278">Beschreibung</text:p>
          </table:table-cell>
          <table:table-cell table:style-name="Equilibrio1Plur.A1" office:value-type="string">
            <text:p text:style-name="P283">Descrizione</text:p>
          </table:table-cell>
          <table:table-cell table:style-name="Equilibrio1Plur.A1" office:value-type="string">
            <text:p text:style-name="P170"><text:text-input text:description="">$report.reportYear</text:text-input></text:p>
          </table:table-cell>
          <table:table-cell table:style-name="Equilibrio1Plur.A1" office:value-type="string">
            <text:p text:style-name="P170"><text:text-input text:description="">$report.reportYearPlus1</text:text-input></text:p>
          </table:table-cell>
          <table:table-cell table:style-name="Equilibrio1Plur.E1" office:value-type="string">
            <text:p text:style-name="P170"><text:text-input text:description="">$report.reportYearPlus2</text:text-input></text:p>
          </table:table-cell>
        </table:table-row>
        <table:table-row table:style-name="TableLine94441563348176">
          <table:table-cell table:style-name="Equilibrio1Plur.A2" office:value-type="string">
            <text:p text:style-name="P281"><text:text-input text:description="">@before-row#foreach($d in $Equilibrio1Plur)</text:text-input><text:text-input text:description=""/><text:text-input text:description="">$d.DES2</text:text-input><text:text-input text:description="">@after-row#end</text:text-input></text:p>
          </table:table-cell>
          <table:table-cell table:style-name="Equilibrio1Plur.A2" office:value-type="string">
            <text:p text:style-name="P298"><text:text-input text:description="">$d.DES</text:text-input></text:p>
          </table:table-cell>
          <table:table-cell table:style-name="Equilibrio1Plur.A2" office:value-type="string">
            <text:p text:style-name="P337"><text:text-input text:description="">$d.PREV1</text:text-input><text:s/><text:span text:style-name="T63">€</text:span></text:p>
          </table:table-cell>
          <table:table-cell table:style-name="Equilibrio1Plur.A2" office:value-type="string">
            <text:p text:style-name="P300"><text:text-input text:description="">$d.PREV2</text:text-input><text:s/><text:span text:style-name="T63">€</text:span></text:p>
          </table:table-cell>
          <table:table-cell table:style-name="Equilibrio1Plur.E2" office:value-type="string">
            <text:p text:style-name="P301"><text:text-input text:description="">$d.PREV3 €</text:text-input></text:p>
          </table:table-cell>
        </table:table-row>
      </table:table>
      <text:p text:style-name="Standard"/>
      <table:table table:name="Equilibrio2Plur" table:style-name="Equilibrio2Plur">
        <table:table-column table:style-name="Equilibrio2Plur.A"/>
        <table:table-column table:style-name="Equilibrio2Plur.B"/>
        <table:table-column table:style-name="Equilibrio2Plur.C" table:number-columns-repeated="3"/>
        <table:table-row table:style-name="TableLine94441563329696">
          <table:table-cell table:style-name="Equilibrio2Plur.A1" office:value-type="string">
            <text:p text:style-name="P278">Beschreibung</text:p>
          </table:table-cell>
          <table:table-cell table:style-name="Equilibrio2Plur.A1" office:value-type="string">
            <text:p text:style-name="P283">Descrizione</text:p>
          </table:table-cell>
          <table:table-cell table:style-name="Equilibrio2Plur.A1" office:value-type="string">
            <text:p text:style-name="P170"><text:text-input text:description="">$report.reportYear</text:text-input></text:p>
          </table:table-cell>
          <table:table-cell table:style-name="Equilibrio2Plur.A1" office:value-type="string">
            <text:p text:style-name="P170"><text:text-input text:description="">$report.reportYearPlus1</text:text-input></text:p>
          </table:table-cell>
          <table:table-cell table:style-name="Equilibrio2Plur.E1" office:value-type="string">
            <text:p text:style-name="P170"><text:text-input text:description="">$report.reportYearPlus2</text:text-input></text:p>
          </table:table-cell>
        </table:table-row>
        <table:table-row table:style-name="TableLine94441563372960">
          <table:table-cell table:style-name="Equilibrio2Plur.A2" office:value-type="string">
            <text:p text:style-name="P281"><text:text-input text:description="">@before-row#foreach($d in $Equilibrio2Plur)</text:text-input><text:text-input text:description=""/><text:text-input text:description="">$d.DES2</text:text-input><text:text-input text:description="">@after-row#end</text:text-input></text:p>
          </table:table-cell>
          <table:table-cell table:style-name="Equilibrio2Plur.A2" office:value-type="string">
            <text:p text:style-name="P298"><text:text-input text:description="">$d.DES</text:text-input></text:p>
          </table:table-cell>
          <table:table-cell table:style-name="Equilibrio2Plur.A2" office:value-type="string">
            <text:p text:style-name="P337"><text:text-input text:description="">$d.PREV1</text:text-input><text:s/><text:span text:style-name="T63">€</text:span></text:p>
          </table:table-cell>
          <table:table-cell table:style-name="Equilibrio2Plur.A2" office:value-type="string">
            <text:p text:style-name="P300"><text:text-input text:description="">$d.PREV2</text:text-input><text:s/><text:span text:style-name="T63">€</text:span></text:p>
          </table:table-cell>
          <table:table-cell table:style-name="Equilibrio2Plur.E2" office:value-type="string">
            <text:p text:style-name="P301"><text:text-input text:description="">$d.PREV3 €</text:text-input></text:p>
          </table:table-cell>
        </table:table-row>
      </table:table>
      <text:p text:style-name="Standard"><text:s/></text:p>
      <table:table table:name="Tabelle6" table:style-name="Tabelle6">
        <table:table-column table:style-name="Tabelle6.A"/>
        <table:table-column table:style-name="Tabelle6.B"/>
        <table:table-row table:style-name="Tabelle6.1">
          <table:table-cell table:style-name="Tabelle6.A1" office:value-type="string">
            <text:p text:style-name="P233">3) Überprüfung der Übereinstimmung zwischen zweckgebundenen Einnahmen und entsprechenden Ausgaben</text:p>
          </table:table-cell>
          <table:table-cell table:style-name="Tabelle6.A1" office:value-type="string">
            <text:p text:style-name="P242">3) Verifica correlazione fra entrate a destinazione specifica e spese con esse finanziate</text:p>
          </table:table-cell>
        </table:table-row>
        <table:table-row table:style-name="Tabelle6.1">
          <table:table-cell table:style-name="Tabelle6.A1" office:value-type="string">
            <text:p text:style-name="P227">Der Zusammenhang zwischen den Einnahmeansätzen mit besonderer Zweckbindung und den Ausgaben ist wie folgt gegeben:</text:p>
          </table:table-cell>
          <table:table-cell table:style-name="Tabelle6.A1" office:value-type="string">
            <text:p text:style-name="Standard">La correlazione fra previsione di entrate a destinazione specifica e spese con esse finanziate è cosi assicurata nel bilancio:</text:p>
          </table:table-cell>
        </table:table-row>
      </table:table>
      <text:p text:style-name="Standard"/>
      <table:table table:name="Tabelle34" table:style-name="Tabelle34">
        <table:table-column table:style-name="Tabelle34.A"/>
        <table:table-column table:style-name="Tabelle34.B"/>
        <table:table-column table:style-name="Tabelle34.C"/>
        <table:table-column table:style-name="Tabelle34.D"/>
        <table:table-column table:style-name="Tabelle34.E"/>
        <table:table-row table:style-name="Tabelle34.1">
          <table:table-cell table:style-name="Tabelle34.A1" table:number-columns-spanned="2" office:value-type="string">
            <text:p text:style-name="P18"><text:text-input text:description="">$report.reportYear</text:text-input></text:p>
          </table:table-cell>
          <table:covered-table-cell/>
          <table:table-cell table:style-name="Tabelle34.A1" office:value-type="string">
            <text:p text:style-name="P124">Vorgesehene Einnahmen</text:p>
            <text:p text:style-name="P124">Entrate</text:p>
            <text:p text:style-name="P124">previste</text:p>
          </table:table-cell>
          <table:table-cell table:style-name="Tabelle34.D1" office:value-type="string">
            <text:p text:style-name="P124">Gesamte Ausgaben</text:p>
            <text:p text:style-name="P124">Spese</text:p>
            <text:p text:style-name="P124">complessive</text:p>
          </table:table-cell>
          <table:table-cell table:style-name="Tabelle34.D1" office:value-type="string">
            <text:p text:style-name="P140">davon vorgesehene zweckgebundene Ausgaben</text:p>
            <text:p text:style-name="P140">di cui spese</text:p>
            <text:p text:style-name="P140">previste vincolate</text:p>
          </table:table-cell>
        </table:table-row>
        <table:table-row table:style-name="Tabelle34.2">
          <table:table-cell table:style-name="Tabelle34.A1" office:value-type="string">
            <text:p text:style-name="P121">Für übertragene Befugnisse der Region</text:p>
          </table:table-cell>
          <table:table-cell table:style-name="Tabelle34.A1" office:value-type="string">
            <text:p text:style-name="P119">Per funzioni delegate dalla Regione</text:p>
          </table:table-cell>
          <table:table-cell table:style-name="Tabelle34.A1" office:value-type="string">
            <text:p text:style-name="P123">€</text:p>
          </table:table-cell>
          <table:table-cell table:style-name="Tabelle34.D1" office:value-type="string">
            <text:p text:style-name="P123">€</text:p>
          </table:table-cell>
          <table:table-cell table:style-name="Tabelle34.D1" office:value-type="string">
            <text:p text:style-name="P123">€</text:p>
          </table:table-cell>
        </table:table-row>
        <table:table-row table:style-name="Tabelle34.3">
          <table:table-cell table:style-name="Tabelle34.A1" office:value-type="string">
            <text:p text:style-name="P120">Für Einrichtungen der EU und internationalen Gremien</text:p>
          </table:table-cell>
          <table:table-cell table:style-name="Tabelle34.A1" office:value-type="string">
            <text:p text:style-name="P118">Per fondi comunitari ed internazionali</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4">
          <table:table-cell table:style-name="Tabelle34.A1" office:value-type="string">
            <text:p text:style-name="P120">Für Investitionsbeiträgen</text:p>
          </table:table-cell>
          <table:table-cell table:style-name="Tabelle34.A1" office:value-type="string">
            <text:p text:style-name="P120">Per fondo ordinario investimenti</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5">
          <table:table-cell table:style-name="Tabelle34.A1" office:value-type="string">
            <text:p text:style-name="P120">Für zweckgebundene Investitionsbeiträge des Landes</text:p>
          </table:table-cell>
          <table:table-cell table:style-name="Tabelle34.A1" office:value-type="string">
            <text:p text:style-name="P118">Per contributi in c/capitale dalla provincia</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6">
          <table:table-cell table:style-name="Tabelle34.A1" office:value-type="string">
            <text:p text:style-name="P120">Beitrag WEG</text:p>
          </table:table-cell>
          <table:table-cell table:style-name="Tabelle34.A1" office:value-type="string">
            <text:p text:style-name="P120">Contributo BIM</text:p>
          </table:table-cell>
          <table:table-cell table:style-name="Tabelle34.A1" office:value-type="string">
            <text:p text:style-name="P116">€</text:p>
          </table:table-cell>
          <table:table-cell table:style-name="Tabelle34.D1" office:value-type="string">
            <text:p text:style-name="P116">€</text:p>
          </table:table-cell>
          <table:table-cell table:style-name="Tabelle34.D1" office:value-type="string">
            <text:p text:style-name="P116">€</text:p>
          </table:table-cell>
        </table:table-row>
        <table:table-row table:style-name="Tabelle34.7">
          <table:table-cell table:style-name="Tabelle34.A1" office:value-type="string">
            <text:p text:style-name="P121">Für andere zweckgebundene Beiträge</text:p>
          </table:table-cell>
          <table:table-cell table:style-name="Tabelle34.A1" office:value-type="string">
            <text:p text:style-name="P121">Per altri contributi straordinari</text:p>
          </table:table-cell>
          <table:table-cell table:style-name="Tabelle34.A1" office:value-type="string">
            <text:p text:style-name="P123">€</text:p>
          </table:table-cell>
          <table:table-cell table:style-name="Tabelle34.D1" office:value-type="string">
            <text:p text:style-name="P123">€</text:p>
          </table:table-cell>
          <table:table-cell table:style-name="Tabelle34.D1" office:value-type="string">
            <text:p text:style-name="P123">€</text:p>
          </table:table-cell>
        </table:table-row>
        <table:table-row table:style-name="Tabelle34.8">
          <table:table-cell table:style-name="Tabelle34.A1" office:value-type="string">
            <text:p text:style-name="P121">Erschließungsbeiträge</text:p>
          </table:table-cell>
          <table:table-cell table:style-name="Tabelle34.A1" office:value-type="string">
            <text:p text:style-name="P121">Oneri di urbanizzazione</text:p>
          </table:table-cell>
          <table:table-cell table:style-name="Tabelle34.A1" office:value-type="string">
            <text:p text:style-name="P123">€</text:p>
          </table:table-cell>
          <table:table-cell table:style-name="Tabelle34.D1" office:value-type="string">
            <text:p text:style-name="P123">€</text:p>
          </table:table-cell>
          <table:table-cell table:style-name="Tabelle34.D1" office:value-type="string">
            <text:p text:style-name="P123">€</text:p>
          </table:table-cell>
        </table:table-row>
        <table:table-row table:style-name="Tabelle34.9">
          <table:table-cell table:style-name="Tabelle34.A1" office:value-type="string">
            <text:p text:style-name="P121">Für Verwaltungsstrafen betreffend die Übertretung der Straßenverkehrsordnung</text:p>
          </table:table-cell>
          <table:table-cell table:style-name="Tabelle34.A1" office:value-type="string">
            <text:p text:style-name="P119">Per sanzioni amministrative codice della strada</text:p>
          </table:table-cell>
          <table:table-cell table:style-name="Tabelle34.A1" office:value-type="string">
            <text:p text:style-name="P117">€</text:p>
          </table:table-cell>
          <table:table-cell table:style-name="Tabelle34.D1" office:value-type="string">
            <text:p text:style-name="P117">€</text:p>
          </table:table-cell>
          <table:table-cell table:style-name="Tabelle34.D1" office:value-type="string">
            <text:p text:style-name="P117">€</text:p>
          </table:table-cell>
        </table:table-row>
        <table:table-row table:style-name="Tabelle34.9">
          <table:table-cell table:style-name="Tabelle34.A1" office:value-type="string">
            <text:p text:style-name="P120">Für zweckgebundene Steuern</text:p>
          </table:table-cell>
          <table:table-cell table:style-name="Tabelle34.A1" office:value-type="string">
            <text:p text:style-name="P120">Per imposta di scopo</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11">
          <table:table-cell table:style-name="Tabelle34.A1" office:value-type="string">
            <text:p text:style-name="P121">IRPEF-Beteiligung an Gemeinden</text:p>
          </table:table-cell>
          <table:table-cell table:style-name="Tabelle34.A1" office:value-type="string">
            <text:p text:style-name="P121">Compartecipazione IRPEF ai Comuni</text:p>
          </table:table-cell>
          <table:table-cell table:style-name="Tabelle34.A1" office:value-type="string">
            <text:p text:style-name="P123">€</text:p>
          </table:table-cell>
          <table:table-cell table:style-name="Tabelle34.D1" office:value-type="string">
            <text:p text:style-name="P123">€</text:p>
          </table:table-cell>
          <table:table-cell table:style-name="Tabelle34.D1" office:value-type="string">
            <text:p text:style-name="P123">€</text:p>
          </table:table-cell>
        </table:table-row>
        <table:table-row table:style-name="Tabelle34.12">
          <table:table-cell table:style-name="Tabelle34.A1" office:value-type="string">
            <text:p text:style-name="P120">Für Raumordnungsverträge</text:p>
          </table:table-cell>
          <table:table-cell table:style-name="Tabelle34.A1" office:value-type="string">
            <text:p text:style-name="P120">Per contratti urbanistici</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13">
          <table:table-cell table:style-name="Tabelle34.A1" office:value-type="string">
            <text:p text:style-name="P120">Für Darlehen</text:p>
          </table:table-cell>
          <table:table-cell table:style-name="Tabelle34.A1" office:value-type="string">
            <text:p text:style-name="P120">Per mutui</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14">
          <table:table-cell table:style-name="Tabelle34.A1" office:value-type="string">
            <text:p text:style-name="P120">Zweckgebundener Mehrjahresfond laufend</text:p>
          </table:table-cell>
          <table:table-cell table:style-name="Tabelle34.A1" office:value-type="string">
            <text:p text:style-name="P120">Fondo pluriennale vincolato corrente</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row table:style-name="Tabelle34.15">
          <table:table-cell table:style-name="Tabelle34.A1" office:value-type="string">
            <text:p text:style-name="P121">Zweckgebundener Mehrjahresfond Investitionen</text:p>
          </table:table-cell>
          <table:table-cell table:style-name="Tabelle34.A1" office:value-type="string">
            <text:p text:style-name="P121">Fondo pluriennale vincolato Investimenti</text:p>
          </table:table-cell>
          <table:table-cell table:style-name="Tabelle34.A1" office:value-type="string">
            <text:p text:style-name="P123">€</text:p>
          </table:table-cell>
          <table:table-cell table:style-name="Tabelle34.D1" office:value-type="string">
            <text:p text:style-name="P123">€</text:p>
          </table:table-cell>
          <table:table-cell table:style-name="Tabelle34.D1" office:value-type="string">
            <text:p text:style-name="P123">€</text:p>
          </table:table-cell>
        </table:table-row>
        <text:soft-page-break/>
        <table:table-row table:style-name="Tabelle34.16">
          <table:table-cell table:style-name="Tabelle34.A1" office:value-type="string">
            <text:p text:style-name="P120">Zweckgebundener Verwaltungsüberschuss</text:p>
          </table:table-cell>
          <table:table-cell table:style-name="Tabelle34.A1" office:value-type="string">
            <text:p text:style-name="P120">Avanzo vincolato</text:p>
          </table:table-cell>
          <table:table-cell table:style-name="Tabelle34.A1" office:value-type="string">
            <text:p text:style-name="P122">€</text:p>
          </table:table-cell>
          <table:table-cell table:style-name="Tabelle34.D1" office:value-type="string">
            <text:p text:style-name="P122">€</text:p>
          </table:table-cell>
          <table:table-cell table:style-name="Tabelle34.D1" office:value-type="string">
            <text:p text:style-name="P122">€</text:p>
          </table:table-cell>
        </table:table-row>
      </table:table>
      <text:p text:style-name="Standard"/>
      <table:table table:name="Tabelle35" table:style-name="Tabelle35">
        <table:table-column table:style-name="Tabelle35.A"/>
        <table:table-column table:style-name="Tabelle35.B"/>
        <table:table-column table:style-name="Tabelle35.C"/>
        <table:table-column table:style-name="Tabelle35.D"/>
        <table:table-column table:style-name="Tabelle35.E"/>
        <table:table-row table:style-name="Tabelle35.1">
          <table:table-cell table:style-name="Tabelle35.A1" table:number-columns-spanned="2" office:value-type="string">
            <text:p text:style-name="P7"><text:text-input text:description="">$report.reportYearPlus1</text:text-input></text:p>
          </table:table-cell>
          <table:covered-table-cell/>
          <table:table-cell table:style-name="Tabelle35.A1" office:value-type="string">
            <text:p text:style-name="P124">Vorgesehene Einnahmen</text:p>
            <text:p text:style-name="P124">Entrate</text:p>
            <text:p text:style-name="P124">previste</text:p>
          </table:table-cell>
          <table:table-cell table:style-name="Tabelle35.D1" office:value-type="string">
            <text:p text:style-name="P124">Gesamte Ausgaben</text:p>
            <text:p text:style-name="P124">Spese</text:p>
            <text:p text:style-name="P124">complessive</text:p>
          </table:table-cell>
          <table:table-cell table:style-name="Tabelle35.D1" office:value-type="string">
            <text:p text:style-name="P140">davon vorgesehene zweckgebundene Ausgaben</text:p>
            <text:p text:style-name="P140">di cui spese</text:p>
            <text:p text:style-name="P140">previste vincolate</text:p>
          </table:table-cell>
        </table:table-row>
        <table:table-row table:style-name="Tabelle35.1">
          <table:table-cell table:style-name="Tabelle35.A1" office:value-type="string">
            <text:p text:style-name="P121">Für übertragene Befugnisse der Region</text:p>
          </table:table-cell>
          <table:table-cell table:style-name="Tabelle35.A1" office:value-type="string">
            <text:p text:style-name="P119">Per funzioni delegate dalla Regione</text:p>
          </table:table-cell>
          <table:table-cell table:style-name="Tabelle35.A1" office:value-type="string">
            <text:p text:style-name="P123">€</text:p>
          </table:table-cell>
          <table:table-cell table:style-name="Tabelle35.D1" office:value-type="string">
            <text:p text:style-name="P123">€</text:p>
          </table:table-cell>
          <table:table-cell table:style-name="Tabelle35.D1" office:value-type="string">
            <text:p text:style-name="P123">€</text:p>
          </table:table-cell>
        </table:table-row>
        <table:table-row table:style-name="Tabelle35.1">
          <table:table-cell table:style-name="Tabelle35.A1" office:value-type="string">
            <text:p text:style-name="P120">Für Einrichtungen der EU und internationalen Gremien</text:p>
          </table:table-cell>
          <table:table-cell table:style-name="Tabelle35.A1" office:value-type="string">
            <text:p text:style-name="P118">Per fondi comunitari ed internazionali</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Für Investitionsbeiträgen</text:p>
          </table:table-cell>
          <table:table-cell table:style-name="Tabelle35.A1" office:value-type="string">
            <text:p text:style-name="P120">Per fondo ordinario investimenti</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Für zweckgebundene Investitionsbeiträge des Landes</text:p>
          </table:table-cell>
          <table:table-cell table:style-name="Tabelle35.A1" office:value-type="string">
            <text:p text:style-name="P118">Per contributi in c/capitale dalla provincia</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Beitrag WEG</text:p>
          </table:table-cell>
          <table:table-cell table:style-name="Tabelle35.A1" office:value-type="string">
            <text:p text:style-name="P120">Contributo BIM</text:p>
          </table:table-cell>
          <table:table-cell table:style-name="Tabelle35.A1" office:value-type="string">
            <text:p text:style-name="P116">€</text:p>
          </table:table-cell>
          <table:table-cell table:style-name="Tabelle35.D1" office:value-type="string">
            <text:p text:style-name="P116">€</text:p>
          </table:table-cell>
          <table:table-cell table:style-name="Tabelle35.D1" office:value-type="string">
            <text:p text:style-name="P116">€</text:p>
          </table:table-cell>
        </table:table-row>
        <table:table-row table:style-name="Tabelle35.1">
          <table:table-cell table:style-name="Tabelle35.A1" office:value-type="string">
            <text:p text:style-name="P120">Für andere zweckgebundene Beiträge</text:p>
          </table:table-cell>
          <table:table-cell table:style-name="Tabelle35.A1" office:value-type="string">
            <text:p text:style-name="P120">Per altri contributi straordinari</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Erschließungsbeiträge</text:p>
          </table:table-cell>
          <table:table-cell table:style-name="Tabelle35.A1" office:value-type="string">
            <text:p text:style-name="P120">Oneri di urbanizzazione</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Für Verwaltungsstrafen betreffend die Übertretung der Straßenverkehrsordnung</text:p>
          </table:table-cell>
          <table:table-cell table:style-name="Tabelle35.A1" office:value-type="string">
            <text:p text:style-name="P118">Per sanzioni amministrative codice della strada</text:p>
          </table:table-cell>
          <table:table-cell table:style-name="Tabelle35.A1" office:value-type="string">
            <text:p text:style-name="P116">€</text:p>
          </table:table-cell>
          <table:table-cell table:style-name="Tabelle35.D1" office:value-type="string">
            <text:p text:style-name="P116">€</text:p>
          </table:table-cell>
          <table:table-cell table:style-name="Tabelle35.D1" office:value-type="string">
            <text:p text:style-name="P116">€</text:p>
          </table:table-cell>
        </table:table-row>
        <table:table-row table:style-name="Tabelle35.1">
          <table:table-cell table:style-name="Tabelle35.A1" office:value-type="string">
            <text:p text:style-name="P120">Für zweckgebundene Steuern</text:p>
          </table:table-cell>
          <table:table-cell table:style-name="Tabelle35.A1" office:value-type="string">
            <text:p text:style-name="P120">Per imposta di scopo</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IRPEF-Beteiligung an Gemeinden</text:p>
          </table:table-cell>
          <table:table-cell table:style-name="Tabelle35.A1" office:value-type="string">
            <text:p text:style-name="P120">Compartecipazione IRPEF ai Comuni</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Für Raumordnungsverträge</text:p>
          </table:table-cell>
          <table:table-cell table:style-name="Tabelle35.A1" office:value-type="string">
            <text:p text:style-name="P120">Per contratti urbanistici</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Für Darlehen</text:p>
          </table:table-cell>
          <table:table-cell table:style-name="Tabelle35.A1" office:value-type="string">
            <text:p text:style-name="P120">Per mutui</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0">Zweckgebundener Mehrjahresfond laufend</text:p>
          </table:table-cell>
          <table:table-cell table:style-name="Tabelle35.A1" office:value-type="string">
            <text:p text:style-name="P120">Fondo pluriennale vincolato corrente</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row table:style-name="Tabelle35.1">
          <table:table-cell table:style-name="Tabelle35.A1" office:value-type="string">
            <text:p text:style-name="P121">Zweckgebundener Mehrjahresfond Investitionen</text:p>
          </table:table-cell>
          <table:table-cell table:style-name="Tabelle35.A1" office:value-type="string">
            <text:p text:style-name="P121">Fondo pluriennale vincolato Investimenti</text:p>
          </table:table-cell>
          <table:table-cell table:style-name="Tabelle35.A1" office:value-type="string">
            <text:p text:style-name="P123">€</text:p>
          </table:table-cell>
          <table:table-cell table:style-name="Tabelle35.D1" office:value-type="string">
            <text:p text:style-name="P123">€</text:p>
          </table:table-cell>
          <table:table-cell table:style-name="Tabelle35.D1" office:value-type="string">
            <text:p text:style-name="P123">€</text:p>
          </table:table-cell>
        </table:table-row>
        <table:table-row table:style-name="Tabelle35.1">
          <table:table-cell table:style-name="Tabelle35.A1" office:value-type="string">
            <text:p text:style-name="P120">Zweckgebundener Verwaltungsüberschuss</text:p>
          </table:table-cell>
          <table:table-cell table:style-name="Tabelle35.A1" office:value-type="string">
            <text:p text:style-name="P120">Avanzo vincolato</text:p>
          </table:table-cell>
          <table:table-cell table:style-name="Tabelle35.A1" office:value-type="string">
            <text:p text:style-name="P122">€</text:p>
          </table:table-cell>
          <table:table-cell table:style-name="Tabelle35.D1" office:value-type="string">
            <text:p text:style-name="P122">€</text:p>
          </table:table-cell>
          <table:table-cell table:style-name="Tabelle35.D1" office:value-type="string">
            <text:p text:style-name="P122">€</text:p>
          </table:table-cell>
        </table:table-row>
      </table:table>
      <text:p text:style-name="P101"/>
      <text:p text:style-name="Standard"/>
      <table:table table:name="Tabelle45" table:style-name="Tabelle45">
        <table:table-column table:style-name="Tabelle45.A"/>
        <table:table-column table:style-name="Tabelle45.B"/>
        <table:table-column table:style-name="Tabelle45.C"/>
        <table:table-column table:style-name="Tabelle45.D"/>
        <table:table-column table:style-name="Tabelle45.E"/>
        <table:table-row table:style-name="Tabelle45.1">
          <table:table-cell table:style-name="Tabelle45.A1" table:number-columns-spanned="2" office:value-type="string">
            <text:p text:style-name="P17"><text:text-input text:description="">$report.reportYearPlus2</text:text-input></text:p>
          </table:table-cell>
          <table:covered-table-cell/>
          <table:table-cell table:style-name="Tabelle45.A1" office:value-type="string">
            <text:p text:style-name="P124">Vorgesehene Einnahmen</text:p>
            <text:p text:style-name="P124">Entrate</text:p>
            <text:p text:style-name="P124">previste</text:p>
          </table:table-cell>
          <table:table-cell table:style-name="Tabelle45.D1" office:value-type="string">
            <text:p text:style-name="P124">Gesamte Ausgaben</text:p>
            <text:p text:style-name="P124">Spese</text:p>
            <text:p text:style-name="P124">complessive</text:p>
          </table:table-cell>
          <table:table-cell table:style-name="Tabelle45.D1" office:value-type="string">
            <text:p text:style-name="P140">davon vorgesehene zweckgebundene Ausgaben</text:p>
            <text:p text:style-name="P140">di cui spese</text:p>
            <text:p text:style-name="P140">previste vincolate</text:p>
          </table:table-cell>
        </table:table-row>
        <table:table-row table:style-name="Tabelle45.1">
          <table:table-cell table:style-name="Tabelle45.A1" office:value-type="string">
            <text:p text:style-name="P121">Für übertragene Befugnisse der Region</text:p>
          </table:table-cell>
          <table:table-cell table:style-name="Tabelle45.A1" office:value-type="string">
            <text:p text:style-name="P119">Per funzioni delegate dalla Regione</text:p>
          </table:table-cell>
          <table:table-cell table:style-name="Tabelle45.A1" office:value-type="string">
            <text:p text:style-name="P123">€</text:p>
          </table:table-cell>
          <table:table-cell table:style-name="Tabelle45.D1" office:value-type="string">
            <text:p text:style-name="P123">€</text:p>
          </table:table-cell>
          <table:table-cell table:style-name="Tabelle45.D1" office:value-type="string">
            <text:p text:style-name="P123">€</text:p>
          </table:table-cell>
        </table:table-row>
        <table:table-row table:style-name="Tabelle45.1">
          <table:table-cell table:style-name="Tabelle45.A1" office:value-type="string">
            <text:p text:style-name="P120">Für Einrichtungen der EU und internationalen Gremien</text:p>
          </table:table-cell>
          <table:table-cell table:style-name="Tabelle45.A1" office:value-type="string">
            <text:p text:style-name="P118">Per fondi comunitari ed internazionali</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Für Investitionsbeiträgen</text:p>
          </table:table-cell>
          <table:table-cell table:style-name="Tabelle45.A1" office:value-type="string">
            <text:p text:style-name="P120">Per fondo ordinario investimenti</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Für zweckgebundene Investitionsbeiträge des Landes</text:p>
          </table:table-cell>
          <table:table-cell table:style-name="Tabelle45.A1" office:value-type="string">
            <text:p text:style-name="P118">Per contributi in c/capitale dalla provincia</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Beitrag WEG</text:p>
          </table:table-cell>
          <table:table-cell table:style-name="Tabelle45.A1" office:value-type="string">
            <text:p text:style-name="P120">Contributo BIM</text:p>
          </table:table-cell>
          <table:table-cell table:style-name="Tabelle45.A1" office:value-type="string">
            <text:p text:style-name="P116">€</text:p>
          </table:table-cell>
          <table:table-cell table:style-name="Tabelle45.D1" office:value-type="string">
            <text:p text:style-name="P116">€</text:p>
          </table:table-cell>
          <table:table-cell table:style-name="Tabelle45.D1" office:value-type="string">
            <text:p text:style-name="P116">€</text:p>
          </table:table-cell>
        </table:table-row>
        <table:table-row table:style-name="Tabelle45.1">
          <table:table-cell table:style-name="Tabelle45.A1" office:value-type="string">
            <text:p text:style-name="P120">Für andere zweckgebundene Beiträge</text:p>
          </table:table-cell>
          <table:table-cell table:style-name="Tabelle45.A1" office:value-type="string">
            <text:p text:style-name="P120">Per altri contributi straordinari</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Erschließungsbeiträge</text:p>
          </table:table-cell>
          <table:table-cell table:style-name="Tabelle45.A1" office:value-type="string">
            <text:p text:style-name="P120">Oneri di urbanizzazione</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Für Verwaltungsstrafen betreffend die Übertretung der Straßenverkehrsordnung</text:p>
          </table:table-cell>
          <table:table-cell table:style-name="Tabelle45.A1" office:value-type="string">
            <text:p text:style-name="P118">Per sanzioni amministrative codice della strada</text:p>
          </table:table-cell>
          <table:table-cell table:style-name="Tabelle45.A1" office:value-type="string">
            <text:p text:style-name="P116">€</text:p>
          </table:table-cell>
          <table:table-cell table:style-name="Tabelle45.D1" office:value-type="string">
            <text:p text:style-name="P116">€</text:p>
          </table:table-cell>
          <table:table-cell table:style-name="Tabelle45.D1" office:value-type="string">
            <text:p text:style-name="P116">€</text:p>
          </table:table-cell>
        </table:table-row>
        <table:table-row table:style-name="Tabelle45.1">
          <table:table-cell table:style-name="Tabelle45.A1" office:value-type="string">
            <text:p text:style-name="P120">Für zweckgebundene Steuern</text:p>
          </table:table-cell>
          <table:table-cell table:style-name="Tabelle45.A1" office:value-type="string">
            <text:p text:style-name="P120">Per imposta di scopo</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IRPEF-Beteiligung an Gemeinden</text:p>
          </table:table-cell>
          <table:table-cell table:style-name="Tabelle45.A1" office:value-type="string">
            <text:p text:style-name="P120">Compartecipazione IRPEF ai Comuni</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Für Raumordnungsverträge</text:p>
          </table:table-cell>
          <table:table-cell table:style-name="Tabelle45.A1" office:value-type="string">
            <text:p text:style-name="P120">Per contratti urbanistici</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Für Darlehen</text:p>
          </table:table-cell>
          <table:table-cell table:style-name="Tabelle45.A1" office:value-type="string">
            <text:p text:style-name="P120">Per mutui</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0">Zweckgebundener Mehrjahresfond laufend</text:p>
          </table:table-cell>
          <table:table-cell table:style-name="Tabelle45.A1" office:value-type="string">
            <text:p text:style-name="P120">Fondo pluriennale vincolato corrente</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row table:style-name="Tabelle45.1">
          <table:table-cell table:style-name="Tabelle45.A1" office:value-type="string">
            <text:p text:style-name="P121">Zweckgebundener Mehrjahresfond Investiti<text:soft-page-break/>onen</text:p>
          </table:table-cell>
          <table:table-cell table:style-name="Tabelle45.A1" office:value-type="string">
            <text:p text:style-name="P121">Fondo pluriennale vincolato Investimenti</text:p>
          </table:table-cell>
          <table:table-cell table:style-name="Tabelle45.A1" office:value-type="string">
            <text:p text:style-name="P123">€</text:p>
          </table:table-cell>
          <table:table-cell table:style-name="Tabelle45.D1" office:value-type="string">
            <text:p text:style-name="P123">€</text:p>
          </table:table-cell>
          <table:table-cell table:style-name="Tabelle45.D1" office:value-type="string">
            <text:p text:style-name="P123">€</text:p>
          </table:table-cell>
        </table:table-row>
        <table:table-row table:style-name="Tabelle45.1">
          <table:table-cell table:style-name="Tabelle45.A1" office:value-type="string">
            <text:p text:style-name="P120">Zweckgebundener Verwaltungsüberschuss</text:p>
          </table:table-cell>
          <table:table-cell table:style-name="Tabelle45.A1" office:value-type="string">
            <text:p text:style-name="P120">Avanzo vincolato</text:p>
          </table:table-cell>
          <table:table-cell table:style-name="Tabelle45.A1" office:value-type="string">
            <text:p text:style-name="P122">€</text:p>
          </table:table-cell>
          <table:table-cell table:style-name="Tabelle45.D1" office:value-type="string">
            <text:p text:style-name="P122">€</text:p>
          </table:table-cell>
          <table:table-cell table:style-name="Tabelle45.D1" office:value-type="string">
            <text:p text:style-name="P122">€</text:p>
          </table:table-cell>
        </table:table-row>
      </table:table>
      <text:p text:style-name="Standard"/>
      <text:p text:style-name="Standard"/>
      <text:p text:style-name="Standard"/>
      <table:table table:name="Tabelle8" table:style-name="Tabelle8">
        <table:table-column table:style-name="Tabelle8.A"/>
        <table:table-column table:style-name="Tabelle8.B"/>
        <table:table-row table:style-name="Tabelle8.1">
          <table:table-cell table:style-name="Tabelle8.A1" office:value-type="string">
            <text:p text:style-name="P233">4) Nicht wiederkehrende Einnahmen und Ausgaben</text:p>
          </table:table-cell>
          <table:table-cell table:style-name="Tabelle8.A1" office:value-type="string">
            <text:p text:style-name="P242">4) Entrate e spese non ricorrenti</text:p>
          </table:table-cell>
        </table:table-row>
        <table:table-row table:style-name="Tabelle8.1">
          <table:table-cell table:style-name="Tabelle8.A1" office:value-type="string">
            <text:p text:style-name="P227">In den kommenden Finanzjahren sind folgende nicht wiederkehrende Einnahmen und Ausgaben vorgesehen:</text:p>
          </table:table-cell>
          <table:table-cell table:style-name="Tabelle8.A1" office:value-type="string">
            <text:p text:style-name="Standard">Nei prossimi esercizi finanziari sono previste le seguenti entrate e spese non ricorrenti:</text:p>
          </table:table-cell>
        </table:table-row>
        <table:table-row table:style-name="Tabelle8.1">
          <table:table-cell table:style-name="Tabelle8.A1" office:value-type="string">
            <text:p text:style-name="P227">(als wiederkehrende Einnahme wird eine Einnahme bezeichnet, die in wenigstens fünf Jahren in annähernd gleichem Ausmaß realisiert wird – als nicht wiederkehrend werden auch Einnahmen be <text:s/>zeichnet, die wesentlich höher ausfallen als im vergangenen Fünfjahresdurchschnitt). </text:p>
          </table:table-cell>
          <table:table-cell table:style-name="Tabelle8.A1" office:value-type="string">
            <text:p text:style-name="Standard">(è definita a regime un‘entrata corrente che si presenta con continuità in almeno cinque esercizi, per importi costanti nel tempo – come non ricorrente è considerata anche l’entrata che supera <text:s/>notevolmente la media dell’ultimo quinquennio). </text:p>
          </table:table-cell>
        </table:table-row>
        <table:table-row table:style-name="Tabelle8.1">
          <table:table-cell table:style-name="Tabelle8.A1" office:value-type="string">
            <text:p text:style-name="P227">Auf jeden Fall als nicht wiederkehrend sind folgende Einnahmen zu betrachten:</text:p>
            <text:list xml:id="list3175236352" text:style-name="L1">
              <text:list-item>
                <text:p text:style-name="P399"><text:s text:c="2"/>Schenkungen, </text:p>
              </text:list-item>
              <text:list-item>
                <text:p text:style-name="P399">Einnahmen aus Bauvergehen</text:p>
              </text:list-item>
              <text:list-item>
                <text:p text:style-name="P399">Einnahmen aus Steuerkontrollen</text:p>
              </text:list-item>
              <text:list-item>
                <text:p text:style-name="P399">Einnahmen aufgrund von Katastrophen</text:p>
              </text:list-item>
              <text:list-item>
                <text:p text:style-name="P399">Veräußerungen von Liegenschaften</text:p>
              </text:list-item>
              <text:list-item>
                <text:p text:style-name="P399">Aufnahmen von Darlehen</text:p>
              </text:list-item>
              <text:list-item>
                <text:p text:style-name="P399">Investitionsbeiträge</text:p>
              </text:list-item>
            </text:list>
          </table:table-cell>
          <table:table-cell table:style-name="Tabelle8.A1" office:value-type="string">
            <text:p text:style-name="P245">Sono in ogni caso da considerare non ricorrenti entrate riguardanti</text:p>
            <text:list xml:id="list246889882" text:style-name="L2">
              <text:list-item>
                <text:p text:style-name="P404"><text:s text:c="2"/>Donazioni, </text:p>
              </text:list-item>
              <text:list-item>
                <text:p text:style-name="P404">sanzioni per abusi edilizi</text:p>
              </text:list-item>
              <text:list-item>
                <text:p text:style-name="P404">gettiti derivanti dalla lotta all’evasione tributaria</text:p>
              </text:list-item>
              <text:list-item>
                <text:p text:style-name="P404">entrate per eventi calamitosi,</text:p>
              </text:list-item>
              <text:list-item>
                <text:p text:style-name="P404">alienazioni di immobili</text:p>
              </text:list-item>
              <text:list-item>
                <text:p text:style-name="P404">accensioni di prestiti</text:p>
              </text:list-item>
              <text:list-item>
                <text:p text:style-name="P404">contributi agli investimenti</text:p>
              </text:list-item>
            </text:list>
          </table:table-cell>
        </table:table-row>
        <table:table-row table:style-name="Tabelle8.1">
          <table:table-cell table:style-name="Tabelle8.A1" office:value-type="string">
            <text:p text:style-name="P227">Auf jeden Fall als nicht wiederkehrende Ausgaben gelten jene betreffend:</text:p>
            <text:list xml:id="list164259385293360" text:continue-numbering="true" text:style-name="L2">
              <text:list-item>
                <text:p text:style-name="P400">für Wahlen und Referenden</text:p>
              </text:list-item>
              <text:list-item>
                <text:p text:style-name="P400">Abdeckungen von Verlusten für Betriebe und Gesellschaften vergangener Jahre und Kapitalbeiträge an diese</text:p>
              </text:list-item>
              <text:list-item>
                <text:p text:style-name="P400">Ausgaben für Katastrophenfälle</text:p>
              </text:list-item>
              <text:list-item>
                <text:p text:style-name="P400">Vollstreckbare Urteile und <text:span text:style-name="T32">gleichgestellte Akte</text:span> </text:p>
              </text:list-item>
              <text:list-item>
                <text:p text:style-name="P400">Direkte Investitionen</text:p>
              </text:list-item>
              <text:list-item>
                <text:p text:style-name="P400">Investitionsbeiträge</text:p>
              </text:list-item>
            </text:list>
          </table:table-cell>
          <table:table-cell table:style-name="Tabelle8.A1" office:value-type="string">
            <text:p text:style-name="P245">Sono in ogni caso da considerarsi non ricorrenti spese riguardanti:</text:p>
            <text:list xml:id="list164259932468982" text:continue-numbering="true" text:style-name="L2">
              <text:list-item>
                <text:p text:style-name="P404">consultazioni elettorali e referendum</text:p>
              </text:list-item>
              <text:list-item>
                <text:p text:style-name="P404">ripiani di disavanzi pregressi di aziende e societá e trasferimenti in c/capitale agli stessi</text:p>
              </text:list-item>
              <text:list-item>
                <text:p text:style-name="P404">eventi calamitosi</text:p>
              </text:list-item>
              <text:list-item>
                <text:p text:style-name="P404">sentenze esecutive ed atti equiparati</text:p>
              </text:list-item>
              <text:list-item>
                <text:p text:style-name="P404">investimenti diretti</text:p>
              </text:list-item>
              <text:list-item>
                <text:p text:style-name="P404">contributi agli investimenti</text:p>
              </text:list-item>
            </text:list>
          </table:table-cell>
        </table:table-row>
      </table:table>
      <text:p text:style-name="P251"/>
      <table:table table:name="CAPEUT" table:style-name="CAPEUT">
        <table:table-column table:style-name="CAPEUT.A"/>
        <table:table-column table:style-name="CAPEUT.B"/>
        <table:table-column table:style-name="CAPEUT.C" table:number-columns-repeated="2"/>
        <table:table-column table:style-name="CAPEUT.E"/>
        <table:table-row table:style-name="TableLine94441563632864">
          <table:table-cell table:style-name="CAPEUT.A1" office:value-type="string">
            <text:p text:style-name="P278">Einmalige Einnahmen</text:p>
          </table:table-cell>
          <table:table-cell table:style-name="CAPEUT.A1" office:value-type="string">
            <text:p text:style-name="P283">Entrate una tantum</text:p>
          </table:table-cell>
          <table:table-cell table:style-name="CAPEUT.A1" office:value-type="string">
            <text:p text:style-name="P285"><text:span text:style-name="T7">Vorschau <text:line-break/> </text:span>Previsione <text:line-break/><text:soft-page-break/> <text:span text:style-name="T34"><text:text-input text:description="">$report.reportYear</text:text-input></text:span></text:p>
          </table:table-cell>
          <table:table-cell table:style-name="CAPEUT.A1" office:value-type="string">
            <text:p text:style-name="P363">Vorschau <text:line-break/> Previsione <text:line-break/><text:soft-page-break/> <text:span text:style-name="T6"><text:text-input text:description="">$report.reportYearPlus1</text:text-input></text:span><text:s/></text:p>
          </table:table-cell>
          <table:table-cell table:style-name="CAPEUT.E1" office:value-type="string">
            <text:p text:style-name="P363">Vorschau <text:line-break/> Previsione <text:line-break/><text:soft-page-break/> <text:span text:style-name="T6"><text:text-input text:description="">$report.reportYearPlus2</text:text-input></text:span><text:s/></text:p>
          </table:table-cell>
        </table:table-row>
        <table:table-row table:style-name="TableLine94441563700752">
          <table:table-cell table:style-name="CAPEUT.A2" office:value-type="string">
            <text:p text:style-name="P281"><text:text-input text:description="">@before-row#foreach($d in $CAPEUT)</text:text-input><text:text-input text:description=""/><text:text-input text:description="">$d.DESCAP_1</text:text-input><text:text-input text:description="">@after-row#end</text:text-input></text:p>
          </table:table-cell>
          <table:table-cell table:style-name="CAPEUT.A2" office:value-type="string">
            <text:p text:style-name="P298"><text:text-input text:description="">$d.DESCAP</text:text-input></text:p>
          </table:table-cell>
          <table:table-cell table:style-name="CAPEUT.A2" office:value-type="string">
            <text:p text:style-name="P337"><text:text-input text:description="">$d.PREV</text:text-input><text:s/><text:span text:style-name="T63">€</text:span></text:p>
          </table:table-cell>
          <table:table-cell table:style-name="CAPEUT.A2" office:value-type="string">
            <text:p text:style-name="P300"><text:text-input text:description="">$d.PREV1</text:text-input><text:s/><text:span text:style-name="T63">€</text:span></text:p>
          </table:table-cell>
          <table:table-cell table:style-name="CAPEUT.E2" office:value-type="string">
            <text:p text:style-name="P301"><text:text-input text:description="">$d.PREV2 €</text:text-input></text:p>
          </table:table-cell>
        </table:table-row>
      </table:table>
      <table:table table:name="CAPEUT_sum" table:style-name="CAPEUT_5f_sum">
        <table:table-column table:style-name="CAPEUT_5f_sum.A"/>
        <table:table-column table:style-name="CAPEUT_5f_sum.B"/>
        <table:table-column table:style-name="CAPEUT_5f_sum.C" table:number-columns-repeated="2"/>
        <table:table-column table:style-name="CAPEUT_5f_sum.E"/>
        <table:table-row table:style-name="TableLine94441563681440">
          <table:table-cell table:style-name="CAPEUT_5f_sum.A1" office:value-type="string">
            <text:p text:style-name="P278">Gesamt</text:p>
          </table:table-cell>
          <table:table-cell table:style-name="CAPEUT_5f_sum.A1" office:value-type="string">
            <text:p text:style-name="P283">Complessivo</text:p>
          </table:table-cell>
          <table:table-cell table:style-name="CAPEUT_5f_sum.A1" office:value-type="string">
            <text:p text:style-name="P290"><text:span text:style-name="T64"><text:text-input text:description="">#set ( $a= $CAPEUT_sum[0] )
$a.PREV</text:text-input></text:span><text:text-input text:description=""/><text:s/>€</text:p>
          </table:table-cell>
          <table:table-cell table:style-name="CAPEUT_5f_sum.A1" office:value-type="string">
            <text:p text:style-name="P289"><text:text-input text:description="">$a.PREV1</text:text-input><text:s/>€</text:p>
          </table:table-cell>
          <table:table-cell table:style-name="CAPEUT_5f_sum.E1" office:value-type="string">
            <text:p text:style-name="P289"><text:text-input text:description="">$a.PREV2</text:text-input><text:s/>€</text:p>
          </table:table-cell>
        </table:table-row>
      </table:table>
      <text:p text:style-name="Standard"/>
      <table:table table:name="capUUT" table:style-name="capUUT">
        <table:table-column table:style-name="capUUT.A"/>
        <table:table-column table:style-name="capUUT.B"/>
        <table:table-column table:style-name="capUUT.C" table:number-columns-repeated="3"/>
        <table:table-row table:style-name="TableLine94441563705264">
          <table:table-cell table:style-name="capUUT.A1" office:value-type="string">
            <text:p text:style-name="P278">Einmalige Ausgaben</text:p>
          </table:table-cell>
          <table:table-cell table:style-name="capUUT.A1" office:value-type="string">
            <text:p text:style-name="P283">Spese una tantum</text:p>
          </table:table-cell>
          <table:table-cell table:style-name="capUUT.A1" office:value-type="string">
            <text:p text:style-name="P285"><text:span text:style-name="T7">Vorschau <text:line-break/> </text:span>Previsione <text:line-break/> <text:span text:style-name="T34"><text:text-input text:description="">$report.reportYear</text:text-input></text:span></text:p>
          </table:table-cell>
          <table:table-cell table:style-name="capUUT.A1" office:value-type="string">
            <text:p text:style-name="P363">Vorschau <text:line-break/> Previsione <text:line-break/> <text:span text:style-name="T6"><text:text-input text:description="">$report.reportYearPlus1</text:text-input></text:span><text:s/></text:p>
          </table:table-cell>
          <table:table-cell table:style-name="capUUT.E1" office:value-type="string">
            <text:p text:style-name="P363">Vorschau <text:line-break/> Previsione <text:line-break/> <text:span text:style-name="T6"><text:text-input text:description="">$report.reportYearPlus2</text:text-input></text:span><text:s/></text:p>
          </table:table-cell>
        </table:table-row>
        <table:table-row table:style-name="TableLine94441563737296">
          <table:table-cell table:style-name="capUUT.A2" office:value-type="string">
            <text:p text:style-name="P281"><text:text-input text:description="">@before-row#foreach($d in $capUUT)</text:text-input><text:text-input text:description=""/><text:text-input text:description="">$d.DESCAP_1</text:text-input><text:text-input text:description="">@after-row#end</text:text-input></text:p>
          </table:table-cell>
          <table:table-cell table:style-name="capUUT.A2" office:value-type="string">
            <text:p text:style-name="P298"><text:text-input text:description="">$d.DESCAP</text:text-input></text:p>
          </table:table-cell>
          <table:table-cell table:style-name="capUUT.A2" office:value-type="string">
            <text:p text:style-name="P337"><text:text-input text:description="">$d.PREV</text:text-input><text:s/><text:span text:style-name="T63">€</text:span></text:p>
          </table:table-cell>
          <table:table-cell table:style-name="capUUT.A2" office:value-type="string">
            <text:p text:style-name="P300"><text:text-input text:description="">$d.PREV1</text:text-input><text:s/><text:span text:style-name="T63">€</text:span></text:p>
          </table:table-cell>
          <table:table-cell table:style-name="capUUT.E2" office:value-type="string">
            <text:p text:style-name="P301"><text:text-input text:description="">$d.PREV2 €</text:text-input></text:p>
          </table:table-cell>
        </table:table-row>
        <table:table-row table:style-name="TableLine94441563740336">
          <table:table-cell table:style-name="capUUT.A2" office:value-type="string">
            <text:p text:style-name="P278">Gesamt</text:p>
          </table:table-cell>
          <table:table-cell table:style-name="capUUT.A2" office:value-type="string">
            <text:p text:style-name="P283">Complessivo</text:p>
          </table:table-cell>
          <table:table-cell table:style-name="capUUT.A2" office:value-type="string">
            <text:p text:style-name="P287">€</text:p>
          </table:table-cell>
          <table:table-cell table:style-name="capUUT.A2" office:value-type="string">
            <text:p text:style-name="P287">€</text:p>
          </table:table-cell>
          <table:table-cell table:style-name="capUUT.E2" office:value-type="string">
            <text:p text:style-name="P287">€</text:p>
          </table:table-cell>
        </table:table-row>
      </table:table>
      <text:p text:style-name="Standard"/>
      <text:p text:style-name="Standard"/>
      <table:table table:name="Tabelle49" table:style-name="Tabelle49">
        <table:table-column table:style-name="Tabelle49.A"/>
        <table:table-column table:style-name="Tabelle49.B"/>
        <table:table-row table:style-name="Tabelle49.1">
          <table:table-cell table:style-name="Tabelle49.A1" office:value-type="string">
            <text:p text:style-name="P233">5) Überprüfung der Ausgaben auf Kapitalkonto</text:p>
          </table:table-cell>
          <table:table-cell table:style-name="Tabelle49.A1" office:value-type="string">
            <text:p text:style-name="P242">5) Verifica dell’equilibrio di parte capitale</text:p>
          </table:table-cell>
        </table:table-row>
        <table:table-row table:style-name="Tabelle49.1">
          <table:table-cell table:style-name="Tabelle49.A1" office:value-type="string">
            <text:p text:style-name="P227">Die Ausgaben des II Ausgabetitels sind in der Beilage zum Haushaltsvoranschlag aufgelistet. Sie werden mit folgenden Einnahmen finanziert:</text:p>
          </table:table-cell>
          <table:table-cell table:style-name="Tabelle49.A1" office:value-type="string">
            <text:p text:style-name="Standard">Le spese del titolo II della spesa sono riportate nell’allegato al bilancio di previsione. Queste vengono finanziate con la seguente previsione di risorse:</text:p>
          </table:table-cell>
        </table:table-row>
      </table:table>
      <text:p text:style-name="Standard"/>
      <table:table table:name="Tabelle53" table:style-name="Tabelle53">
        <table:table-column table:style-name="Tabelle53.A"/>
        <table:table-column table:style-name="Tabelle53.B"/>
        <table:table-column table:style-name="Tabelle53.C"/>
        <table:table-column table:style-name="Tabelle53.D"/>
        <table:table-column table:style-name="Tabelle53.E"/>
        <table:table-row table:style-name="Tabelle53.1">
          <table:table-cell table:style-name="Tabelle53.A1" office:value-type="string">
            <text:p text:style-name="P35">Beschreibung</text:p>
          </table:table-cell>
          <table:table-cell table:style-name="Tabelle53.B1" office:value-type="string">
            <text:p text:style-name="P55">Descrizione</text:p>
          </table:table-cell>
          <table:table-cell table:style-name="Tabelle53.B1" office:value-type="string">
            <text:p text:style-name="P35">2022</text:p>
          </table:table-cell>
          <table:table-cell table:style-name="Tabelle53.B1" office:value-type="string">
            <text:p text:style-name="P35">2023</text:p>
          </table:table-cell>
          <table:table-cell table:style-name="Tabelle53.B1" office:value-type="string">
            <text:p text:style-name="P35">2024</text:p>
          </table:table-cell>
        </table:table-row>
        <table:table-row table:style-name="Tabelle53.2">
          <table:table-cell table:style-name="Tabelle53.A1" office:value-type="string">
            <text:p text:style-name="P121">Vorläufiger Verwaltungsüberschuss</text:p>
          </table:table-cell>
          <table:table-cell table:style-name="Tabelle53.B1" office:value-type="string">
            <text:p text:style-name="P119">Avanzo di amministrazione presunto</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3">
          <table:table-cell table:style-name="Tabelle53.A1" office:value-type="string">
            <text:p text:style-name="P121">Zweckgebundener Mehrjahresfond - Einnahmen</text:p>
          </table:table-cell>
          <table:table-cell table:style-name="Tabelle53.B1" office:value-type="string">
            <text:p text:style-name="P119">Fondo pluriennale vincolato - entrata</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4">
          <table:table-cell table:style-name="Tabelle53.A1" office:value-type="string">
            <text:p text:style-name="P121">Finanzierung aus Einnahmen mit gesetzlich</text:p>
            <text:p text:style-name="P121">vorgeschriebener Zweckbindung</text:p>
          </table:table-cell>
          <table:table-cell table:style-name="Tabelle53.B1" office:value-type="string">
            <text:p text:style-name="P119">Risorse derivanti da entrate aventi destinazione vincolata per legge</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5">
          <table:table-cell table:style-name="Tabelle53.A1" office:value-type="string">
            <text:p text:style-name="P121">Finanzierung durch die Aufnahme von Darlehen</text:p>
          </table:table-cell>
          <table:table-cell table:style-name="Tabelle53.B1" office:value-type="string">
            <text:p text:style-name="P119">Risorse derivanti da entrate acquisite mediante contrazione di mutuo</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6">
          <table:table-cell table:style-name="Tabelle53.A1" office:value-type="string">
            <text:p text:style-name="P121">Finanzierung durch Einbringung von privatem</text:p>
            <text:p text:style-name="P121">Kapital</text:p>
          </table:table-cell>
          <table:table-cell table:style-name="Tabelle53.B1" office:value-type="string">
            <text:p text:style-name="P119">Risorse acquisite mediante apporti di capitali privati</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7">
          <table:table-cell table:style-name="Tabelle53.A1" office:value-type="string">
            <text:p text:style-name="P121">Finanzierung aus Haushaltsansätzen</text:p>
          </table:table-cell>
          <table:table-cell table:style-name="Tabelle53.B1" office:value-type="string">
            <text:p text:style-name="P119">Stanziamenti di bilancio</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8">
          <table:table-cell table:style-name="Tabelle53.A1" office:value-type="string">
            <text:p text:style-name="P121">Finanzierung aus Einnahmen aus Veräußerungen</text:p>
          </table:table-cell>
          <table:table-cell table:style-name="Tabelle53.B1" office:value-type="string">
            <text:p text:style-name="P119">Risorse derivanti da alienazioni</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9">
          <table:table-cell table:style-name="Tabelle53.A1" office:value-type="string">
            <text:p text:style-name="P121">Finanzierung aus Erschließungsbeiträgen und Baukostenabgaben</text:p>
          </table:table-cell>
          <table:table-cell table:style-name="Tabelle53.B1" office:value-type="string">
            <text:p text:style-name="P119">Risorse derivanti da oneri di urbanizzazione e permessi di costruire</text:p>
          </table:table-cell>
          <table:table-cell table:style-name="Tabelle53.C2" office:value-type="string">
            <text:p text:style-name="P138">€</text:p>
          </table:table-cell>
          <table:table-cell table:style-name="Tabelle53.C2" office:value-type="string">
            <text:p text:style-name="P138">€</text:p>
          </table:table-cell>
          <table:table-cell table:style-name="Tabelle53.C2" office:value-type="string">
            <text:p text:style-name="P138">€</text:p>
          </table:table-cell>
        </table:table-row>
        <table:table-row table:style-name="Tabelle53.1">
          <table:table-cell table:style-name="Tabelle53.A1" office:value-type="string">
            <text:p text:style-name="P37">Summe</text:p>
          </table:table-cell>
          <table:table-cell table:style-name="Tabelle53.B1" office:value-type="string">
            <text:p text:style-name="P57">Somma</text:p>
          </table:table-cell>
          <table:table-cell table:style-name="Tabelle53.C2" office:value-type="string">
            <text:p text:style-name="P97">€</text:p>
          </table:table-cell>
          <table:table-cell table:style-name="Tabelle53.C2" office:value-type="string">
            <text:p text:style-name="P97">€</text:p>
          </table:table-cell>
          <table:table-cell table:style-name="Tabelle53.C2" office:value-type="string">
            <text:p text:style-name="P97">€</text:p>
          </table:table-cell>
        </table:table-row>
      </table:table>
      <text:p text:style-name="Standard"/>
      <text:p text:style-name="Standard"/>
      <table:table table:name="Tabelle61" table:style-name="Tabelle61">
        <table:table-column table:style-name="Tabelle61.A"/>
        <table:table-column table:style-name="Tabelle61.B"/>
        <table:table-row table:style-name="Tabelle61.1">
          <table:table-cell table:style-name="Tabelle61.A1" office:value-type="string">
            <text:p text:style-name="P218">6) Überprüfung der Eintragung und Verwendung des voraussichtlichen Verwaltungsüberschusses</text:p>
          </table:table-cell>
          <table:table-cell table:style-name="Tabelle61.A1" office:value-type="string">
            <text:p text:style-name="P222">6) Verifica iscrizione ed utilizzo dell’avanzo amministrativo presunto</text:p>
          </table:table-cell>
        </table:table-row>
        <table:table-row table:style-name="Tabelle61.1">
          <table:table-cell table:style-name="Tabelle61.A2" office:value-type="string">
            <text:p text:style-name="P350">Im Haushaltsvoranschlag wird kein/folgender voraussichtlicher Verwaltungsüberschuss <text:text-input text:description="">$report.reportYear</text:text-input><text:s/>angesetzt:</text:p>
          </table:table-cell>
          <table:table-cell table:style-name="Tabelle61.A2" office:value-type="string">
            <text:p text:style-name="P370">(Non) si procede all´iscrizione in bilancio <text:span text:style-name="T52">di alcun/del seguente</text:span> presunto avanzo d’amministrazione dell’esercizio <text:text-input text:description="">$report.reportYear</text:text-input><text:s/><text:span text:style-name="T52">:</text:span> </text:p>
          </table:table-cell>
        </table:table-row>
      </table:table>
      <text:p text:style-name="Standard"/>
      <table:table table:name="AVPresAppl" table:style-name="AVPresAppl">
        <table:table-column table:style-name="AVPresAppl.A"/>
        <table:table-column table:style-name="AVPresAppl.B"/>
        <table:table-column table:style-name="AVPresAppl.C"/>
        <table:table-row table:style-name="AVPresAppl.1">
          <table:table-cell table:style-name="AVPresAppl.A1" office:value-type="string">
            <text:p text:style-name="P152">QF_DES1</text:p>
          </table:table-cell>
          <table:table-cell table:style-name="AVPresAppl.A1" office:value-type="string">
            <text:p text:style-name="P113">QF_DES</text:p>
          </table:table-cell>
          <table:table-cell table:style-name="AVPresAppl.C1" office:value-type="string">
            <text:p text:style-name="P146">QF_APPL €</text:p>
          </table:table-cell>
        </table:table-row>
      </table:table>
      <text:p text:style-name="Standard"><text:soft-page-break/></text:p>
      <table:table table:name="Tabelle63" table:style-name="Tabelle63">
        <table:table-column table:style-name="Tabelle63.A"/>
        <table:table-column table:style-name="Tabelle63.B"/>
        <table:table-row table:style-name="Tabelle63.1">
          <table:table-cell table:style-name="Tabelle63.A1" office:value-type="string">
            <text:p text:style-name="P217">Ausgaben, die mit dem Verwaltungsüberschuss finanziert werden, dürfen mit Ausnahme jener, die eine besondere Zweckbindung haben und jener die mit der letzten genehmigten Abschlussrechnung zweckgebunden wurden, erst nach der Genehmigung der Abschlussrechnung für <text:line-break/> <text:text-input text:description="">$report.reportYear</text:text-input><text:s/>verwendet werden. </text:p>
          </table:table-cell>
          <table:table-cell table:style-name="Tabelle63.A1" office:value-type="string">
            <text:p text:style-name="P348">L’attivazione delle spese finanziate con l’avanzo presunto, ad eccezione di quelle finanziate con fondi contenuti negli avanzi aventi specifica destinazione e derivanti da accantonamenti effettuati con l’ultimo consuntivo approvato, potrà avvenire solo dopo l’approvazione del rendiconto <text:line-break/> <text:span text:style-name="T3"><text:text-input text:description="">$report.reportYear</text:text-input></text:span><text:s/>. </text:p>
          </table:table-cell>
        </table:table-row>
        <table:table-row table:style-name="Tabelle63.1">
          <table:table-cell table:style-name="Tabelle63.A2" office:value-type="string">
            <text:p text:style-name="P276">(wenn die Körperschaft die gebundenen und zurückgestellten Fonds des Verwaltungsüberschusses im Haushaltsvoranschlag einfügen will, müssen die entsprechenden Tabellen a1) und a2) gemäß Dekret vom 01.08.2019 beigelegt werden):</text:p>
            <text:p text:style-name="P276"/>
          </table:table-cell>
          <table:table-cell table:style-name="Tabelle63.A2" office:value-type="string">
            <text:p text:style-name="P221">(Qualora l’ente intenda applicare al bilancio di previsione le quote vincolate ed accantonate è necessario allegare i prospetti a1) e a2) previsti dal Decreto del 01.08.2019):</text:p>
          </table:table-cell>
        </table:table-row>
        <table:table-row table:style-name="Tabelle63.1">
          <table:table-cell table:style-name="Tabelle63.A1" office:value-type="string">
            <text:p text:style-name="P217">Die korrekte Erstellung der Tabellen a1) und a2) gemäß Dekret vom 01.08.2019 wurde festgestellt,</text:p>
          </table:table-cell>
          <table:table-cell table:style-name="Tabelle63.A1" office:value-type="string">
            <text:p text:style-name="P220">È stato verificato la corretta redazione dei prospetti a1) e a2) previsti dal Decreto del 01.08.2019):</text:p>
          </table:table-cell>
        </table:table-row>
        <table:table-row table:style-name="Tabelle63.1">
          <table:table-cell table:style-name="Tabelle63.A1" office:value-type="string">
            <text:p text:style-name="P349">oder</text:p>
          </table:table-cell>
          <table:table-cell table:style-name="Tabelle63.A1" office:value-type="string">
            <text:p text:style-name="P349">oppure</text:p>
          </table:table-cell>
        </table:table-row>
        <table:table-row table:style-name="Tabelle63.1">
          <table:table-cell table:style-name="Tabelle63.A1" office:value-type="string">
            <text:p text:style-name="P217">…. (Anmerkungen)</text:p>
          </table:table-cell>
          <table:table-cell table:style-name="Tabelle63.A1" office:value-type="string">
            <text:p text:style-name="P217">…. (note)</text:p>
          </table:table-cell>
        </table:table-row>
      </table:table>
      <text:p text:style-name="Standard"/>
      <text:p text:style-name="Standard"/>
      <table:table table:name="Tabelle13" table:style-name="Tabelle13">
        <table:table-column table:style-name="Tabelle13.A"/>
        <table:table-column table:style-name="Tabelle13.B"/>
        <table:table-row table:style-name="Tabelle13.1">
          <table:table-cell table:style-name="Tabelle13.A1" office:value-type="string">
            <text:h text:style-name="P390" text:outline-level="2" text:is-list-header="true">ÜBERPRÜFUNG DER WAHRHAFTIGKEIT <text:s text:c="2"/>UND ANGEMESSENHEIT DER ANSÄTZE <text:s text:c="3"/><text:text-input text:description="">$report.reportYear</text:text-input><text:s/>– <text:text-input text:description="">$report.reportYearPlus2</text:text-input><text:s/></text:h>
          </table:table-cell>
          <table:table-cell table:style-name="Tabelle13.A1" office:value-type="string">
            <text:h text:style-name="P392" text:outline-level="2" text:is-list-header="true">VERIFICA ATTENDIBILITA’ E CONGRUITA’ <text:s text:c="2"/>DELLE PREVISIONI ANNO <text:text-input text:description="">$report.reportYear</text:text-input><text:s/>- <text:text-input text:description="">$report.reportYearPlus2</text:text-input><text:s/></text:h>
          </table:table-cell>
        </table:table-row>
        <table:table-row table:style-name="Tabelle13.1">
          <table:table-cell table:style-name="Tabelle13.A1" office:value-type="string">
            <text:p text:style-name="Standard"><text:span text:style-name="T7">Das</text:span> <text:span text:style-name="T3">Rechnungsprüfungsorgan</text:span> <text:span text:style-name="T7">vertritt die Auffassung, dass die Ansätze für die Jahre </text:span><text:span text:style-name="T7"><text:text-input text:description="">$report.reportYear</text:text-input></text:span><text:span text:style-name="T7"><text:s/>- </text:span><text:span text:style-name="T7"><text:text-input text:description="">$report.reportYearPlus2</text:text-input></text:span><text:span text:style-name="T7"><text:s/>dem Programm der Amtsperiode und dem einheitlichen Strategiedokument entsprechen, das vom Gemeindeausschuss erstellt und</text:span> <text:span text:style-name="T3">von diesem mit Beschluss</text:span> <text:span text:style-name="T7">Nr. ___ vom __.__,____ genehmigt worden ist.</text:span> </text:p>
          </table:table-cell>
          <table:table-cell table:style-name="Tabelle13.A1" office:value-type="string">
            <text:p text:style-name="Standard"><text:span text:style-name="T26">L’organo di revisione ritiene che le previsioni per gli anni </text:span><text:span text:style-name="T26"><text:text-input text:description="">$report.reportYear</text:text-input></text:span><text:span text:style-name="T26"><text:s/>- </text:span><text:span text:style-name="T26"><text:text-input text:description="">$report.reportYearPlus2</text:text-input></text:span><text:span text:style-name="T26"><text:s/>siano coerenti con gli strumenti di programmazione di mandato e con il Documento unico di programmazione, predisposto dalla Giunta Comunale</text:span> e dalla stessa approvato con delibera <text:span text:style-name="T26">n.___ dd. __.__,____.</text:span> </text:p>
          </table:table-cell>
        </table:table-row>
        <table:table-row table:style-name="Tabelle13.1">
          <table:table-cell table:style-name="Tabelle13.A1" office:value-type="string">
            <text:p text:style-name="P227">Zum Zwecke der Überprüfung der Wahrhaftigkeit der Einnahmen und der Angemessenheit der Ausgaben für das Finanzjahr <text:text-input text:description="">$report.reportYear</text:text-input><text:s/>sind folgende Positionen analysiert worden:</text:p>
          </table:table-cell>
          <table:table-cell table:style-name="Tabelle13.A1" office:value-type="string">
            <text:p text:style-name="P195">Per esaminare la veridicità delle entrate e l’adeguatezza delle spese per l’esercizio <text:text-input text:description="">$report.reportYear</text:text-input><text:s/>sono state analizzate le seguenti posizioni:</text:p>
          </table:table-cell>
        </table:table-row>
        <table:table-row table:style-name="Tabelle13.1">
          <table:table-cell table:style-name="Tabelle13.A1" office:value-type="string">
            <text:p text:style-name="P227">…………………………...</text:p>
          </table:table-cell>
          <table:table-cell table:style-name="Tabelle13.A1" office:value-type="string">
            <text:p text:style-name="P195">…………………………...</text:p>
          </table:table-cell>
        </table:table-row>
        <table:table-row table:style-name="Tabelle13.1">
          <table:table-cell table:style-name="Tabelle13.A1" office:value-type="string">
            <text:p text:style-name="P227"/>
          </table:table-cell>
          <table:table-cell table:style-name="Tabelle13.A1" office:value-type="string">
            <text:p text:style-name="P195"/>
          </table:table-cell>
        </table:table-row>
        <table:table-row table:style-name="Tabelle13.1">
          <table:table-cell table:style-name="Tabelle13.A1" office:value-type="string">
            <text:p text:style-name="P227"/>
          </table:table-cell>
          <table:table-cell table:style-name="Tabelle13.A1" office:value-type="string">
            <text:p text:style-name="P195"/>
          </table:table-cell>
        </table:table-row>
        <table:table-row table:style-name="Tabelle13.1">
          <table:table-cell table:style-name="Tabelle13.A1" office:value-type="string">
            <text:h text:style-name="P391" text:outline-level="2" text:is-list-header="true">LAUFENDE EINNAHMEN</text:h>
          </table:table-cell>
          <table:table-cell table:style-name="Tabelle13.A1" office:value-type="string">
            <text:h text:style-name="P393" text:outline-level="2" text:is-list-header="true">ENTRATE CORRENTI</text:h>
          </table:table-cell>
        </table:table-row>
        <text:soft-page-break/>
        <table:table-row table:style-name="Tabelle13.1">
          <table:table-cell table:style-name="Tabelle13.A1" office:value-type="string">
            <text:p text:style-name="ÜberschriftUnterstrichen">Steuereinnahmen</text:p>
          </table:table-cell>
          <table:table-cell table:style-name="Tabelle13.A1" office:value-type="string">
            <text:p text:style-name="ÜberschriftUnterstrichen">Entrate tributarie</text:p>
          </table:table-cell>
        </table:table-row>
        <table:table-row table:style-name="Tabelle13.1">
          <table:table-cell table:style-name="Tabelle13.A1" office:value-type="string">
            <text:p text:style-name="P229">Die Steuereinnahmen sehen folgende Entwicklung gegenüber den endgültigen Ansätzen 2020 vor:</text:p>
          </table:table-cell>
          <table:table-cell table:style-name="Tabelle13.A1" office:value-type="string">
            <text:p text:style-name="P197">Le previsioni di entrate tributarie presentano il seguente andamento rispetto alle previsioni definitive 2020:</text:p>
          </table:table-cell>
        </table:table-row>
        <table:table-row table:style-name="Tabelle13.1">
          <table:table-cell table:style-name="Tabelle13.A1" table:number-columns-spanned="2" office:value-type="string">
            <text:p text:style-name="P260"/>
            <table:table table:name="E_Tit1" table:style-name="E_5f_Tit1">
              <table:table-column table:style-name="E_5f_Tit1.A"/>
              <table:table-column table:style-name="E_5f_Tit1.B"/>
              <table:table-column table:style-name="E_5f_Tit1.C"/>
              <table:table-column table:style-name="E_5f_Tit1.D"/>
              <table:table-column table:style-name="E_5f_Tit1.E"/>
              <table:table-column table:style-name="E_5f_Tit1.F"/>
              <table:table-column table:style-name="E_5f_Tit1.G"/>
              <table:table-row table:style-name="TableLine94441563854816">
                <table:table-cell table:style-name="E_5f_Tit1.A1" office:value-type="string">
                  <text:p text:style-name="P278">Kategorie categoria</text:p>
                </table:table-cell>
                <table:table-cell table:style-name="E_5f_Tit1.A1" office:value-type="string">
                  <text:p text:style-name="P360">Beschreibung</text:p>
                </table:table-cell>
                <table:table-cell table:style-name="E_5f_Tit1.A1" office:value-type="string">
                  <text:p text:style-name="P362">Descrizione</text:p>
                </table:table-cell>
                <table:table-cell table:style-name="E_5f_Tit1.A1" office:value-type="string">
                  <text:p text:style-name="P223">Ansatz</text:p>
                  <text:p text:style-name="P359">Stanziamento</text:p>
                  <text:p text:style-name="P361"><text:text-input text:description="">$report.reportYearMin1</text:text-input></text:p>
                </table:table-cell>
                <table:table-cell table:style-name="E_5f_Tit1.A1" office:value-type="string">
                  <text:p text:style-name="P285"><text:span text:style-name="T7">Vorschau <text:line-break/> </text:span>Previsione <text:line-break/> <text:span text:style-name="T34"><text:text-input text:description="">$report.reportYear</text:text-input></text:span></text:p>
                </table:table-cell>
                <table:table-cell table:style-name="E_5f_Tit1.A1" office:value-type="string">
                  <text:p text:style-name="P363">Vorschau <text:line-break/> Previsione <text:line-break/> <text:span text:style-name="T6"><text:text-input text:description="">$report.reportYearPlus1</text:text-input></text:span><text:s/></text:p>
                </table:table-cell>
                <table:table-cell table:style-name="E_5f_Tit1.G1" office:value-type="string">
                  <text:p text:style-name="P363">Vorschau <text:line-break/> Previsione <text:line-break/> <text:span text:style-name="T6"><text:text-input text:description="">$report.reportYearPlus2</text:text-input></text:span><text:s/></text:p>
                </table:table-cell>
              </table:table-row>
              <table:table-row table:style-name="TableLine94441563917360">
                <table:table-cell table:style-name="E_5f_Tit1.A2" office:value-type="string">
                  <text:p text:style-name="P281"><text:text-input text:description="">@before-row#foreach($d in $E_Tit1)</text:text-input><text:text-input text:description=""/><text:text-input text:description="">$d.CODCAT</text:text-input><text:text-input text:description="">@after-row#end</text:text-input></text:p>
                </table:table-cell>
                <table:table-cell table:style-name="E_5f_Tit1.B2" office:value-type="string">
                  <text:p text:style-name="P298"><text:text-input text:description="">$d.DESCAT_1</text:text-input></text:p>
                </table:table-cell>
                <table:table-cell table:style-name="E_5f_Tit1.C2" office:value-type="string">
                  <text:p text:style-name="P282"><text:text-input text:description="">$d.DESCAT</text:text-input></text:p>
                </table:table-cell>
                <table:table-cell table:style-name="E_5f_Tit1.D2" office:value-type="string">
                  <text:p text:style-name="P338"><text:text-input text:description="">$d.STANZ_1</text:text-input><text:s/>€</text:p>
                </table:table-cell>
                <table:table-cell table:style-name="E_5f_Tit1.E2" office:value-type="string">
                  <text:p text:style-name="P338"><text:text-input text:description="">$d.PREV</text:text-input><text:s/>€</text:p>
                </table:table-cell>
                <table:table-cell table:style-name="E_5f_Tit1.F2" office:value-type="string">
                  <text:p text:style-name="P302"><text:span text:style-name="T44"><text:text-input text:description="">$d.PREV1</text:text-input></text:span><text:s/><text:span text:style-name="T44">€</text:span> </text:p>
                </table:table-cell>
                <table:table-cell table:style-name="E_5f_Tit1.G2" office:value-type="string">
                  <text:p text:style-name="P302"><text:span text:style-name="T44"><text:text-input text:description="">$d.PREV2</text:text-input></text:span><text:s/><text:span text:style-name="T44">€</text:span> </text:p>
                </table:table-cell>
              </table:table-row>
              <table:table-row table:style-name="TableLine94441563922736">
                <table:table-cell table:style-name="E_5f_Tit1.A3" office:value-type="string">
                  <text:p text:style-name="P278"/>
                </table:table-cell>
                <table:table-cell table:style-name="E_5f_Tit1.B3" office:value-type="string">
                  <text:p text:style-name="P278">Gesamt</text:p>
                </table:table-cell>
                <table:table-cell table:style-name="E_5f_Tit1.C3" office:value-type="string">
                  <text:p text:style-name="P283">Complessivo</text:p>
                </table:table-cell>
                <table:table-cell table:style-name="E_5f_Tit1.D3" office:value-type="string">
                  <text:p text:style-name="P287">€</text:p>
                </table:table-cell>
                <table:table-cell table:style-name="E_5f_Tit1.E3" office:value-type="string">
                  <text:p text:style-name="P287">€</text:p>
                </table:table-cell>
                <table:table-cell table:style-name="E_5f_Tit1.F3" office:value-type="string">
                  <text:p text:style-name="P287">€</text:p>
                </table:table-cell>
                <table:table-cell table:style-name="E_5f_Tit1.G3" office:value-type="string">
                  <text:p text:style-name="P287">€</text:p>
                </table:table-cell>
              </table:table-row>
            </table:table>
            <text:p text:style-name="P227"/>
            <text:p text:style-name="P260"/>
          </table:table-cell>
          <table:covered-table-cell/>
        </table:table-row>
        <table:table-row table:style-name="Tabelle13.1">
          <table:table-cell table:style-name="Tabelle13.A1" office:value-type="string">
            <text:p text:style-name="P260">Gemeindeimmobiliensteuer (GIS)</text:p>
          </table:table-cell>
          <table:table-cell table:style-name="Tabelle13.A1" office:value-type="string">
            <text:p text:style-name="P259">Imposta comunale sugli immobili (IMI)</text:p>
          </table:table-cell>
        </table:table-row>
        <table:table-row table:style-name="Tabelle13.1">
          <table:table-cell table:style-name="Tabelle13.A1" office:value-type="string">
            <text:p text:style-name="P229">Das Steueraufkommen, das aufgrund der für das Jahr <text:text-input text:description="">$report.reportYear</text:text-input><text:s/>gültigen Steuersätze und der geltenden Verordnung über die Gemeindeimmobiliensteuer ermittelt wurde, wird auf _____ € ge <text:s text:c="2"/>schätzt, was einer Abweichung von _____ € gegenüber dem Vorjahr entspricht. </text:p>
            <text:p text:style-name="P229"/>
          </table:table-cell>
          <table:table-cell table:style-name="Tabelle13.A1" office:value-type="string">
            <text:p text:style-name="P195"><text:span text:style-name="T56">Il gettito, determinato sulla base delle aliquote vigenti per l’anno</text:span> <text:span text:style-name="T14"><text:text-input text:description="">$report.reportYear</text:text-input></text:span><text:s/><text:span text:style-name="T56">e sulla base del regolamento del tributo è stato previsto in € _____, con una variazione di € _____ rispetto alla</text:span> <text:s text:c="2"/><text:span text:style-name="T56">previsione definitiva dell'anno precedente.</text:span> </text:p>
            <text:p text:style-name="P197"/>
          </table:table-cell>
        </table:table-row>
        <table:table-row table:style-name="Tabelle13.1">
          <table:table-cell table:style-name="Tabelle13.A1" office:value-type="string">
            <text:p text:style-name="P260">Gemeindezuschlag auf die Einkommenssteuer</text:p>
          </table:table-cell>
          <table:table-cell table:style-name="Tabelle13.A1" office:value-type="string">
            <text:p text:style-name="P259">Addizionale comunale IRPEF</text:p>
          </table:table-cell>
        </table:table-row>
        <table:table-row table:style-name="Tabelle13.1">
          <table:table-cell table:style-name="Tabelle13.A1" office:value-type="string">
            <text:p text:style-name="P227">Der Gemeinderat hat mit Beschluss (oder Beschlussvorlage) Nr. ___ vom __.__.____ vorgesehen, den Gemeindezuschlag auf die Einkommenssteuer für das Jahr <text:text-input text:description="">$report.reportYear</text:text-input><text:s/>im Ausmaß von ____ % zu bestätigen, <text:span text:style-name="T29">(einzuführen, zu verändern)</text:span> . </text:p>
          </table:table-cell>
          <table:table-cell table:style-name="Tabelle13.A1" office:value-type="string">
            <text:p text:style-name="P195">Il Consiglio dell’ente con delibera (proposta di delibera) n. <text:span text:style-name="T3">___</text:span> del <text:span text:style-name="T3">__.__.____</text:span> , ha disposto la conferma (istituzione o variazione) dell’addizionale IRPEF da applicare per l’anno <text:text-input text:description="">$report.reportYear</text:text-input><text:s/>nella misura del ____ %. </text:p>
          </table:table-cell>
        </table:table-row>
        <table:table-row table:style-name="Tabelle13.1">
          <table:table-cell table:style-name="Tabelle13.A1" office:value-type="string">
            <text:p text:style-name="P227">Der Ertrag wird unter Berücksichtigung der Anzahl der Ansässigen und des durchschnittlichen besteuerbaren Einkommens auf _______ € geschätzt.</text:p>
          </table:table-cell>
          <table:table-cell table:style-name="Tabelle13.A1" office:value-type="string">
            <text:p text:style-name="P195">Il gettito è stimato in € _______ tenendo conto del numero di abitanti e del reddito medio imponibile.</text:p>
          </table:table-cell>
        </table:table-row>
        <text:soft-page-break/>
        <table:table-row table:style-name="Tabelle13.1">
          <table:table-cell table:style-name="Tabelle13.A1" office:value-type="string">
            <text:p text:style-name="P260">Aufenthaltssteuer</text:p>
          </table:table-cell>
          <table:table-cell table:style-name="Tabelle13.A1" office:value-type="string">
            <text:p text:style-name="P259">Imposta di soggiorno</text:p>
          </table:table-cell>
        </table:table-row>
        <table:table-row table:style-name="Tabelle13.1">
          <table:table-cell table:style-name="Tabelle13.A1" office:value-type="string">
            <text:p text:style-name="Standard"><text:span text:style-name="T7">Gemäß DPRA Nr. 29/L vom 20.10.1988 wird</text:span> <text:span text:style-name="T14">die Aufenthaltssteuer</text:span> <text:span text:style-name="T7">lediglich auf die zur touristischen Zwecken zur Verfügung gehaltenen Wohnungen die Aufenthaltssteuer eingehoben. Gemäß Beschluss des</text:span> <text:span text:style-name="T8">Landesregierung</text:span> <text:span text:style-name="T7">Nr. 6358 vom 03.10.1988 ist ein Anteil von 95% dieser Einnahmen an die örtlichen Fremdenverkehrsorganisationen abzutreten.</text:span> </text:p>
          </table:table-cell>
          <table:table-cell table:style-name="Tabelle13.A1" office:value-type="string">
            <text:p text:style-name="Standard"><text:span text:style-name="T26">Ai sensi del DPGR n. 29 del 20.10.1988 l’imposta di soggiorno viene calcolata solo sulle abitazioni tenute a disposizione a scopo turistico. Ai sensi della delibera della Giunta Provinciale n. 6358 del 03.10.1988 una quota del 95% delle relative entrate è da cedere</text:span> <text:span text:style-name="T56">alle organizzazioni turistiche locali</text:span> <text:span text:style-name="T26">del comune.</text:span> </text:p>
          </table:table-cell>
        </table:table-row>
        <table:table-row table:style-name="Tabelle13.1">
          <table:table-cell table:style-name="Tabelle13.A1" office:value-type="string">
            <text:p text:style-name="P260">Gemeindeaufenthaltsabgabe</text:p>
          </table:table-cell>
          <table:table-cell table:style-name="Tabelle13.A1" office:value-type="string">
            <text:p text:style-name="P259">Imposta comunale di soggiorno</text:p>
          </table:table-cell>
        </table:table-row>
        <table:table-row table:style-name="Tabelle13.1">
          <table:table-cell table:style-name="Tabelle13.A1" office:value-type="string">
            <text:p text:style-name="P216">Die Einnahmen der mit Landesgesetz Nr. 9 vom 16.05.2012 eingeführten Gemeindeaufenthaltsabgabe wurde auf der Grundlage der Nächtigungszahlen des letzten Jahres geschätzt.</text:p>
          </table:table-cell>
          <table:table-cell table:style-name="Tabelle13.A1" office:value-type="string">
            <text:p text:style-name="P219">Le entrate dell'imposta comunale di soggiorno introdotta con legge provinciale n.9 del. 16.05.2012 sono state stimate in base ai pernottamenti dell'anno scorso.</text:p>
          </table:table-cell>
        </table:table-row>
        <table:table-row table:style-name="Tabelle13.1">
          <table:table-cell table:style-name="Tabelle13.A1" office:value-type="string">
            <text:p text:style-name="P216">Da die gesamten Einnahmen den örtlichen bzw. überörtlichen Tourismusorganisationen zugewiesen werden, ist auch im Ausgabenteil der entsprechende Betrag vorgesehen.</text:p>
            <text:p text:style-name="P216"/>
          </table:table-cell>
          <table:table-cell table:style-name="Tabelle13.A1" office:value-type="string">
            <text:p text:style-name="P219">Siccome tutte le entrate saranno assegnate alle organizzazioni turistiche locali e multizonali nella parte spesa è stato pure previsto il relativo importo.</text:p>
          </table:table-cell>
        </table:table-row>
        <table:table-row table:style-name="Tabelle13.21">
          <table:table-cell table:style-name="Tabelle13.A1" office:value-type="string">
            <text:p text:style-name="P260">Einnahmen aus Steuerkontrollen</text:p>
          </table:table-cell>
          <table:table-cell table:style-name="Tabelle13.A1" office:value-type="string">
            <text:p text:style-name="P259">Risorse relative al recupero dell’evasione tributaria</text:p>
          </table:table-cell>
        </table:table-row>
        <table:table-row table:style-name="Tabelle13.1">
          <table:table-cell table:style-name="Tabelle13.A1" office:value-type="string">
            <text:p text:style-name="P227">Die Einnahmen aus der Kontrolltätigkeit erfahren folgende Veränderungen:</text:p>
          </table:table-cell>
          <table:table-cell table:style-name="Tabelle13.A1" office:value-type="string">
            <text:p text:style-name="P195">Le entrate relative all’attività di controllo subiscono le seguenti variazioni:</text:p>
          </table:table-cell>
        </table:table-row>
      </table:table>
      <text:p text:style-name="P243"/>
      <table:table table:name="E_Steuerkontrollen" table:style-name="E_5f_Steuerkontrollen">
        <table:table-column table:style-name="E_5f_Steuerkontrollen.A" table:number-columns-repeated="2"/>
        <table:table-column table:style-name="E_5f_Steuerkontrollen.C"/>
        <table:table-column table:style-name="E_5f_Steuerkontrollen.D"/>
        <table:table-column table:style-name="E_5f_Steuerkontrollen.E" table:number-columns-repeated="2"/>
        <table:table-column table:style-name="E_5f_Steuerkontrollen.C"/>
        <table:table-row table:style-name="TableLine94441563875680">
          <table:table-cell table:style-name="E_5f_Steuerkontrollen.A1" office:value-type="string">
            <text:p text:style-name="P278"/>
          </table:table-cell>
          <table:table-cell table:style-name="E_5f_Steuerkontrollen.A1" office:value-type="string">
            <text:p text:style-name="P283"/>
          </table:table-cell>
          <table:table-cell table:style-name="E_5f_Steuerkontrollen.C1" office:value-type="string">
            <text:p text:style-name="P279">Abschluss</text:p>
            <text:p text:style-name="P284"><text:s text:c="2"/>Consuntivo </text:p>
            <text:p text:style-name="P284"><text:text-input text:description="">$report.reportYearMin2</text:text-input></text:p>
          </table:table-cell>
          <table:table-cell table:style-name="E_5f_Steuerkontrollen.C1" office:value-type="string">
            <text:p text:style-name="P279">Ansatz</text:p>
            <text:p text:style-name="P284"><text:s text:c="2"/>Stanziamento </text:p>
            <text:p text:style-name="P284"><text:text-input text:description="">$report.reportYearMin1</text:text-input></text:p>
          </table:table-cell>
          <table:table-cell table:style-name="E_5f_Steuerkontrollen.C1" office:value-type="string">
            <text:p text:style-name="P279">Vorschau</text:p>
            <text:p text:style-name="P284"><text:s text:c="2"/>Previsione </text:p>
            <text:p text:style-name="P279"><text:text-input text:description="">$report.reportYear</text:text-input></text:p>
          </table:table-cell>
          <table:table-cell table:style-name="E_5f_Steuerkontrollen.C1" office:value-type="string">
            <text:p text:style-name="P279">Vorschau</text:p>
            <text:p text:style-name="P284"><text:s text:c="2"/>Previsione </text:p>
            <text:p text:style-name="P279"><text:text-input text:description="">$report.reportYearPlus1</text:text-input></text:p>
          </table:table-cell>
          <table:table-cell table:style-name="E_5f_Steuerkontrollen.G1" office:value-type="string">
            <text:p text:style-name="P279">Vorschau</text:p>
            <text:p text:style-name="P284"><text:s text:c="2"/>Previsione </text:p>
            <text:p text:style-name="P284"><text:text-input text:description="">$report.reportYearPlus2</text:text-input></text:p>
          </table:table-cell>
        </table:table-row>
        <table:table-row table:style-name="E_5f_Steuerkontrollen.2">
          <table:table-cell table:style-name="E_5f_Steuerkontrollen.C1" office:value-type="string">
            <text:p text:style-name="P413"><text:text-input text:description="">@before-row#foreach($d in $E_Steuerkontrollen)</text:text-input><text:text-input text:description=""/><text:text-input text:description="">$d.DES1</text:text-input><text:text-input text:description="">@after-row#end</text:text-input></text:p>
          </table:table-cell>
          <table:table-cell table:style-name="E_5f_Steuerkontrollen.C1" office:value-type="string">
            <text:p text:style-name="P415"><text:span text:style-name="T7"><text:text-input text:description="">$d.DES</text:text-input></text:span></text:p>
          </table:table-cell>
          <table:table-cell table:style-name="E_5f_Steuerkontrollen.C1" office:value-type="string">
            <text:p text:style-name="P299"><text:text-input text:description="">$d.IMPACC</text:text-input><text:s/>€</text:p>
          </table:table-cell>
          <table:table-cell table:style-name="E_5f_Steuerkontrollen.C1" office:value-type="string">
            <text:p text:style-name="P417"><text:text-input text:description="">$d.ASSEST</text:text-input><text:s/>€</text:p>
          </table:table-cell>
          <table:table-cell table:style-name="E_5f_Steuerkontrollen.C1" office:value-type="string">
            <text:p text:style-name="P299"><text:text-input text:description="">$d.PREV</text:text-input><text:s/>€</text:p>
          </table:table-cell>
          <table:table-cell table:style-name="E_5f_Steuerkontrollen.C1" office:value-type="string">
            <text:p text:style-name="P418"><text:text-input text:description="">$d.PREV1</text:text-input><text:s/>€</text:p>
          </table:table-cell>
          <table:table-cell table:style-name="E_5f_Steuerkontrollen.G1" office:value-type="string">
            <text:p text:style-name="P418"><text:text-input text:description="">$d.PREV2</text:text-input><text:s/>€</text:p>
          </table:table-cell>
        </table:table-row>
      </table:table>
      <text:p text:style-name="Standard"><text:bookmark text:name="_1411842173"/><text:bookmark text:name="_1411735825"/><text:bookmark text:name="_1411656238"/></text:p>
      <table:table table:name="Tabelle14" table:style-name="Tabelle14">
        <table:table-column table:style-name="Tabelle14.A" table:number-columns-repeated="2"/>
        <table:table-row table:style-name="Tabelle14.1">
          <table:table-cell table:style-name="Tabelle14.A1" office:value-type="string">
            <text:p text:style-name="Standard"><text:span text:style-name="T7">Bezüglich der Kontrolltätigkeit wird bemerkt</text:span> <text:span text:style-name="T10">, dass….</text:span> </text:p>
          </table:table-cell>
          <table:table-cell table:style-name="Tabelle14.A1" office:value-type="string">
            <text:p text:style-name="P195">In merito all’attività di controllo si osserva <text:span text:style-name="T36">che ….</text:span> </text:p>
          </table:table-cell>
        </table:table-row>
        <table:table-row table:style-name="Tabelle14.1">
          <table:table-cell table:style-name="Tabelle14.A1" office:value-type="string">
            <text:p text:style-name="P227">------------------------------</text:p>
          </table:table-cell>
          <table:table-cell table:style-name="Tabelle14.A1" office:value-type="string">
            <text:p text:style-name="P195">------------------------------</text:p>
          </table:table-cell>
        </table:table-row>
        <table:table-row table:style-name="Tabelle14.1">
          <table:table-cell table:style-name="Tabelle14.A1" office:value-type="string">
            <text:p text:style-name="P260">Laufende Zuweisungen der Provinz</text:p>
          </table:table-cell>
          <table:table-cell table:style-name="Tabelle14.A1" office:value-type="string">
            <text:p text:style-name="P259">Trasferimenti correnti dalla Provincia</text:p>
          </table:table-cell>
        </table:table-row>
        <table:table-row table:style-name="Tabelle14.1">
          <table:table-cell table:style-name="Tabelle14.A1" office:value-type="string">
            <text:p text:style-name="P227">Das Ausmaß der laufenden Zuweisungen wird <text:s text:c="3"/>gemäß Abkommen über die Gemeindefinanzie<text:soft-page-break/>rung auf <text:span text:style-name="T32">var_Zuw_prov</text:span> € veranschlagt. </text:p>
          </table:table-cell>
          <table:table-cell table:style-name="Tabelle14.A1" office:value-type="string">
            <text:p text:style-name="P195">Il gettito dei trasferimenti correnti è stato previsto sulla base dell'accordo sulla finanza locale in <text:soft-page-break/>_____ €.</text:p>
          </table:table-cell>
        </table:table-row>
        <table:table-row table:style-name="Tabelle14.1">
          <table:table-cell table:style-name="Tabelle14.A1" office:value-type="string">
            <text:p text:style-name="P227">Die Zuweisungen zur Tilgung von Darlehen belaufen sich im Finanzjahr <text:text-input text:description="">$report.reportYear</text:text-input><text:s/>auf _____ €.</text:p>
          </table:table-cell>
          <table:table-cell table:style-name="Tabelle14.A1" office:value-type="string">
            <text:p text:style-name="P195">Il trasferimento per l’ammortamento di mutui ammonta l’esercizio finanziario <text:text-input text:description="">$report.reportYear</text:text-input><text:s/>a <text:span text:style-name="T3">_____</text:span> €. </text:p>
          </table:table-cell>
        </table:table-row>
        <table:table-row table:style-name="Tabelle14.1">
          <table:table-cell table:style-name="Tabelle14.A1" office:value-type="string">
            <text:p text:style-name="P260">Beiträge für übertragene Tätigkeiten</text:p>
          </table:table-cell>
          <table:table-cell table:style-name="Tabelle14.A1" office:value-type="string">
            <text:p text:style-name="P259">Contributi per funzioni delegate dalla regione</text:p>
          </table:table-cell>
        </table:table-row>
        <table:table-row table:style-name="Tabelle14.1">
          <table:table-cell table:style-name="Tabelle14.A1" office:value-type="string">
            <text:p text:style-name="P227">Die Beiträge für übertragene Tätigkeiten und die diesbezüglichen Ausgaben sind in der folgenden Tabelle ausgewiesen:</text:p>
          </table:table-cell>
          <table:table-cell table:style-name="Tabelle14.A1" office:value-type="string">
            <text:p text:style-name="P195">I contributi per funzioni delegati e le relative spese sono indicate nella tabella seguente:</text:p>
          </table:table-cell>
        </table:table-row>
      </table:table>
      <text:p text:style-name="Standard"/>
      <table:table table:name="FunzioniDelegate" table:style-name="FunzioniDelegate">
        <table:table-column table:style-name="FunzioniDelegate.A"/>
        <table:table-column table:style-name="FunzioniDelegate.B"/>
        <table:table-column table:style-name="FunzioniDelegate.C"/>
        <table:table-column table:style-name="FunzioniDelegate.A"/>
        <table:table-column table:style-name="FunzioniDelegate.B"/>
        <table:table-column table:style-name="FunzioniDelegate.C"/>
        <table:table-row table:style-name="TableLine94441563991376">
          <table:table-cell table:style-name="FunzioniDelegate.A1" office:value-type="string">
            <text:p text:style-name="P279">Kapitel</text:p>
            <text:p text:style-name="P306">Capitolo</text:p>
          </table:table-cell>
          <table:table-cell table:style-name="FunzioniDelegate.A1" office:value-type="string">
            <text:p text:style-name="P279">Einnahme</text:p>
            <text:p text:style-name="P306">Entrata</text:p>
          </table:table-cell>
          <table:table-cell table:style-name="FunzioniDelegate.A1" office:value-type="string">
            <text:p text:style-name="P279">Betrag</text:p>
            <text:p text:style-name="P284">Importo</text:p>
          </table:table-cell>
          <table:table-cell table:style-name="FunzioniDelegate.A1" office:value-type="string">
            <text:p text:style-name="P279">Kapitel</text:p>
            <text:p text:style-name="P306">Capitolo</text:p>
          </table:table-cell>
          <table:table-cell table:style-name="FunzioniDelegate.A1" office:value-type="string">
            <text:p text:style-name="P279">Ausgaben</text:p>
            <text:p text:style-name="P284">Spesa</text:p>
          </table:table-cell>
          <table:table-cell table:style-name="FunzioniDelegate.F1" office:value-type="string">
            <text:p text:style-name="P279">Betrag</text:p>
            <text:p text:style-name="P284">Importo</text:p>
          </table:table-cell>
        </table:table-row>
        <table:table-row table:style-name="TableLine94441564039872">
          <table:table-cell table:style-name="FunzioniDelegate.A2" office:value-type="string">
            <text:p text:style-name="P293"/>
          </table:table-cell>
          <table:table-cell table:style-name="FunzioniDelegate.A2" office:value-type="string">
            <text:p text:style-name="P293"/>
          </table:table-cell>
          <table:table-cell table:style-name="FunzioniDelegate.C2">
            <text:p text:style-name="P294"/>
          </table:table-cell>
          <table:table-cell table:style-name="FunzioniDelegate.A2" office:value-type="string">
            <text:p text:style-name="P293"/>
          </table:table-cell>
          <table:table-cell table:style-name="FunzioniDelegate.A2" office:value-type="string">
            <text:p text:style-name="P293"/>
          </table:table-cell>
          <table:table-cell table:style-name="FunzioniDelegate.F2">
            <text:p text:style-name="P294"/>
          </table:table-cell>
        </table:table-row>
        <table:table-row table:style-name="TableLine94441564043024">
          <table:table-cell table:style-name="FunzioniDelegate.A2" office:value-type="string">
            <text:p text:style-name="P293"/>
          </table:table-cell>
          <table:table-cell table:style-name="FunzioniDelegate.A2" office:value-type="string">
            <text:p text:style-name="P293"/>
          </table:table-cell>
          <table:table-cell table:style-name="FunzioniDelegate.C2">
            <text:p text:style-name="P294"/>
          </table:table-cell>
          <table:table-cell table:style-name="FunzioniDelegate.A2" office:value-type="string">
            <text:p text:style-name="P293"/>
          </table:table-cell>
          <table:table-cell table:style-name="FunzioniDelegate.A2" office:value-type="string">
            <text:p text:style-name="P293"/>
          </table:table-cell>
          <table:table-cell table:style-name="FunzioniDelegate.F2">
            <text:p text:style-name="P294"/>
          </table:table-cell>
        </table:table-row>
        <table:table-row table:style-name="TableLine94441564044448">
          <table:table-cell table:style-name="FunzioniDelegate.A1" office:value-type="string">
            <text:p text:style-name="P293"/>
          </table:table-cell>
          <table:table-cell table:style-name="FunzioniDelegate.A1" office:value-type="string">
            <text:p text:style-name="P293"/>
          </table:table-cell>
          <table:table-cell table:style-name="FunzioniDelegate.C4">
            <text:p text:style-name="P294"/>
          </table:table-cell>
          <table:table-cell table:style-name="FunzioniDelegate.A1" office:value-type="string">
            <text:p text:style-name="P293"/>
          </table:table-cell>
          <table:table-cell table:style-name="FunzioniDelegate.A1" office:value-type="string">
            <text:p text:style-name="P293"/>
          </table:table-cell>
          <table:table-cell table:style-name="FunzioniDelegate.F4">
            <text:p text:style-name="P294"/>
          </table:table-cell>
        </table:table-row>
        <table:table-row table:style-name="TableLine94441564046432">
          <table:table-cell table:style-name="FunzioniDelegate.A2" office:value-type="string">
            <text:p text:style-name="P293"/>
          </table:table-cell>
          <table:table-cell table:style-name="FunzioniDelegate.A2" office:value-type="string">
            <text:p text:style-name="P293"/>
          </table:table-cell>
          <table:table-cell table:style-name="FunzioniDelegate.C2">
            <text:p text:style-name="P294"/>
          </table:table-cell>
          <table:table-cell table:style-name="FunzioniDelegate.A2" office:value-type="string">
            <text:p text:style-name="P293"/>
          </table:table-cell>
          <table:table-cell table:style-name="FunzioniDelegate.A2" office:value-type="string">
            <text:p text:style-name="P293"/>
          </table:table-cell>
          <table:table-cell table:style-name="FunzioniDelegate.F2">
            <text:p text:style-name="P294"/>
          </table:table-cell>
        </table:table-row>
        <table:table-row table:style-name="TableLine94441564047904">
          <table:table-cell table:style-name="FunzioniDelegate.A2" office:value-type="string">
            <text:p text:style-name="P364"/>
          </table:table-cell>
          <table:table-cell table:style-name="FunzioniDelegate.A2" office:value-type="string">
            <text:p text:style-name="P293"/>
          </table:table-cell>
          <table:table-cell table:style-name="FunzioniDelegate.C2">
            <text:p text:style-name="P294"/>
          </table:table-cell>
          <table:table-cell table:style-name="FunzioniDelegate.A2" office:value-type="string">
            <text:p text:style-name="P293"/>
          </table:table-cell>
          <table:table-cell table:style-name="FunzioniDelegate.A2" office:value-type="string">
            <text:p text:style-name="P293"/>
          </table:table-cell>
          <table:table-cell table:style-name="FunzioniDelegate.F2">
            <text:p text:style-name="P294"/>
          </table:table-cell>
        </table:table-row>
      </table:table>
      <text:p text:style-name="Standard"/>
      <table:table table:name="Tabelle15" table:style-name="Tabelle15">
        <table:table-column table:style-name="Tabelle15.A"/>
        <table:table-column table:style-name="Tabelle15.B"/>
        <table:table-row table:style-name="Tabelle15.1">
          <table:table-cell table:style-name="Tabelle15.A1" office:value-type="string">
            <text:p text:style-name="P233">Zuweisungen der europäischen Union oder anderer internationaler Einrichtungen</text:p>
          </table:table-cell>
          <table:table-cell table:style-name="Tabelle15.A1" office:value-type="string">
            <text:p text:style-name="P242">Trasferimenti da organismi comunitari ed internazionali</text:p>
          </table:table-cell>
        </table:table-row>
        <table:table-row table:style-name="Tabelle15.1">
          <table:table-cell table:style-name="Tabelle15.A1" office:value-type="string">
            <text:p text:style-name="P227">Die Zuweisungen der europäischen Union und/oder anderer internationaler Einrichtungen sind im Ausmaß von _____ € vorgesehen und gehen aus <text:s/>der eigenen Tabelle hervor, die analytisch auch die zu finanzierenden Ausgaben enthält.I contributi da parte di organismi comunitari e/o internazionali sono previsti in _____ € e risultano dall’apposita tabella che contiene anche analiticamente le spese da finanziare. </text:p>
            <text:p text:style-name="P227"/>
          </table:table-cell>
          <table:table-cell table:style-name="Tabelle15.A1" office:value-type="string">
            <text:p text:style-name="Standard">I contributi di organismi comunitari ed internazionali sono previsti in _____ € e risultano dall’apposita tabella che contiene anche le spese da finan <text:s/>ziare.I contributi da parte di organismi comunitari e/o internazionali sono previsti in _____ € e risultano dall’apposita tabella che contiene anche analiticamente le spese da finanziare. </text:p>
          </table:table-cell>
        </table:table-row>
        <table:table-row table:style-name="Tabelle15.1">
          <table:table-cell table:style-name="Tabelle15.A1" table:number-columns-spanned="2" office:value-type="string">
            <table:table table:name="Tabelle64" table:style-name="Tabelle64">
              <table:table-column table:style-name="Tabelle64.A"/>
              <table:table-column table:style-name="Tabelle64.B"/>
              <table:table-column table:style-name="Tabelle64.C"/>
              <table:table-column table:style-name="Tabelle64.D"/>
              <table:table-column table:style-name="Tabelle64.E"/>
              <table:table-column table:style-name="Tabelle64.F"/>
              <table:table-row table:style-name="Tabelle64.1">
                <table:table-cell table:style-name="Tabelle64.A1" office:value-type="string">
                  <text:p text:style-name="P142">Einnahme</text:p>
                  <text:p text:style-name="P142"><text:s text:c="2"/>Entrata </text:p>
                </table:table-cell>
                <table:table-cell table:style-name="Tabelle64.B1" office:value-type="string">
                  <text:p text:style-name="P142">Jahr</text:p>
                  <text:p text:style-name="P142">anno</text:p>
                </table:table-cell>
                <table:table-cell table:style-name="Tabelle64.C1" office:value-type="string">
                  <text:p text:style-name="P142">Vorschau</text:p>
                  <text:p text:style-name="P142">Previsione</text:p>
                </table:table-cell>
                <table:table-cell table:style-name="Tabelle64.C1" office:value-type="string">
                  <text:p text:style-name="P142">Ausgaben</text:p>
                  <text:p text:style-name="P142">Spesa</text:p>
                </table:table-cell>
                <table:table-cell table:style-name="Tabelle64.B1" office:value-type="string">
                  <text:p text:style-name="P142">Jahr</text:p>
                  <text:p text:style-name="P142">anno</text:p>
                </table:table-cell>
                <table:table-cell table:style-name="Tabelle64.F1" office:value-type="string">
                  <text:p text:style-name="P142">Vorschau</text:p>
                  <text:p text:style-name="P142">Previsione</text:p>
                </table:table-cell>
              </table:table-row>
              <table:table-row table:style-name="Tabelle64.1">
                <table:table-cell table:style-name="Tabelle64.A2" table:number-rows-spanned="3" office:value-type="string">
                  <text:p text:style-name="P147">….</text:p>
                </table:table-cell>
                <table:table-cell table:style-name="Tabelle64.B2" office:value-type="string">
                  <text:p text:style-name="P150">2022</text:p>
                </table:table-cell>
                <table:table-cell table:style-name="Tabelle64.C2" office:value-type="string">
                  <text:p text:style-name="P146">€</text:p>
                </table:table-cell>
                <table:table-cell table:style-name="Tabelle64.C2" table:number-rows-spanned="3" office:value-type="string">
                  <text:p text:style-name="P147">…</text:p>
                </table:table-cell>
                <table:table-cell table:style-name="Tabelle64.B2" office:value-type="string">
                  <text:p text:style-name="P150">2022</text:p>
                </table:table-cell>
                <table:table-cell table:style-name="Tabelle64.F2" office:value-type="string">
                  <text:p text:style-name="P146">€</text:p>
                </table:table-cell>
              </table:table-row>
              <table:table-row table:style-name="Tabelle64.1">
                <table:covered-table-cell/>
                <table:table-cell table:style-name="Tabelle64.B2" office:value-type="string">
                  <text:p text:style-name="P150">2023</text:p>
                </table:table-cell>
                <table:table-cell table:style-name="Tabelle64.C2" office:value-type="string">
                  <text:p text:style-name="P146">€</text:p>
                </table:table-cell>
                <table:covered-table-cell/>
                <table:table-cell table:style-name="Tabelle64.B2" office:value-type="string">
                  <text:p text:style-name="P150">2023</text:p>
                </table:table-cell>
                <table:table-cell table:style-name="Tabelle64.F2" office:value-type="string">
                  <text:p text:style-name="P146">€</text:p>
                </table:table-cell>
              </table:table-row>
              <table:table-row table:style-name="Tabelle64.1">
                <table:covered-table-cell/>
                <table:table-cell table:style-name="Tabelle64.B2" office:value-type="string">
                  <text:p text:style-name="P150">2024</text:p>
                </table:table-cell>
                <table:table-cell table:style-name="Tabelle64.C2" office:value-type="string">
                  <text:p text:style-name="P146">€</text:p>
                </table:table-cell>
                <table:covered-table-cell/>
                <table:table-cell table:style-name="Tabelle64.B2" office:value-type="string">
                  <text:p text:style-name="P150">2024</text:p>
                </table:table-cell>
                <table:table-cell table:style-name="Tabelle64.F2" office:value-type="string">
                  <text:p text:style-name="P146">€</text:p>
                </table:table-cell>
              </table:table-row>
              <table:table-row table:style-name="Tabelle64.1">
                <table:table-cell table:style-name="Tabelle64.A2" table:number-rows-spanned="3" office:value-type="string">
                  <text:p text:style-name="P147">….</text:p>
                </table:table-cell>
                <table:table-cell table:style-name="Tabelle64.B2" office:value-type="string">
                  <text:p text:style-name="P150">2022</text:p>
                </table:table-cell>
                <table:table-cell table:style-name="Tabelle64.C2" office:value-type="string">
                  <text:p text:style-name="P146">€</text:p>
                </table:table-cell>
                <table:table-cell table:style-name="Tabelle64.C2" table:number-rows-spanned="3" office:value-type="string">
                  <text:p text:style-name="P152">….</text:p>
                </table:table-cell>
                <table:table-cell table:style-name="Tabelle64.B2" office:value-type="string">
                  <text:p text:style-name="P150">2022</text:p>
                </table:table-cell>
                <table:table-cell table:style-name="Tabelle64.F2" office:value-type="string">
                  <text:p text:style-name="P146">€</text:p>
                </table:table-cell>
              </table:table-row>
              <table:table-row table:style-name="Tabelle64.1">
                <table:covered-table-cell/>
                <table:table-cell table:style-name="Tabelle64.B2" office:value-type="string">
                  <text:p text:style-name="P150">2023</text:p>
                </table:table-cell>
                <table:table-cell table:style-name="Tabelle64.C2" office:value-type="string">
                  <text:p text:style-name="P146">€</text:p>
                </table:table-cell>
                <table:covered-table-cell/>
                <table:table-cell table:style-name="Tabelle64.B2" office:value-type="string">
                  <text:p text:style-name="P150">2023</text:p>
                </table:table-cell>
                <table:table-cell table:style-name="Tabelle64.F2" office:value-type="string">
                  <text:p text:style-name="P146">€</text:p>
                </table:table-cell>
              </table:table-row>
              <table:table-row table:style-name="Tabelle64.1">
                <table:covered-table-cell/>
                <table:table-cell table:style-name="Tabelle64.B2" office:value-type="string">
                  <text:p text:style-name="P150">2024</text:p>
                </table:table-cell>
                <table:table-cell table:style-name="Tabelle64.C2" office:value-type="string">
                  <text:p text:style-name="P146">€</text:p>
                </table:table-cell>
                <table:covered-table-cell/>
                <table:table-cell table:style-name="Tabelle64.B2" office:value-type="string">
                  <text:p text:style-name="P150">2024</text:p>
                </table:table-cell>
                <table:table-cell table:style-name="Tabelle64.F2" office:value-type="string">
                  <text:p text:style-name="P146">€</text:p>
                </table:table-cell>
              </table:table-row>
            </table:table>
            <text:p text:style-name="P227"/>
          </table:table-cell>
          <table:covered-table-cell/>
        </table:table-row>
        <table:table-row table:style-name="Tabelle15.1">
          <table:table-cell table:style-name="Tabelle15.A1" office:value-type="string">
            <text:p text:style-name="P260">Einnahmen aus öffentlichen Dienstleistungen</text:p>
          </table:table-cell>
          <table:table-cell table:style-name="Tabelle15.A1" office:value-type="string">
            <text:p text:style-name="P259">Proventi dei servizi pubblici</text:p>
          </table:table-cell>
        </table:table-row>
        <table:table-row table:style-name="Tabelle15.1">
          <table:table-cell table:style-name="Tabelle15.A1" office:value-type="string">
            <text:p text:style-name="P227">Die Ansätze der Einnahmen und Ausgaben für Dienstleistungen der Körperschaft werden in den folgenden Tabellen wiedergegeben.</text:p>
          </table:table-cell>
          <table:table-cell table:style-name="Tabelle15.A1" office:value-type="string">
            <text:p text:style-name="P195">Gli stanziamenti di entrata e spesa dei servizi dell’ente si riportano nelle tabelle seguenti:</text:p>
          </table:table-cell>
        </table:table-row>
      </table:table>
      <text:p text:style-name="P383"><text:soft-page-break/></text:p>
      <table:table table:name="Tabelle46" table:style-name="Tabelle46">
        <table:table-column table:style-name="Tabelle46.A" table:number-columns-repeated="2"/>
        <table:table-column table:style-name="Tabelle46.C" table:number-columns-repeated="2"/>
        <table:table-column table:style-name="Tabelle46.E"/>
        <table:table-column table:style-name="Tabelle46.F"/>
        <table:table-row table:style-name="TableLine94441564050592">
          <table:table-cell table:style-name="Tabelle46.A1" office:value-type="string">
            <text:p text:style-name="P309">Einzelnachfrage</text:p>
          </table:table-cell>
          <table:table-cell table:style-name="Tabelle46.A1" office:value-type="string">
            <text:p text:style-name="P313">A richiesta individuale</text:p>
          </table:table-cell>
          <table:table-cell table:style-name="Tabelle46.A1" office:value-type="string">
            <text:p text:style-name="P310">Einnahmen</text:p>
            <text:p text:style-name="P314">Entrate</text:p>
          </table:table-cell>
          <table:table-cell table:style-name="Tabelle46.A1" office:value-type="string">
            <text:p text:style-name="P310">Ausgaben</text:p>
            <text:p text:style-name="P314">Spese</text:p>
          </table:table-cell>
          <table:table-cell table:style-name="Tabelle46.A1" office:value-type="string">
            <text:p text:style-name="P310">Differenz</text:p>
            <text:p text:style-name="P314">Differenza</text:p>
          </table:table-cell>
          <table:table-cell table:style-name="Tabelle46.F1" office:value-type="string">
            <text:p text:style-name="P310">Deckung</text:p>
            <text:p text:style-name="P314">Copertura</text:p>
          </table:table-cell>
        </table:table-row>
        <table:table-row table:style-name="Tabelle46.2">
          <table:table-cell table:style-name="Tabelle46.A2" office:value-type="string">
            <text:p text:style-name="P312">Kindertagesstätte</text:p>
          </table:table-cell>
          <table:table-cell table:style-name="Tabelle46.A2" office:value-type="string">
            <text:p text:style-name="P318">Asilo nido</text:p>
          </table:table-cell>
          <table:table-cell table:style-name="Tabelle46.A2" office:value-type="string">
            <text:p text:style-name="P319"/>
          </table:table-cell>
          <table:table-cell table:style-name="Tabelle46.A2" office:value-type="string">
            <text:p text:style-name="P319"/>
          </table:table-cell>
          <table:table-cell table:style-name="Tabelle46.A2" office:value-type="string">
            <text:p text:style-name="P319"/>
          </table:table-cell>
          <table:table-cell table:style-name="Tabelle46.F2" office:value-type="string">
            <text:p text:style-name="P319"/>
          </table:table-cell>
        </table:table-row>
        <table:table-row table:style-name="Tabelle46.2">
          <table:table-cell table:style-name="Tabelle46.A2" office:value-type="string">
            <text:p text:style-name="P312">Kindergarten</text:p>
          </table:table-cell>
          <table:table-cell table:style-name="Tabelle46.A2" office:value-type="string">
            <text:p text:style-name="P318">Scuola materna</text:p>
          </table:table-cell>
          <table:table-cell table:style-name="Tabelle46.A2" office:value-type="string">
            <text:p text:style-name="P319"/>
          </table:table-cell>
          <table:table-cell table:style-name="Tabelle46.A2" office:value-type="string">
            <text:p text:style-name="P319"/>
          </table:table-cell>
          <table:table-cell table:style-name="Tabelle46.A2" office:value-type="string">
            <text:p text:style-name="P319"/>
          </table:table-cell>
          <table:table-cell table:style-name="Tabelle46.F2" office:value-type="string">
            <text:p text:style-name="P319"/>
          </table:table-cell>
        </table:table-row>
        <table:table-row table:style-name="Tabelle46.2">
          <table:table-cell table:style-name="Tabelle46.A2" office:value-type="string">
            <text:p text:style-name="P312">Schulausspeisung</text:p>
          </table:table-cell>
          <table:table-cell table:style-name="Tabelle46.A2" office:value-type="string">
            <text:p text:style-name="P318">Mensa scolastica</text:p>
          </table:table-cell>
          <table:table-cell table:style-name="Tabelle46.A2" office:value-type="string">
            <text:p text:style-name="P319"/>
          </table:table-cell>
          <table:table-cell table:style-name="Tabelle46.A2" office:value-type="string">
            <text:p text:style-name="P319"/>
          </table:table-cell>
          <table:table-cell table:style-name="Tabelle46.A2" office:value-type="string">
            <text:p text:style-name="P319"/>
          </table:table-cell>
          <table:table-cell table:style-name="Tabelle46.F2" office:value-type="string">
            <text:p text:style-name="P319"/>
          </table:table-cell>
        </table:table-row>
        <table:table-row table:style-name="Tabelle46.2">
          <table:table-cell table:style-name="Tabelle46.A2" office:value-type="string">
            <text:p text:style-name="P312">Museum</text:p>
          </table:table-cell>
          <table:table-cell table:style-name="Tabelle46.A2" office:value-type="string">
            <text:p text:style-name="P318">Museo</text:p>
          </table:table-cell>
          <table:table-cell table:style-name="Tabelle46.A2" office:value-type="string">
            <text:p text:style-name="P319"/>
          </table:table-cell>
          <table:table-cell table:style-name="Tabelle46.A2" office:value-type="string">
            <text:p text:style-name="P319"/>
          </table:table-cell>
          <table:table-cell table:style-name="Tabelle46.A2" office:value-type="string">
            <text:p text:style-name="P319"/>
          </table:table-cell>
          <table:table-cell table:style-name="Tabelle46.F2" office:value-type="string">
            <text:p text:style-name="P319"/>
          </table:table-cell>
        </table:table-row>
      </table:table>
      <text:p text:style-name="Text_20_body"/>
      <table:table table:name="Tabelle47" table:style-name="Tabelle47">
        <table:table-column table:style-name="Tabelle47.A" table:number-columns-repeated="2"/>
        <table:table-column table:style-name="Tabelle47.C" table:number-columns-repeated="2"/>
        <table:table-column table:style-name="Tabelle47.E"/>
        <table:table-column table:style-name="Tabelle47.F"/>
        <table:table-header-rows>
          <table:table-row table:style-name="Tabelle47.1">
            <table:table-cell table:style-name="Tabelle47.A1" office:value-type="string">
              <text:p text:style-name="P309">Produktive Dienste</text:p>
            </table:table-cell>
            <table:table-cell table:style-name="Tabelle47.A1" office:value-type="string">
              <text:p text:style-name="P313">Servizi produttivi</text:p>
            </table:table-cell>
            <table:table-cell table:style-name="Tabelle47.A1" office:value-type="string">
              <text:p text:style-name="P310">Einnahmen</text:p>
              <text:p text:style-name="P314">Entrate</text:p>
            </table:table-cell>
            <table:table-cell table:style-name="Tabelle47.A1" office:value-type="string">
              <text:p text:style-name="P310">Ausgaben</text:p>
              <text:p text:style-name="P314">Spese</text:p>
            </table:table-cell>
            <table:table-cell table:style-name="Tabelle47.A1" office:value-type="string">
              <text:p text:style-name="P310">Differenz</text:p>
              <text:p text:style-name="P314">Differenza</text:p>
            </table:table-cell>
            <table:table-cell table:style-name="Tabelle47.F1" office:value-type="string">
              <text:p text:style-name="P310">Deckung</text:p>
              <text:p text:style-name="P314">Copertura</text:p>
            </table:table-cell>
          </table:table-row>
        </table:table-header-rows>
        <table:table-row table:style-name="Tabelle47.1">
          <table:table-cell table:style-name="Tabelle47.A2" office:value-type="string">
            <text:p text:style-name="P312">Trinkwasserversorgung</text:p>
          </table:table-cell>
          <table:table-cell table:style-name="Tabelle47.A2" office:value-type="string">
            <text:p text:style-name="P318">Servizio idrico</text:p>
          </table:table-cell>
          <table:table-cell table:style-name="Tabelle47.A2" office:value-type="string">
            <text:p text:style-name="P319"/>
          </table:table-cell>
          <table:table-cell table:style-name="Tabelle47.A2" office:value-type="string">
            <text:p text:style-name="P319"/>
          </table:table-cell>
          <table:table-cell table:style-name="Tabelle47.A2" office:value-type="string">
            <text:p text:style-name="P319"/>
          </table:table-cell>
          <table:table-cell table:style-name="Tabelle47.F2" office:value-type="string">
            <text:p text:style-name="P319"/>
          </table:table-cell>
        </table:table-row>
        <table:table-row table:style-name="Tabelle47.1">
          <table:table-cell table:style-name="Tabelle47.A2" office:value-type="string">
            <text:p text:style-name="P312">Abwasserentsorgung</text:p>
          </table:table-cell>
          <table:table-cell table:style-name="Tabelle47.A2" office:value-type="string">
            <text:p text:style-name="P318">Acque reflue</text:p>
          </table:table-cell>
          <table:table-cell table:style-name="Tabelle47.A2" office:value-type="string">
            <text:p text:style-name="P319"/>
          </table:table-cell>
          <table:table-cell table:style-name="Tabelle47.A2" office:value-type="string">
            <text:p text:style-name="P319"/>
          </table:table-cell>
          <table:table-cell table:style-name="Tabelle47.A2" office:value-type="string">
            <text:p text:style-name="P319"/>
          </table:table-cell>
          <table:table-cell table:style-name="Tabelle47.F2" office:value-type="string">
            <text:p text:style-name="P319"/>
          </table:table-cell>
        </table:table-row>
        <table:table-row table:style-name="Tabelle47.1">
          <table:table-cell table:style-name="Tabelle47.A2" office:value-type="string">
            <text:p text:style-name="P312">Müllentsorgung</text:p>
          </table:table-cell>
          <table:table-cell table:style-name="Tabelle47.A2" office:value-type="string">
            <text:p text:style-name="P318">Smaltimento rifiuti</text:p>
          </table:table-cell>
          <table:table-cell table:style-name="Tabelle47.A2" office:value-type="string">
            <text:p text:style-name="P319"/>
          </table:table-cell>
          <table:table-cell table:style-name="Tabelle47.A2" office:value-type="string">
            <text:p text:style-name="P319"/>
          </table:table-cell>
          <table:table-cell table:style-name="Tabelle47.A2" office:value-type="string">
            <text:p text:style-name="P319"/>
          </table:table-cell>
          <table:table-cell table:style-name="Tabelle47.F2" office:value-type="string">
            <text:p text:style-name="P319"/>
          </table:table-cell>
        </table:table-row>
        <table:table-row table:style-name="Tabelle47.1">
          <table:table-cell table:style-name="Tabelle47.A2" office:value-type="string">
            <text:p text:style-name="P312">Fernwärmeversorgung</text:p>
          </table:table-cell>
          <table:table-cell table:style-name="Tabelle47.A2" office:value-type="string">
            <text:p text:style-name="P318">teleriscaldamento</text:p>
          </table:table-cell>
          <table:table-cell table:style-name="Tabelle47.A2" office:value-type="string">
            <text:p text:style-name="P319"/>
          </table:table-cell>
          <table:table-cell table:style-name="Tabelle47.A2" office:value-type="string">
            <text:p text:style-name="P319"/>
          </table:table-cell>
          <table:table-cell table:style-name="Tabelle47.A2" office:value-type="string">
            <text:p text:style-name="P319"/>
          </table:table-cell>
          <table:table-cell table:style-name="Tabelle47.F2" office:value-type="string">
            <text:p text:style-name="P319"/>
          </table:table-cell>
        </table:table-row>
        <table:table-row table:style-name="Tabelle47.1">
          <table:table-cell table:style-name="Tabelle47.A2" office:value-type="string">
            <text:p text:style-name="P312">Gasversorgung</text:p>
          </table:table-cell>
          <table:table-cell table:style-name="Tabelle47.A2" office:value-type="string">
            <text:p text:style-name="P318">fornitura gas</text:p>
          </table:table-cell>
          <table:table-cell table:style-name="Tabelle47.A2" office:value-type="string">
            <text:p text:style-name="P319"/>
          </table:table-cell>
          <table:table-cell table:style-name="Tabelle47.A2" office:value-type="string">
            <text:p text:style-name="P319"/>
          </table:table-cell>
          <table:table-cell table:style-name="Tabelle47.A2" office:value-type="string">
            <text:p text:style-name="P319"/>
          </table:table-cell>
          <table:table-cell table:style-name="Tabelle47.F2" office:value-type="string">
            <text:p text:style-name="P319"/>
          </table:table-cell>
        </table:table-row>
      </table:table>
      <text:p text:style-name="Standard"/>
      <table:table table:name="Tabelle16" table:style-name="Tabelle16">
        <table:table-column table:style-name="Tabelle16.A"/>
        <table:table-column table:style-name="Tabelle16.B"/>
        <table:table-row table:style-name="Tabelle16.1">
          <table:table-cell table:style-name="Tabelle16.A1" office:value-type="string">
            <text:p text:style-name="P227">Das Rechnungsprüfungsorgan nimmt zu Kenntnis, dass die Körperschaft folgende Tarife neu festgelegt hat:</text:p>
          </table:table-cell>
          <table:table-cell table:style-name="Tabelle16.A1" office:value-type="string">
            <text:p text:style-name="P195">L’organo di revisione prende atto che l’ente ha rideterminato le seguenti tariffe:</text:p>
          </table:table-cell>
        </table:table-row>
        <table:table-row table:style-name="Tabelle16.1">
          <table:table-cell table:style-name="Tabelle16.A1" office:value-type="string">
            <text:p text:style-name="P227">------------------------------</text:p>
          </table:table-cell>
          <table:table-cell table:style-name="Tabelle16.A1" office:value-type="string">
            <text:p text:style-name="P195">------------------------------</text:p>
          </table:table-cell>
        </table:table-row>
        <table:table-row table:style-name="Tabelle16.1">
          <table:table-cell table:style-name="Tabelle16.A1" office:value-type="string">
            <text:p text:style-name="P227">Bezüglich der öffentlichen Dienste wird Folgendes <text:s/>bemerkt: </text:p>
          </table:table-cell>
          <table:table-cell table:style-name="Tabelle16.A1" office:value-type="string">
            <text:p text:style-name="P195">In merito alle previsioni dei servizi pubblici si os <text:s/>serva: </text:p>
          </table:table-cell>
        </table:table-row>
        <table:table-row table:style-name="Tabelle16.1">
          <table:table-cell table:style-name="Tabelle16.A1" office:value-type="string">
            <text:p text:style-name="P227">------------------------------</text:p>
          </table:table-cell>
          <table:table-cell table:style-name="Tabelle16.A1" office:value-type="string">
            <text:p text:style-name="P195">------------------------------</text:p>
          </table:table-cell>
        </table:table-row>
        <table:table-row table:style-name="Tabelle16.1">
          <table:table-cell table:style-name="Tabelle16.A1" office:value-type="string">
            <text:p text:style-name="P260">Überprüfung der Übereinstimmung zwischen zweckgebundenen Einnahmen und entsprechenden Ausgaben</text:p>
          </table:table-cell>
          <table:table-cell table:style-name="Tabelle16.A1" office:value-type="string">
            <text:p text:style-name="P259">Verifica correlazione fra entrate a destinazione specifica e spese con esse finanziate</text:p>
          </table:table-cell>
        </table:table-row>
        <table:table-row table:style-name="Tabelle16.1">
          <table:table-cell table:style-name="Tabelle16.A1" office:value-type="string">
            <text:p text:style-name="P227">Der Zusammenhang zwischen den Einnahmean <text:s text:c="2"/>sätzen mit besonderer Zweckbindung und den Ausgaben ist wie folgt gegeben: </text:p>
          </table:table-cell>
          <table:table-cell table:style-name="Tabelle16.A1" office:value-type="string">
            <text:p text:style-name="P195">La correlazione fra previsione di entrate a destina <text:s text:c="2"/>zione specifica e spese con esse finanziate è cosi assicurata nel bilancio: </text:p>
          </table:table-cell>
        </table:table-row>
      </table:table>
      <text:p text:style-name="Standard"/>
      <table:table table:name="Zweck" table:style-name="Zweck">
        <table:table-column table:style-name="Zweck.A" table:number-columns-repeated="2"/>
        <table:table-column table:style-name="Zweck.C" table:number-columns-repeated="6"/>
        <table:table-row table:style-name="TableLine94441564177248">
          <table:table-cell table:style-name="Zweck.A1" office:value-type="string">
            <text:p text:style-name="P278"/>
          </table:table-cell>
          <table:table-cell table:style-name="Zweck.A1" office:value-type="string">
            <text:p text:style-name="P283"/>
          </table:table-cell>
          <table:table-cell table:style-name="Zweck.C1" office:value-type="string">
            <text:p text:style-name="P279">Einnahmen</text:p>
            <text:p text:style-name="P284">Entrate</text:p>
            <text:p text:style-name="P284"><text:text-input text:description="">$report.reportYear</text:text-input></text:p>
          </table:table-cell>
          <table:table-cell table:style-name="Zweck.C1" office:value-type="string">
            <text:p text:style-name="P279">Ausgaben</text:p>
            <text:p text:style-name="P284">Spese</text:p>
            <text:p text:style-name="P284"><text:text-input text:description="">$report.reportYear</text:text-input></text:p>
          </table:table-cell>
          <table:table-cell table:style-name="Zweck.C1" office:value-type="string">
            <text:p text:style-name="P279">Einnahmen</text:p>
            <text:p text:style-name="P284">Entrate</text:p>
            <text:p text:style-name="P284"><text:text-input text:description="">$report.reportYearPlus1</text:text-input></text:p>
          </table:table-cell>
          <table:table-cell table:style-name="Zweck.C1" office:value-type="string">
            <text:p text:style-name="P279">Ausgaben</text:p>
            <text:p text:style-name="P284">Spese</text:p>
            <text:p text:style-name="P284"><text:text-input text:description="">$report.reportYearPlus1</text:text-input></text:p>
          </table:table-cell>
          <table:table-cell table:style-name="Zweck.C1" office:value-type="string">
            <text:p text:style-name="P279">Einnahmen</text:p>
            <text:p text:style-name="P284">Entrate</text:p>
            <text:p text:style-name="P284"><text:text-input text:description="">$report.reportYearPlus2</text:text-input></text:p>
          </table:table-cell>
          <table:table-cell table:style-name="Zweck.H1" office:value-type="string">
            <text:p text:style-name="P279">Ausgaben</text:p>
            <text:p text:style-name="P284">Spese</text:p>
            <text:p text:style-name="P284"><text:text-input text:description="">$report.reportYearPlus2</text:text-input></text:p>
          </table:table-cell>
        </table:table-row>
        <table:table-row table:style-name="TableLine94441564255344">
          <table:table-cell table:style-name="Zweck.C1" office:value-type="string">
            <text:p text:style-name="P280">Für übertragene Befugnisse der Region</text:p>
          </table:table-cell>
          <table:table-cell table:style-name="Zweck.C1" office:value-type="string">
            <text:p text:style-name="P293">Per funzioni delegate dalla Regione</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row table:style-name="TableLine94441564258224">
          <table:table-cell table:style-name="Zweck.C2" office:value-type="string">
            <text:p text:style-name="P280">Für Einrichtungen der EU und internationalen Gremien</text:p>
          </table:table-cell>
          <table:table-cell table:style-name="Zweck.C2" office:value-type="string">
            <text:p text:style-name="P293">Per fondi comunitari ed internazionali</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row table:style-name="TableLine94441564260432">
          <table:table-cell table:style-name="Zweck.C2" office:value-type="string">
            <text:p text:style-name="P280">Aus Investitionsbeiträgen</text:p>
          </table:table-cell>
          <table:table-cell table:style-name="Zweck.C2" office:value-type="string">
            <text:p text:style-name="P293">Per fondo ordinario investimenti</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row table:style-name="TableLine94441564262048">
          <table:table-cell table:style-name="Zweck.C2" office:value-type="string">
            <text:p text:style-name="P280">Für zweckgebundene Investitions<text:soft-page-break/>beiträge des Landes</text:p>
          </table:table-cell>
          <table:table-cell table:style-name="Zweck.C2" office:value-type="string">
            <text:p text:style-name="P293">Per contributi in c/capitale dalla <text:soft-page-break/>provincia</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row table:style-name="TableLine94441564258880">
          <table:table-cell table:style-name="Zweck.C2" office:value-type="string">
            <text:p text:style-name="P280">Für andere zweckgebundene Beiträge</text:p>
          </table:table-cell>
          <table:table-cell table:style-name="Zweck.C2" office:value-type="string">
            <text:p text:style-name="P293">Per altri contributi straordinari</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row table:style-name="TableLine94441564264944">
          <table:table-cell table:style-name="Zweck.C2" office:value-type="string">
            <text:p text:style-name="P280">Für Verwaltungsstrafen betreffend die Übertretung der Straßenverkehrsordnung</text:p>
          </table:table-cell>
          <table:table-cell table:style-name="Zweck.C2" office:value-type="string">
            <text:p text:style-name="P293">Per sanzioni amministrative codice della strada</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text:s text:c="3"/>(-50%) </text:p>
          </table:table-cell>
        </table:table-row>
        <table:table-row table:style-name="TableLine94441564266512">
          <table:table-cell table:style-name="Zweck.C2" office:value-type="string">
            <text:p text:style-name="P280">Für zweckgebundene Steuern</text:p>
          </table:table-cell>
          <table:table-cell table:style-name="Zweck.C2" office:value-type="string">
            <text:p text:style-name="P293">Per imposta di scopo</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row table:style-name="TableLine94441564268080">
          <table:table-cell table:style-name="Zweck.C2" office:value-type="string">
            <text:p text:style-name="P280">Für Darlehen</text:p>
          </table:table-cell>
          <table:table-cell table:style-name="Zweck.C2" office:value-type="string">
            <text:p text:style-name="P293">Per mutui</text:p>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C2" office:value-type="string">
            <text:p text:style-name="P294"/>
          </table:table-cell>
          <table:table-cell table:style-name="Zweck.H2" office:value-type="string">
            <text:p text:style-name="P294"/>
          </table:table-cell>
        </table:table-row>
      </table:table>
      <text:p text:style-name="Text_20_body"/>
      <table:table table:name="Tabelle9" table:style-name="Tabelle9">
        <table:table-column table:style-name="Tabelle9.A"/>
        <table:table-column table:style-name="Tabelle9.B"/>
        <table:table-row table:style-name="Tabelle9.1">
          <table:table-cell table:style-name="Tabelle9.A1" office:value-type="string">
            <text:p text:style-name="P260">Verwaltungsstrafen wegen Übertretung der Straßenverkehrsordnung</text:p>
          </table:table-cell>
          <table:table-cell table:style-name="Tabelle9.A1" office:value-type="string">
            <text:p text:style-name="P259">Sanzioni amministrative da codice della strada</text:p>
          </table:table-cell>
        </table:table-row>
        <table:table-row table:style-name="Tabelle9.1">
          <table:table-cell table:style-name="Tabelle9.A1" office:value-type="string">
            <text:p text:style-name="P227">Das GvD Nr. 285/1992, geändert mit Gesetz 29. Juli 2010, Nr. 120 (Straßenkodex) sieht folgende Aufteilung der Einnahmen aus den Strafen wegen Übertretungen des Straßenkodexes vor:</text:p>
          </table:table-cell>
          <table:table-cell table:style-name="Tabelle9.A1" office:value-type="string">
            <text:p text:style-name="P195">Il D.Lgs. n. 285/1992, come modificato dalla Legge 29 luglio 2010, n. 120 (Codice della Strada) prevede la seguente ripartizione dei proventi delle sanzioni per la violazione del Codice della Strada:</text:p>
          </table:table-cell>
        </table:table-row>
        <table:table-row table:style-name="Tabelle9.1">
          <table:table-cell table:style-name="Tabelle9.A1" office:value-type="string">
            <text:p text:style-name="P227">1) 50% der Einnahmen aus Geschwindigkeitsübertretungen (Art. 142) sind an die Körperschaft abzutreten, der die Straße gehört (Art. 142, Abs. 12-bis). Die restlichen Einnahmen sind für Sicher <text:s/>heitsmaßnahmen auf den Straßen und für die Verstärkung der Verkehrskontrollen zu verwenden (Art. 142, Abs. 12-ter); </text:p>
          </table:table-cell>
          <table:table-cell table:style-name="Tabelle9.A1" office:value-type="string">
            <text:p text:style-name="P195">1) il 50% dei proventi derivanti da violazioni ai limiti di velocità (art. 142) viene devoluto all’ente proprietario della strada (art. 142, comma 12-bis). La rimanente Quota delle entrate sono destinate <text:s/>alla realizzazione di interventi di manutenzione e messa in sicurezza delle infrastrutture stradali nonché al potenziamento delle attività di controllo (Art. 142, Abs. 12-ter); </text:p>
          </table:table-cell>
        </table:table-row>
        <table:table-row table:style-name="Tabelle9.1">
          <table:table-cell table:style-name="Tabelle9.A1" office:value-type="string">
            <text:p text:style-name="P227">2) 50% der anderen Einnahmen aus Geldstrafen (Art. 208) folgendermaßen zu verwenden sind:</text:p>
            <text:p text:style-name="P227">a) mindestens ¼ für die Erneuerung und Erweiterung der Straßenbeschilderung;</text:p>
            <text:p text:style-name="P227"><text:s text:c="2"/>b) mindestens ¼ für die Verstärkung der Kontrollen; </text:p>
            <text:p text:style-name="P227">c) der restliche Betrag für andere Verbesserungen der Straßensicherheit.</text:p>
          </table:table-cell>
          <table:table-cell table:style-name="Tabelle9.A1" office:value-type="string">
            <text:p text:style-name="P195">2) il 50% degli altri proventi delle sanzioni amministrative pecuniarie (Art. 208) sono destinati:</text:p>
            <text:p text:style-name="P195">a) almeno ¼ per l‘ammodernamento ed il potenziamento della segnaletica stradale;</text:p>
            <text:p text:style-name="P195"><text:s text:c="2"/>b) almeno ¼ per il potenziamento dell’attività di controllo; </text:p>
            <text:p text:style-name="P195">c) il rimanente importo per altre finalità connesse al miglioramento della sicurezza stradale.</text:p>
          </table:table-cell>
        </table:table-row>
        <table:table-row table:style-name="Tabelle9.1">
          <table:table-cell table:style-name="Tabelle9.A1" office:value-type="string">
            <text:p text:style-name="P227">Mit dem M.D. vom 30. Dezember 2019 wurde der Entwurf für den Bericht laut Art. 142, Abs. 12-quater des GvD 30. April 1992, Nr. 285 genehmigt.</text:p>
          </table:table-cell>
          <table:table-cell table:style-name="Tabelle9.A1" office:value-type="string">
            <text:p text:style-name="P195">Con il D.M. del 30 dicembre 2019 é stato approvato il modello di relazione di cui all'art. 142, comma 12-quater del Decreto Legislativo 30 aprile 1992, n. 285.</text:p>
          </table:table-cell>
        </table:table-row>
        <table:table-row table:style-name="Tabelle9.1">
          <table:table-cell table:style-name="Tabelle9.A1" office:value-type="string">
            <text:p text:style-name="P227">Folgende Einnahmen werden veranschlagt:</text:p>
          </table:table-cell>
          <table:table-cell table:style-name="Tabelle9.A1" office:value-type="string">
            <text:p text:style-name="P195">La previsione delle entrate è la seguente:</text:p>
          </table:table-cell>
        </table:table-row>
      </table:table>
      <text:p text:style-name="Standard"/>
      <table:table table:name="Tabelle48" table:style-name="Tabelle48">
        <table:table-column table:style-name="Tabelle48.A" table:number-columns-repeated="2"/>
        <table:table-column table:style-name="Tabelle48.C"/>
        <table:table-column table:style-name="Tabelle48.D" table:number-columns-repeated="2"/>
        <table:table-row table:style-name="Tabelle48.1">
          <table:table-cell table:style-name="Tabelle48.A1" office:value-type="string">
            <text:p text:style-name="P130">Vorschau Einnahmen</text:p>
          </table:table-cell>
          <table:table-cell table:style-name="Tabelle48.A1" office:value-type="string">
            <text:p text:style-name="P130">Previsione Entrate</text:p>
          </table:table-cell>
          <table:table-cell table:style-name="Tabelle48.C1" office:value-type="string">
            <text:p text:style-name="P8"><text:text-input text:description="">$report.reportYear</text:text-input></text:p>
          </table:table-cell>
          <table:table-cell table:style-name="Tabelle48.C1" office:value-type="string">
            <text:p text:style-name="P9"><text:text-input text:description="">$report.reportYearPlus1</text:text-input></text:p>
          </table:table-cell>
          <table:table-cell table:style-name="Tabelle48.A1" office:value-type="string">
            <text:p text:style-name="P11"><text:text-input text:description="">$report.reportYearPlus2</text:text-input></text:p>
          </table:table-cell>
        </table:table-row>
        <table:table-row table:style-name="Tabelle48.2">
          <table:table-cell table:style-name="Tabelle48.A1" office:value-type="string">
            <text:p text:style-name="P119">Einnahmen aus Geschwindigkeitsübertre<text:soft-page-break/>tungen</text:p>
          </table:table-cell>
          <table:table-cell table:style-name="Tabelle48.A1" office:value-type="string">
            <text:p text:style-name="P119">Proventi derivanti da violazioni ai limiti di <text:soft-page-break/>velocità</text:p>
          </table:table-cell>
          <table:table-cell table:style-name="Tabelle48.C1" office:value-type="string">
            <text:p text:style-name="P117">€</text:p>
          </table:table-cell>
          <table:table-cell table:style-name="Tabelle48.C1" office:value-type="string">
            <text:p text:style-name="P117">€</text:p>
          </table:table-cell>
          <table:table-cell table:style-name="Tabelle48.A1" office:value-type="string">
            <text:p text:style-name="P117">€</text:p>
          </table:table-cell>
        </table:table-row>
        <table:table-row table:style-name="Tabelle48.3">
          <table:table-cell table:style-name="Tabelle48.A1" office:value-type="string">
            <text:p text:style-name="P118">Anderen Einnahmen aus Geldstrafen</text:p>
          </table:table-cell>
          <table:table-cell table:style-name="Tabelle48.A1" office:value-type="string">
            <text:p text:style-name="P118">Altri proventi delle sanzioni amministrative pecuniarie</text:p>
          </table:table-cell>
          <table:table-cell table:style-name="Tabelle48.C1" office:value-type="string">
            <text:p text:style-name="P116">€</text:p>
          </table:table-cell>
          <table:table-cell table:style-name="Tabelle48.C1" office:value-type="string">
            <text:p text:style-name="P116">€</text:p>
          </table:table-cell>
          <table:table-cell table:style-name="Tabelle48.A1" office:value-type="string">
            <text:p text:style-name="P116">€</text:p>
          </table:table-cell>
        </table:table-row>
        <table:table-row table:style-name="Tabelle48.4">
          <table:table-cell table:style-name="Tabelle48.A1" office:value-type="string">
            <text:p text:style-name="P131">Insgesamt</text:p>
          </table:table-cell>
          <table:table-cell table:style-name="Tabelle48.A1" office:value-type="string">
            <text:p text:style-name="P131">Somma</text:p>
          </table:table-cell>
          <table:table-cell table:style-name="Tabelle48.C1" office:value-type="string">
            <text:p text:style-name="P132">€</text:p>
          </table:table-cell>
          <table:table-cell table:style-name="Tabelle48.C1" office:value-type="string">
            <text:p text:style-name="P132">€</text:p>
          </table:table-cell>
          <table:table-cell table:style-name="Tabelle48.A1" office:value-type="string">
            <text:p text:style-name="P132">€</text:p>
          </table:table-cell>
        </table:table-row>
      </table:table>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227">Verwendung der zweckgebundenen Mittel:</text:p>
          </table:table-cell>
          <table:table-cell table:style-name="Tabelle10.A1" office:value-type="string">
            <text:p text:style-name="P195">Utilizzo delle spese vincolate:</text:p>
          </table:table-cell>
        </table:table-row>
        <table:table-row table:style-name="Tabelle10.1">
          <table:table-cell table:style-name="Tabelle10.A1" table:number-columns-spanned="2" office:value-type="string">
            <text:p text:style-name="P260"/>
            <table:table table:name="Tabelle65" table:style-name="Tabelle65">
              <table:table-column table:style-name="Tabelle65.A"/>
              <table:table-column table:style-name="Tabelle65.B"/>
              <table:table-column table:style-name="Tabelle65.C" table:number-columns-repeated="3"/>
              <table:table-row table:style-name="Tabelle65.1">
                <table:table-cell table:style-name="Tabelle65.A1" office:value-type="string">
                  <text:p text:style-name="P32"/>
                </table:table-cell>
                <table:table-cell table:style-name="Tabelle65.B1" office:value-type="string">
                  <text:p text:style-name="P48"/>
                </table:table-cell>
                <table:table-cell table:style-name="Tabelle65.C1" office:value-type="string">
                  <text:p text:style-name="P10"><text:text-input text:description="">$report.reportYear</text:text-input></text:p>
                </table:table-cell>
                <table:table-cell table:style-name="Tabelle65.C1" office:value-type="string">
                  <text:p text:style-name="P9"><text:text-input text:description="">$report.reportYearPlus1</text:text-input></text:p>
                </table:table-cell>
                <table:table-cell table:style-name="Tabelle65.C1" office:value-type="string">
                  <text:p text:style-name="P9"><text:text-input text:description="">$report.reportYearPlus2</text:text-input></text:p>
                </table:table-cell>
              </table:table-row>
              <table:table-row table:style-name="Tabelle65.2">
                <table:table-cell table:style-name="Tabelle65.C1" office:value-type="string">
                  <text:p text:style-name="P96">An die jeweiligen Straßeneigentümer zu überweisender Betrag</text:p>
                </table:table-cell>
                <table:table-cell table:style-name="Tabelle65.C1" office:value-type="string">
                  <text:p text:style-name="P99">Importi da versare ai singoli enti proprietari della strada</text:p>
                </table:table-cell>
                <table:table-cell table:style-name="Tabelle65.C1" office:value-type="string">
                  <text:p text:style-name="P134">€</text:p>
                </table:table-cell>
                <table:table-cell table:style-name="Tabelle65.C1" office:value-type="string">
                  <text:p text:style-name="P134">€</text:p>
                </table:table-cell>
                <table:table-cell table:style-name="Tabelle65.C1" office:value-type="string">
                  <text:p text:style-name="P134">€</text:p>
                </table:table-cell>
              </table:table-row>
              <table:table-row table:style-name="Tabelle65.2">
                <table:table-cell table:style-name="Tabelle65.A3" office:value-type="string">
                  <text:p text:style-name="P34"/>
                </table:table-cell>
                <table:table-cell table:style-name="Tabelle65.A3" office:value-type="string">
                  <text:p text:style-name="P52"/>
                </table:table-cell>
                <table:table-cell table:style-name="Tabelle65.A3" office:value-type="string">
                  <text:p text:style-name="P133"/>
                </table:table-cell>
                <table:table-cell table:style-name="Tabelle65.A3" office:value-type="string">
                  <text:p text:style-name="P133"/>
                </table:table-cell>
                <table:table-cell table:style-name="Tabelle65.A3" office:value-type="string">
                  <text:p text:style-name="P133"/>
                </table:table-cell>
              </table:table-row>
              <table:table-row table:style-name="Tabelle65.4">
                <table:table-cell table:style-name="Tabelle65.C1" office:value-type="string">
                  <text:p text:style-name="P51">Bestimmung gemäss Art. 208, Absatz 4</text:p>
                </table:table-cell>
                <table:table-cell table:style-name="Tabelle65.C1" office:value-type="string">
                  <text:p text:style-name="P51">Destinazione ai sensi dell'art. 208, comma 4</text:p>
                </table:table-cell>
                <table:table-cell table:style-name="Tabelle65.C1" office:value-type="string">
                  <text:p text:style-name="P10"><text:text-input text:description="">$report.reportYear</text:text-input></text:p>
                </table:table-cell>
                <table:table-cell table:style-name="Tabelle65.C1" office:value-type="string">
                  <text:p text:style-name="P9"><text:text-input text:description="">$report.reportYearPlus1</text:text-input></text:p>
                </table:table-cell>
                <table:table-cell table:style-name="Tabelle65.C1" office:value-type="string">
                  <text:p text:style-name="P9"><text:text-input text:description="">$report.reportYearPlus2</text:text-input></text:p>
                </table:table-cell>
              </table:table-row>
              <table:table-row table:style-name="Tabelle65.5">
                <table:table-cell table:style-name="Tabelle65.A1" office:value-type="string">
                  <text:p text:style-name="P63"/>
                </table:table-cell>
                <table:table-cell table:style-name="Tabelle65.A1" office:value-type="string">
                  <text:p text:style-name="P63"/>
                </table:table-cell>
                <table:table-cell table:style-name="Tabelle65.A1" office:value-type="string">
                  <text:p text:style-name="P65"/>
                </table:table-cell>
                <table:table-cell table:style-name="Tabelle65.A1" office:value-type="string">
                  <text:p text:style-name="P65"/>
                </table:table-cell>
                <table:table-cell table:style-name="Tabelle65.A1" office:value-type="string">
                  <text:p text:style-name="P65"/>
                </table:table-cell>
              </table:table-row>
              <table:table-row table:style-name="Tabelle65.6">
                <table:table-cell table:style-name="Tabelle65.C1" office:value-type="string">
                  <text:p text:style-name="P96">Ersatz, Modernisierung, Ausbau, Verbesserung, Aufrüstung und Instandhaltung von Verkehrszeichen auf den Straßen, die Eigentum der Körperschaft sind (Art. 208, Absatz 4, Buchstabe a)</text:p>
                </table:table-cell>
                <table:table-cell table:style-name="Tabelle65.C1" office:value-type="string">
                  <text:p text:style-name="P99">Interventi di sostituzione, ammodernamento, potenziamento, di messa a norma e di manutenzione della segnaletica delle strade di proprietà dell'Ente (art. 208, comma 4, lettera a)</text:p>
                </table:table-cell>
                <table:table-cell table:style-name="Tabelle65.C1" office:value-type="string">
                  <text:p text:style-name="P66"/>
                </table:table-cell>
                <table:table-cell table:style-name="Tabelle65.C1" office:value-type="string">
                  <text:p text:style-name="P66"/>
                </table:table-cell>
                <table:table-cell table:style-name="Tabelle65.C1" office:value-type="string">
                  <text:p text:style-name="P66"/>
                </table:table-cell>
              </table:table-row>
              <table:table-row table:style-name="Tabelle65.5">
                <table:table-cell table:style-name="Tabelle65.C1" office:value-type="string">
                  <text:p text:style-name="P42">…</text:p>
                </table:table-cell>
                <table:table-cell table:style-name="Tabelle65.C1" office:value-type="string">
                  <text:p text:style-name="P63">…</text:p>
                </table:table-cell>
                <table:table-cell table:style-name="Tabelle65.C1" office:value-type="string">
                  <text:p text:style-name="P65">€</text:p>
                </table:table-cell>
                <table:table-cell table:style-name="Tabelle65.C1" office:value-type="string">
                  <text:p text:style-name="P65">€</text:p>
                </table:table-cell>
                <table:table-cell table:style-name="Tabelle65.C1" office:value-type="string">
                  <text:p text:style-name="P65">€</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s/>… </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9">INSGESAMT 208-4-a)</text:p>
                </table:table-cell>
                <table:table-cell table:style-name="Tabelle65.C1" office:value-type="string">
                  <text:p text:style-name="P49">TOTALE 208-4-a)</text:p>
                </table:table-cell>
                <table:table-cell table:style-name="Tabelle65.C1" office:value-type="string">
                  <text:p text:style-name="P53">€</text:p>
                </table:table-cell>
                <table:table-cell table:style-name="Tabelle65.C1" office:value-type="string">
                  <text:p text:style-name="P53">€</text:p>
                </table:table-cell>
                <table:table-cell table:style-name="Tabelle65.C1" office:value-type="string">
                  <text:p text:style-name="P53">€</text:p>
                </table:table-cell>
              </table:table-row>
              <table:table-row table:style-name="Tabelle65.5">
                <table:table-cell table:style-name="Tabelle65.A3" office:value-type="string">
                  <text:p text:style-name="P50"/>
                </table:table-cell>
                <table:table-cell table:style-name="Tabelle65.A3" office:value-type="string">
                  <text:p text:style-name="P50"/>
                </table:table-cell>
                <table:table-cell table:style-name="Tabelle65.A3" office:value-type="string">
                  <text:p text:style-name="P65"/>
                </table:table-cell>
                <table:table-cell table:style-name="Tabelle65.A3" office:value-type="string">
                  <text:p text:style-name="P65"/>
                </table:table-cell>
                <table:table-cell table:style-name="Tabelle65.A3" office:value-type="string">
                  <text:p text:style-name="P65"/>
                </table:table-cell>
              </table:table-row>
              <table:table-row table:style-name="Tabelle65.5">
                <table:table-cell table:style-name="Tabelle65.C1" office:value-type="string">
                  <text:p text:style-name="P43">Verstärkung der Kontrolltätigkeit und Aufdeckung von Verstößen im Straßenverkehr, auch durch den Kauf von Fahrzeugen, Mitteln und Ausrüstung des eigenen Polizeikorps (Art. 208, Absatz 4 Buchstabe b)</text:p>
                </table:table-cell>
                <table:table-cell table:style-name="Tabelle65.C1" office:value-type="string">
                  <text:p text:style-name="P67">Potenziamento delle attività di controllo e di accertamento delle violazioni in materia di circolazione stradale, anche attraverso l'acquisto di automezzi, mezzi e attrezzature dei propri Corpi di polizia (art. 208, comma 4 lettera b)</text:p>
                </table:table-cell>
                <table:table-cell table:style-name="Tabelle65.C1" office:value-type="string">
                  <text:p text:style-name="P66"/>
                </table:table-cell>
                <table:table-cell table:style-name="Tabelle65.C1" office:value-type="string">
                  <text:p text:style-name="P66"/>
                </table:table-cell>
                <table:table-cell table:style-name="Tabelle65.C1" office:value-type="string">
                  <text:p text:style-name="P66"/>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s text:c="2"/>… </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9">INSGESAMT 208-4-b)</text:p>
                </table:table-cell>
                <table:table-cell table:style-name="Tabelle65.C1" office:value-type="string">
                  <text:p text:style-name="P49">TOTALE 208-4-b)</text:p>
                </table:table-cell>
                <table:table-cell table:style-name="Tabelle65.C1" office:value-type="string">
                  <text:p text:style-name="P53">€</text:p>
                </table:table-cell>
                <table:table-cell table:style-name="Tabelle65.C1" office:value-type="string">
                  <text:p text:style-name="P53">€</text:p>
                </table:table-cell>
                <table:table-cell table:style-name="Tabelle65.C1" office:value-type="string">
                  <text:p text:style-name="P53">€</text:p>
                </table:table-cell>
              </table:table-row>
              <table:table-row table:style-name="Tabelle65.5">
                <table:table-cell table:style-name="Tabelle65.A3" office:value-type="string">
                  <text:p text:style-name="P42"/>
                </table:table-cell>
                <table:table-cell table:style-name="Tabelle65.A3" office:value-type="string">
                  <text:p text:style-name="P63"/>
                </table:table-cell>
                <table:table-cell table:style-name="Tabelle65.A3" office:value-type="string">
                  <text:p text:style-name="P65"/>
                </table:table-cell>
                <table:table-cell table:style-name="Tabelle65.A3" office:value-type="string">
                  <text:p text:style-name="P65"/>
                </table:table-cell>
                <table:table-cell table:style-name="Tabelle65.A3" office:value-type="string">
                  <text:p text:style-name="P65"/>
                </table:table-cell>
              </table:table-row>
              <table:table-row table:style-name="Tabelle65.5">
                <table:table-cell table:style-name="Tabelle65.C1" office:value-type="string">
                  <text:p text:style-name="P43">Straßeninstandhaltung, Installation, Modernisierung, Ausbau, Verbesserung der Barrieren und Anpassung der Straßendecke, Erstellung eines "PGTU". Maßnahmen zum Schutz schwacher Benutzer, Straßenerziehung in Schulen aller Stufen, Hilfe und Fürsorge für das in Art. 12 Abs. 1 lit. d-bis) und e) Abs. 1 genannte Personal. Fahrradmobilität und Maßnahmen nach Artikel 208, Absatz 5-bis) (Artikel 208, Absatz 4, Buchstabe c)</text:p>
                </table:table-cell>
                <table:table-cell table:style-name="Tabelle65.C1" office:value-type="string">
                  <text:p text:style-name="P67">Manutenzione delle Strade, installazione, ammodernamento, potenziamento, messa a norma delle barriere e sistemazione del manto stradale, redazione dei PGTU. Interventi a tutela degli utenti deboli, educazione stradale nelle scuole di ogni ordine e grado, assistenza e previdenza per il personale di cui alle lettere d-bis) ed e) del comma 1, dell'art. 12. Mobilità ciclistica e misure di cui all'art. 208, comma 5-bis) (art. 208, comma 4, lettera c)</text:p>
                </table:table-cell>
                <table:table-cell table:style-name="Tabelle65.C1" office:value-type="string">
                  <text:p text:style-name="P66"/>
                </table:table-cell>
                <table:table-cell table:style-name="Tabelle65.C1" office:value-type="string">
                  <text:p text:style-name="P66"/>
                </table:table-cell>
                <table:table-cell table:style-name="Tabelle65.C1" office:value-type="string">
                  <text:p text:style-name="P66"/>
                </table:table-cell>
              </table:table-row>
              <table:table-row table:style-name="Tabelle65.5">
                <table:table-cell table:style-name="Tabelle65.C1" office:value-type="string">
                  <text:p text:style-name="P41"><text:soft-page-break/>…</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9">INSGESAMT 208-4-c)</text:p>
                </table:table-cell>
                <table:table-cell table:style-name="Tabelle65.C1" office:value-type="string">
                  <text:p text:style-name="P49">TOTALE 208-4-c)</text:p>
                </table:table-cell>
                <table:table-cell table:style-name="Tabelle65.C1" office:value-type="string">
                  <text:p text:style-name="P53">€</text:p>
                </table:table-cell>
                <table:table-cell table:style-name="Tabelle65.C1" office:value-type="string">
                  <text:p text:style-name="P53">€</text:p>
                </table:table-cell>
                <table:table-cell table:style-name="Tabelle65.C1" office:value-type="string">
                  <text:p text:style-name="P53">€</text:p>
                </table:table-cell>
              </table:table-row>
              <table:table-row table:style-name="Tabelle65.5">
                <table:table-cell table:style-name="Tabelle65.A3" office:value-type="string">
                  <text:p text:style-name="P63"/>
                </table:table-cell>
                <table:table-cell table:style-name="Tabelle65.A3" office:value-type="string">
                  <text:p text:style-name="P63"/>
                </table:table-cell>
                <table:table-cell table:style-name="Tabelle65.A3" office:value-type="string">
                  <text:p text:style-name="P65"/>
                </table:table-cell>
                <table:table-cell table:style-name="Tabelle65.A3" office:value-type="string">
                  <text:p text:style-name="P65"/>
                </table:table-cell>
                <table:table-cell table:style-name="Tabelle65.A3" office:value-type="string">
                  <text:p text:style-name="P65"/>
                </table:table-cell>
              </table:table-row>
              <table:table-row table:style-name="Tabelle65.5">
                <table:table-cell table:style-name="Tabelle65.C1" office:value-type="string">
                  <text:p text:style-name="P50">INSGESAMT 208-4</text:p>
                </table:table-cell>
                <table:table-cell table:style-name="Tabelle65.C1" office:value-type="string">
                  <text:p text:style-name="P50">TOTALE208-4</text:p>
                </table:table-cell>
                <table:table-cell table:style-name="Tabelle65.C1" office:value-type="string">
                  <text:p text:style-name="P54">€</text:p>
                </table:table-cell>
                <table:table-cell table:style-name="Tabelle65.C1" office:value-type="string">
                  <text:p text:style-name="P54">€</text:p>
                </table:table-cell>
                <table:table-cell table:style-name="Tabelle65.C1" office:value-type="string">
                  <text:p text:style-name="P54">€</text:p>
                </table:table-cell>
              </table:table-row>
              <table:table-row table:style-name="Tabelle65.5">
                <table:table-cell table:style-name="Tabelle65.A3" office:value-type="string">
                  <text:p text:style-name="P63"/>
                </table:table-cell>
                <table:table-cell table:style-name="Tabelle65.A3" office:value-type="string">
                  <text:p text:style-name="P63"/>
                </table:table-cell>
                <table:table-cell table:style-name="Tabelle65.A3" office:value-type="string">
                  <text:p text:style-name="P65"/>
                </table:table-cell>
                <table:table-cell table:style-name="Tabelle65.A3" office:value-type="string">
                  <text:p text:style-name="P65"/>
                </table:table-cell>
                <table:table-cell table:style-name="Tabelle65.A3" office:value-type="string">
                  <text:p text:style-name="P65"/>
                </table:table-cell>
              </table:table-row>
              <table:table-row table:style-name="Tabelle65.5">
                <table:table-cell table:style-name="Tabelle65.C1" office:value-type="string">
                  <text:p text:style-name="P33">Bestimmung gemäss Art. 142, Absatz 12-ter</text:p>
                </table:table-cell>
                <table:table-cell table:style-name="Tabelle65.C1" office:value-type="string">
                  <text:p text:style-name="P48">Destinazione ai sensi dell’art. 142, comma 12-ter</text:p>
                </table:table-cell>
                <table:table-cell table:style-name="Tabelle65.C1" office:value-type="string">
                  <text:p text:style-name="P10"><text:text-input text:description="">$report.reportYear</text:text-input></text:p>
                </table:table-cell>
                <table:table-cell table:style-name="Tabelle65.C1" office:value-type="string">
                  <text:p text:style-name="P9"><text:span text:style-name="T30"><text:text-input text:description="">$report.reportYearPlus1</text:text-input></text:span><text:s/></text:p>
                </table:table-cell>
                <table:table-cell table:style-name="Tabelle65.C1" office:value-type="string">
                  <text:p text:style-name="P9"><text:span text:style-name="T30"><text:text-input text:description="">$report.reportYearPlus2</text:text-input></text:span><text:s/></text:p>
                </table:table-cell>
              </table:table-row>
              <table:table-row table:style-name="Tabelle65.5">
                <table:table-cell table:style-name="Tabelle65.C1" office:value-type="string">
                  <text:p text:style-name="P41">Instandhaltung und Sicherheit der Straßeninfrastrukturen (einschließlich Beschilderung, Absperrungen und zugehörige Einrichtungen) (142, Abs. 12-ter -1)</text:p>
                </table:table-cell>
                <table:table-cell table:style-name="Tabelle65.C1" office:value-type="string">
                  <text:p text:style-name="P62">Interventi di manutenzione e messa in sicurezza delle infrastrutture stradali (compreso segnaletica, barriere e relativi impianti) (142, comma 12-ter -1)</text:p>
                </table:table-cell>
                <table:table-cell table:style-name="Tabelle65.C1" office:value-type="string">
                  <text:p text:style-name="P64"/>
                </table:table-cell>
                <table:table-cell table:style-name="Tabelle65.C1" office:value-type="string">
                  <text:p text:style-name="P64"/>
                </table:table-cell>
                <table:table-cell table:style-name="Tabelle65.C1" office:value-type="string">
                  <text:p text:style-name="P64"/>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9">INSGESAMT 142-12ter-1</text:p>
                </table:table-cell>
                <table:table-cell table:style-name="Tabelle65.C1" office:value-type="string">
                  <text:p text:style-name="P49">TOTALE 142-12ter-1</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A3" office:value-type="string">
                  <text:p text:style-name="P63"/>
                </table:table-cell>
                <table:table-cell table:style-name="Tabelle65.A3" office:value-type="string">
                  <text:p text:style-name="P63"/>
                </table:table-cell>
                <table:table-cell table:style-name="Tabelle65.A3" office:value-type="string">
                  <text:p text:style-name="P65"/>
                </table:table-cell>
                <table:table-cell table:style-name="Tabelle65.A3" office:value-type="string">
                  <text:p text:style-name="P65"/>
                </table:table-cell>
                <table:table-cell table:style-name="Tabelle65.A3" office:value-type="string">
                  <text:p text:style-name="P65"/>
                </table:table-cell>
              </table:table-row>
              <table:table-row table:style-name="Tabelle65.5">
                <table:table-cell table:style-name="Tabelle65.C1" office:value-type="string">
                  <text:p text:style-name="P42">Verstärkung der Kontrolltätigkeit und Feststellung von Verstößen im Bezug auf den Straßenverkehr (einschließlich Personalkosten) (142, Abs. 12-ter -2)</text:p>
                </table:table-cell>
                <table:table-cell table:style-name="Tabelle65.C1" office:value-type="string">
                  <text:p text:style-name="P63">Potenziamento delle attività di controllo e di accertamento delle violazioni in materia di circolazione stradale (compreso le spese relative al personale) (142, comma 12-ter -2)</text:p>
                </table:table-cell>
                <table:table-cell table:style-name="Tabelle65.C1" office:value-type="string">
                  <text:p text:style-name="P65"/>
                </table:table-cell>
                <table:table-cell table:style-name="Tabelle65.C1" office:value-type="string">
                  <text:p text:style-name="P65"/>
                </table:table-cell>
                <table:table-cell table:style-name="Tabelle65.C1" office:value-type="string">
                  <text:p text:style-name="P65"/>
                </table:table-cell>
              </table:table-row>
              <table:table-row table:style-name="Tabelle65.5">
                <table:table-cell table:style-name="Tabelle65.C1" office:value-type="string">
                  <text:p text:style-name="P41"><text:s/>… </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1">…</text:p>
                </table:table-cell>
                <table:table-cell table:style-name="Tabelle65.C1" office:value-type="string">
                  <text:p text:style-name="P62">…</text:p>
                </table:table-cell>
                <table:table-cell table:style-name="Tabelle65.C1" office:value-type="string">
                  <text:p text:style-name="P64">€</text:p>
                </table:table-cell>
                <table:table-cell table:style-name="Tabelle65.C1" office:value-type="string">
                  <text:p text:style-name="P64">€</text:p>
                </table:table-cell>
                <table:table-cell table:style-name="Tabelle65.C1" office:value-type="string">
                  <text:p text:style-name="P64">€</text:p>
                </table:table-cell>
              </table:table-row>
              <table:table-row table:style-name="Tabelle65.5">
                <table:table-cell table:style-name="Tabelle65.C1" office:value-type="string">
                  <text:p text:style-name="P49">INSGESAMT 142-12ter-2</text:p>
                </table:table-cell>
                <table:table-cell table:style-name="Tabelle65.C1" office:value-type="string">
                  <text:p text:style-name="P49">TOTALE 142-12ter-2</text:p>
                </table:table-cell>
                <table:table-cell table:style-name="Tabelle65.C1" office:value-type="string">
                  <text:p text:style-name="P64"/>
                </table:table-cell>
                <table:table-cell table:style-name="Tabelle65.C1" office:value-type="string">
                  <text:p text:style-name="P64"/>
                </table:table-cell>
                <table:table-cell table:style-name="Tabelle65.C1" office:value-type="string">
                  <text:p text:style-name="P64"/>
                </table:table-cell>
              </table:table-row>
              <table:table-row table:style-name="Tabelle65.5">
                <table:table-cell table:style-name="Tabelle65.A3" office:value-type="string">
                  <text:p text:style-name="P63"/>
                </table:table-cell>
                <table:table-cell table:style-name="Tabelle65.A3" office:value-type="string">
                  <text:p text:style-name="P63"/>
                </table:table-cell>
                <table:table-cell table:style-name="Tabelle65.A3" office:value-type="string">
                  <text:p text:style-name="P65"/>
                </table:table-cell>
                <table:table-cell table:style-name="Tabelle65.A3" office:value-type="string">
                  <text:p text:style-name="P65"/>
                </table:table-cell>
                <table:table-cell table:style-name="Tabelle65.A3" office:value-type="string">
                  <text:p text:style-name="P65"/>
                </table:table-cell>
              </table:table-row>
              <table:table-row table:style-name="Tabelle65.39">
                <table:table-cell table:style-name="Tabelle65.C1" office:value-type="string">
                  <text:p text:style-name="P50">INSGESAMT 142-12ter</text:p>
                </table:table-cell>
                <table:table-cell table:style-name="Tabelle65.C1" office:value-type="string">
                  <text:p text:style-name="P50">TOTALE 142-12ter</text:p>
                </table:table-cell>
                <table:table-cell table:style-name="Tabelle65.C1" office:value-type="string">
                  <text:p text:style-name="P54">€</text:p>
                </table:table-cell>
                <table:table-cell table:style-name="Tabelle65.C1" office:value-type="string">
                  <text:p text:style-name="P54">€</text:p>
                </table:table-cell>
                <table:table-cell table:style-name="Tabelle65.C1" office:value-type="string">
                  <text:p text:style-name="P54">€</text:p>
                </table:table-cell>
              </table:table-row>
            </table:table>
            <text:p text:style-name="Standard"/>
            <text:p text:style-name="P227"><text:s text:c="2"/></text:p>
          </table:table-cell>
          <table:covered-table-cell/>
        </table:table-row>
        <table:table-row table:style-name="Tabelle10.1">
          <table:table-cell table:style-name="Tabelle10.A1" office:value-type="string">
            <text:p text:style-name="P260">Erträge aus den Gütern der Körperschaft</text:p>
          </table:table-cell>
          <table:table-cell table:style-name="Tabelle10.A1" office:value-type="string">
            <text:p text:style-name="P259">Proventi dei beni dell’ente</text:p>
          </table:table-cell>
        </table:table-row>
        <table:table-row table:style-name="Tabelle10.1">
          <table:table-cell table:style-name="Tabelle10.A1" office:value-type="string">
            <text:p text:style-name="P227">Folgende Einnahmen für Mieten, Pacht und Nutzungsgebühren sind geplant:</text:p>
          </table:table-cell>
          <table:table-cell table:style-name="Tabelle10.A1" office:value-type="string">
            <text:p text:style-name="P195">Sono previste le seguenti entrate da locazioni, affitti e canoni patrimoniali:</text:p>
          </table:table-cell>
        </table:table-row>
      </table:table>
      <text:p text:style-name="P244"/>
      <table:table table:name="EGueter" table:style-name="EGueter">
        <table:table-column table:style-name="EGueter.A" table:number-columns-repeated="2"/>
        <table:table-column table:style-name="EGueter.C" table:number-columns-repeated="3"/>
        <table:table-row table:style-name="TableLine94441564314608">
          <table:table-cell table:style-name="EGueter.A1" office:value-type="string">
            <text:p text:style-name="P278">Kapitel</text:p>
          </table:table-cell>
          <table:table-cell table:style-name="EGueter.A1" office:value-type="string">
            <text:p text:style-name="P283">Capitolo</text:p>
          </table:table-cell>
          <table:table-cell table:style-name="EGueter.A1" office:value-type="string">
            <text:p text:style-name="P178"><text:text-input text:description="">$report.reportYear</text:text-input></text:p>
          </table:table-cell>
          <table:table-cell table:style-name="EGueter.A1" office:value-type="string">
            <text:p text:style-name="P178"><text:text-input text:description="">$report.reportYearPlus1</text:text-input></text:p>
          </table:table-cell>
          <table:table-cell table:style-name="EGueter.E1" office:value-type="string">
            <text:p text:style-name="P178"><text:text-input text:description="">$report.reportYearPlus2</text:text-input></text:p>
          </table:table-cell>
        </table:table-row>
        <table:table-row table:style-name="EGueter.2">
          <table:table-cell table:style-name="EGueter.A2" office:value-type="string">
            <text:p text:style-name="P413"><text:text-input text:description="">@before-row#foreach($d in $EGueter)</text:text-input><text:text-input text:description=""/><text:text-input text:description="">$d.DESCAP_1</text:text-input><text:text-input text:description="">@after-row#end</text:text-input></text:p>
          </table:table-cell>
          <table:table-cell table:style-name="EGueter.A2" office:value-type="string">
            <text:p text:style-name="P415"><text:span text:style-name="T7"><text:text-input text:description="">$d.DESCAP</text:text-input></text:span></text:p>
          </table:table-cell>
          <table:table-cell table:style-name="EGueter.A2" office:value-type="string">
            <text:p text:style-name="P299"><text:text-input text:description="">$d.PREV</text:text-input><text:s/>€</text:p>
          </table:table-cell>
          <table:table-cell table:style-name="EGueter.A2" office:value-type="string">
            <text:p text:style-name="P417"><text:text-input text:description="">$d.PREV1</text:text-input><text:s/>€</text:p>
          </table:table-cell>
          <table:table-cell table:style-name="EGueter.E2" office:value-type="string">
            <text:p text:style-name="P299"><text:text-input text:description="">$d.PREV2</text:text-input><text:s/>€</text:p>
          </table:table-cell>
        </table:table-row>
        <table:table-row table:style-name="EGueter.2">
          <table:table-cell table:style-name="EGueter.A2" office:value-type="string">
            <text:p text:style-name="P278">Gesamt</text:p>
          </table:table-cell>
          <table:table-cell table:style-name="EGueter.A2" office:value-type="string">
            <text:p text:style-name="P283">Complessivo</text:p>
          </table:table-cell>
          <table:table-cell table:style-name="EGueter.A2" office:value-type="string">
            <text:p text:style-name="P287">€</text:p>
          </table:table-cell>
          <table:table-cell table:style-name="EGueter.A2" office:value-type="string">
            <text:p text:style-name="P287">€</text:p>
          </table:table-cell>
          <table:table-cell table:style-name="EGueter.E2" office:value-type="string">
            <text:p text:style-name="P287">€</text:p>
          </table:table-cell>
        </table:table-row>
      </table:table>
      <text:p text:style-name="Standard"><text:soft-page-break/></text:p>
      <table:table table:name="Tabelle17" table:style-name="Tabelle17">
        <table:table-column table:style-name="Tabelle17.A"/>
        <table:table-column table:style-name="Tabelle17.B"/>
        <table:table-row table:style-name="Tabelle17.1">
          <table:table-cell table:style-name="Tabelle17.A1" office:value-type="string">
            <text:p text:style-name="P227">Bezüglich der Veranschlagungen der Erträge aus den Gütern der Körperschaft wird Folgendes bemerkt:</text:p>
            <text:p text:style-name="P227"/>
            <text:p text:style-name="P227"/>
            <text:p text:style-name="P227"/>
          </table:table-cell>
          <table:table-cell table:style-name="Tabelle17.A1" office:value-type="string">
            <text:p text:style-name="P195"><text:span text:style-name="T3">In merito alle previsioni dei p</text:span> roventi dei beni dell’ente si osserva: </text:p>
          </table:table-cell>
        </table:table-row>
        <table:table-row table:style-name="Tabelle17.1">
          <table:table-cell table:style-name="Tabelle17.A1" office:value-type="string">
            <text:p text:style-name="ÜberschriftUnterstrichen">Einheitliche Gebühr</text:p>
          </table:table-cell>
          <table:table-cell table:style-name="Tabelle17.A1" office:value-type="string">
            <text:p text:style-name="ÜberschriftUnterstrichen">Canone unico patrimoniale</text:p>
          </table:table-cell>
        </table:table-row>
        <table:table-row table:style-name="Tabelle17.1">
          <table:table-cell table:style-name="Tabelle17.A1" office:value-type="string">
            <text:p text:style-name="P227">Vorsichtshalber werden keine Einnahmen aus Erträgen und Dividenden der beteiligten Gesellschaften veranschlagt.</text:p>
          </table:table-cell>
          <table:table-cell table:style-name="Tabelle17.A1" office:value-type="string">
            <text:p text:style-name="P195">In via prudenziale non sono stati stanziati utili e dividendi dagli organismi partecipati.</text:p>
          </table:table-cell>
        </table:table-row>
        <table:table-row table:style-name="Tabelle17.1">
          <table:table-cell table:style-name="Tabelle17.A1" office:value-type="string">
            <text:p text:style-name="P227">Die Absätze 816 bis 836 des Haushaltsgesetz 2020 führten ab dem Jahr 2021 die Einheitsgebühr für Konzessionen, Ermächtigungen oder Werbemaßnahmen ein, welche die Steuer für die Besetzung von öffentlichem Grund (TOSAP), die Gebühr für die Besetzung von öffentlichem Grund (COSAP), die Werbesteuer und die Gebühr für den Plakatierungsdienst (ICPDPA), die Gebühr für die Errichtung von Werbemitteln (CIMP) und die nicht anerkennende Konzessionsgebühr ersetzen soll. Die einheitliche Gebühr wird von den Einrichtungen so reguliert, dass sie ein Aufkommen ge <text:s/>währleistet, das dem Aufkommen aus den ersetzten Gebühren und Entgelten entspricht, unbeschadet der Möglichkeit, das Aufkommen in jedem Fall durch Änderung der Tarife zu variieren. </text:p>
          </table:table-cell>
          <table:table-cell table:style-name="Tabelle17.A1" office:value-type="string">
            <text:p text:style-name="P274"><text:span text:style-name="T36">I commi da 816 a 836 della Legge di Bilancio 2020 hanno istituito a partire dall</text:span> ’ anno 2021 il canone unico patrimoniale di concessione, autorizzazione o esposizione pubblicitaria, che andrà a sostituire la tassa per l’occupazione di suolo pubblico (TOSAP), il canone per l’occupazione di suolo pubblico (COSAP), l’imposta comunale sulla pubblicità e il diritto sulle pubbliche affissioni (ICPDPA), il canone per l’installazione dei mezzi pubblicitari (CIMP) e il canone concessorio <text:s/>non ricognitorio. Il canone unico è disciplinato dagli enti in modo da assicurare un gettito pari a quello conseguito dai canoni e dai tributi che sono sostituiti, fatta salva, in ogni caso, la possibilità di variare il gettito attraverso la modifica delle tariffe. </text:p>
          </table:table-cell>
        </table:table-row>
        <table:table-row table:style-name="Tabelle17.1">
          <table:table-cell table:style-name="Tabelle17.A1" office:value-type="string">
            <text:p text:style-name="P227">Mit Beschluss des Gemeinderates Nr. ___ vom __.__.____ wurde die entsprechende Verordnung genehmigt.</text:p>
          </table:table-cell>
          <table:table-cell table:style-name="Tabelle17.A1" office:value-type="string">
            <text:p text:style-name="P195">Con deliberazione del Consiglio comunale n. … del.../…/… è stato approvato il relativo regolamento.</text:p>
          </table:table-cell>
        </table:table-row>
        <table:table-row table:style-name="Tabelle17.1">
          <table:table-cell table:style-name="Tabelle17.A1" office:value-type="string">
            <text:p text:style-name="P227">Der Ertrag aus der Gebühr wird aufgrund der bestehenden und programmierten Konzessionen für das Jahr <text:text-input text:description="">$report.reportYear</text:text-input><text:s text:c="4"/>auf _____ € geschätzt. </text:p>
          </table:table-cell>
          <table:table-cell table:style-name="Tabelle17.A1" office:value-type="string">
            <text:p text:style-name="P195">Il gettito del canone viene stimato sulla base degli atti di concessione in essere e di quelli programmati per il <text:text-input text:description="">$report.reportYear</text:text-input><text:s/>in € _____.</text:p>
          </table:table-cell>
        </table:table-row>
        <table:table-row table:style-name="Tabelle17.7">
          <table:table-cell table:style-name="Tabelle17.A7" office:value-type="string">
            <text:p text:style-name="Standard">Diesbezüglich wird Folgendes bemerkt:</text:p>
            <text:p text:style-name="Standard">…</text:p>
          </table:table-cell>
          <table:table-cell table:style-name="Tabelle17.A1" office:value-type="string">
            <text:p text:style-name="Standard">In merito a ciò si osserva:</text:p>
            <text:p text:style-name="Standard">…</text:p>
          </table:table-cell>
        </table:table-row>
        <table:table-row table:style-name="Tabelle17.1">
          <table:table-cell table:style-name="Tabelle17.A1" office:value-type="string">
            <text:p text:style-name="P260">Erträge aus Sonderbetrieben, Firmenbeteiligungen und Dividenden</text:p>
          </table:table-cell>
          <table:table-cell table:style-name="Tabelle17.A1" office:value-type="string">
            <text:p text:style-name="P259">Utili netti delle aziende speciali e partecipate, dividendi di società</text:p>
          </table:table-cell>
        </table:table-row>
        <table:table-row table:style-name="Tabelle17.1">
          <table:table-cell table:style-name="Tabelle17.A1" office:value-type="string">
            <text:p text:style-name="P227">Es werden keine Einnahmen aus Erträgen und Di<text:soft-page-break/>videnden der beteiligten Gesellschaften veranschlagt.</text:p>
          </table:table-cell>
          <table:table-cell table:style-name="Tabelle17.A1" office:value-type="string">
            <text:p text:style-name="P195">Non sono stati stanziati utili e dividendi dagli orga<text:soft-page-break/>nismi partecipati.</text:p>
          </table:table-cell>
        </table:table-row>
        <table:table-row table:style-name="Tabelle17.1">
          <table:table-cell table:style-name="Tabelle17.A1" office:value-type="string">
            <text:p text:style-name="P237">oder</text:p>
          </table:table-cell>
          <table:table-cell table:style-name="Tabelle17.A1" office:value-type="string">
            <text:p text:style-name="P205">oppure</text:p>
          </table:table-cell>
        </table:table-row>
        <table:table-row table:style-name="Tabelle17.1">
          <table:table-cell table:style-name="Tabelle17.A1" office:value-type="string">
            <text:p text:style-name="P227">Es werden folgende Einnahmen aus Erträgen und Dividenden vorgesehen:</text:p>
          </table:table-cell>
          <table:table-cell table:style-name="Tabelle17.A1" office:value-type="string">
            <text:p text:style-name="P195">Sono previsti i seguenti entrate da utili e dividendi:</text:p>
          </table:table-cell>
        </table:table-row>
      </table:table>
      <text:p text:style-name="P383"/>
      <table:table table:name="ertrag_beteiligung" table:style-name="ertrag_5f_beteiligung">
        <table:table-column table:style-name="ertrag_5f_beteiligung.A"/>
        <table:table-column table:style-name="ertrag_5f_beteiligung.B"/>
        <table:table-column table:style-name="ertrag_5f_beteiligung.C"/>
        <table:table-column table:style-name="ertrag_5f_beteiligung.D"/>
        <table:table-row table:style-name="ertrag_5f_beteiligung.1">
          <table:table-cell table:style-name="ertrag_5f_beteiligung.A1" office:value-type="string">
            <text:p text:style-name="P151">Gesellschaft</text:p>
            <text:p text:style-name="P141">Società</text:p>
          </table:table-cell>
          <table:table-cell table:style-name="ertrag_5f_beteiligung.A1" office:value-type="string">
            <text:p text:style-name="P149"><text:span text:style-name="T53">%</text:span> <text:span text:style-name="T13">Gem</text:span> <text:span text:style-name="T53">.</text:span> </text:p>
            <text:p text:style-name="P141">% Com.</text:p>
          </table:table-cell>
          <table:table-cell table:style-name="ertrag_5f_beteiligung.C1" office:value-type="string">
            <text:p text:style-name="P151">Erlöse</text:p>
            <text:p text:style-name="P141">Ricavi</text:p>
          </table:table-cell>
          <table:table-cell table:style-name="ertrag_5f_beteiligung.A1" office:value-type="string">
            <text:p text:style-name="P143"/>
          </table:table-cell>
        </table:table-row>
        <table:table-row table:style-name="ertrag_5f_beteiligung.2">
          <table:table-cell table:style-name="ertrag_5f_beteiligung.A2" office:value-type="string">
            <text:p text:style-name="P426"><text:text-input text:description="">@before-row#foreach($d in $ertrag_beteiligung)</text:text-input><text:text-input text:description=""/><text:text-input text:description="">$d.RAG_SOC</text:text-input><text:text-input text:description="">@after-row#end</text:text-input></text:p>
          </table:table-cell>
          <table:table-cell table:style-name="ertrag_5f_beteiligung.A2" office:value-type="string">
            <text:p text:style-name="P427"><text:span text:style-name="T17"><text:text-input text:description="">$d.PART</text:text-input></text:span><text:s/>%</text:p>
          </table:table-cell>
          <table:table-cell table:style-name="ertrag_5f_beteiligung.C2" office:value-type="string">
            <text:p text:style-name="P427"><text:span text:style-name="T17"><text:text-input text:description="">$d.RICAVI</text:text-input></text:span><text:s/>€</text:p>
          </table:table-cell>
          <table:table-cell table:style-name="ertrag_5f_beteiligung.A2" office:value-type="string">
            <text:p text:style-name="P153"/>
          </table:table-cell>
        </table:table-row>
      </table:table>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Standard">Diesbezüglich wird Folgendes bemerkt:</text:p>
            <text:p text:style-name="Standard">…</text:p>
            <text:p text:style-name="Standard"/>
          </table:table-cell>
          <table:table-cell table:style-name="Tabelle12.A1" office:value-type="string">
            <text:p text:style-name="Standard">In merito a ciò si osserva:</text:p>
            <text:p text:style-name="Standard">…</text:p>
          </table:table-cell>
        </table:table-row>
      </table:table>
      <text:p text:style-name="Text_20_body"/>
      <table:table table:name="Tabelle18" table:style-name="Tabelle18">
        <table:table-column table:style-name="Tabelle18.A"/>
        <table:table-column table:style-name="Tabelle18.B"/>
        <table:table-row table:style-name="Tabelle18.1">
          <table:table-cell table:style-name="Tabelle18.A1" office:value-type="string">
            <text:p text:style-name="P227"/>
          </table:table-cell>
          <table:table-cell table:style-name="Tabelle18.A1" office:value-type="string">
            <text:p text:style-name="P195"/>
          </table:table-cell>
        </table:table-row>
        <table:table-row table:style-name="Tabelle18.1">
          <table:table-cell table:style-name="Tabelle18.A1" office:value-type="string">
            <text:p text:style-name="ÜberschriftUnterstrichen">LAUFENDE AUSGABEN</text:p>
          </table:table-cell>
          <table:table-cell table:style-name="Tabelle18.A1" office:value-type="string">
            <text:p text:style-name="ÜberschriftUnterstrichen">SPESE CORRENTI</text:p>
          </table:table-cell>
        </table:table-row>
        <table:table-row table:style-name="Tabelle18.1">
          <table:table-cell table:style-name="Tabelle18.A1" office:value-type="string">
            <text:p text:style-name="P227">Die Ansätze der laufenden Ausgaben aufgeteilt nach Missionen sind folgende:</text:p>
          </table:table-cell>
          <table:table-cell table:style-name="Tabelle18.A1" office:value-type="string">
            <text:p text:style-name="P195">Le previsioni delle spese correnti per missioni sono le seguenti</text:p>
          </table:table-cell>
        </table:table-row>
      </table:table>
      <text:p text:style-name="P244"/>
      <table:table table:name="UMisTit1" table:style-name="UMisTit1">
        <table:table-column table:style-name="UMisTit1.A"/>
        <table:table-column table:style-name="UMisTit1.B"/>
        <table:table-column table:style-name="UMisTit1.C" table:number-columns-repeated="4"/>
        <table:table-row table:style-name="TableLine94441564587168">
          <table:table-cell table:style-name="UMisTit1.A1" office:value-type="string">
            <text:p text:style-name="P175">Mission</text:p>
          </table:table-cell>
          <table:table-cell table:style-name="UMisTit1.A1" office:value-type="string">
            <text:p text:style-name="P177">Missione</text:p>
          </table:table-cell>
          <table:table-cell table:style-name="UMisTit1.A1" office:value-type="string">
            <text:p text:style-name="P279">Ansatz</text:p>
            <text:p text:style-name="P284"><text:s/>Stanziamento </text:p>
            <text:p text:style-name="P284"><text:text-input text:description="">$report.reportYearMin1</text:text-input></text:p>
          </table:table-cell>
          <table:table-cell table:style-name="UMisTit1.A1" office:value-type="string">
            <text:p text:style-name="P279">Vorschau</text:p>
            <text:p text:style-name="P284"><text:s/>Previsione </text:p>
            <text:p text:style-name="P284"><text:text-input text:description="">$report.reportYear</text:text-input></text:p>
          </table:table-cell>
          <table:table-cell table:style-name="UMisTit1.A1" office:value-type="string">
            <text:p text:style-name="P279">Vorschau</text:p>
            <text:p text:style-name="P284"><text:s/>Previsione </text:p>
            <text:p text:style-name="P176"><text:text-input text:description="">$report.reportYearPlus1</text:text-input></text:p>
          </table:table-cell>
          <table:table-cell table:style-name="UMisTit1.F1" office:value-type="string">
            <text:p text:style-name="P279">Vorschau</text:p>
            <text:p text:style-name="P284"><text:s/>Previsione </text:p>
            <text:p text:style-name="P284"><text:text-input text:description="">$report.reportYearPlus2</text:text-input></text:p>
          </table:table-cell>
        </table:table-row>
        <table:table-row table:style-name="TableLine94441564617024">
          <table:table-cell table:style-name="UMisTit1.A2" office:value-type="string">
            <text:p text:style-name="P432"><text:text-input text:description="">@before-row#foreach($d in $UMisTit1)</text:text-input><text:text-input text:description=""/><text:text-input text:description="">$d.DESMIS_1</text:text-input><text:text-input text:description="">@after-row#end</text:text-input></text:p>
          </table:table-cell>
          <table:table-cell table:style-name="UMisTit1.A2" office:value-type="string">
            <text:p text:style-name="P435"><text:span text:style-name="T5"><text:text-input text:description="">$d.DESMIS</text:text-input></text:span></text:p>
          </table:table-cell>
          <table:table-cell table:style-name="UMisTit1.A2" office:value-type="string">
            <text:p text:style-name="P428"><text:span text:style-name="T65"><text:text-input text:description="">$d.STANZCORSO</text:text-input></text:span><text:s/>€</text:p>
          </table:table-cell>
          <table:table-cell table:style-name="UMisTit1.A2" office:value-type="string">
            <text:p text:style-name="P429"><text:span text:style-name="T65"><text:text-input text:description="">$d.PREV</text:text-input></text:span><text:s/>€</text:p>
          </table:table-cell>
          <table:table-cell table:style-name="UMisTit1.A2" office:value-type="string">
            <text:p text:style-name="P429"><text:span text:style-name="T65"><text:text-input text:description="">$d.PREV1</text:text-input></text:span><text:s/>€</text:p>
          </table:table-cell>
          <table:table-cell table:style-name="UMisTit1.F2" office:value-type="string">
            <text:p text:style-name="P429"><text:span text:style-name="T65"><text:text-input text:description="">$d.PREV2</text:text-input></text:span><text:s/>€</text:p>
          </table:table-cell>
        </table:table-row>
        <table:table-row table:style-name="TableLine94441564619744">
          <table:table-cell table:style-name="UMisTit1.A2" office:value-type="string">
            <text:p text:style-name="P175">Gesamt</text:p>
          </table:table-cell>
          <table:table-cell table:style-name="UMisTit1.A2" office:value-type="string">
            <text:p text:style-name="P177">Complessivo</text:p>
          </table:table-cell>
          <table:table-cell table:style-name="UMisTit1.A2" office:value-type="string">
            <text:p text:style-name="P193">€</text:p>
          </table:table-cell>
          <table:table-cell table:style-name="UMisTit1.A2" office:value-type="string">
            <text:p text:style-name="P193">€</text:p>
          </table:table-cell>
          <table:table-cell table:style-name="UMisTit1.A2" office:value-type="string">
            <text:p text:style-name="P193">€</text:p>
          </table:table-cell>
          <table:table-cell table:style-name="UMisTit1.F2" office:value-type="string">
            <text:p text:style-name="P193">€</text:p>
          </table:table-cell>
        </table:table-row>
      </table:table>
      <text:p text:style-name="Text_20_body"/>
      <table:table table:name="Tabelle42" table:style-name="Tabelle42">
        <table:table-column table:style-name="Tabelle42.A"/>
        <table:table-column table:style-name="Tabelle42.B"/>
        <table:table-row table:style-name="Tabelle42.1">
          <table:table-cell table:style-name="Tabelle42.A1" office:value-type="string">
            <text:p text:style-name="P227">Die Ansätze der laufenden Ausgaben aufgeteilt nach Makroaggregaten mit der Gegenüberstellung zu den endgültigen Ansätzen <text:text-input text:description="">$report.reportYearMin1</text:text-input><text:s text:c="4"/>sind folgende: </text:p>
          </table:table-cell>
          <table:table-cell table:style-name="Tabelle42.A1" office:value-type="string">
            <text:p text:style-name="P195">Le previsioni delle spese correnti per macro-aggregati confrontate con le previsioni dell’esercizio <text:s text:c="3"/><text:span text:style-name="T3"><text:text-input text:description="">$report.reportYearMin1</text:text-input></text:span><text:s/>definitive, sono le seguenti: </text:p>
          </table:table-cell>
        </table:table-row>
      </table:table>
      <text:p text:style-name="P244"/>
      <table:table table:name="UMacTit1" table:style-name="UMacTit1">
        <table:table-column table:style-name="UMacTit1.A"/>
        <table:table-column table:style-name="UMacTit1.B"/>
        <table:table-column table:style-name="UMacTit1.C" table:number-columns-repeated="4"/>
        <table:table-row table:style-name="TableLine94441564622816">
          <table:table-cell table:style-name="UMacTit1.A1" office:value-type="string">
            <text:p text:style-name="P175">Makroaggregat</text:p>
          </table:table-cell>
          <table:table-cell table:style-name="UMacTit1.A1" office:value-type="string">
            <text:p text:style-name="P177">Macroaggregato</text:p>
          </table:table-cell>
          <table:table-cell table:style-name="UMacTit1.A1" office:value-type="string">
            <text:p text:style-name="P279">Ansatz</text:p>
            <text:p text:style-name="P284">Stanziamento</text:p>
            <text:p text:style-name="P284"><text:text-input text:description="">$report.reportYearMin1</text:text-input></text:p>
          </table:table-cell>
          <table:table-cell table:style-name="UMacTit1.A1" office:value-type="string">
            <text:p text:style-name="P279">Vorschau</text:p>
            <text:p text:style-name="P284">Previsione</text:p>
            <text:p text:style-name="P284"><text:text-input text:description="">$report.reportYear</text:text-input></text:p>
          </table:table-cell>
          <table:table-cell table:style-name="UMacTit1.A1" office:value-type="string">
            <text:p text:style-name="P279">Vorschau</text:p>
            <text:p text:style-name="P284">Previsione</text:p>
            <text:p text:style-name="P176"><text:text-input text:description="">$report.reportYearPlus1</text:text-input></text:p>
          </table:table-cell>
          <table:table-cell table:style-name="UMacTit1.F1" office:value-type="string">
            <text:p text:style-name="P279">Vorschau</text:p>
            <text:p text:style-name="P284">Previsione</text:p>
            <text:p text:style-name="P284"><text:text-input text:description="">$report.reportYearPlus2</text:text-input></text:p>
          </table:table-cell>
        </table:table-row>
        <table:table-row table:style-name="TableLine94441564661312">
          <table:table-cell table:style-name="UMacTit1.A2" office:value-type="string">
            <text:p text:style-name="P432"><text:text-input text:description="">@before-row#foreach($d in $UMacTit1)</text:text-input><text:text-input text:description=""/><text:text-input text:description="">$d.DESMAC_1</text:text-input><text:text-input text:description="">@after-row#end</text:text-input></text:p>
          </table:table-cell>
          <table:table-cell table:style-name="UMacTit1.A2" office:value-type="string">
            <text:p text:style-name="P435"><text:span text:style-name="T5"><text:text-input text:description="">$d.DESMAC</text:text-input></text:span></text:p>
          </table:table-cell>
          <table:table-cell table:style-name="UMacTit1.A2" office:value-type="string">
            <text:p text:style-name="P428"><text:span text:style-name="T65"><text:text-input text:description="">$d.STANZCORSO</text:text-input></text:span><text:s/>€</text:p>
          </table:table-cell>
          <table:table-cell table:style-name="UMacTit1.A2" office:value-type="string">
            <text:p text:style-name="P429"><text:span text:style-name="T65"><text:text-input text:description="">$d.PREV</text:text-input></text:span><text:s/>€</text:p>
          </table:table-cell>
          <table:table-cell table:style-name="UMacTit1.A2" office:value-type="string">
            <text:p text:style-name="P429"><text:span text:style-name="T65"><text:text-input text:description="">$d.PREV1</text:text-input></text:span><text:s/>€</text:p>
          </table:table-cell>
          <table:table-cell table:style-name="UMacTit1.F2" office:value-type="string">
            <text:p text:style-name="P429"><text:span text:style-name="T65"><text:text-input text:description="">$d.PREV2</text:text-input></text:span><text:s/>€</text:p>
          </table:table-cell>
        </table:table-row>
        <table:table-row table:style-name="TableLine94441564664464">
          <table:table-cell table:style-name="UMacTit1.A2" office:value-type="string">
            <text:p text:style-name="P175">Gesamt</text:p>
          </table:table-cell>
          <table:table-cell table:style-name="UMacTit1.A2" office:value-type="string">
            <text:p text:style-name="P177">Complessivo</text:p>
          </table:table-cell>
          <table:table-cell table:style-name="UMacTit1.A2" office:value-type="string">
            <text:p text:style-name="P193">€</text:p>
          </table:table-cell>
          <table:table-cell table:style-name="UMacTit1.A2" office:value-type="string">
            <text:p text:style-name="P193">€</text:p>
          </table:table-cell>
          <table:table-cell table:style-name="UMacTit1.A2" office:value-type="string">
            <text:p text:style-name="P193">€</text:p>
          </table:table-cell>
          <table:table-cell table:style-name="UMacTit1.F2" office:value-type="string">
            <text:p text:style-name="P193">€</text:p>
          </table:table-cell>
        </table:table-row>
      </table:table>
      <text:p text:style-name="Standard"/>
      <table:table table:name="Tabelle19" table:style-name="Tabelle19">
        <table:table-column table:style-name="Tabelle19.A"/>
        <table:table-column table:style-name="Tabelle19.B"/>
        <text:soft-page-break/>
        <table:table-row table:style-name="Tabelle19.1">
          <table:table-cell table:style-name="Tabelle19.A1" office:value-type="string">
            <text:p text:style-name="P260">Personal</text:p>
          </table:table-cell>
          <table:table-cell table:style-name="Tabelle19.A1" office:value-type="string">
            <text:p text:style-name="P259">Personale</text:p>
          </table:table-cell>
        </table:table-row>
        <table:table-row table:style-name="Tabelle19.1">
          <table:table-cell table:style-name="Tabelle19.A1" office:value-type="string">
            <text:p text:style-name="P239">Das DLH n. 15/2017 sieht für die Einhaltung der Personalstellen einen Bediensteten pro 120 Einwohnern vor. Bei einer Einwohneranzahl von var_Einwohner (31. Dezember 2019) entspricht dies einem Vollzeitäquivalent von var_DIP Einheiten.</text:p>
          </table:table-cell>
          <table:table-cell table:style-name="Tabelle19.A1" office:value-type="string">
            <text:p text:style-name="P195"><text:span text:style-name="T36">Al fine del rispetto della dotazione della pianta organica il DPGP n. 15/2017 prevede un dipendente ogni 120 abitanti. Considerato un numero di abitanti pari a</text:span> <text:span text:style-name="T10">var_Einwohner</text:span> <text:span text:style-name="T36">(31 dicembre 2019) ciò corrisponde ad un equivalente a tempo pieno di</text:span> <text:span text:style-name="T10">var_DIP</text:span> <text:span text:style-name="T36">unità.</text:span> </text:p>
          </table:table-cell>
        </table:table-row>
        <table:table-row table:style-name="Tabelle19.1">
          <table:table-cell table:style-name="Tabelle19.A1" office:value-type="string">
            <text:p text:style-name="P227"><text:span text:style-name="T36">Es wurde festgestellt, dass von den ….. Angestellten (</text:span> <text:span text:style-name="T30">Vollzeitäquivalente zum …...2021) für die Einhaltung des Limits nur … zu berücksichtigen sind, da gemäß</text:span> <text:span text:style-name="T36">Art. 3, DLH n. 15/2017 insgesamt … Angestellte (</text:span> <text:span text:style-name="T30">Vollzeitäquivalente) in eine Kategorie fallen, die von der Berechnung auszunehmen ist.</text:span> </text:p>
          </table:table-cell>
          <table:table-cell table:style-name="Tabelle19.A1" office:value-type="string">
            <text:p text:style-name="P195"><text:span text:style-name="T36">Si è potuto rilevare che, per il rispetto del limite, sono da considerare solamente … dei … dipendenti (</text:span> <text:span text:style-name="T30">equivalenti tempo pieno</text:span> <text:span text:style-name="T36">al …/…/2021), perché ai sensi dell’art. 3 DPGP n. 15/2017 complessivamente … dipendenti (</text:span> <text:span text:style-name="T30">equivalenti tempo pieno)</text:span> <text:span text:style-name="T36">rientrano in una categoria da non computare nel calcolo.</text:span> </text:p>
          </table:table-cell>
        </table:table-row>
        <table:table-row table:style-name="Tabelle19.1">
          <table:table-cell table:style-name="Tabelle19.A1" office:value-type="string">
            <text:p text:style-name="P240">Die im Haushaltsvoranschlag für das Jahr <text:text-input text:description="">$report.reportYear</text:text-input><text:s/>vorgesehenen Ausgaben für Personalkosten belaufen sich auf var_PersKost Euro, was bei … für dasselbe Jahr geplanten Vollzeitäquivalenten einem Betrag von … Euro pro Bediensteten entspricht.</text:p>
          </table:table-cell>
          <table:table-cell table:style-name="Tabelle19.A1" office:value-type="string">
            <text:p text:style-name="P195"><text:span text:style-name="T30">La spesa per il personale prevista nel bilancio per l’anno 2022 ammonta ad Euro</text:span> <text:span text:style-name="T9">var_PersKost</text:span> <text:span text:style-name="T30">, che, rapportata a n. … equivalenti tempo pieno programmati per tale anno, corrisponde ad Euro …. per dipendente.</text:span> </text:p>
          </table:table-cell>
        </table:table-row>
        <table:table-row table:style-name="Tabelle19.1">
          <table:table-cell table:style-name="Tabelle19.A1" office:value-type="string">
            <text:p text:style-name="P240">Die Personalspesen können aus nachstehender Tabelle entnommen werden:</text:p>
          </table:table-cell>
          <table:table-cell table:style-name="Tabelle19.A1" office:value-type="string">
            <text:p text:style-name="P207">Le spese per il personale possono essere desunte dalla seguente tabella:</text:p>
          </table:table-cell>
        </table:table-row>
        <table:table-row table:style-name="Tabelle19.1">
          <table:table-cell table:style-name="Tabelle19.A1" office:value-type="string">
            <text:p text:style-name="P214">Personalausgaben</text:p>
          </table:table-cell>
          <table:table-cell table:style-name="Tabelle19.A1" office:value-type="string">
            <text:p text:style-name="P215">Spese per il personale</text:p>
          </table:table-cell>
        </table:table-row>
      </table:table>
      <text:p text:style-name="Standard"/>
      <table:table table:name="PersAusgaben" table:style-name="PersAusgaben">
        <table:table-column table:style-name="PersAusgaben.A" table:number-columns-repeated="2"/>
        <table:table-column table:style-name="PersAusgaben.C" table:number-columns-repeated="3"/>
        <table:table-column table:style-name="PersAusgaben.F"/>
        <table:table-row table:style-name="PersAusgaben.1">
          <table:table-cell table:style-name="PersAusgaben.A1" office:value-type="string">
            <text:p text:style-name="P80"/>
          </table:table-cell>
          <table:table-cell table:style-name="PersAusgaben.B1" office:value-type="string">
            <text:p text:style-name="P80"/>
          </table:table-cell>
          <table:table-cell table:style-name="PersAusgaben.C1" office:value-type="string">
            <text:p text:style-name="P82">Endgült. Ansatz stanziam. definitivo <text:s/><text:span text:style-name="T15"><text:text-input text:description="">$report.reportYearMin1</text:text-input></text:span><text:s/></text:p>
          </table:table-cell>
          <table:table-cell table:style-name="PersAusgaben.D1" office:value-type="string">
            <text:p text:style-name="P112"><text:text-input text:description="">$report.reportYear</text:text-input></text:p>
          </table:table-cell>
          <table:table-cell table:style-name="PersAusgaben.D1" office:value-type="string">
            <text:p text:style-name="P12"><text:text-input text:description="">$report.reportYearPlus1</text:text-input></text:p>
          </table:table-cell>
          <table:table-cell table:style-name="PersAusgaben.D1" office:value-type="string">
            <text:p text:style-name="P112"><text:text-input text:description="">$report.reportYearPlus2</text:text-input></text:p>
          </table:table-cell>
        </table:table-row>
        <table:table-row table:style-name="PersAusgaben.1">
          <table:table-cell table:style-name="PersAusgaben.C1" office:value-type="string">
            <text:p text:style-name="P432"><text:text-input text:description="">@before-row#foreach($d in $PersAusgaben)</text:text-input><text:text-input text:description=""/><text:text-input text:description="">$d.DES1</text:text-input><text:text-input text:description="">@after-row#end</text:text-input></text:p>
          </table:table-cell>
          <table:table-cell table:style-name="PersAusgaben.D1" office:value-type="string">
            <text:p text:style-name="P435"><text:span text:style-name="T5"><text:text-input text:description="">$d.DES</text:text-input></text:span></text:p>
          </table:table-cell>
          <table:table-cell table:style-name="PersAusgaben.B1" office:value-type="string">
            <text:p text:style-name="P428"><text:span text:style-name="T65"><text:text-input text:description="">$d.STANZCORSO</text:text-input></text:span><text:s/>€</text:p>
          </table:table-cell>
          <table:table-cell table:style-name="PersAusgaben.B1" office:value-type="string">
            <text:p text:style-name="P429"><text:span text:style-name="T65"><text:text-input text:description="">$d.PREV</text:text-input></text:span><text:s/>€</text:p>
          </table:table-cell>
          <table:table-cell table:style-name="PersAusgaben.B1" office:value-type="string">
            <text:p text:style-name="P429"><text:span text:style-name="T65"><text:text-input text:description="">$d.PREV1</text:text-input></text:span><text:s/>€</text:p>
          </table:table-cell>
          <table:table-cell table:style-name="PersAusgaben.B1" office:value-type="string">
            <text:p text:style-name="P429"><text:span text:style-name="T65"><text:text-input text:description="">$d.PREV2</text:text-input></text:span><text:s/>€</text:p>
          </table:table-cell>
        </table:table-row>
        <table:table-row table:style-name="PersAusgaben.1">
          <table:table-cell table:style-name="PersAusgaben.A3" office:value-type="string">
            <text:p text:style-name="P90">Anteil Personalkosten (Mac. 1) <text:line-break/> an laufenden Ausgaben </text:p>
          </table:table-cell>
          <table:table-cell table:style-name="PersAusgaben.B1" office:value-type="string">
            <text:p text:style-name="P91">quota delle spese per il personale (mac.1) sulle spese correnti</text:p>
          </table:table-cell>
          <table:table-cell table:style-name="PersAusgaben.B1" office:value-type="string">
            <text:p text:style-name="P92">%</text:p>
          </table:table-cell>
          <table:table-cell table:style-name="PersAusgaben.B1" office:value-type="string">
            <text:p text:style-name="P81">%</text:p>
          </table:table-cell>
          <table:table-cell table:style-name="PersAusgaben.B1" office:value-type="string">
            <text:p text:style-name="P81">%</text:p>
          </table:table-cell>
          <table:table-cell table:style-name="PersAusgaben.B1" office:value-type="string">
            <text:p text:style-name="P81">%</text:p>
          </table:table-cell>
        </table:table-row>
      </table:table>
      <text:p text:style-name="Standard"/>
      <table:table table:name="Tabelle20" table:style-name="Tabelle20">
        <table:table-column table:style-name="Tabelle20.A"/>
        <table:table-column table:style-name="Tabelle20.B"/>
        <table:table-row table:style-name="Tabelle20.1">
          <table:table-cell table:style-name="Tabelle20.A1" office:value-type="string">
            <text:p text:style-name="Standard">(Eventuell) Angaben zur Einhaltung der Best-immungen zum ethnischen Proporz: ……</text:p>
          </table:table-cell>
          <table:table-cell table:style-name="Tabelle20.A1" office:value-type="string">
            <text:p text:style-name="Standard">(Eventualmente) Note sul rispetto della pro-porzionale etnica: …</text:p>
          </table:table-cell>
        </table:table-row>
        <table:table-row table:style-name="Tabelle20.1">
          <table:table-cell table:style-name="Tabelle20.A1" office:value-type="string">
            <text:p text:style-name="P260"/>
          </table:table-cell>
          <table:table-cell table:style-name="Tabelle20.A1" office:value-type="string">
            <text:p text:style-name="P259"/>
          </table:table-cell>
        </table:table-row>
        <table:table-row table:style-name="Tabelle20.1">
          <table:table-cell table:style-name="Tabelle20.A1" office:value-type="string">
            <text:p text:style-name="ÜberschriftUnterstrichen">Ausgaben für Aufträge zur freiberuflichen Mitarbeit (Art. 46 Gesetz Nr. 133/08)</text:p>
          </table:table-cell>
          <table:table-cell table:style-name="Tabelle20.A1" office:value-type="string">
            <text:p text:style-name="ÜberschriftUnterstrichen">Spese per incarichi di collaborazione autonoma (art. 46 Legge n. 133/08)</text:p>
          </table:table-cell>
        </table:table-row>
        <table:table-row table:style-name="Tabelle20.1">
          <table:table-cell table:style-name="Tabelle20.A1" office:value-type="string">
            <text:p text:style-name="P227"><text:span text:style-name="T30">Es sind</text:span> <text:span text:style-name="T55">keine/folgende</text:span> <text:span text:style-name="T30">Aufträge für die freiberufliche Mitarbeit vorgesehen.</text:span> </text:p>
          </table:table-cell>
          <table:table-cell table:style-name="Tabelle20.A1" office:value-type="string">
            <text:p text:style-name="P195"><text:span text:style-name="T55">(Non)</text:span> <text:span text:style-name="T30">sono previsti</text:span> <text:span text:style-name="T55">(i seguenti)</text:span> <text:span text:style-name="T30">contratti di collaborazione autonoma.</text:span> </text:p>
          </table:table-cell>
        </table:table-row>
        <text:soft-page-break/>
        <table:table-row table:style-name="Tabelle20.1">
          <table:table-cell table:style-name="Tabelle20.A1" table:number-columns-spanned="2" office:value-type="string">
            <text:p text:style-name="P260"/>
            <table:table table:name="Tabelle70" table:style-name="Tabelle70">
              <table:table-column table:style-name="Tabelle70.A"/>
              <table:table-column table:style-name="Tabelle70.B"/>
              <table:table-column table:style-name="Tabelle70.C"/>
              <table:table-column table:style-name="Tabelle70.D"/>
              <table:table-column table:style-name="Tabelle70.E"/>
              <table:table-row table:style-name="Tabelle70.1">
                <table:table-cell table:style-name="Tabelle70.A1" office:value-type="string">
                  <text:p text:style-name="P68"/>
                </table:table-cell>
                <table:table-cell table:style-name="Tabelle70.B1" office:value-type="string">
                  <text:p text:style-name="P68"/>
                </table:table-cell>
                <table:table-cell table:style-name="Tabelle70.C1" office:value-type="string">
                  <text:p text:style-name="P38">2022</text:p>
                </table:table-cell>
                <table:table-cell table:style-name="Tabelle70.C1" office:value-type="string">
                  <text:p text:style-name="P38">2023</text:p>
                </table:table-cell>
                <table:table-cell table:style-name="Tabelle70.C1" office:value-type="string">
                  <text:p text:style-name="P38">2024</text:p>
                </table:table-cell>
              </table:table-row>
              <table:table-row table:style-name="Tabelle70.1">
                <table:table-cell table:style-name="Tabelle70.A2" office:value-type="string">
                  <text:p text:style-name="P44">….</text:p>
                </table:table-cell>
                <table:table-cell table:style-name="Tabelle70.C1" office:value-type="string">
                  <text:p text:style-name="P69">…</text:p>
                </table:table-cell>
                <table:table-cell table:style-name="Tabelle70.C1" office:value-type="string">
                  <text:p text:style-name="P71">€</text:p>
                </table:table-cell>
                <table:table-cell table:style-name="Tabelle70.C1" office:value-type="string">
                  <text:p text:style-name="P71">€</text:p>
                </table:table-cell>
                <table:table-cell table:style-name="Tabelle70.C1" office:value-type="string">
                  <text:p text:style-name="P71">€</text:p>
                </table:table-cell>
              </table:table-row>
              <table:table-row table:style-name="Tabelle70.1">
                <table:table-cell table:style-name="Tabelle70.A2" office:value-type="string">
                  <text:p text:style-name="P45">…</text:p>
                </table:table-cell>
                <table:table-cell table:style-name="Tabelle70.C1" office:value-type="string">
                  <text:p text:style-name="P70">…</text:p>
                </table:table-cell>
                <table:table-cell table:style-name="Tabelle70.C1" office:value-type="string">
                  <text:p text:style-name="P72">€</text:p>
                </table:table-cell>
                <table:table-cell table:style-name="Tabelle70.C1" office:value-type="string">
                  <text:p text:style-name="P72">€</text:p>
                </table:table-cell>
                <table:table-cell table:style-name="Tabelle70.C1" office:value-type="string">
                  <text:p text:style-name="P72">€</text:p>
                </table:table-cell>
              </table:table-row>
              <table:table-row table:style-name="Tabelle70.1">
                <table:table-cell table:style-name="Tabelle70.A2" office:value-type="string">
                  <text:p text:style-name="P45">…</text:p>
                </table:table-cell>
                <table:table-cell table:style-name="Tabelle70.C1" office:value-type="string">
                  <text:p text:style-name="P70">…</text:p>
                </table:table-cell>
                <table:table-cell table:style-name="Tabelle70.C1" office:value-type="string">
                  <text:p text:style-name="P72">€</text:p>
                </table:table-cell>
                <table:table-cell table:style-name="Tabelle70.C1" office:value-type="string">
                  <text:p text:style-name="P72">€</text:p>
                </table:table-cell>
                <table:table-cell table:style-name="Tabelle70.C1" office:value-type="string">
                  <text:p text:style-name="P72">€</text:p>
                </table:table-cell>
              </table:table-row>
              <table:table-row table:style-name="Tabelle70.1">
                <table:table-cell table:style-name="Tabelle70.A2" office:value-type="string">
                  <text:p text:style-name="P70">…</text:p>
                </table:table-cell>
                <table:table-cell table:style-name="Tabelle70.C1" office:value-type="string">
                  <text:p text:style-name="P70">…</text:p>
                </table:table-cell>
                <table:table-cell table:style-name="Tabelle70.C1" office:value-type="string">
                  <text:p text:style-name="P72">€</text:p>
                </table:table-cell>
                <table:table-cell table:style-name="Tabelle70.C1" office:value-type="string">
                  <text:p text:style-name="P72">€</text:p>
                </table:table-cell>
                <table:table-cell table:style-name="Tabelle70.C1" office:value-type="string">
                  <text:p text:style-name="P72">€</text:p>
                </table:table-cell>
              </table:table-row>
            </table:table>
            <text:p text:style-name="P227"/>
          </table:table-cell>
          <table:covered-table-cell/>
        </table:table-row>
        <table:table-row table:style-name="Tabelle20.1">
          <table:table-cell table:style-name="Tabelle20.A1" office:value-type="string">
            <text:p text:style-name="Standard"/>
          </table:table-cell>
          <table:table-cell table:style-name="Tabelle20.A1" office:value-type="string">
            <text:p text:style-name="Standard"/>
          </table:table-cell>
        </table:table-row>
        <table:table-row table:style-name="Tabelle20.1">
          <table:table-cell table:style-name="Tabelle20.A1" office:value-type="string">
            <text:p text:style-name="Standard">Diesbezüglich wird Folgendes bemerkt:</text:p>
            <text:p text:style-name="Standard">…</text:p>
          </table:table-cell>
          <table:table-cell table:style-name="Tabelle20.A1" office:value-type="string">
            <text:p text:style-name="Standard">In merito a ciò si osserva:</text:p>
            <text:p text:style-name="Standard">…</text:p>
          </table:table-cell>
        </table:table-row>
        <table:table-row table:style-name="Tabelle20.1">
          <table:table-cell table:style-name="Tabelle20.A1" office:value-type="string">
            <text:p text:style-name="P260"/>
          </table:table-cell>
          <table:table-cell table:style-name="Tabelle20.A1" office:value-type="string">
            <text:p text:style-name="P259"/>
          </table:table-cell>
        </table:table-row>
        <table:table-row table:style-name="Tabelle20.1">
          <table:table-cell table:style-name="Tabelle20.A1" office:value-type="string">
            <text:h text:style-name="P394" text:outline-level="2">RÜCKLAGEN</text:h>
          </table:table-cell>
          <table:table-cell table:style-name="Tabelle20.A1" office:value-type="string">
            <text:h text:style-name="P394" text:outline-level="2">ACCANTONAMENTI</text:h>
          </table:table-cell>
        </table:table-row>
        <table:table-row table:style-name="Tabelle20.1">
          <table:table-cell table:style-name="Tabelle20.A1" office:value-type="string">
            <text:p text:style-name="ÜberschriftUnterstrichen">Reservefond</text:p>
          </table:table-cell>
          <table:table-cell table:style-name="Tabelle20.A1" office:value-type="string">
            <text:p text:style-name="ÜberschriftUnterstrichen">Fondo di riserva</text:p>
          </table:table-cell>
        </table:table-row>
        <table:table-row table:style-name="Tabelle20.1">
          <table:table-cell table:style-name="Tabelle20.A1" office:value-type="string">
            <text:p text:style-name="P239">Der Ansatz des Reservefonds gemäß Art. 166 des Einheitstextes GvD vom 18.08.2000 Nr. 267 liegt innerhalb der vorgesehenen Grenzen (von 0,3%/0,45% bis 2% der gesamten laufenden Ausgaben).</text:p>
          </table:table-cell>
          <table:table-cell table:style-name="Tabelle20.A1" office:value-type="string">
            <text:p text:style-name="P208">In base all’art. 166 del Testo unico, d.lgs. del 18.08.2000 n. 267 la consistenza del fondo di riserva rientra nei limiti previsti (dallo 0,3%/0,45% al 2% del totale delle spese correnti).</text:p>
          </table:table-cell>
        </table:table-row>
        <table:table-row table:style-name="Tabelle20.1">
          <table:table-cell table:style-name="Tabelle20.A1" office:value-type="string">
            <text:p text:style-name="P239">Der Reservefond wird wie folgt angesetzt:</text:p>
          </table:table-cell>
          <table:table-cell table:style-name="Tabelle20.A1" office:value-type="string">
            <text:p text:style-name="P208">Il fondo di riserva viene stanziato come segue:</text:p>
          </table:table-cell>
        </table:table-row>
        <table:table-row table:style-name="Tabelle20.1">
          <table:table-cell table:style-name="Tabelle20.A1" table:number-columns-spanned="2" office:value-type="string">
            <text:p text:style-name="P227"/>
            <table:table table:name="Reservefond" table:style-name="Reservefond">
              <table:table-column table:style-name="Reservefond.A"/>
              <table:table-column table:style-name="Reservefond.B"/>
              <table:table-column table:style-name="Reservefond.C" table:number-columns-repeated="2"/>
              <table:table-column table:style-name="Reservefond.E"/>
              <table:table-row table:style-name="TableLine94441564725504">
                <table:table-cell table:style-name="Reservefond.A1" office:value-type="string">
                  <text:p text:style-name="P326"/>
                </table:table-cell>
                <table:table-cell table:style-name="Reservefond.A1" office:value-type="string">
                  <text:p text:style-name="P324"/>
                </table:table-cell>
                <table:table-cell table:style-name="Reservefond.C1" office:value-type="string">
                  <text:p text:style-name="P323"><text:text-input text:description="">$report.reportYear</text:text-input></text:p>
                </table:table-cell>
                <table:table-cell table:style-name="Reservefond.C1" office:value-type="string">
                  <text:p text:style-name="P323"><text:text-input text:description="">$report.reportYearPlus1</text:text-input></text:p>
                </table:table-cell>
                <table:table-cell table:style-name="Reservefond.E1" office:value-type="string">
                  <text:p text:style-name="P323"><text:text-input text:description="">$report.reportYearPlus2</text:text-input></text:p>
                </table:table-cell>
              </table:table-row>
              <table:table-row table:style-name="TableLine94441564789696">
                <table:table-cell table:style-name="Reservefond.A2" office:value-type="string">
                  <text:p text:style-name="P325"><text:s/>Laufende Ausgaben </text:p>
                </table:table-cell>
                <table:table-cell table:style-name="Reservefond.A2" office:value-type="string">
                  <text:p text:style-name="P322">Spese correnti</text:p>
                </table:table-cell>
                <table:table-cell table:style-name="Reservefond.A2" office:value-type="string">
                  <text:p text:style-name="P294"><text:text-input text:description="">#set ( $d = $Reservefond )
$d[0].PREV</text:text-input><text:s/><text:span text:style-name="T42">€</text:span> </text:p>
                </table:table-cell>
                <table:table-cell table:style-name="Reservefond.A2" office:value-type="string">
                  <text:p text:style-name="P294"><text:span text:style-name="T42"><text:text-input text:description="">$d[0].PREV1</text:text-input></text:span><text:span text:style-name="T42"><text:s/>€</text:span> </text:p>
                </table:table-cell>
                <table:table-cell table:style-name="Reservefond.E2" office:value-type="string">
                  <text:p text:style-name="P297"><text:span text:style-name="T42"><text:text-input text:description="">$d[0].PREV2</text:text-input></text:span><text:span text:style-name="T42"><text:s/>€</text:span> </text:p>
                </table:table-cell>
              </table:table-row>
              <table:table-row table:style-name="TableLine94441564792928">
                <table:table-cell table:style-name="Reservefond.A2" office:value-type="string">
                  <text:p text:style-name="P325">Reservefond für laufende Ausgaben</text:p>
                </table:table-cell>
                <table:table-cell table:style-name="Reservefond.A2" office:value-type="string">
                  <text:p text:style-name="P322">Fondo riserva per spese correnti</text:p>
                </table:table-cell>
                <table:table-cell table:style-name="Reservefond.A2" office:value-type="string">
                  <text:p text:style-name="P425"><text:span text:style-name="T12"><text:text-input text:description="">$d[1].PREV</text:text-input></text:span><text:span text:style-name="T12"><text:s/>€</text:span> </text:p>
                </table:table-cell>
                <table:table-cell table:style-name="Reservefond.A2" office:value-type="string">
                  <text:p text:style-name="P294"><text:span text:style-name="T42"><text:text-input text:description="">$d[1].PREV1</text:text-input></text:span><text:span text:style-name="T42"><text:s/>€</text:span> </text:p>
                </table:table-cell>
                <table:table-cell table:style-name="Reservefond.E2" office:value-type="string">
                  <text:p text:style-name="P297"><text:span text:style-name="T42"><text:text-input text:description="">$d[1].PREV2</text:text-input></text:span><text:span text:style-name="T42"><text:s/>€</text:span> </text:p>
                </table:table-cell>
              </table:table-row>
              <table:table-row table:style-name="TableLine94441564793920">
                <table:table-cell table:style-name="Reservefond.A2" office:value-type="string">
                  <text:p text:style-name="P325">Prozentsatz der laufenden Ausgaben</text:p>
                </table:table-cell>
                <table:table-cell table:style-name="Reservefond.A2" office:value-type="string">
                  <text:p text:style-name="P322">Percentuale delle spese correnti</text:p>
                </table:table-cell>
                <table:table-cell table:style-name="Reservefond.C4" table:formula="ooow:&lt;C3&gt;/&lt;C2&gt;" office:value-type="percentage" office:value="1.7976931348623157E+308">
                  <text:p text:style-name="P321">** Expression is faulty **</text:p>
                </table:table-cell>
                <table:table-cell table:style-name="Reservefond.C4" table:formula="ooow:&lt;D3&gt;/&lt;D2&gt;" office:value-type="percentage" office:value="1.7976931348623157E+308">
                  <text:p text:style-name="P321">** Expression is faulty **</text:p>
                </table:table-cell>
                <table:table-cell table:style-name="Reservefond.E4" table:formula="ooow:&lt;E3&gt;/&lt;E2&gt;" office:value-type="percentage" office:value="1.7976931348623157E+308">
                  <text:p text:style-name="P321">** Expression is faulty **</text:p>
                </table:table-cell>
              </table:table-row>
            </table:table>
            <text:p text:style-name="P227"/>
            <text:p text:style-name="P227"/>
          </table:table-cell>
          <table:covered-table-cell/>
        </table:table-row>
        <table:table-row table:style-name="Tabelle20.1">
          <table:table-cell table:style-name="Tabelle20.A1" office:value-type="string">
            <text:p text:style-name="P232">Reservefond für Kassagebarung</text:p>
          </table:table-cell>
          <table:table-cell table:style-name="Tabelle20.A1" office:value-type="string">
            <text:p text:style-name="P209">Fondo di riserva per la cassa</text:p>
          </table:table-cell>
        </table:table-row>
        <table:table-row table:style-name="Tabelle20.1">
          <table:table-cell table:style-name="Tabelle20.A1" office:value-type="string">
            <text:p text:style-name="P239">Der Kassenreservefonds wurde gemäß Art. 166 des Einheitstextes, GvD Nr. 267 vom 18.08.2000 angesetzt:</text:p>
          </table:table-cell>
          <table:table-cell table:style-name="Tabelle20.A1" office:value-type="string">
            <text:p text:style-name="P208">Il Fondo di riserva di cassa è stato stanziato in base all’art. 166 del Testo unico, d.lgs. n. 267 del 18/08/2000:</text:p>
          </table:table-cell>
        </table:table-row>
        <table:table-row table:style-name="Tabelle20.1">
          <table:table-cell table:style-name="Tabelle20.A1" table:number-columns-spanned="2" office:value-type="string">
            <text:p text:style-name="P227"/>
            <table:table table:name="Kassenreservefond" table:style-name="Kassenreservefond">
              <table:table-column table:style-name="Kassenreservefond.A"/>
              <table:table-column table:style-name="Kassenreservefond.B"/>
              <table:table-column table:style-name="Kassenreservefond.C"/>
              <table:table-column table:style-name="Kassenreservefond.D"/>
              <table:table-column table:style-name="Kassenreservefond.E"/>
              <table:table-row table:style-name="Kassenreservefond.1">
                <table:table-cell table:style-name="Kassenreservefond.A1" office:value-type="string">
                  <text:p text:style-name="P59"><text:soft-page-break/>Jahr</text:p>
                  <text:p text:style-name="P59">Anno</text:p>
                </table:table-cell>
                <table:table-cell table:style-name="Kassenreservefond.B1" office:value-type="string">
                  <text:p text:style-name="P59">Abschließende Ausgaben</text:p>
                  <text:p text:style-name="P59">Spese finali</text:p>
                </table:table-cell>
                <table:table-cell table:style-name="Kassenreservefond.B1" office:value-type="string">
                  <text:p text:style-name="P40">Min. 0,20%</text:p>
                </table:table-cell>
                <table:table-cell table:style-name="Kassenreservefond.B1" office:value-type="string">
                  <text:p text:style-name="P59">Kassenreservefonds</text:p>
                  <text:p text:style-name="P59">Fondo di riserva di cassa</text:p>
                </table:table-cell>
                <table:table-cell table:style-name="Kassenreservefond.B1" office:value-type="string">
                  <text:p text:style-name="P40">%</text:p>
                </table:table-cell>
              </table:table-row>
              <table:table-row table:style-name="Kassenreservefond.2">
                <table:table-cell table:style-name="Kassenreservefond.A1" office:value-type="string">
                  <text:p text:style-name="P89">QF_ANNO</text:p>
                </table:table-cell>
                <table:table-cell table:style-name="Kassenreservefond.B1" office:value-type="string">
                  <text:p text:style-name="P77">QF_PREV €</text:p>
                </table:table-cell>
                <table:table-cell table:style-name="Kassenreservefond.B1" office:value-type="string">
                  <text:p text:style-name="P78">QF_MIND €</text:p>
                </table:table-cell>
                <table:table-cell table:style-name="Kassenreservefond.B1" office:value-type="string">
                  <text:p text:style-name="P78">QF_CASSA_CAP €</text:p>
                </table:table-cell>
                <table:table-cell table:style-name="Kassenreservefond.B1" office:value-type="string">
                  <text:p text:style-name="P75">QF_PROZ %</text:p>
                </table:table-cell>
              </table:table-row>
            </table:table>
            <text:p text:style-name="Standard"/>
            <text:p text:style-name="P227"/>
          </table:table-cell>
          <table:covered-table-cell/>
        </table:table-row>
        <table:table-row table:style-name="Tabelle20.1">
          <table:table-cell table:style-name="Tabelle20.A1" office:value-type="string">
            <text:p text:style-name="P227"/>
          </table:table-cell>
          <table:table-cell table:style-name="Tabelle20.A1" office:value-type="string">
            <text:p text:style-name="P195"/>
          </table:table-cell>
        </table:table-row>
        <table:table-row table:style-name="Tabelle20.1">
          <table:table-cell table:style-name="Tabelle20.A1" office:value-type="string">
            <text:p text:style-name="P260">Fond für zweifelhafte und schwereinbringliche Forderung</text:p>
          </table:table-cell>
          <table:table-cell table:style-name="Tabelle20.A1" office:value-type="string">
            <text:p text:style-name="P259">Fondo crediti di dubbia e difficile esigibilità</text:p>
          </table:table-cell>
        </table:table-row>
        <table:table-row table:style-name="Tabelle20.1">
          <table:table-cell table:style-name="Tabelle20.A1" office:value-type="string">
            <text:p text:style-name="P227">Der Fond berücksichtigt die Feststellungen und entsprechenden Einhebungen im letzten Fünfjahreszeitraum. Der Fond berücksichtigt nicht folgende Einnahmen:</text:p>
          </table:table-cell>
          <table:table-cell table:style-name="Tabelle20.A1" office:value-type="string">
            <text:p text:style-name="P195">Il fondo tiene conto degli accertamenti e degli relativi incassi nell’ultimo quinquennio. Il fondo non viene calcolato per le seguenti entrate:</text:p>
          </table:table-cell>
        </table:table-row>
        <table:table-row table:style-name="Tabelle20.1">
          <table:table-cell table:style-name="Tabelle20.A1" office:value-type="string">
            <text:list xml:id="list164529174254573" text:style-name="minus">
              <text:list-item>
                <text:p text:style-name="P398">Forderung an andere Körperschaften</text:p>
              </text:list-item>
            </text:list>
          </table:table-cell>
          <table:table-cell table:style-name="Tabelle20.A1" office:value-type="string">
            <text:list xml:id="list164258810653568" text:continue-numbering="true" text:style-name="minus">
              <text:list-item>
                <text:p text:style-name="P402">crediti da altre amministrazioni</text:p>
              </text:list-item>
            </text:list>
          </table:table-cell>
        </table:table-row>
        <table:table-row table:style-name="Tabelle20.1">
          <table:table-cell table:style-name="Tabelle20.A1" office:value-type="string">
            <text:list xml:id="list164259506002317" text:continue-numbering="true" text:style-name="minus">
              <text:list-item>
                <text:p text:style-name="P398">durch Garantien gesicherte Forderungen</text:p>
              </text:list-item>
            </text:list>
          </table:table-cell>
          <table:table-cell table:style-name="Tabelle20.A1" office:value-type="string">
            <text:list xml:id="list164260527798932" text:continue-numbering="true" text:style-name="minus">
              <text:list-item>
                <text:p text:style-name="P402">crediti assistiti da fideiussione</text:p>
              </text:list-item>
            </text:list>
          </table:table-cell>
        </table:table-row>
        <table:table-row table:style-name="Tabelle20.1">
          <table:table-cell table:style-name="Tabelle20.A1" office:value-type="string">
            <text:list xml:id="list164258789223115" text:continue-numbering="true" text:style-name="minus">
              <text:list-item>
                <text:p text:style-name="P398">Steuereinnahmen, die bei Einhebung <text:span text:style-name="T32">festgestellt</text:span> werden </text:p>
              </text:list-item>
            </text:list>
          </table:table-cell>
          <table:table-cell table:style-name="Tabelle20.A1" office:value-type="string">
            <text:list xml:id="list164260297362223" text:continue-numbering="true" text:style-name="minus">
              <text:list-item>
                <text:p text:style-name="P402">entrate tributarie accertate per cassa</text:p>
              </text:list-item>
            </text:list>
          </table:table-cell>
        </table:table-row>
        <table:table-row table:style-name="Tabelle20.1">
          <table:table-cell table:style-name="Tabelle20.A1" office:value-type="string">
            <text:list xml:id="list164259410920430" text:continue-numbering="true" text:style-name="minus">
              <text:list-item>
                <text:p text:style-name="P398">Einhebungen für andere Körperschaften</text:p>
              </text:list-item>
            </text:list>
          </table:table-cell>
          <table:table-cell table:style-name="Tabelle20.A1" office:value-type="string">
            <text:list xml:id="list164260777854709" text:continue-numbering="true" text:style-name="minus">
              <text:list-item>
                <text:p text:style-name="P402">entrate riscosse per altri enti</text:p>
              </text:list-item>
            </text:list>
          </table:table-cell>
        </table:table-row>
        <table:table-row table:style-name="Tabelle20.1">
          <table:table-cell table:style-name="Tabelle20.A1" office:value-type="string">
            <text:p text:style-name="P239">Der Durchschnitt ist mit dem einfachen Durchschnitt berechnet worden (Verhältnis zwischen der Summe der Einnahmen und den Feststellungen des jeweiligen Jahres).</text:p>
          </table:table-cell>
          <table:table-cell table:style-name="Tabelle20.A1" office:value-type="string">
            <text:p text:style-name="P208">La media di riscossione è stata calcolata applicando la media semplice (rapporto tra la sommatoria degli incassi ed accertamenti del relativo anno).</text:p>
          </table:table-cell>
        </table:table-row>
        <table:table-row table:style-name="Tabelle20.1">
          <table:table-cell table:style-name="Tabelle20.A1" office:value-type="string">
            <text:p text:style-name="P227"><text:span text:style-name="T36">Der Fond muss getrennt für laufende Einnahmen und Einnahmen auf Kapitalkonto ermittelt werden und</text:span> beläuft sich für die Jahre 2022, 2023 und 2024: </text:p>
          </table:table-cell>
          <table:table-cell table:style-name="Tabelle20.A1" office:value-type="string">
            <text:p text:style-name="P195"><text:span text:style-name="T36">Il fondo deve essere articolato distintamente tra entrate correnti ed entrate in conto capitale</text:span> e per gli anni 2022, 2023 e 2024 ammonta a: </text:p>
          </table:table-cell>
        </table:table-row>
        <table:table-row table:style-name="Tabelle20.1">
          <table:table-cell table:style-name="Tabelle20.A1" office:value-type="string">
            <text:p text:style-name="P227"/>
          </table:table-cell>
          <table:table-cell table:style-name="Tabelle20.A1" office:value-type="string">
            <text:p text:style-name="P195"/>
          </table:table-cell>
        </table:table-row>
      </table:table>
      <text:p text:style-name="P251"><text:s/></text:p>
      <table:table table:name="FCDE_A" table:style-name="FCDE_5f_A">
        <table:table-column table:style-name="FCDE_5f_A.A" table:number-columns-repeated="2"/>
        <table:table-column table:style-name="FCDE_5f_A.C" table:number-columns-repeated="2"/>
        <table:table-column table:style-name="FCDE_5f_A.E"/>
        <table:table-row table:style-name="FCDE_5f_A.1">
          <table:table-cell table:style-name="FCDE_5f_A.A1" office:value-type="string">
            <text:p text:style-name="P13"/>
          </table:table-cell>
          <table:table-cell table:style-name="FCDE_5f_A.B1" office:value-type="string">
            <text:p text:style-name="P13"/>
          </table:table-cell>
          <table:table-cell table:style-name="FCDE_5f_A.C1" office:value-type="string">
            <text:p text:style-name="P258"><text:text-input text:description="">$report.reportYear</text:text-input></text:p>
          </table:table-cell>
          <table:table-cell table:style-name="FCDE_5f_A.D1" office:value-type="string">
            <text:p text:style-name="P258"><text:text-input text:description="">$report.reportYearPlus1</text:text-input></text:p>
          </table:table-cell>
          <table:table-cell table:style-name="FCDE_5f_A.D1" office:value-type="string">
            <text:p text:style-name="P258"><text:text-input text:description="">$report.reportYearPlus2</text:text-input></text:p>
          </table:table-cell>
        </table:table-row>
        <table:table-row table:style-name="FCDE_5f_A.1">
          <table:table-cell table:style-name="FCDE_5f_A.A2" office:value-type="string">
            <text:p text:style-name="P257">QF_DES1</text:p>
          </table:table-cell>
          <table:table-cell table:style-name="FCDE_5f_A.C1" office:value-type="string">
            <text:p text:style-name="P257">QF_DES</text:p>
          </table:table-cell>
          <table:table-cell table:style-name="FCDE_5f_A.C1" office:value-type="string">
            <text:p text:style-name="P256">QF_PREV €</text:p>
          </table:table-cell>
          <table:table-cell table:style-name="FCDE_5f_A.D1" office:value-type="string">
            <text:p text:style-name="P256">QF_PREV1 €</text:p>
          </table:table-cell>
          <table:table-cell table:style-name="FCDE_5f_A.D1" office:value-type="string">
            <text:p text:style-name="P256">QF_PREV2 €</text:p>
          </table:table-cell>
        </table:table-row>
      </table:table>
      <text:p text:style-name="Standard"/>
      <text:p text:style-name="Standard"/>
      <table:table table:name="Tabelle54" table:style-name="Tabelle54">
        <table:table-column table:style-name="Tabelle54.A"/>
        <table:table-column table:style-name="Tabelle54.B"/>
        <table:table-row table:style-name="Tabelle54.1">
          <table:table-cell table:style-name="Tabelle54.A1" office:value-type="string">
            <text:p text:style-name="Standard">Diesbezüglich wird Folgendes bemerkt:</text:p>
            <text:p text:style-name="Standard"><text:s text:c="2"/></text:p>
          </table:table-cell>
          <table:table-cell table:style-name="Tabelle54.A1" office:value-type="string">
            <text:p text:style-name="Standard">In merito a ciò si osserva:</text:p>
          </table:table-cell>
        </table:table-row>
        <table:table-row table:style-name="Tabelle54.1">
          <table:table-cell table:style-name="Tabelle54.A1" office:value-type="string">
            <text:p text:style-name="P260"/>
          </table:table-cell>
          <table:table-cell table:style-name="Tabelle54.A1" office:value-type="string">
            <text:p text:style-name="P259"/>
          </table:table-cell>
        </table:table-row>
        <table:table-row table:style-name="Tabelle54.1">
          <table:table-cell table:style-name="Tabelle54.A1" office:value-type="string">
            <text:p text:style-name="P260">Reservefond für potenzielle Ausgaben</text:p>
          </table:table-cell>
          <table:table-cell table:style-name="Tabelle54.A1" office:value-type="string">
            <text:p text:style-name="P259">Fondo per spese potenziali</text:p>
          </table:table-cell>
        </table:table-row>
        <text:soft-page-break/>
        <table:table-row table:style-name="Tabelle54.1">
          <table:table-cell table:style-name="Tabelle54.A1" office:value-type="string">
            <text:p text:style-name="P227">Für folgende Risiken wurde ein Fond angelegt:</text:p>
          </table:table-cell>
          <table:table-cell table:style-name="Tabelle54.A1" office:value-type="string">
            <text:p text:style-name="P195">Per i seguenti rischi sono stati previsti fondi:</text:p>
          </table:table-cell>
        </table:table-row>
      </table:table>
      <text:p text:style-name="Standard"/>
      <table:table table:name="RFond_pot_A" table:style-name="RFond_5f_pot_5f_A">
        <table:table-column table:style-name="RFond_5f_pot_5f_A.A"/>
        <table:table-column table:style-name="RFond_5f_pot_5f_A.B"/>
        <table:table-column table:style-name="RFond_5f_pot_5f_A.C" table:number-columns-repeated="2"/>
        <table:table-column table:style-name="RFond_5f_pot_5f_A.E"/>
        <table:table-row table:style-name="TableLine94441564875936">
          <table:table-cell table:style-name="RFond_5f_pot_5f_A.A1" office:value-type="string">
            <text:p text:style-name="P329"/>
          </table:table-cell>
          <table:table-cell table:style-name="RFond_5f_pot_5f_A.A1" office:value-type="string">
            <text:p text:style-name="P344"/>
          </table:table-cell>
          <table:table-cell table:style-name="RFond_5f_pot_5f_A.C1" office:value-type="string">
            <text:p text:style-name="P342"><text:text-input text:description="">$report.reportYear</text:text-input></text:p>
          </table:table-cell>
          <table:table-cell table:style-name="RFond_5f_pot_5f_A.C1" office:value-type="string">
            <text:p text:style-name="P342"><text:text-input text:description="">$report.reportYearPlus1</text:text-input></text:p>
          </table:table-cell>
          <table:table-cell table:style-name="RFond_5f_pot_5f_A.E1" office:value-type="string">
            <text:p text:style-name="P342"><text:text-input text:description="">$report.reportYearPlus2</text:text-input></text:p>
          </table:table-cell>
        </table:table-row>
        <table:table-row table:style-name="TableLine94441564898944">
          <table:table-cell table:style-name="RFond_5f_pot_5f_A.A2" office:value-type="string">
            <text:p text:style-name="P334">QF_DES1</text:p>
          </table:table-cell>
          <table:table-cell table:style-name="RFond_5f_pot_5f_A.A2" office:value-type="string">
            <text:p text:style-name="P346">QF_DES</text:p>
          </table:table-cell>
          <table:table-cell table:style-name="RFond_5f_pot_5f_A.A2" office:value-type="string">
            <text:p text:style-name="P341">QF_PREV €</text:p>
          </table:table-cell>
          <table:table-cell table:style-name="RFond_5f_pot_5f_A.A2" office:value-type="string">
            <text:p text:style-name="P341">QF_PREV1 €</text:p>
          </table:table-cell>
          <table:table-cell table:style-name="RFond_5f_pot_5f_A.E2" office:value-type="string">
            <text:p text:style-name="P341">QF_PREV2 €</text:p>
          </table:table-cell>
        </table:table-row>
        <table:table-row table:style-name="TableLine94441564901888">
          <table:table-cell table:style-name="RFond_5f_pot_5f_A.A2" office:value-type="string">
            <text:p text:style-name="P330">Gesamt</text:p>
          </table:table-cell>
          <table:table-cell table:style-name="RFond_5f_pot_5f_A.A2" office:value-type="string">
            <text:p text:style-name="P344">Complessivo</text:p>
          </table:table-cell>
          <table:table-cell table:style-name="RFond_5f_pot_5f_A.A2" office:value-type="string">
            <text:p text:style-name="P345">€</text:p>
          </table:table-cell>
          <table:table-cell table:style-name="RFond_5f_pot_5f_A.A2" office:value-type="string">
            <text:p text:style-name="P345">€</text:p>
          </table:table-cell>
          <table:table-cell table:style-name="RFond_5f_pot_5f_A.E2" office:value-type="string">
            <text:p text:style-name="P345">€</text:p>
          </table:table-cell>
        </table:table-row>
      </table:table>
      <text:p text:style-name="Standard"/>
      <table:table table:name="Tabelle43" table:style-name="Tabelle43">
        <table:table-column table:style-name="Tabelle43.A"/>
        <table:table-column table:style-name="Tabelle43.B"/>
        <table:table-row table:style-name="Tabelle43.1">
          <table:table-cell table:style-name="Tabelle43.A1" office:value-type="string">
            <text:p text:style-name="Standard">Diesbezüglich wird Folgendes bemerkt:</text:p>
            <text:p text:style-name="Standard">…</text:p>
          </table:table-cell>
          <table:table-cell table:style-name="Tabelle43.A1" office:value-type="string">
            <text:p text:style-name="Standard">In merito a ciò si osserva:</text:p>
            <text:p text:style-name="Standard">…</text:p>
          </table:table-cell>
        </table:table-row>
        <table:table-row table:style-name="Tabelle43.1">
          <table:table-cell table:style-name="Tabelle43.A1" office:value-type="string">
            <text:p text:style-name="P260"/>
          </table:table-cell>
          <table:table-cell table:style-name="Tabelle43.A1" office:value-type="string">
            <text:p text:style-name="P259"/>
          </table:table-cell>
        </table:table-row>
        <table:table-row table:style-name="Tabelle43.1">
          <table:table-cell table:style-name="Tabelle43.A1" office:value-type="string">
            <text:p text:style-name="P260">Auslagerung von Diensten</text:p>
          </table:table-cell>
          <table:table-cell table:style-name="Tabelle43.A1" office:value-type="string">
            <text:p text:style-name="P259">Esternalizzazione di servizi</text:p>
          </table:table-cell>
        </table:table-row>
        <table:table-row table:style-name="Tabelle43.1">
          <table:table-cell table:style-name="Tabelle43.A1" office:value-type="string">
            <text:p text:style-name="P239">Es ist keine Auslagerung von Diensten vorgesehen.</text:p>
          </table:table-cell>
          <table:table-cell table:style-name="Tabelle43.A1" office:value-type="string">
            <text:p text:style-name="P208">Non sono previste esternalizzazioni di servizi.</text:p>
          </table:table-cell>
        </table:table-row>
        <table:table-row table:style-name="Tabelle43.1">
          <table:table-cell table:style-name="Tabelle43.A1" office:value-type="string">
            <text:p text:style-name="P237">oder</text:p>
          </table:table-cell>
          <table:table-cell table:style-name="Tabelle43.A1" office:value-type="string">
            <text:p text:style-name="P205">oppure</text:p>
          </table:table-cell>
        </table:table-row>
        <table:table-row table:style-name="Tabelle43.1">
          <table:table-cell table:style-name="Tabelle43.A1" office:value-type="string">
            <text:p text:style-name="P227">Folgende Dienste, die im laufenden Jahr noch mit eigenem Personal durchgeführt werden, sollen im nächsten Jahr ausgelagert werden. Dementsprechend ist im Sinne des Art. 2, Abs. 2 des L.g. Nr.12/2007 der Stellenplan abzuändern.</text:p>
          </table:table-cell>
          <table:table-cell table:style-name="Tabelle43.A1" office:value-type="string">
            <text:p text:style-name="P195">Per i seguenti servizi che l’anno corrente vengono gestiti ancora con personale proprio è previsto l’esternalizzazione. Pertanto ai sensi dell’art. 2, co. 2 della L.P. n. 12/2007 dovrà essere rideterminata la dotazione organica.</text:p>
          </table:table-cell>
        </table:table-row>
        <table:table-row table:style-name="Tabelle43.1">
          <table:table-cell table:style-name="Tabelle43.A1" office:value-type="string">
            <text:p text:style-name="P227">------------------------------</text:p>
          </table:table-cell>
          <table:table-cell table:style-name="Tabelle43.A1" office:value-type="string">
            <text:p text:style-name="P195">------------------------------</text:p>
          </table:table-cell>
        </table:table-row>
        <table:table-row table:style-name="Tabelle43.1">
          <table:table-cell table:style-name="Tabelle43.A1" office:value-type="string">
            <text:p text:style-name="P227">Die für die auszulagernden Dienste vorgesehenen Ausgaben zu Lasten des Haushaltes belaufen sich auf ________ € und sind wie folgt vorgesehen:</text:p>
          </table:table-cell>
          <table:table-cell table:style-name="Tabelle43.A1" office:value-type="string">
            <text:p text:style-name="P195">L’onere a carico del bilancio del Comune per i servizi da esternalizzare ammonta a € ________ ed è così previsto:</text:p>
          </table:table-cell>
        </table:table-row>
        <table:table-row table:style-name="Tabelle43.1">
          <table:table-cell table:style-name="Tabelle43.A1" office:value-type="string">
            <text:p text:style-name="P227">------------------------------</text:p>
          </table:table-cell>
          <table:table-cell table:style-name="Tabelle43.A1" office:value-type="string">
            <text:p text:style-name="P195">------------------------------</text:p>
          </table:table-cell>
        </table:table-row>
        <table:table-row table:style-name="Tabelle43.1">
          <table:table-cell table:style-name="Tabelle43.A1" office:value-type="string">
            <text:p text:style-name="P260">Neue Dienste</text:p>
          </table:table-cell>
          <table:table-cell table:style-name="Tabelle43.A1" office:value-type="string">
            <text:p text:style-name="P259">Nuovi servizi</text:p>
          </table:table-cell>
        </table:table-row>
        <table:table-row table:style-name="Tabelle43.1">
          <table:table-cell table:style-name="Tabelle43.A1" office:value-type="string">
            <text:p text:style-name="P227">Es ist keine Einführung von neuen Diensten vorgesehen.</text:p>
          </table:table-cell>
          <table:table-cell table:style-name="Tabelle43.A1" office:value-type="string">
            <text:p text:style-name="P195">Non è prevista l’istituzione di nuovi servizi.</text:p>
          </table:table-cell>
        </table:table-row>
        <table:table-row table:style-name="Tabelle43.1">
          <table:table-cell table:style-name="Tabelle43.A1" office:value-type="string">
            <text:p text:style-name="P237">oder</text:p>
          </table:table-cell>
          <table:table-cell table:style-name="Tabelle43.A1" office:value-type="string">
            <text:p text:style-name="P205">oppure</text:p>
          </table:table-cell>
        </table:table-row>
        <table:table-row table:style-name="Tabelle43.1">
          <table:table-cell table:style-name="Tabelle43.A1" office:value-type="string">
            <text:p text:style-name="P227">Für folgende neue Dienste sind die entsprechenden Ausgaben im Haushaltsvoranschlag veran <text:s text:c="2"/>schlagt. </text:p>
          </table:table-cell>
          <table:table-cell table:style-name="Tabelle43.A1" office:value-type="string">
            <text:p text:style-name="P195">Per i seguenti nuovi servizi sono stanziati le relative spese nel bilancio di previsione.</text:p>
          </table:table-cell>
        </table:table-row>
        <table:table-row table:style-name="Tabelle43.1">
          <table:table-cell table:style-name="Tabelle43.A1" office:value-type="string">
            <text:p text:style-name="P227">------------------------------</text:p>
          </table:table-cell>
          <table:table-cell table:style-name="Tabelle43.A1" office:value-type="string">
            <text:p text:style-name="P195">------------------------------</text:p>
          </table:table-cell>
        </table:table-row>
        <table:table-row table:style-name="Tabelle43.1">
          <table:table-cell table:style-name="Tabelle43.A1" office:value-type="string">
            <text:p text:style-name="P260">Beteiligungen</text:p>
          </table:table-cell>
          <table:table-cell table:style-name="Tabelle43.A1" office:value-type="string">
            <text:p text:style-name="P259">Partecipazioni</text:p>
          </table:table-cell>
        </table:table-row>
        <text:soft-page-break/>
        <table:table-row table:style-name="Tabelle43.1">
          <table:table-cell table:style-name="Tabelle43.A1" office:value-type="string">
            <text:p text:style-name="P194">Die var_Gemeinde besitzt folgende Beteiligungen:</text:p>
            <text:p text:style-name="P194"/>
          </table:table-cell>
          <table:table-cell table:style-name="Tabelle43.A1" office:value-type="string">
            <text:p text:style-name="P194">Il var_Comune detiene le seguenti partecipazioni:</text:p>
          </table:table-cell>
        </table:table-row>
        <table:table-row table:style-name="Tabelle43.1">
          <table:table-cell table:style-name="Tabelle43.A1" office:value-type="string">
            <text:p text:style-name="P235">Direkte Beteiligungen</text:p>
          </table:table-cell>
          <table:table-cell table:style-name="Tabelle43.A1" office:value-type="string">
            <text:p text:style-name="P203">Partecipazioni dirette</text:p>
          </table:table-cell>
        </table:table-row>
        <table:table-row table:style-name="Tabelle43.1">
          <table:table-cell table:style-name="Tabelle43.A1" table:number-columns-spanned="2" office:value-type="string">
            <text:p text:style-name="P227"/>
            <table:table table:name="BetDirekt" table:style-name="BetDirekt">
              <table:table-column table:style-name="BetDirekt.A"/>
              <table:table-column table:style-name="BetDirekt.B"/>
              <table:table-column table:style-name="BetDirekt.C"/>
              <table:table-row table:style-name="BetDirekt.1">
                <table:table-cell table:style-name="BetDirekt.A1" office:value-type="string">
                  <text:p text:style-name="P102">Bezeichnung</text:p>
                </table:table-cell>
                <table:table-cell table:style-name="BetDirekt.A1" office:value-type="string">
                  <text:p text:style-name="P102">Denominazione</text:p>
                </table:table-cell>
                <table:table-cell table:style-name="BetDirekt.C1" office:value-type="string">
                  <text:p text:style-name="P102">Beteiligungsquote quota di partecipazione</text:p>
                </table:table-cell>
              </table:table-row>
              <table:table-row table:style-name="BetDirekt.1">
                <table:table-cell table:style-name="BetDirekt.C1" office:value-type="string">
                  <text:p text:style-name="P94">QF_DES1</text:p>
                </table:table-cell>
                <table:table-cell table:style-name="BetDirekt.C1" office:value-type="string">
                  <text:p text:style-name="P94">QF_DES</text:p>
                </table:table-cell>
                <table:table-cell table:style-name="BetDirekt.C1" office:value-type="string">
                  <text:p text:style-name="P95">QF_PROZ %</text:p>
                </table:table-cell>
              </table:table-row>
            </table:table>
            <text:p text:style-name="Standard"/>
            <text:p text:style-name="P227"/>
          </table:table-cell>
          <table:covered-table-cell/>
        </table:table-row>
        <table:table-row table:style-name="Tabelle43.1">
          <table:table-cell table:style-name="Tabelle43.A1" office:value-type="string">
            <text:p text:style-name="P235">Indirekte Beteiligungen, durch …………….. gehalten.</text:p>
          </table:table-cell>
          <table:table-cell table:style-name="Tabelle43.A1" office:value-type="string">
            <text:p text:style-name="P203">Partecipazioni indirette detenute attraverso …………..</text:p>
          </table:table-cell>
        </table:table-row>
      </table:table>
      <text:p text:style-name="Standard"/>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102">Bezeichnung</text:p>
          </table:table-cell>
          <table:table-cell table:style-name="Tabelle51.A1" office:value-type="string">
            <text:p text:style-name="P102">Denominazione</text:p>
          </table:table-cell>
          <table:table-cell table:style-name="Tabelle51.C1" office:value-type="string">
            <text:p text:style-name="P102">Beteiligungsquote quota di partecipazione</text:p>
          </table:table-cell>
        </table:table-row>
        <table:table-row table:style-name="Tabelle51.1">
          <table:table-cell table:style-name="Tabelle51.C1" office:value-type="string">
            <text:p text:style-name="P104">…</text:p>
          </table:table-cell>
          <table:table-cell table:style-name="Tabelle51.C1" office:value-type="string">
            <text:p text:style-name="P104">…</text:p>
          </table:table-cell>
          <table:table-cell table:style-name="Tabelle51.C1" office:value-type="string">
            <text:p text:style-name="P106">%</text:p>
          </table:table-cell>
        </table:table-row>
        <table:table-row table:style-name="Tabelle51.1">
          <table:table-cell table:style-name="Tabelle51.C1" office:value-type="string">
            <text:p text:style-name="P103">…</text:p>
          </table:table-cell>
          <table:table-cell table:style-name="Tabelle51.C1" office:value-type="string">
            <text:p text:style-name="P103">…</text:p>
          </table:table-cell>
          <table:table-cell table:style-name="Tabelle51.C1" office:value-type="string">
            <text:p text:style-name="P105">%</text:p>
          </table:table-cell>
        </table:table-row>
        <table:table-row table:style-name="Tabelle51.1">
          <table:table-cell table:style-name="Tabelle51.C1" office:value-type="string">
            <text:p text:style-name="P103">…</text:p>
          </table:table-cell>
          <table:table-cell table:style-name="Tabelle51.C1" office:value-type="string">
            <text:p text:style-name="P107">…</text:p>
          </table:table-cell>
          <table:table-cell table:style-name="Tabelle51.C1" office:value-type="string">
            <text:p text:style-name="P105">%</text:p>
          </table:table-cell>
        </table:table-row>
      </table:table>
      <text:p text:style-name="Standard"/>
      <table:table table:name="Tabelle22" table:style-name="Tabelle22">
        <table:table-column table:style-name="Tabelle22.A"/>
        <table:table-column table:style-name="Tabelle22.B"/>
        <table:table-row table:style-name="Tabelle22.1">
          <table:table-cell table:style-name="Tabelle22.A1" office:value-type="string">
            <text:p text:style-name="P227">Mit Beschluss des Gemeinderates Nr. … vom ….. wurde die ordentliche Bestanderhebung der Gesellschaftsbeteiligungen laut Art. 20, GvD Nr. 175/2016 sowie laut Art. 1., Abs. 5/bis, LG Nr. 12/2007, betreffend die direkten, die indirekt kontrollierten und die indirekt mittels einer kontrollierten Gesellschaft besessenen Gesellschaftsbeteiligungen, durchgeführt.</text:p>
          </table:table-cell>
          <table:table-cell table:style-name="Tabelle22.A1" office:value-type="string">
            <text:p text:style-name="Standard">Con delibera del Consiglio comunale n. … del …. è stata effettuata la ricognizione ordinaria delle partecipazioni societarie di cui all’art. 20, D. Lgs. n. 175/2016 nonché all’art. 1, comma 5/bis, L.P. n. 12/2007 riguardante tutte le partecipazioni societarie dirette, indirettamente controllate e possedute tramite una società controllata.</text:p>
          </table:table-cell>
        </table:table-row>
        <table:table-row table:style-name="Tabelle22.1">
          <table:table-cell table:style-name="Tabelle22.A1" office:value-type="string">
            <text:p text:style-name="P227">Diese Maßnahme verpflichtet die Gemeinde, mit nachfolgenden Akten, einen Rationalisierungsplan auszuarbeiten und die Umsetzungsmaßnahmen für die beschlossene Rationalisierung zu ergreifen und insbesondere allenfalls die vorgesehene Veräußerung von Beteiligungen innerhalb der gesetzlich vorgesehenen Fristen vorzunehmen.</text:p>
          </table:table-cell>
          <table:table-cell table:style-name="Tabelle22.A1" office:value-type="string">
            <text:p text:style-name="Standard">Tale provvedimento impegna il Comune ad elaborare un piano di razionalizzazione e a dare corso con atti consequenziali alle misure di attuazione della deliberata razionalizzazione ed in particolare a procedere semmai alla prevista alienazione delle partecipazioni entro i termini previsti dalle disposizioni vigenti.</text:p>
          </table:table-cell>
        </table:table-row>
        <table:table-row table:style-name="Tabelle22.1">
          <table:table-cell table:style-name="Tabelle22.A1" office:value-type="string">
            <text:p text:style-name="P227">Für folgende Organismen, an denen die Körperschaft beteiligt ist, sind Mittel im Haushaltsvoranschlag vorgesehen:</text:p>
          </table:table-cell>
          <table:table-cell table:style-name="Tabelle22.A1" office:value-type="string">
            <text:p text:style-name="Standard">Per le i seguenti organismi partecipanti, a cui <text:s text:c="3"/>l’ente partecipa, sono previsti mezzi a carico del bilancio di previsione: </text:p>
          </table:table-cell>
        </table:table-row>
        <table:table-row table:style-name="Tabelle22.1">
          <table:table-cell table:style-name="Tabelle22.A1" table:number-columns-spanned="2" office:value-type="string">
            <text:h text:style-name="P390" text:outline-level="2"/>
            <table:table table:name="Tabelle74" table:style-name="Tabelle74">
              <table:table-column table:style-name="Tabelle74.A"/>
              <table:table-column table:style-name="Tabelle74.B"/>
              <table:table-column table:style-name="Tabelle74.C"/>
              <table:table-column table:style-name="Tabelle74.D"/>
              <table:table-column table:style-name="Tabelle74.E"/>
              <table:table-column table:style-name="Tabelle74.F"/>
              <table:table-row table:style-name="Tabelle74.1">
                <table:table-cell table:style-name="Tabelle74.A1" office:value-type="string">
                  <text:p text:style-name="P154"><text:soft-page-break/><text:span text:style-name="T50">Steuernr</text:span> <text:span text:style-name="T51">.</text:span> </text:p>
                  <text:p text:style-name="P141">Cod.Fisc</text:p>
                </table:table-cell>
                <table:table-cell table:style-name="Tabelle74.A1" office:value-type="string">
                  <text:p text:style-name="P151">Bezeichnung</text:p>
                  <text:p text:style-name="P141">Denominazione</text:p>
                </table:table-cell>
                <table:table-cell table:style-name="Tabelle74.A1" office:value-type="string">
                  <text:p text:style-name="P151">Betrag zu Lasten</text:p>
                  <text:p text:style-name="P141">Onere a carico</text:p>
                </table:table-cell>
                <table:table-cell table:style-name="Tabelle74.A1" office:value-type="string">
                  <text:p text:style-name="P141">Tit. I - II</text:p>
                </table:table-cell>
                <table:table-cell table:style-name="Tabelle74.A1" office:value-type="string">
                  <text:p text:style-name="P151">Wert übertragener Güter</text:p>
                  <text:p text:style-name="P141">valore beni conferiti</text:p>
                </table:table-cell>
                <table:table-cell table:style-name="Tabelle74.F1" office:value-type="string">
                  <text:p text:style-name="P151">Verluste für drei oder mehr Jahre</text:p>
                  <text:p text:style-name="P141">Perdite per tre o più esercizi</text:p>
                </table:table-cell>
              </table:table-row>
              <table:table-row table:style-name="Tabelle74.2">
                <table:table-cell table:style-name="Tabelle74.A2" office:value-type="string">
                  <text:p text:style-name="P147"/>
                </table:table-cell>
                <table:table-cell table:style-name="Tabelle74.A2" office:value-type="string">
                  <text:p text:style-name="P147"/>
                </table:table-cell>
                <table:table-cell table:style-name="Tabelle74.A2" office:value-type="string">
                  <text:p text:style-name="P146"/>
                </table:table-cell>
                <table:table-cell table:style-name="Tabelle74.A2" office:value-type="string">
                  <text:p text:style-name="P146"/>
                </table:table-cell>
                <table:table-cell table:style-name="Tabelle74.A2" office:value-type="string">
                  <text:p text:style-name="P146"/>
                </table:table-cell>
                <table:table-cell table:style-name="Tabelle74.F2" office:value-type="string">
                  <text:p text:style-name="P146"/>
                </table:table-cell>
              </table:table-row>
              <table:table-row table:style-name="Tabelle74.2">
                <table:table-cell table:style-name="Tabelle74.A2" office:value-type="string">
                  <text:p text:style-name="P144"/>
                </table:table-cell>
                <table:table-cell table:style-name="Tabelle74.A2" office:value-type="string">
                  <text:p text:style-name="P144"/>
                </table:table-cell>
                <table:table-cell table:style-name="Tabelle74.A2" office:value-type="string">
                  <text:p text:style-name="P145"/>
                </table:table-cell>
                <table:table-cell table:style-name="Tabelle74.A2" office:value-type="string">
                  <text:p text:style-name="P145"/>
                </table:table-cell>
                <table:table-cell table:style-name="Tabelle74.A2" office:value-type="string">
                  <text:p text:style-name="P145"/>
                </table:table-cell>
                <table:table-cell table:style-name="Tabelle74.F2" office:value-type="string">
                  <text:p text:style-name="P145"/>
                </table:table-cell>
              </table:table-row>
              <table:table-row table:style-name="Tabelle74.2">
                <table:table-cell table:style-name="Tabelle74.A2" office:value-type="string">
                  <text:p text:style-name="P144"/>
                </table:table-cell>
                <table:table-cell table:style-name="Tabelle74.A2" office:value-type="string">
                  <text:p text:style-name="P144"/>
                </table:table-cell>
                <table:table-cell table:style-name="Tabelle74.A2" office:value-type="string">
                  <text:p text:style-name="P145"/>
                </table:table-cell>
                <table:table-cell table:style-name="Tabelle74.A2" office:value-type="string">
                  <text:p text:style-name="P145"/>
                </table:table-cell>
                <table:table-cell table:style-name="Tabelle74.A2" office:value-type="string">
                  <text:p text:style-name="P145"/>
                </table:table-cell>
                <table:table-cell table:style-name="Tabelle74.F2" office:value-type="string">
                  <text:p text:style-name="P145"/>
                </table:table-cell>
              </table:table-row>
            </table:table>
            <text:p text:style-name="Standard"/>
            <text:p text:style-name="P227"/>
          </table:table-cell>
          <table:covered-table-cell/>
        </table:table-row>
        <table:table-row table:style-name="Tabelle22.1">
          <table:table-cell table:style-name="Tabelle22.A1" office:value-type="string">
            <text:p text:style-name="ÜberschriftUnterstrichen">Gesellschaften laut Art. 2446 und 2447 bzw. 2482-bis und 2482-ter des ZGB</text:p>
          </table:table-cell>
          <table:table-cell table:style-name="Tabelle22.A1" office:value-type="string">
            <text:p text:style-name="ÜberschriftUnterstrichen">Società di cui agli art. 2446 e 2447 o 2482-bis e 2482-ter del Codice Civile</text:p>
          </table:table-cell>
        </table:table-row>
        <table:table-row table:style-name="Tabelle22.1">
          <table:table-cell table:style-name="Tabelle22.A1" office:value-type="string">
            <text:p text:style-name="P227">Keine direkt beteiligte Gesellschaft befindet sich in einer Situation gemäß Art. 2446 und 2447 ZGB bzgl. Aktiengesellschaften bzw. 2482-bis und 2482-ter ZGB bzgl. Gesellschaften mit beschränkter Haftung.</text:p>
          </table:table-cell>
          <table:table-cell table:style-name="Tabelle22.A1" office:value-type="string">
            <text:p text:style-name="Standard">Nessuna società direttamente partecipata si trova in una situazione di cui agli art. 2446 e 2447 C.C. relativi alle società per azioni ovvero di cui agli artt. 2482-bis e 2482-ter relativi alle società a responsabilità limitata.</text:p>
          </table:table-cell>
        </table:table-row>
        <table:table-row table:style-name="Tabelle22.1">
          <table:table-cell table:style-name="Tabelle22.A1" office:value-type="string">
            <text:p text:style-name="P238">oder</text:p>
          </table:table-cell>
          <table:table-cell table:style-name="Tabelle22.A1" office:value-type="string">
            <text:p text:style-name="P248">oppure</text:p>
          </table:table-cell>
        </table:table-row>
        <table:table-row table:style-name="Tabelle22.1">
          <table:table-cell table:style-name="Tabelle22.A1" office:value-type="string">
            <text:p text:style-name="P227">Folgende direkt beteiligte Gesellschaft befindet sich in einer Situation gemäß Art. 2446 und 2447 ZGB bzgl. Aktiengesellschaften bzw. 2482-bis und 2482-ter ZGB bzgl. Gesellschaften mit beschränkter Haftung:</text:p>
          </table:table-cell>
          <table:table-cell table:style-name="Tabelle22.A1" office:value-type="string">
            <text:p text:style-name="Standard">La seguente società direttamente partecipata si trova in una situazione di cui agli art. 2446 e 2447 C.C. relativi alle società per azioni ovvero di cui agli artt. 2482-bis e 2482-ter relativi alle società a responsabilità limitata:</text:p>
          </table:table-cell>
        </table:table-row>
        <table:table-row table:style-name="Tabelle22.1">
          <table:table-cell table:style-name="Tabelle22.A1" office:value-type="string">
            <text:h text:style-name="P390" text:outline-level="2"/>
          </table:table-cell>
          <table:table-cell table:style-name="Tabelle22.A1" office:value-type="string">
            <text:h text:style-name="Heading_20_2" text:outline-level="2"/>
          </table:table-cell>
        </table:table-row>
        <table:table-row table:style-name="Tabelle22.1">
          <table:table-cell table:style-name="Tabelle22.A1" office:value-type="string">
            <text:h text:style-name="P390" text:outline-level="2">AUSGABEN AUF KAPITALKONTO</text:h>
          </table:table-cell>
          <table:table-cell table:style-name="Tabelle22.A1" office:value-type="string">
            <text:h text:style-name="Heading_20_2" text:outline-level="2">SPESE IN CONTO CAPITALE</text:h>
          </table:table-cell>
        </table:table-row>
        <table:table-row table:style-name="Tabelle22.1">
          <table:table-cell table:style-name="Tabelle22.A1" office:value-type="string">
            <text:p text:style-name="P227">Das Ausmaß der Ausgaben auf Kapitalkonto beläuft sich gemäß nachstehender Tabelle auf <text:s/>var_Investitionen €. Die Ausgaben sind mit entsprechenden Einnahmen gedeckt, wie in der oben angegebenen Tabelle angeführt. </text:p>
          </table:table-cell>
          <table:table-cell table:style-name="Tabelle22.A1" office:value-type="string">
            <text:p text:style-name="Standard">L’ammontare della spesa in conto capitale ammonta secondo la seguente tabella ai a € <text:span text:style-name="T7">var_In</text:span> <text:s/><text:span text:style-name="T7">vestitionen.</text:span> Le spese vengono finanziate con entrate come dimostrato nella tabella sopra riportata. </text:p>
          </table:table-cell>
        </table:table-row>
      </table:table>
      <text:p text:style-name="P244"/>
      <text:p text:style-name="P244"/>
      <text:p text:style-name="P244"><text:s text:c="2"/></text:p>
      <table:table table:name="UMisTit2" table:style-name="UMisTit2">
        <table:table-column table:style-name="UMisTit2.A" table:number-columns-repeated="2"/>
        <table:table-column table:style-name="UMisTit2.C" table:number-columns-repeated="4"/>
        <table:table-row table:style-name="TableLine94441564975008">
          <table:table-cell table:style-name="UMisTit2.A1" office:value-type="string">
            <text:p text:style-name="P181">Titel II</text:p>
          </table:table-cell>
          <table:table-cell table:style-name="UMisTit2.A1" office:value-type="string">
            <text:p text:style-name="P184">Titolo II</text:p>
          </table:table-cell>
          <table:table-cell table:style-name="UMisTit2.A1" office:value-type="string">
            <text:p text:style-name="P311">Ansatz</text:p>
            <text:p text:style-name="P315">Stanziamento</text:p>
            <text:p text:style-name="P315"><text:text-input text:description="">$report.reportYearMin1</text:text-input></text:p>
          </table:table-cell>
          <table:table-cell table:style-name="UMisTit2.A1" office:value-type="string">
            <text:p text:style-name="P311">Vorschau</text:p>
            <text:p text:style-name="P315">Previsione</text:p>
            <text:p text:style-name="P315"><text:text-input text:description="">$report.reportYear</text:text-input></text:p>
          </table:table-cell>
          <table:table-cell table:style-name="UMisTit2.A1" office:value-type="string">
            <text:p text:style-name="P311">Vorschau</text:p>
            <text:p text:style-name="P315">Previsione</text:p>
            <text:p text:style-name="P182"><text:text-input text:description="">$report.reportYearPlus1</text:text-input></text:p>
          </table:table-cell>
          <table:table-cell table:style-name="UMisTit2.F1" office:value-type="string">
            <text:p text:style-name="P311">Vorschau</text:p>
            <text:p text:style-name="P315">Previsione</text:p>
            <text:p text:style-name="P315"><text:text-input text:description="">$report.reportYearPlus2</text:text-input></text:p>
          </table:table-cell>
        </table:table-row>
        <table:table-row table:style-name="TableLine94441565059072">
          <table:table-cell table:style-name="UMisTit2.A2" office:value-type="string">
            <text:p text:style-name="P183"><text:span text:style-name="T40">QF_</text:span> DESMIS_1 </text:p>
          </table:table-cell>
          <table:table-cell table:style-name="UMisTit2.A2" office:value-type="string">
            <text:p text:style-name="P185"><text:span text:style-name="T40">QF_</text:span> DESMIS </text:p>
          </table:table-cell>
          <table:table-cell table:style-name="UMisTit2.A2" office:value-type="string">
            <text:p text:style-name="P190"><text:span text:style-name="T40">QF_</text:span> STANZCORSO <text:span text:style-name="T43">€</text:span> </text:p>
          </table:table-cell>
          <table:table-cell table:style-name="UMisTit2.A2" office:value-type="string">
            <text:p text:style-name="P190"><text:span text:style-name="T40">QF_</text:span> PREV <text:span text:style-name="T43">€</text:span> </text:p>
          </table:table-cell>
          <table:table-cell table:style-name="UMisTit2.A2" office:value-type="string">
            <text:p text:style-name="P190"><text:span text:style-name="T40">QF_</text:span> PREV1 <text:span text:style-name="T43">€</text:span> </text:p>
          </table:table-cell>
          <table:table-cell table:style-name="UMisTit2.F2" office:value-type="string">
            <text:p text:style-name="P190"><text:span text:style-name="T40">QF_</text:span> PREV2 <text:span text:style-name="T43">€</text:span> </text:p>
          </table:table-cell>
        </table:table-row>
        <text:soft-page-break/>
        <table:table-row table:style-name="TableLine94441565061472">
          <table:table-cell table:style-name="UMisTit2.A2" office:value-type="string">
            <text:p text:style-name="P181">Gesamt</text:p>
          </table:table-cell>
          <table:table-cell table:style-name="UMisTit2.A2" office:value-type="string">
            <text:p text:style-name="P184">Complessivo</text:p>
          </table:table-cell>
          <table:table-cell table:style-name="UMisTit2.A2" office:value-type="string">
            <text:p text:style-name="P191">€</text:p>
          </table:table-cell>
          <table:table-cell table:style-name="UMisTit2.A2" office:value-type="string">
            <text:p text:style-name="P191">€</text:p>
          </table:table-cell>
          <table:table-cell table:style-name="UMisTit2.A2" office:value-type="string">
            <text:p text:style-name="P191">€</text:p>
          </table:table-cell>
          <table:table-cell table:style-name="UMisTit2.F2" office:value-type="string">
            <text:p text:style-name="P191">€</text:p>
          </table:table-cell>
        </table:table-row>
      </table:table>
      <text:p text:style-name="Standard"/>
      <table:table table:name="Tabelle21" table:style-name="Tabelle21">
        <table:table-column table:style-name="Tabelle21.A"/>
        <table:table-column table:style-name="Tabelle21.B"/>
        <table:table-row table:style-name="Tabelle21.1">
          <table:table-cell table:style-name="Tabelle21.A1" office:value-type="string">
            <text:p text:style-name="ÜberschriftUnterstrichen">Überprüfung der Mittelherkunft für die Ausgaben auf Kapitalkonto</text:p>
          </table:table-cell>
          <table:table-cell table:style-name="Tabelle21.A1" office:value-type="string">
            <text:p text:style-name="ÜberschriftUnterstrichen">Verifica della provenienza delle entrate per le spese in conto capitale</text:p>
          </table:table-cell>
        </table:table-row>
        <table:table-row table:style-name="Tabelle21.1">
          <table:table-cell table:style-name="Tabelle21.A1" office:value-type="string">
            <text:p text:style-name="P226">Die Mittel, die für Ausgaben auf Kapitalkonto verwendet werden, können aus dem voraussichtlichen Verwaltungsüberschuss, aus dem Wirtschaftsüberschuss, aus Einnahmen aus den Einnahmetiteln 4, 5 und 6 und aus dem mehrjährig zweckgebundenen Fond für Kapitalausgaben stammen und sind der nachstehenden Tabelle entnehmbar.</text:p>
          </table:table-cell>
          <table:table-cell table:style-name="Tabelle21.A1" office:value-type="string">
            <text:p text:style-name="Standard">Le risorse destinate a spese in conto capitale possono derivare dall’applicazione dell’avanzo di amministrazione presunto, dall’avanzo economico, da entrate iscritte nei titoli 4, 5 e 6 e dal fondo pluriennale vincolato in conto capitale e sono desumibile dalla seguente tabella.</text:p>
          </table:table-cell>
        </table:table-row>
      </table:table>
      <text:p text:style-name="Standard"/>
      <table:table table:name="Tabelle32" table:style-name="Tabelle32">
        <table:table-column table:style-name="Tabelle32.A"/>
        <table:table-column table:style-name="Tabelle32.B"/>
        <table:table-column table:style-name="Tabelle32.C"/>
        <table:table-column table:style-name="Tabelle32.D"/>
        <table:table-column table:style-name="Tabelle32.E"/>
        <table:table-row table:style-name="Tabelle32.1">
          <table:table-cell table:style-name="Tabelle32.A1" office:value-type="string">
            <text:p text:style-name="P14"/>
          </table:table-cell>
          <table:table-cell table:style-name="Tabelle32.A1" office:value-type="string">
            <text:p text:style-name="P14"/>
          </table:table-cell>
          <table:table-cell table:style-name="Tabelle32.C1" office:value-type="string">
            <text:p text:style-name="P125">Vorschau</text:p>
            <text:p text:style-name="P129">Previsione</text:p>
            <text:p text:style-name="P19"><text:text-input text:description="">$report.reportYear</text:text-input></text:p>
          </table:table-cell>
          <table:table-cell table:style-name="Tabelle32.C1" office:value-type="string">
            <text:p text:style-name="P125">Vorschau</text:p>
            <text:p text:style-name="P129">Previsione</text:p>
            <text:p text:style-name="P21"><text:text-input text:description="">$report.reportYearPlus1</text:text-input></text:p>
          </table:table-cell>
          <table:table-cell table:style-name="Tabelle32.C1" office:value-type="string">
            <text:p text:style-name="P125">Vorschau</text:p>
            <text:p text:style-name="P129">Previsione</text:p>
            <text:p text:style-name="P19"><text:text-input text:description="">$report.reportYearPlus2</text:text-input></text:p>
          </table:table-cell>
        </table:table-row>
        <table:table-row table:style-name="Tabelle32.1">
          <table:table-cell table:style-name="Tabelle32.C1" office:value-type="string">
            <text:p text:style-name="P121">(Vorläufiger) Verwaltungsüberschuss</text:p>
          </table:table-cell>
          <table:table-cell table:style-name="Tabelle32.C1" office:value-type="string">
            <text:p text:style-name="P121">Avanzo amministrativo (presunto)</text:p>
          </table:table-cell>
          <table:table-cell table:style-name="Tabelle32.C1" office:value-type="string">
            <text:p text:style-name="P111">€</text:p>
          </table:table-cell>
          <table:table-cell table:style-name="Tabelle32.C1" office:value-type="string">
            <text:p text:style-name="P111">€</text:p>
          </table:table-cell>
          <table:table-cell table:style-name="Tabelle32.C1" office:value-type="string">
            <text:p text:style-name="P111">€</text:p>
          </table:table-cell>
        </table:table-row>
        <table:table-row table:style-name="Tabelle32.1">
          <table:table-cell table:style-name="Tabelle32.C1" office:value-type="string">
            <text:p text:style-name="P121">Zweckgebundener Mehrjahresfond - Einnahmen</text:p>
          </table:table-cell>
          <table:table-cell table:style-name="Tabelle32.C1" office:value-type="string">
            <text:p text:style-name="P121">Fondo pluriennale vincolato - entrata</text:p>
          </table:table-cell>
          <table:table-cell table:style-name="Tabelle32.C3" office:value-type="string">
            <text:p text:style-name="P111">€</text:p>
          </table:table-cell>
          <table:table-cell table:style-name="Tabelle32.C3" office:value-type="string">
            <text:p text:style-name="P111">€</text:p>
          </table:table-cell>
          <table:table-cell table:style-name="Tabelle32.C3" office:value-type="string">
            <text:p text:style-name="P111">€</text:p>
          </table:table-cell>
        </table:table-row>
        <table:table-row table:style-name="Tabelle32.1">
          <table:table-cell table:style-name="Tabelle32.C1" office:value-type="string">
            <text:p text:style-name="P120">Finanzierung aus Einnahmen mit gesetzlich vorgeschriebener Zweckbindung</text:p>
          </table:table-cell>
          <table:table-cell table:style-name="Tabelle32.C1" office:value-type="string">
            <text:p text:style-name="P118">Risorse derivanti da entrate aventi destinazione vincolata per legge</text:p>
          </table:table-cell>
          <table:table-cell table:style-name="Tabelle32.C3" office:value-type="string">
            <text:p text:style-name="P79">€</text:p>
          </table:table-cell>
          <table:table-cell table:style-name="Tabelle32.C3" office:value-type="string">
            <text:p text:style-name="P79">€</text:p>
          </table:table-cell>
          <table:table-cell table:style-name="Tabelle32.C3" office:value-type="string">
            <text:p text:style-name="P79">€</text:p>
          </table:table-cell>
        </table:table-row>
        <table:table-row table:style-name="Tabelle32.1">
          <table:table-cell table:style-name="Tabelle32.C1" office:value-type="string">
            <text:p text:style-name="P120">Finanzierung durch die Aufnahme von Darlehen</text:p>
          </table:table-cell>
          <table:table-cell table:style-name="Tabelle32.C1" office:value-type="string">
            <text:p text:style-name="P118">Risorse derivanti da entrate acquisite mediante contrazione di mutuo</text:p>
          </table:table-cell>
          <table:table-cell table:style-name="Tabelle32.C3" office:value-type="string">
            <text:p text:style-name="P79">€</text:p>
          </table:table-cell>
          <table:table-cell table:style-name="Tabelle32.C3" office:value-type="string">
            <text:p text:style-name="P79">€</text:p>
          </table:table-cell>
          <table:table-cell table:style-name="Tabelle32.C3" office:value-type="string">
            <text:p text:style-name="P79">€</text:p>
          </table:table-cell>
        </table:table-row>
        <table:table-row table:style-name="Tabelle32.1">
          <table:table-cell table:style-name="Tabelle32.C1" office:value-type="string">
            <text:p text:style-name="P121">Finanzierung durch Einbringung von privatem Kapital</text:p>
          </table:table-cell>
          <table:table-cell table:style-name="Tabelle32.C1" office:value-type="string">
            <text:p text:style-name="P119">Risorse acquisite mediante apporti di capitali privati</text:p>
          </table:table-cell>
          <table:table-cell table:style-name="Tabelle32.C1" office:value-type="string">
            <text:p text:style-name="P111">€</text:p>
          </table:table-cell>
          <table:table-cell table:style-name="Tabelle32.C1" office:value-type="string">
            <text:p text:style-name="P111">€</text:p>
          </table:table-cell>
          <table:table-cell table:style-name="Tabelle32.C1" office:value-type="string">
            <text:p text:style-name="P111">€</text:p>
          </table:table-cell>
        </table:table-row>
        <table:table-row table:style-name="Tabelle32.1">
          <table:table-cell table:style-name="Tabelle32.C1" office:value-type="string">
            <text:p text:style-name="P121">Finanzierung aus Haushaltsansätzen</text:p>
          </table:table-cell>
          <table:table-cell table:style-name="Tabelle32.C1" office:value-type="string">
            <text:p text:style-name="P121">Stanziamenti di bilancio</text:p>
          </table:table-cell>
          <table:table-cell table:style-name="Tabelle32.C3" office:value-type="string">
            <text:p text:style-name="P111">€</text:p>
          </table:table-cell>
          <table:table-cell table:style-name="Tabelle32.C3" office:value-type="string">
            <text:p text:style-name="P111">€</text:p>
          </table:table-cell>
          <table:table-cell table:style-name="Tabelle32.C3" office:value-type="string">
            <text:p text:style-name="P111">€</text:p>
          </table:table-cell>
        </table:table-row>
        <table:table-row table:style-name="Tabelle32.1">
          <table:table-cell table:style-name="Tabelle32.C1" office:value-type="string">
            <text:p text:style-name="P120">Finanzierung aus Einnahmen aus Veräußerungen</text:p>
          </table:table-cell>
          <table:table-cell table:style-name="Tabelle32.C1" office:value-type="string">
            <text:p text:style-name="P120">Risorse derivanti da alienazioni</text:p>
          </table:table-cell>
          <table:table-cell table:style-name="Tabelle32.C3" office:value-type="string">
            <text:p text:style-name="P79">€</text:p>
          </table:table-cell>
          <table:table-cell table:style-name="Tabelle32.C3" office:value-type="string">
            <text:p text:style-name="P79">€</text:p>
          </table:table-cell>
          <table:table-cell table:style-name="Tabelle32.C3" office:value-type="string">
            <text:p text:style-name="P79">€</text:p>
          </table:table-cell>
        </table:table-row>
        <table:table-row table:style-name="Tabelle32.1">
          <table:table-cell table:style-name="Tabelle32.C1" office:value-type="string">
            <text:p text:style-name="P120">Finanzierung aus Erschließungsbeiträgen und Baukostenabgaben</text:p>
          </table:table-cell>
          <table:table-cell table:style-name="Tabelle32.C1" office:value-type="string">
            <text:p text:style-name="P118">Risorse derivanti da oneri di urbanizzazione e permessi di costruire</text:p>
          </table:table-cell>
          <table:table-cell table:style-name="Tabelle32.C3" office:value-type="string">
            <text:p text:style-name="P79">€</text:p>
          </table:table-cell>
          <table:table-cell table:style-name="Tabelle32.C3" office:value-type="string">
            <text:p text:style-name="P79">€</text:p>
          </table:table-cell>
          <table:table-cell table:style-name="Tabelle32.C3" office:value-type="string">
            <text:p text:style-name="P79">€</text:p>
          </table:table-cell>
        </table:table-row>
        <table:table-row table:style-name="Tabelle32.1">
          <table:table-cell table:style-name="Tabelle32.A1" office:value-type="string">
            <text:p text:style-name="P126">Summe</text:p>
          </table:table-cell>
          <table:table-cell table:style-name="Tabelle32.C1" office:value-type="string">
            <text:p text:style-name="P126">Totale</text:p>
          </table:table-cell>
          <table:table-cell table:style-name="Tabelle32.C1" office:value-type="string">
            <text:p text:style-name="P111">€</text:p>
          </table:table-cell>
          <table:table-cell table:style-name="Tabelle32.C1" office:value-type="string">
            <text:p text:style-name="P111">€</text:p>
          </table:table-cell>
          <table:table-cell table:style-name="Tabelle32.C1" office:value-type="string">
            <text:p text:style-name="P111">€</text:p>
          </table:table-cell>
        </table:table-row>
      </table:table>
      <text:p text:style-name="Standard"/>
      <text:p text:style-name="Standard"/>
      <table:table table:name="Tabelle23" table:style-name="Tabelle23">
        <table:table-column table:style-name="Tabelle23.A"/>
        <table:table-column table:style-name="Tabelle23.B"/>
        <table:table-row table:style-name="Tabelle23.1">
          <table:table-cell table:style-name="Tabelle23.A1" office:value-type="string">
            <text:p text:style-name="ÜberschriftUnterstrichen">Einnahme aus Baukonzessionen</text:p>
          </table:table-cell>
          <table:table-cell table:style-name="Tabelle23.A1" office:value-type="string">
            <text:p text:style-name="ÜberschriftUnterstrichen">Contributo per permesso di costruire</text:p>
          </table:table-cell>
        </table:table-row>
        <table:table-row table:style-name="Tabelle23.1">
          <table:table-cell table:style-name="Tabelle23.A1" office:value-type="string">
            <text:p text:style-name="P227">Die Vorschau für die Finanzjahre <text:text-input text:description="">$report.reportYear</text:text-input><text:s/>- <text:text-input text:description="">$report.reportYearPlus2</text:text-input><text:s/>sieht gegenüber dem endgültigen Ansatz <text:span text:style-name="T21"><text:text-input text:description="">$report.reportYearMin1</text:text-input></text:span><text:s/>folgende Änderungen vor, welche aufgrund der Feststellungen der Vorjahre ermittelt wurden: </text:p>
          </table:table-cell>
          <table:table-cell table:style-name="Tabelle23.A1" office:value-type="string">
            <text:p text:style-name="P195">La previsione per gli esercizi <text:text-input text:description="">$report.reportYear</text:text-input><text:s/>- <text:text-input text:description="">$report.reportYearPlus2</text:text-input>, calcolata sulla base degli accertamenti degli esercizi precedenti, presenta le seguenti variazioni rispetto alla previsione definitiva <text:span text:style-name="T20"><text:text-input text:description="">$report.reportYearMin1</text:text-input></text:span><text:s/>: </text:p>
          </table:table-cell>
        </table:table-row>
        <table:table-row table:style-name="Tabelle23.1">
          <table:table-cell table:style-name="Tabelle23.A1" table:number-columns-spanned="2" office:value-type="string">
            <text:p text:style-name="P260"/>
            <table:table table:name="Baukonzession" table:style-name="Baukonzession">
              <table:table-column table:style-name="Baukonzession.A"/>
              <table:table-column table:style-name="Baukonzession.B"/>
              <table:table-column table:style-name="Baukonzession.C"/>
              <table:table-column table:style-name="Baukonzession.D"/>
              <table:table-column table:style-name="Baukonzession.E"/>
              <table:table-column table:style-name="Baukonzession.D"/>
              <table:table-column table:style-name="Baukonzession.C"/>
              <table:table-row table:style-name="TableLine94441565144256">
                <table:table-cell table:style-name="Baukonzession.A1" office:value-type="string">
                  <text:p text:style-name="P309"/>
                </table:table-cell>
                <table:table-cell table:style-name="Baukonzession.A1" office:value-type="string">
                  <text:p text:style-name="P313"/>
                </table:table-cell>
                <table:table-cell table:style-name="Baukonzession.C1" office:value-type="string">
                  <text:p text:style-name="P311">Abschluss</text:p>
                  <text:p text:style-name="P315">Consuntivo</text:p>
                  <text:p text:style-name="P315"><text:text-input text:description="">$report.reportYearMin2</text:text-input></text:p>
                </table:table-cell>
                <table:table-cell table:style-name="Baukonzession.C1" office:value-type="string">
                  <text:p text:style-name="P311">Ansatz</text:p>
                  <text:p text:style-name="P315">Stanziamento</text:p>
                  <text:p text:style-name="P315"><text:text-input text:description="">$report.reportYearMin1</text:text-input></text:p>
                </table:table-cell>
                <table:table-cell table:style-name="Baukonzession.C1" office:value-type="string">
                  <text:p text:style-name="P311">Vorschau</text:p>
                  <text:p text:style-name="P315">Previsione</text:p>
                  <text:p text:style-name="P311"><text:text-input text:description="">$report.reportYear</text:text-input></text:p>
                </table:table-cell>
                <table:table-cell table:style-name="Baukonzession.C1" office:value-type="string">
                  <text:p text:style-name="P311">Vorschau</text:p>
                  <text:p text:style-name="P315">Previsione</text:p>
                  <text:p text:style-name="P182"><text:text-input text:description="">$report.reportYearPlus1</text:text-input></text:p>
                </table:table-cell>
                <table:table-cell table:style-name="Baukonzession.G1" office:value-type="string">
                  <text:p text:style-name="P311">Vorschau</text:p>
                  <text:p text:style-name="P315">Previsione</text:p>
                  <text:p text:style-name="P315"><text:text-input text:description="">$report.reportYearPlus2</text:text-input></text:p>
                </table:table-cell>
              </table:table-row>
              <table:table-row table:style-name="Baukonzession.2">
                <table:table-cell table:style-name="Baukonzession.C1" office:value-type="string">
                  <text:p text:style-name="P320"><text:soft-page-break/><text:span text:style-name="T41">QF_</text:span> DESCAP_1 </text:p>
                </table:table-cell>
                <table:table-cell table:style-name="Baukonzession.C1" office:value-type="string">
                  <text:p text:style-name="P318"><text:span text:style-name="T39">QF_</text:span> DESCAP </text:p>
                </table:table-cell>
                <table:table-cell table:style-name="Baukonzession.C1" office:value-type="string">
                  <text:p text:style-name="P319"><text:span text:style-name="T39">QF_</text:span> IMPCHIUSO <text:span text:style-name="T44">€</text:span> </text:p>
                </table:table-cell>
                <table:table-cell table:style-name="Baukonzession.C1" office:value-type="string">
                  <text:p text:style-name="P319"><text:span text:style-name="T39">QF_</text:span> STANZCORSO <text:span text:style-name="T44">€</text:span> </text:p>
                </table:table-cell>
                <table:table-cell table:style-name="Baukonzession.C1" office:value-type="string">
                  <text:p text:style-name="P319"><text:span text:style-name="T39">QF_</text:span> PREV <text:span text:style-name="T44">€</text:span> </text:p>
                </table:table-cell>
                <table:table-cell table:style-name="Baukonzession.C1" office:value-type="string">
                  <text:p text:style-name="P319"><text:span text:style-name="T39">QF_</text:span> PREV1 <text:span text:style-name="T44">€</text:span> </text:p>
                </table:table-cell>
                <table:table-cell table:style-name="Baukonzession.G1" office:value-type="string">
                  <text:p text:style-name="P319"><text:span text:style-name="T39">QF_</text:span> PREV2 <text:span text:style-name="T44">€</text:span> </text:p>
                </table:table-cell>
              </table:table-row>
            </table:table>
            <text:p text:style-name="P227"/>
          </table:table-cell>
          <table:covered-table-cell/>
        </table:table-row>
        <table:table-row table:style-name="Tabelle23.1">
          <table:table-cell table:style-name="Tabelle23.A1" office:value-type="string">
            <text:p text:style-name="P260"/>
          </table:table-cell>
          <table:table-cell table:style-name="Tabelle23.A1" office:value-type="string">
            <text:p text:style-name="P259"/>
          </table:table-cell>
        </table:table-row>
        <table:table-row table:style-name="Tabelle23.1">
          <table:table-cell table:style-name="Tabelle23.A1" office:value-type="string">
            <text:p text:style-name="P227">Die Einnahmen aus Baukostenabgabe und Erschließungsbeiträgen werden im Sinne der Art. 79 und 80 des Landesgesetzes für Raum und Landschaft, Nr. 9 vom 10. Juli 2018 eingehoben.</text:p>
          </table:table-cell>
          <table:table-cell table:style-name="Tabelle23.A1" office:value-type="string">
            <text:p text:style-name="P195">Le entrate da contributo sul costo di costruzione e di urbanizzazione vengono riscosse ai sensi degli artt. 79 e 80 della legge provinciale territorio e paesaggio n. 9 del 10 luglio 2018.</text:p>
          </table:table-cell>
        </table:table-row>
        <table:table-row table:style-name="Tabelle23.1">
          <table:table-cell table:style-name="Tabelle23.A1" office:value-type="string">
            <text:p text:style-name="P227">Die Einnahmen aus der Eingriffsgebühr sind vorwiegend für die Errichtung und Instandhaltung von primären und sekundären Erschließungsanlagen, einschließlich der Tilgung der hierfür aufgenommenen Darlehen, sowie für den Erwerb jener Flächen zweckgebunden, welche für die sekundären Erschließungsanlagen erforderlich sind (Art.78 L.g. 9/2018).</text:p>
          </table:table-cell>
          <table:table-cell table:style-name="Tabelle23.A1" office:value-type="string">
            <text:p text:style-name="P195">I proventi dei Comuni derivanti dai contributi di intervento sono destinati prevalentemente alla realizzazione e alla manutenzione di opere di urbanizzazione primaria e secondaria, incluso l’ammortamento dei finanziamenti contratti a tale scopo, nonché all’acquisto delle aree necessarie per le opere di urbanizzazione secondaria (art. 78 l.p. 9/2018).</text:p>
          </table:table-cell>
        </table:table-row>
        <table:table-row table:style-name="Tabelle23.1">
          <table:table-cell table:style-name="Tabelle23.A1" office:value-type="string">
            <text:p text:style-name="P227">Diesbezüglich wird Folgendes bemerkt:</text:p>
          </table:table-cell>
          <table:table-cell table:style-name="Tabelle23.A1" office:value-type="string">
            <text:p text:style-name="P195">In merito a ciò si osserva:</text:p>
            <text:p text:style-name="P195"/>
            <text:p text:style-name="P195"/>
          </table:table-cell>
        </table:table-row>
        <table:table-row table:style-name="Tabelle23.1">
          <table:table-cell table:style-name="Tabelle23.A1" office:value-type="string">
            <text:p text:style-name="ÜberschriftUnterstrichen">Veräußerungen und Verwertungen von Immobilien</text:p>
          </table:table-cell>
          <table:table-cell table:style-name="Tabelle23.A1" office:value-type="string">
            <text:p text:style-name="ÜberschriftUnterstrichen">Alienazioni e valorizzazioni immobiliari</text:p>
          </table:table-cell>
        </table:table-row>
        <table:table-row table:style-name="Tabelle23.1">
          <table:table-cell table:style-name="Tabelle23.A1" office:value-type="string">
            <text:p text:style-name="P227"><text:span text:style-name="T36">Es wurde eine Liste der zu veräußernden Güter erstellt. Im Haushalt sind hierfür für das Jahr </text:span><text:span text:style-name="T36"><text:text-input text:description="">$report.reportYear</text:text-input></text:span><text:span text:style-name="T36"><text:s/>Einnahmen im Ausmaß von</text:span> var_CessImm Euro, für das Jahr <text:text-input text:description="">$report.reportYearPlus1</text:text-input><text:s/>Einnahmen im Ausmaß von var_CessImm2 <text:s text:c="3"/>Euro und für das Jahr <text:text-input text:description="">$report.reportYearPlus2</text:text-input><text:s/>Einnahmen im Ausmaß von var_CessImm3 Euro, die wie folgt zusammengesetzt sind: </text:p>
          </table:table-cell>
          <table:table-cell table:style-name="Tabelle23.A1" office:value-type="string">
            <text:p text:style-name="P195"><text:span text:style-name="T36">È stata stilata una lista di beni da alienare. Nel bilancio al riguardo sono previste entrate di Euro var_CessImm per l’anno</text:span> <text:text-input text:description="">$report.reportYear</text:text-input>, di Euro var_CessImm1 <text:span text:style-name="T36">per l’anno</text:span> <text:text-input text:description="">$report.reportYearPlus1</text:text-input><text:s/><text:span text:style-name="T36">e di Euro var_CessImm2 per l’anno</text:span> <text:text-input text:description="">$report.reportYearPlus2</text:text-input><text:s/><text:span text:style-name="T36">e sono composte come segue:</text:span> </text:p>
          </table:table-cell>
        </table:table-row>
      </table:table>
      <text:p text:style-name="Text_20_body"/>
      <table:table table:name="CessImm" table:style-name="CessImm">
        <table:table-column table:style-name="CessImm.A"/>
        <table:table-column table:style-name="CessImm.B"/>
        <table:table-column table:style-name="CessImm.C"/>
        <table:table-column table:style-name="CessImm.D"/>
        <table:table-column table:style-name="CessImm.E"/>
        <table:table-row table:style-name="CessImm.1">
          <table:table-cell table:style-name="CessImm.A1" office:value-type="string">
            <text:p text:style-name="P84"/>
          </table:table-cell>
          <table:table-cell table:style-name="CessImm.B1" office:value-type="string">
            <text:p text:style-name="P84"/>
          </table:table-cell>
          <table:table-cell table:style-name="CessImm.C1" office:value-type="string">
            <text:p text:style-name="P25"><text:text-input text:description="">$report.reportYear</text:text-input></text:p>
          </table:table-cell>
          <table:table-cell table:style-name="CessImm.C1" office:value-type="string">
            <text:p text:style-name="P25"><text:text-input text:description="">$report.reportYearPlus1</text:text-input></text:p>
          </table:table-cell>
          <table:table-cell table:style-name="CessImm.C1" office:value-type="string">
            <text:p text:style-name="P25"><text:text-input text:description="">$report.reportYearPlus2</text:text-input></text:p>
          </table:table-cell>
        </table:table-row>
        <table:table-row table:style-name="CessImm.1">
          <table:table-cell table:style-name="CessImm.A2" office:value-type="string">
            <text:p text:style-name="P83">QF_DES1</text:p>
          </table:table-cell>
          <table:table-cell table:style-name="CessImm.C1" office:value-type="string">
            <text:p text:style-name="P85">QF_DES</text:p>
          </table:table-cell>
          <table:table-cell table:style-name="CessImm.C1" office:value-type="string">
            <text:p text:style-name="P86">QF_PREV €</text:p>
          </table:table-cell>
          <table:table-cell table:style-name="CessImm.C1" office:value-type="string">
            <text:p text:style-name="P86">QF_PREV1 €</text:p>
          </table:table-cell>
          <table:table-cell table:style-name="CessImm.C1" office:value-type="string">
            <text:p text:style-name="P86">QF_PREV2 €</text:p>
          </table:table-cell>
        </table:table-row>
      </table:table>
      <text:p text:style-name="Standard"><text:s/></text:p>
      <table:table table:name="Tabelle24" table:style-name="Tabelle24">
        <table:table-column table:style-name="Tabelle24.A"/>
        <table:table-column table:style-name="Tabelle24.B"/>
        <table:table-row table:style-name="Tabelle24.1">
          <table:table-cell table:style-name="Tabelle24.A1" office:value-type="string">
            <text:p text:style-name="P227">Diesbezüglich wird Folgendes bemerkt:</text:p>
            <text:p text:style-name="P227">…</text:p>
            <text:p text:style-name="P227"><text:s text:c="2"/></text:p>
          </table:table-cell>
          <table:table-cell table:style-name="Tabelle24.A1" office:value-type="string">
            <text:p text:style-name="P195">In merito a ciò si osserva:</text:p>
            <text:p text:style-name="P195">...</text:p>
          </table:table-cell>
        </table:table-row>
        <table:table-row table:style-name="Tabelle24.1">
          <table:table-cell table:style-name="Tabelle24.A1" office:value-type="string">
            <text:p text:style-name="P260">Investitionen ohne finanzielle Belastung</text:p>
          </table:table-cell>
          <table:table-cell table:style-name="Tabelle24.A1" office:value-type="string">
            <text:p text:style-name="P259">Investimenti senza esborsi finanziari</text:p>
          </table:table-cell>
        </table:table-row>
        <table:table-row table:style-name="Tabelle24.1">
          <table:table-cell table:style-name="Tabelle24.A1" office:value-type="string">
            <text:p text:style-name="P227">Außer den im Haushalt vorgesehenen Investitionen sind <text:span text:style-name="T52">keine/ noch folgende</text:span> Investitionen vor<text:soft-page-break/>gesehen, die einen unmittelbaren Niederschlag auf den Haushalt haben: </text:p>
          </table:table-cell>
          <table:table-cell table:style-name="Tabelle24.A1" office:value-type="string">
            <text:p text:style-name="P195">Oltre agli investimenti previsti nel bilancio, <text:span text:style-name="T52">(non)</text:span> sono programmati <text:span text:style-name="T52">i seguenti</text:span> investimenti che <text:soft-page-break/>comportino un riflesso immediato sul bilancio: </text:p>
          </table:table-cell>
        </table:table-row>
        <table:table-row table:style-name="Tabelle24.1">
          <table:table-cell table:style-name="Tabelle24.A1" office:value-type="string">
            <text:list xml:id="list164258975491512" text:continue-numbering="true" text:style-name="minus">
              <text:list-item>
                <text:p text:style-name="P398">________ € als Ausgleich für den Erlass von Baukonzessionen</text:p>
              </text:list-item>
            </text:list>
          </table:table-cell>
          <table:table-cell table:style-name="Tabelle24.A1" office:value-type="string">
            <text:list xml:id="list164259505100638" text:continue-numbering="true" text:style-name="minus">
              <text:list-item>
                <text:p text:style-name="P402">per <text:span text:style-name="T3">________</text:span> € opere a scomputo di permesso di costruire </text:p>
              </text:list-item>
            </text:list>
          </table:table-cell>
        </table:table-row>
        <table:table-row table:style-name="Tabelle24.1">
          <table:table-cell table:style-name="Tabelle24.A1" office:value-type="string">
            <text:list xml:id="list164260188151018" text:continue-numbering="true" text:style-name="minus">
              <text:list-item>
                <text:p text:style-name="P398">________ € für den kostenlosen Erwerb aufgrund von Raumordnungsverträgen</text:p>
              </text:list-item>
            </text:list>
          </table:table-cell>
          <table:table-cell table:style-name="Tabelle24.A1" office:value-type="string">
            <text:list xml:id="list164259579727940" text:continue-numbering="true" text:style-name="minus">
              <text:list-item>
                <text:p text:style-name="P402">per <text:span text:style-name="T3">________</text:span> € acquisizione gratuite da convenzioni urbanistiche </text:p>
              </text:list-item>
            </text:list>
          </table:table-cell>
        </table:table-row>
        <table:table-row table:style-name="Tabelle24.1">
          <table:table-cell table:style-name="Tabelle24.A1" office:value-type="string">
            <text:list xml:id="list164260663633009" text:continue-numbering="true" text:style-name="minus">
              <text:list-item>
                <text:p text:style-name="P398">________ € aus Tauschverträgen</text:p>
              </text:list-item>
            </text:list>
          </table:table-cell>
          <table:table-cell table:style-name="Tabelle24.A1" office:value-type="string">
            <text:list xml:id="list164260496202345" text:continue-numbering="true" text:style-name="minus">
              <text:list-item>
                <text:p text:style-name="P402">per <text:span text:style-name="T3">________</text:span> € da contratti di permuta </text:p>
              </text:list-item>
            </text:list>
          </table:table-cell>
        </table:table-row>
        <table:table-row table:style-name="Tabelle24.1">
          <table:table-cell table:style-name="Tabelle24.A1" office:value-type="string">
            <text:list xml:id="list164259135972104" text:continue-numbering="true" text:style-name="minus">
              <text:list-item>
                <text:p text:style-name="P398">________ € aus privaten Projektfinanzierungen</text:p>
              </text:list-item>
            </text:list>
          </table:table-cell>
          <table:table-cell table:style-name="Tabelle24.A1" office:value-type="string">
            <text:list xml:id="list164259461711226" text:continue-numbering="true" text:style-name="minus">
              <text:list-item>
                <text:p text:style-name="P402">per euro <text:span text:style-name="T3">________</text:span> da project financing </text:p>
              </text:list-item>
            </text:list>
          </table:table-cell>
        </table:table-row>
        <table:table-row table:style-name="Tabelle24.1">
          <table:table-cell table:style-name="Tabelle24.A1" office:value-type="string">
            <text:p text:style-name="P260">Leasingverträge</text:p>
          </table:table-cell>
          <table:table-cell table:style-name="Tabelle24.A1" office:value-type="string">
            <text:p text:style-name="P259">Contratti leasing</text:p>
          </table:table-cell>
        </table:table-row>
        <table:table-row table:style-name="Tabelle24.1">
          <table:table-cell table:style-name="Tabelle24.A1" office:value-type="string">
            <text:p text:style-name="P227">Die Körperschaft hat derzeit kleine Leasingverträge laufen.</text:p>
          </table:table-cell>
          <table:table-cell table:style-name="Tabelle24.A1" office:value-type="string">
            <text:p text:style-name="P195">L’ente non ha in corso contratti di locazione finanziaria.</text:p>
          </table:table-cell>
        </table:table-row>
        <table:table-row table:style-name="Tabelle24.1">
          <table:table-cell table:style-name="Tabelle24.A1" office:value-type="string">
            <text:p text:style-name="P238">oder</text:p>
          </table:table-cell>
          <table:table-cell table:style-name="Tabelle24.A1" office:value-type="string">
            <text:p text:style-name="P206">oppure</text:p>
          </table:table-cell>
        </table:table-row>
        <table:table-row table:style-name="Tabelle24.1">
          <table:table-cell table:style-name="Tabelle24.A1" office:value-type="string">
            <text:p text:style-name="P227">Die Körperschaft hat derzeit folgende Leasingverträge:</text:p>
          </table:table-cell>
          <table:table-cell table:style-name="Tabelle24.A1" office:value-type="string">
            <text:p text:style-name="P195">L’ente ha in corso i seguenti contratti di locazione finanziaria:</text:p>
          </table:table-cell>
        </table:table-row>
      </table:table>
      <text:p text:style-name="Text_20_body"/>
      <table:table table:name="Tabelle59" table:style-name="Tabelle59">
        <table:table-column table:style-name="Tabelle59.A" table:number-columns-repeated="2"/>
        <table:table-column table:style-name="Tabelle59.C" table:number-columns-repeated="2"/>
        <table:table-row table:style-name="TableLine94441565215200">
          <table:table-cell table:style-name="Tabelle59.A1" office:value-type="string">
            <text:p text:style-name="P310">Güter</text:p>
            <text:p text:style-name="P314">Beni</text:p>
          </table:table-cell>
          <table:table-cell table:style-name="Tabelle59.A1" office:value-type="string">
            <text:p text:style-name="P310">Dauer</text:p>
            <text:p text:style-name="P314">durata</text:p>
          </table:table-cell>
          <table:table-cell table:style-name="Tabelle59.A1" office:value-type="string">
            <text:p text:style-name="P310">Jährlicher Betrag</text:p>
            <text:p text:style-name="P314">canone annuo</text:p>
          </table:table-cell>
          <table:table-cell table:style-name="Tabelle59.D1" office:value-type="string">
            <text:p text:style-name="P310">Rückkaufsbetrag</text:p>
            <text:p text:style-name="P314">Canone di riscatto</text:p>
          </table:table-cell>
        </table:table-row>
        <table:table-row table:style-name="Tabelle59.2">
          <table:table-cell table:style-name="Tabelle59.A2" office:value-type="string">
            <text:p text:style-name="P316"/>
          </table:table-cell>
          <table:table-cell table:style-name="Tabelle59.A2" office:value-type="string">
            <text:p text:style-name="P381"/>
          </table:table-cell>
          <table:table-cell table:style-name="Tabelle59.C2">
            <text:p text:style-name="P380"/>
          </table:table-cell>
          <table:table-cell table:style-name="Tabelle59.D2">
            <text:p text:style-name="P317"/>
          </table:table-cell>
        </table:table-row>
        <table:table-row table:style-name="Tabelle59.2">
          <table:table-cell table:style-name="Tabelle59.A2" office:value-type="string">
            <text:p text:style-name="P316"/>
          </table:table-cell>
          <table:table-cell table:style-name="Tabelle59.A2" office:value-type="string">
            <text:p text:style-name="P381"/>
          </table:table-cell>
          <table:table-cell table:style-name="Tabelle59.C2">
            <text:p text:style-name="P380"/>
          </table:table-cell>
          <table:table-cell table:style-name="Tabelle59.D2">
            <text:p text:style-name="P317"/>
          </table:table-cell>
        </table:table-row>
        <table:table-row table:style-name="Tabelle59.2">
          <table:table-cell table:style-name="Tabelle59.A2" office:value-type="string">
            <text:p text:style-name="P316"/>
          </table:table-cell>
          <table:table-cell table:style-name="Tabelle59.A2" office:value-type="string">
            <text:p text:style-name="P381"/>
          </table:table-cell>
          <table:table-cell table:style-name="Tabelle59.C2">
            <text:p text:style-name="P380"/>
          </table:table-cell>
          <table:table-cell table:style-name="Tabelle59.D2">
            <text:p text:style-name="P317"/>
          </table:table-cell>
        </table:table-row>
      </table:table>
      <text:p text:style-name="Standard"/>
      <table:table table:name="Tabelle56" table:style-name="Tabelle56">
        <table:table-column table:style-name="Tabelle56.A"/>
        <table:table-column table:style-name="Tabelle56.B"/>
        <table:table-row table:style-name="Tabelle56.1">
          <table:table-cell table:style-name="Tabelle56.A1" office:value-type="string">
            <text:p text:style-name="P260">Investitionen mit Leasingverträgen</text:p>
          </table:table-cell>
          <table:table-cell table:style-name="Tabelle56.A1" office:value-type="string">
            <text:p text:style-name="P259">Investimenti con contratti di locazione</text:p>
          </table:table-cell>
        </table:table-row>
        <table:table-row table:style-name="Tabelle56.1">
          <table:table-cell table:style-name="Tabelle56.A1" office:value-type="string">
            <text:p text:style-name="P227">Die Körperschaft beabsichtigt, keine neuen Güter mit Leasingverträgen zu erwerben.</text:p>
          </table:table-cell>
          <table:table-cell table:style-name="Tabelle56.A1" office:value-type="string">
            <text:p text:style-name="P195">L’ente non intende acquisire beni con contratti di locazione finanziaria.</text:p>
          </table:table-cell>
        </table:table-row>
        <table:table-row table:style-name="Tabelle56.1">
          <table:table-cell table:style-name="Tabelle56.A1" office:value-type="string">
            <text:p text:style-name="P238">oder</text:p>
          </table:table-cell>
          <table:table-cell table:style-name="Tabelle56.A1" office:value-type="string">
            <text:p text:style-name="P206">oppure</text:p>
          </table:table-cell>
        </table:table-row>
        <table:table-row table:style-name="Tabelle56.1">
          <table:table-cell table:style-name="Tabelle56.A1" office:value-type="string">
            <text:p text:style-name="P227">Die Verwaltung beabsichtigt, folgende Güter mit Leasingverträgen zu erwerben:</text:p>
          </table:table-cell>
          <table:table-cell table:style-name="Tabelle56.A1" office:value-type="string">
            <text:p text:style-name="P195">L’ente intende acquisire i seguenti beni con contratti di locazione finanziaria:</text:p>
          </table:table-cell>
        </table:table-row>
      </table:table>
      <text:p text:style-name="Text_20_body"/>
      <table:table table:name="Tabelle60" table:style-name="Tabelle60">
        <table:table-column table:style-name="Tabelle60.A" table:number-columns-repeated="2"/>
        <table:table-column table:style-name="Tabelle60.C" table:number-columns-repeated="2"/>
        <table:table-row table:style-name="TableLine94441565268240">
          <table:table-cell table:style-name="Tabelle60.A1" office:value-type="string">
            <text:p text:style-name="P310">Güter</text:p>
            <text:p text:style-name="P314">Beni</text:p>
          </table:table-cell>
          <table:table-cell table:style-name="Tabelle60.A1" office:value-type="string">
            <text:p text:style-name="P310">Dauer</text:p>
            <text:p text:style-name="P314">durata</text:p>
          </table:table-cell>
          <table:table-cell table:style-name="Tabelle60.A1" office:value-type="string">
            <text:p text:style-name="P310">Jährlicher Betrag</text:p>
            <text:p text:style-name="P314">canone annuo</text:p>
          </table:table-cell>
          <table:table-cell table:style-name="Tabelle60.D1" office:value-type="string">
            <text:p text:style-name="P310">Rückkaufsbetrag</text:p>
            <text:p text:style-name="P314">Canone di riscatto</text:p>
          </table:table-cell>
        </table:table-row>
        <table:table-row table:style-name="Tabelle60.2">
          <table:table-cell table:style-name="Tabelle60.A2" office:value-type="string">
            <text:p text:style-name="P316"/>
          </table:table-cell>
          <table:table-cell table:style-name="Tabelle60.A2" office:value-type="string">
            <text:p text:style-name="P381"/>
          </table:table-cell>
          <table:table-cell table:style-name="Tabelle60.C2">
            <text:p text:style-name="P380"/>
          </table:table-cell>
          <table:table-cell table:style-name="Tabelle60.D2">
            <text:p text:style-name="P317"/>
          </table:table-cell>
        </table:table-row>
        <table:table-row table:style-name="Tabelle60.2">
          <table:table-cell table:style-name="Tabelle60.A2" office:value-type="string">
            <text:p text:style-name="P316"/>
          </table:table-cell>
          <table:table-cell table:style-name="Tabelle60.A2" office:value-type="string">
            <text:p text:style-name="P381"/>
          </table:table-cell>
          <table:table-cell table:style-name="Tabelle60.C2">
            <text:p text:style-name="P380"/>
          </table:table-cell>
          <table:table-cell table:style-name="Tabelle60.D2">
            <text:p text:style-name="P317"/>
          </table:table-cell>
        </table:table-row>
        <table:table-row table:style-name="Tabelle60.2">
          <table:table-cell table:style-name="Tabelle60.A2" office:value-type="string">
            <text:p text:style-name="P316"/>
          </table:table-cell>
          <table:table-cell table:style-name="Tabelle60.A2" office:value-type="string">
            <text:p text:style-name="P381"/>
          </table:table-cell>
          <table:table-cell table:style-name="Tabelle60.C2">
            <text:p text:style-name="P380"/>
          </table:table-cell>
          <table:table-cell table:style-name="Tabelle60.D2">
            <text:p text:style-name="P317"/>
          </table:table-cell>
        </table:table-row>
      </table:table>
      <text:p text:style-name="Standard"/>
      <table:table table:name="Tabelle55" table:style-name="Tabelle55">
        <table:table-column table:style-name="Tabelle55.A"/>
        <table:table-column table:style-name="Tabelle55.B"/>
        <table:table-row table:style-name="Tabelle55.1">
          <table:table-cell table:style-name="Tabelle55.A1" office:value-type="string">
            <text:h text:style-name="P395" text:outline-level="2">VERSCHULDUNG</text:h>
          </table:table-cell>
          <table:table-cell table:style-name="Tabelle55.A1" office:value-type="string">
            <text:h text:style-name="P395" text:outline-level="2">INDEBITAMENTO</text:h>
          </table:table-cell>
        </table:table-row>
        <text:soft-page-break/>
        <table:table-row table:style-name="Tabelle55.1">
          <table:table-cell table:style-name="Tabelle55.A1" office:value-type="string">
            <text:p text:style-name="P227">Die Entwicklung der Verschuldung sowie die Belastung für Rückzahlungen von Darlehen können den nachfolgenden Tabellen entnommen werden:</text:p>
          </table:table-cell>
          <table:table-cell table:style-name="Tabelle55.A1" office:value-type="string">
            <text:p text:style-name="P195">L’evoluzione dell’indebitamento e l’onere per l’ammortamento dei mutui possono essere desunti dalle seguenti tabelle:</text:p>
          </table:table-cell>
        </table:table-row>
      </table:table>
      <text:p text:style-name="Standard"/>
      <text:p text:style-name="Standard"/>
      <table:table table:name="DarlehenRestschuld" table:style-name="DarlehenRestschuld">
        <table:table-column table:style-name="DarlehenRestschuld.A"/>
        <table:table-column table:style-name="DarlehenRestschuld.B"/>
        <table:table-column table:style-name="DarlehenRestschuld.C"/>
        <table:table-column table:style-name="DarlehenRestschuld.D"/>
        <table:table-column table:style-name="DarlehenRestschuld.E"/>
        <table:table-column table:style-name="DarlehenRestschuld.D"/>
        <table:table-column table:style-name="DarlehenRestschuld.C"/>
        <table:table-row table:style-name="TableLine94441565299056">
          <table:table-cell table:style-name="DarlehenRestschuld.A1" office:value-type="string">
            <text:p text:style-name="P283"/>
          </table:table-cell>
          <table:table-cell table:style-name="DarlehenRestschuld.A1" office:value-type="string">
            <text:p text:style-name="P283"/>
          </table:table-cell>
          <table:table-cell table:style-name="DarlehenRestschuld.C1" office:value-type="string">
            <text:p text:style-name="P286"><text:text-input text:description="">$report.reportYearMin2</text:text-input></text:p>
          </table:table-cell>
          <table:table-cell table:style-name="DarlehenRestschuld.C1" office:value-type="string">
            <text:p text:style-name="P286"><text:text-input text:description="">$report.reportYearMin1</text:text-input></text:p>
          </table:table-cell>
          <table:table-cell table:style-name="DarlehenRestschuld.C1" office:value-type="string">
            <text:p text:style-name="P286"><text:text-input text:description="">$report.reportYear</text:text-input></text:p>
          </table:table-cell>
          <table:table-cell table:style-name="DarlehenRestschuld.C1" office:value-type="string">
            <text:p text:style-name="P179"><text:text-input text:description="">$report.reportYearPlus1</text:text-input></text:p>
          </table:table-cell>
          <table:table-cell table:style-name="DarlehenRestschuld.G1" office:value-type="string">
            <text:p text:style-name="P179"><text:text-input text:description="">$report.reportYearPlus2</text:text-input></text:p>
          </table:table-cell>
        </table:table-row>
        <table:table-row table:style-name="TableLine94441565374704">
          <table:table-cell table:style-name="DarlehenRestschuld.C1" office:value-type="string">
            <text:p text:style-name="P280">Restschuld Vorjahr</text:p>
          </table:table-cell>
          <table:table-cell table:style-name="DarlehenRestschuld.G1" office:value-type="string">
            <text:p text:style-name="P293">Residuo anno precedente</text:p>
          </table:table-cell>
          <table:table-cell table:style-name="DarlehenRestschuld.C2" office:value-type="string">
            <text:p text:style-name="P294"><text:text-input text:description="">#set ( $d = $DarlehenRestschuld )
$d[0].ANNO</text:text-input><text:s/><text:span text:style-name="T42">€</text:span> </text:p>
          </table:table-cell>
          <table:table-cell table:style-name="DarlehenRestschuld.C2" office:value-type="string">
            <text:p text:style-name="P294"><text:span text:style-name="T42"><text:text-input text:description="">$d[1].ANNO</text:text-input></text:span><text:span text:style-name="T42"><text:s/>€</text:span> </text:p>
          </table:table-cell>
          <table:table-cell table:style-name="DarlehenRestschuld.C2" office:value-type="string">
            <text:p text:style-name="P297"><text:span text:style-name="T42"><text:text-input text:description="">$d[2].ANNO</text:text-input></text:span><text:span text:style-name="T42"><text:s/>€</text:span> </text:p>
          </table:table-cell>
          <table:table-cell table:style-name="DarlehenRestschuld.C2" office:value-type="string">
            <text:p text:style-name="P297"><text:span text:style-name="T42"><text:text-input text:description="">$d[3].ANNO</text:text-input></text:span><text:span text:style-name="T42"><text:s/>€</text:span> </text:p>
          </table:table-cell>
          <table:table-cell table:style-name="DarlehenRestschuld.G2" office:value-type="string">
            <text:p text:style-name="P297"><text:span text:style-name="T42"><text:text-input text:description="">$d[4].ANNO</text:text-input></text:span><text:span text:style-name="T42"><text:s/>€</text:span> </text:p>
          </table:table-cell>
        </table:table-row>
        <table:table-row table:style-name="TableLine94441565379280">
          <table:table-cell table:style-name="DarlehenRestschuld.C2" office:value-type="string">
            <text:p text:style-name="P280">Neue Darlehen</text:p>
          </table:table-cell>
          <table:table-cell table:style-name="DarlehenRestschuld.G2" office:value-type="string">
            <text:p text:style-name="P293">Nuovi mutui</text:p>
          </table:table-cell>
          <table:table-cell table:style-name="DarlehenRestschuld.C2" office:value-type="string">
            <text:p text:style-name="P296"><text:span text:style-name="T42"><text:text-input text:description="">$d[0].NUOVI</text:text-input></text:span><text:span text:style-name="T42"><text:s/>€</text:span> </text:p>
          </table:table-cell>
          <table:table-cell table:style-name="DarlehenRestschuld.C2" office:value-type="string">
            <text:p text:style-name="P303"><text:span text:style-name="T44"><text:text-input text:description="">$d[1].NUOVI</text:text-input></text:span><text:span text:style-name="T44"><text:s/>€</text:span> </text:p>
          </table:table-cell>
          <table:table-cell table:style-name="DarlehenRestschuld.C2" office:value-type="string">
            <text:p text:style-name="P295"><text:span text:style-name="T42"><text:text-input text:description="">$d[2].NUOVI</text:text-input></text:span><text:span text:style-name="T42"><text:s/>€</text:span> </text:p>
          </table:table-cell>
          <table:table-cell table:style-name="DarlehenRestschuld.C2" office:value-type="string">
            <text:p text:style-name="P295"><text:span text:style-name="T42"><text:text-input text:description="">$d[3].NUOVI</text:text-input></text:span><text:span text:style-name="T42"><text:s/>€</text:span> </text:p>
          </table:table-cell>
          <table:table-cell table:style-name="DarlehenRestschuld.G2" office:value-type="string">
            <text:p text:style-name="P295"><text:span text:style-name="T42"><text:text-input text:description="">$d[4].NUOVI</text:text-input></text:span><text:span text:style-name="T42"><text:s/>€</text:span> </text:p>
          </table:table-cell>
        </table:table-row>
        <table:table-row table:style-name="TableLine94441565381824">
          <table:table-cell table:style-name="DarlehenRestschuld.C2" office:value-type="string">
            <text:p text:style-name="P280">Rückzahlung Kapital</text:p>
          </table:table-cell>
          <table:table-cell table:style-name="DarlehenRestschuld.G2" office:value-type="string">
            <text:p text:style-name="P293">Rimborso capitale</text:p>
          </table:table-cell>
          <table:table-cell table:style-name="DarlehenRestschuld.C2" office:value-type="string">
            <text:p text:style-name="P295"><text:span text:style-name="T42"><text:text-input text:description="">$d[0].QUOTACAPITAL</text:text-input></text:span><text:span text:style-name="T42"><text:s/>€</text:span> </text:p>
          </table:table-cell>
          <table:table-cell table:style-name="DarlehenRestschuld.C2" office:value-type="string">
            <text:p text:style-name="P295"><text:span text:style-name="T42"><text:text-input text:description="">$d[1].QUOTACAPITAL</text:text-input></text:span><text:span text:style-name="T42"><text:s/>€</text:span> </text:p>
          </table:table-cell>
          <table:table-cell table:style-name="DarlehenRestschuld.C2" office:value-type="string">
            <text:p text:style-name="P295"><text:span text:style-name="T42"><text:text-input text:description="">$d[2].QUOTACAPITAL</text:text-input></text:span><text:span text:style-name="T42"><text:s/>€</text:span> </text:p>
          </table:table-cell>
          <table:table-cell table:style-name="DarlehenRestschuld.C2" office:value-type="string">
            <text:p text:style-name="P295"><text:span text:style-name="T42"><text:text-input text:description="">$d[3].QUOTACAPITAL</text:text-input></text:span><text:span text:style-name="T42"><text:s/>€</text:span> </text:p>
          </table:table-cell>
          <table:table-cell table:style-name="DarlehenRestschuld.G2" office:value-type="string">
            <text:p text:style-name="P295"><text:span text:style-name="T42"><text:text-input text:description="">$d[4].QUOTACAPITAL</text:text-input></text:span><text:span text:style-name="T42"><text:s/>€</text:span> </text:p>
          </table:table-cell>
        </table:table-row>
        <table:table-row table:style-name="TableLine94441565383088">
          <table:table-cell table:style-name="DarlehenRestschuld.C2" office:value-type="string">
            <text:p text:style-name="P280">Vorzeitige Tilgung</text:p>
          </table:table-cell>
          <table:table-cell table:style-name="DarlehenRestschuld.G2" office:value-type="string">
            <text:p text:style-name="P293">Rimborso anticipato</text:p>
          </table:table-cell>
          <table:table-cell table:style-name="DarlehenRestschuld.C2" office:value-type="string">
            <text:p text:style-name="P308"><text:span text:style-name="T45"><text:text-input text:description="">$d[0].VORTILG</text:text-input></text:span><text:span text:style-name="T45"><text:s/>€</text:span> </text:p>
          </table:table-cell>
          <table:table-cell table:style-name="DarlehenRestschuld.C2" office:value-type="string">
            <text:p text:style-name="P339"><text:text-input text:description="">$d[1].VORTILG</text:text-input><text:s/>€ </text:p>
          </table:table-cell>
          <table:table-cell table:style-name="DarlehenRestschuld.C2" office:value-type="string">
            <text:p text:style-name="P339"><text:text-input text:description="">$d[2].VORTILG</text:text-input><text:s/>€ </text:p>
          </table:table-cell>
          <table:table-cell table:style-name="DarlehenRestschuld.C2" office:value-type="string">
            <text:p text:style-name="P339"><text:text-input text:description="">$d[3].VORTILG</text:text-input><text:s/>€ </text:p>
          </table:table-cell>
          <table:table-cell table:style-name="DarlehenRestschuld.G2" office:value-type="string">
            <text:p text:style-name="P339"><text:text-input text:description="">$d[4].VORTILG</text:text-input><text:s/>€ </text:p>
          </table:table-cell>
        </table:table-row>
        <table:table-row table:style-name="TableLine94441565381056">
          <table:table-cell table:style-name="DarlehenRestschuld.C2" office:value-type="string">
            <text:p text:style-name="P280">Restschuld am Jahresende</text:p>
          </table:table-cell>
          <table:table-cell table:style-name="DarlehenRestschuld.G2" office:value-type="string">
            <text:p text:style-name="P293">Residuo alla fine dell'anno</text:p>
          </table:table-cell>
          <table:table-cell table:style-name="DarlehenRestschuld.C2" office:value-type="string">
            <text:p text:style-name="P307"><text:span text:style-name="T45"><text:text-input text:description="">$d[0].RESIDUO</text:text-input></text:span><text:span text:style-name="T45"><text:s/>€</text:span> </text:p>
          </table:table-cell>
          <table:table-cell table:style-name="DarlehenRestschuld.C2" office:value-type="string">
            <text:p text:style-name="P307"><text:span text:style-name="T45"><text:text-input text:description="">$d[1].RESIDUO</text:text-input></text:span><text:span text:style-name="T45"><text:s/>€</text:span> </text:p>
          </table:table-cell>
          <table:table-cell table:style-name="DarlehenRestschuld.C2" office:value-type="string">
            <text:p text:style-name="P307"><text:span text:style-name="T45"><text:text-input text:description="">$d[2].RESIDUO</text:text-input></text:span><text:span text:style-name="T45"><text:s/>€</text:span> </text:p>
          </table:table-cell>
          <table:table-cell table:style-name="DarlehenRestschuld.C2" office:value-type="string">
            <text:p text:style-name="P307"><text:span text:style-name="T45"><text:text-input text:description="">$d[3].RESIDUO</text:text-input></text:span><text:span text:style-name="T45"><text:s/>€</text:span> </text:p>
          </table:table-cell>
          <table:table-cell table:style-name="DarlehenRestschuld.G2" office:value-type="string">
            <text:p text:style-name="P307"><text:span text:style-name="T45"><text:text-input text:description="">$d[4].RESIDUO</text:text-input></text:span><text:span text:style-name="T45"><text:s/>€</text:span> </text:p>
          </table:table-cell>
        </table:table-row>
      </table:table>
      <text:p text:style-name="Standard"/>
      <table:table table:name="verschuldung" table:style-name="verschuldung">
        <table:table-column table:style-name="verschuldung.A"/>
        <table:table-column table:style-name="verschuldung.B"/>
        <table:table-column table:style-name="verschuldung.C"/>
        <table:table-column table:style-name="verschuldung.D"/>
        <table:table-column table:style-name="verschuldung.C"/>
        <table:table-column table:style-name="verschuldung.F"/>
        <table:table-row table:style-name="verschuldung.1">
          <table:table-cell table:style-name="verschuldung.A1" office:value-type="string">
            <text:p text:style-name="P155">Rückzahlungsraten</text:p>
          </table:table-cell>
          <table:table-cell table:style-name="verschuldung.A1" office:value-type="string">
            <text:p text:style-name="P156">Rate rimborso</text:p>
          </table:table-cell>
          <table:table-cell table:style-name="verschuldung.A1" office:value-type="string">
            <text:p text:style-name="P20"><text:text-input text:description="">$report.reportYearMin1</text:text-input></text:p>
          </table:table-cell>
          <table:table-cell table:style-name="verschuldung.A1" office:value-type="string">
            <text:p text:style-name="P24"><text:text-input text:description="">$report.reportYear</text:text-input></text:p>
          </table:table-cell>
          <table:table-cell table:style-name="verschuldung.A1" office:value-type="string">
            <text:p text:style-name="P20"><text:text-input text:description="">$report.reportYearPlus1</text:text-input></text:p>
          </table:table-cell>
          <table:table-cell table:style-name="verschuldung.A1" office:value-type="string">
            <text:p text:style-name="P20"><text:text-input text:description="">$report.reportYearPlus2</text:text-input></text:p>
          </table:table-cell>
        </table:table-row>
        <table:table-row table:style-name="verschuldung.1">
          <table:table-cell table:style-name="verschuldung.A1" office:value-type="string">
            <text:p text:style-name="P157">Rückzahlung von Kapital</text:p>
          </table:table-cell>
          <table:table-cell table:style-name="verschuldung.A1" office:value-type="string">
            <text:p text:style-name="P160">Rimborso capitale</text:p>
          </table:table-cell>
          <table:table-cell table:style-name="verschuldung.A1" office:value-type="string">
            <text:p text:style-name="P46">€</text:p>
          </table:table-cell>
          <table:table-cell table:style-name="verschuldung.A1" office:value-type="string">
            <text:p text:style-name="P46">€</text:p>
          </table:table-cell>
          <table:table-cell table:style-name="verschuldung.A1" office:value-type="string">
            <text:p text:style-name="P46">€</text:p>
          </table:table-cell>
          <table:table-cell table:style-name="verschuldung.A1" office:value-type="string">
            <text:p text:style-name="P46">€</text:p>
          </table:table-cell>
        </table:table-row>
        <table:table-row table:style-name="verschuldung.1">
          <table:table-cell table:style-name="verschuldung.A1" office:value-type="string">
            <text:p text:style-name="P157">Rückzahlung von Zinsen</text:p>
          </table:table-cell>
          <table:table-cell table:style-name="verschuldung.A1" office:value-type="string">
            <text:p text:style-name="P160">Rimborso interessi</text:p>
          </table:table-cell>
          <table:table-cell table:style-name="verschuldung.A1" office:value-type="string">
            <text:p text:style-name="P46"><text:s text:c="3"/>€ </text:p>
          </table:table-cell>
          <table:table-cell table:style-name="verschuldung.A1" office:value-type="string">
            <text:p text:style-name="P46"><text:s text:c="3"/>€ </text:p>
          </table:table-cell>
          <table:table-cell table:style-name="verschuldung.A1" office:value-type="string">
            <text:p text:style-name="P46"><text:s text:c="3"/>€ </text:p>
          </table:table-cell>
          <table:table-cell table:style-name="verschuldung.A1" office:value-type="string">
            <text:p text:style-name="P46"><text:s text:c="3"/>€ </text:p>
          </table:table-cell>
        </table:table-row>
        <table:table-row table:style-name="verschuldung.1">
          <table:table-cell table:style-name="verschuldung.A1" office:value-type="string">
            <text:p text:style-name="P158">Summe</text:p>
          </table:table-cell>
          <table:table-cell table:style-name="verschuldung.A1" office:value-type="string">
            <text:p text:style-name="P159">Somma</text:p>
          </table:table-cell>
          <table:table-cell table:style-name="verschuldung.A1" office:value-type="string">
            <text:p text:style-name="P39">€</text:p>
          </table:table-cell>
          <table:table-cell table:style-name="verschuldung.A1" office:value-type="string">
            <text:p text:style-name="P39">€</text:p>
          </table:table-cell>
          <table:table-cell table:style-name="verschuldung.A1" office:value-type="string">
            <text:p text:style-name="P39">€</text:p>
          </table:table-cell>
          <table:table-cell table:style-name="verschuldung.A1" office:value-type="string">
            <text:p text:style-name="P39">€</text:p>
          </table:table-cell>
        </table:table-row>
        <table:table-row table:style-name="verschuldung.1">
          <table:table-cell table:style-name="verschuldung.A1" office:value-type="string">
            <text:p text:style-name="P157">Beiträge Dritter</text:p>
          </table:table-cell>
          <table:table-cell table:style-name="verschuldung.A1" office:value-type="string">
            <text:p text:style-name="P160">Contributi terzi</text:p>
          </table:table-cell>
          <table:table-cell table:style-name="verschuldung.A1" office:value-type="string">
            <text:p text:style-name="P46"><text:s text:c="3"/>€ </text:p>
          </table:table-cell>
          <table:table-cell table:style-name="verschuldung.A1" office:value-type="string">
            <text:p text:style-name="P46"><text:s text:c="3"/>€ </text:p>
          </table:table-cell>
          <table:table-cell table:style-name="verschuldung.A1" office:value-type="string">
            <text:p text:style-name="P46"><text:s text:c="3"/>€ </text:p>
          </table:table-cell>
          <table:table-cell table:style-name="verschuldung.A1" office:value-type="string">
            <text:p text:style-name="P46"><text:s text:c="3"/>€ </text:p>
          </table:table-cell>
        </table:table-row>
        <table:table-row table:style-name="verschuldung.1">
          <table:table-cell table:style-name="verschuldung.A1" office:value-type="string">
            <text:p text:style-name="P158">Nettoschuldenrückzahlung</text:p>
          </table:table-cell>
          <table:table-cell table:style-name="verschuldung.A1" office:value-type="string">
            <text:p text:style-name="P159">Rimborso netto</text:p>
          </table:table-cell>
          <table:table-cell table:style-name="verschuldung.A1" office:value-type="string">
            <text:p text:style-name="P39">€</text:p>
          </table:table-cell>
          <table:table-cell table:style-name="verschuldung.A1" office:value-type="string">
            <text:p text:style-name="P39">€</text:p>
          </table:table-cell>
          <table:table-cell table:style-name="verschuldung.A1" office:value-type="string">
            <text:p text:style-name="P39">€</text:p>
          </table:table-cell>
          <table:table-cell table:style-name="verschuldung.A1" office:value-type="string">
            <text:p text:style-name="P39">€</text:p>
          </table:table-cell>
        </table:table-row>
      </table:table>
      <text:p text:style-name="Standard"/>
      <table:table table:name="Tabelle76" table:style-name="Tabelle76">
        <table:table-column table:style-name="Tabelle76.A"/>
        <table:table-column table:style-name="Tabelle76.B"/>
        <table:table-column table:style-name="Tabelle76.C"/>
        <table:table-column table:style-name="Tabelle76.D"/>
        <table:table-column table:style-name="Tabelle76.C"/>
        <table:table-column table:style-name="Tabelle76.F"/>
        <table:table-row table:style-name="Tabelle76.1">
          <table:table-cell table:style-name="Tabelle76.A1" office:value-type="string">
            <text:p text:style-name="P161">Bilanzindikatoren für Verschuldung</text:p>
          </table:table-cell>
          <table:table-cell table:style-name="Tabelle76.B1" office:value-type="string">
            <text:p text:style-name="P162">Indici dell’indebitamento</text:p>
          </table:table-cell>
          <table:table-cell table:style-name="Tabelle76.C1" office:value-type="string">
            <text:p text:style-name="P20"><text:text-input text:description="">$report.reportYearMin2</text:text-input></text:p>
          </table:table-cell>
          <table:table-cell table:style-name="Tabelle76.C1" office:value-type="string">
            <text:p text:style-name="P20"><text:text-input text:description="">$report.reportYearMin1</text:text-input></text:p>
          </table:table-cell>
          <table:table-cell table:style-name="Tabelle76.C1" office:value-type="string">
            <text:p text:style-name="P24"><text:text-input text:description="">$report.reportYear</text:text-input></text:p>
          </table:table-cell>
          <table:table-cell table:style-name="Tabelle76.C1" office:value-type="string">
            <text:p text:style-name="P20"><text:text-input text:description="">$report.reportYearPlus1</text:text-input></text:p>
          </table:table-cell>
        </table:table-row>
        <table:table-row table:style-name="Tabelle76.2">
          <table:table-cell table:style-name="Tabelle76.B1" office:value-type="string">
            <text:p text:style-name="P166">Nettoverschuldung pro Einwohner</text:p>
            <text:p text:style-name="P166">(…… Einwohner am 31.12.<text:text-input text:description="">$report.reportYearMin2</text:text-input>)</text:p>
          </table:table-cell>
          <table:table-cell table:style-name="Tabelle76.B1" office:value-type="string">
            <text:p text:style-name="P164">Indebitamento netto per abitante (…… abitanti al 31.12.<text:text-input text:description="">$report.reportYearMin2</text:text-input>)</text:p>
          </table:table-cell>
          <table:table-cell table:style-name="Tabelle76.B1" office:value-type="string">
            <text:p text:style-name="P46">€</text:p>
          </table:table-cell>
          <table:table-cell table:style-name="Tabelle76.B1" office:value-type="string">
            <text:p text:style-name="P46">€</text:p>
          </table:table-cell>
          <table:table-cell table:style-name="Tabelle76.B1" office:value-type="string">
            <text:p text:style-name="P46">€</text:p>
          </table:table-cell>
          <table:table-cell table:style-name="Tabelle76.B1" office:value-type="string">
            <text:p text:style-name="P46">€</text:p>
          </table:table-cell>
        </table:table-row>
        <table:table-row table:style-name="Tabelle76.2">
          <table:table-cell table:style-name="Tabelle76.B1" office:value-type="string">
            <text:p text:style-name="P165">Nettorückzahlung pro Einwohner</text:p>
            <text:p text:style-name="P165">(…… Einwohner am 31.12.<text:text-input text:description="">$report.reportYearMin2</text:text-input>)</text:p>
          </table:table-cell>
          <table:table-cell table:style-name="Tabelle76.B1" office:value-type="string">
            <text:p text:style-name="P167">Rimborso netto per abitante</text:p>
            <text:p text:style-name="P167">(….. <text:s text:c="3"/>abitanti al 31.12.<text:text-input text:description="">$report.reportYearMin2</text:text-input>) </text:p>
          </table:table-cell>
          <table:table-cell table:style-name="Tabelle76.B1" office:value-type="string">
            <text:p text:style-name="P109"><text:span text:style-name="T48"><text:s text:c="3"/></text:span><text:span text:style-name="T46">€</text:span> </text:p>
          </table:table-cell>
          <table:table-cell table:style-name="Tabelle76.B1" office:value-type="string">
            <text:p text:style-name="P46"><text:s text:c="3"/>€ </text:p>
          </table:table-cell>
          <table:table-cell table:style-name="Tabelle76.B1" office:value-type="string">
            <text:p text:style-name="P46"><text:s text:c="3"/>€ </text:p>
          </table:table-cell>
          <table:table-cell table:style-name="Tabelle76.B1" office:value-type="string">
            <text:p text:style-name="P46"><text:s text:c="3"/>€ </text:p>
          </table:table-cell>
        </table:table-row>
        <table:table-row table:style-name="Tabelle76.4">
          <table:table-cell table:style-name="Tabelle76.B1" office:value-type="string">
            <text:p text:style-name="P163">Quote der laufenden Einnahmen zur Deckung der Nettoverschuldung</text:p>
          </table:table-cell>
          <table:table-cell table:style-name="Tabelle76.B1" office:value-type="string">
            <text:p text:style-name="P164">Quota entrate correnti per copertura rimborso debito netto</text:p>
          </table:table-cell>
          <table:table-cell table:style-name="Tabelle76.B1" office:value-type="string">
            <text:p text:style-name="P46">%</text:p>
          </table:table-cell>
          <table:table-cell table:style-name="Tabelle76.B1" office:value-type="string">
            <text:p text:style-name="P46">%</text:p>
          </table:table-cell>
          <table:table-cell table:style-name="Tabelle76.B1" office:value-type="string">
            <text:p text:style-name="P46">%</text:p>
          </table:table-cell>
          <table:table-cell table:style-name="Tabelle76.B1" office:value-type="string">
            <text:p text:style-name="P46">%</text:p>
          </table:table-cell>
        </table:table-row>
      </table:table>
      <text:p text:style-name="Standard"/>
      <text:p text:style-name="Standard"><text:s/></text:p>
      <table:table table:name="Tabelle25" table:style-name="Tabelle25">
        <table:table-column table:style-name="Tabelle25.A"/>
        <table:table-column table:style-name="Tabelle25.B"/>
        <table:table-row table:style-name="Tabelle25.1">
          <table:table-cell table:style-name="Tabelle25.A1" office:value-type="string">
            <text:p text:style-name="P260">Passivzinsen und verschiedene Finanzlasten</text:p>
          </table:table-cell>
          <table:table-cell table:style-name="Tabelle25.A1" office:value-type="string">
            <text:p text:style-name="P259">Interessi passivi e oneri finanziari diversi</text:p>
          </table:table-cell>
        </table:table-row>
        <table:table-row table:style-name="Tabelle25.1">
          <table:table-cell table:style-name="Tabelle25.A1" office:value-type="string">
            <text:p text:style-name="P227">Die Entwicklung der Passivzinsen in den Jahren kann aus nachstehender Tabelle entnommen wer<text:soft-page-break/>den. Gemäß der vom Verantwortlichen des Finanzdienstes verfassten Aufstellung belaufen sich die Passivzinsen für das Jahr <text:text-input text:description="">$report.reportYear</text:text-input><text:s text:c="4"/>var_ZinsProz % der Gesamtausgaben ohne die Titel 5 und 7. </text:p>
          </table:table-cell>
          <table:table-cell table:style-name="Tabelle25.A1" office:value-type="string">
            <text:p text:style-name="P195">L’andamento delle spese per interessi negli anni può essere desunto dalla seguente tabella. Se<text:soft-page-break/>condo il riepilogo predisposto dal responsabile del servizio finanziario le spese per interessi passivi nell’anno <text:span text:style-name="T3"><text:text-input text:description="">$report.reportYear</text:text-input></text:span><text:s/>raggiungono il <text:span text:style-name="T3">var_ZinsProz</text:span> % delle spese complessive al netto dei titoli 5 e 7. </text:p>
          </table:table-cell>
        </table:table-row>
      </table:table>
      <text:p text:style-name="P243"/>
      <table:table table:name="ZinsJahre" table:style-name="ZinsJahre">
        <table:table-column table:style-name="ZinsJahre.A"/>
        <table:table-column table:style-name="ZinsJahre.B"/>
        <table:table-row table:style-name="TableLine94441565458320">
          <table:table-cell table:style-name="ZinsJahre.A1" office:value-type="string">
            <text:p text:style-name="P186"><text:span text:style-name="T40">QF_</text:span> ESER </text:p>
          </table:table-cell>
          <table:table-cell table:style-name="ZinsJahre.B1" office:value-type="string">
            <text:p text:style-name="P186"><text:span text:style-name="T40">QF_</text:span> ZINSPROZ <text:span text:style-name="T42">%</text:span> </text:p>
          </table:table-cell>
        </table:table-row>
      </table:table>
      <text:p text:style-name="Standard"/>
      <table:table table:name="Tabelle26" table:style-name="Tabelle26">
        <table:table-column table:style-name="Tabelle26.A"/>
        <table:table-column table:style-name="Tabelle26.B"/>
        <table:table-row table:style-name="Tabelle26.1">
          <table:table-cell table:style-name="Tabelle26.A1" office:value-type="string">
            <text:p text:style-name="ÜberschriftUnterstrichen">Neue Darlehen</text:p>
          </table:table-cell>
          <table:table-cell table:style-name="Tabelle26.A1" office:value-type="string">
            <text:p text:style-name="ÜberschriftUnterstrichen">Nuovi mutui</text:p>
          </table:table-cell>
        </table:table-row>
        <table:table-row table:style-name="Tabelle26.1">
          <table:table-cell table:style-name="Tabelle26.A1" office:value-type="string">
            <text:p text:style-name="P227">Für die Jahre <text:text-input text:description="">$report.reportYear</text:text-input><text:s/>- <text:text-input text:description="">$report.reportYearPlus2</text:text-input><text:s/>ist keine Neuverschuldung veranschlagt.</text:p>
          </table:table-cell>
          <table:table-cell table:style-name="Tabelle26.A1" office:value-type="string">
            <text:p text:style-name="Standard">Per gli anni <text:text-input text:description="">$report.reportYear</text:text-input><text:s/>- <text:text-input text:description="">$report.reportYearPlus2</text:text-input><text:s/>non è prevista l’assunzione di nuovi mutui.</text:p>
          </table:table-cell>
        </table:table-row>
        <table:table-row table:style-name="Tabelle26.1">
          <table:table-cell table:style-name="Tabelle26.A1" office:value-type="string">
            <text:p text:style-name="P235">oder</text:p>
          </table:table-cell>
          <table:table-cell table:style-name="Tabelle26.A1" office:value-type="string">
            <text:p text:style-name="P235">oppure</text:p>
          </table:table-cell>
        </table:table-row>
        <table:table-row table:style-name="Tabelle26.1">
          <table:table-cell table:style-name="Tabelle26.A1" office:value-type="string">
            <text:p text:style-name="P227">Für die Jahre <text:text-input text:description="">$report.reportYear</text:text-input><text:s/>- <text:text-input text:description="">$report.reportYearPlus2</text:text-input><text:s/>sind die Aufnahme folgende Darlehen geplant:</text:p>
          </table:table-cell>
          <table:table-cell table:style-name="Tabelle26.A1" office:value-type="string">
            <text:p text:style-name="Standard">Per gli anni <text:text-input text:description="">$report.reportYear</text:text-input><text:s/>- <text:text-input text:description="">$report.reportYearPlus2</text:text-input><text:s/>è prevista l’assunzione dei seguenti nuovi mutui:</text:p>
            <text:p text:style-name="Standard"/>
          </table:table-cell>
        </table:table-row>
        <table:table-row table:style-name="Tabelle26.1">
          <table:table-cell table:style-name="Tabelle26.A1" table:number-columns-spanned="2" office:value-type="string">
            <text:p text:style-name="P260"/>
            <table:table table:name="DarlehenNeu" table:style-name="DarlehenNeu">
              <table:table-column table:style-name="DarlehenNeu.A"/>
              <table:table-column table:style-name="DarlehenNeu.B"/>
              <table:table-column table:style-name="DarlehenNeu.C"/>
              <table:table-column table:style-name="DarlehenNeu.D"/>
              <table:table-column table:style-name="DarlehenNeu.E"/>
              <table:table-column table:style-name="DarlehenNeu.F"/>
              <table:table-row table:style-name="TableLine94441565484352">
                <table:table-cell table:style-name="DarlehenNeu.A1" office:value-type="string">
                  <text:p text:style-name="P372"><text:span text:style-name="T7">Nr</text:span> . </text:p>
                  <text:p text:style-name="P372">N.</text:p>
                </table:table-cell>
                <table:table-cell table:style-name="DarlehenNeu.A1" office:value-type="string">
                  <text:p text:style-name="P376">Beschreibung</text:p>
                </table:table-cell>
                <table:table-cell table:style-name="DarlehenNeu.A1" office:value-type="string">
                  <text:p text:style-name="P372">Descrizione</text:p>
                </table:table-cell>
                <table:table-cell table:style-name="DarlehenNeu.A1" office:value-type="string">
                  <text:p text:style-name="P351"><text:text-input text:description="">$report.reportYear</text:text-input></text:p>
                </table:table-cell>
                <table:table-cell table:style-name="DarlehenNeu.A1" office:value-type="string">
                  <text:p text:style-name="P377"><text:text-input text:description="">$report.reportYearPlus1</text:text-input></text:p>
                </table:table-cell>
                <table:table-cell table:style-name="DarlehenNeu.F1" office:value-type="string">
                  <text:p text:style-name="P377"><text:text-input text:description="">$report.reportYearPlus2</text:text-input></text:p>
                </table:table-cell>
              </table:table-row>
              <table:table-row table:style-name="DarlehenNeu.2">
                <table:table-cell table:style-name="DarlehenNeu.A2" office:value-type="string">
                  <text:p text:style-name="P373"><text:span text:style-name="T37">QF_</text:span> ROWNUM </text:p>
                </table:table-cell>
                <table:table-cell table:style-name="DarlehenNeu.A2" office:value-type="string">
                  <text:p text:style-name="P373"><text:span text:style-name="T37">QF_</text:span> DESMUTUO_1 </text:p>
                </table:table-cell>
                <table:table-cell table:style-name="DarlehenNeu.A2" office:value-type="string">
                  <text:p text:style-name="P373"><text:span text:style-name="T37">QF_</text:span> DESMUTUO </text:p>
                </table:table-cell>
                <table:table-cell table:style-name="DarlehenNeu.A2" office:value-type="string">
                  <text:p text:style-name="P374"><text:span text:style-name="T37">QF_</text:span> IMPCAPITALENOM <text:span text:style-name="T38">€</text:span> </text:p>
                </table:table-cell>
                <table:table-cell table:style-name="DarlehenNeu.A2" office:value-type="string">
                  <text:p text:style-name="P374"/>
                </table:table-cell>
                <table:table-cell table:style-name="DarlehenNeu.F2" office:value-type="string">
                  <text:p text:style-name="P374"/>
                </table:table-cell>
              </table:table-row>
            </table:table>
            <text:p text:style-name="P227"/>
          </table:table-cell>
          <table:covered-table-cell/>
        </table:table-row>
        <table:table-row table:style-name="Tabelle26.1">
          <table:table-cell table:style-name="Tabelle26.A1" office:value-type="string">
            <text:p text:style-name="P227"/>
            <text:p text:style-name="P227">Im Sinne von Art. 119 der Verfassung besteht das Verbot der Verschuldung der Körperschaften zur Deckung von Ausgaben, die keine Investitionsausgaben sind. Gemäß Art. 9 des L.G. Nr. 6/1992 können die Gemeinden Kredite aufnehmen, um Ausgaben auf Kapitalkonto zu finanzieren und die vorzeitige Tilgung von Passivlasten aus bei Kreditinstituten aufgenommenen Darlehen zu erreichen. Zulässig ist außerdem die Aufnahme von Darlehen zur Finanzierung von nicht bilanzmäßig erfassten Verbindlichkeiten und für andere vom Gesetz vorgesehene Zwecke.</text:p>
            <text:p text:style-name="P227"/>
          </table:table-cell>
          <table:table-cell table:style-name="Tabelle26.A1" office:value-type="string">
            <text:p text:style-name="P195"/>
            <text:p text:style-name="P195">Ai sensi dell’art. 119 della Costituzione sussiste il divieto per gli enti di indebitarsi per finanziare spese diverse da quelle di investimento. Secondo l'art. 9 della L.P. n. 6/1992 il ricorso all'indebitamento da parte dei comuni è ammesso per il finanziamento di spese in conto capitale e per l'estinzione anticipata di passività onerose derivanti da mutui contratti con gli istituti di credito. È inoltre consentito il ricorso a mutui passivi per il finanziamento dei debiti fuori bilancio e per altre destinazioni di legge.</text:p>
          </table:table-cell>
        </table:table-row>
        <table:table-row table:style-name="Tabelle26.1">
          <table:table-cell table:style-name="Tabelle26.A1" office:value-type="string">
            <text:p text:style-name="P227">Nachfolgend werden die theoretischen Verschuldungsgrenzen lt. nationaler Bestimmungen und lt. <text:s text:c="2"/><text:soft-page-break/>den noch gültigen Landesbestimmungen dargestellt. </text:p>
            <text:p text:style-name="P227"/>
          </table:table-cell>
          <table:table-cell table:style-name="Tabelle26.A1" office:value-type="string">
            <text:p text:style-name="P195">Di seguito si evidenziano i limiti teorici di indebitamento di cui alla normativa nazionale nonché alla <text:s text:c="2"/><text:soft-page-break/>normativa provinciale tuttora in vigore. </text:p>
          </table:table-cell>
        </table:table-row>
        <table:table-row table:style-name="Tabelle26.1">
          <table:table-cell table:style-name="Tabelle26.A1" office:value-type="string">
            <text:p text:style-name="P227"><text:span text:style-name="T52">Nationale Bestimmungen</text:span> - <text:span text:style-name="T28">Übersicht über die Einhaltung der Verschuldungsgrenze für die örtlichen Körperschaften (Art. 204, GvD Nr. 267/2000)</text:span> </text:p>
          </table:table-cell>
          <table:table-cell table:style-name="Tabelle26.A1" office:value-type="string">
            <text:p text:style-name="P195"><text:span text:style-name="T52">Normativa nazionale</text:span> - <text:span text:style-name="T28">Prospetto dimostrativo del rispetto dei vincoli di indebitamento degli enti locali (art. 204, D.Lgs. n. 267/2000)</text:span> </text:p>
          </table:table-cell>
        </table:table-row>
        <table:table-row table:style-name="Tabelle26.1">
          <table:table-cell table:style-name="Tabelle26.A1" table:number-columns-spanned="2" office:value-type="string">
            <text:p text:style-name="P260"/>
            <table:table table:name="Tabelle77" table:style-name="Tabelle77">
              <table:table-column table:style-name="Tabelle77.A"/>
              <table:table-column table:style-name="Tabelle77.B"/>
              <table:table-column table:style-name="Tabelle77.C"/>
              <table:table-column table:style-name="Tabelle77.D"/>
              <table:table-column table:style-name="Tabelle77.E"/>
              <table:table-column table:style-name="Tabelle77.F"/>
              <table:table-row table:style-name="Tabelle77.1">
                <table:table-cell table:style-name="Tabelle77.A1" office:value-type="string">
                  <text:p text:style-name="P110"><text:span text:style-name="T46">EINNAHMEN AUS DEN ERSTEN DREI EINNAHMETITELN</text:span> <text:line-break/> <text:span text:style-name="T46">(vorletzte Rechnungslegung des Jahres vor dem, in dem die Aufnahme der Darlehen vorgesehen ist), ex Art. 204, Abs.1 des GvD Nr. 267/2000</text:span> </text:p>
                </table:table-cell>
                <table:table-cell table:style-name="Tabelle77.B1" office:value-type="string">
                  <text:p text:style-name="P69">ENTRATE RELATIVE AI PRIMI TRE TITOLI DELLE ENTRATE (rendiconto penultimo anno precedente quello in cui viene prevista l'assunzione dei mutui), ex art. 204, c. 1 del D.Lgs. n. 267/2000</text:p>
                </table:table-cell>
                <table:table-cell table:style-name="Tabelle77.C1" office:value-type="string">
                  <text:p text:style-name="P69"> </text:p>
                </table:table-cell>
                <table:table-cell table:style-name="Tabelle77.C1" office:value-type="string">
                  <text:p text:style-name="P100"><text:span text:style-name="T47">Kompetenzjahr</text:span> <text:line-break/> <text:span text:style-name="T47">Competenza anno</text:span> <text:line-break/> <text:span text:style-name="T47">2022</text:span> </text:p>
                </table:table-cell>
                <table:table-cell table:style-name="Tabelle77.C1" office:value-type="string">
                  <text:p text:style-name="P100"><text:span text:style-name="T47">Kompetenzjahr</text:span> <text:line-break/> <text:span text:style-name="T47">Competenza anno</text:span> <text:line-break/> <text:span text:style-name="T47">2023</text:span> </text:p>
                </table:table-cell>
                <table:table-cell table:style-name="Tabelle77.F1" office:value-type="string">
                  <text:p text:style-name="P100"><text:span text:style-name="T47">Kompetenzjahr</text:span> <text:line-break/> <text:span text:style-name="T47">Competenza anno</text:span> <text:line-break/> <text:span text:style-name="T47">2024</text:span> </text:p>
                </table:table-cell>
              </table:table-row>
              <table:table-row table:style-name="Tabelle77.2">
                <table:table-cell table:style-name="Tabelle77.A2" office:value-type="string">
                  <text:p text:style-name="P44">1) Laufende Einnahmen aus Steuern, Beiträgen und Ausgleichen</text:p>
                  <text:p text:style-name="P44">(Titel I)</text:p>
                </table:table-cell>
                <table:table-cell table:style-name="Tabelle77.B2" office:value-type="string">
                  <text:p text:style-name="P69">1) Entrate correnti di natura tributaria, contributiva e perequativa (Titolo I)</text:p>
                </table:table-cell>
                <table:table-cell table:style-name="Tabelle77.B2" office:value-type="string">
                  <text:p text:style-name="P47">(+)</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3">
                <table:table-cell table:style-name="Tabelle77.A2" office:value-type="string">
                  <text:p text:style-name="P69">2) Laufende Zuweisungen</text:p>
                  <text:p text:style-name="P69">(Titel II)</text:p>
                </table:table-cell>
                <table:table-cell table:style-name="Tabelle77.B2" office:value-type="string">
                  <text:p text:style-name="P69">2) Trasferimenti correnti</text:p>
                  <text:p text:style-name="P69">(titolo II)</text:p>
                </table:table-cell>
                <table:table-cell table:style-name="Tabelle77.B2" office:value-type="string">
                  <text:p text:style-name="P73">(+)</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3">
                <table:table-cell table:style-name="Tabelle77.A2" office:value-type="string">
                  <text:p text:style-name="P70">3) Außersteuerliche Einnahmen</text:p>
                  <text:p text:style-name="P70">(Titel III)</text:p>
                </table:table-cell>
                <table:table-cell table:style-name="Tabelle77.B2" office:value-type="string">
                  <text:p text:style-name="P70">3) Entrate extratributarie</text:p>
                  <text:p text:style-name="P70">(titolo III)</text:p>
                </table:table-cell>
                <table:table-cell table:style-name="Tabelle77.B2" office:value-type="string">
                  <text:p text:style-name="P74">(+)</text:p>
                </table:table-cell>
                <table:table-cell table:style-name="Tabelle77.B2" office:value-type="string">
                  <text:p text:style-name="P76">€</text:p>
                </table:table-cell>
                <table:table-cell table:style-name="Tabelle77.B2" office:value-type="string">
                  <text:p text:style-name="P76">€</text:p>
                </table:table-cell>
                <table:table-cell table:style-name="Tabelle77.F2" office:value-type="string">
                  <text:p text:style-name="P76">€</text:p>
                </table:table-cell>
              </table:table-row>
              <table:table-row table:style-name="Tabelle77.3">
                <table:table-cell table:style-name="Tabelle77.A2" office:value-type="string">
                  <text:p text:style-name="P36">SUMME EINNAHMEN DER ERSTEN DREI TITEL</text:p>
                </table:table-cell>
                <table:table-cell table:style-name="Tabelle77.B2" office:value-type="string">
                  <text:p text:style-name="P56">TOTALE ENTRATE PRIMI TRE TITOLI</text:p>
                </table:table-cell>
                <table:table-cell table:style-name="Tabelle77.B2" office:value-type="string">
                  <text:p text:style-name="P70"> </text:p>
                </table:table-cell>
                <table:table-cell table:style-name="Tabelle77.B2" office:value-type="string">
                  <text:p text:style-name="P60">€</text:p>
                </table:table-cell>
                <table:table-cell table:style-name="Tabelle77.B2" office:value-type="string">
                  <text:p text:style-name="P60">€</text:p>
                </table:table-cell>
                <table:table-cell table:style-name="Tabelle77.F2" office:value-type="string">
                  <text:p text:style-name="P60">€</text:p>
                </table:table-cell>
              </table:table-row>
              <table:table-row table:style-name="Tabelle77.6">
                <table:table-cell table:style-name="Tabelle77.A6" office:value-type="string">
                  <text:p text:style-name="P57">JAHRESAUSGABEN FÜR DARLEHENS-/SCHULDVERSCHREIBUNGSRATEN</text:p>
                </table:table-cell>
                <table:table-cell table:style-name="Tabelle77.B6" office:value-type="string">
                  <text:p text:style-name="P57">SPESA ANNUALE PER RATE MUTUI/OBBLIGAZIONI</text:p>
                </table:table-cell>
                <table:table-cell table:style-name="Tabelle77.B6" office:value-type="string">
                  <text:p text:style-name="P69"> </text:p>
                </table:table-cell>
                <table:table-cell table:style-name="Tabelle77.B6" office:value-type="string">
                  <text:p text:style-name="P71"> </text:p>
                </table:table-cell>
                <table:table-cell table:style-name="Tabelle77.B6" office:value-type="string">
                  <text:p text:style-name="P71"> </text:p>
                </table:table-cell>
                <table:table-cell table:style-name="Tabelle77.F6" office:value-type="string">
                  <text:p text:style-name="P71"> </text:p>
                </table:table-cell>
              </table:table-row>
              <table:table-row table:style-name="Tabelle77.3">
                <table:table-cell table:style-name="Tabelle77.A2" office:value-type="string">
                  <text:p text:style-name="P69">Maximale Jahresausgaben für Zisen (10%):</text:p>
                </table:table-cell>
                <table:table-cell table:style-name="Tabelle77.B2" office:value-type="string">
                  <text:p text:style-name="P69">Livello massimo di spesa annuale per interessi (10%):</text:p>
                </table:table-cell>
                <table:table-cell table:style-name="Tabelle77.B2" office:value-type="string">
                  <text:p text:style-name="P73">(+)</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8">
                <table:table-cell table:style-name="Tabelle77.A2" office:value-type="string">
                  <text:p text:style-name="P44">Zinsbetrag für Darlehen, Anleihen, Schuldverschreibungsanleihen, Forderungen und Sicherheiten laut Art. 207 des Einheitstextes der örtlichen Körperschaften, die bis zum 31.12. des vorherigen Haushaltsjahres genehmigt wurden</text:p>
                </table:table-cell>
                <table:table-cell table:style-name="Tabelle77.B2" office:value-type="string">
                  <text:p text:style-name="P69">Ammontare interessi per mutui, prestiti obbligazionari, aperture di credito e garanzie di cui all'articolo 207 del TUEL autorizzati fino al 31.12. dell’esercizio precedente</text:p>
                </table:table-cell>
                <table:table-cell table:style-name="Tabelle77.B2" office:value-type="string">
                  <text:p text:style-name="P73">(-)</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9">
                <table:table-cell table:style-name="Tabelle77.A2" office:value-type="string">
                  <text:p text:style-name="P44">Zinsbetrag für Darlehen, Anleihen, Schuldverschreibungsanleihen, Forderungen und Sicherheiten laut Art. 207 des Einheitstextes der örtlichen Körperschaften, die im laufenden Haushaltsjahr genehmigt wurden</text:p>
                </table:table-cell>
                <table:table-cell table:style-name="Tabelle77.B2" office:value-type="string">
                  <text:p text:style-name="P69">Ammontare interessi per mutui, prestiti obbligazionari, aperture di credito e garanzie di cui all'art. 207 del TUEL autorizzati nell'esercizio in corso</text:p>
                </table:table-cell>
                <table:table-cell table:style-name="Tabelle77.B2" office:value-type="string">
                  <text:p text:style-name="P73">(-)</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10">
                <table:table-cell table:style-name="Tabelle77.A2" office:value-type="string">
                  <text:p text:style-name="P44">Steuerbeiträge auf die Zinsbeiträge für Darlehen</text:p>
                </table:table-cell>
                <table:table-cell table:style-name="Tabelle77.B2" office:value-type="string">
                  <text:p text:style-name="P69">Contributi erariali in c/interessi su mutui</text:p>
                </table:table-cell>
                <table:table-cell table:style-name="Tabelle77.B2" office:value-type="string">
                  <text:p text:style-name="P73">(+)</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11">
                <table:table-cell table:style-name="Tabelle77.A2" office:value-type="string">
                  <text:p text:style-name="P44">Zinsbetrag für die ausdrücklich von der Verschuldungsgrenze ausgeschlossenen Verschuldungen</text:p>
                </table:table-cell>
                <table:table-cell table:style-name="Tabelle77.B2" office:value-type="string">
                  <text:p text:style-name="P69">Ammontare interessi riguardanti debiti espressamente esclusi dai limiti di indebitamento</text:p>
                </table:table-cell>
                <table:table-cell table:style-name="Tabelle77.B2" office:value-type="string">
                  <text:p text:style-name="P73">(+)</text:p>
                </table:table-cell>
                <table:table-cell table:style-name="Tabelle77.B2" office:value-type="string">
                  <text:p text:style-name="P78">€</text:p>
                </table:table-cell>
                <table:table-cell table:style-name="Tabelle77.B2" office:value-type="string">
                  <text:p text:style-name="P78">€</text:p>
                </table:table-cell>
                <table:table-cell table:style-name="Tabelle77.F2" office:value-type="string">
                  <text:p text:style-name="P78">€</text:p>
                </table:table-cell>
              </table:table-row>
              <table:table-row table:style-name="Tabelle77.12">
                <table:table-cell table:style-name="Tabelle77.A12" office:value-type="string">
                  <text:p text:style-name="P35">Für neue Zinsen</text:p>
                  <text:p text:style-name="P35"><text:s/>verfügbarer Betrag </text:p>
                </table:table-cell>
                <table:table-cell table:style-name="Tabelle77.B12" office:value-type="string">
                  <text:p text:style-name="P55">Ammontare disponibile</text:p>
                  <text:p text:style-name="P55">per nuovi interessi</text:p>
                </table:table-cell>
                <table:table-cell table:style-name="Tabelle77.B12" office:value-type="string">
                  <text:p text:style-name="P69"> </text:p>
                </table:table-cell>
                <table:table-cell table:style-name="Tabelle77.B12" office:value-type="string">
                  <text:p text:style-name="P61">€</text:p>
                </table:table-cell>
                <table:table-cell table:style-name="Tabelle77.B12" office:value-type="string">
                  <text:p text:style-name="P61">€</text:p>
                </table:table-cell>
                <table:table-cell table:style-name="Tabelle77.F12" office:value-type="string">
                  <text:p text:style-name="P61">€</text:p>
                </table:table-cell>
              </table:table-row>
            </table:table>
            <text:p text:style-name="P93"><text:soft-page-break/><text:s text:c="2"/></text:p>
            <table:table table:name="Tabelle78" table:style-name="Tabelle78">
              <table:table-column table:style-name="Tabelle78.A"/>
              <table:table-column table:style-name="Tabelle78.B"/>
              <table:table-column table:style-name="Tabelle78.C"/>
              <table:table-column table:style-name="Tabelle78.D"/>
              <table:table-column table:style-name="Tabelle78.E"/>
              <table:table-column table:style-name="Tabelle78.F"/>
              <table:table-row table:style-name="Tabelle78.1">
                <table:table-cell table:style-name="Tabelle78.A1" office:value-type="string">
                  <text:p text:style-name="P57">GESAMTBETRAG</text:p>
                  <text:p text:style-name="P57">VERSCHULDUNG</text:p>
                </table:table-cell>
                <table:table-cell table:style-name="Tabelle78.B1" office:value-type="string">
                  <text:p text:style-name="P57">TOTALE DEBITO</text:p>
                  <text:p text:style-name="P57">CONTRATTO</text:p>
                </table:table-cell>
                <table:table-cell table:style-name="Tabelle78.B1" office:value-type="string">
                  <text:p text:style-name="P44"> </text:p>
                </table:table-cell>
                <table:table-cell table:style-name="Tabelle78.B1" office:value-type="string">
                  <text:p text:style-name="P58"> </text:p>
                </table:table-cell>
                <table:table-cell table:style-name="Tabelle78.B1" office:value-type="string">
                  <text:p text:style-name="P58"> </text:p>
                </table:table-cell>
                <table:table-cell table:style-name="Tabelle78.F1" office:value-type="string">
                  <text:p text:style-name="P58"> </text:p>
                </table:table-cell>
              </table:table-row>
              <table:table-row table:style-name="Tabelle78.2">
                <table:table-cell table:style-name="Tabelle78.A2" office:value-type="string">
                  <text:p text:style-name="P44">Am 31.12. des vorherigen Haushaltsjahres eingegangenen Verschuldung</text:p>
                </table:table-cell>
                <table:table-cell table:style-name="Tabelle78.B2" office:value-type="string">
                  <text:p text:style-name="P69">Debito contratto al 31.12. dell’esercizio precedente</text:p>
                </table:table-cell>
                <table:table-cell table:style-name="Tabelle78.B2" office:value-type="string">
                  <text:p text:style-name="P47">(+)</text:p>
                </table:table-cell>
                <table:table-cell table:style-name="Tabelle78.B2" office:value-type="string">
                  <text:p text:style-name="P78">€</text:p>
                </table:table-cell>
                <table:table-cell table:style-name="Tabelle78.B2" office:value-type="string">
                  <text:p text:style-name="P78">€</text:p>
                </table:table-cell>
                <table:table-cell table:style-name="Tabelle78.F2" office:value-type="string">
                  <text:p text:style-name="P78">€</text:p>
                </table:table-cell>
              </table:table-row>
              <table:table-row table:style-name="Tabelle78.3">
                <table:table-cell table:style-name="Tabelle78.A2" office:value-type="string">
                  <text:p text:style-name="P44">Im laufenden Haushaltsjahr genehmigte Verschuldung</text:p>
                </table:table-cell>
                <table:table-cell table:style-name="Tabelle78.B2" office:value-type="string">
                  <text:p text:style-name="P69">Debito autorizzato nell'esercizio in corso</text:p>
                </table:table-cell>
                <table:table-cell table:style-name="Tabelle78.B2" office:value-type="string">
                  <text:p text:style-name="P73">(+)</text:p>
                </table:table-cell>
                <table:table-cell table:style-name="Tabelle78.B2" office:value-type="string">
                  <text:p text:style-name="P78">€</text:p>
                </table:table-cell>
                <table:table-cell table:style-name="Tabelle78.B2" office:value-type="string">
                  <text:p text:style-name="P78">€</text:p>
                </table:table-cell>
                <table:table-cell table:style-name="Tabelle78.F2" office:value-type="string">
                  <text:p text:style-name="P78">€</text:p>
                </table:table-cell>
              </table:table-row>
              <table:table-row table:style-name="Tabelle78.4">
                <table:table-cell table:style-name="Tabelle78.A2" office:value-type="string">
                  <text:p text:style-name="P35">GESAMTBETRAG</text:p>
                </table:table-cell>
                <table:table-cell table:style-name="Tabelle78.B2" office:value-type="string">
                  <text:p text:style-name="P55">TOTALE</text:p>
                </table:table-cell>
                <table:table-cell table:style-name="Tabelle78.B2" office:value-type="string">
                  <text:p text:style-name="P44"> </text:p>
                </table:table-cell>
                <table:table-cell table:style-name="Tabelle78.B2" office:value-type="string">
                  <text:p text:style-name="P78">€</text:p>
                </table:table-cell>
                <table:table-cell table:style-name="Tabelle78.B2" office:value-type="string">
                  <text:p text:style-name="P78">€</text:p>
                </table:table-cell>
                <table:table-cell table:style-name="Tabelle78.F2" office:value-type="string">
                  <text:p text:style-name="P78">€</text:p>
                </table:table-cell>
              </table:table-row>
              <table:table-row table:style-name="Tabelle78.5">
                <table:table-cell table:style-name="Tabelle78.A1" office:value-type="string">
                  <text:p text:style-name="P57">POTENTIELLE VERSCHULDUNG</text:p>
                </table:table-cell>
                <table:table-cell table:style-name="Tabelle78.B1" office:value-type="string">
                  <text:p text:style-name="P57">DEBITO POTENZIALE</text:p>
                </table:table-cell>
                <table:table-cell table:style-name="Tabelle78.B1" office:value-type="string">
                  <text:p text:style-name="P44"> </text:p>
                </table:table-cell>
                <table:table-cell table:style-name="Tabelle78.B1" office:value-type="string">
                  <text:p text:style-name="P44"> </text:p>
                </table:table-cell>
                <table:table-cell table:style-name="Tabelle78.B1" office:value-type="string">
                  <text:p text:style-name="P44"> </text:p>
                </table:table-cell>
                <table:table-cell table:style-name="Tabelle78.F1" office:value-type="string">
                  <text:p text:style-name="P44"> </text:p>
                </table:table-cell>
              </table:table-row>
              <table:table-row table:style-name="Tabelle78.6">
                <table:table-cell table:style-name="Tabelle78.A2" office:value-type="string">
                  <text:p text:style-name="P44">Haupt- und Hilfssicherheiten seitens der Körperschaft zu Gunsten anderer Körperschaften oder anderer Rechtssubjekte</text:p>
                </table:table-cell>
                <table:table-cell table:style-name="Tabelle78.B2" office:value-type="string">
                  <text:p text:style-name="P69">Garanzie principali o sussidiarie prestate dall'Ente a favore di altre Amministrazioni pubbliche e di altri soggetti</text:p>
                </table:table-cell>
                <table:table-cell table:style-name="Tabelle78.B2" office:value-type="string">
                  <text:p text:style-name="P69"> </text:p>
                </table:table-cell>
                <table:table-cell table:style-name="Tabelle78.B2" office:value-type="string">
                  <text:p text:style-name="P78">€</text:p>
                </table:table-cell>
                <table:table-cell table:style-name="Tabelle78.B2" office:value-type="string">
                  <text:p text:style-name="P78">€</text:p>
                </table:table-cell>
                <table:table-cell table:style-name="Tabelle78.F2" office:value-type="string">
                  <text:p text:style-name="P78">€</text:p>
                </table:table-cell>
              </table:table-row>
              <table:table-row table:style-name="Tabelle78.7">
                <table:table-cell table:style-name="Tabelle78.A2" office:value-type="string">
                  <text:p text:style-name="P44">davon Sicherheiten, für die die Rückstellungen gebildet wurden</text:p>
                </table:table-cell>
                <table:table-cell table:style-name="Tabelle78.B2" office:value-type="string">
                  <text:p text:style-name="P69">di cui, garanzie per le quali è stato costituito accantonamento</text:p>
                </table:table-cell>
                <table:table-cell table:style-name="Tabelle78.B2" office:value-type="string">
                  <text:p text:style-name="P69"> </text:p>
                </table:table-cell>
                <table:table-cell table:style-name="Tabelle78.B2" office:value-type="string">
                  <text:p text:style-name="P78">€</text:p>
                </table:table-cell>
                <table:table-cell table:style-name="Tabelle78.B2" office:value-type="string">
                  <text:p text:style-name="P78">€</text:p>
                </table:table-cell>
                <table:table-cell table:style-name="Tabelle78.F2" office:value-type="string">
                  <text:p text:style-name="P78">€</text:p>
                </table:table-cell>
              </table:table-row>
              <table:table-row table:style-name="Tabelle78.8">
                <table:table-cell table:style-name="Tabelle78.A8" office:value-type="string">
                  <text:p text:style-name="P44">Sicherheiten, die zur Verschuldungsgrenze beitragen</text:p>
                </table:table-cell>
                <table:table-cell table:style-name="Tabelle78.B8" office:value-type="string">
                  <text:p text:style-name="P69">Garanzie che concorrono al limite di indebitamento</text:p>
                </table:table-cell>
                <table:table-cell table:style-name="Tabelle78.B8" office:value-type="string">
                  <text:p text:style-name="P69"> </text:p>
                </table:table-cell>
                <table:table-cell table:style-name="Tabelle78.B8" office:value-type="string">
                  <text:p text:style-name="P78">€</text:p>
                </table:table-cell>
                <table:table-cell table:style-name="Tabelle78.B8" office:value-type="string">
                  <text:p text:style-name="P78">€</text:p>
                </table:table-cell>
                <table:table-cell table:style-name="Tabelle78.F8" office:value-type="string">
                  <text:p text:style-name="P78">€</text:p>
                </table:table-cell>
              </table:table-row>
            </table:table>
            <text:p text:style-name="Standard"/>
            <text:p text:style-name="P227"/>
          </table:table-cell>
          <table:covered-table-cell/>
        </table:table-row>
        <table:table-row table:style-name="Tabelle26.1">
          <table:table-cell table:style-name="Tabelle26.A1" office:value-type="string">
            <text:p text:style-name="P227"><text:span text:style-name="T52">Landesbestimmungen</text:span> - <text:span text:style-name="T28">Übersicht über die Einhaltung der Verschuldungsgrenze für die örtlichen Körperschaften (</text:span> Art. 1, Abs. 3 quinquies des L.g. Nr. 24/1986 </text:p>
          </table:table-cell>
          <table:table-cell table:style-name="Tabelle26.A1" office:value-type="string">
            <text:p text:style-name="Standard"><text:span text:style-name="T52">Normativa provinciale</text:span> - <text:span text:style-name="T28">Prospetto dimostrativo del rispetto dei vincoli di indebitamento degli enti locali (</text:span> art. 1, coma 3 quinquies della L.P. n. 24/1986 <text:span text:style-name="T28">)</text:span> </text:p>
          </table:table-cell>
        </table:table-row>
        <table:table-row table:style-name="Tabelle26.1">
          <table:table-cell table:style-name="Tabelle26.A1" table:number-columns-spanned="2" office:value-type="string">
            <text:p text:style-name="P227"/>
            <text:p text:style-name="P227"/>
            <table:table table:name="Tabelle79" table:style-name="Tabelle79">
              <table:table-column table:style-name="Tabelle79.A"/>
              <table:table-column table:style-name="Tabelle79.B"/>
              <table:table-column table:style-name="Tabelle79.C"/>
              <table:table-column table:style-name="Tabelle79.D"/>
              <table:table-column table:style-name="Tabelle79.E"/>
              <table:table-column table:style-name="Tabelle79.F"/>
              <table:table-row table:style-name="Tabelle79.1">
                <table:table-cell table:style-name="Tabelle79.A1" office:value-type="string">
                  <text:p text:style-name="P124">Jahr</text:p>
                  <text:p text:style-name="P124">Anno</text:p>
                </table:table-cell>
                <table:table-cell table:style-name="Tabelle79.B1" office:value-type="string">
                  <text:p text:style-name="P115"><text:span text:style-name="T53">L</text:span> <text:span text:style-name="T13">aufende Einnahmen</text:span> </text:p>
                  <text:p text:style-name="P128">Entrate correnti</text:p>
                </table:table-cell>
                <table:table-cell table:style-name="Tabelle79.C1" office:value-type="string">
                  <text:p text:style-name="P128"/>
                </table:table-cell>
                <table:table-cell table:style-name="Tabelle79.D1" office:value-type="string">
                  <text:p text:style-name="P128"/>
                </table:table-cell>
                <table:table-cell table:style-name="Tabelle79.E1" office:value-type="string">
                  <text:p text:style-name="P124"/>
                </table:table-cell>
                <table:table-cell table:style-name="Tabelle79.D1" office:value-type="string">
                  <text:p text:style-name="P128"/>
                </table:table-cell>
              </table:table-row>
              <table:table-row table:style-name="Tabelle79.2">
                <table:table-cell table:style-name="Tabelle79.A2" office:value-type="string">
                  <text:p text:style-name="P115">2018</text:p>
                </table:table-cell>
                <table:table-cell table:style-name="Tabelle79.A2" office:value-type="string">
                  <text:p text:style-name="P137">€</text:p>
                </table:table-cell>
                <table:table-cell table:style-name="Tabelle79.A1" table:number-rows-spanned="4" office:value-type="string">
                  <text:p text:style-name="P124">Grenze</text:p>
                  <text:p text:style-name="P128">Limite</text:p>
                  <text:p text:style-name="P128">(1/3)</text:p>
                </table:table-cell>
                <table:table-cell table:style-name="Tabelle79.A1" table:number-rows-spanned="4" office:value-type="string">
                  <text:p text:style-name="P124">Bisherige Lasten für Kapital und Zinsen minus Beiträge</text:p>
                  <text:p text:style-name="P128">Oneri finora per capitale e interessi meno contributi</text:p>
                </table:table-cell>
                <table:table-cell table:style-name="Tabelle79.E2" table:number-rows-spanned="4" office:value-type="string">
                  <text:p text:style-name="P124">Bereits geplante Neuverschuldung</text:p>
                  <text:p text:style-name="P124">Nuovi mutui</text:p>
                  <text:p text:style-name="P124">pianificati</text:p>
                </table:table-cell>
                <table:table-cell table:style-name="Tabelle79.F2" table:number-rows-spanned="4" office:value-type="string">
                  <text:p text:style-name="P128">Verfügbar, abzüglich der Neuverschuldung.</text:p>
                  <text:p text:style-name="P128">Disponibile al netto delle nuove assunzioni</text:p>
                </table:table-cell>
              </table:table-row>
              <table:table-row table:style-name="Tabelle79.3">
                <table:table-cell table:style-name="Tabelle79.A2" office:value-type="string">
                  <text:p text:style-name="P115">2019</text:p>
                </table:table-cell>
                <table:table-cell table:style-name="Tabelle79.A2" office:value-type="string">
                  <text:p text:style-name="P137">€</text:p>
                </table:table-cell>
                <table:covered-table-cell/>
                <table:covered-table-cell/>
                <table:covered-table-cell/>
                <table:covered-table-cell/>
              </table:table-row>
              <table:table-row table:style-name="Tabelle79.4">
                <table:table-cell table:style-name="Tabelle79.A2" office:value-type="string">
                  <text:p text:style-name="P114">2020</text:p>
                </table:table-cell>
                <table:table-cell table:style-name="Tabelle79.A2" office:value-type="string">
                  <text:p text:style-name="P98">€</text:p>
                </table:table-cell>
                <table:covered-table-cell/>
                <table:covered-table-cell/>
                <table:covered-table-cell/>
                <table:covered-table-cell/>
              </table:table-row>
              <table:table-row table:style-name="Tabelle79.5">
                <table:table-cell table:style-name="Tabelle79.A2" office:value-type="string">
                  <text:p text:style-name="P127">Summe</text:p>
                  <text:p text:style-name="P127">Somma</text:p>
                </table:table-cell>
                <table:table-cell table:style-name="Tabelle79.A2" office:value-type="string">
                  <text:p text:style-name="P139">€</text:p>
                </table:table-cell>
                <table:covered-table-cell/>
                <table:covered-table-cell/>
                <table:covered-table-cell/>
                <table:covered-table-cell/>
              </table:table-row>
              <table:table-row table:style-name="Tabelle79.6">
                <table:table-cell table:style-name="Tabelle79.A2" office:value-type="string">
                  <text:p text:style-name="P124">Durchschnitt</text:p>
                  <text:p text:style-name="P124">Media</text:p>
                </table:table-cell>
                <table:table-cell table:style-name="Tabelle79.A2" office:value-type="string">
                  <text:p text:style-name="P135">€</text:p>
                </table:table-cell>
                <table:table-cell table:style-name="Tabelle79.A2" office:value-type="string">
                  <text:p text:style-name="P136">€</text:p>
                </table:table-cell>
                <table:table-cell table:style-name="Tabelle79.A2" office:value-type="string">
                  <text:p text:style-name="P135">€</text:p>
                </table:table-cell>
                <table:table-cell table:style-name="Tabelle79.E6" office:value-type="string">
                  <text:p text:style-name="P382">€</text:p>
                </table:table-cell>
                <table:table-cell table:style-name="Tabelle79.F6" office:value-type="string">
                  <text:p text:style-name="P135">€</text:p>
                </table:table-cell>
              </table:table-row>
            </table:table>
            <text:p text:style-name="Standard"/>
            <text:p text:style-name="P227"/>
          </table:table-cell>
          <table:covered-table-cell/>
        </table:table-row>
        <table:table-row table:style-name="Tabelle26.1">
          <table:table-cell table:style-name="Tabelle26.A1" office:value-type="string">
            <text:p text:style-name="P260"/>
          </table:table-cell>
          <table:table-cell table:style-name="Tabelle26.A1" office:value-type="string">
            <text:p text:style-name="P275">L’ammontare dei prestiti previsti per il finanziamento di spese in conto capitale risulta compatibile per gli anni 2021, 2022 e 2023 con il limite della capacità di <text:s/>indebitamento previsto dall’articolo 204 del TUEL e nel rispetto dell’art.203 del TUEL. </text:p>
            <text:p text:style-name="P195"><text:soft-page-break/><text:s text:c="2"/></text:p>
          </table:table-cell>
        </table:table-row>
        <table:table-row table:style-name="Tabelle26.1">
          <table:table-cell table:style-name="Tabelle26.A1" office:value-type="string">
            <text:p text:style-name="P246">(Die Gemeinde darf kein neues Darlehen auf-nehmen, wenn der jährliche Amortisationsan-teil für Zinsen und Kapital mit dem Anteil der bereits aufgenommenen Darlehen jeder Art einen Betrag darstellt, der höher ist als ein Drittel der laufenden Einnahmen, berechnet auf den Durchschnitt der in den letzten drei Jahren festgestellten Einnahmen. Unberührt bleiben die Möglichkeiten der Aufnahme von in Sondergesetzen geregelten Darlehen)</text:p>
            <text:p text:style-name="P246"/>
          </table:table-cell>
          <table:table-cell table:style-name="Tabelle26.A1" office:value-type="string">
            <text:p text:style-name="P246">(Il comune non può contrarre un nuovo mutuo ove la quota annuale di ammortamento, rappresentata dall'interesse e dal capitale, aggiunta a quella dei mutui di qualunque natura già contratti, rappresenti una somma superiore ad un terzo delle entrate correnti, valutate sulla media di quelle accertate nell'ultimo triennio. Restano salve le possibilità di accensione di mutui disciplinati da leggi speciali)</text:p>
            <text:p text:style-name="P246"/>
          </table:table-cell>
        </table:table-row>
        <table:table-row table:style-name="Tabelle26.1">
          <table:table-cell table:style-name="Tabelle26.A1" office:value-type="string">
            <text:p text:style-name="P260">Vorzeitige Tilgung von Darlehen</text:p>
          </table:table-cell>
          <table:table-cell table:style-name="Tabelle26.A1" office:value-type="string">
            <text:p text:style-name="P259">Rimborso anticipato di mutui</text:p>
          </table:table-cell>
        </table:table-row>
        <table:table-row table:style-name="Tabelle26.1">
          <table:table-cell table:style-name="Tabelle26.A1" office:value-type="string">
            <text:p text:style-name="P227">Das Rechnungsprüfungsorgan hat festgestellt, dass die Gemeinde keine vorzeitige Tilgung von Darlehen vorsieht</text:p>
          </table:table-cell>
          <table:table-cell table:style-name="Tabelle26.A1" office:value-type="string">
            <text:p text:style-name="P195">L’Organo di revisione ha verificato che l’Ente non ha previsto l’estinzione anticipata di prestiti.</text:p>
          </table:table-cell>
        </table:table-row>
        <table:table-row table:style-name="Tabelle26.1">
          <table:table-cell table:style-name="Tabelle26.A1" office:value-type="string">
            <text:p text:style-name="P238">oder</text:p>
          </table:table-cell>
          <table:table-cell table:style-name="Tabelle26.A1" office:value-type="string">
            <text:p text:style-name="P238">oppure</text:p>
          </table:table-cell>
        </table:table-row>
        <table:table-row table:style-name="Tabelle26.1">
          <table:table-cell table:style-name="Tabelle26.A1" office:value-type="string">
            <text:p text:style-name="P227">Die Körperschaft beabsichtigt eine vorzeitige Tilgung folgender Darlehen:</text:p>
          </table:table-cell>
          <table:table-cell table:style-name="Tabelle26.A1" office:value-type="string">
            <text:p text:style-name="P195">L’ente intende provvedere ad un rimborso anticipato dei seguenti mutui:</text:p>
          </table:table-cell>
        </table:table-row>
      </table:table>
      <text:p text:style-name="Standard"/>
      <table:table table:name="Tabelle66" table:style-name="Tabelle66">
        <table:table-column table:style-name="Tabelle66.A"/>
        <table:table-column table:style-name="Tabelle66.B" table:number-columns-repeated="2"/>
        <table:table-column table:style-name="Tabelle66.D"/>
        <table:table-column table:style-name="Tabelle66.E"/>
        <table:table-column table:style-name="Tabelle66.F"/>
        <table:table-column table:style-name="Tabelle66.G"/>
        <table:table-row table:style-name="Tabelle66.1">
          <table:table-cell table:style-name="Tabelle66.A1" office:value-type="string">
            <text:p text:style-name="P372"><text:span text:style-name="T7">Nr</text:span> . </text:p>
            <text:p text:style-name="P372">N.</text:p>
          </table:table-cell>
          <table:table-cell table:style-name="Tabelle66.A1" office:value-type="string">
            <text:p text:style-name="P376">Kreditinstitut</text:p>
            <text:p text:style-name="P372">Banca</text:p>
          </table:table-cell>
          <table:table-cell table:style-name="Tabelle66.A1" office:value-type="string">
            <text:p text:style-name="P376">Beschreibung</text:p>
            <text:p text:style-name="P372">Descrizione</text:p>
          </table:table-cell>
          <table:table-cell table:style-name="Tabelle66.A1" office:value-type="string">
            <text:p text:style-name="P376">Restbetrag</text:p>
            <text:p text:style-name="P372">Residuo</text:p>
          </table:table-cell>
          <table:table-cell table:style-name="Tabelle66.A1" office:value-type="string">
            <text:p text:style-name="P372">% <text:span text:style-name="T7">neu</text:span> </text:p>
            <text:p text:style-name="P372">% nuovo</text:p>
          </table:table-cell>
          <table:table-cell table:style-name="Tabelle66.A1" office:value-type="string">
            <text:p text:style-name="P376">Laufzeit</text:p>
            <text:p text:style-name="P372">durata</text:p>
          </table:table-cell>
          <table:table-cell table:style-name="Tabelle66.G1" office:value-type="string">
            <text:p text:style-name="P376">Betrag</text:p>
            <text:p text:style-name="P372">importo</text:p>
          </table:table-cell>
        </table:table-row>
        <table:table-row table:style-name="Tabelle66.1">
          <table:table-cell table:style-name="Tabelle66.A1" office:value-type="string">
            <text:p text:style-name="P373"/>
          </table:table-cell>
          <table:table-cell table:style-name="Tabelle66.A1" office:value-type="string">
            <text:p text:style-name="P373"/>
          </table:table-cell>
          <table:table-cell table:style-name="Tabelle66.A1" office:value-type="string">
            <text:p text:style-name="P373"/>
          </table:table-cell>
          <table:table-cell table:style-name="Tabelle66.D2">
            <text:p text:style-name="P374"/>
          </table:table-cell>
          <table:table-cell table:style-name="Tabelle66.D2">
            <text:p text:style-name="P374"/>
          </table:table-cell>
          <table:table-cell table:style-name="Tabelle66.A1" office:value-type="string">
            <text:p text:style-name="P373"/>
          </table:table-cell>
          <table:table-cell table:style-name="Tabelle66.G2">
            <text:p text:style-name="P374"/>
          </table:table-cell>
        </table:table-row>
        <table:table-row table:style-name="Tabelle66.1">
          <table:table-cell table:style-name="Tabelle66.A1" office:value-type="string">
            <text:p text:style-name="P373"/>
          </table:table-cell>
          <table:table-cell table:style-name="Tabelle66.A1" office:value-type="string">
            <text:p text:style-name="P373"/>
          </table:table-cell>
          <table:table-cell table:style-name="Tabelle66.A1" office:value-type="string">
            <text:p text:style-name="P373"/>
          </table:table-cell>
          <table:table-cell table:style-name="Tabelle66.D2">
            <text:p text:style-name="P374"/>
          </table:table-cell>
          <table:table-cell table:style-name="Tabelle66.D2">
            <text:p text:style-name="P374"/>
          </table:table-cell>
          <table:table-cell table:style-name="Tabelle66.A1" office:value-type="string">
            <text:p text:style-name="P373"/>
          </table:table-cell>
          <table:table-cell table:style-name="Tabelle66.G2">
            <text:p text:style-name="P374"/>
          </table:table-cell>
        </table:table-row>
      </table:table>
      <text:p text:style-name="Standard"/>
      <table:table table:name="Tabelle27" table:style-name="Tabelle27">
        <table:table-column table:style-name="Tabelle27.A"/>
        <table:table-column table:style-name="Tabelle27.B"/>
        <table:table-row table:style-name="Tabelle27.1">
          <table:table-cell table:style-name="Tabelle27.A1" office:value-type="string">
            <text:p text:style-name="P227"><text:span text:style-name="T35">Neuverhandlung</text:span> von Darlehen </text:p>
          </table:table-cell>
          <table:table-cell table:style-name="Tabelle27.A1" office:value-type="string">
            <text:p text:style-name="P195">Rinegoziazione di mutui</text:p>
          </table:table-cell>
        </table:table-row>
        <table:table-row table:style-name="Tabelle27.1">
          <table:table-cell table:style-name="Tabelle27.A1" office:value-type="string">
            <text:p text:style-name="P227">Die Körperschaft hat im Jahr <text:text-input text:description="">$report.reportYearMin1</text:text-input><text:s/>keine Neuverhandlung von Darlehen vorgenommen.</text:p>
          </table:table-cell>
          <table:table-cell table:style-name="Tabelle27.A1" office:value-type="string">
            <text:p text:style-name="P195">Nel corso dell’anno <text:text-input text:description="">$report.reportYearMin1</text:text-input><text:s/>l’ente non ha provveduto alla rinegoziazione di mutui.</text:p>
          </table:table-cell>
        </table:table-row>
        <table:table-row table:style-name="Tabelle27.1">
          <table:table-cell table:style-name="Tabelle27.A1" office:value-type="string">
            <text:p text:style-name="P237">oder</text:p>
          </table:table-cell>
          <table:table-cell table:style-name="Tabelle27.A1" office:value-type="string">
            <text:p text:style-name="P205">oppure</text:p>
          </table:table-cell>
        </table:table-row>
        <table:table-row table:style-name="Tabelle27.1">
          <table:table-cell table:style-name="Tabelle27.A1" office:value-type="string">
            <text:p text:style-name="P227">Die Körperschaft hat im Jahr <text:text-input text:description="">$report.reportYearMin1</text:text-input><text:s/>folgende Neuverhandlung von Darlehen vorgenommen:</text:p>
          </table:table-cell>
          <table:table-cell table:style-name="Tabelle27.A1" office:value-type="string">
            <text:p text:style-name="P195">Nel corso dell’anno <text:text-input text:description="">$report.reportYearMin1</text:text-input><text:s/>l’ente ha provveduto alla seguente rinegoziazione di mutui:</text:p>
          </table:table-cell>
        </table:table-row>
        <table:table-row table:style-name="Tabelle27.5">
          <table:table-cell table:style-name="Tabelle27.A1" office:value-type="string">
            <text:p text:style-name="P227">Auf Grund des Covid-19 Notstandes wurde die Stundung der Kapitalquoten für das Jahr <text:text-input text:description="">$report.reportYearMin2</text:text-input><text:s/>folgender Darlehen vorgenommen:</text:p>
          </table:table-cell>
          <table:table-cell table:style-name="Tabelle27.A1" office:value-type="string">
            <text:p text:style-name="P195">A seguito dell’emergenza Covid-19 per l’anno <text:text-input text:description="">$report.reportYearMin2</text:text-input><text:s/>sono stati sospesi i rimborsi delle quote capitale dei seguenti mutui:</text:p>
          </table:table-cell>
        </table:table-row>
      </table:table>
      <text:p text:style-name="Standard"/>
      <text:p text:style-name="Standard"/>
      <table:table table:name="Tabelle80" table:style-name="Tabelle80">
        <table:table-column table:style-name="Tabelle80.A"/>
        <table:table-column table:style-name="Tabelle80.B"/>
        <table:table-column table:style-name="Tabelle80.C"/>
        <table:table-column table:style-name="Tabelle80.D"/>
        <table:table-column table:style-name="Tabelle80.E"/>
        <table:table-column table:style-name="Tabelle80.F"/>
        <table:table-row table:style-name="Tabelle80.1">
          <table:table-cell table:style-name="Tabelle80.A1" office:value-type="string">
            <text:p text:style-name="P31">Identifikations Nr.</text:p>
            <text:p text:style-name="P31">n. identificativo</text:p>
          </table:table-cell>
          <table:table-cell table:style-name="Tabelle80.B1" office:value-type="string">
            <text:p text:style-name="P31">Beschreibung Darlehen</text:p>
          </table:table-cell>
          <table:table-cell table:style-name="Tabelle80.B1" office:value-type="string">
            <text:p text:style-name="P31">Descrizione mutuo</text:p>
          </table:table-cell>
          <table:table-cell table:style-name="Tabelle80.A1" office:value-type="string">
            <text:p text:style-name="P100"><text:span text:style-name="T49"><text:s text:c="3"/>Rate ANTE rinegoziazione </text:span><text:line-break/> <text:span text:style-name="T49">(fino a naturale scadenza)</text:span> </text:p>
          </table:table-cell>
          <table:table-cell table:style-name="Tabelle80.A1" office:value-type="string">
            <text:p text:style-name="P100"><text:span text:style-name="T49"><text:s text:c="3"/>Rate POST rinegoziazione </text:span><text:line-break/> <text:span text:style-name="T49">(fino al 31.12.2043)</text:span> </text:p>
          </table:table-cell>
          <table:table-cell table:style-name="Tabelle80.A1" office:value-type="string">
            <text:p text:style-name="P26">Differenza</text:p>
          </table:table-cell>
        </table:table-row>
        <table:table-row table:style-name="Tabelle80.2">
          <table:table-cell table:style-name="Tabelle80.A1" office:value-type="string">
            <text:p text:style-name="P27">…</text:p>
          </table:table-cell>
          <table:table-cell table:style-name="Tabelle80.A1" office:value-type="string">
            <text:p text:style-name="P27">…</text:p>
          </table:table-cell>
          <table:table-cell table:style-name="Tabelle80.A1" office:value-type="string">
            <text:p text:style-name="P27">…</text:p>
          </table:table-cell>
          <table:table-cell table:style-name="Tabelle80.A1" office:value-type="string">
            <text:p text:style-name="P29">€</text:p>
          </table:table-cell>
          <table:table-cell table:style-name="Tabelle80.A1" office:value-type="string">
            <text:p text:style-name="P29">€</text:p>
          </table:table-cell>
          <table:table-cell table:style-name="Tabelle80.A1" office:value-type="string">
            <text:p text:style-name="P29">€</text:p>
          </table:table-cell>
        </table:table-row>
        <table:table-row table:style-name="Tabelle80.2">
          <table:table-cell table:style-name="Tabelle80.A1" office:value-type="string">
            <text:p text:style-name="P28">…</text:p>
          </table:table-cell>
          <table:table-cell table:style-name="Tabelle80.A1" office:value-type="string">
            <text:p text:style-name="P28">…</text:p>
          </table:table-cell>
          <table:table-cell table:style-name="Tabelle80.A1" office:value-type="string">
            <text:p text:style-name="P28">…</text:p>
          </table:table-cell>
          <table:table-cell table:style-name="Tabelle80.A1" office:value-type="string">
            <text:p text:style-name="P30">€</text:p>
          </table:table-cell>
          <table:table-cell table:style-name="Tabelle80.A1" office:value-type="string">
            <text:p text:style-name="P30">€</text:p>
          </table:table-cell>
          <table:table-cell table:style-name="Tabelle80.A1" office:value-type="string">
            <text:p text:style-name="P30">€</text:p>
          </table:table-cell>
        </table:table-row>
        <table:table-row table:style-name="Tabelle80.2">
          <table:table-cell table:style-name="Tabelle80.A1" office:value-type="string">
            <text:p text:style-name="P28">…</text:p>
          </table:table-cell>
          <table:table-cell table:style-name="Tabelle80.A1" office:value-type="string">
            <text:p text:style-name="P28">…</text:p>
          </table:table-cell>
          <table:table-cell table:style-name="Tabelle80.A1" office:value-type="string">
            <text:p text:style-name="P28">…</text:p>
          </table:table-cell>
          <table:table-cell table:style-name="Tabelle80.A1" office:value-type="string">
            <text:p text:style-name="P30">€</text:p>
          </table:table-cell>
          <table:table-cell table:style-name="Tabelle80.A1" office:value-type="string">
            <text:p text:style-name="P30">€</text:p>
          </table:table-cell>
          <table:table-cell table:style-name="Tabelle80.A1" office:value-type="string">
            <text:p text:style-name="P30">€</text:p>
          </table:table-cell>
        </table:table-row>
      </table:table>
      <text:p text:style-name="Standard"><text:soft-page-break/><text:s text:c="2"/></text:p>
      <text:p text:style-name="Standard"/>
      <table:table table:name="Tabelle28" table:style-name="Tabelle28">
        <table:table-column table:style-name="Tabelle28.A"/>
        <table:table-column table:style-name="Tabelle28.B"/>
        <table:table-row table:style-name="Tabelle28.1">
          <table:table-cell table:style-name="Tabelle28.A1" office:value-type="string">
            <text:p text:style-name="P227">Diesbezüglich wird Folgendes bemerkt:</text:p>
            <text:p text:style-name="P227"/>
            <text:p text:style-name="P227"/>
          </table:table-cell>
          <table:table-cell table:style-name="Tabelle28.A1" office:value-type="string">
            <text:p text:style-name="P195">In merito a ciò si osserva:</text:p>
          </table:table-cell>
        </table:table-row>
        <table:table-row table:style-name="Tabelle28.1">
          <table:table-cell table:style-name="Tabelle28.A1" office:value-type="string">
            <text:p text:style-name="ÜberschriftUnterstrichen">Bürgschaften</text:p>
          </table:table-cell>
          <table:table-cell table:style-name="Tabelle28.A1" office:value-type="string">
            <text:p text:style-name="ÜberschriftUnterstrichen">Garanzie</text:p>
          </table:table-cell>
        </table:table-row>
        <table:table-row table:style-name="Tabelle28.1">
          <table:table-cell table:style-name="Tabelle28.A1" office:value-type="string">
            <text:p text:style-name="P227"/>
          </table:table-cell>
          <table:table-cell table:style-name="Tabelle28.A1" office:value-type="string">
            <text:p text:style-name="P195">L’Organo di revisione ha verificato che l’ente <text:span text:style-name="T52">ha/non ha</text:span> prestato garanzie principali e sussidiarie per le quali è stato costituito regolare accantonamento come da prospetto seguente: </text:p>
          </table:table-cell>
        </table:table-row>
        <table:table-row table:style-name="Tabelle28.1">
          <table:table-cell table:style-name="Tabelle28.A1" table:number-columns-spanned="2" office:value-type="string">
            <text:p text:style-name="P227"/>
            <table:table table:name="Tabelle81" table:style-name="Tabelle81">
              <table:table-column table:style-name="Tabelle81.A"/>
              <table:table-column table:style-name="Tabelle81.B"/>
              <table:table-column table:style-name="Tabelle81.C"/>
              <table:table-column table:style-name="Tabelle81.D"/>
              <table:table-column table:style-name="Tabelle81.E"/>
              <table:table-row table:style-name="Tabelle81.1">
                <table:table-cell table:style-name="Tabelle81.A1" office:value-type="string">
                  <text:p text:style-name="P108"/>
                </table:table-cell>
                <table:table-cell table:style-name="Tabelle81.A1" office:value-type="string">
                  <text:p text:style-name="P108"/>
                </table:table-cell>
                <table:table-cell table:style-name="Tabelle81.A1" office:value-type="string">
                  <text:p text:style-name="P22"><text:text-input text:description="">$report.reportYear</text:text-input></text:p>
                </table:table-cell>
                <table:table-cell table:style-name="Tabelle81.A1" office:value-type="string">
                  <text:p text:style-name="P20"><text:text-input text:description="">$report.reportYearPlus1</text:text-input></text:p>
                </table:table-cell>
                <table:table-cell table:style-name="Tabelle81.A1" office:value-type="string">
                  <text:p text:style-name="P23"><text:text-input text:description="">$report.reportYearPlus2</text:text-input></text:p>
                </table:table-cell>
              </table:table-row>
              <table:table-row table:style-name="Tabelle81.1">
                <table:table-cell table:style-name="Tabelle81.A1" office:value-type="string">
                  <text:p text:style-name="P148"/>
                </table:table-cell>
                <table:table-cell table:style-name="Tabelle81.A1" office:value-type="string">
                  <text:p text:style-name="P148">Garanzie prestate in essere</text:p>
                </table:table-cell>
                <table:table-cell table:style-name="Tabelle81.A1" office:value-type="string">
                  <text:p text:style-name="P145">€</text:p>
                </table:table-cell>
                <table:table-cell table:style-name="Tabelle81.A1" office:value-type="string">
                  <text:p text:style-name="P145">€</text:p>
                </table:table-cell>
                <table:table-cell table:style-name="Tabelle81.A1" office:value-type="string">
                  <text:p text:style-name="P145">€</text:p>
                </table:table-cell>
              </table:table-row>
              <table:table-row table:style-name="Tabelle81.1">
                <table:table-cell table:style-name="Tabelle81.A1" office:value-type="string">
                  <text:p text:style-name="P148"/>
                </table:table-cell>
                <table:table-cell table:style-name="Tabelle81.A1" office:value-type="string">
                  <text:p text:style-name="P148">Accantonamento</text:p>
                </table:table-cell>
                <table:table-cell table:style-name="Tabelle81.A1" office:value-type="string">
                  <text:p text:style-name="P145">€</text:p>
                </table:table-cell>
                <table:table-cell table:style-name="Tabelle81.A1" office:value-type="string">
                  <text:p text:style-name="P145">€</text:p>
                </table:table-cell>
                <table:table-cell table:style-name="Tabelle81.A1" office:value-type="string">
                  <text:p text:style-name="P145">€</text:p>
                </table:table-cell>
              </table:table-row>
              <table:table-row table:style-name="Tabelle81.1">
                <table:table-cell table:style-name="Tabelle81.A1" office:value-type="string">
                  <text:p text:style-name="P148"/>
                </table:table-cell>
                <table:table-cell table:style-name="Tabelle81.A1" office:value-type="string">
                  <text:p text:style-name="P148">Garanzie che concorrono al limite di indebitamento</text:p>
                </table:table-cell>
                <table:table-cell table:style-name="Tabelle81.A1" office:value-type="string">
                  <text:p text:style-name="P145">€</text:p>
                </table:table-cell>
                <table:table-cell table:style-name="Tabelle81.A1" office:value-type="string">
                  <text:p text:style-name="P145">€</text:p>
                </table:table-cell>
                <table:table-cell table:style-name="Tabelle81.A1" office:value-type="string">
                  <text:p text:style-name="P145">€</text:p>
                </table:table-cell>
              </table:table-row>
            </table:table>
            <text:p text:style-name="Standard"/>
            <text:p text:style-name="P227"/>
          </table:table-cell>
          <table:covered-table-cell/>
        </table:table-row>
        <table:table-row table:style-name="Tabelle28.1">
          <table:table-cell table:style-name="Tabelle28.A1" office:value-type="string">
            <text:p text:style-name="P260"/>
          </table:table-cell>
          <table:table-cell table:style-name="Tabelle28.A1" office:value-type="string">
            <text:p text:style-name="P259"/>
          </table:table-cell>
        </table:table-row>
        <table:table-row table:style-name="Tabelle28.1">
          <table:table-cell table:style-name="Tabelle28.A1" office:value-type="string">
            <text:p text:style-name="P260">Kassabevorschussungen</text:p>
          </table:table-cell>
          <table:table-cell table:style-name="Tabelle28.A1" office:value-type="string">
            <text:p text:style-name="P259">Anticipazioni di cassa</text:p>
          </table:table-cell>
        </table:table-row>
        <table:table-row table:style-name="Tabelle28.1">
          <table:table-cell table:style-name="Tabelle28.A1" office:value-type="string">
            <text:p text:style-name="P227">Im Einnahmetitel VII und im Ausgabetitel V des Haushaltes ist eine Kassabevorschussung von var_kassakap € vorgesehen.</text:p>
          </table:table-cell>
          <table:table-cell table:style-name="Tabelle28.A1" office:value-type="string">
            <text:p text:style-name="P195">E’ stata iscritta in bilancio nella parte entrate, al titolo VII, e nella parte spesa, al titolo V, una previsione per anticipazioni di cassa di € <text:span text:style-name="T3">var_kassakap</text:span> . </text:p>
          </table:table-cell>
        </table:table-row>
        <table:table-row table:style-name="Tabelle28.1">
          <table:table-cell table:style-name="Tabelle28.A1" office:value-type="string">
            <text:p text:style-name="P227">Dieser Betrag liegt unter der vom Art. 222 des GvD. Nr. 267/2000 vorgesehenen Grenze (fünf Zwölftel der gegenüber dem Bezugsjahr im vorletzten Jahr festgestellten Einnahmen der ersten drei Einnahmetitel).</text:p>
          </table:table-cell>
          <table:table-cell table:style-name="Tabelle28.A1" office:value-type="string">
            <text:p text:style-name="P195">Questo importo rispetta il limite previsto dall'art. 222 della D.lgs. 267/2000 (cinque dodicesimi delle entrate accertate nel penultimo anno precedente, afferenti ai primi tre titoli di entrata).</text:p>
          </table:table-cell>
        </table:table-row>
        <table:table-row table:style-name="Tabelle28.1">
          <table:table-cell table:style-name="Tabelle28.A1" office:value-type="string">
            <text:p text:style-name="P260">Finanzgeschäfte mit Derivaten</text:p>
          </table:table-cell>
          <table:table-cell table:style-name="Tabelle28.A1" office:value-type="string">
            <text:p text:style-name="P259">Negozi finanziari con derivati</text:p>
          </table:table-cell>
        </table:table-row>
        <table:table-row table:style-name="Tabelle28.1">
          <table:table-cell table:style-name="Tabelle28.A1" office:value-type="string">
            <text:p text:style-name="P227">Die Gemeinde hat keine Finanzgeschäfte mit Derivaten zu verzeichnen.</text:p>
          </table:table-cell>
          <table:table-cell table:style-name="Tabelle28.A1" office:value-type="string">
            <text:p text:style-name="P195">L’ente non ha in corso contratti relativi a strumenti finanziari con derivati.</text:p>
          </table:table-cell>
        </table:table-row>
        <table:table-row table:style-name="Tabelle28.1">
          <table:table-cell table:style-name="Tabelle28.A1" office:value-type="string">
            <text:p text:style-name="P238">oder</text:p>
          </table:table-cell>
          <table:table-cell table:style-name="Tabelle28.A1" office:value-type="string">
            <text:p text:style-name="P238">oppure</text:p>
          </table:table-cell>
        </table:table-row>
        <table:table-row table:style-name="Tabelle28.1">
          <table:table-cell table:style-name="Tabelle28.A1" office:value-type="string">
            <text:p text:style-name="P227">Die Gemeinde hat folgende Finanzgeschäfte mit <text:s/>Derivaten zu verzeichnen: </text:p>
          </table:table-cell>
          <table:table-cell table:style-name="Tabelle28.A1" office:value-type="string">
            <text:p text:style-name="P195">L’ente ha in corso i seguenti contratti relativi a <text:s/>strumenti finanziari con derivati: </text:p>
          </table:table-cell>
        </table:table-row>
      </table:table>
      <text:p text:style-name="Standard"><text:soft-page-break/><text:s text:c="2"/></text:p>
      <table:table table:name="Tabelle67" table:style-name="Tabelle67">
        <table:table-column table:style-name="Tabelle67.A" table:number-columns-repeated="2"/>
        <table:table-column table:style-name="Tabelle67.C" table:number-columns-repeated="3"/>
        <table:table-row table:style-name="Tabelle67.1">
          <table:table-cell table:style-name="Tabelle67.A1" office:value-type="string">
            <text:p text:style-name="P371">Partner</text:p>
            <text:p text:style-name="P371">Controparte</text:p>
          </table:table-cell>
          <table:table-cell table:style-name="Tabelle67.A1" office:value-type="string">
            <text:p text:style-name="P375">Art des Vertrages</text:p>
            <text:p text:style-name="P371">Tipo di contratto</text:p>
          </table:table-cell>
          <table:table-cell table:style-name="Tabelle67.A1" office:value-type="string">
            <text:p text:style-name="P375">Einnahmen</text:p>
            <text:p text:style-name="P371">Entrate</text:p>
          </table:table-cell>
          <table:table-cell table:style-name="Tabelle67.A1" office:value-type="string">
            <text:p text:style-name="P375">Zahlungen</text:p>
            <text:p text:style-name="P371">Pagamenti</text:p>
          </table:table-cell>
          <table:table-cell table:style-name="Tabelle67.E1" office:value-type="string">
            <text:p text:style-name="P375">Restbetrag</text:p>
            <text:p text:style-name="P371">Residuo</text:p>
          </table:table-cell>
        </table:table-row>
        <table:table-row table:style-name="Tabelle67.1">
          <table:table-cell table:style-name="Tabelle67.A1" office:value-type="string">
            <text:p text:style-name="P373"/>
          </table:table-cell>
          <table:table-cell table:style-name="Tabelle67.A1" office:value-type="string">
            <text:p text:style-name="P373"/>
          </table:table-cell>
          <table:table-cell table:style-name="Tabelle67.C2">
            <text:p text:style-name="P374"/>
          </table:table-cell>
          <table:table-cell table:style-name="Tabelle67.C2">
            <text:p text:style-name="P374"/>
          </table:table-cell>
          <table:table-cell table:style-name="Tabelle67.E2">
            <text:p text:style-name="P374"/>
          </table:table-cell>
        </table:table-row>
        <table:table-row table:style-name="Tabelle67.1">
          <table:table-cell table:style-name="Tabelle67.A1" office:value-type="string">
            <text:p text:style-name="P373"/>
          </table:table-cell>
          <table:table-cell table:style-name="Tabelle67.A1" office:value-type="string">
            <text:p text:style-name="P373"/>
          </table:table-cell>
          <table:table-cell table:style-name="Tabelle67.C2">
            <text:p text:style-name="P374"/>
          </table:table-cell>
          <table:table-cell table:style-name="Tabelle67.C2">
            <text:p text:style-name="P374"/>
          </table:table-cell>
          <table:table-cell table:style-name="Tabelle67.E2">
            <text:p text:style-name="P374"/>
          </table:table-cell>
        </table:table-row>
      </table:table>
      <text:p text:style-name="Standard"/>
      <table:table table:name="Tabelle29" table:style-name="Tabelle29">
        <table:table-column table:style-name="Tabelle29.A"/>
        <table:table-column table:style-name="Tabelle29.B"/>
        <table:table-row table:style-name="Tabelle29.1">
          <table:table-cell table:style-name="Tabelle29.A1" office:value-type="string">
            <text:p text:style-name="P227"/>
          </table:table-cell>
          <table:table-cell table:style-name="Tabelle29.A1" office:value-type="string">
            <text:p text:style-name="P195"/>
          </table:table-cell>
        </table:table-row>
      </table:table>
      <text:p text:style-name="Standard"/>
      <table:table table:name="Tabelle30" table:style-name="Tabelle30">
        <table:table-column table:style-name="Tabelle30.A"/>
        <table:table-column table:style-name="Tabelle30.B"/>
        <table:table-row table:style-name="Tabelle30.1">
          <table:table-cell table:style-name="Tabelle30.A1" office:value-type="string">
            <text:h text:style-name="P386" text:outline-level="1">BEMERKUNGEN UND VORSCHLÄGE</text:h>
          </table:table-cell>
          <table:table-cell table:style-name="Tabelle30.A1" office:value-type="string">
            <text:h text:style-name="P387" text:outline-level="1">OSSERVAZIONI E SUGGERIMENTI</text:h>
          </table:table-cell>
        </table:table-row>
        <table:table-row table:style-name="Tabelle30.1">
          <table:table-cell table:style-name="Tabelle30.A1" office:value-type="string">
            <text:p text:style-name="P227">Das Rechnungsprüfungsorgan bemerkt zum Abschluss der oben angeführten Überprüfungen Folgendes:</text:p>
          </table:table-cell>
          <table:table-cell table:style-name="Tabelle30.A1" office:value-type="string">
            <text:p text:style-name="P195">L’organo di revisione a conclusione delle verifiche esposte nei punti precedenti esprime le seguenti considerazioni:</text:p>
          </table:table-cell>
        </table:table-row>
        <table:table-row table:style-name="Tabelle30.1">
          <table:table-cell table:style-name="Tabelle30.A1" office:value-type="string">
            <text:list xml:id="list940717849" text:style-name="buch1">
              <text:list-item>
                <text:p text:style-name="P401">Ansätze des laufenden Anteils <text:text-input text:description="">$report.reportYear</text:text-input><text:s/><text:span text:style-name="T18">- </text:span><text:span text:style-name="T18"><text:text-input text:description="">$report.reportYearPlus2</text:text-input></text:span><text:s/></text:p>
              </text:list-item>
            </text:list>
          </table:table-cell>
          <table:table-cell table:style-name="Tabelle30.A1" office:value-type="string">
            <text:list xml:id="list1340486312" text:style-name="buch2">
              <text:list-item>
                <text:p text:style-name="P403">Previsioni parte corrente anno <text:text-input text:description="">$report.reportYear</text:text-input><text:s/><text:span text:style-name="T19">- </text:span><text:span text:style-name="T19"><text:text-input text:description="">$report.reportYearPlus2</text:text-input></text:span><text:s/></text:p>
              </text:list-item>
            </text:list>
          </table:table-cell>
        </table:table-row>
        <table:table-row table:style-name="Tabelle30.1">
          <table:table-cell table:style-name="Tabelle30.A1" office:value-type="string">
            <text:p text:style-name="Standard"><text:span text:style-name="T7">1.) Die Ansätze für Einnahmen und Ausgaben sind angemessen und</text:span> <text:span text:style-name="T3">zuverlässig</text:span> <text:span text:style-name="T7">.</text:span> </text:p>
          </table:table-cell>
          <table:table-cell table:style-name="Tabelle30.A1" office:value-type="string">
            <text:p text:style-name="P195">1.) Le previsioni di spesa sono congrue ed attendibili.</text:p>
          </table:table-cell>
        </table:table-row>
        <table:table-row table:style-name="Tabelle30.1">
          <table:table-cell table:style-name="Tabelle30.A1" office:value-type="string">
            <text:p text:style-name="P228">oder</text:p>
          </table:table-cell>
          <table:table-cell table:style-name="Tabelle30.A1" office:value-type="string">
            <text:p text:style-name="P196">oppure</text:p>
          </table:table-cell>
        </table:table-row>
        <table:table-row table:style-name="Tabelle30.1">
          <table:table-cell table:style-name="Tabelle30.A1" office:value-type="string">
            <text:p text:style-name="P227">1. bis) Die Einnahme- und Ausgabenansätze sind zwar zuverlässig und angemessen, folgende Positionen müssen aber noch überprüft werden, wobei die Anregungen des Rechnungsprüfungsorgans berücksichtigt werden sollten und im Falle eines finanziellen Ungleichgewichtes sofort Maßnahmen zur Wiederherstellung des Ausgleichs ergriffen werden müssen, falls sie sich als zu hoch oder unzureichend erweisen sollten:</text:p>
          </table:table-cell>
          <table:table-cell table:style-name="Tabelle30.A1" office:value-type="string">
            <text:p text:style-name="P195">1. bis) Le previsioni di entrata e spesa corrente, pur complessivamente attendibili e congrue, devono essere verificate relativamente alle seguenti voci, tenendo conto delle proposte e suggerimenti dell’organo di revisione, adottando immediato provvedimento di riequilibrio nel caso si rivelassero eccedenti o insufficienti per mantenere l'equilibrio economico-finanziario complessivo:</text:p>
          </table:table-cell>
        </table:table-row>
        <table:table-row table:style-name="Tabelle30.1">
          <table:table-cell table:style-name="Tabelle30.A1" office:value-type="string">
            <text:p text:style-name="P227">------------------------------</text:p>
          </table:table-cell>
          <table:table-cell table:style-name="Tabelle30.A1" office:value-type="string">
            <text:p text:style-name="P195">------------------------------</text:p>
          </table:table-cell>
        </table:table-row>
        <table:table-row table:style-name="Tabelle30.1">
          <table:table-cell table:style-name="Tabelle30.A1" office:value-type="string">
            <text:p text:style-name="P237">oder</text:p>
          </table:table-cell>
          <table:table-cell table:style-name="Tabelle30.A1" office:value-type="string">
            <text:p text:style-name="P205">oppure</text:p>
          </table:table-cell>
        </table:table-row>
        <table:table-row table:style-name="Tabelle30.1">
          <table:table-cell table:style-name="Tabelle30.A1" office:value-type="string">
            <text:p text:style-name="P227">1. ter) Die Angemessenheit und Zuverlässigkeit folgender Ansätze erscheint nicht gegeben:</text:p>
          </table:table-cell>
          <table:table-cell table:style-name="Tabelle30.A1" office:value-type="string">
            <text:p text:style-name="P195">1. ter) Le seguenti previsioni non appaiono congrue ed attendibili:</text:p>
          </table:table-cell>
        </table:table-row>
        <table:table-row table:style-name="Tabelle30.1">
          <table:table-cell table:style-name="Tabelle30.A1" office:value-type="string">
            <text:p text:style-name="P227">------------------------------</text:p>
          </table:table-cell>
          <table:table-cell table:style-name="Tabelle30.A1" office:value-type="string">
            <text:p text:style-name="P195">------------------------------</text:p>
          </table:table-cell>
        </table:table-row>
        <table:table-row table:style-name="Tabelle30.1">
          <table:table-cell table:style-name="Tabelle30.A1" office:value-type="string">
            <text:p text:style-name="P227">Aus diesem Grund wird der Gemeinderat aufgefordert, folgende Maßnahmen zur Korrektur vorzunehmen:</text:p>
          </table:table-cell>
          <table:table-cell table:style-name="Tabelle30.A1" office:value-type="string">
            <text:p text:style-name="P195">Per tale motivo si invita il Consiglio ad adottare le seguenti misure correttive:</text:p>
          </table:table-cell>
        </table:table-row>
        <table:table-row table:style-name="Tabelle30.1">
          <table:table-cell table:style-name="Tabelle30.A1" office:value-type="string">
            <text:p text:style-name="P227">------------------------------</text:p>
          </table:table-cell>
          <table:table-cell table:style-name="Tabelle30.A1" office:value-type="string">
            <text:p text:style-name="P195">------------------------------</text:p>
          </table:table-cell>
        </table:table-row>
        <table:table-row table:style-name="Tabelle30.1">
          <table:table-cell table:style-name="Tabelle30.A1" office:value-type="string">
            <text:p text:style-name="P224">(N.B. einen Termin für die Überprüfung der angeführten Positionen vorschlagen.)</text:p>
          </table:table-cell>
          <table:table-cell table:style-name="Tabelle30.A1" office:value-type="string">
            <text:p text:style-name="P225">(N.B. Proporre un termine per la verifica delle posizioni indicate)</text:p>
          </table:table-cell>
        </table:table-row>
        <table:table-row table:style-name="Tabelle30.1">
          <table:table-cell table:style-name="Tabelle30.A1" office:value-type="string">
            <text:list xml:id="list164529021632213" text:style-name="buch1">
              <text:list-item>
                <text:p text:style-name="P401">Ansätze für Investitionen</text:p>
              </text:list-item>
            </text:list>
          </table:table-cell>
          <table:table-cell table:style-name="Tabelle30.A1" office:value-type="string">
            <text:list xml:id="list164530174194175" text:style-name="buch2">
              <text:list-item>
                <text:p text:style-name="P403">Previsioni per investimenti</text:p>
              </text:list-item>
            </text:list>
          </table:table-cell>
        </table:table-row>
        <table:table-row table:style-name="Tabelle30.1">
          <table:table-cell table:style-name="Tabelle30.A1" office:value-type="string">
            <text:p text:style-name="P227">Die Ansätze für die Ausgaben für Investitionen und die Mittel zur Finanzierung entsprechen dem einheitlichen Strategiedokument und dem Zeitprogramm der öffentlichen Arbeiten.</text:p>
          </table:table-cell>
          <table:table-cell table:style-name="Tabelle30.A1" office:value-type="string">
            <text:p text:style-name="P195">La previsione delle spese per investimenti e dei mezzi di copertura finanziaria è conforme al documento unico di programmazione ed ai cronoprogrammi delle opere pubbliche.</text:p>
          </table:table-cell>
        </table:table-row>
        <table:table-row table:style-name="Tabelle30.1">
          <table:table-cell table:style-name="Tabelle30.A1" office:value-type="string">
            <text:p text:style-name="P228">oder</text:p>
          </table:table-cell>
          <table:table-cell table:style-name="Tabelle30.A1" office:value-type="string">
            <text:p text:style-name="P196">oppure</text:p>
          </table:table-cell>
        </table:table-row>
        <table:table-row table:style-name="Tabelle30.1">
          <table:table-cell table:style-name="Tabelle30.A1" office:value-type="string">
            <text:p text:style-name="P227">Die Ansätze für die Ausgaben für Investitionen entsprechen in folgenden Punkten nicht dem einheitlichen Strategiedokument:</text:p>
          </table:table-cell>
          <table:table-cell table:style-name="Tabelle30.A1" office:value-type="string">
            <text:p text:style-name="P195">La previsione delle spese per investimenti non corrisponde nei seguenti punti al documento unico di programmazione:</text:p>
          </table:table-cell>
        </table:table-row>
        <table:table-row table:style-name="Tabelle30.1">
          <table:table-cell table:style-name="Tabelle30.A1" office:value-type="string">
            <text:p text:style-name="P227">------------------------------</text:p>
          </table:table-cell>
          <table:table-cell table:style-name="Tabelle30.A1" office:value-type="string">
            <text:p text:style-name="P195">------------------------------</text:p>
          </table:table-cell>
        </table:table-row>
        <text:soft-page-break/>
        <table:table-row table:style-name="Tabelle30.1">
          <table:table-cell table:style-name="Tabelle30.A1" office:value-type="string">
            <text:list xml:id="list164529944178182" text:style-name="buch1">
              <text:list-item>
                <text:p text:style-name="P401">Gleichgewicht der öffentlichen Finanzen</text:p>
              </text:list-item>
            </text:list>
          </table:table-cell>
          <table:table-cell table:style-name="Tabelle30.A1" office:value-type="string">
            <text:list xml:id="list164530740164701" text:style-name="buch2">
              <text:list-item>
                <text:p text:style-name="P403">Equilibri di finanza pubblica</text:p>
              </text:list-item>
            </text:list>
          </table:table-cell>
        </table:table-row>
        <table:table-row table:style-name="Tabelle30.1">
          <table:table-cell table:style-name="Tabelle30.A1" office:value-type="string">
            <text:p text:style-name="P227">Es wird bestätigt, dass im Sinne der Beilage 9 des L.D. Nr. 118/2011 kein negativer Saldo zwischen Gesamteinnahmen und Gesamtausgaben erwächst.</text:p>
          </table:table-cell>
          <table:table-cell table:style-name="Tabelle30.A1" office:value-type="string">
            <text:p text:style-name="P195">Si da atto che ai sensi dell’allegato 9 dd. D.lgs. 118/2011 tra entrate finali e spese finali viene raggiunto un saldo non negativo.</text:p>
          </table:table-cell>
        </table:table-row>
        <table:table-row table:style-name="Tabelle30.1">
          <table:table-cell table:style-name="Tabelle30.A1" office:value-type="string">
            <text:list xml:id="list164529009815653" text:style-name="buch1">
              <text:list-item>
                <text:p text:style-name="P401">Kassahaushalt</text:p>
              </text:list-item>
            </text:list>
          </table:table-cell>
          <table:table-cell table:style-name="Tabelle30.A1" office:value-type="string">
            <text:list xml:id="list164530530856951" text:style-name="buch2">
              <text:list-item>
                <text:p text:style-name="P403">Previsioni di cassa</text:p>
              </text:list-item>
            </text:list>
          </table:table-cell>
        </table:table-row>
        <table:table-row table:style-name="Tabelle30.1">
          <table:table-cell table:style-name="Tabelle30.A1" office:value-type="string">
            <text:p text:style-name="P230">Die Kassaansätze sind in Bezug auf die Einhebbarkeit der Einnahmen auf Kompetenz und Rückstände zuverlässig und im Bezug auf die Einhaltung der Zahlungsfristen laut Zeitprogrammen und gesetzlich vorgegebenen Terminen angemessen.</text:p>
          </table:table-cell>
          <table:table-cell table:style-name="Tabelle30.A1" office:value-type="string">
            <text:p text:style-name="Standard"><text:span text:style-name="T27">Le previsioni di cassa sono attendibili in relazione all’esigibilità dei residui attivi e delle entrate di competenza e congrue in relazione al rispetto dei termini di pagamento con riferimento ai crono programmi ed alle scadenze di legg</text:span> <text:span text:style-name="T26">e.</text:span> </text:p>
          </table:table-cell>
        </table:table-row>
        <table:table-row table:style-name="Tabelle30.23">
          <table:table-cell table:style-name="Tabelle30.A1" office:value-type="string">
            <text:p text:style-name="P237">(oder)</text:p>
          </table:table-cell>
          <table:table-cell table:style-name="Tabelle30.A1" office:value-type="string">
            <text:p text:style-name="P205">(oppure)</text:p>
          </table:table-cell>
        </table:table-row>
        <table:table-row table:style-name="Tabelle30.1">
          <table:table-cell table:style-name="Tabelle30.A1" office:value-type="string">
            <text:p text:style-name="P227">Die Kassaansätze müssen im Zuge der Überprüfung der Gleichgewichte für folgende Einhebungen und Zahlungen genauer geprüft werden:</text:p>
            <text:p text:style-name="P227"/>
          </table:table-cell>
          <table:table-cell table:style-name="Tabelle30.A1" office:value-type="string">
            <text:p text:style-name="P195">Le previsioni di cassa dovranno essere verificate in sede di salvaguardia degli equilibri in particolare per i seguenti incassi e pagamenti:</text:p>
          </table:table-cell>
        </table:table-row>
        <table:table-row table:style-name="Tabelle30.1">
          <table:table-cell table:style-name="Tabelle30.A1" office:value-type="string">
            <text:p text:style-name="P234">e) Übermittlung der Daten an die Datenbank der öffentlichen Verwaltungen (BDAP)</text:p>
          </table:table-cell>
          <table:table-cell table:style-name="Tabelle30.A1" office:value-type="string">
            <text:p text:style-name="P202">e) Invio dati alla banca dati delle amministrazioni pubbliche (BDAP)</text:p>
          </table:table-cell>
        </table:table-row>
        <table:table-row table:style-name="Tabelle30.1">
          <table:table-cell table:style-name="Tabelle30.A1" office:value-type="string">
            <text:p text:style-name="P230">Man empfiehlt, die Fristen für die Übermittlung der Daten betreffend den Haushaltsvoranschlag innerhalb von 30 Tagen ab der Genehmigung an die Datenbank der öffentlichen Verwaltungen gemäß Artikel 13, Gesetz 196/2009 einzuhalten.</text:p>
            <text:p text:style-name="P230"/>
          </table:table-cell>
          <table:table-cell table:style-name="Tabelle30.A1" office:value-type="string">
            <text:p text:style-name="P198">Si raccomanda il rispetto dei termini per l’invio dei dati relativi al bilancio di previsione entro 30 giorni dalla sua approvazione alla banca dati delle amministrazioni pubbliche di cui all’art. 13, L. 196/2009.</text:p>
          </table:table-cell>
        </table:table-row>
        <table:table-row table:style-name="Tabelle30.1">
          <table:table-cell table:style-name="Tabelle30.A1" office:value-type="string">
            <text:p text:style-name="P234">f) Auswirkungen des epidemiologischen Covid-19-Notstandes</text:p>
          </table:table-cell>
          <table:table-cell table:style-name="Tabelle30.A1" office:value-type="string">
            <text:p text:style-name="P202">f) Effetti dell´emergenza epidemiologica da Covid-19</text:p>
          </table:table-cell>
        </table:table-row>
        <table:table-row table:style-name="Tabelle30.1">
          <table:table-cell table:style-name="Tabelle30.A1" office:value-type="string">
            <text:p text:style-name="P230">Es wird empfohlen, die Entwicklung der Einnahmen und Ausgaben unter Berücksichtigung etwaiger negativer Auswirkungen im Zusammenhang mit dem epidemiologischen Covid-19-Notstand ständig zu überwachen, um auch in Zukunft den Haushaltsausgleich in der Kassen- und Kompetenzgebarung zu gewähren.</text:p>
          </table:table-cell>
          <table:table-cell table:style-name="Tabelle30.A1" office:value-type="string">
            <text:p text:style-name="P198">Si raccomanda un costante monitoraggio dell’evoluzione della gestione delle entrate e delle spese, tenuto conto di eventuali impatti negativi correlati all’emergenza epidemiologica da Covid-19, al fine di garantire anche per il futuro il permanere degli equilibri di bilancio in termini di cassa e di competenza.</text:p>
          </table:table-cell>
        </table:table-row>
        <table:table-row table:style-name="Tabelle30.1">
          <table:table-cell table:style-name="Tabelle30.A1" office:value-type="string">
            <text:p text:style-name="P227">------------------------------</text:p>
          </table:table-cell>
          <table:table-cell table:style-name="Tabelle30.A1" office:value-type="string">
            <text:p text:style-name="P195">------------------------------</text:p>
          </table:table-cell>
        </table:table-row>
      </table:table>
      <text:p text:style-name="Text_20_body"/>
      <table:table table:name="Tabelle82" table:style-name="Tabelle82">
        <table:table-column table:style-name="Tabelle82.A"/>
        <table:table-column table:style-name="Tabelle82.B"/>
        <table:table-row table:style-name="Tabelle82.1">
          <table:table-cell table:style-name="Tabelle82.A1" office:value-type="string">
            <text:h text:style-name="P386" text:outline-level="1">SCHLUSSFOLGERUNGEN</text:h>
          </table:table-cell>
          <table:table-cell table:style-name="Tabelle82.A1" office:value-type="string">
            <text:h text:style-name="P387" text:outline-level="1">CONCLUSIONI</text:h>
          </table:table-cell>
        </table:table-row>
        <table:table-row table:style-name="Tabelle82.1">
          <table:table-cell table:style-name="Tabelle82.A1" office:value-type="string">
            <text:p text:style-name="P227">Unter Bezugnahme der oben angeführten Begründungen</text:p>
          </table:table-cell>
          <table:table-cell table:style-name="Tabelle82.A1" office:value-type="string">
            <text:p text:style-name="P195">In relazione alle motivazioni sopra specificate</text:p>
          </table:table-cell>
        </table:table-row>
        <table:table-row table:style-name="Tabelle82.1">
          <table:table-cell table:style-name="Tabelle82.A1" office:value-type="string">
            <text:p text:style-name="P227">hat das Rechnungsprüfungsorgan</text:p>
          </table:table-cell>
          <table:table-cell table:style-name="Tabelle82.A1" office:value-type="string">
            <text:p text:style-name="P195">l’organo di revisione</text:p>
          </table:table-cell>
        </table:table-row>
        <table:table-row table:style-name="Tabelle82.1">
          <table:table-cell table:style-name="Tabelle82.A1" office:value-type="string">
            <text:list xml:id="list164529812140036" text:style-name="minus">
              <text:list-item>
                <text:p text:style-name="P398">festgestellt, dass der Haushaltsvoranschlag unter Beachtung der Bestimmungen der Gesetze, der Satzung der Körperschaft, der Verordnung über das Rechnungswesen und der Buchhaltungsprinzipien der Gebietskörperschaften erstellt worden ist:</text:p>
              </text:list-item>
            </text:list>
          </table:table-cell>
          <table:table-cell table:style-name="Tabelle82.A1" office:value-type="string">
            <text:list xml:id="list164260393984938" text:continue-numbering="true" text:style-name="minus">
              <text:list-item>
                <text:p text:style-name="P402">ha rilevato che il bilancio di previsione è stato elaborato in rispetto delle norme di legge e dello statuto dell’ente, del regolamento sulla contabilità e dei principi di contabilità degli enti territoriali;</text:p>
              </text:list-item>
            </text:list>
          </table:table-cell>
        </table:table-row>
        <table:table-row table:style-name="Tabelle82.1">
          <table:table-cell table:style-name="Tabelle82.A1" office:value-type="string">
            <text:list xml:id="list164259611520620" text:continue-numbering="true" text:style-name="minus">
              <text:list-item>
                <text:p text:style-name="P398">festgestellt, dass die Folgerichtigkeit, Angemessenheit buchhalterische Zuverlässigkeit und Wahrhaftigkeit des Haushaltsvoranschlages und der Programme gegeben sind;</text:p>
              </text:list-item>
            </text:list>
          </table:table-cell>
          <table:table-cell table:style-name="Tabelle82.A1" office:value-type="string">
            <text:list xml:id="list164259538256972" text:continue-numbering="true" text:style-name="minus">
              <text:list-item>
                <text:p text:style-name="P402">ha rilevato la coerenza, la congruità, l’attendibilità contabile e la veridicità delle previsioni di bilancio e dei programmi;</text:p>
              </text:list-item>
            </text:list>
          </table:table-cell>
        </table:table-row>
        <table:table-row table:style-name="Tabelle82.1">
          <table:table-cell table:style-name="Tabelle82.A1" office:value-type="string">
            <text:list xml:id="list164260330521084" text:continue-numbering="true" text:style-name="minus">
              <text:list-item>
                <text:p text:style-name="P398">festgestellt, dass die Möglichkeit zur Einhaltung des Gleichgewichts der öffentlichen Finanzen besteht;</text:p>
              </text:list-item>
            </text:list>
          </table:table-cell>
          <table:table-cell table:style-name="Tabelle82.A1" office:value-type="string">
            <text:list xml:id="list164259775106395" text:continue-numbering="true" text:style-name="minus">
              <text:list-item>
                <text:p text:style-name="P402">ha rilevato la possibilità di rispettare l’equilibrio di finanza pubblica;</text:p>
              </text:list-item>
            </text:list>
          </table:table-cell>
        </table:table-row>
        <table:table-row table:style-name="Tabelle82.1">
          <table:table-cell table:style-name="Tabelle82.A1" office:value-type="string">
            <text:p text:style-name="P227">und erteilt daher <text:span text:style-name="T23">positives Gutachten zum Entwurf des Haushaltsvoranschlag </text:span><text:span text:style-name="T23"><text:text-input text:description="">$report.reportYear</text:text-input></text:span><text:s/><text:span text:style-name="T25">-</text:span> <text:span text:style-name="T23"><text:text-input text:description="">$report.reportYearPlus2</text:text-input></text:span><text:s/>und den dazugehörigen Anlagen. </text:p>
          </table:table-cell>
          <table:table-cell table:style-name="Tabelle82.A1" office:value-type="string">
            <text:p text:style-name="P195">ed esprime, pertanto, <text:span text:style-name="T23">parere favorevole sulla proposta di bilancio di previsione </text:span><text:span text:style-name="T23"><text:text-input text:description="">$report.reportYear</text:text-input></text:span><text:span text:style-name="T23"><text:s/>- </text:span><text:span text:style-name="T23"><text:text-input text:description="">$report.reportYearPlus2</text:text-input></text:span><text:s/>e sui documenti allegati. </text:p>
          </table:table-cell>
        </table:table-row>
        <table:table-row table:style-name="Tabelle82.1">
          <table:table-cell table:style-name="Tabelle82.A1" office:value-type="string">
            <text:p text:style-name="P224">(Für den Fall, dass Begründungen dafür bestehen, wird das Rechnungsprüfungsorgan kein positives Gutachten oder ein positives Gutachten mit Vorbehalt bezüglich bestimmter Problematiken, die bei der Überprüfung des Entwurfes zum Haushaltsvoranschlag oder der Beilagen zu Tage getreten sind, abgeben.)</text:p>
          </table:table-cell>
          <table:table-cell table:style-name="Tabelle82.A1" office:value-type="string">
            <text:p text:style-name="P225">(Nel caso in cui sussistano le motivazioni l’organo di revisione esprimerà un parere non favorevole, oppure un parere favorevole con riserva su specifiche problematiche emerse nel corso dell’analisi sulla proposta di bilancio o sui documenti allegati.)</text:p>
          </table:table-cell>
        </table:table-row>
        <table:table-row table:style-name="Tabelle82.1">
          <table:table-cell table:style-name="Tabelle82.A1" office:value-type="string">
            <text:p text:style-name="P236">Das Rechnungsprüfungsorgan gibt zum Entwurf des Haushaltsvoranschlages <text:text-input text:description="">$report.reportYear</text:text-input><text:s/>- <text:text-input text:description="">$report.reportYearPlus2</text:text-input><text:s/>und der diesbezüglichen Beilagen kein positives Gutachten oder ein positives Gutachten mit Vorbehalt bezüglich:</text:p>
          </table:table-cell>
          <table:table-cell table:style-name="Tabelle82.A1" office:value-type="string">
            <text:p text:style-name="P204">L’organo di revisione esprime parere non favorevole o favorevole con riserva sulla proposta di bilancio <text:text-input text:description="">$report.reportYear</text:text-input><text:text-input text:description=""/><text:s/>- <text:text-input text:description="">$report.reportYearPlus2</text:text-input><text:s/>e relativi allegati relativamente a:</text:p>
          </table:table-cell>
        </table:table-row>
        <table:table-row table:style-name="Tabelle82.1">
          <table:table-cell table:style-name="Tabelle82.A1" office:value-type="string">
            <text:p text:style-name="P227">------------------------------</text:p>
          </table:table-cell>
          <table:table-cell table:style-name="Tabelle82.A1" office:value-type="string">
            <text:p text:style-name="P195">------------------------------</text:p>
          </table:table-cell>
        </table:table-row>
        <table:table-row table:style-name="Tabelle82.1">
          <table:table-cell table:style-name="Tabelle82.A1" office:value-type="string">
            <text:p text:style-name="P234">DAS RECHNUNGSPRÜFUNGSORGAN</text:p>
          </table:table-cell>
          <table:table-cell table:style-name="Tabelle82.A1" office:value-type="string">
            <text:p text:style-name="P202">L’ORGANO DI REVISIONE</text:p>
          </table:table-cell>
        </table:table-row>
      </table:table>
      <text:p text:style-name="Standard"><text:bookmark text:name="_INDEBITAMEN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ItcCenturyLight" svg:font-family="ItcCenturyLight, 'Times New Roman'"/>
    <style:font-face style:name="Mangal2" svg:font-family="Mangal"/>
    <style:font-face style:name="OpenSymbol" svg:font-family="OpenSymbol"/>
    <style:font-face style:name="Courier New" svg:font-family="'Courier New'" style:font-family-generic="modern"/>
    <style:font-face style:name="Tahoma1" svg:font-family="Tahoma" style:font-adornments="Standard" style:font-family-generic="swiss"/>
    <style:font-face style:name="UniversExBlkExt" svg:font-family="UniversExBlkExt"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utura" svg:font-family="Futura, 'Lucida Sans Unico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101cm" fo:margin-top="0.3cm" fo:margin-bottom="0cm" style:contextual-spacing="false" style:line-height-at-least="0.041cm" fo:text-align="justify" style:justify-single-word="false" fo:orphans="2" fo:widows="2" fo:hyphenation-ladder-count="no-limit" fo:text-indent="0cm" style:auto-text-indent="false" style:page-number="auto" style:writing-mode="lr-tb"/>
      <style:text-properties style:use-window-font-color="true" loext:opacity="0%" style:font-name="Arial" fo:font-family="Arial" style:font-style-name="Standard" style:font-family-generic="swiss" style:font-pitch="variable" fo:font-size="11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fo:orphans="0" fo:widows="0" style:text-autospace="none" style:punctuation-wrap="simple"/>
      <style:text-properties style:font-name="Arial1" fo:font-family="Arial" style:font-family-generic="swiss" style:font-pitch="variable" style:letter-kerning="true" style:font-name-complex="Arial1" style:font-family-complex="Arial" style:font-family-generic-complex="swiss" style:font-pitch-complex="variable" style:font-size-complex="10pt"/>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style:contextual-spacing="false" fo:text-align="center" style:justify-single-word="false" fo:orphans="0" fo:widows="0" fo:text-indent="0cm" style:auto-text-indent="false" style:text-autospace="none" style:punctuation-wrap="simple"/>
      <style:text-properties style:font-name="Arial1" fo:font-family="Arial" style:font-family-generic="swiss" style:font-pitch="variable" fo:font-size="16pt" fo:font-style="normal" fo:font-weight="bold" style:font-size-asian="24pt" style:font-style-asian="italic" style:font-weight-asian="bold" style:font-name-complex="Arial1"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master-page-name="">
      <style:paragraph-properties fo:margin-left="0cm" fo:margin-right="0cm" fo:margin-top="0.3cm" fo:margin-bottom="0.64cm" style:contextual-spacing="false" fo:text-align="center" style:justify-single-word="false" fo:orphans="0" fo:widows="0" fo:text-indent="0cm" style:auto-text-indent="false" style:page-number="auto" style:text-autospace="none" style:punctuation-wrap="simple"/>
      <style:text-properties style:font-name="Arial1" fo:font-family="Arial" style:font-family-generic="swiss" style:font-pitch="variable" fo:font-size="12pt" fo:font-weight="bold" style:font-size-asian="18pt" style:font-weight-asian="bold" style:font-name-complex="Arial1" style:font-family-complex="Arial" style:font-family-generic-complex="swiss" style:font-pitch-complex="variable" style:font-size-complex="10pt"/>
    </style:style>
    <style:style style:name="Heading_20_3" style:display-name="Heading 3" style:family="paragraph" style:parent-style-name="Standard" style:next-style-name="Standard" style:default-outline-level="3" style:class="text">
      <style:paragraph-properties fo:margin-left="0cm" fo:margin-right="0cm" fo:margin-top="0cm" fo:margin-bottom="0.635cm" style:contextual-spacing="false" fo:orphans="0" fo:widows="0" fo:text-indent="0cm" style:auto-text-indent="false" style:text-autospace="none" style:punctuation-wrap="simple"/>
      <style:text-properties style:font-name="Arial1" fo:font-family="Arial" style:font-family-generic="swiss" style:font-pitch="variable" fo:font-size="16pt" fo:font-style="italic" fo:font-weight="bold" style:font-size-asian="16pt" style:font-style-asian="italic" style:font-weight-asian="bold" style:font-name-complex="Arial1" style:font-family-complex="Arial" style:font-family-generic-complex="swiss" style:font-pitch-complex="variable" style:font-size-complex="10pt"/>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style:contextual-spacing="false" fo:text-align="center" style:justify-single-word="false" fo:text-indent="0cm" style:auto-text-indent="false" fo:keep-with-next="always"/>
      <style:text-properties style:font-name="Arial1" fo:font-family="Arial" style:font-family-generic="swiss" style:font-pitch="variable" fo:font-size="18pt" fo:font-style="italic" fo:font-weight="bold" style:font-size-asian="18pt" style:font-style-asian="italic" style:font-weight-asian="bold" style:font-name-complex="Arial1" style:font-family-complex="Arial" style:font-family-generic-complex="swiss" style:font-pitch-complex="variable"/>
    </style:style>
    <style:style style:name="Heading_20_6" style:display-name="Heading 6" style:family="paragraph" style:parent-style-name="Standard" style:next-style-name="Standard" style:list-style-name="" style:class="text">
      <style:paragraph-properties fo:margin-left="0cm" fo:margin-right="0cm" fo:text-align="justify" style:justify-single-word="false" fo:text-indent="0cm" style:auto-text-indent="false" fo:keep-with-next="always"/>
      <style:text-properties style:font-name="Arial1" fo:font-family="Arial" style:font-family-generic="swiss" style:font-pitch="variable" style:text-underline-style="solid" style:text-underline-width="auto" style:text-underline-color="font-color" fo:font-weight="bold" style:font-weight-asian="bold"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cm" fo:margin-bottom="0.212cm" style:contextual-spacing="false" fo:text-align="justify" style:justify-single-word="false" fo:orphans="0" fo:widows="0" fo:text-indent="0cm" style:auto-text-indent="false" fo:keep-with-next="always" style:text-autospace="none" style:punctuation-wrap="simp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size-complex="10pt"/>
    </style:style>
    <style:style style:name="Heading_20_9" style:display-name="Heading 9" style:family="paragraph" style:parent-style-name="Standard" style:next-style-name="Standard" style:list-style-name="" style:class="text">
      <style:paragraph-properties fo:margin-left="0cm" fo:margin-right="0cm" fo:text-indent="0cm" style:auto-text-indent="false" fo:keep-with-next="always"/>
      <style:text-properties style:font-name="Arial1" fo:font-family="Arial" style:font-family-generic="swiss" style:font-pitch="variable" fo:font-size="16pt" fo:font-style="italic" style:text-underline-style="none" fo:font-weight="normal" style:font-weight-asian="bold" style:font-name-complex="Arial1" style:font-family-complex="Arial" style:font-family-generic-complex="swiss" style:font-pitch-complex="variable"/>
    </style:style>
    <style:style style:name="Beschriftung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eschriftung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Beschriftung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roman" style:font-pitch-complex="variable" style:font-size-complex="12pt" style:font-style-complex="italic"/>
    </style:style>
    <style:style style:name="Footnote" style:family="paragraph" style:parent-style-name="Standard" style:class="extra">
      <style:paragraph-properties fo:margin-left="1cm" fo:margin-right="0cm" fo:margin-top="0cm" fo:margin-bottom="0.212cm" style:contextual-spacing="false" fo:text-align="justify" style:justify-single-word="false" fo:orphans="0" fo:widows="0" fo:text-indent="-1cm" style:auto-text-indent="false" style:text-autospace="none" style:punctuation-wrap="simple">
        <style:tab-stops>
          <style:tab-stop style:position="1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212cm" style:contextual-spacing="false" fo:text-align="justify" style:justify-single-word="false" fo:orphans="0" fo:widows="0" style:text-autospace="none" style:punctuation-wrap="simple">
        <style:tab-stops>
          <style:tab-stop style:position="8.5cm" style:type="center"/>
          <style:tab-stop style:position="17cm" style:type="right"/>
        </style:tab-stops>
      </style:paragraph-properties>
      <style:text-properties style:font-name="Arial1" fo:font-family="Arial" style:font-family-generic="swiss" style:font-pitch="variable" style:font-name-complex="Arial1" style:font-family-complex="Arial" style:font-family-generic-complex="swiss" style:font-pitch-complex="variable" style:font-size-complex="10pt"/>
    </style:style>
    <style:style style:name="Footer" style:family="paragraph" style:parent-style-name="Standard" style:class="extra">
      <style:paragraph-properties fo:margin-top="0cm" fo:margin-bottom="0.212cm" style:contextual-spacing="false" fo:text-align="center" style:justify-single-word="false" fo:orphans="0" fo:widows="0" fo:padding-left="0cm" fo:padding-right="0cm" fo:padding-top="0.035cm" fo:padding-bottom="0cm" fo:border-left="none" fo:border-right="none" fo:border-top="0.51pt solid #000000" fo:border-bottom="none" style:text-autospace="none" style:punctuation-wrap="simple"/>
      <style:text-properties style:font-name="Arial1" fo:font-family="Arial" style:font-family-generic="swiss" style:font-pitch="variable" fo:font-size="9pt" style:font-size-asian="9pt" style:font-name-complex="Arial1" style:font-family-complex="Arial" style:font-family-generic-complex="swiss" style:font-pitch-complex="variable" style:font-size-complex="10pt"/>
    </style:style>
    <style:style style:name="Title" style:family="paragraph" style:parent-style-name="Normal" style:next-style-name="Normal" style:class="chapter" style:master-page-name="">
      <style:paragraph-properties fo:margin-top="0cm" fo:margin-bottom="0cm" style:contextual-spacing="false" fo:hyphenation-ladder-count="no-limit" style:page-number="auto"/>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loext:hyphenation-no-caps="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Standard" style:class="text">
      <style:paragraph-properties fo:margin-left="0cm" fo:margin-right="0cm" fo:margin-top="0.194cm" fo:margin-bottom="0cm" style:contextual-spacing="false" fo:line-height="150%" fo:text-align="justify" style:justify-single-word="false" fo:text-indent="0.751cm" style:auto-text-indent="false" style:snap-to-layout-grid="false"/>
      <style:text-properties style:font-size-complex="10pt"/>
    </style:style>
    <style:style style:name="Textkörper_20_21" style:display-name="Textkörper 21" style:family="paragraph" style:parent-style-name="Standard">
      <style:paragraph-properties>
        <style:tab-stops>
          <style:tab-stop style:position="0.751cm"/>
        </style:tab-stops>
      </style:paragraph-propertie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Textkörper_20_31" style:display-name="Textkörper 31" style:family="paragraph" style:parent-style-name="Standard">
      <style:paragraph-properties fo:margin-top="0cm" fo:margin-bottom="0.212cm" style:contextual-spacing="false" fo:text-align="justify" style:justify-single-word="false" fo:orphans="0" fo:widows="0" style:text-autospace="none" style:punctuation-wrap="simple"/>
      <style:text-properties style:font-name="Arial1" fo:font-family="Arial" style:font-family-generic="swiss" style:font-pitch="variable" fo:font-size="9pt" style:font-size-asian="9pt" style:font-name-complex="Arial1" style:font-family-complex="Arial" style:font-family-generic-complex="swiss" style:font-pitch-complex="variable" style:font-size-complex="9pt"/>
    </style:style>
    <style:style style:name="Textkörper-Einzug_20_21" style:display-name="Textkörper-Einzug 21" style:family="paragraph" style:parent-style-name="Standard">
      <style:paragraph-properties fo:margin-left="0.635cm" fo:margin-right="0cm" fo:line-height="150%"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9pt"/>
    </style:style>
    <style:style style:name="CPV_5f_C" style:display-name="CPV_C" style:family="paragraph">
      <style:paragraph-properties fo:margin-top="0.459cm" fo:margin-bottom="0.15cm" style:contextual-spacing="false" style:line-height-at-least="0.044cm" fo:text-align="center" style:justify-single-word="false" fo:orphans="0" fo:widows="0" fo:hyphenation-ladder-count="no-limit" style:text-autospace="none">
        <style:tab-stops>
          <style:tab-stop style:position="0cm"/>
          <style:tab-stop style:position="2.2cm"/>
          <style:tab-stop style:position="7.001cm"/>
          <style:tab-stop style:position="7.5cm"/>
          <style:tab-stop style:position="20.001cm"/>
          <style:tab-stop style:position="49.999cm"/>
        </style:tab-stops>
      </style:paragraph-properties>
      <style:text-properties style:use-window-font-color="true" loext:opacity="0%" style:font-name="ItcCenturyLight" fo:font-family="ItcCenturyLight, 'Times New Roman'" fo:font-size="10pt" fo:language="it" fo:country="IT" style:font-name-asian="Times New Roman" style:font-family-asian="'Times New Roman'" style:font-family-generic-asian="roman" style:font-pitch-asian="variable" style:font-size-asian="10pt" style:font-name-complex="ItcCenturyLight" style:font-family-complex="ItcCenturyLight, 'Times New Roman'" style:font-size-complex="10pt" style:language-complex="ar" style:country-complex="SA" fo:hyphenate="false" fo:hyphenation-remain-char-count="2" fo:hyphenation-push-char-count="2" loext:hyphenation-no-caps="false"/>
    </style:style>
    <style:style style:name="CPV_5f_Ccvo" style:display-name="CPV_Ccvo" style:family="paragraph">
      <style:paragraph-properties fo:margin-top="0.459cm" fo:margin-bottom="0.15cm" style:contextual-spacing="false" style:line-height-at-least="0.044cm" fo:text-align="center" style:justify-single-word="false" fo:orphans="0" fo:widows="0" fo:hyphenation-ladder-count="no-limit" style:text-autospace="none">
        <style:tab-stops>
          <style:tab-stop style:position="0cm"/>
          <style:tab-stop style:position="2.2cm"/>
          <style:tab-stop style:position="7.001cm"/>
          <style:tab-stop style:position="7.5cm"/>
          <style:tab-stop style:position="20.001cm"/>
          <style:tab-stop style:position="49.999cm"/>
        </style:tab-stops>
      </style:paragraph-properties>
      <style:text-properties style:use-window-font-color="true" loext:opacity="0%" style:font-name="ItcCenturyLight" fo:font-family="ItcCenturyLight, 'Times New Roman'" fo:font-size="10pt" fo:language="it" fo:country="IT" fo:font-style="italic" style:font-name-asian="Times New Roman" style:font-family-asian="'Times New Roman'" style:font-family-generic-asian="roman" style:font-pitch-asian="variable" style:font-size-asian="10pt" style:font-style-asian="italic" style:font-name-complex="ItcCenturyLight" style:font-family-complex="ItcCenturyLight, 'Times New Roman'" style:font-size-complex="10pt" style:language-complex="ar" style:country-complex="SA" style:font-style-complex="italic" fo:hyphenate="false" fo:hyphenation-remain-char-count="2" fo:hyphenation-push-char-count="2" loext:hyphenation-no-caps="false"/>
    </style:style>
    <style:style style:name="LIV2" style:family="paragraph">
      <style:paragraph-properties fo:margin-top="0.783cm" fo:margin-bottom="0.302cm" style:contextual-spacing="false" style:line-height-at-least="0.021cm" fo:text-align="justify" style:justify-single-word="false" fo:orphans="0" fo:widows="0" fo:hyphenation-ladder-count="no-limit" style:text-autospace="none">
        <style:tab-stops>
          <style:tab-stop style:position="0cm"/>
          <style:tab-stop style:position="2.501cm"/>
          <style:tab-stop style:position="5.001cm"/>
          <style:tab-stop style:position="7.5cm"/>
        </style:tab-stops>
      </style:paragraph-properties>
      <style:text-properties style:use-window-font-color="true" loext:opacity="0%" style:font-name="UniversExBlkExt" fo:font-family="UniversExBlkExt" style:font-family-generic="swiss" fo:font-size="8pt" fo:language="it" fo:country="IT" fo:font-weight="bold" style:font-name-asian="Times New Roman" style:font-family-asian="'Times New Roman'" style:font-family-generic-asian="roman" style:font-pitch-asian="variable" style:font-size-asian="8pt" style:font-weight-asian="bold" style:font-name-complex="UniversExBlkExt" style:font-family-complex="UniversExBlkExt" style:font-family-generic-complex="swiss" style:font-size-complex="8pt" style:language-complex="ar" style:country-complex="SA" style:font-weight-complex="bold" fo:hyphenate="false" fo:hyphenation-remain-char-count="2" fo:hyphenation-push-char-count="2" loext:hyphenation-no-caps="false"/>
    </style:style>
    <style:style style:name="cpv" style:family="paragraph">
      <style:paragraph-properties fo:margin-top="0.309cm" fo:margin-bottom="0cm" style:contextual-spacing="false" style:line-height-at-least="0.044cm" fo:text-align="justify" style:justify-single-word="false" fo:orphans="0" fo:widows="0" fo:hyphenation-ladder-count="no-limit" style:text-autospace="none">
        <style:tab-stops>
          <style:tab-stop style:position="0cm"/>
          <style:tab-stop style:position="2.501cm"/>
          <style:tab-stop style:position="5.001cm"/>
          <style:tab-stop style:position="7.5cm"/>
        </style:tab-stops>
      </style:paragraph-properties>
      <style:text-properties style:use-window-font-color="true" loext:opacity="0%" style:font-name="ItcCenturyLight" fo:font-family="ItcCenturyLight, 'Times New Roman'" fo:font-size="10pt" fo:language="it" fo:country="IT" style:font-name-asian="Times New Roman" style:font-family-asian="'Times New Roman'" style:font-family-generic-asian="roman" style:font-pitch-asian="variable" style:font-size-asian="10pt" style:font-name-complex="ItcCenturyLight" style:font-family-complex="ItcCenturyLight, 'Times New Roman'" style:font-size-complex="10pt" style:language-complex="ar" style:country-complex="SA" fo:hyphenate="false" fo:hyphenation-remain-char-count="2" fo:hyphenation-push-char-count="2" loext:hyphenation-no-caps="false"/>
    </style:style>
    <style:style style:name="liv1_5f_unita" style:display-name="liv1_unita" style:family="paragraph">
      <style:paragraph-properties fo:margin-left="0.827cm" fo:margin-right="0cm" fo:margin-top="0.863cm" fo:margin-bottom="0.15cm" style:contextual-spacing="false" style:line-height-at-least="0.021cm" fo:text-align="justify" style:justify-single-word="false" fo:orphans="0" fo:widows="0" fo:hyphenation-ladder-count="no-limit" fo:text-indent="-0.827cm" style:auto-text-indent="false" style:text-autospace="none">
        <style:tab-stops>
          <style:tab-stop style:position="0.827cm"/>
          <style:tab-stop style:position="3.328cm"/>
          <style:tab-stop style:position="5.828cm"/>
          <style:tab-stop style:position="8.327cm"/>
        </style:tab-stops>
      </style:paragraph-properties>
      <style:text-properties style:use-window-font-color="true" loext:opacity="0%" style:font-name="UniversExBlkExt" fo:font-family="UniversExBlkExt" style:font-family-generic="swiss" fo:font-size="8pt" fo:language="it" fo:country="IT" fo:font-weight="bold" style:font-name-asian="Times New Roman" style:font-family-asian="'Times New Roman'" style:font-family-generic-asian="roman" style:font-pitch-asian="variable" style:font-size-asian="8pt" style:font-weight-asian="bold" style:font-name-complex="UniversExBlkExt" style:font-family-complex="UniversExBlkExt" style:font-family-generic-complex="swiss" style:font-size-complex="8pt" style:language-complex="ar" style:country-complex="SA" style:font-weight-complex="bold" fo:hyphenate="false" fo:hyphenation-remain-char-count="2" fo:hyphenation-push-char-count="2" loext:hyphenation-no-caps="false"/>
    </style:style>
    <style:style style:name="sottocpv1" style:family="paragraph">
      <style:paragraph-properties fo:margin-left="0.601cm" fo:margin-right="0cm" fo:margin-top="0.309cm" fo:margin-bottom="0cm" style:contextual-spacing="false" style:line-height-at-least="0.044cm" fo:text-align="justify" style:justify-single-word="false" fo:orphans="0" fo:widows="0" fo:hyphenation-ladder-count="no-limit" fo:text-indent="-0.601cm" style:auto-text-indent="false" style:text-autospace="none">
        <style:tab-stops>
          <style:tab-stop style:position="0.601cm"/>
          <style:tab-stop style:position="3.103cm"/>
          <style:tab-stop style:position="5.602cm"/>
          <style:tab-stop style:position="8.102cm"/>
        </style:tab-stops>
      </style:paragraph-properties>
      <style:text-properties style:use-window-font-color="true" loext:opacity="0%" style:font-name="ItcCenturyLight" fo:font-family="ItcCenturyLight, 'Times New Roman'" fo:font-size="10pt" fo:language="it" fo:country="IT" style:font-name-asian="Times New Roman" style:font-family-asian="'Times New Roman'" style:font-family-generic-asian="roman" style:font-pitch-asian="variable" style:font-size-asian="10pt" style:font-name-complex="ItcCenturyLight" style:font-family-complex="ItcCenturyLight, 'Times New Roman'" style:font-size-complex="10pt" style:language-complex="ar" style:country-complex="SA" fo:hyphenate="false" fo:hyphenation-remain-char-count="2" fo:hyphenation-push-char-count="2" loext:hyphenation-no-caps="false"/>
    </style:style>
    <style:style style:name="Body_20_Text_20_21" style:display-name="Body Text 21" style:family="paragraph" style:parent-style-name="Standard">
      <style:paragraph-properties fo:margin-top="0cm" fo:margin-bottom="0.212cm" style:contextual-spacing="false" fo:text-align="justify" style:justify-single-word="false" fo:orphans="0" fo:widows="0" style:text-autospace="none" style:punctuation-wrap="simple"/>
      <style:text-properties style:font-name="Arial1" fo:font-family="Arial" style:font-family-generic="swiss" style:font-pitch="variable" fo:font-style="italic" fo:font-weight="bold" style:font-style-asian="italic" style:font-weight-asian="bold" style:font-name-complex="Arial1" style:font-family-complex="Arial" style:font-family-generic-complex="swiss" style:font-pitch-complex="variable" style:font-size-complex="10pt"/>
    </style:style>
    <style:style style:name="tabella" style:family="paragraph" style:parent-style-name="Heading_20_3" style:default-outline-level="" style:list-style-name="">
      <style:paragraph-properties fo:margin-left="0cm" fo:margin-right="0cm" fo:margin-top="0cm" fo:margin-bottom="0cm" style:contextual-spacing="false" fo:orphans="2" fo:widows="2" fo:text-indent="0cm" style:auto-text-indent="false" fo:keep-with-next="always" style:text-autospace="ideograph-alpha" style:punctuation-wrap="hanging"/>
      <style:text-properties fo:font-size="9pt" fo:font-style="normal" fo:font-weight="normal" style:font-size-asian="9pt" style:font-style-asian="normal" style:font-weight-asian="normal" style:font-size-complex="9pt"/>
    </style:style>
    <style:style style:name="tit2-circ" style:family="paragraph" style:parent-style-name="Standard">
      <style:paragraph-properties fo:margin-left="0cm" fo:margin-right="0.191cm" fo:margin-top="0.635cm" fo:margin-bottom="0.176cm" style:contextual-spacing="false" fo:text-align="justify" style:justify-single-word="false" fo:text-indent="0cm" style:auto-text-indent="false" fo:keep-with-next="always"/>
      <style:text-properties fo:text-transform="uppercase" style:font-name="Futura" fo:font-family="Futura, 'Lucida Sans Unicode'" style:font-family-generic="swiss" style:font-pitch="variable" fo:font-size="10pt" fo:font-weight="bold" style:font-size-asian="10pt" style:font-weight-asian="bold" style:font-name-complex="Futura" style:font-family-complex="Futura, 'Lucida Sans Unicode'" style:font-family-generic-complex="swiss" style:font-pitch-complex="variable" style:font-size-complex="10pt"/>
    </style:style>
    <style:style style:name="Dokumentstruktur1"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mmentartext1" style:family="paragraph" style:parent-style-name="Standard">
      <style:text-properties fo:font-size="10pt" style:font-size-asian="10pt" style:font-size-complex="10pt"/>
    </style:style>
    <style:style style:name="Comment_20_Subject" style:display-name="Comment Subject" style:family="paragraph" style:parent-style-name="Kommentartext1" style:next-style-name="Kommentartext1">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_20__28_Web_29_" style:display-name="Normal (Web)" style:family="paragraph" style:parent-style-name="Standard">
      <style:paragraph-properties fo:margin-top="0.176cm" fo:margin-bottom="0.176cm" style:contextual-spacing="false"/>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text:number-lines="false" text:line-number="0"/>
      <style:text-properties fo:font-size="10pt"/>
    </style:style>
    <style:style style:name="provv_5f_r0" style:display-name="provv_r0" style:family="paragraph" style:parent-style-name="Standard">
      <style:paragraph-properties fo:margin-top="0.176cm" fo:margin-bottom="0.176cm" style:contextual-spacing="false"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Body_20_Text_20_2" style:display-name="WW-Body Text 2" style:family="paragraph" style:parent-style-name="Standard">
      <style:paragraph-properties fo:margin-top="0cm" fo:margin-bottom="0.212cm" style:contextual-spacing="false" fo:text-align="justify" style:justify-single-word="false" fo:orphans="0" fo:widows="0" fo:hyphenation-ladder-count="no-limit" style:text-autospace="none" style:punctuation-wrap="simple" style:vertical-align="baseline"/>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size-complex="10pt" fo:hyphenate="true" fo:hyphenation-remain-char-count="2" fo:hyphenation-push-char-count="2" loext:hyphenation-no-caps="false"/>
    </style:style>
    <style:style style:name="western" style:family="paragraph" style:parent-style-name="Standard">
      <style:paragraph-properties fo:margin-top="0.176cm" fo:margin-bottom="0cm" style:contextual-spacing="false" fo:text-align="justify" style:justify-single-word="false" fo:hyphenation-ladder-count="no-limit"/>
      <style:text-properties style:font-name="Arial1" fo:font-family="Arial" style:font-family-generic="swiss" style:font-pitch="variable" fo:font-size="10pt" fo:language="de" fo:country="DE" style:font-name-asian="Arial Unicode MS" style:font-family-asian="'Arial Unicode MS'" style:font-family-generic-asian="swiss" style:font-pitch-asian="variable" style:font-size-asian="10pt" style:font-name-complex="Arial1" style:font-family-complex="Arial" style:font-family-generic-complex="swiss" style:font-pitch-complex="variable" style:font-size-complex="10pt" fo:hyphenate="true" fo:hyphenation-remain-char-count="2" fo:hyphenation-push-char-count="2" loext:hyphenation-no-caps="false"/>
    </style:style>
    <style:style style:name="ÜberschriftUnterstrichen" style:family="paragraph" style:parent-style-name="Standard">
      <style:paragraph-properties fo:margin-top="0.635cm" fo:margin-bottom="0.212cm" style:contextual-spacing="false" style:snap-to-layout-grid="false"/>
      <style:text-properties style:font-name="Arial1" fo:font-family="Arial" style:font-family-generic="swiss" style:font-pitch="variable" fo:font-size="11pt" fo:language="de" fo:country="DE" style:text-underline-style="solid" style:text-underline-width="auto" style:text-underline-color="font-color" fo:font-weight="bold" style:font-size-asian="10pt" style:font-weight-asian="bold" style:font-name-complex="Arial1" style:font-family-complex="Arial" style:font-family-generic-complex="swiss" style:font-pitch-complex="variable" style:language-complex="ar" style:country-complex="SA"/>
    </style:style>
    <style:style style:name="standardfett" style:family="paragraph" style:parent-style-name="cpv">
      <style:paragraph-properties fo:margin-left="0.199cm" fo:margin-right="0.199cm" fo:margin-top="0cm" fo:margin-bottom="0cm" style:contextual-spacing="false" fo:line-height="150%" fo:text-align="start" style:justify-single-word="false" fo:orphans="2" fo:widows="2" fo:text-indent="0cm" style:auto-text-indent="false"/>
      <style:text-properties style:font-name="Arial1" fo:font-family="Arial" style:font-family-generic="swiss" style:font-pitch="variable" fo:font-size="11pt" fo:language="de" fo:country="DE" fo:font-weight="bold" style:font-size-asian="11pt" style:font-weight-asian="bold" style:font-name-complex="Arial1" style:font-family-complex="Arial" style:font-family-generic-complex="swiss" style:font-pitch-complex="variable" style:font-size-complex="11pt" style:language-complex="ar" style:country-complex="SA"/>
    </style:style>
    <style:style style:name="ÜberschriftSchatten" style:family="paragraph" style:parent-style-name="Heading_20_1" style:default-outline-level="" style:list-style-name="">
      <loext:graphic-properties draw:fill="solid" draw:fill-color="#ffffff" draw:opacity="100%"/>
      <style:paragraph-properties fo:margin-top="0.847cm" fo:margin-bottom="0.212cm" style:contextual-spacing="false" fo:background-color="#ffffff" fo:padding-left="0.141cm" fo:padding-right="0.141cm" fo:padding-top="0.035cm" fo:padding-bottom="0.035cm" fo:border="0.51pt solid #000000" style:shadow="#000000 0.159cm 0.159cm" style:snap-to-layout-grid="false">
        <style:tab-stops>
          <style:tab-stop style:position="0cm"/>
          <style:tab-stop style:position="0.762cm"/>
        </style:tab-stops>
      </style:paragraph-properties>
      <style:text-properties fo:font-size="12pt" fo:language="de" fo:country="DE" fo:font-style="normal" style:font-size-asian="12pt" style:font-style-asian="normal"/>
    </style:style>
    <style:style style:name="DocumentMap" style:family="paragraph">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de" fo:country="DE" style:font-name-asian="Cambria Math" style:font-family-asian="'Cambria Math'"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paragraph-properties fo:margin-left="0.501cm" fo:margin-right="0.501cm" fo:text-align="justify" style:justify-single-word="false" fo:orphans="2" fo:widows="2" fo:hyphenation-ladder-count="no-limit" fo:text-indent="0cm" style:auto-text-indent="false" style:vertical-align="auto"/>
      <style:text-properties style:font-name="Arial" fo:font-family="Arial" style:font-style-name="Standard" style:font-family-generic="swiss" style:font-pitch="variable" fo:font-size="10pt" fo:language="it" fo:country="IT"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ormal_20_Table" style:display-name="Normal Table" style:family="paragraph">
      <style:paragraph-properties fo:text-align="start" style:justify-single-word="false" fo:orphans="2" fo:widows="2" style:vertical-align="auto"/>
      <style:text-properties style:font-name="Arial2" fo:font-family="Arial" style:font-family-generic="roman" style:font-pitch="variable" fo:font-size="12pt" fo:language="it" fo:country="IT" style:letter-kerning="true" style:font-name-asian="SimSun" style:font-family-asian="SimSu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language-complex="ar" style:country-complex="SA"/>
    </style:style>
    <style:style style:name="Standard1" style:family="paragraph">
      <style:paragraph-properties fo:margin-left="0cm" fo:margin-right="0.101cm" fo:margin-top="0.3cm" fo:margin-bottom="0cm" style:contextual-spacing="false" style:line-height-at-least="0.041cm" fo:text-align="justify" style:justify-single-word="false" fo:orphans="2" fo:widows="2" fo:text-indent="0cm" style:auto-text-indent="false" style:vertical-align="baseline"/>
      <style:text-properties style:font-name="Arial2" fo:font-family="Arial" style:font-family-generic="roman" style:font-pitch="variable" fo:font-size="12pt" fo:language="it" fo:country="IT" style:letter-kerning="tru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Table_20_Grid" style:display-name="Table Grid" style:family="paragraph" style:parent-style-name="Normal_20_Table">
      <style:paragraph-properties fo:orphans="2" fo:widows="2" style:vertical-align="auto"/>
      <style:text-properties style:language-asian="it" style:country-asian="IT" style:language-complex="ar" style:country-complex="SA"/>
    </style:style>
    <style:style style:name="Normal" style:family="paragraph">
      <style:paragraph-properties fo:hyphenation-ladder-count="no-limit"/>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3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Futura" style:font-family-complex="Futura, 'Lucida Sans Unicode'" style:font-family-generic-complex="swiss" style:font-pitch-complex="variable"/>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Absatz-Standardschriftart3" style:family="text"/>
    <style:style style:name="WW-Absatz-Standardschriftart" style:family="text"/>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Futura" style:font-family-complex="Futura, 'Lucida Sans Unicode'" style:font-family-generic-complex="swiss" style:font-pitch-complex="variable"/>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 style:family="text"/>
    <style:style style:name="Absatz-Standardschriftart2" style:family="text"/>
    <style:style style:name="WW-Absatz-Standardschriftart11"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Futura" style:font-family-complex="Futura, 'Lucida Sans Unicode'" style:font-family-generic-complex="swiss"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Absatz-Standardschriftart1" style:family="text"/>
    <style:style style:name="WW-Absatz-Standardschriftart1111" style:family="text"/>
    <style:style style:name="WW8Num19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Absatz-Standardschriftart11111" style:family="text"/>
    <style:style style:name="WW-Absatz-Standardschriftart111111" style:family="text"/>
    <style:style style:name="WW-Absatz-Standardschriftart1111111" style:family="text"/>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Times New Roman" fo:font-family="'Times New Roman'" style:font-family-generic="roman" style:font-pitch="variable" style:font-name-complex="Courier New" style:font-family-complex="'Courier New'" style:font-family-generic-complex="modern"/>
    </style:style>
    <style:style style:name="WW8Num23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2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fo:font-size="8pt" style:font-size-asian="8pt" style:font-size-complex="8pt"/>
    </style:style>
    <style:style style:name="WW8Num28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Times New Roman" fo:font-family="'Times New Roman'" style:font-family-generic="roman" style:font-pitch="variable" style:font-name-complex="Courier New" style:font-family-complex="'Courier New'" style:font-family-generic-complex="modern"/>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Absatz-Standardschriftart11111111" style:family="text"/>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 style:family="text"/>
    <style:style style:name="WW8Num4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9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9z0" style:family="text">
      <style:text-properties style:font-name="Arial1" fo:font-family="Arial" style:font-family-generic="swiss" style:font-pitch="variable" fo:font-size="22pt" style:font-size-asian="22pt" style:font-name-complex="Arial1" style:font-family-complex="Arial" style:font-family-generic-complex="swiss" style:font-pitch-complex="variable"/>
    </style:style>
    <style:style style:name="WW-Absatz-Standardschriftart1111111111" style:family="text"/>
    <style:style style:name="Fußnotenzeichen1" style:family="text">
      <style:text-properties style:text-position="super 58%"/>
    </style:style>
    <style:style style:name="_20_Carattere_20_Carattere" style:display-name=" Carattere Carattere" style:family="text">
      <style:text-properties style:font-name="Arial1" fo:font-family="Arial" style:font-family-generic="swiss" style:font-pitch="variable" fo:font-size="12pt" style:letter-kerning="true" style:font-size-asian="12pt" style:font-name-complex="Arial1" style:font-family-complex="Arial" style:font-family-generic-complex="swiss" style:font-pitch-complex="variable"/>
    </style:style>
    <style:style style:name="Page_20_Number" style:display-name="Page Number" style:family="text" style:parent-style-name="WW-Absatz-Standardschriftart1111111111"/>
    <style:style style:name="Kommentarzeichen1" style:family="text">
      <style:text-properties fo:font-size="8pt" style:font-size-asian="8pt" style:font-size-complex="8pt"/>
    </style:style>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link_5f_nel_5f_testo" style:display-name="link_nel_testo" style:family="text">
      <style:text-properties fo:font-style="italic" style:font-style-asian="italic" style:font-style-complex="italic"/>
    </style:style>
    <style:style style:name="provv_5f_numcomma" style:display-name="provv_numcomma" style:family="text" style:parent-style-name="WW-Absatz-Standardschriftart1111111111"/>
    <style:style style:name="WW-Fußnotenzeichen" style:family="text">
      <style:text-properties style:text-position="super 58%"/>
    </style:style>
    <style:style style:name="Endnotenzeichen1" style:family="text">
      <style:text-properties style:text-position="super 58%"/>
    </style:style>
    <style:style style:name="WW-Endnotenzeichen" style:family="text"/>
    <style:style style:name="WW-Endnotenzeichen1" style:family="text">
      <style:text-properties style:text-position="super 58%"/>
    </style:style>
    <style:style style:name="Fußnotenzeichen2" style:family="text">
      <style:text-properties style:text-position="super 58%"/>
    </style:style>
    <style:style style:name="Endnotenzeichen2" style:family="text">
      <style:text-properties style:text-position="super 58%"/>
    </style:style>
    <style:style style:name="WW8Num14z2" style:family="text"/>
    <style:style style:name="WW8Num20z3" style:family="text"/>
    <style:style style:name="WW8Num22z3" style:family="text"/>
    <style:style style:name="WW8Num24z2" style:family="text"/>
    <style:style style:name="WW8Num24z3" style:family="text"/>
    <style:style style:name="Drop_5f_20_5f_Caps" style:display-name="Drop_20_Caps" style:family="text"/>
    <style:style style:name="Bullet_5f_20_5f_Symbols" style:display-name="Bullet_20_Symbols" style:family="text">
      <style:text-properties style:use-window-font-color="true" loext:opacity="0%" style:font-name="Arial" fo:font-family="Arial" style:font-style-name="Standard" style:font-family-generic="swiss" style:font-pitch="variable" fo:font-size="11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nnotation_20_reference" style:display-name="annotation reference" style:family="text">
      <style:text-properties fo:font-size="8pt" style:font-size-asian="8pt"/>
    </style:style>
    <style:style style:name="Kommentartext_20_Zchn" style:display-name="Kommentartext Zchn" style:family="text" style:parent-style-name="Default_20_Paragraph_20_Font">
      <style:text-properties style:font-name="Arial2" fo:font-family="Arial" style:font-family-generic="roman" style:font-pitch="variable" fo:language="it" fo:country="IT" style:language-asian="zh" style:country-asian="CN" style:font-name-complex="Times New Roman1"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Aria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bullet text:level="1" text:style-name="WW8Num9z0" style:num-suffix="." text:bullet-char="-">
        <style:list-level-properties/>
        <style:text-properties style:font-name="Times New Roman"/>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list-level-style-number text:level="1" text:style-name="WW8Num10z0" style:num-prefix="" style:num-format="">
        <style:list-level-properties/>
      </text:list-level-style-number>
      <text:list-level-style-number text:level="2" text:style-name="WW8Num10z1" style:num-prefix="o" style:num-format="">
        <style:list-level-properties/>
      </text:list-level-style-number>
      <text:list-level-style-number text:level="3" text:style-name="WW8Num10z0" style:num-prefix="" style:num-format="">
        <style:list-level-properties/>
      </text:list-level-style-number>
      <text:list-level-style-number text:level="4" text:style-name="WW8Num10z3" style:num-prefix="" style:num-format="">
        <style:list-level-properties/>
      </text:list-level-style-number>
      <text:list-level-style-number text:level="5" text:style-name="WW8Num10z1" style:num-prefix="o" style:num-format="">
        <style:list-level-properties/>
      </text:list-level-style-number>
      <text:list-level-style-number text:level="6" text:style-name="WW8Num10z0" style:num-prefix="" style:num-format="">
        <style:list-level-properties/>
      </text:list-level-style-number>
      <text:list-level-style-number text:level="7" text:style-name="WW8Num10z3" style:num-prefix="" style:num-format="">
        <style:list-level-properties/>
      </text:list-level-style-number>
      <text:list-level-style-number text:level="8" text:style-name="WW8Num10z1" style:num-prefix="o" style:num-format="">
        <style:list-level-properties/>
      </text:list-level-style-number>
      <text:list-level-style-number text:level="9" text:style-name="WW8Num10z0" style:num-prefix="" style:num-format="">
        <style:list-level-properties/>
      </text:list-level-style-number>
      <text:list-level-style-number text:level="10" style:num-suffix="." style:num-format="1">
        <style:list-level-properties/>
      </text:list-level-style-number>
    </text:list-style>
    <text:list-style style:name="WW8Num11">
      <text:list-level-style-number text:level="1" text:style-name="WW8Num11z0" style:num-prefix="" style:num-format="">
        <style:list-level-properties/>
      </text:list-level-style-number>
      <text:list-level-style-number text:level="2" text:style-name="WW8Num11z1" style:num-prefix="o" style:num-format="">
        <style:list-level-properties/>
      </text:list-level-style-number>
      <text:list-level-style-number text:level="3" text:style-name="WW8Num11z0" style:num-prefix="" style:num-format="">
        <style:list-level-properties/>
      </text:list-level-style-number>
      <text:list-level-style-number text:level="4" text:style-name="WW8Num11z3" style:num-prefix="" style:num-format="">
        <style:list-level-properties/>
      </text:list-level-style-number>
      <text:list-level-style-number text:level="5" text:style-name="WW8Num11z1" style:num-prefix="o" style:num-format="">
        <style:list-level-properties/>
      </text:list-level-style-number>
      <text:list-level-style-number text:level="6" text:style-name="WW8Num11z0" style:num-prefix="" style:num-format="">
        <style:list-level-properties/>
      </text:list-level-style-number>
      <text:list-level-style-number text:level="7" text:style-name="WW8Num11z3" style:num-prefix="" style:num-format="">
        <style:list-level-properties/>
      </text:list-level-style-number>
      <text:list-level-style-number text:level="8" text:style-name="WW8Num11z1" style:num-prefix="o" style:num-format="">
        <style:list-level-properties/>
      </text:list-level-style-number>
      <text:list-level-style-number text:level="9" text:style-name="WW8Num11z0" style:num-prefix="" style:num-format="">
        <style:list-level-properties/>
      </text:list-level-style-number>
      <text:list-level-style-number text:level="10" style:num-suffix="." style:num-format="1">
        <style:list-level-properties/>
      </text:list-level-style-number>
    </text:list-style>
    <text:list-style style:name="buch2" text:consecutive-numbering="true">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a">
        <style:list-level-properties/>
      </text:list-level-style-number>
      <text:list-level-style-number text:level="4" style:num-suffix=")" style:num-format="a">
        <style:list-level-properties/>
      </text:list-level-style-number>
      <text:list-level-style-number text:level="5" style:num-suffix=")" style:num-format="a">
        <style:list-level-properties/>
      </text:list-level-style-number>
      <text:list-level-style-number text:level="6" style:num-suffix=")" style:num-format="a">
        <style:list-level-properties/>
      </text:list-level-style-number>
      <text:list-level-style-number text:level="7" style:num-suffix=")" style:num-format="a">
        <style:list-level-properties/>
      </text:list-level-style-number>
      <text:list-level-style-number text:level="8" style:num-suffix=")" style:num-format="a">
        <style:list-level-properties/>
      </text:list-level-style-number>
      <text:list-level-style-number text:level="9" style:num-suffix=")" style:num-format="a">
        <style:list-level-properties/>
      </text:list-level-style-number>
      <text:list-level-style-number text:level="10" style:num-suffix=")" style:num-format="a">
        <style:list-level-properties/>
      </text:list-level-style-number>
    </text:list-style>
    <text:list-style style:name="WW8Num13" text:consecutive-numbering="true">
      <text:list-level-style-number text:level="1" style:num-suffix=")" style:num-format="a" style:num-letter-sync="true">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4" text:consecutive-numbering="true">
      <text:list-level-style-bullet text:level="1" text:style-name="WW8Num14z0" style:num-suffix="." text:bullet-char="­">
        <style:list-level-properties/>
        <style:text-properties fo:font-family="'Courier New'" style:font-family-generic="modern" style:font-pitch="fixed"/>
      </text:list-level-style-bullet>
      <text:list-level-style-bullet text:level="2" text:style-name="WW8Num14z0" style:num-suffix="." text:bullet-char="o">
        <style:list-level-properties/>
        <style:text-properties fo:font-family="'Courier New'" style:font-family-generic="modern" style:font-pitch="fixed"/>
      </text:list-level-style-bullet>
      <text:list-level-style-bullet text:level="3" text:style-name="WW8Num14z2" style:num-suffix="." text:bullet-char="">
        <style:list-level-properties/>
        <style:text-properties style:font-name="Wingdings"/>
      </text:list-level-style-bullet>
      <text:list-level-style-bullet text:level="4" text:style-name="WW8Num14z3" style:num-suffix="." text:bullet-char="">
        <style:list-level-properties/>
        <style:text-properties style:font-name="Symbol"/>
      </text:list-level-style-bullet>
      <text:list-level-style-bullet text:level="5" text:style-name="WW8Num14z0" style:num-suffix="." text:bullet-char="o">
        <style:list-level-properties/>
        <style:text-properties fo:font-family="'Courier New'" style:font-family-generic="modern" style:font-pitch="fixed"/>
      </text:list-level-style-bullet>
      <text:list-level-style-bullet text:level="6" text:style-name="WW8Num14z2" style:num-suffix="." text:bullet-char="">
        <style:list-level-properties/>
        <style:text-properties style:font-name="Wingdings"/>
      </text:list-level-style-bullet>
      <text:list-level-style-bullet text:level="7" text:style-name="WW8Num14z3" style:num-suffix="." text:bullet-char="">
        <style:list-level-properties/>
        <style:text-properties style:font-name="Symbol"/>
      </text:list-level-style-bullet>
      <text:list-level-style-bullet text:level="8" text:style-name="WW8Num14z0" style:num-suffix="." text:bullet-char="o">
        <style:list-level-properties/>
        <style:text-properties fo:font-family="'Courier New'" style:font-family-generic="modern" style:font-pitch="fixed"/>
      </text:list-level-style-bullet>
      <text:list-level-style-bullet text:level="9" text:style-name="WW8Num1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5" text:consecutive-numbering="true">
      <text:list-level-style-bullet text:level="1" text:style-name="WW8Num15z0" style:num-suffix="." text:bullet-char="o">
        <style:list-level-properties/>
        <style:text-properties fo:font-family="'Courier New'" style:font-family-generic="modern" style:font-pitch="fixed"/>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6">
      <text:list-level-style-number text:level="1" style:num-suffix=")" style:num-format="a" style:num-letter-sync="true">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7" text:consecutive-numbering="true">
      <text:list-level-style-number text:level="1" style:num-suffix=")" style:num-format="a" style:num-letter-sync="true" text:start-value="1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Symbol"/>
      </text:list-level-style-bullet>
      <text:list-level-style-bullet text:level="2" text:style-name="WW8Num18z1" style:num-suffix="." text:bullet-char="o">
        <style:list-level-properties/>
        <style:text-properties fo:font-family="'Courier New'" style:font-family-generic="modern" style:font-pitch="fixed"/>
      </text:list-level-style-bullet>
      <text:list-level-style-bullet text:level="3" text:style-name="WW8Num18z2" style:num-suffix="." text:bullet-char="">
        <style:list-level-properties/>
        <style:text-properties style:font-name="Wingdings"/>
      </text:list-level-style-bullet>
      <text:list-level-style-bullet text:level="4" text:style-name="WW8Num18z0" style:num-suffix="." text:bullet-char="">
        <style:list-level-properties/>
        <style:text-properties style:font-name="Symbol"/>
      </text:list-level-style-bullet>
      <text:list-level-style-bullet text:level="5" text:style-name="WW8Num18z1" style:num-suffix="." text:bullet-char="o">
        <style:list-level-properties/>
        <style:text-properties fo:font-family="'Courier New'" style:font-family-generic="modern" style:font-pitch="fixed"/>
      </text:list-level-style-bullet>
      <text:list-level-style-bullet text:level="6" text:style-name="WW8Num18z2" style:num-suffix="." text:bullet-char="">
        <style:list-level-properties/>
        <style:text-properties style:font-name="Wingdings"/>
      </text:list-level-style-bullet>
      <text:list-level-style-bullet text:level="7" text:style-name="WW8Num18z0" style:num-suffix="." text:bullet-char="">
        <style:list-level-properties/>
        <style:text-properties style:font-name="Symbol"/>
      </text:list-level-style-bullet>
      <text:list-level-style-bullet text:level="8" text:style-name="WW8Num18z1" style:num-suffix="." text:bullet-char="o">
        <style:list-level-properties/>
        <style:text-properties fo:font-family="'Courier New'" style:font-family-generic="modern" style:font-pitch="fixed"/>
      </text:list-level-style-bullet>
      <text:list-level-style-bullet text:level="9" text:style-name="WW8Num18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list-level-style-number text:level="1" style:num-suffix=")" style:num-format="a" style:num-letter-sync="true" text:start-value="11">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0" text:consecutive-numbering="true">
      <text:list-level-style-bullet text:level="1" text:style-name="WW8Num20z0" style:num-suffix="." text:bullet-char="">
        <style:list-level-properties/>
        <style:text-properties style:font-name="Wingdings"/>
      </text:list-level-style-bullet>
      <text:list-level-style-bullet text:level="2" text:style-name="WW8Num20z1" style:num-suffix="." text:bullet-char="o">
        <style:list-level-properties/>
        <style:text-properties fo:font-family="'Courier New'" style:font-family-generic="modern" style:font-pitch="fixed"/>
      </text:list-level-style-bullet>
      <text:list-level-style-bullet text:level="3" text:style-name="WW8Num20z0" style:num-suffix="." text:bullet-char="">
        <style:list-level-properties/>
        <style:text-properties style:font-name="Wingdings"/>
      </text:list-level-style-bullet>
      <text:list-level-style-bullet text:level="4" text:style-name="WW8Num20z3" style:num-suffix="." text:bullet-char="">
        <style:list-level-properties/>
        <style:text-properties style:font-name="Symbol"/>
      </text:list-level-style-bullet>
      <text:list-level-style-bullet text:level="5" text:style-name="WW8Num20z1" style:num-suffix="." text:bullet-char="o">
        <style:list-level-properties/>
        <style:text-properties fo:font-family="'Courier New'" style:font-family-generic="modern" style:font-pitch="fixed"/>
      </text:list-level-style-bullet>
      <text:list-level-style-bullet text:level="6" text:style-name="WW8Num20z0" style:num-suffix="." text:bullet-char="">
        <style:list-level-properties/>
        <style:text-properties style:font-name="Wingdings"/>
      </text:list-level-style-bullet>
      <text:list-level-style-bullet text:level="7" text:style-name="WW8Num20z3" style:num-suffix="." text:bullet-char="">
        <style:list-level-properties/>
        <style:text-properties style:font-name="Symbol"/>
      </text:list-level-style-bullet>
      <text:list-level-style-bullet text:level="8" text:style-name="WW8Num20z1" style:num-suffix="." text:bullet-char="o">
        <style:list-level-properties/>
        <style:text-properties fo:font-family="'Courier New'" style:font-family-generic="modern" style:font-pitch="fixed"/>
      </text:list-level-style-bullet>
      <text:list-level-style-bullet text:level="9" text:style-name="WW8Num20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1" text:consecutive-numbering="true">
      <text:list-level-style-number text:level="1" style:num-suffix=")" style:num-format="a" style:num-letter-sync="true">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Wingdings"/>
      </text:list-level-style-bullet>
      <text:list-level-style-bullet text:level="2" text:style-name="WW8Num22z1" style:num-suffix="." text:bullet-char="o">
        <style:list-level-properties/>
        <style:text-properties fo:font-family="'Courier New'" style:font-family-generic="modern" style:font-pitch="fixed"/>
      </text:list-level-style-bullet>
      <text:list-level-style-bullet text:level="3" text:style-name="WW8Num22z0" style:num-suffix="." text:bullet-char="">
        <style:list-level-properties/>
        <style:text-properties style:font-name="Wingdings"/>
      </text:list-level-style-bullet>
      <text:list-level-style-bullet text:level="4" text:style-name="WW8Num22z3" style:num-suffix="." text:bullet-char="">
        <style:list-level-properties/>
        <style:text-properties style:font-name="Symbol"/>
      </text:list-level-style-bullet>
      <text:list-level-style-bullet text:level="5" text:style-name="WW8Num22z1" style:num-suffix="." text:bullet-char="o">
        <style:list-level-properties/>
        <style:text-properties fo:font-family="'Courier New'" style:font-family-generic="modern" style:font-pitch="fixed"/>
      </text:list-level-style-bullet>
      <text:list-level-style-bullet text:level="6" text:style-name="WW8Num22z0" style:num-suffix="." text:bullet-char="">
        <style:list-level-properties/>
        <style:text-properties style:font-name="Wingdings"/>
      </text:list-level-style-bullet>
      <text:list-level-style-bullet text:level="7" text:style-name="WW8Num22z3" style:num-suffix="." text:bullet-char="">
        <style:list-level-properties/>
        <style:text-properties style:font-name="Symbol"/>
      </text:list-level-style-bullet>
      <text:list-level-style-bullet text:level="8" text:style-name="WW8Num22z1" style:num-suffix="." text:bullet-char="o">
        <style:list-level-properties/>
        <style:text-properties fo:font-family="'Courier New'" style:font-family-generic="modern" style:font-pitch="fixed"/>
      </text:list-level-style-bullet>
      <text:list-level-style-bullet text:level="9" text:style-name="WW8Num22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3" text:consecutive-numbering="true">
      <text:list-level-style-number text:level="1" style:num-suffix=")" style:num-format="a" style:num-letter-sync="true" text:start-value="11">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4" text:consecutive-numbering="true">
      <text:list-level-style-bullet text:level="1" text:style-name="WW8Num24z0" style:num-suffix="." text:bullet-char="-">
        <style:list-level-properties/>
        <style:text-properties style:font-name="Times New Roman"/>
      </text:list-level-style-bullet>
      <text:list-level-style-bullet text:level="2" text:style-name="WW8Num24z1" style:num-suffix="." text:bullet-char="o">
        <style:list-level-properties/>
        <style:text-properties fo:font-family="'Courier New'" style:font-family-generic="modern" style:font-pitch="fixed"/>
      </text:list-level-style-bullet>
      <text:list-level-style-bullet text:level="3" text:style-name="WW8Num24z2" style:num-suffix="." text:bullet-char="">
        <style:list-level-properties/>
        <style:text-properties style:font-name="Wingdings"/>
      </text:list-level-style-bullet>
      <text:list-level-style-bullet text:level="4" text:style-name="WW8Num24z3" style:num-suffix="." text:bullet-char="">
        <style:list-level-properties/>
        <style:text-properties style:font-name="Symbol"/>
      </text:list-level-style-bullet>
      <text:list-level-style-bullet text:level="5" text:style-name="WW8Num24z1" style:num-suffix="." text:bullet-char="o">
        <style:list-level-properties/>
        <style:text-properties fo:font-family="'Courier New'" style:font-family-generic="modern" style:font-pitch="fixed"/>
      </text:list-level-style-bullet>
      <text:list-level-style-bullet text:level="6" text:style-name="WW8Num24z2" style:num-suffix="." text:bullet-char="">
        <style:list-level-properties/>
        <style:text-properties style:font-name="Wingdings"/>
      </text:list-level-style-bullet>
      <text:list-level-style-bullet text:level="7" text:style-name="WW8Num24z3" style:num-suffix="." text:bullet-char="">
        <style:list-level-properties/>
        <style:text-properties style:font-name="Symbol"/>
      </text:list-level-style-bullet>
      <text:list-level-style-bullet text:level="8" text:style-name="WW8Num24z1" style:num-suffix="." text:bullet-char="o">
        <style:list-level-properties/>
        <style:text-properties fo:font-family="'Courier New'" style:font-family-generic="modern" style:font-pitch="fixed"/>
      </text:list-level-style-bullet>
      <text:list-level-style-bullet text:level="9" text:style-name="WW8Num24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5" text:consecutive-numbering="true">
      <text:list-level-style-number text:level="1" style:num-suffix=")" style:num-format="a" style:num-letter-sync="true" text:start-value="4">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6">
      <text:list-level-style-number text:level="1" style:num-suffix=")" style:num-format="a" style:num-letter-sync="true">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7">
      <text:list-level-style-number text:level="1" style:num-suffix=")" style:num-format="a" style:num-letter-sync="true" text:start-value="8">
        <style:list-level-properties fo:text-align="center"/>
      </text:list-level-style-number>
      <text:list-level-style-number text:level="2" style:num-suffix=")" style:num-format="a" style:num-letter-sync="true" text:start-value="10">
        <style:list-level-properties fo:text-align="center"/>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8">
      <text:list-level-style-number text:level="1" style:num-suffix=")" style:num-format="a" style:num-letter-sync="true" text:start-value="8">
        <style:list-level-properties fo:text-align="center"/>
      </text:list-level-style-number>
      <text:list-level-style-number text:level="2" style:num-suffix=")" style:num-format="a" style:num-letter-sync="true" text:start-value="8">
        <style:list-level-properties fo:text-align="center"/>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9" text:consecutive-numbering="true">
      <text:list-level-style-number text:level="1" style:num-suffix=")" style:num-format="a" style:num-letter-sync="true" text:start-value="4">
        <style:list-level-properties fo:text-align="center"/>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buch1" text:consecutive-numbering="true">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a">
        <style:list-level-properties/>
      </text:list-level-style-number>
      <text:list-level-style-number text:level="4" style:num-suffix=")" style:num-format="a">
        <style:list-level-properties/>
      </text:list-level-style-number>
      <text:list-level-style-number text:level="5" style:num-suffix=")" style:num-format="a">
        <style:list-level-properties/>
      </text:list-level-style-number>
      <text:list-level-style-number text:level="6" style:num-suffix=")" style:num-format="a">
        <style:list-level-properties/>
      </text:list-level-style-number>
      <text:list-level-style-number text:level="7" style:num-suffix=")" style:num-format="a">
        <style:list-level-properties/>
      </text:list-level-style-number>
      <text:list-level-style-number text:level="8" style:num-suffix=")" style:num-format="a">
        <style:list-level-properties/>
      </text:list-level-style-number>
      <text:list-level-style-number text:level="9" style:num-suffix=")" style:num-format="a">
        <style:list-level-properties/>
      </text:list-level-style-number>
      <text:list-level-style-number text:level="10" style:num-suffix=")" style:num-format="a">
        <style:list-level-properties/>
      </text:list-level-style-number>
    </text:list-style>
    <text:list-style style:name="minus">
      <text:list-level-style-bullet text:level="1" text:style-name="Drop_5f_20_5f_Caps" text:bullet-char="−">
        <style:list-level-properties/>
        <style:text-properties style:font-name="Tahoma1"/>
      </text:list-level-style-bullet>
      <text:list-level-style-bullet text:level="2" text:style-name="Drop_5f_20_5f_Caps" text:bullet-char="−">
        <style:list-level-properties/>
        <style:text-properties style:font-name="Tahoma1"/>
      </text:list-level-style-bullet>
      <text:list-level-style-bullet text:level="3" text:style-name="Drop_5f_20_5f_Caps" text:bullet-char="−">
        <style:list-level-properties/>
        <style:text-properties style:font-name="Tahoma1"/>
      </text:list-level-style-bullet>
      <text:list-level-style-bullet text:level="4" text:style-name="Drop_5f_20_5f_Caps" text:bullet-char="−">
        <style:list-level-properties/>
        <style:text-properties style:font-name="Tahoma1"/>
      </text:list-level-style-bullet>
      <text:list-level-style-bullet text:level="5" text:style-name="Drop_5f_20_5f_Caps" text:bullet-char="−">
        <style:list-level-properties/>
        <style:text-properties style:font-name="Tahoma1"/>
      </text:list-level-style-bullet>
      <text:list-level-style-bullet text:level="6" text:style-name="Drop_5f_20_5f_Caps" text:bullet-char="−">
        <style:list-level-properties/>
        <style:text-properties style:font-name="Tahoma1"/>
      </text:list-level-style-bullet>
      <text:list-level-style-bullet text:level="7" text:style-name="Drop_5f_20_5f_Caps" text:bullet-char="−">
        <style:list-level-properties/>
        <style:text-properties style:font-name="Tahoma1"/>
      </text:list-level-style-bullet>
      <text:list-level-style-bullet text:level="8" text:style-name="Drop_5f_20_5f_Caps" text:bullet-char="−">
        <style:list-level-properties/>
        <style:text-properties style:font-name="Tahoma1"/>
      </text:list-level-style-bullet>
      <text:list-level-style-bullet text:level="9" text:style-name="Drop_5f_20_5f_Caps" text:bullet-char="−">
        <style:list-level-properties/>
        <style:text-properties style:font-name="Tahoma1"/>
      </text:list-level-style-bullet>
      <text:list-level-style-bullet text:level="10" text:style-name="Drop_5f_20_5f_Caps" text:bullet-char="−">
        <style:list-level-properties/>
        <style:text-properties style:font-name="Tahoma1"/>
      </text:list-level-style-bullet>
    </text:list-style>
    <text:list-style style:name="rombus">
      <text:list-level-style-bullet text:level="1" text:style-name="Bullet_5f_20_5f_Symbols" text:bullet-char="">
        <style:list-level-properties/>
        <style:text-properties fo:font-family="StarSymbol" style:font-charset="x-symbol"/>
      </text:list-level-style-bullet>
      <text:list-level-style-bullet text:level="2" text:style-name="Bullet_5f_20_5f_Symbols" text:bullet-char="">
        <style:list-level-properties/>
        <style:text-properties fo:font-family="StarSymbol" style:font-charset="x-symbol"/>
      </text:list-level-style-bullet>
      <text:list-level-style-bullet text:level="3" text:style-name="Bullet_5f_20_5f_Symbols" text:bullet-char="">
        <style:list-level-properties/>
        <style:text-properties fo:font-family="StarSymbol" style:font-charset="x-symbol"/>
      </text:list-level-style-bullet>
      <text:list-level-style-bullet text:level="4" text:style-name="Bullet_5f_20_5f_Symbols" text:bullet-char="">
        <style:list-level-properties/>
        <style:text-properties fo:font-family="StarSymbol" style:font-charset="x-symbol"/>
      </text:list-level-style-bullet>
      <text:list-level-style-bullet text:level="5" text:style-name="Bullet_5f_20_5f_Symbols" text:bullet-char="">
        <style:list-level-properties/>
        <style:text-properties fo:font-family="StarSymbol" style:font-charset="x-symbol"/>
      </text:list-level-style-bullet>
      <text:list-level-style-bullet text:level="6" text:style-name="Bullet_5f_20_5f_Symbols" text:bullet-char="">
        <style:list-level-properties/>
        <style:text-properties fo:font-family="StarSymbol" style:font-charset="x-symbol"/>
      </text:list-level-style-bullet>
      <text:list-level-style-bullet text:level="7" text:style-name="Bullet_5f_20_5f_Symbols" text:bullet-char="">
        <style:list-level-properties/>
        <style:text-properties fo:font-family="StarSymbol" style:font-charset="x-symbol"/>
      </text:list-level-style-bullet>
      <text:list-level-style-bullet text:level="8" text:style-name="Bullet_5f_20_5f_Symbols" text:bullet-char="">
        <style:list-level-properties/>
        <style:text-properties fo:font-family="StarSymbol" style:font-charset="x-symbol"/>
      </text:list-level-style-bullet>
      <text:list-level-style-bullet text:level="9" text:style-name="Bullet_5f_20_5f_Symbols" text:bullet-char="">
        <style:list-level-properties/>
        <style:text-properties fo:font-family="StarSymbol" style:font-charset="x-symbol"/>
      </text:list-level-style-bullet>
      <text:list-level-style-bullet text:level="10" text:style-name="Bullet_5f_20_5f_Symbols" text:bullet-char="">
        <style:list-level-properties/>
        <style:text-properties fo:font-family="StarSymbol" style:font-charset="x-symbol"/>
      </text:list-level-style-bullet>
    </text:list-style>
    <text:list-style style:name="kastl">
      <text:list-level-style-bullet text:level="1" text:style-name="Bullet_20_Symbols" text:bullet-char="➢">
        <style:list-level-properties/>
        <style:text-properties style:font-name="OpenSymbol1"/>
      </text:list-level-style-bullet>
      <text:list-level-style-bullet text:level="2" text:style-name="Bullet_5f_20_5f_Symbols" text:bullet-char="▪">
        <style:list-level-properties/>
        <style:text-properties style:font-name="Tahoma1"/>
      </text:list-level-style-bullet>
      <text:list-level-style-bullet text:level="3" text:style-name="Bullet_5f_20_5f_Symbols" text:bullet-char="▪">
        <style:list-level-properties/>
        <style:text-properties style:font-name="Tahoma1"/>
      </text:list-level-style-bullet>
      <text:list-level-style-bullet text:level="4" text:style-name="Bullet_5f_20_5f_Symbols" text:bullet-char="▪">
        <style:list-level-properties/>
        <style:text-properties style:font-name="Tahoma1"/>
      </text:list-level-style-bullet>
      <text:list-level-style-bullet text:level="5" text:style-name="Bullet_5f_20_5f_Symbols" text:bullet-char="▪">
        <style:list-level-properties/>
        <style:text-properties style:font-name="Tahoma1"/>
      </text:list-level-style-bullet>
      <text:list-level-style-bullet text:level="6" text:style-name="Bullet_5f_20_5f_Symbols" text:bullet-char="▪">
        <style:list-level-properties/>
        <style:text-properties style:font-name="Tahoma1"/>
      </text:list-level-style-bullet>
      <text:list-level-style-bullet text:level="7" text:style-name="Bullet_5f_20_5f_Symbols" text:bullet-char="▪">
        <style:list-level-properties/>
        <style:text-properties style:font-name="Tahoma1"/>
      </text:list-level-style-bullet>
      <text:list-level-style-bullet text:level="8" text:style-name="Bullet_5f_20_5f_Symbols" text:bullet-char="▪">
        <style:list-level-properties/>
        <style:text-properties style:font-name="Tahoma1"/>
      </text:list-level-style-bullet>
      <text:list-level-style-bullet text:level="9" text:style-name="Bullet_5f_20_5f_Symbols" text:bullet-char="▪">
        <style:list-level-properties/>
        <style:text-properties style:font-name="Tahoma1"/>
      </text:list-level-style-bullet>
      <text:list-level-style-bullet text:level="10" text:style-name="Bullet_5f_20_5f_Symbols" text:bullet-char="▪">
        <style:list-level-properties/>
        <style:text-properties style:font-name="Tahoma1"/>
      </text:list-level-style-bullet>
    </text:list-style>
    <text:list-style style:name="kugele">
      <text:list-level-style-bullet text:level="1" text:style-name="Bullet_5f_20_5f_Symbols" text:bullet-char="°">
        <style:list-level-properties/>
        <style:text-properties style:font-name="Tahoma1"/>
      </text:list-level-style-bullet>
      <text:list-level-style-bullet text:level="2" text:style-name="Bullet_5f_20_5f_Symbols" text:bullet-char="°">
        <style:list-level-properties/>
        <style:text-properties style:font-name="Tahoma1"/>
      </text:list-level-style-bullet>
      <text:list-level-style-bullet text:level="3" text:style-name="Bullet_5f_20_5f_Symbols" text:bullet-char="°">
        <style:list-level-properties/>
        <style:text-properties style:font-name="Tahoma1"/>
      </text:list-level-style-bullet>
      <text:list-level-style-bullet text:level="4" text:style-name="Bullet_5f_20_5f_Symbols" text:bullet-char="°">
        <style:list-level-properties/>
        <style:text-properties style:font-name="Tahoma1"/>
      </text:list-level-style-bullet>
      <text:list-level-style-bullet text:level="5" text:style-name="Bullet_5f_20_5f_Symbols" text:bullet-char="°">
        <style:list-level-properties/>
        <style:text-properties style:font-name="Tahoma1"/>
      </text:list-level-style-bullet>
      <text:list-level-style-bullet text:level="6" text:style-name="Bullet_5f_20_5f_Symbols" text:bullet-char="°">
        <style:list-level-properties/>
        <style:text-properties style:font-name="Tahoma1"/>
      </text:list-level-style-bullet>
      <text:list-level-style-bullet text:level="7" text:style-name="Bullet_5f_20_5f_Symbols" text:bullet-char="°">
        <style:list-level-properties/>
        <style:text-properties style:font-name="Tahoma1"/>
      </text:list-level-style-bullet>
      <text:list-level-style-bullet text:level="8" text:style-name="Bullet_5f_20_5f_Symbols" text:bullet-char="°">
        <style:list-level-properties/>
        <style:text-properties style:font-name="Tahoma1"/>
      </text:list-level-style-bullet>
      <text:list-level-style-bullet text:level="9" text:style-name="Bullet_5f_20_5f_Symbols" text:bullet-char="°">
        <style:list-level-properties/>
        <style:text-properties style:font-name="Tahoma1"/>
      </text:list-level-style-bullet>
      <text:list-level-style-bullet text:level="10" text:style-name="Bullet_5f_20_5f_Symbols" text:bullet-char="°">
        <style:list-level-properties/>
        <style:text-properties style:font-name="Tahoma1"/>
      </text:list-level-style-bullet>
    </text:list-style>
    <text:list-style style:name="buchst">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a">
        <style:list-level-properties/>
      </text:list-level-style-number>
      <text:list-level-style-number text:level="4" style:num-suffix=")" style:num-format="a">
        <style:list-level-properties/>
      </text:list-level-style-number>
      <text:list-level-style-number text:level="5" style:num-suffix=")" style:num-format="a">
        <style:list-level-properties/>
      </text:list-level-style-number>
      <text:list-level-style-number text:level="6" style:num-suffix=")" style:num-format="a">
        <style:list-level-properties/>
      </text:list-level-style-number>
      <text:list-level-style-number text:level="7" style:num-suffix=")" style:num-format="a">
        <style:list-level-properties/>
      </text:list-level-style-number>
      <text:list-level-style-number text:level="8" style:num-suffix=")" style:num-format="a">
        <style:list-level-properties/>
      </text:list-level-style-number>
      <text:list-level-style-number text:level="9" style:num-suffix=")" style:num-format="a">
        <style:list-level-properties/>
      </text:list-level-style-number>
      <text:list-level-style-number text:level="10" style:num-suffix=")" style:num-format="a">
        <style:list-level-properties/>
      </text:list-level-style-number>
    </text:list-style>
    <text:list-style style:name="Unbenann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Pfeil">
      <text:list-level-style-bullet text:level="1" text:style-name="Bullet_5f_20_5f_Symbols" text:bullet-char="➢">
        <style:list-level-properties/>
        <style:text-properties fo:font-family="StarSymbol" style:font-charset="x-symbol"/>
      </text:list-level-style-bullet>
      <text:list-level-style-bullet text:level="2" text:style-name="Bullet_5f_20_5f_Symbols" text:bullet-char="➢">
        <style:list-level-properties/>
        <style:text-properties fo:font-family="StarSymbol" style:font-charset="x-symbol"/>
      </text:list-level-style-bullet>
      <text:list-level-style-bullet text:level="3" text:style-name="Bullet_5f_20_5f_Symbols" text:bullet-char="➢">
        <style:list-level-properties/>
        <style:text-properties fo:font-family="StarSymbol" style:font-charset="x-symbol"/>
      </text:list-level-style-bullet>
      <text:list-level-style-bullet text:level="4" text:style-name="Bullet_5f_20_5f_Symbols" text:bullet-char="➢">
        <style:list-level-properties/>
        <style:text-properties fo:font-family="StarSymbol" style:font-charset="x-symbol"/>
      </text:list-level-style-bullet>
      <text:list-level-style-bullet text:level="5" text:style-name="Bullet_5f_20_5f_Symbols" text:bullet-char="➢">
        <style:list-level-properties/>
        <style:text-properties fo:font-family="StarSymbol" style:font-charset="x-symbol"/>
      </text:list-level-style-bullet>
      <text:list-level-style-bullet text:level="6" text:style-name="Bullet_5f_20_5f_Symbols" text:bullet-char="➢">
        <style:list-level-properties/>
        <style:text-properties fo:font-family="StarSymbol" style:font-charset="x-symbol"/>
      </text:list-level-style-bullet>
      <text:list-level-style-bullet text:level="7" text:style-name="Bullet_5f_20_5f_Symbols" text:bullet-char="➢">
        <style:list-level-properties/>
        <style:text-properties fo:font-family="StarSymbol" style:font-charset="x-symbol"/>
      </text:list-level-style-bullet>
      <text:list-level-style-bullet text:level="8" text:style-name="Bullet_5f_20_5f_Symbols" text:bullet-char="➢">
        <style:list-level-properties/>
        <style:text-properties fo:font-family="StarSymbol" style:font-charset="x-symbol"/>
      </text:list-level-style-bullet>
      <text:list-level-style-bullet text:level="9" text:style-name="Bullet_5f_20_5f_Symbols" text:bullet-char="➢">
        <style:list-level-properties/>
        <style:text-properties fo:font-family="StarSymbol" style:font-charset="x-symbol"/>
      </text:list-level-style-bullet>
      <text:list-level-style-bullet text:level="10" text:style-name="Bullet_5f_20_5f_Symbols" text:bullet-char="➢">
        <style:list-level-properties/>
        <style:text-properties fo:font-family="StarSymbol" style:font-charset="x-symbol"/>
      </text:list-level-style-bullet>
    </text:list-style>
    <text:list-style style:name="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number number:decimal-places="0" number:min-decimal-places="0" number:min-integer-digits="3" number:grouping="true"/>
    </number:number-style>
    <number:currency-style style:name="N123P0" style:volatile="true">
      <number:number number:decimal-places="2" number:min-decimal-places="2" number:min-integer-digits="1" number:grouping="true"/>
      <number:text> </number:text>
      <number:currency-symbol number:language="de" number:country="DE">€</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23P0"/>
    </number:currency-style>
    <number:percentage-style style:name="N124">
      <number:number number:decimal-places="2" number:min-decimal-places="2" number:min-integer-digits="1"/>
      <number:text> %</number:text>
    </number:percentage-style>
    <number:currency-style style:name="N10108P0" style:volatile="true" number:language="de" number:country="DE">
      <number:number number:decimal-places="2" number: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Tabelle50" style:family="table">
      <style:table-properties style:width="18.002cm" style:rel-width="100%" fo:margin-left="0cm" table:align="left" style:writing-mode="lr-tb"/>
    </style:style>
    <style:style style:name="Tabelle50.A" style:family="table-column">
      <style:table-column-properties style:column-width="8.989cm" style:rel-column-width="5096*"/>
    </style:style>
    <style:style style:name="Tabelle50.B" style:family="table-column">
      <style:table-column-properties style:column-width="9.013cm" style:rel-column-width="5110*"/>
    </style:style>
    <style:style style:name="Tabelle50.1" style:family="table-row">
      <style:table-row-properties style:min-row-height="0.64cm" fo:keep-together="auto"/>
    </style:style>
    <style:style style:name="Tabelle50.A1"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0.B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elle36" style:family="table">
      <style:table-properties style:width="18.002cm" style:rel-width="100%" table:align="center" style:may-break-between-rows="false" style:writing-mode="lr-tb"/>
    </style:style>
    <style:style style:name="Tabelle36.A" style:family="table-column">
      <style:table-column-properties style:column-width="8.878cm" style:rel-column-width="5033*"/>
    </style:style>
    <style:style style:name="Tabelle36.B" style:family="table-column">
      <style:table-column-properties style:column-width="7.865cm" style:rel-column-width="4459*"/>
    </style:style>
    <style:style style:name="Tabelle36.C" style:family="table-column">
      <style:table-column-properties style:column-width="1.259cm" style:rel-column-width="714*"/>
    </style:style>
    <style:style style:name="Tabelle36.1" style:family="table-row">
      <style:table-row-properties style:min-row-height="1.309cm" fo:keep-together="always"/>
    </style:style>
    <style:style style:name="Tabelle36.A1" style:family="table-cell">
      <style:table-cell-properties style:vertical-align="middle" fo:padding="0.191cm" fo:border-left="0.1pt solid #000000" fo:border-right="none" fo:border-top="0.1pt solid #000000" fo:border-bottom="0.1pt solid #000000" style:writing-mode="lr-tb"/>
    </style:style>
    <style:style style:name="Tabelle36.C1" style:family="table-cell">
      <style:table-cell-properties style:vertical-align="middle" fo:padding="0.191cm" fo:border="0.1pt solid #000000" style:writing-mode="lr-tb"/>
    </style:style>
    <style:style style:name="Tabelle37" style:family="table">
      <style:table-properties style:width="17.48cm" fo:margin-left="-0.24cm" table:align="left" style:writing-mode="lr-tb"/>
    </style:style>
    <style:style style:name="Tabelle37.A" style:family="table-column">
      <style:table-column-properties style:column-width="8.442cm"/>
    </style:style>
    <style:style style:name="Tabelle37.B" style:family="table-column">
      <style:table-column-properties style:column-width="6.75cm"/>
    </style:style>
    <style:style style:name="Tabelle37.C" style:family="table-column">
      <style:table-column-properties style:column-width="2.288cm"/>
    </style:style>
    <style:style style:name="Tabelle37.1" style:family="table-row">
      <style:table-row-properties fo:keep-together="auto"/>
    </style:style>
    <style:style style:name="Tabelle37.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elle37.B1" style:family="table-cell">
      <style:table-cell-properties style:vertical-align="top" fo:padding-left="0.191cm" fo:padding-right="0.191cm" fo:padding-top="0cm" fo:padding-bottom="0cm" fo:border-left="none" fo:border-right="none" fo:border-top="0.1pt solid #000000" fo:border-bottom="0.1pt solid #000000" style:writing-mode="lr-tb"/>
    </style:style>
    <style:style style:name="Tabelle37.C1" style:family="table-cell">
      <style:table-cell-properties style:vertical-align="top" fo:padding-left="0.191cm" fo:padding-right="0.191cm" fo:padding-top="0cm" fo:padding-bottom="0cm" fo:border-left="none" fo:border-right="0.1pt solid #000000" fo:border-top="0.1pt solid #000000" fo:border-bottom="0.1pt solid #000000" style:writing-mode="lr-tb"/>
    </style:style>
    <style:style style:name="MP1" style:family="paragraph" style:parent-style-name="Footer">
      <style:paragraph-properties fo:margin-left="0cm" fo:margin-right="0.635cm" fo:text-align="start" style:justify-single-word="false" fo:text-indent="0cm" style:auto-text-indent="false" fo:padding="0cm" fo:border="none"/>
    </style:style>
    <style:style style:name="MP2" style:family="paragraph" style:parent-style-name="Header">
      <style:text-properties style:font-name="Trebuchet MS" fo:font-size="8pt" fo:font-weight="bold" style:font-size-asian="8pt" style:font-weight-asian="bold" style:font-name-complex="Trebuchet MS" style:font-size-complex="8pt"/>
    </style:style>
    <style:style style:name="MP3" style:family="paragraph" style:parent-style-name="Footer">
      <style:paragraph-properties fo:margin-left="0cm" fo:margin-right="0.635cm" fo:text-indent="0cm" style:auto-text-indent="false" fo:padding="0cm" fo:border="none"/>
    </style:style>
    <style:style style:name="MP4" style:family="paragraph" style:parent-style-name="Header">
      <style:paragraph-properties fo:margin-left="0cm" fo:margin-right="0cm" fo:margin-top="0cm" fo:margin-bottom="0cm" style:contextual-spacing="false" fo:text-align="center" style:justify-single-word="false" fo:text-indent="0cm" style:auto-text-indent="false"/>
      <style:text-properties style:font-name="Arial1" fo:font-size="8pt" fo:language="de" fo:country="DE" fo:font-weight="bold" style:font-size-asian="8pt" style:font-weight-asian="bold" style:font-name-complex="Trebuchet MS" style:font-size-complex="8pt" style:language-complex="ar" style:country-complex="SA"/>
    </style:style>
    <style:style style:name="MP5" style:family="paragraph" style:parent-style-name="Header">
      <style:paragraph-properties fo:margin-left="0cm" fo:margin-right="0cm" fo:margin-top="0cm" fo:margin-bottom="0cm" style:contextual-spacing="false" fo:text-align="center" style:justify-single-word="false" fo:text-indent="0cm" style:auto-text-indent="false"/>
      <style:text-properties style:font-name="Arial1" fo:font-size="8pt" fo:language="de" fo:country="DE" fo:font-weight="bold" officeooo:paragraph-rsid="028bfefe" style:font-size-asian="8pt" style:font-weight-asian="bold" style:font-name-complex="Trebuchet MS" style:font-size-complex="8pt" style:language-complex="ar" style:country-complex="SA"/>
    </style:style>
    <style:style style:name="MP6" style:family="paragraph" style:parent-style-name="Footer">
      <style:paragraph-properties fo:margin-top="0.101cm" fo:margin-bottom="0.101cm" style:contextual-spacing="false" fo:padding="0cm" fo:border="none" style:shadow="none" style:snap-to-layout-grid="false">
        <style:tab-stops>
          <style:tab-stop style:position="0cm"/>
          <style:tab-stop style:position="16cm" style:type="right"/>
        </style:tab-stops>
      </style:paragraph-properties>
      <style:text-properties style:font-name="Arial1" fo:font-size="8pt" fo:language="de" fo:country="DE" officeooo:paragraph-rsid="0293a80d" style:font-size-asian="8pt" style:font-name-complex="Trebuchet MS" style:font-size-complex="8pt"/>
    </style:style>
    <style:style style:name="MP7" style:family="paragraph" style:parent-style-name="Footer">
      <style:paragraph-properties fo:margin-top="0.101cm" fo:margin-bottom="0.101cm" style:contextual-spacing="false" fo:padding="0cm" fo:border="none" style:snap-to-layout-grid="false"/>
      <style:text-properties style:font-name="Arial1" fo:font-size="8pt" officeooo:paragraph-rsid="0293a80d" style:font-size-asian="8pt" style:font-size-complex="8pt"/>
    </style:style>
    <style:style style:name="MP8" style:family="paragraph" style:parent-style-name="Footer">
      <style:paragraph-properties fo:margin-left="0cm" fo:margin-right="0cm" fo:margin-top="0.101cm" fo:margin-bottom="0.101cm" style:contextual-spacing="false" fo:text-indent="0cm" style:auto-text-indent="false" fo:padding="0cm" fo:border="none" style:snap-to-layout-grid="false"/>
    </style:style>
    <style:style style:name="MP9" style:family="paragraph" style:parent-style-name="Footer">
      <style:paragraph-properties style:snap-to-layout-grid="false">
        <style:tab-stops>
          <style:tab-stop style:position="0cm"/>
          <style:tab-stop style:position="16cm" style:type="right"/>
        </style:tab-stops>
      </style:paragraph-properties>
      <style:text-properties style:font-name="Trebuchet MS" fo:font-size="8pt" fo:language="de" fo:country="DE" style:font-size-asian="8pt" style:font-name-complex="Trebuchet MS" style:font-size-complex="8pt"/>
    </style:style>
    <style:style style:name="MP10" style:family="paragraph" style:parent-style-name="Footer">
      <style:paragraph-properties fo:padding="0cm" fo:border="none" style:snap-to-layout-grid="false"/>
      <style:text-properties fo:font-size="8pt" style:font-size-asian="8pt" style:font-size-complex="8pt"/>
    </style:style>
    <style:style style:name="MP11" style:family="paragraph" style:parent-style-name="Footer">
      <style:paragraph-properties fo:margin-left="0cm" fo:margin-right="0.635cm" fo:text-indent="0cm" style:auto-text-indent="false" fo:padding="0cm" fo:border="none" style:snap-to-layout-grid="false"/>
    </style:style>
    <style:style style:name="MP12" style:family="paragraph" style:parent-style-name="Footer">
      <style:paragraph-properties fo:padding="0cm" fo:border="none"/>
      <style:text-properties fo:font-size="8pt" style:font-size-asian="8pt" style:font-size-complex="8pt"/>
    </style:style>
    <style:style style:name="MT1" style:family="text">
      <style:text-properties fo:font-weight="normal" style:font-weight-asian="normal" style:font-weight-complex="normal"/>
    </style:style>
    <style:style style:name="MT2" style:family="text">
      <style:text-properties fo:font-weight="normal" style:font-weight-asian="normal" style:language-complex="ar" style:country-complex="SA" style:font-weight-complex="normal"/>
    </style:style>
    <style:style style:name="MT3" style:family="text">
      <style:text-properties fo:language="de" fo:country="DE" fo:font-weight="normal" style:font-weight-asian="normal" style:font-name-complex="Trebuchet MS" style:language-complex="ar" style:country-complex="SA" style:font-weight-complex="normal"/>
    </style:style>
    <style:style style:name="MT4" style:family="text">
      <style:text-properties style:font-name="Arial1" fo:font-size="8pt" style:font-size-asian="8pt" style:font-size-complex="8pt"/>
    </style:style>
    <style:style style:name="MT5"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flow-with-text="true"/>
    </style:style>
    <style:page-layout style:name="Mpm1">
      <style:page-layout-properties fo:page-width="21.001cm" fo:page-height="29.7cm" style:num-format="1" style:print-orientation="portrait" fo:margin-top="1.27cm" fo:margin-bottom="1.27cm" fo:margin-left="1.499cm" fo:margin-right="1.499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69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9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1.251cm" fo:margin-bottom="1.251cm" fo:margin-left="1.499cm" fo:margin-right="1.499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5">
      <style:page-layout-properties fo:page-width="21.001cm" fo:page-height="29.7cm" style:num-format="1" style:print-orientation="portrait" fo:margin-top="1cm" fo:margin-bottom="1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Erste_20_Konvert_20_1" style:display-name="Erste Konvert 1" style:page-layout-name="Mpm3" draw:style-name="Mdp1" style:next-style-name="meineSeite">
      <style:header>
        <text:p text:style-name="Header"/>
      </style:header>
      <style:footer>
        <text:p text:style-name="Footer"/>
      </style:footer>
    </style:master-page>
    <style:master-page style:name="meineSeite" style:page-layout-name="Mpm4" draw:style-name="Mdp1">
      <style:header>
        <table:table table:name="Tabelle50" table:style-name="Tabelle50">
          <table:table-column table:style-name="Tabelle50.A"/>
          <table:table-column table:style-name="Tabelle50.B"/>
          <table:table-row table:style-name="Tabelle50.1">
            <table:table-cell table:style-name="Tabelle50.A1" office:value-type="string">
              <text:p text:style-name="MP4"><text:text-input text:description="">$ente.nameDE</text:text-input></text:p>
            </table:table-cell>
            <table:table-cell table:style-name="Tabelle50.B1" office:value-type="string">
              <text:p text:style-name="MP5"><text:text-input text:description="">$ente.nameIT</text:text-input></text:p>
            </table:table-cell>
          </table:table-row>
        </table:table>
        <text:p text:style-name="Standard"/>
      </style:header>
      <style:footer>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MP6">Bericht des Rechnungsprüfungsorgans zum Haushaltsvoranschlag <text:span text:style-name="MT1"><text:text-input text:description="">$report.reportYear</text:text-input></text:span><text:span text:style-name="MT1"><text:s/>- </text:span><text:span text:style-name="MT2"><text:text-input text:description="">$report.reportYearPlus2</text:text-input></text:span></text:p>
            </table:table-cell>
            <table:table-cell table:style-name="Tabelle36.A1" office:value-type="string">
              <text:p text:style-name="MP7">Relazione dell’organo di revisione al bilancio di previsione <text:span text:style-name="MT3"><text:text-input text:description="">$report.reportYear</text:text-input></text:span><text:span text:style-name="MT3"><text:s/>- </text:span><text:span text:style-name="MT3"><text:text-input text:description="">$report.reportYearPlus2</text:text-input></text:span></text:p>
            </table:table-cell>
            <table:table-cell table:style-name="Tabelle36.C1" office:value-type="string">
              <text:p text:style-name="MP8"><text:span text:style-name="Page_20_Number"><text:span text:style-name="MT4"><text:page-number text:select-page="current">38</text:page-number></text:span></text:span><text:span text:style-name="Page_20_Number"><text:span text:style-name="MT4">/</text:span></text:span><text:span text:style-name="Page_20_Number"><text:span text:style-name="MT4"><text:page-count style:num-format="1">38</text:page-count></text:span></text:span></text:p>
            </table:table-cell>
          </table:table-row>
        </table:table>
        <text:p text:style-name="MP1"/>
      </style:footer>
    </style:master-page>
    <style:master-page style:name="Erste_20_Konvert_20_2" style:display-name="Erste Konvert 2" style:page-layout-name="Mpm5" draw:style-name="Mdp1" style:next-style-name="Konvert_20_2">
      <style:header>
        <text:p text:style-name="Standard"/>
      </style:header>
      <style:footer>
        <text:p text:style-name="Standard"/>
      </style:footer>
    </style:master-page>
    <style:master-page style:name="Konvert_20_2" style:display-name="Konvert 2" style:page-layout-name="Mpm5" draw:style-name="Mdp1">
      <style:header>
        <text:p text:style-name="MP2">Gemeinde_____________________<text:tab/>Comune____________________</text:p>
      </style:header>
      <style:footer>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MP9"><draw:frame draw:style-name="Mfr1" draw:name="Rahmen1" text:anchor-type="char" svg:x="18.96cm" svg:y="0.002cm" svg:width="0.041cm" svg:height="0.392cm" draw:z-index="0"><draw:text-box><text:p text:style-name="Footer"/></draw:text-box></draw:frame>Bericht des Rechnungsprüfersorgans zum Haushaltsvoranschlag var_Jahr</text:p>
            </table:table-cell>
            <table:table-cell table:style-name="Tabelle37.B1" office:value-type="string">
              <text:p text:style-name="MP10">Relazione dell’organo di revisione al bilancio di previsione var_Jahr</text:p>
            </table:table-cell>
            <table:table-cell table:style-name="Tabelle37.C1" office:value-type="string">
              <text:p text:style-name="MP11"><text:span text:style-name="Page_20_Number"><text:page-number text:select-page="current">0</text:page-number></text:span><text:span text:style-name="Page_20_Number">/</text:span><text:span text:style-name="Page_20_Number"><text:page-count style:num-format="1">38</text:page-count></text:span></text:p>
              <text:p text:style-name="MP12"/>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omune di</dc:title>
    <meta:creation-date>2021-06-08T10:18:45.312000000</meta:creation-date>
    <meta:editing-cycles>337</meta:editing-cycles>
    <meta:editing-duration>P8DT6H9S</meta:editing-duration>
    <meta:generator>LibreOffice/7.0.6.2$Linux_X86_64 LibreOffice_project/00$Build-2</meta:generator>
    <dc:date>2023-01-31T16:42:58.259750353</dc:date>
    <meta:document-statistic meta:table-count="104" meta:image-count="0" meta:object-count="0" meta:page-count="38" meta:paragraph-count="2042" meta:word-count="11364" meta:character-count="79203" meta:non-whitespace-character-count="70257"/>
  </office:meta>
</office:document-meta>
</file>